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2mm"/>
    </style:style>
    <style:style style:name="co2" style:family="table-column">
      <style:table-column-properties fo:break-before="auto" style:column-width="71.31mm"/>
    </style:style>
    <style:style style:name="co3" style:family="table-column">
      <style:table-column-properties fo:break-before="auto" style:column-width="68.93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7.08mm"/>
    </style:style>
    <style:style style:name="co6" style:family="table-column">
      <style:table-column-properties fo:break-before="auto" style:column-width="28.08mm"/>
    </style:style>
    <style:style style:name="co7" style:family="table-column">
      <style:table-column-properties fo:break-before="auto" style:column-width="116.12mm"/>
    </style:style>
    <style:style style:name="co8" style:family="table-column">
      <style:table-column-properties fo:break-before="auto" style:column-width="28.7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preterm vs normal bor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8" table:default-cell-style-name="ce2"/>
        <table:table-column table:style-name="co9" table:number-columns-repeated="1009" table:default-cell-style-name="ce2"/>
        <table:table-row table:style-name="ro1"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Level 3</text:p>
          </table:table-cell>
          <table:table-cell table:style-name="ce1" office:value-type="string" calcext:value-type="string">
            <text:p>Level 4</text:p>
          </table:table-cell>
          <table:table-cell office:value-type="string" calcext:value-type="string">
            <text:p>protein abundance (weight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olor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1</text:p>
          </table:table-cell>
          <table:table-cell office:value-type="float" office:value="15" calcext:value-type="float">
            <text:p>15</text:p>
          </table:table-cell>
          <table:table-cell office:value-type="float" office:value="4.8" calcext:value-type="float">
            <text:p>4.8</text:p>
          </table:table-cell>
          <table:table-cell table:formula="of:=CONCATENATE(&quot;hsla(&quot;; IF([.F2]=1; 50; IF([.F2]&lt;1; 0; 110));&quot;, 80%, &quot;; TEXT(IF([.F2]&lt;1; [.F2]*95; IF([.F2]&gt;1; 95/[.F2];70));&quot;###.##&quot;);&quot;%, 1.0)&quot;)" office:value-type="string" office:string-value="hsla(110, 80%, 19.79%, 1.0)" calcext:value-type="string">
            <text:p>hsla(110, 80%, 19.7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2</text:p>
          </table:table-cell>
          <table:table-cell office:value-type="float" office:value="107" calcext:value-type="float">
            <text:p>107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3]=1; 50; IF([.F3]&lt;1; 0; 110));&quot;, 80%, &quot;; TEXT(IF([.F3]&lt;1; [.F3]*95; IF([.F3]&gt;1; 95/[.F3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3</text:p>
          </table:table-cell>
          <table:table-cell office:value-type="float" office:value="39" calcext:value-type="float">
            <text:p>39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4]=1; 50; IF([.F4]&lt;1; 0; 110));&quot;, 80%, &quot;; TEXT(IF([.F4]&lt;1; [.F4]*95; IF([.F4]&gt;1; 95/[.F4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4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5]=1; 50; IF([.F5]&lt;1; 0; 110));&quot;, 80%, &quot;; TEXT(IF([.F5]&lt;1; [.F5]*95; IF([.F5]&gt;1; 95/[.F5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]=1; 50; IF([.F6]&lt;1; 0; 110));&quot;, 80%, &quot;; TEXT(IF([.F6]&lt;1; [.F6]*95; IF([.F6]&gt;1; 95/[.F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]=1; 50; IF([.F7]&lt;1; 0; 110));&quot;, 80%, &quot;; TEXT(IF([.F7]&lt;1; [.F7]*95; IF([.F7]&gt;1; 95/[.F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7</text:p>
          </table:table-cell>
          <table:table-cell office:value-type="float" office:value="77" calcext:value-type="float">
            <text:p>77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8]=1; 50; IF([.F8]&lt;1; 0; 110));&quot;, 80%, &quot;; TEXT(IF([.F8]&lt;1; [.F8]*95; IF([.F8]&gt;1; 95/[.F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8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9]=1; 50; IF([.F9]&lt;1; 0; 110));&quot;, 80%, &quot;; TEXT(IF([.F9]&lt;1; [.F9]*95; IF([.F9]&gt;1; 95/[.F9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09</text:p>
          </table:table-cell>
          <table:table-cell office:value-type="float" office:value="24" calcext:value-type="float">
            <text:p>24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0]=1; 50; IF([.F10]&lt;1; 0; 110));&quot;, 80%, &quot;; TEXT(IF([.F10]&lt;1; [.F10]*95; IF([.F10]&gt;1; 95/[.F10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Apoptosis</text:p>
          </table:table-cell>
          <table:table-cell table:style-name="ce1" office:value-type="string" calcext:value-type="string">
            <text:p>Gene001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]=1; 50; IF([.F11]&lt;1; 0; 110));&quot;, 80%, &quot;; TEXT(IF([.F11]&lt;1; [.F11]*95; IF([.F11]&gt;1; 95/[.F1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1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]=1; 50; IF([.F12]&lt;1; 0; 110));&quot;, 80%, &quot;; TEXT(IF([.F12]&lt;1; [.F12]*95; IF([.F12]&gt;1; 95/[.F1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2</text:p>
          </table:table-cell>
          <table:table-cell office:value-type="float" office:value="65" calcext:value-type="float">
            <text:p>65</text:p>
          </table:table-cell>
          <table:table-cell office:value-type="float" office:value="0.294117647058823" calcext:value-type="float">
            <text:p>0.29</text:p>
          </table:table-cell>
          <table:table-cell table:formula="of:=CONCATENATE(&quot;hsla(&quot;; IF([.F13]=1; 50; IF([.F13]&lt;1; 0; 110));&quot;, 80%, &quot;; TEXT(IF([.F13]&lt;1; [.F13]*95; IF([.F13]&gt;1; 95/[.F13];70));&quot;###.##&quot;);&quot;%, 1.0)&quot;)" office:value-type="string" office:string-value="hsla(0, 80%, 27.94%, 1.0)" calcext:value-type="string">
            <text:p>hsla(0, 80%, 27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3</text:p>
          </table:table-cell>
          <table:table-cell office:value-type="float" office:value="130" calcext:value-type="float">
            <text:p>130</text:p>
          </table:table-cell>
          <table:table-cell office:value-type="float" office:value="0.4375" calcext:value-type="float">
            <text:p>0.44</text:p>
          </table:table-cell>
          <table:table-cell table:formula="of:=CONCATENATE(&quot;hsla(&quot;; IF([.F14]=1; 50; IF([.F14]&lt;1; 0; 110));&quot;, 80%, &quot;; TEXT(IF([.F14]&lt;1; [.F14]*95; IF([.F14]&gt;1; 95/[.F14];70));&quot;###.##&quot;);&quot;%, 1.0)&quot;)" office:value-type="string" office:string-value="hsla(0, 80%, 41.56%, 1.0)" calcext:value-type="string">
            <text:p>hsla(0, 80%, 41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4</text:p>
          </table:table-cell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5]=1; 50; IF([.F15]&lt;1; 0; 110));&quot;, 80%, &quot;; TEXT(IF([.F15]&lt;1; [.F15]*95; IF([.F15]&gt;1; 95/[.F15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5</text:p>
          </table:table-cell>
          <table:table-cell office:value-type="float" office:value="66" calcext:value-type="float">
            <text:p>66</text:p>
          </table:table-cell>
          <table:table-cell office:value-type="float" office:value="1.13333333333333" calcext:value-type="float">
            <text:p>1.13</text:p>
          </table:table-cell>
          <table:table-cell table:formula="of:=CONCATENATE(&quot;hsla(&quot;; IF([.F16]=1; 50; IF([.F16]&lt;1; 0; 110));&quot;, 80%, &quot;; TEXT(IF([.F16]&lt;1; [.F16]*95; IF([.F16]&gt;1; 95/[.F16];70));&quot;###.##&quot;);&quot;%, 1.0)&quot;)" office:value-type="string" office:string-value="hsla(110, 80%, 83.82%, 1.0)" calcext:value-type="string">
            <text:p>hsla(110, 80%, 83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]=1; 50; IF([.F17]&lt;1; 0; 110));&quot;, 80%, &quot;; TEXT(IF([.F17]&lt;1; [.F17]*95; IF([.F17]&gt;1; 95/[.F1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7</text:p>
          </table:table-cell>
          <table:table-cell office:value-type="float" office:value="6" calcext:value-type="float">
            <text:p>6</text:p>
          </table:table-cell>
          <table:table-cell office:value-type="float" office:value="1.26666666666667" calcext:value-type="float">
            <text:p>1.27</text:p>
          </table:table-cell>
          <table:table-cell table:formula="of:=CONCATENATE(&quot;hsla(&quot;; IF([.F18]=1; 50; IF([.F18]&lt;1; 0; 110));&quot;, 80%, &quot;; TEXT(IF([.F18]&lt;1; [.F18]*95; IF([.F18]&gt;1; 95/[.F18];70));&quot;###.##&quot;);&quot;%, 1.0)&quot;)" office:value-type="string" office:string-value="hsla(110, 80%, 75%, 1.0)" calcext:value-type="string">
            <text:p>hsla(110, 80%, 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8</text:p>
          </table:table-cell>
          <table:table-cell office:value-type="float" office:value="3" calcext:value-type="float">
            <text:p>3</text:p>
          </table:table-cell>
          <table:table-cell office:value-type="float" office:value="1.30769230769231" calcext:value-type="float">
            <text:p>1.31</text:p>
          </table:table-cell>
          <table:table-cell table:formula="of:=CONCATENATE(&quot;hsla(&quot;; IF([.F19]=1; 50; IF([.F19]&lt;1; 0; 110));&quot;, 80%, &quot;; TEXT(IF([.F19]&lt;1; [.F19]*95; IF([.F19]&gt;1; 95/[.F19];70));&quot;###.##&quot;);&quot;%, 1.0)&quot;)" office:value-type="string" office:string-value="hsla(110, 80%, 72.65%, 1.0)" calcext:value-type="string">
            <text:p>hsla(110, 80%, 7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 cycle</text:p>
          </table:table-cell>
          <table:table-cell table:style-name="ce1" office:value-type="string" calcext:value-type="string">
            <text:p>Gene0019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CONCATENATE(&quot;hsla(&quot;; IF([.F20]=1; 50; IF([.F20]&lt;1; 0; 110));&quot;, 80%, &quot;; TEXT(IF([.F20]&lt;1; [.F20]*95; IF([.F20]&gt;1; 95/[.F20];70));&quot;###.##&quot;);&quot;%, 1.0)&quot;)" office:value-type="string" office:string-value="hsla(110, 80%, 54.29%, 1.0)" calcext:value-type="string">
            <text:p>hsla(11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Cellular senescence</text:p>
          </table:table-cell>
          <table:table-cell table:style-name="ce1" office:value-type="string" calcext:value-type="string">
            <text:p>Gene0020</text:p>
          </table:table-cell>
          <table:table-cell office:value-type="float" office:value="33" calcext:value-type="float">
            <text:p>33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21]=1; 50; IF([.F21]&lt;1; 0; 110));&quot;, 80%, &quot;; TEXT(IF([.F21]&lt;1; [.F21]*95; IF([.F21]&gt;1; 95/[.F21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Ferroptosis</text:p>
          </table:table-cell>
          <table:table-cell table:style-name="ce1" office:value-type="string" calcext:value-type="string">
            <text:p>Gene0021</text:p>
          </table:table-cell>
          <table:table-cell office:value-type="float" office:value="13" calcext:value-type="float">
            <text:p>13</text:p>
          </table:table-cell>
          <table:table-cell office:value-type="float" office:value="0.575757575757576" calcext:value-type="float">
            <text:p>0.58</text:p>
          </table:table-cell>
          <table:table-cell table:formula="of:=CONCATENATE(&quot;hsla(&quot;; IF([.F22]=1; 50; IF([.F22]&lt;1; 0; 110));&quot;, 80%, &quot;; TEXT(IF([.F22]&lt;1; [.F22]*95; IF([.F22]&gt;1; 95/[.F22];70));&quot;###.##&quot;);&quot;%, 1.0)&quot;)" office:value-type="string" office:string-value="hsla(0, 80%, 54.7%, 1.0)" calcext:value-type="string">
            <text:p>hsla(0, 80%, 54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Ferroptosis</text:p>
          </table:table-cell>
          <table:table-cell table:style-name="ce1" office:value-type="string" calcext:value-type="string">
            <text:p>Gene0022</text:p>
          </table:table-cell>
          <table:table-cell office:value-type="float" office:value="18" calcext:value-type="float">
            <text:p>18</text:p>
          </table:table-cell>
          <table:table-cell office:value-type="float" office:value="0.764705882352941" calcext:value-type="float">
            <text:p>0.76</text:p>
          </table:table-cell>
          <table:table-cell table:formula="of:=CONCATENATE(&quot;hsla(&quot;; IF([.F23]=1; 50; IF([.F23]&lt;1; 0; 110));&quot;, 80%, &quot;; TEXT(IF([.F23]&lt;1; [.F23]*95; IF([.F23]&gt;1; 95/[.F23];70));&quot;###.##&quot;);&quot;%, 1.0)&quot;)" office:value-type="string" office:string-value="hsla(0, 80%, 72.65%, 1.0)" calcext:value-type="string">
            <text:p>hsla(0, 80%, 7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Ferroptosis</text:p>
          </table:table-cell>
          <table:table-cell table:style-name="ce1" office:value-type="string" calcext:value-type="string">
            <text:p>Gene00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4]=1; 50; IF([.F24]&lt;1; 0; 110));&quot;, 80%, &quot;; TEXT(IF([.F24]&lt;1; [.F24]*95; IF([.F24]&gt;1; 95/[.F2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4</text:p>
          </table:table-cell>
          <table:table-cell office:value-type="float" office:value="4" calcext:value-type="float">
            <text:p>4</text:p>
          </table:table-cell>
          <table:table-cell office:value-type="float" office:value="0.413793103448276" calcext:value-type="float">
            <text:p>0.41</text:p>
          </table:table-cell>
          <table:table-cell table:formula="of:=CONCATENATE(&quot;hsla(&quot;; IF([.F25]=1; 50; IF([.F25]&lt;1; 0; 110));&quot;, 80%, &quot;; TEXT(IF([.F25]&lt;1; [.F25]*95; IF([.F25]&gt;1; 95/[.F25];70));&quot;###.##&quot;);&quot;%, 1.0)&quot;)" office:value-type="string" office:string-value="hsla(0, 80%, 39.31%, 1.0)" calcext:value-type="string">
            <text:p>hsla(0, 80%, 39.3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5</text:p>
          </table:table-cell>
          <table:table-cell office:value-type="float" office:value="32" calcext:value-type="float">
            <text:p>32</text:p>
          </table:table-cell>
          <table:table-cell office:value-type="float" office:value="0.368421052631579" calcext:value-type="float">
            <text:p>0.37</text:p>
          </table:table-cell>
          <table:table-cell table:formula="of:=CONCATENATE(&quot;hsla(&quot;; IF([.F26]=1; 50; IF([.F26]&lt;1; 0; 110));&quot;, 80%, &quot;; TEXT(IF([.F26]&lt;1; [.F26]*95; IF([.F26]&gt;1; 95/[.F26];70));&quot;###.##&quot;);&quot;%, 1.0)&quot;)" office:value-type="string" office:string-value="hsla(0, 80%, 35%, 1.0)" calcext:value-type="string">
            <text:p>hsla(0, 80%, 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7]=1; 50; IF([.F27]&lt;1; 0; 110));&quot;, 80%, &quot;; TEXT(IF([.F27]&lt;1; [.F27]*95; IF([.F27]&gt;1; 95/[.F2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7</text:p>
          </table:table-cell>
          <table:table-cell office:value-type="float" office:value="3" calcext:value-type="float">
            <text:p>3</text:p>
          </table:table-cell>
          <table:table-cell office:value-type="float" office:value="1.85714285714286" calcext:value-type="float">
            <text:p>1.86</text:p>
          </table:table-cell>
          <table:table-cell table:formula="of:=CONCATENATE(&quot;hsla(&quot;; IF([.F28]=1; 50; IF([.F28]&lt;1; 0; 110));&quot;, 80%, &quot;; TEXT(IF([.F28]&lt;1; [.F28]*95; IF([.F28]&gt;1; 95/[.F28];70));&quot;###.##&quot;);&quot;%, 1.0)&quot;)" office:value-type="string" office:string-value="hsla(110, 80%, 51.15%, 1.0)" calcext:value-type="string">
            <text:p>hsla(110, 80%, 51.1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growth and death</text:p>
          </table:table-cell>
          <table:table-cell office:value-type="string" calcext:value-type="string">
            <text:p>Necroptosis</text:p>
          </table:table-cell>
          <table:table-cell table:style-name="ce1" office:value-type="string" calcext:value-type="string">
            <text:p>Gene0028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29]=1; 50; IF([.F29]&lt;1; 0; 110));&quot;, 80%, &quot;; TEXT(IF([.F29]&lt;1; [.F29]*95; IF([.F29]&gt;1; 95/[.F29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29</text:p>
          </table:table-cell>
          <table:table-cell office:value-type="float" office:value="10" calcext:value-type="float">
            <text:p>10</text:p>
          </table:table-cell>
          <table:table-cell office:value-type="float" office:value="0.705882352941176" calcext:value-type="float">
            <text:p>0.71</text:p>
          </table:table-cell>
          <table:table-cell table:formula="of:=CONCATENATE(&quot;hsla(&quot;; IF([.F30]=1; 50; IF([.F30]&lt;1; 0; 110));&quot;, 80%, &quot;; TEXT(IF([.F30]&lt;1; [.F30]*95; IF([.F30]&gt;1; 95/[.F30];70));&quot;###.##&quot;);&quot;%, 1.0)&quot;)" office:value-type="string" office:string-value="hsla(0, 80%, 67.06%, 1.0)" calcext:value-type="string">
            <text:p>hsla(0, 80%, 67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0</text:p>
          </table:table-cell>
          <table:table-cell office:value-type="float" office:value="43" calcext:value-type="float">
            <text:p>43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31]=1; 50; IF([.F31]&lt;1; 0; 110));&quot;, 80%, &quot;; TEXT(IF([.F31]&lt;1; [.F31]*95; IF([.F31]&gt;1; 95/[.F31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1</text:p>
          </table:table-cell>
          <table:table-cell office:value-type="float" office:value="34" calcext:value-type="float">
            <text:p>34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32]=1; 50; IF([.F32]&lt;1; 0; 110));&quot;, 80%, &quot;; TEXT(IF([.F32]&lt;1; [.F32]*95; IF([.F32]&gt;1; 95/[.F32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33]=1; 50; IF([.F33]&lt;1; 0; 110));&quot;, 80%, &quot;; TEXT(IF([.F33]&lt;1; [.F33]*95; IF([.F33]&gt;1; 95/[.F33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4]=1; 50; IF([.F34]&lt;1; 0; 110));&quot;, 80%, &quot;; TEXT(IF([.F34]&lt;1; [.F34]*95; IF([.F34]&gt;1; 95/[.F3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4</text:p>
          </table:table-cell>
          <table:table-cell office:value-type="float" office:value="30" calcext:value-type="float">
            <text:p>30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35]=1; 50; IF([.F35]&lt;1; 0; 110));&quot;, 80%, &quot;; TEXT(IF([.F35]&lt;1; [.F35]*95; IF([.F35]&gt;1; 95/[.F35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6]=1; 50; IF([.F36]&lt;1; 0; 110));&quot;, 80%, &quot;; TEXT(IF([.F36]&lt;1; [.F36]*95; IF([.F36]&gt;1; 95/[.F3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37]=1; 50; IF([.F37]&lt;1; 0; 110));&quot;, 80%, &quot;; TEXT(IF([.F37]&lt;1; [.F37]*95; IF([.F37]&gt;1; 95/[.F37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7</text:p>
          </table:table-cell>
          <table:table-cell office:value-type="float" office:value="18" calcext:value-type="float">
            <text:p>18</text:p>
          </table:table-cell>
          <table:table-cell office:value-type="float" office:value="0.692307692307692" calcext:value-type="float">
            <text:p>0.69</text:p>
          </table:table-cell>
          <table:table-cell table:formula="of:=CONCATENATE(&quot;hsla(&quot;; IF([.F38]=1; 50; IF([.F38]&lt;1; 0; 110));&quot;, 80%, &quot;; TEXT(IF([.F38]&lt;1; [.F38]*95; IF([.F38]&gt;1; 95/[.F38];70));&quot;###.##&quot;);&quot;%, 1.0)&quot;)" office:value-type="string" office:string-value="hsla(0, 80%, 65.77%, 1.0)" calcext:value-type="string">
            <text:p>hsla(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8</text:p>
          </table:table-cell>
          <table:table-cell office:value-type="float" office:value="11" calcext:value-type="float">
            <text:p>11</text:p>
          </table:table-cell>
          <table:table-cell office:value-type="float" office:value="1.64285714285714" calcext:value-type="float">
            <text:p>1.64</text:p>
          </table:table-cell>
          <table:table-cell table:formula="of:=CONCATENATE(&quot;hsla(&quot;; IF([.F39]=1; 50; IF([.F39]&lt;1; 0; 110));&quot;, 80%, &quot;; TEXT(IF([.F39]&lt;1; [.F39]*95; IF([.F39]&gt;1; 95/[.F39];70));&quot;###.##&quot;);&quot;%, 1.0)&quot;)" office:value-type="string" office:string-value="hsla(110, 80%, 57.83%, 1.0)" calcext:value-type="string">
            <text:p>hsla(110, 80%, 57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39</text:p>
          </table:table-cell>
          <table:table-cell office:value-type="float" office:value="29" calcext:value-type="float">
            <text:p>29</text:p>
          </table:table-cell>
          <table:table-cell office:value-type="float" office:value="0.983870967741935" calcext:value-type="float">
            <text:p>0.98</text:p>
          </table:table-cell>
          <table:table-cell table:formula="of:=CONCATENATE(&quot;hsla(&quot;; IF([.F40]=1; 50; IF([.F40]&lt;1; 0; 110));&quot;, 80%, &quot;; TEXT(IF([.F40]&lt;1; [.F40]*95; IF([.F40]&gt;1; 95/[.F40];70));&quot;###.##&quot;);&quot;%, 1.0)&quot;)" office:value-type="string" office:string-value="hsla(0, 80%, 93.47%, 1.0)" calcext:value-type="string">
            <text:p>hsla(0, 80%, 93.4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 motility</text:p>
          </table:table-cell>
          <table:table-cell office:value-type="string" calcext:value-type="string">
            <text:p>Regulation of actin cytoskeleton</text:p>
          </table:table-cell>
          <table:table-cell table:style-name="ce1" office:value-type="string" calcext:value-type="string">
            <text:p>Gene0040</text:p>
          </table:table-cell>
          <table:table-cell office:value-type="float" office:value="64" calcext:value-type="float">
            <text:p>64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41]=1; 50; IF([.F41]&lt;1; 0; 110));&quot;, 80%, &quot;; TEXT(IF([.F41]&lt;1; [.F41]*95; IF([.F41]&gt;1; 95/[.F4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1</text:p>
          </table:table-cell>
          <table:table-cell office:value-type="float" office:value="75" calcext:value-type="float">
            <text:p>75</text:p>
          </table:table-cell>
          <table:table-cell office:value-type="float" office:value="0.641509433962264" calcext:value-type="float">
            <text:p>0.64</text:p>
          </table:table-cell>
          <table:table-cell table:formula="of:=CONCATENATE(&quot;hsla(&quot;; IF([.F42]=1; 50; IF([.F42]&lt;1; 0; 110));&quot;, 80%, &quot;; TEXT(IF([.F42]&lt;1; [.F42]*95; IF([.F42]&gt;1; 95/[.F42];70));&quot;###.##&quot;);&quot;%, 1.0)&quot;)" office:value-type="string" office:string-value="hsla(0, 80%, 60.94%, 1.0)" calcext:value-type="string">
            <text:p>hsla(0, 80%, 60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2</text:p>
          </table:table-cell>
          <table:table-cell office:value-type="float" office:value="37" calcext:value-type="float">
            <text:p>37</text:p>
          </table:table-cell>
          <table:table-cell office:value-type="float" office:value="1.21875" calcext:value-type="float">
            <text:p>1.22</text:p>
          </table:table-cell>
          <table:table-cell table:formula="of:=CONCATENATE(&quot;hsla(&quot;; IF([.F43]=1; 50; IF([.F43]&lt;1; 0; 110));&quot;, 80%, &quot;; TEXT(IF([.F43]&lt;1; [.F43]*95; IF([.F43]&gt;1; 95/[.F43];70));&quot;###.##&quot;);&quot;%, 1.0)&quot;)" office:value-type="string" office:string-value="hsla(110, 80%, 77.95%, 1.0)" calcext:value-type="string">
            <text:p>hsla(110, 80%, 77.9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3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4]=1; 50; IF([.F44]&lt;1; 0; 110));&quot;, 80%, &quot;; TEXT(IF([.F44]&lt;1; [.F44]*95; IF([.F44]&gt;1; 95/[.F4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5]=1; 50; IF([.F45]&lt;1; 0; 110));&quot;, 80%, &quot;; TEXT(IF([.F45]&lt;1; [.F45]*95; IF([.F45]&gt;1; 95/[.F4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5</text:p>
          </table:table-cell>
          <table:table-cell office:value-type="float" office:value="74" calcext:value-type="float">
            <text:p>74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46]=1; 50; IF([.F46]&lt;1; 0; 110));&quot;, 80%, &quot;; TEXT(IF([.F46]&lt;1; [.F46]*95; IF([.F46]&gt;1; 95/[.F46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6</text:p>
          </table:table-cell>
          <table:table-cell office:value-type="float" office:value="55" calcext:value-type="float">
            <text:p>55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47]=1; 50; IF([.F47]&lt;1; 0; 110));&quot;, 80%, &quot;; TEXT(IF([.F47]&lt;1; [.F47]*95; IF([.F47]&gt;1; 95/[.F47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7</text:p>
          </table:table-cell>
          <table:table-cell office:value-type="float" office:value="6" calcext:value-type="float">
            <text:p>6</text:p>
          </table:table-cell>
          <table:table-cell office:value-type="float" office:value="0.294117647058823" calcext:value-type="float">
            <text:p>0.29</text:p>
          </table:table-cell>
          <table:table-cell table:formula="of:=CONCATENATE(&quot;hsla(&quot;; IF([.F48]=1; 50; IF([.F48]&lt;1; 0; 110));&quot;, 80%, &quot;; TEXT(IF([.F48]&lt;1; [.F48]*95; IF([.F48]&gt;1; 95/[.F48];70));&quot;###.##&quot;);&quot;%, 1.0)&quot;)" office:value-type="string" office:string-value="hsla(0, 80%, 27.94%, 1.0)" calcext:value-type="string">
            <text:p>hsla(0, 80%, 27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Adherens junction</text:p>
          </table:table-cell>
          <table:table-cell table:style-name="ce1" office:value-type="string" calcext:value-type="string">
            <text:p>Gene004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9]=1; 50; IF([.F49]&lt;1; 0; 110));&quot;, 80%, &quot;; TEXT(IF([.F49]&lt;1; [.F49]*95; IF([.F49]&gt;1; 95/[.F4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49</text:p>
          </table:table-cell>
          <table:table-cell office:value-type="float" office:value="22" calcext:value-type="float">
            <text:p>22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50]=1; 50; IF([.F50]&lt;1; 0; 110));&quot;, 80%, &quot;; TEXT(IF([.F50]&lt;1; [.F50]*95; IF([.F50]&gt;1; 95/[.F50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0</text:p>
          </table:table-cell>
          <table:table-cell office:value-type="float" office:value="60" calcext:value-type="float">
            <text:p>60</text:p>
          </table:table-cell>
          <table:table-cell office:value-type="float" office:value="1.25581395348837" calcext:value-type="float">
            <text:p>1.26</text:p>
          </table:table-cell>
          <table:table-cell table:formula="of:=CONCATENATE(&quot;hsla(&quot;; IF([.F51]=1; 50; IF([.F51]&lt;1; 0; 110));&quot;, 80%, &quot;; TEXT(IF([.F51]&lt;1; [.F51]*95; IF([.F51]&gt;1; 95/[.F51];70));&quot;###.##&quot;);&quot;%, 1.0)&quot;)" office:value-type="string" office:string-value="hsla(110, 80%, 75.65%, 1.0)" calcext:value-type="string">
            <text:p>hsla(110, 80%, 75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1</text:p>
          </table:table-cell>
          <table:table-cell office:value-type="float" office:value="19" calcext:value-type="float">
            <text:p>19</text:p>
          </table:table-cell>
          <table:table-cell office:value-type="float" office:value="0.722222222222222" calcext:value-type="float">
            <text:p>0.72</text:p>
          </table:table-cell>
          <table:table-cell table:formula="of:=CONCATENATE(&quot;hsla(&quot;; IF([.F52]=1; 50; IF([.F52]&lt;1; 0; 110));&quot;, 80%, &quot;; TEXT(IF([.F52]&lt;1; [.F52]*95; IF([.F52]&gt;1; 95/[.F52];70));&quot;###.##&quot;);&quot;%, 1.0)&quot;)" office:value-type="string" office:string-value="hsla(0, 80%, 68.61%, 1.0)" calcext:value-type="string">
            <text:p>hsla(0, 80%, 68.6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53]=1; 50; IF([.F53]&lt;1; 0; 110));&quot;, 80%, &quot;; TEXT(IF([.F53]&lt;1; [.F53]*95; IF([.F53]&gt;1; 95/[.F5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4]=1; 50; IF([.F54]&lt;1; 0; 110));&quot;, 80%, &quot;; TEXT(IF([.F54]&lt;1; [.F54]*95; IF([.F54]&gt;1; 95/[.F5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4</text:p>
          </table:table-cell>
          <table:table-cell office:value-type="float" office:value="31" calcext:value-type="float">
            <text:p>31</text:p>
          </table:table-cell>
          <table:table-cell office:value-type="float" office:value="0.96551724137931" calcext:value-type="float">
            <text:p>0.97</text:p>
          </table:table-cell>
          <table:table-cell table:formula="of:=CONCATENATE(&quot;hsla(&quot;; IF([.F55]=1; 50; IF([.F55]&lt;1; 0; 110));&quot;, 80%, &quot;; TEXT(IF([.F55]&lt;1; [.F55]*95; IF([.F55]&gt;1; 95/[.F55];70));&quot;###.##&quot;);&quot;%, 1.0)&quot;)" office:value-type="string" office:string-value="hsla(0, 80%, 91.72%, 1.0)" calcext:value-type="string">
            <text:p>hsla(0, 80%, 91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6]=1; 50; IF([.F56]&lt;1; 0; 110));&quot;, 80%, &quot;; TEXT(IF([.F56]&lt;1; [.F56]*95; IF([.F56]&gt;1; 95/[.F5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6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57]=1; 50; IF([.F57]&lt;1; 0; 110));&quot;, 80%, &quot;; TEXT(IF([.F57]&lt;1; [.F57]*95; IF([.F57]&gt;1; 95/[.F57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7</text:p>
          </table:table-cell>
          <table:table-cell office:value-type="float" office:value="42" calcext:value-type="float">
            <text:p>42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58]=1; 50; IF([.F58]&lt;1; 0; 110));&quot;, 80%, &quot;; TEXT(IF([.F58]&lt;1; [.F58]*95; IF([.F58]&gt;1; 95/[.F58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8</text:p>
          </table:table-cell>
          <table:table-cell office:value-type="float" office:value="18" calcext:value-type="float">
            <text:p>18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59]=1; 50; IF([.F59]&lt;1; 0; 110));&quot;, 80%, &quot;; TEXT(IF([.F59]&lt;1; [.F59]*95; IF([.F59]&gt;1; 95/[.F59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Focal adhesion</text:p>
          </table:table-cell>
          <table:table-cell table:style-name="ce1" office:value-type="string" calcext:value-type="string">
            <text:p>Gene00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60]=1; 50; IF([.F60]&lt;1; 0; 110));&quot;, 80%, &quot;; TEXT(IF([.F60]&lt;1; [.F60]*95; IF([.F60]&gt;1; 95/[.F60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0</text:p>
          </table:table-cell>
          <table:table-cell office:value-type="float" office:value="12" calcext:value-type="float">
            <text:p>12</text:p>
          </table:table-cell>
          <table:table-cell office:value-type="float" office:value="1.04918032786885" calcext:value-type="float">
            <text:p>1.05</text:p>
          </table:table-cell>
          <table:table-cell table:formula="of:=CONCATENATE(&quot;hsla(&quot;; IF([.F61]=1; 50; IF([.F61]&lt;1; 0; 110));&quot;, 80%, &quot;; TEXT(IF([.F61]&lt;1; [.F61]*95; IF([.F61]&gt;1; 95/[.F61];70));&quot;###.##&quot;);&quot;%, 1.0)&quot;)" office:value-type="string" office:string-value="hsla(110, 80%, 90.55%, 1.0)" calcext:value-type="string">
            <text:p>hsla(110, 80%, 90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1</text:p>
          </table:table-cell>
          <table:table-cell office:value-type="float" office:value="131" calcext:value-type="float">
            <text:p>131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2]=1; 50; IF([.F62]&lt;1; 0; 110));&quot;, 80%, &quot;; TEXT(IF([.F62]&lt;1; [.F62]*95; IF([.F62]&gt;1; 95/[.F62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2</text:p>
          </table:table-cell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63]=1; 50; IF([.F63]&lt;1; 0; 110));&quot;, 80%, &quot;; TEXT(IF([.F63]&lt;1; [.F63]*95; IF([.F63]&gt;1; 95/[.F63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3</text:p>
          </table:table-cell>
          <table:table-cell office:value-type="float" office:value="3" calcext:value-type="float">
            <text:p>3</text:p>
          </table:table-cell>
          <table:table-cell office:value-type="float" office:value="0.675" calcext:value-type="float">
            <text:p>0.68</text:p>
          </table:table-cell>
          <table:table-cell table:formula="of:=CONCATENATE(&quot;hsla(&quot;; IF([.F64]=1; 50; IF([.F64]&lt;1; 0; 110));&quot;, 80%, &quot;; TEXT(IF([.F64]&lt;1; [.F64]*95; IF([.F64]&gt;1; 95/[.F64];70));&quot;###.##&quot;);&quot;%, 1.0)&quot;)" office:value-type="string" office:string-value="hsla(0, 80%, 64.13%, 1.0)" calcext:value-type="string">
            <text:p>hsla(0, 80%, 64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4</text:p>
          </table:table-cell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65]=1; 50; IF([.F65]&lt;1; 0; 110));&quot;, 80%, &quot;; TEXT(IF([.F65]&lt;1; [.F65]*95; IF([.F65]&gt;1; 95/[.F65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5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66]=1; 50; IF([.F66]&lt;1; 0; 110));&quot;, 80%, &quot;; TEXT(IF([.F66]&lt;1; [.F66]*95; IF([.F66]&gt;1; 95/[.F6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6</text:p>
          </table:table-cell>
          <table:table-cell office:value-type="float" office:value="55" calcext:value-type="float">
            <text:p>55</text:p>
          </table:table-cell>
          <table:table-cell office:value-type="float" office:value="0.451612903225806" calcext:value-type="float">
            <text:p>0.45</text:p>
          </table:table-cell>
          <table:table-cell table:formula="of:=CONCATENATE(&quot;hsla(&quot;; IF([.F67]=1; 50; IF([.F67]&lt;1; 0; 110));&quot;, 80%, &quot;; TEXT(IF([.F67]&lt;1; [.F67]*95; IF([.F67]&gt;1; 95/[.F67];70));&quot;###.##&quot;);&quot;%, 1.0)&quot;)" office:value-type="string" office:string-value="hsla(0, 80%, 42.9%, 1.0)" calcext:value-type="string">
            <text:p>hsla(0, 80%, 42.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7</text:p>
          </table:table-cell>
          <table:table-cell office:value-type="float" office:value="8" calcext:value-type="float">
            <text:p>8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68]=1; 50; IF([.F68]&lt;1; 0; 110));&quot;, 80%, &quot;; TEXT(IF([.F68]&lt;1; [.F68]*95; IF([.F68]&gt;1; 95/[.F6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8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9]=1; 50; IF([.F69]&lt;1; 0; 110));&quot;, 80%, &quot;; TEXT(IF([.F69]&lt;1; [.F69]*95; IF([.F69]&gt;1; 95/[.F69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69</text:p>
          </table:table-cell>
          <table:table-cell office:value-type="float" office:value="103" calcext:value-type="float">
            <text:p>103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70]=1; 50; IF([.F70]&lt;1; 0; 110));&quot;, 80%, &quot;; TEXT(IF([.F70]&lt;1; [.F70]*95; IF([.F70]&gt;1; 95/[.F70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0</text:p>
          </table:table-cell>
          <table:table-cell office:value-type="float" office:value="228" calcext:value-type="float">
            <text:p>228</text:p>
          </table:table-cell>
          <table:table-cell office:value-type="float" office:value="0.928571428571429" calcext:value-type="float">
            <text:p>0.93</text:p>
          </table:table-cell>
          <table:table-cell table:formula="of:=CONCATENATE(&quot;hsla(&quot;; IF([.F71]=1; 50; IF([.F71]&lt;1; 0; 110));&quot;, 80%, &quot;; TEXT(IF([.F71]&lt;1; [.F71]*95; IF([.F71]&gt;1; 95/[.F71];70));&quot;###.##&quot;);&quot;%, 1.0)&quot;)" office:value-type="string" office:string-value="hsla(0, 80%, 88.21%, 1.0)" calcext:value-type="string">
            <text:p>hsla(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2]=1; 50; IF([.F72]&lt;1; 0; 110));&quot;, 80%, &quot;; TEXT(IF([.F72]&lt;1; [.F72]*95; IF([.F72]&gt;1; 95/[.F7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73]=1; 50; IF([.F73]&lt;1; 0; 110));&quot;, 80%, &quot;; TEXT(IF([.F73]&lt;1; [.F73]*95; IF([.F73]&gt;1; 95/[.F73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3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74]=1; 50; IF([.F74]&lt;1; 0; 110));&quot;, 80%, &quot;; TEXT(IF([.F74]&lt;1; [.F74]*95; IF([.F74]&gt;1; 95/[.F74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5]=1; 50; IF([.F75]&lt;1; 0; 110));&quot;, 80%, &quot;; TEXT(IF([.F75]&lt;1; [.F75]*95; IF([.F75]&gt;1; 95/[.F7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5</text:p>
          </table:table-cell>
          <table:table-cell office:value-type="float" office:value="12" calcext:value-type="float">
            <text:p>12</text:p>
          </table:table-cell>
          <table:table-cell office:value-type="float" office:value="1.24528301886792" calcext:value-type="float">
            <text:p>1.25</text:p>
          </table:table-cell>
          <table:table-cell table:formula="of:=CONCATENATE(&quot;hsla(&quot;; IF([.F76]=1; 50; IF([.F76]&lt;1; 0; 110));&quot;, 80%, &quot;; TEXT(IF([.F76]&lt;1; [.F76]*95; IF([.F76]&gt;1; 95/[.F76];70));&quot;###.##&quot;);&quot;%, 1.0)&quot;)" office:value-type="string" office:string-value="hsla(110, 80%, 76.29%, 1.0)" calcext:value-type="string">
            <text:p>hsla(110, 80%, 76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6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77]=1; 50; IF([.F77]&lt;1; 0; 110));&quot;, 80%, &quot;; TEXT(IF([.F77]&lt;1; [.F77]*95; IF([.F77]&gt;1; 95/[.F77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7</text:p>
          </table:table-cell>
          <table:table-cell office:value-type="float" office:value="23" calcext:value-type="float">
            <text:p>23</text:p>
          </table:table-cell>
          <table:table-cell office:value-type="float" office:value="0.608695652173913" calcext:value-type="float">
            <text:p>0.61</text:p>
          </table:table-cell>
          <table:table-cell table:formula="of:=CONCATENATE(&quot;hsla(&quot;; IF([.F78]=1; 50; IF([.F78]&lt;1; 0; 110));&quot;, 80%, &quot;; TEXT(IF([.F78]&lt;1; [.F78]*95; IF([.F78]&gt;1; 95/[.F78];70));&quot;###.##&quot;);&quot;%, 1.0)&quot;)" office:value-type="string" office:string-value="hsla(0, 80%, 57.83%, 1.0)" calcext:value-type="string">
            <text:p>hsla(0, 80%, 57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Cellular community - eukaryotes</text:p>
          </table:table-cell>
          <table:table-cell office:value-type="string" calcext:value-type="string">
            <text:p>Tight junction</text:p>
          </table:table-cell>
          <table:table-cell table:style-name="ce1" office:value-type="string" calcext:value-type="string">
            <text:p>Gene0078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9]=1; 50; IF([.F79]&lt;1; 0; 110));&quot;, 80%, &quot;; TEXT(IF([.F79]&lt;1; [.F79]*95; IF([.F79]&gt;1; 95/[.F7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79</text:p>
          </table:table-cell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80]=1; 50; IF([.F80]&lt;1; 0; 110));&quot;, 80%, &quot;; TEXT(IF([.F80]&lt;1; [.F80]*95; IF([.F80]&gt;1; 95/[.F8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0</text:p>
          </table:table-cell>
          <table:table-cell office:value-type="float" office:value="27" calcext:value-type="float">
            <text:p>27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81]=1; 50; IF([.F81]&lt;1; 0; 110));&quot;, 80%, &quot;; TEXT(IF([.F81]&lt;1; [.F81]*95; IF([.F81]&gt;1; 95/[.F81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1</text:p>
          </table:table-cell>
          <table:table-cell office:value-type="float" office:value="16" calcext:value-type="float">
            <text:p>1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82]=1; 50; IF([.F82]&lt;1; 0; 110));&quot;, 80%, &quot;; TEXT(IF([.F82]&lt;1; [.F82]*95; IF([.F82]&gt;1; 95/[.F82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2</text:p>
          </table:table-cell>
          <table:table-cell office:value-type="float" office:value="62" calcext:value-type="float">
            <text:p>62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83]=1; 50; IF([.F83]&lt;1; 0; 110));&quot;, 80%, &quot;; TEXT(IF([.F83]&lt;1; [.F83]*95; IF([.F83]&gt;1; 95/[.F83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3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84]=1; 50; IF([.F84]&lt;1; 0; 110));&quot;, 80%, &quot;; TEXT(IF([.F84]&lt;1; [.F84]*95; IF([.F84]&gt;1; 95/[.F84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85]=1; 50; IF([.F85]&lt;1; 0; 110));&quot;, 80%, &quot;; TEXT(IF([.F85]&lt;1; [.F85]*95; IF([.F85]&gt;1; 95/[.F85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5</text:p>
          </table:table-cell>
          <table:table-cell office:value-type="float" office:value="215" calcext:value-type="float">
            <text:p>215</text:p>
          </table:table-cell>
          <table:table-cell office:value-type="float" office:value="0.692307692307692" calcext:value-type="float">
            <text:p>0.69</text:p>
          </table:table-cell>
          <table:table-cell table:formula="of:=CONCATENATE(&quot;hsla(&quot;; IF([.F86]=1; 50; IF([.F86]&lt;1; 0; 110));&quot;, 80%, &quot;; TEXT(IF([.F86]&lt;1; [.F86]*95; IF([.F86]&gt;1; 95/[.F86];70));&quot;###.##&quot;);&quot;%, 1.0)&quot;)" office:value-type="string" office:string-value="hsla(0, 80%, 65.77%, 1.0)" calcext:value-type="string">
            <text:p>hsla(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NCATENATE(&quot;hsla(&quot;; IF([.F87]=1; 50; IF([.F87]&lt;1; 0; 110));&quot;, 80%, &quot;; TEXT(IF([.F87]&lt;1; [.F87]*95; IF([.F87]&gt;1; 95/[.F87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7</text:p>
          </table:table-cell>
          <table:table-cell office:value-type="float" office:value="26" calcext:value-type="float">
            <text:p>26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88]=1; 50; IF([.F88]&lt;1; 0; 110));&quot;, 80%, &quot;; TEXT(IF([.F88]&lt;1; [.F88]*95; IF([.F88]&gt;1; 95/[.F88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8</text:p>
          </table:table-cell>
          <table:table-cell office:value-type="float" office:value="7" calcext:value-type="float">
            <text:p>7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89]=1; 50; IF([.F89]&lt;1; 0; 110));&quot;, 80%, &quot;; TEXT(IF([.F89]&lt;1; [.F89]*95; IF([.F89]&gt;1; 95/[.F89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Autophagy</text:p>
          </table:table-cell>
          <table:table-cell table:style-name="ce1" office:value-type="string" calcext:value-type="string">
            <text:p>Gene0089</text:p>
          </table:table-cell>
          <table:table-cell office:value-type="float" office:value="84" calcext:value-type="float">
            <text:p>84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90]=1; 50; IF([.F90]&lt;1; 0; 110));&quot;, 80%, &quot;; TEXT(IF([.F90]&lt;1; [.F90]*95; IF([.F90]&gt;1; 95/[.F90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91]=1; 50; IF([.F91]&lt;1; 0; 110));&quot;, 80%, &quot;; TEXT(IF([.F91]&lt;1; [.F91]*95; IF([.F91]&gt;1; 95/[.F91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1</text:p>
          </table:table-cell>
          <table:table-cell office:value-type="float" office:value="5" calcext:value-type="float">
            <text:p>5</text:p>
          </table:table-cell>
          <table:table-cell office:value-type="float" office:value="1.625" calcext:value-type="float">
            <text:p>1.63</text:p>
          </table:table-cell>
          <table:table-cell table:formula="of:=CONCATENATE(&quot;hsla(&quot;; IF([.F92]=1; 50; IF([.F92]&lt;1; 0; 110));&quot;, 80%, &quot;; TEXT(IF([.F92]&lt;1; [.F92]*95; IF([.F92]&gt;1; 95/[.F92];70));&quot;###.##&quot;);&quot;%, 1.0)&quot;)" office:value-type="string" office:string-value="hsla(110, 80%, 58.46%, 1.0)" calcext:value-type="string">
            <text:p>hsla(110, 80%, 58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2</text:p>
          </table:table-cell>
          <table:table-cell office:value-type="float" office:value="27" calcext:value-type="float">
            <text:p>27</text:p>
          </table:table-cell>
          <table:table-cell office:value-type="float" office:value="1.9375" calcext:value-type="float">
            <text:p>1.94</text:p>
          </table:table-cell>
          <table:table-cell table:formula="of:=CONCATENATE(&quot;hsla(&quot;; IF([.F93]=1; 50; IF([.F93]&lt;1; 0; 110));&quot;, 80%, &quot;; TEXT(IF([.F93]&lt;1; [.F93]*95; IF([.F93]&gt;1; 95/[.F93];70));&quot;###.##&quot;);&quot;%, 1.0)&quot;)" office:value-type="string" office:string-value="hsla(110, 80%, 49.03%, 1.0)" calcext:value-type="string">
            <text:p>hsla(110, 80%, 49.0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3</text:p>
          </table:table-cell>
          <table:table-cell office:value-type="float" office:value="37" calcext:value-type="float">
            <text:p>37</text:p>
          </table:table-cell>
          <table:table-cell office:value-type="float" office:value="0.956521739130435" calcext:value-type="float">
            <text:p>0.96</text:p>
          </table:table-cell>
          <table:table-cell table:formula="of:=CONCATENATE(&quot;hsla(&quot;; IF([.F94]=1; 50; IF([.F94]&lt;1; 0; 110));&quot;, 80%, &quot;; TEXT(IF([.F94]&lt;1; [.F94]*95; IF([.F94]&gt;1; 95/[.F94];70));&quot;###.##&quot;);&quot;%, 1.0)&quot;)" office:value-type="string" office:string-value="hsla(0, 80%, 90.87%, 1.0)" calcext:value-type="string">
            <text:p>hsla(0, 80%, 90.8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4</text:p>
          </table:table-cell>
          <table:table-cell office:value-type="float" office:value="26" calcext:value-type="float">
            <text:p>26</text:p>
          </table:table-cell>
          <table:table-cell office:value-type="float" office:value="0.764705882352941" calcext:value-type="float">
            <text:p>0.76</text:p>
          </table:table-cell>
          <table:table-cell table:formula="of:=CONCATENATE(&quot;hsla(&quot;; IF([.F95]=1; 50; IF([.F95]&lt;1; 0; 110));&quot;, 80%, &quot;; TEXT(IF([.F95]&lt;1; [.F95]*95; IF([.F95]&gt;1; 95/[.F95];70));&quot;###.##&quot;);&quot;%, 1.0)&quot;)" office:value-type="string" office:string-value="hsla(0, 80%, 72.65%, 1.0)" calcext:value-type="string">
            <text:p>hsla(0, 80%, 7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5</text:p>
          </table:table-cell>
          <table:table-cell office:value-type="float" office:value="90" calcext:value-type="float">
            <text:p>90</text:p>
          </table:table-cell>
          <table:table-cell office:value-type="float" office:value="0.615384615384615" calcext:value-type="float">
            <text:p>0.62</text:p>
          </table:table-cell>
          <table:table-cell table:formula="of:=CONCATENATE(&quot;hsla(&quot;; IF([.F96]=1; 50; IF([.F96]&lt;1; 0; 110));&quot;, 80%, &quot;; TEXT(IF([.F96]&lt;1; [.F96]*95; IF([.F96]&gt;1; 95/[.F96];70));&quot;###.##&quot;);&quot;%, 1.0)&quot;)" office:value-type="string" office:string-value="hsla(0, 80%, 58.46%, 1.0)" calcext:value-type="string">
            <text:p>hsla(0, 80%, 58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6</text:p>
          </table:table-cell>
          <table:table-cell office:value-type="float" office:value="6" calcext:value-type="float">
            <text:p>6</text:p>
          </table:table-cell>
          <table:table-cell office:value-type="float" office:value="0.705882352941176" calcext:value-type="float">
            <text:p>0.71</text:p>
          </table:table-cell>
          <table:table-cell table:formula="of:=CONCATENATE(&quot;hsla(&quot;; IF([.F97]=1; 50; IF([.F97]&lt;1; 0; 110));&quot;, 80%, &quot;; TEXT(IF([.F97]&lt;1; [.F97]*95; IF([.F97]&gt;1; 95/[.F97];70));&quot;###.##&quot;);&quot;%, 1.0)&quot;)" office:value-type="string" office:string-value="hsla(0, 80%, 67.06%, 1.0)" calcext:value-type="string">
            <text:p>hsla(0, 80%, 67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7</text:p>
          </table:table-cell>
          <table:table-cell office:value-type="float" office:value="56" calcext:value-type="float">
            <text:p>56</text:p>
          </table:table-cell>
          <table:table-cell office:value-type="float" office:value="1.36363636363636" calcext:value-type="float">
            <text:p>1.36</text:p>
          </table:table-cell>
          <table:table-cell table:formula="of:=CONCATENATE(&quot;hsla(&quot;; IF([.F98]=1; 50; IF([.F98]&lt;1; 0; 110));&quot;, 80%, &quot;; TEXT(IF([.F98]&lt;1; [.F98]*95; IF([.F98]&gt;1; 95/[.F98];70));&quot;###.##&quot;);&quot;%, 1.0)&quot;)" office:value-type="string" office:string-value="hsla(110, 80%, 69.67%, 1.0)" calcext:value-type="string">
            <text:p>hsla(110, 80%, 69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8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99]=1; 50; IF([.F99]&lt;1; 0; 110));&quot;, 80%, &quot;; TEXT(IF([.F99]&lt;1; [.F99]*95; IF([.F99]&gt;1; 95/[.F9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099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0]=1; 50; IF([.F100]&lt;1; 0; 110));&quot;, 80%, &quot;; TEXT(IF([.F100]&lt;1; [.F100]*95; IF([.F100]&gt;1; 95/[.F10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0</text:p>
          </table:table-cell>
          <table:table-cell office:value-type="float" office:value="37" calcext:value-type="float">
            <text:p>37</text:p>
          </table:table-cell>
          <table:table-cell office:value-type="float" office:value="0.861111111111111" calcext:value-type="float">
            <text:p>0.86</text:p>
          </table:table-cell>
          <table:table-cell table:formula="of:=CONCATENATE(&quot;hsla(&quot;; IF([.F101]=1; 50; IF([.F101]&lt;1; 0; 110));&quot;, 80%, &quot;; TEXT(IF([.F101]&lt;1; [.F101]*95; IF([.F101]&gt;1; 95/[.F101];70));&quot;###.##&quot;);&quot;%, 1.0)&quot;)" office:value-type="string" office:string-value="hsla(0, 80%, 81.81%, 1.0)" calcext:value-type="string">
            <text:p>hsla(0, 80%, 81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1</text:p>
          </table:table-cell>
          <table:table-cell office:value-type="float" office:value="34" calcext:value-type="float">
            <text:p>3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02]=1; 50; IF([.F102]&lt;1; 0; 110));&quot;, 80%, &quot;; TEXT(IF([.F102]&lt;1; [.F102]*95; IF([.F102]&gt;1; 95/[.F102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3]=1; 50; IF([.F103]&lt;1; 0; 110));&quot;, 80%, &quot;; TEXT(IF([.F103]&lt;1; [.F103]*95; IF([.F103]&gt;1; 95/[.F10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3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04]=1; 50; IF([.F104]&lt;1; 0; 110));&quot;, 80%, &quot;; TEXT(IF([.F104]&lt;1; [.F104]*95; IF([.F104]&gt;1; 95/[.F104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4</text:p>
          </table:table-cell>
          <table:table-cell office:value-type="float" office:value="22" calcext:value-type="float">
            <text:p>22</text:p>
          </table:table-cell>
          <table:table-cell office:value-type="float" office:value="1.13636363636364" calcext:value-type="float">
            <text:p>1.14</text:p>
          </table:table-cell>
          <table:table-cell table:formula="of:=CONCATENATE(&quot;hsla(&quot;; IF([.F105]=1; 50; IF([.F105]&lt;1; 0; 110));&quot;, 80%, &quot;; TEXT(IF([.F105]&lt;1; [.F105]*95; IF([.F105]&gt;1; 95/[.F105];70));&quot;###.##&quot;);&quot;%, 1.0)&quot;)" office:value-type="string" office:string-value="hsla(110, 80%, 83.6%, 1.0)" calcext:value-type="string">
            <text:p>hsla(110, 80%, 83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6]=1; 50; IF([.F106]&lt;1; 0; 110));&quot;, 80%, &quot;; TEXT(IF([.F106]&lt;1; [.F106]*95; IF([.F106]&gt;1; 95/[.F10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6</text:p>
          </table:table-cell>
          <table:table-cell office:value-type="float" office:value="159" calcext:value-type="float">
            <text:p>159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07]=1; 50; IF([.F107]&lt;1; 0; 110));&quot;, 80%, &quot;; TEXT(IF([.F107]&lt;1; [.F107]*95; IF([.F107]&gt;1; 95/[.F10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8]=1; 50; IF([.F108]&lt;1; 0; 110));&quot;, 80%, &quot;; TEXT(IF([.F108]&lt;1; [.F108]*95; IF([.F108]&gt;1; 95/[.F10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8</text:p>
          </table:table-cell>
          <table:table-cell office:value-type="float" office:value="94" calcext:value-type="float">
            <text:p>94</text:p>
          </table:table-cell>
          <table:table-cell office:value-type="float" office:value="0.394736842105263" calcext:value-type="float">
            <text:p>0.39</text:p>
          </table:table-cell>
          <table:table-cell table:formula="of:=CONCATENATE(&quot;hsla(&quot;; IF([.F109]=1; 50; IF([.F109]&lt;1; 0; 110));&quot;, 80%, &quot;; TEXT(IF([.F109]&lt;1; [.F109]*95; IF([.F109]&gt;1; 95/[.F109];70));&quot;###.##&quot;);&quot;%, 1.0)&quot;)" office:value-type="string" office:string-value="hsla(0, 80%, 37.5%, 1.0)" calcext:value-type="string">
            <text:p>hsla(0, 80%, 3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09</text:p>
          </table:table-cell>
          <table:table-cell office:value-type="float" office:value="19" calcext:value-type="float">
            <text:p>19</text:p>
          </table:table-cell>
          <table:table-cell office:value-type="float" office:value="1.66666666666667" calcext:value-type="float">
            <text:p>1.67</text:p>
          </table:table-cell>
          <table:table-cell table:formula="of:=CONCATENATE(&quot;hsla(&quot;; IF([.F110]=1; 50; IF([.F110]&lt;1; 0; 110));&quot;, 80%, &quot;; TEXT(IF([.F110]&lt;1; [.F110]*95; IF([.F110]&gt;1; 95/[.F110];70));&quot;###.##&quot;);&quot;%, 1.0)&quot;)" office:value-type="string" office:string-value="hsla(110, 80%, 57%, 1.0)" calcext:value-type="string">
            <text:p>hsla(11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0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11]=1; 50; IF([.F111]&lt;1; 0; 110));&quot;, 80%, &quot;; TEXT(IF([.F111]&lt;1; [.F111]*95; IF([.F111]&gt;1; 95/[.F111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2]=1; 50; IF([.F112]&lt;1; 0; 110));&quot;, 80%, &quot;; TEXT(IF([.F112]&lt;1; [.F112]*95; IF([.F112]&gt;1; 95/[.F11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2</text:p>
          </table:table-cell>
          <table:table-cell office:value-type="float" office:value="30" calcext:value-type="float">
            <text:p>30</text:p>
          </table:table-cell>
          <table:table-cell office:value-type="float" office:value="0.769230769230769" calcext:value-type="float">
            <text:p>0.77</text:p>
          </table:table-cell>
          <table:table-cell table:formula="of:=CONCATENATE(&quot;hsla(&quot;; IF([.F113]=1; 50; IF([.F113]&lt;1; 0; 110));&quot;, 80%, &quot;; TEXT(IF([.F113]&lt;1; [.F113]*95; IF([.F113]&gt;1; 95/[.F113];70));&quot;###.##&quot;);&quot;%, 1.0)&quot;)" office:value-type="string" office:string-value="hsla(0, 80%, 73.08%, 1.0)" calcext:value-type="string">
            <text:p>hsla(0, 80%, 73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3</text:p>
          </table:table-cell>
          <table:table-cell office:value-type="float" office:value="26" calcext:value-type="float">
            <text:p>26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14]=1; 50; IF([.F114]&lt;1; 0; 110));&quot;, 80%, &quot;; TEXT(IF([.F114]&lt;1; [.F114]*95; IF([.F114]&gt;1; 95/[.F114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15]=1; 50; IF([.F115]&lt;1; 0; 110));&quot;, 80%, &quot;; TEXT(IF([.F115]&lt;1; [.F115]*95; IF([.F115]&gt;1; 95/[.F115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6]=1; 50; IF([.F116]&lt;1; 0; 110));&quot;, 80%, &quot;; TEXT(IF([.F116]&lt;1; [.F116]*95; IF([.F116]&gt;1; 95/[.F11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6</text:p>
          </table:table-cell>
          <table:table-cell office:value-type="float" office:value="38" calcext:value-type="float">
            <text:p>38</text:p>
          </table:table-cell>
          <table:table-cell office:value-type="float" office:value="4.25" calcext:value-type="float">
            <text:p>4.25</text:p>
          </table:table-cell>
          <table:table-cell table:formula="of:=CONCATENATE(&quot;hsla(&quot;; IF([.F117]=1; 50; IF([.F117]&lt;1; 0; 110));&quot;, 80%, &quot;; TEXT(IF([.F117]&lt;1; [.F117]*95; IF([.F117]&gt;1; 95/[.F117];70));&quot;###.##&quot;);&quot;%, 1.0)&quot;)" office:value-type="string" office:string-value="hsla(110, 80%, 22.35%, 1.0)" calcext:value-type="string">
            <text:p>hsla(110, 80%, 22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7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118]=1; 50; IF([.F118]&lt;1; 0; 110));&quot;, 80%, &quot;; TEXT(IF([.F118]&lt;1; [.F118]*95; IF([.F118]&gt;1; 95/[.F118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8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CONCATENATE(&quot;hsla(&quot;; IF([.F119]=1; 50; IF([.F119]&lt;1; 0; 110));&quot;, 80%, &quot;; TEXT(IF([.F119]&lt;1; [.F119]*95; IF([.F119]&gt;1; 95/[.F119];70));&quot;###.##&quot;);&quot;%, 1.0)&quot;)" office:value-type="string" office:string-value="hsla(110, 80%, 39.58%, 1.0)" calcext:value-type="string">
            <text:p>hsla(11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19</text:p>
          </table:table-cell>
          <table:table-cell office:value-type="float" office:value="10" calcext:value-type="float">
            <text:p>10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120]=1; 50; IF([.F120]&lt;1; 0; 110));&quot;, 80%, &quot;; TEXT(IF([.F120]&lt;1; [.F120]*95; IF([.F120]&gt;1; 95/[.F120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21]=1; 50; IF([.F121]&lt;1; 0; 110));&quot;, 80%, &quot;; TEXT(IF([.F121]&lt;1; [.F121]*95; IF([.F121]&gt;1; 95/[.F121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1</text:p>
          </table:table-cell>
          <table:table-cell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2]=1; 50; IF([.F122]&lt;1; 0; 110));&quot;, 80%, &quot;; TEXT(IF([.F122]&lt;1; [.F122]*95; IF([.F122]&gt;1; 95/[.F12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2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23]=1; 50; IF([.F123]&lt;1; 0; 110));&quot;, 80%, &quot;; TEXT(IF([.F123]&lt;1; [.F123]*95; IF([.F123]&gt;1; 95/[.F123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3</text:p>
          </table:table-cell>
          <table:table-cell office:value-type="float" office:value="4" calcext:value-type="float">
            <text:p>4</text:p>
          </table:table-cell>
          <table:table-cell office:value-type="float" office:value="0.866666666666667" calcext:value-type="float">
            <text:p>0.87</text:p>
          </table:table-cell>
          <table:table-cell table:formula="of:=CONCATENATE(&quot;hsla(&quot;; IF([.F124]=1; 50; IF([.F124]&lt;1; 0; 110));&quot;, 80%, &quot;; TEXT(IF([.F124]&lt;1; [.F124]*95; IF([.F124]&gt;1; 95/[.F124];70));&quot;###.##&quot;);&quot;%, 1.0)&quot;)" office:value-type="string" office:string-value="hsla(0, 80%, 82.33%, 1.0)" calcext:value-type="string">
            <text:p>hsla(0, 80%, 82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4</text:p>
          </table:table-cell>
          <table:table-cell office:value-type="float" office:value="3" calcext:value-type="float">
            <text:p>3</text:p>
          </table:table-cell>
          <table:table-cell office:value-type="float" office:value="0.692307692307692" calcext:value-type="float">
            <text:p>0.69</text:p>
          </table:table-cell>
          <table:table-cell table:formula="of:=CONCATENATE(&quot;hsla(&quot;; IF([.F125]=1; 50; IF([.F125]&lt;1; 0; 110));&quot;, 80%, &quot;; TEXT(IF([.F125]&lt;1; [.F125]*95; IF([.F125]&gt;1; 95/[.F125];70));&quot;###.##&quot;);&quot;%, 1.0)&quot;)" office:value-type="string" office:string-value="hsla(0, 80%, 65.77%, 1.0)" calcext:value-type="string">
            <text:p>hsla(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5</text:p>
          </table:table-cell>
          <table:table-cell office:value-type="float" office:value="159" calcext:value-type="float">
            <text:p>159</text:p>
          </table:table-cell>
          <table:table-cell office:value-type="float" office:value="0.868852459016393" calcext:value-type="float">
            <text:p>0.87</text:p>
          </table:table-cell>
          <table:table-cell table:formula="of:=CONCATENATE(&quot;hsla(&quot;; IF([.F126]=1; 50; IF([.F126]&lt;1; 0; 110));&quot;, 80%, &quot;; TEXT(IF([.F126]&lt;1; [.F126]*95; IF([.F126]&gt;1; 95/[.F126];70));&quot;###.##&quot;);&quot;%, 1.0)&quot;)" office:value-type="string" office:string-value="hsla(0, 80%, 82.54%, 1.0)" calcext:value-type="string">
            <text:p>hsla(0, 80%, 82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6</text:p>
          </table:table-cell>
          <table:table-cell office:value-type="float" office:value="443" calcext:value-type="float">
            <text:p>44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27]=1; 50; IF([.F127]&lt;1; 0; 110));&quot;, 80%, &quot;; TEXT(IF([.F127]&lt;1; [.F127]*95; IF([.F127]&gt;1; 95/[.F127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28]=1; 50; IF([.F128]&lt;1; 0; 110));&quot;, 80%, &quot;; TEXT(IF([.F128]&lt;1; [.F128]*95; IF([.F128]&gt;1; 95/[.F128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8</text:p>
          </table:table-cell>
          <table:table-cell office:value-type="float" office:value="294" calcext:value-type="float">
            <text:p>294</text:p>
          </table:table-cell>
          <table:table-cell office:value-type="float" office:value="0.92" calcext:value-type="float">
            <text:p>0.92</text:p>
          </table:table-cell>
          <table:table-cell table:formula="of:=CONCATENATE(&quot;hsla(&quot;; IF([.F129]=1; 50; IF([.F129]&lt;1; 0; 110));&quot;, 80%, &quot;; TEXT(IF([.F129]&lt;1; [.F129]*95; IF([.F129]&gt;1; 95/[.F129];70));&quot;###.##&quot;);&quot;%, 1.0)&quot;)" office:value-type="string" office:string-value="hsla(0, 80%, 87.4%, 1.0)" calcext:value-type="string">
            <text:p>hsla(0, 80%, 87.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29</text:p>
          </table:table-cell>
          <table:table-cell office:value-type="float" office:value="10" calcext:value-type="float">
            <text:p>10</text:p>
          </table:table-cell>
          <table:table-cell office:value-type="float" office:value="0.566666666666667" calcext:value-type="float">
            <text:p>0.57</text:p>
          </table:table-cell>
          <table:table-cell table:formula="of:=CONCATENATE(&quot;hsla(&quot;; IF([.F130]=1; 50; IF([.F130]&lt;1; 0; 110));&quot;, 80%, &quot;; TEXT(IF([.F130]&lt;1; [.F130]*95; IF([.F130]&gt;1; 95/[.F130];70));&quot;###.##&quot;);&quot;%, 1.0)&quot;)" office:value-type="string" office:string-value="hsla(0, 80%, 53.83%, 1.0)" calcext:value-type="string">
            <text:p>hsla(0, 80%, 53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&quot;hsla(&quot;; IF([.F131]=1; 50; IF([.F131]&lt;1; 0; 110));&quot;, 80%, &quot;; TEXT(IF([.F131]&lt;1; [.F131]*95; IF([.F131]&gt;1; 95/[.F131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2]=1; 50; IF([.F132]&lt;1; 0; 110));&quot;, 80%, &quot;; TEXT(IF([.F132]&lt;1; [.F132]*95; IF([.F132]&gt;1; 95/[.F13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2</text:p>
          </table:table-cell>
          <table:table-cell office:value-type="float" office:value="34" calcext:value-type="float">
            <text:p>34</text:p>
          </table:table-cell>
          <table:table-cell office:value-type="float" office:value="1.41176470588235" calcext:value-type="float">
            <text:p>1.41</text:p>
          </table:table-cell>
          <table:table-cell table:formula="of:=CONCATENATE(&quot;hsla(&quot;; IF([.F133]=1; 50; IF([.F133]&lt;1; 0; 110));&quot;, 80%, &quot;; TEXT(IF([.F133]&lt;1; [.F133]*95; IF([.F133]&gt;1; 95/[.F133];70));&quot;###.##&quot;);&quot;%, 1.0)&quot;)" office:value-type="string" office:string-value="hsla(110, 80%, 67.29%, 1.0)" calcext:value-type="string">
            <text:p>hsla(110, 80%, 67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3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34]=1; 50; IF([.F134]&lt;1; 0; 110));&quot;, 80%, &quot;; TEXT(IF([.F134]&lt;1; [.F134]*95; IF([.F134]&gt;1; 95/[.F134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4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135]=1; 50; IF([.F135]&lt;1; 0; 110));&quot;, 80%, &quot;; TEXT(IF([.F135]&lt;1; [.F135]*95; IF([.F135]&gt;1; 95/[.F135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5</text:p>
          </table:table-cell>
          <table:table-cell office:value-type="float" office:value="21" calcext:value-type="float">
            <text:p>21</text:p>
          </table:table-cell>
          <table:table-cell office:value-type="float" office:value="3.29411764705882" calcext:value-type="float">
            <text:p>3.29</text:p>
          </table:table-cell>
          <table:table-cell table:formula="of:=CONCATENATE(&quot;hsla(&quot;; IF([.F136]=1; 50; IF([.F136]&lt;1; 0; 110));&quot;, 80%, &quot;; TEXT(IF([.F136]&lt;1; [.F136]*95; IF([.F136]&gt;1; 95/[.F136];70));&quot;###.##&quot;);&quot;%, 1.0)&quot;)" office:value-type="string" office:string-value="hsla(110, 80%, 28.84%, 1.0)" calcext:value-type="string">
            <text:p>hsla(110, 80%, 28.8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6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37]=1; 50; IF([.F137]&lt;1; 0; 110));&quot;, 80%, &quot;; TEXT(IF([.F137]&lt;1; [.F137]*95; IF([.F137]&gt;1; 95/[.F137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7</text:p>
          </table:table-cell>
          <table:table-cell office:value-type="float" office:value="20" calcext:value-type="float">
            <text:p>20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38]=1; 50; IF([.F138]&lt;1; 0; 110));&quot;, 80%, &quot;; TEXT(IF([.F138]&lt;1; [.F138]*95; IF([.F138]&gt;1; 95/[.F13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8</text:p>
          </table:table-cell>
          <table:table-cell office:value-type="float" office:value="10" calcext:value-type="float">
            <text:p>10</text:p>
          </table:table-cell>
          <table:table-cell office:value-type="float" office:value="0.727272727272727" calcext:value-type="float">
            <text:p>0.73</text:p>
          </table:table-cell>
          <table:table-cell table:formula="of:=CONCATENATE(&quot;hsla(&quot;; IF([.F139]=1; 50; IF([.F139]&lt;1; 0; 110));&quot;, 80%, &quot;; TEXT(IF([.F139]&lt;1; [.F139]*95; IF([.F139]&gt;1; 95/[.F139];70));&quot;###.##&quot;);&quot;%, 1.0)&quot;)" office:value-type="string" office:string-value="hsla(0, 80%, 69.09%, 1.0)" calcext:value-type="string">
            <text:p>hsla(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3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0]=1; 50; IF([.F140]&lt;1; 0; 110));&quot;, 80%, &quot;; TEXT(IF([.F140]&lt;1; [.F140]*95; IF([.F140]&gt;1; 95/[.F14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0</text:p>
          </table:table-cell>
          <table:table-cell office:value-type="float" office:value="46" calcext:value-type="float">
            <text:p>4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41]=1; 50; IF([.F141]&lt;1; 0; 110));&quot;, 80%, &quot;; TEXT(IF([.F141]&lt;1; [.F141]*95; IF([.F141]&gt;1; 95/[.F14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1</text:p>
          </table:table-cell>
          <table:table-cell office:value-type="float" office:value="10" calcext:value-type="float">
            <text:p>10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142]=1; 50; IF([.F142]&lt;1; 0; 110));&quot;, 80%, &quot;; TEXT(IF([.F142]&lt;1; [.F142]*95; IF([.F142]&gt;1; 95/[.F142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2</text:p>
          </table:table-cell>
          <table:table-cell office:value-type="float" office:value="13" calcext:value-type="float">
            <text:p>13</text:p>
          </table:table-cell>
          <table:table-cell office:value-type="float" office:value="0.756756756756757" calcext:value-type="float">
            <text:p>0.76</text:p>
          </table:table-cell>
          <table:table-cell table:formula="of:=CONCATENATE(&quot;hsla(&quot;; IF([.F143]=1; 50; IF([.F143]&lt;1; 0; 110));&quot;, 80%, &quot;; TEXT(IF([.F143]&lt;1; [.F143]*95; IF([.F143]&gt;1; 95/[.F143];70));&quot;###.##&quot;);&quot;%, 1.0)&quot;)" office:value-type="string" office:string-value="hsla(0, 80%, 71.89%, 1.0)" calcext:value-type="string">
            <text:p>hsla(0, 80%, 71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44]=1; 50; IF([.F144]&lt;1; 0; 110));&quot;, 80%, &quot;; TEXT(IF([.F144]&lt;1; [.F144]*95; IF([.F144]&gt;1; 95/[.F144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4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5]=1; 50; IF([.F145]&lt;1; 0; 110));&quot;, 80%, &quot;; TEXT(IF([.F145]&lt;1; [.F145]*95; IF([.F145]&gt;1; 95/[.F14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5</text:p>
          </table:table-cell>
          <table:table-cell office:value-type="float" office:value="145" calcext:value-type="float">
            <text:p>145</text:p>
          </table:table-cell>
          <table:table-cell office:value-type="float" office:value="0.74" calcext:value-type="float">
            <text:p>0.74</text:p>
          </table:table-cell>
          <table:table-cell table:formula="of:=CONCATENATE(&quot;hsla(&quot;; IF([.F146]=1; 50; IF([.F146]&lt;1; 0; 110));&quot;, 80%, &quot;; TEXT(IF([.F146]&lt;1; [.F146]*95; IF([.F146]&gt;1; 95/[.F146];70));&quot;###.##&quot;);&quot;%, 1.0)&quot;)" office:value-type="string" office:string-value="hsla(0, 80%, 70.3%, 1.0)" calcext:value-type="string">
            <text:p>hsla(0, 80%, 70.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7]=1; 50; IF([.F147]&lt;1; 0; 110));&quot;, 80%, &quot;; TEXT(IF([.F147]&lt;1; [.F147]*95; IF([.F147]&gt;1; 95/[.F14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7</text:p>
          </table:table-cell>
          <table:table-cell office:value-type="float" office:value="51" calcext:value-type="float">
            <text:p>51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48]=1; 50; IF([.F148]&lt;1; 0; 110));&quot;, 80%, &quot;; TEXT(IF([.F148]&lt;1; [.F148]*95; IF([.F148]&gt;1; 95/[.F14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9]=1; 50; IF([.F149]&lt;1; 0; 110));&quot;, 80%, &quot;; TEXT(IF([.F149]&lt;1; [.F149]*95; IF([.F149]&gt;1; 95/[.F14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49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0]=1; 50; IF([.F150]&lt;1; 0; 110));&quot;, 80%, &quot;; TEXT(IF([.F150]&lt;1; [.F150]*95; IF([.F150]&gt;1; 95/[.F15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0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1]=1; 50; IF([.F151]&lt;1; 0; 110));&quot;, 80%, &quot;; TEXT(IF([.F151]&lt;1; [.F151]*95; IF([.F151]&gt;1; 95/[.F15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1</text:p>
          </table:table-cell>
          <table:table-cell office:value-type="float" office:value="3" calcext:value-type="float">
            <text:p>3</text:p>
          </table:table-cell>
          <table:table-cell office:value-type="float" office:value="0.68421052631579" calcext:value-type="float">
            <text:p>0.68</text:p>
          </table:table-cell>
          <table:table-cell table:formula="of:=CONCATENATE(&quot;hsla(&quot;; IF([.F152]=1; 50; IF([.F152]&lt;1; 0; 110));&quot;, 80%, &quot;; TEXT(IF([.F152]&lt;1; [.F152]*95; IF([.F152]&gt;1; 95/[.F152];70));&quot;###.##&quot;);&quot;%, 1.0)&quot;)" office:value-type="string" office:string-value="hsla(0, 80%, 65%, 1.0)" calcext:value-type="string">
            <text:p>hsla(0, 80%, 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2</text:p>
          </table:table-cell>
          <table:table-cell office:value-type="float" office:value="40" calcext:value-type="float">
            <text:p>40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53]=1; 50; IF([.F153]&lt;1; 0; 110));&quot;, 80%, &quot;; TEXT(IF([.F153]&lt;1; [.F153]*95; IF([.F153]&gt;1; 95/[.F153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3</text:p>
          </table:table-cell>
          <table:table-cell office:value-type="float" office:value="2" calcext:value-type="float">
            <text:p>2</text:p>
          </table:table-cell>
          <table:table-cell office:value-type="float" office:value="1.28571428571429" calcext:value-type="float">
            <text:p>1.29</text:p>
          </table:table-cell>
          <table:table-cell table:formula="of:=CONCATENATE(&quot;hsla(&quot;; IF([.F154]=1; 50; IF([.F154]&lt;1; 0; 110));&quot;, 80%, &quot;; TEXT(IF([.F154]&lt;1; [.F154]*95; IF([.F154]&gt;1; 95/[.F154];70));&quot;###.##&quot;);&quot;%, 1.0)&quot;)" office:value-type="string" office:string-value="hsla(110, 80%, 73.89%, 1.0)" calcext:value-type="string">
            <text:p>hsla(11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55]=1; 50; IF([.F155]&lt;1; 0; 110));&quot;, 80%, &quot;; TEXT(IF([.F155]&lt;1; [.F155]*95; IF([.F155]&gt;1; 95/[.F15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5</text:p>
          </table:table-cell>
          <table:table-cell office:value-type="float" office:value="151" calcext:value-type="float">
            <text:p>151</text:p>
          </table:table-cell>
          <table:table-cell office:value-type="float" office:value="0.822222222222222" calcext:value-type="float">
            <text:p>0.82</text:p>
          </table:table-cell>
          <table:table-cell table:formula="of:=CONCATENATE(&quot;hsla(&quot;; IF([.F156]=1; 50; IF([.F156]&lt;1; 0; 110));&quot;, 80%, &quot;; TEXT(IF([.F156]&lt;1; [.F156]*95; IF([.F156]&gt;1; 95/[.F156];70));&quot;###.##&quot;);&quot;%, 1.0)&quot;)" office:value-type="string" office:string-value="hsla(0, 80%, 78.11%, 1.0)" calcext:value-type="string">
            <text:p>hsla(0, 80%, 78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6</text:p>
          </table:table-cell>
          <table:table-cell office:value-type="float" office:value="21" calcext:value-type="float">
            <text:p>21</text:p>
          </table:table-cell>
          <table:table-cell office:value-type="float" office:value="0.813609467455621" calcext:value-type="float">
            <text:p>0.81</text:p>
          </table:table-cell>
          <table:table-cell table:formula="of:=CONCATENATE(&quot;hsla(&quot;; IF([.F157]=1; 50; IF([.F157]&lt;1; 0; 110));&quot;, 80%, &quot;; TEXT(IF([.F157]&lt;1; [.F157]*95; IF([.F157]&gt;1; 95/[.F157];70));&quot;###.##&quot;);&quot;%, 1.0)&quot;)" office:value-type="string" office:string-value="hsla(0, 80%, 77.29%, 1.0)" calcext:value-type="string">
            <text:p>hsla(0, 80%, 77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7</text:p>
          </table:table-cell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58]=1; 50; IF([.F158]&lt;1; 0; 110));&quot;, 80%, &quot;; TEXT(IF([.F158]&lt;1; [.F158]*95; IF([.F158]&gt;1; 95/[.F158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8</text:p>
          </table:table-cell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159]=1; 50; IF([.F159]&lt;1; 0; 110));&quot;, 80%, &quot;; TEXT(IF([.F159]&lt;1; [.F159]*95; IF([.F159]&gt;1; 95/[.F159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59</text:p>
          </table:table-cell>
          <table:table-cell office:value-type="float" office:value="19" calcext:value-type="float">
            <text:p>19</text:p>
          </table:table-cell>
          <table:table-cell office:value-type="float" office:value="0.368421052631579" calcext:value-type="float">
            <text:p>0.37</text:p>
          </table:table-cell>
          <table:table-cell table:formula="of:=CONCATENATE(&quot;hsla(&quot;; IF([.F160]=1; 50; IF([.F160]&lt;1; 0; 110));&quot;, 80%, &quot;; TEXT(IF([.F160]&lt;1; [.F160]*95; IF([.F160]&gt;1; 95/[.F160];70));&quot;###.##&quot;);&quot;%, 1.0)&quot;)" office:value-type="string" office:string-value="hsla(0, 80%, 35%, 1.0)" calcext:value-type="string">
            <text:p>hsla(0, 80%, 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0</text:p>
          </table:table-cell>
          <table:table-cell office:value-type="float" office:value="130" calcext:value-type="float">
            <text:p>130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61]=1; 50; IF([.F161]&lt;1; 0; 110));&quot;, 80%, &quot;; TEXT(IF([.F161]&lt;1; [.F161]*95; IF([.F161]&gt;1; 95/[.F161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62]=1; 50; IF([.F162]&lt;1; 0; 110));&quot;, 80%, &quot;; TEXT(IF([.F162]&lt;1; [.F162]*95; IF([.F162]&gt;1; 95/[.F162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63]=1; 50; IF([.F163]&lt;1; 0; 110));&quot;, 80%, &quot;; TEXT(IF([.F163]&lt;1; [.F163]*95; IF([.F163]&gt;1; 95/[.F163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3</text:p>
          </table:table-cell>
          <table:table-cell office:value-type="float" office:value="12" calcext:value-type="float">
            <text:p>12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164]=1; 50; IF([.F164]&lt;1; 0; 110));&quot;, 80%, &quot;; TEXT(IF([.F164]&lt;1; [.F164]*95; IF([.F164]&gt;1; 95/[.F164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4</text:p>
          </table:table-cell>
          <table:table-cell office:value-type="float" office:value="58" calcext:value-type="float">
            <text:p>58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165]=1; 50; IF([.F165]&lt;1; 0; 110));&quot;, 80%, &quot;; TEXT(IF([.F165]&lt;1; [.F165]*95; IF([.F165]&gt;1; 95/[.F165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5</text:p>
          </table:table-cell>
          <table:table-cell office:value-type="float" office:value="35" calcext:value-type="float">
            <text:p>35</text:p>
          </table:table-cell>
          <table:table-cell office:value-type="float" office:value="1.06521739130435" calcext:value-type="float">
            <text:p>1.07</text:p>
          </table:table-cell>
          <table:table-cell table:formula="of:=CONCATENATE(&quot;hsla(&quot;; IF([.F166]=1; 50; IF([.F166]&lt;1; 0; 110));&quot;, 80%, &quot;; TEXT(IF([.F166]&lt;1; [.F166]*95; IF([.F166]&gt;1; 95/[.F166];70));&quot;###.##&quot;);&quot;%, 1.0)&quot;)" office:value-type="string" office:string-value="hsla(110, 80%, 89.18%, 1.0)" calcext:value-type="string">
            <text:p>hsla(110, 80%, 89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6</text:p>
          </table:table-cell>
          <table:table-cell office:value-type="float" office:value="46" calcext:value-type="float">
            <text:p>46</text:p>
          </table:table-cell>
          <table:table-cell office:value-type="float" office:value="0.790322580645161" calcext:value-type="float">
            <text:p>0.79</text:p>
          </table:table-cell>
          <table:table-cell table:formula="of:=CONCATENATE(&quot;hsla(&quot;; IF([.F167]=1; 50; IF([.F167]&lt;1; 0; 110));&quot;, 80%, &quot;; TEXT(IF([.F167]&lt;1; [.F167]*95; IF([.F167]&gt;1; 95/[.F167];70));&quot;###.##&quot;);&quot;%, 1.0)&quot;)" office:value-type="string" office:string-value="hsla(0, 80%, 75.08%, 1.0)" calcext:value-type="string">
            <text:p>hsla(0, 80%, 75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7</text:p>
          </table:table-cell>
          <table:table-cell office:value-type="float" office:value="147" calcext:value-type="float">
            <text:p>147</text:p>
          </table:table-cell>
          <table:table-cell office:value-type="float" office:value="0.473684210526316" calcext:value-type="float">
            <text:p>0.47</text:p>
          </table:table-cell>
          <table:table-cell table:formula="of:=CONCATENATE(&quot;hsla(&quot;; IF([.F168]=1; 50; IF([.F168]&lt;1; 0; 110));&quot;, 80%, &quot;; TEXT(IF([.F168]&lt;1; [.F168]*95; IF([.F168]&gt;1; 95/[.F168];70));&quot;###.##&quot;);&quot;%, 1.0)&quot;)" office:value-type="string" office:string-value="hsla(0, 80%, 45%, 1.0)" calcext:value-type="string">
            <text:p>hsla(0, 80%, 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8</text:p>
          </table:table-cell>
          <table:table-cell office:value-type="float" office:value="8" calcext:value-type="float">
            <text:p>8</text:p>
          </table:table-cell>
          <table:table-cell office:value-type="float" office:value="1.59459459459459" calcext:value-type="float">
            <text:p>1.59</text:p>
          </table:table-cell>
          <table:table-cell table:formula="of:=CONCATENATE(&quot;hsla(&quot;; IF([.F169]=1; 50; IF([.F169]&lt;1; 0; 110));&quot;, 80%, &quot;; TEXT(IF([.F169]&lt;1; [.F169]*95; IF([.F169]&gt;1; 95/[.F169];70));&quot;###.##&quot;);&quot;%, 1.0)&quot;)" office:value-type="string" office:string-value="hsla(110, 80%, 59.58%, 1.0)" calcext:value-type="string">
            <text:p>hsla(110, 80%, 5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69</text:p>
          </table:table-cell>
          <table:table-cell office:value-type="float" office:value="47" calcext:value-type="float">
            <text:p>47</text:p>
          </table:table-cell>
          <table:table-cell office:value-type="float" office:value="0.515151515151515" calcext:value-type="float">
            <text:p>0.52</text:p>
          </table:table-cell>
          <table:table-cell table:formula="of:=CONCATENATE(&quot;hsla(&quot;; IF([.F170]=1; 50; IF([.F170]&lt;1; 0; 110));&quot;, 80%, &quot;; TEXT(IF([.F170]&lt;1; [.F170]*95; IF([.F170]&gt;1; 95/[.F170];70));&quot;###.##&quot;);&quot;%, 1.0)&quot;)" office:value-type="string" office:string-value="hsla(0, 80%, 48.94%, 1.0)" calcext:value-type="string">
            <text:p>hsla(0, 80%, 48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1]=1; 50; IF([.F171]&lt;1; 0; 110));&quot;, 80%, &quot;; TEXT(IF([.F171]&lt;1; [.F171]*95; IF([.F171]&gt;1; 95/[.F17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1</text:p>
          </table:table-cell>
          <table:table-cell office:value-type="float" office:value="29" calcext:value-type="float">
            <text:p>29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172]=1; 50; IF([.F172]&lt;1; 0; 110));&quot;, 80%, &quot;; TEXT(IF([.F172]&lt;1; [.F172]*95; IF([.F172]&gt;1; 95/[.F172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2</text:p>
          </table:table-cell>
          <table:table-cell office:value-type="float" office:value="122" calcext:value-type="float">
            <text:p>122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173]=1; 50; IF([.F173]&lt;1; 0; 110));&quot;, 80%, &quot;; TEXT(IF([.F173]&lt;1; [.F173]*95; IF([.F173]&gt;1; 95/[.F173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3</text:p>
          </table:table-cell>
          <table:table-cell office:value-type="float" office:value="9" calcext:value-type="float">
            <text:p>9</text:p>
          </table:table-cell>
          <table:table-cell office:value-type="float" office:value="0.491228070175439" calcext:value-type="float">
            <text:p>0.49</text:p>
          </table:table-cell>
          <table:table-cell table:formula="of:=CONCATENATE(&quot;hsla(&quot;; IF([.F174]=1; 50; IF([.F174]&lt;1; 0; 110));&quot;, 80%, &quot;; TEXT(IF([.F174]&lt;1; [.F174]*95; IF([.F174]&gt;1; 95/[.F174];70));&quot;###.##&quot;);&quot;%, 1.0)&quot;)" office:value-type="string" office:string-value="hsla(0, 80%, 46.67%, 1.0)" calcext:value-type="string">
            <text:p>hsla(0, 80%, 46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75]=1; 50; IF([.F175]&lt;1; 0; 110));&quot;, 80%, &quot;; TEXT(IF([.F175]&lt;1; [.F175]*95; IF([.F175]&gt;1; 95/[.F17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5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76]=1; 50; IF([.F176]&lt;1; 0; 110));&quot;, 80%, &quot;; TEXT(IF([.F176]&lt;1; [.F176]*95; IF([.F176]&gt;1; 95/[.F176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6</text:p>
          </table:table-cell>
          <table:table-cell office:value-type="float" office:value="67" calcext:value-type="float">
            <text:p>67</text:p>
          </table:table-cell>
          <table:table-cell office:value-type="float" office:value="2.47826086956522" calcext:value-type="float">
            <text:p>2.48</text:p>
          </table:table-cell>
          <table:table-cell table:formula="of:=CONCATENATE(&quot;hsla(&quot;; IF([.F177]=1; 50; IF([.F177]&lt;1; 0; 110));&quot;, 80%, &quot;; TEXT(IF([.F177]&lt;1; [.F177]*95; IF([.F177]&gt;1; 95/[.F177];70));&quot;###.##&quot;);&quot;%, 1.0)&quot;)" office:value-type="string" office:string-value="hsla(110, 80%, 38.33%, 1.0)" calcext:value-type="string">
            <text:p>hsla(110, 80%, 38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formula="of:=CONCATENATE(&quot;hsla(&quot;; IF([.F178]=1; 50; IF([.F178]&lt;1; 0; 110));&quot;, 80%, &quot;; TEXT(IF([.F178]&lt;1; [.F178]*95; IF([.F178]&gt;1; 95/[.F178];70));&quot;###.##&quot;);&quot;%, 1.0)&quot;)" office:value-type="string" office:string-value="hsla(110, 80%, 67.86%, 1.0)" calcext:value-type="string">
            <text:p>hsla(11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9]=1; 50; IF([.F179]&lt;1; 0; 110));&quot;, 80%, &quot;; TEXT(IF([.F179]&lt;1; [.F179]*95; IF([.F179]&gt;1; 95/[.F17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79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80]=1; 50; IF([.F180]&lt;1; 0; 110));&quot;, 80%, &quot;; TEXT(IF([.F180]&lt;1; [.F180]*95; IF([.F180]&gt;1; 95/[.F180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0</text:p>
          </table:table-cell>
          <table:table-cell office:value-type="float" office:value="46" calcext:value-type="float">
            <text:p>46</text:p>
          </table:table-cell>
          <table:table-cell office:value-type="float" office:value="0.617647058823529" calcext:value-type="float">
            <text:p>0.62</text:p>
          </table:table-cell>
          <table:table-cell table:formula="of:=CONCATENATE(&quot;hsla(&quot;; IF([.F181]=1; 50; IF([.F181]&lt;1; 0; 110));&quot;, 80%, &quot;; TEXT(IF([.F181]&lt;1; [.F181]*95; IF([.F181]&gt;1; 95/[.F181];70));&quot;###.##&quot;);&quot;%, 1.0)&quot;)" office:value-type="string" office:string-value="hsla(0, 80%, 58.68%, 1.0)" calcext:value-type="string">
            <text:p>hsla(0, 80%, 58.6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1</text:p>
          </table:table-cell>
          <table:table-cell office:value-type="float" office:value="50" calcext:value-type="float">
            <text:p>50</text:p>
          </table:table-cell>
          <table:table-cell office:value-type="float" office:value="0.461538461538462" calcext:value-type="float">
            <text:p>0.46</text:p>
          </table:table-cell>
          <table:table-cell table:formula="of:=CONCATENATE(&quot;hsla(&quot;; IF([.F182]=1; 50; IF([.F182]&lt;1; 0; 110));&quot;, 80%, &quot;; TEXT(IF([.F182]&lt;1; [.F182]*95; IF([.F182]&gt;1; 95/[.F182];70));&quot;###.##&quot;);&quot;%, 1.0)&quot;)" office:value-type="string" office:string-value="hsla(0, 80%, 43.85%, 1.0)" calcext:value-type="string">
            <text:p>hsla(0, 80%, 43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2</text:p>
          </table:table-cell>
          <table:table-cell office:value-type="float" office:value="17" calcext:value-type="float">
            <text:p>17</text:p>
          </table:table-cell>
          <table:table-cell office:value-type="float" office:value="0.793103448275862" calcext:value-type="float">
            <text:p>0.79</text:p>
          </table:table-cell>
          <table:table-cell table:formula="of:=CONCATENATE(&quot;hsla(&quot;; IF([.F183]=1; 50; IF([.F183]&lt;1; 0; 110));&quot;, 80%, &quot;; TEXT(IF([.F183]&lt;1; [.F183]*95; IF([.F183]&gt;1; 95/[.F183];70));&quot;###.##&quot;);&quot;%, 1.0)&quot;)" office:value-type="string" office:string-value="hsla(0, 80%, 75.34%, 1.0)" calcext:value-type="string">
            <text:p>hsla(0, 80%, 75.3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Endocytosis</text:p>
          </table:table-cell>
          <table:table-cell table:style-name="ce1" office:value-type="string" calcext:value-type="string">
            <text:p>Gene0183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84]=1; 50; IF([.F184]&lt;1; 0; 110));&quot;, 80%, &quot;; TEXT(IF([.F184]&lt;1; [.F184]*95; IF([.F184]&gt;1; 95/[.F18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4</text:p>
          </table:table-cell>
          <table:table-cell office:value-type="float" office:value="30" calcext:value-type="float">
            <text:p>30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185]=1; 50; IF([.F185]&lt;1; 0; 110));&quot;, 80%, &quot;; TEXT(IF([.F185]&lt;1; [.F185]*95; IF([.F185]&gt;1; 95/[.F185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5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86]=1; 50; IF([.F186]&lt;1; 0; 110));&quot;, 80%, &quot;; TEXT(IF([.F186]&lt;1; [.F186]*95; IF([.F186]&gt;1; 95/[.F186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6</text:p>
          </table:table-cell>
          <table:table-cell office:value-type="float" office:value="18" calcext:value-type="float">
            <text:p>18</text:p>
          </table:table-cell>
          <table:table-cell office:value-type="float" office:value="1.28571428571429" calcext:value-type="float">
            <text:p>1.29</text:p>
          </table:table-cell>
          <table:table-cell table:formula="of:=CONCATENATE(&quot;hsla(&quot;; IF([.F187]=1; 50; IF([.F187]&lt;1; 0; 110));&quot;, 80%, &quot;; TEXT(IF([.F187]&lt;1; [.F187]*95; IF([.F187]&gt;1; 95/[.F187];70));&quot;###.##&quot;);&quot;%, 1.0)&quot;)" office:value-type="string" office:string-value="hsla(110, 80%, 73.89%, 1.0)" calcext:value-type="string">
            <text:p>hsla(11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7</text:p>
          </table:table-cell>
          <table:table-cell office:value-type="float" office:value="22" calcext:value-type="float">
            <text:p>22</text:p>
          </table:table-cell>
          <table:table-cell office:value-type="float" office:value="2.625" calcext:value-type="float">
            <text:p>2.63</text:p>
          </table:table-cell>
          <table:table-cell table:formula="of:=CONCATENATE(&quot;hsla(&quot;; IF([.F188]=1; 50; IF([.F188]&lt;1; 0; 110));&quot;, 80%, &quot;; TEXT(IF([.F188]&lt;1; [.F188]*95; IF([.F188]&gt;1; 95/[.F188];70));&quot;###.##&quot;);&quot;%, 1.0)&quot;)" office:value-type="string" office:string-value="hsla(110, 80%, 36.19%, 1.0)" calcext:value-type="string">
            <text:p>hsla(110, 80%, 36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8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189]=1; 50; IF([.F189]&lt;1; 0; 110));&quot;, 80%, &quot;; TEXT(IF([.F189]&lt;1; [.F189]*95; IF([.F189]&gt;1; 95/[.F189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89</text:p>
          </table:table-cell>
          <table:table-cell office:value-type="float" office:value="14" calcext:value-type="float">
            <text:p>14</text:p>
          </table:table-cell>
          <table:table-cell office:value-type="float" office:value="1.71428571428571" calcext:value-type="float">
            <text:p>1.71</text:p>
          </table:table-cell>
          <table:table-cell table:formula="of:=CONCATENATE(&quot;hsla(&quot;; IF([.F190]=1; 50; IF([.F190]&lt;1; 0; 110));&quot;, 80%, &quot;; TEXT(IF([.F190]&lt;1; [.F190]*95; IF([.F190]&gt;1; 95/[.F190];70));&quot;###.##&quot;);&quot;%, 1.0)&quot;)" office:value-type="string" office:string-value="hsla(110, 80%, 55.42%, 1.0)" calcext:value-type="string">
            <text:p>hsla(110, 80%, 55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0</text:p>
          </table:table-cell>
          <table:table-cell office:value-type="float" office:value="19" calcext:value-type="float">
            <text:p>19</text:p>
          </table:table-cell>
          <table:table-cell office:value-type="float" office:value="0.696969696969697" calcext:value-type="float">
            <text:p>0.7</text:p>
          </table:table-cell>
          <table:table-cell table:formula="of:=CONCATENATE(&quot;hsla(&quot;; IF([.F191]=1; 50; IF([.F191]&lt;1; 0; 110));&quot;, 80%, &quot;; TEXT(IF([.F191]&lt;1; [.F191]*95; IF([.F191]&gt;1; 95/[.F191];70));&quot;###.##&quot;);&quot;%, 1.0)&quot;)" office:value-type="string" office:string-value="hsla(0, 80%, 66.21%, 1.0)" calcext:value-type="string">
            <text:p>hsla(0, 80%, 66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92]=1; 50; IF([.F192]&lt;1; 0; 110));&quot;, 80%, &quot;; TEXT(IF([.F192]&lt;1; [.F192]*95; IF([.F192]&gt;1; 95/[.F19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3]=1; 50; IF([.F193]&lt;1; 0; 110));&quot;, 80%, &quot;; TEXT(IF([.F193]&lt;1; [.F193]*95; IF([.F193]&gt;1; 95/[.F19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3</text:p>
          </table:table-cell>
          <table:table-cell office:value-type="float" office:value="15" calcext:value-type="float">
            <text:p>15</text:p>
          </table:table-cell>
          <table:table-cell office:value-type="float" office:value="0.458333333333333" calcext:value-type="float">
            <text:p>0.46</text:p>
          </table:table-cell>
          <table:table-cell table:formula="of:=CONCATENATE(&quot;hsla(&quot;; IF([.F194]=1; 50; IF([.F194]&lt;1; 0; 110));&quot;, 80%, &quot;; TEXT(IF([.F194]&lt;1; [.F194]*95; IF([.F194]&gt;1; 95/[.F194];70));&quot;###.##&quot;);&quot;%, 1.0)&quot;)" office:value-type="string" office:string-value="hsla(0, 80%, 43.54%, 1.0)" calcext:value-type="string">
            <text:p>hsla(0, 80%, 43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95]=1; 50; IF([.F195]&lt;1; 0; 110));&quot;, 80%, &quot;; TEXT(IF([.F195]&lt;1; [.F195]*95; IF([.F195]&gt;1; 95/[.F19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5</text:p>
          </table:table-cell>
          <table:table-cell office:value-type="float" office:value="135" calcext:value-type="float">
            <text:p>135</text:p>
          </table:table-cell>
          <table:table-cell office:value-type="float" office:value="0.944444444444444" calcext:value-type="float">
            <text:p>0.94</text:p>
          </table:table-cell>
          <table:table-cell table:formula="of:=CONCATENATE(&quot;hsla(&quot;; IF([.F196]=1; 50; IF([.F196]&lt;1; 0; 110));&quot;, 80%, &quot;; TEXT(IF([.F196]&lt;1; [.F196]*95; IF([.F196]&gt;1; 95/[.F196];70));&quot;###.##&quot;);&quot;%, 1.0)&quot;)" office:value-type="string" office:string-value="hsla(0, 80%, 89.72%, 1.0)" calcext:value-type="string">
            <text:p>hsla(0, 80%, 89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7]=1; 50; IF([.F197]&lt;1; 0; 110));&quot;, 80%, &quot;; TEXT(IF([.F197]&lt;1; [.F197]*95; IF([.F197]&gt;1; 95/[.F19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7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198]=1; 50; IF([.F198]&lt;1; 0; 110));&quot;, 80%, &quot;; TEXT(IF([.F198]&lt;1; [.F198]*95; IF([.F198]&gt;1; 95/[.F198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9]=1; 50; IF([.F199]&lt;1; 0; 110));&quot;, 80%, &quot;; TEXT(IF([.F199]&lt;1; [.F199]*95; IF([.F199]&gt;1; 95/[.F19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1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00]=1; 50; IF([.F200]&lt;1; 0; 110));&quot;, 80%, &quot;; TEXT(IF([.F200]&lt;1; [.F200]*95; IF([.F200]&gt;1; 95/[.F20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0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formula="of:=CONCATENATE(&quot;hsla(&quot;; IF([.F201]=1; 50; IF([.F201]&lt;1; 0; 110));&quot;, 80%, &quot;; TEXT(IF([.F201]&lt;1; [.F201]*95; IF([.F201]&gt;1; 95/[.F201];70));&quot;###.##&quot;);&quot;%, 1.0)&quot;)" office:value-type="string" office:string-value="hsla(110, 80%, 52.78%, 1.0)" calcext:value-type="string">
            <text:p>hsla(11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1</text:p>
          </table:table-cell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202]=1; 50; IF([.F202]&lt;1; 0; 110));&quot;, 80%, &quot;; TEXT(IF([.F202]&lt;1; [.F202]*95; IF([.F202]&gt;1; 95/[.F20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2</text:p>
          </table:table-cell>
          <table:table-cell office:value-type="float" office:value="29" calcext:value-type="float">
            <text:p>29</text:p>
          </table:table-cell>
          <table:table-cell office:value-type="float" office:value="0.678571428571429" calcext:value-type="float">
            <text:p>0.68</text:p>
          </table:table-cell>
          <table:table-cell table:formula="of:=CONCATENATE(&quot;hsla(&quot;; IF([.F203]=1; 50; IF([.F203]&lt;1; 0; 110));&quot;, 80%, &quot;; TEXT(IF([.F203]&lt;1; [.F203]*95; IF([.F203]&gt;1; 95/[.F203];70));&quot;###.##&quot;);&quot;%, 1.0)&quot;)" office:value-type="string" office:string-value="hsla(0, 80%, 64.46%, 1.0)" calcext:value-type="string">
            <text:p>hsla(0, 80%, 64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04]=1; 50; IF([.F204]&lt;1; 0; 110));&quot;, 80%, &quot;; TEXT(IF([.F204]&lt;1; [.F204]*95; IF([.F204]&gt;1; 95/[.F20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4</text:p>
          </table:table-cell>
          <table:table-cell office:value-type="float" office:value="150" calcext:value-type="float">
            <text:p>150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205]=1; 50; IF([.F205]&lt;1; 0; 110));&quot;, 80%, &quot;; TEXT(IF([.F205]&lt;1; [.F205]*95; IF([.F205]&gt;1; 95/[.F205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5</text:p>
          </table:table-cell>
          <table:table-cell office:value-type="float" office:value="147" calcext:value-type="float">
            <text:p>147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206]=1; 50; IF([.F206]&lt;1; 0; 110));&quot;, 80%, &quot;; TEXT(IF([.F206]&lt;1; [.F206]*95; IF([.F206]&gt;1; 95/[.F20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207]=1; 50; IF([.F207]&lt;1; 0; 110));&quot;, 80%, &quot;; TEXT(IF([.F207]&lt;1; [.F207]*95; IF([.F207]&gt;1; 95/[.F20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7</text:p>
          </table:table-cell>
          <table:table-cell office:value-type="float" office:value="98" calcext:value-type="float">
            <text:p>98</text:p>
          </table:table-cell>
          <table:table-cell office:value-type="float" office:value="0.527027027027027" calcext:value-type="float">
            <text:p>0.53</text:p>
          </table:table-cell>
          <table:table-cell table:formula="of:=CONCATENATE(&quot;hsla(&quot;; IF([.F208]=1; 50; IF([.F208]&lt;1; 0; 110));&quot;, 80%, &quot;; TEXT(IF([.F208]&lt;1; [.F208]*95; IF([.F208]&gt;1; 95/[.F208];70));&quot;###.##&quot;);&quot;%, 1.0)&quot;)" office:value-type="string" office:string-value="hsla(0, 80%, 50.07%, 1.0)" calcext:value-type="string">
            <text:p>hsla(0, 80%, 50.0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8</text:p>
          </table:table-cell>
          <table:table-cell office:value-type="float" office:value="20" calcext:value-type="float">
            <text:p>20</text:p>
          </table:table-cell>
          <table:table-cell office:value-type="float" office:value="0.805555555555556" calcext:value-type="float">
            <text:p>0.81</text:p>
          </table:table-cell>
          <table:table-cell table:formula="of:=CONCATENATE(&quot;hsla(&quot;; IF([.F209]=1; 50; IF([.F209]&lt;1; 0; 110));&quot;, 80%, &quot;; TEXT(IF([.F209]&lt;1; [.F209]*95; IF([.F209]&gt;1; 95/[.F209];70));&quot;###.##&quot;);&quot;%, 1.0)&quot;)" office:value-type="string" office:string-value="hsla(0, 80%, 76.53%, 1.0)" calcext:value-type="string">
            <text:p>hsla(0, 80%, 76.5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09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210]=1; 50; IF([.F210]&lt;1; 0; 110));&quot;, 80%, &quot;; TEXT(IF([.F210]&lt;1; [.F210]*95; IF([.F210]&gt;1; 95/[.F210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Lysosome</text:p>
          </table:table-cell>
          <table:table-cell table:style-name="ce1" office:value-type="string" calcext:value-type="string">
            <text:p>Gene0210</text:p>
          </table:table-cell>
          <table:table-cell office:value-type="float" office:value="5" calcext:value-type="float">
            <text:p>5</text:p>
          </table:table-cell>
          <table:table-cell office:value-type="float" office:value="0.434782608695652" calcext:value-type="float">
            <text:p>0.43</text:p>
          </table:table-cell>
          <table:table-cell table:formula="of:=CONCATENATE(&quot;hsla(&quot;; IF([.F211]=1; 50; IF([.F211]&lt;1; 0; 110));&quot;, 80%, &quot;; TEXT(IF([.F211]&lt;1; [.F211]*95; IF([.F211]&gt;1; 95/[.F211];70));&quot;###.##&quot;);&quot;%, 1.0)&quot;)" office:value-type="string" office:string-value="hsla(0, 80%, 41.3%, 1.0)" calcext:value-type="string">
            <text:p>hsla(0, 80%, 41.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1</text:p>
          </table:table-cell>
          <table:table-cell office:value-type="float" office:value="41" calcext:value-type="float">
            <text:p>41</text:p>
          </table:table-cell>
          <table:table-cell office:value-type="float" office:value="0.870967741935484" calcext:value-type="float">
            <text:p>0.87</text:p>
          </table:table-cell>
          <table:table-cell table:formula="of:=CONCATENATE(&quot;hsla(&quot;; IF([.F212]=1; 50; IF([.F212]&lt;1; 0; 110));&quot;, 80%, &quot;; TEXT(IF([.F212]&lt;1; [.F212]*95; IF([.F212]&gt;1; 95/[.F212];70));&quot;###.##&quot;);&quot;%, 1.0)&quot;)" office:value-type="string" office:string-value="hsla(0, 80%, 82.74%, 1.0)" calcext:value-type="string">
            <text:p>hsla(0, 80%, 82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2</text:p>
          </table:table-cell>
          <table:table-cell office:value-type="float" office:value="7" calcext:value-type="float">
            <text:p>7</text:p>
          </table:table-cell>
          <table:table-cell office:value-type="float" office:value="0.742424242424242" calcext:value-type="float">
            <text:p>0.74</text:p>
          </table:table-cell>
          <table:table-cell table:formula="of:=CONCATENATE(&quot;hsla(&quot;; IF([.F213]=1; 50; IF([.F213]&lt;1; 0; 110));&quot;, 80%, &quot;; TEXT(IF([.F213]&lt;1; [.F213]*95; IF([.F213]&gt;1; 95/[.F213];70));&quot;###.##&quot;);&quot;%, 1.0)&quot;)" office:value-type="string" office:string-value="hsla(0, 80%, 70.53%, 1.0)" calcext:value-type="string">
            <text:p>hsla(0, 80%, 70.5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14]=1; 50; IF([.F214]&lt;1; 0; 110));&quot;, 80%, &quot;; TEXT(IF([.F214]&lt;1; [.F214]*95; IF([.F214]&gt;1; 95/[.F21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4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215]=1; 50; IF([.F215]&lt;1; 0; 110));&quot;, 80%, &quot;; TEXT(IF([.F215]&lt;1; [.F215]*95; IF([.F215]&gt;1; 95/[.F215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5</text:p>
          </table:table-cell>
          <table:table-cell office:value-type="float" office:value="134" calcext:value-type="float">
            <text:p>134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216]=1; 50; IF([.F216]&lt;1; 0; 110));&quot;, 80%, &quot;; TEXT(IF([.F216]&lt;1; [.F216]*95; IF([.F216]&gt;1; 95/[.F216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217]=1; 50; IF([.F217]&lt;1; 0; 110));&quot;, 80%, &quot;; TEXT(IF([.F217]&lt;1; [.F217]*95; IF([.F217]&gt;1; 95/[.F217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Mitophagy</text:p>
          </table:table-cell>
          <table:table-cell table:style-name="ce1" office:value-type="string" calcext:value-type="string">
            <text:p>Gene0217</text:p>
          </table:table-cell>
          <table:table-cell office:value-type="float" office:value="7" calcext:value-type="float">
            <text:p>7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218]=1; 50; IF([.F218]&lt;1; 0; 110));&quot;, 80%, &quot;; TEXT(IF([.F218]&lt;1; [.F218]*95; IF([.F218]&gt;1; 95/[.F218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18</text:p>
          </table:table-cell>
          <table:table-cell office:value-type="float" office:value="193" calcext:value-type="float">
            <text:p>193</text:p>
          </table:table-cell>
          <table:table-cell office:value-type="float" office:value="0.65625" calcext:value-type="float">
            <text:p>0.66</text:p>
          </table:table-cell>
          <table:table-cell table:formula="of:=CONCATENATE(&quot;hsla(&quot;; IF([.F219]=1; 50; IF([.F219]&lt;1; 0; 110));&quot;, 80%, &quot;; TEXT(IF([.F219]&lt;1; [.F219]*95; IF([.F219]&gt;1; 95/[.F219];70));&quot;###.##&quot;);&quot;%, 1.0)&quot;)" office:value-type="string" office:string-value="hsla(0, 80%, 62.34%, 1.0)" calcext:value-type="string">
            <text:p>hsla(0, 80%, 62.3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19</text:p>
          </table:table-cell>
          <table:table-cell office:value-type="float" office:value="57" calcext:value-type="float">
            <text:p>57</text:p>
          </table:table-cell>
          <table:table-cell office:value-type="float" office:value="0.414634146341463" calcext:value-type="float">
            <text:p>0.41</text:p>
          </table:table-cell>
          <table:table-cell table:formula="of:=CONCATENATE(&quot;hsla(&quot;; IF([.F220]=1; 50; IF([.F220]&lt;1; 0; 110));&quot;, 80%, &quot;; TEXT(IF([.F220]&lt;1; [.F220]*95; IF([.F220]&gt;1; 95/[.F220];70));&quot;###.##&quot;);&quot;%, 1.0)&quot;)" office:value-type="string" office:string-value="hsla(0, 80%, 39.39%, 1.0)" calcext:value-type="string">
            <text:p>hsla(0, 80%, 39.3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21]=1; 50; IF([.F221]&lt;1; 0; 110));&quot;, 80%, &quot;; TEXT(IF([.F221]&lt;1; [.F221]*95; IF([.F221]&gt;1; 95/[.F22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1</text:p>
          </table:table-cell>
          <table:table-cell office:value-type="float" office:value="51" calcext:value-type="float">
            <text:p>51</text:p>
          </table:table-cell>
          <table:table-cell office:value-type="float" office:value="0.529411764705882" calcext:value-type="float">
            <text:p>0.53</text:p>
          </table:table-cell>
          <table:table-cell table:formula="of:=CONCATENATE(&quot;hsla(&quot;; IF([.F222]=1; 50; IF([.F222]&lt;1; 0; 110));&quot;, 80%, &quot;; TEXT(IF([.F222]&lt;1; [.F222]*95; IF([.F222]&gt;1; 95/[.F222];70));&quot;###.##&quot;);&quot;%, 1.0)&quot;)" office:value-type="string" office:string-value="hsla(0, 80%, 50.29%, 1.0)" calcext:value-type="string">
            <text:p>hsla(0, 80%, 50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2</text:p>
          </table:table-cell>
          <table:table-cell office:value-type="float" office:value="2" calcext:value-type="float">
            <text:p>2</text:p>
          </table:table-cell>
          <table:table-cell office:value-type="float" office:value="0.841463414634146" calcext:value-type="float">
            <text:p>0.84</text:p>
          </table:table-cell>
          <table:table-cell table:formula="of:=CONCATENATE(&quot;hsla(&quot;; IF([.F223]=1; 50; IF([.F223]&lt;1; 0; 110));&quot;, 80%, &quot;; TEXT(IF([.F223]&lt;1; [.F223]*95; IF([.F223]&gt;1; 95/[.F223];70));&quot;###.##&quot;);&quot;%, 1.0)&quot;)" office:value-type="string" office:string-value="hsla(0, 80%, 79.94%, 1.0)" calcext:value-type="string">
            <text:p>hsla(0, 80%, 79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3</text:p>
          </table:table-cell>
          <table:table-cell office:value-type="float" office:value="42" calcext:value-type="float">
            <text:p>42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224]=1; 50; IF([.F224]&lt;1; 0; 110));&quot;, 80%, &quot;; TEXT(IF([.F224]&lt;1; [.F224]*95; IF([.F224]&gt;1; 95/[.F224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eroxisome</text:p>
          </table:table-cell>
          <table:table-cell table:style-name="ce1" office:value-type="string" calcext:value-type="string">
            <text:p>Gene0224</text:p>
          </table:table-cell>
          <table:table-cell office:value-type="float" office:value="9" calcext:value-type="float">
            <text:p>9</text:p>
          </table:table-cell>
          <table:table-cell office:value-type="float" office:value="2.39024390243902" calcext:value-type="float">
            <text:p>2.39</text:p>
          </table:table-cell>
          <table:table-cell table:formula="of:=CONCATENATE(&quot;hsla(&quot;; IF([.F225]=1; 50; IF([.F225]&lt;1; 0; 110));&quot;, 80%, &quot;; TEXT(IF([.F225]&lt;1; [.F225]*95; IF([.F225]&gt;1; 95/[.F225];70));&quot;###.##&quot;);&quot;%, 1.0)&quot;)" office:value-type="string" office:string-value="hsla(110, 80%, 39.74%, 1.0)" calcext:value-type="string">
            <text:p>hsla(110, 80%, 39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5</text:p>
          </table:table-cell>
          <table:table-cell office:value-type="float" office:value="49" calcext:value-type="float">
            <text:p>4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226]=1; 50; IF([.F226]&lt;1; 0; 110));&quot;, 80%, &quot;; TEXT(IF([.F226]&lt;1; [.F226]*95; IF([.F226]&gt;1; 95/[.F226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6</text:p>
          </table:table-cell>
          <table:table-cell office:value-type="float" office:value="21" calcext:value-type="float">
            <text:p>21</text:p>
          </table:table-cell>
          <table:table-cell office:value-type="float" office:value="2.33333333333333" calcext:value-type="float">
            <text:p>2.33</text:p>
          </table:table-cell>
          <table:table-cell table:formula="of:=CONCATENATE(&quot;hsla(&quot;; IF([.F227]=1; 50; IF([.F227]&lt;1; 0; 110));&quot;, 80%, &quot;; TEXT(IF([.F227]&lt;1; [.F227]*95; IF([.F227]&gt;1; 95/[.F227];70));&quot;###.##&quot;);&quot;%, 1.0)&quot;)" office:value-type="string" office:string-value="hsla(110, 80%, 40.71%, 1.0)" calcext:value-type="string">
            <text:p>hsla(11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7</text:p>
          </table:table-cell>
          <table:table-cell office:value-type="float" office:value="100" calcext:value-type="float">
            <text:p>100</text:p>
          </table:table-cell>
          <table:table-cell office:value-type="float" office:value="0.821428571428571" calcext:value-type="float">
            <text:p>0.82</text:p>
          </table:table-cell>
          <table:table-cell table:formula="of:=CONCATENATE(&quot;hsla(&quot;; IF([.F228]=1; 50; IF([.F228]&lt;1; 0; 110));&quot;, 80%, &quot;; TEXT(IF([.F228]&lt;1; [.F228]*95; IF([.F228]&gt;1; 95/[.F228];70));&quot;###.##&quot;);&quot;%, 1.0)&quot;)" office:value-type="string" office:string-value="hsla(0, 80%, 78.04%, 1.0)" calcext:value-type="string">
            <text:p>hsla(0, 80%, 78.0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8</text:p>
          </table:table-cell>
          <table:table-cell office:value-type="float" office:value="16" calcext:value-type="float">
            <text:p>16</text:p>
          </table:table-cell>
          <table:table-cell office:value-type="float" office:value="1.14024390243902" calcext:value-type="float">
            <text:p>1.14</text:p>
          </table:table-cell>
          <table:table-cell table:formula="of:=CONCATENATE(&quot;hsla(&quot;; IF([.F229]=1; 50; IF([.F229]&lt;1; 0; 110));&quot;, 80%, &quot;; TEXT(IF([.F229]&lt;1; [.F229]*95; IF([.F229]&gt;1; 95/[.F229];70));&quot;###.##&quot;);&quot;%, 1.0)&quot;)" office:value-type="string" office:string-value="hsla(110, 80%, 83.32%, 1.0)" calcext:value-type="string">
            <text:p>hsla(110, 80%, 83.3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2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30]=1; 50; IF([.F230]&lt;1; 0; 110));&quot;, 80%, &quot;; TEXT(IF([.F230]&lt;1; [.F230]*95; IF([.F230]&gt;1; 95/[.F23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0</text:p>
          </table:table-cell>
          <table:table-cell office:value-type="float" office:value="6" calcext:value-type="float">
            <text:p>6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231]=1; 50; IF([.F231]&lt;1; 0; 110));&quot;, 80%, &quot;; TEXT(IF([.F231]&lt;1; [.F231]*95; IF([.F231]&gt;1; 95/[.F231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1</text:p>
          </table:table-cell>
          <table:table-cell office:value-type="float" office:value="2" calcext:value-type="float">
            <text:p>2</text:p>
          </table:table-cell>
          <table:table-cell office:value-type="float" office:value="2.09090909090909" calcext:value-type="float">
            <text:p>2.09</text:p>
          </table:table-cell>
          <table:table-cell table:formula="of:=CONCATENATE(&quot;hsla(&quot;; IF([.F232]=1; 50; IF([.F232]&lt;1; 0; 110));&quot;, 80%, &quot;; TEXT(IF([.F232]&lt;1; [.F232]*95; IF([.F232]&gt;1; 95/[.F232];70));&quot;###.##&quot;);&quot;%, 1.0)&quot;)" office:value-type="string" office:string-value="hsla(110, 80%, 45.43%, 1.0)" calcext:value-type="string">
            <text:p>hsla(110, 80%, 45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2</text:p>
          </table:table-cell>
          <table:table-cell office:value-type="float" office:value="46" calcext:value-type="float">
            <text:p>4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233]=1; 50; IF([.F233]&lt;1; 0; 110));&quot;, 80%, &quot;; TEXT(IF([.F233]&lt;1; [.F233]*95; IF([.F233]&gt;1; 95/[.F233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3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table:formula="of:=CONCATENATE(&quot;hsla(&quot;; IF([.F234]=1; 50; IF([.F234]&lt;1; 0; 110));&quot;, 80%, &quot;; TEXT(IF([.F234]&lt;1; [.F234]*95; IF([.F234]&gt;1; 95/[.F234];70));&quot;###.##&quot;);&quot;%, 1.0)&quot;)" office:value-type="string" office:string-value="hsla(0, 80%, 80.75%, 1.0)" calcext:value-type="string">
            <text:p>hsla(0, 80%, 80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4</text:p>
          </table:table-cell>
          <table:table-cell office:value-type="float" office:value="5" calcext:value-type="float">
            <text:p>5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235]=1; 50; IF([.F235]&lt;1; 0; 110));&quot;, 80%, &quot;; TEXT(IF([.F235]&lt;1; [.F235]*95; IF([.F235]&gt;1; 95/[.F235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5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236]=1; 50; IF([.F236]&lt;1; 0; 110));&quot;, 80%, &quot;; TEXT(IF([.F236]&lt;1; [.F236]*95; IF([.F236]&gt;1; 95/[.F236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6</text:p>
          </table:table-cell>
          <table:table-cell office:value-type="float" office:value="131" calcext:value-type="float">
            <text:p>131</text:p>
          </table:table-cell>
          <table:table-cell office:value-type="float" office:value="0.466666666666667" calcext:value-type="float">
            <text:p>0.47</text:p>
          </table:table-cell>
          <table:table-cell table:formula="of:=CONCATENATE(&quot;hsla(&quot;; IF([.F237]=1; 50; IF([.F237]&lt;1; 0; 110));&quot;, 80%, &quot;; TEXT(IF([.F237]&lt;1; [.F237]*95; IF([.F237]&gt;1; 95/[.F237];70));&quot;###.##&quot;);&quot;%, 1.0)&quot;)" office:value-type="string" office:string-value="hsla(0, 80%, 44.33%, 1.0)" calcext:value-type="string">
            <text:p>hsla(0, 80%, 44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7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238]=1; 50; IF([.F238]&lt;1; 0; 110));&quot;, 80%, &quot;; TEXT(IF([.F238]&lt;1; [.F238]*95; IF([.F238]&gt;1; 95/[.F23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8</text:p>
          </table:table-cell>
          <table:table-cell office:value-type="float" office:value="44" calcext:value-type="float">
            <text:p>44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239]=1; 50; IF([.F239]&lt;1; 0; 110));&quot;, 80%, &quot;; TEXT(IF([.F239]&lt;1; [.F239]*95; IF([.F239]&gt;1; 95/[.F239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3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240]=1; 50; IF([.F240]&lt;1; 0; 110));&quot;, 80%, &quot;; TEXT(IF([.F240]&lt;1; [.F240]*95; IF([.F240]&gt;1; 95/[.F240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0</text:p>
          </table:table-cell>
          <table:table-cell office:value-type="float" office:value="2" calcext:value-type="float">
            <text:p>2</text:p>
          </table:table-cell>
          <table:table-cell office:value-type="float" office:value="1.30769230769231" calcext:value-type="float">
            <text:p>1.31</text:p>
          </table:table-cell>
          <table:table-cell table:formula="of:=CONCATENATE(&quot;hsla(&quot;; IF([.F241]=1; 50; IF([.F241]&lt;1; 0; 110));&quot;, 80%, &quot;; TEXT(IF([.F241]&lt;1; [.F241]*95; IF([.F241]&gt;1; 95/[.F241];70));&quot;###.##&quot;);&quot;%, 1.0)&quot;)" office:value-type="string" office:string-value="hsla(110, 80%, 72.65%, 1.0)" calcext:value-type="string">
            <text:p>hsla(110, 80%, 7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1</text:p>
          </table:table-cell>
          <table:table-cell office:value-type="float" office:value="32" calcext:value-type="float">
            <text:p>32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242]=1; 50; IF([.F242]&lt;1; 0; 110));&quot;, 80%, &quot;; TEXT(IF([.F242]&lt;1; [.F242]*95; IF([.F242]&gt;1; 95/[.F242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2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243]=1; 50; IF([.F243]&lt;1; 0; 110));&quot;, 80%, &quot;; TEXT(IF([.F243]&lt;1; [.F243]*95; IF([.F243]&gt;1; 95/[.F243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3</text:p>
          </table:table-cell>
          <table:table-cell office:value-type="float" office:value="31" calcext:value-type="float">
            <text:p>31</text:p>
          </table:table-cell>
          <table:table-cell office:value-type="float" office:value="1.42857142857143" calcext:value-type="float">
            <text:p>1.43</text:p>
          </table:table-cell>
          <table:table-cell table:formula="of:=CONCATENATE(&quot;hsla(&quot;; IF([.F244]=1; 50; IF([.F244]&lt;1; 0; 110));&quot;, 80%, &quot;; TEXT(IF([.F244]&lt;1; [.F244]*95; IF([.F244]&gt;1; 95/[.F244];70));&quot;###.##&quot;);&quot;%, 1.0)&quot;)" office:value-type="string" office:string-value="hsla(110, 80%, 66.5%, 1.0)" calcext:value-type="string">
            <text:p>hsla(11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4</text:p>
          </table:table-cell>
          <table:table-cell office:value-type="float" office:value="7" calcext:value-type="float">
            <text:p>7</text:p>
          </table:table-cell>
          <table:table-cell office:value-type="float" office:value="3.66666666666667" calcext:value-type="float">
            <text:p>3.67</text:p>
          </table:table-cell>
          <table:table-cell table:formula="of:=CONCATENATE(&quot;hsla(&quot;; IF([.F245]=1; 50; IF([.F245]&lt;1; 0; 110));&quot;, 80%, &quot;; TEXT(IF([.F245]&lt;1; [.F245]*95; IF([.F245]&gt;1; 95/[.F245];70));&quot;###.##&quot;);&quot;%, 1.0)&quot;)" office:value-type="string" office:string-value="hsla(110, 80%, 25.91%, 1.0)" calcext:value-type="string">
            <text:p>hsla(11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5</text:p>
          </table:table-cell>
          <table:table-cell office:value-type="float" office:value="11" calcext:value-type="float">
            <text:p>11</text:p>
          </table:table-cell>
          <table:table-cell office:value-type="float" office:value="0.909090909090909" calcext:value-type="float">
            <text:p>0.91</text:p>
          </table:table-cell>
          <table:table-cell table:formula="of:=CONCATENATE(&quot;hsla(&quot;; IF([.F246]=1; 50; IF([.F246]&lt;1; 0; 110));&quot;, 80%, &quot;; TEXT(IF([.F246]&lt;1; [.F246]*95; IF([.F246]&gt;1; 95/[.F246];70));&quot;###.##&quot;);&quot;%, 1.0)&quot;)" office:value-type="string" office:string-value="hsla(0, 80%, 86.36%, 1.0)" calcext:value-type="string">
            <text:p>hsla(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47]=1; 50; IF([.F247]&lt;1; 0; 110));&quot;, 80%, &quot;; TEXT(IF([.F247]&lt;1; [.F247]*95; IF([.F247]&gt;1; 95/[.F24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7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248]=1; 50; IF([.F248]&lt;1; 0; 110));&quot;, 80%, &quot;; TEXT(IF([.F248]&lt;1; [.F248]*95; IF([.F248]&gt;1; 95/[.F248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8</text:p>
          </table:table-cell>
          <table:table-cell office:value-type="float" office:value="17" calcext:value-type="float">
            <text:p>17</text:p>
          </table:table-cell>
          <table:table-cell office:value-type="float" office:value="0.416666666666667" calcext:value-type="float">
            <text:p>0.42</text:p>
          </table:table-cell>
          <table:table-cell table:formula="of:=CONCATENATE(&quot;hsla(&quot;; IF([.F249]=1; 50; IF([.F249]&lt;1; 0; 110));&quot;, 80%, &quot;; TEXT(IF([.F249]&lt;1; [.F249]*95; IF([.F249]&gt;1; 95/[.F249];70));&quot;###.##&quot;);&quot;%, 1.0)&quot;)" office:value-type="string" office:string-value="hsla(0, 80%, 39.58%, 1.0)" calcext:value-type="string">
            <text:p>hsla(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49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250]=1; 50; IF([.F250]&lt;1; 0; 110));&quot;, 80%, &quot;; TEXT(IF([.F250]&lt;1; [.F250]*95; IF([.F250]&gt;1; 95/[.F250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0</text:p>
          </table:table-cell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251]=1; 50; IF([.F251]&lt;1; 0; 110));&quot;, 80%, &quot;; TEXT(IF([.F251]&lt;1; [.F251]*95; IF([.F251]&gt;1; 95/[.F251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1</text:p>
          </table:table-cell>
          <table:table-cell office:value-type="float" office:value="3" calcext:value-type="float">
            <text:p>3</text:p>
          </table:table-cell>
          <table:table-cell office:value-type="float" office:value="0.609756097560976" calcext:value-type="float">
            <text:p>0.61</text:p>
          </table:table-cell>
          <table:table-cell table:formula="of:=CONCATENATE(&quot;hsla(&quot;; IF([.F252]=1; 50; IF([.F252]&lt;1; 0; 110));&quot;, 80%, &quot;; TEXT(IF([.F252]&lt;1; [.F252]*95; IF([.F252]&gt;1; 95/[.F252];70));&quot;###.##&quot;);&quot;%, 1.0)&quot;)" office:value-type="string" office:string-value="hsla(0, 80%, 57.93%, 1.0)" calcext:value-type="string">
            <text:p>hsla(0, 80%, 57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253]=1; 50; IF([.F253]&lt;1; 0; 110));&quot;, 80%, &quot;; TEXT(IF([.F253]&lt;1; [.F253]*95; IF([.F253]&gt;1; 95/[.F253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3</text:p>
          </table:table-cell>
          <table:table-cell office:value-type="float" office:value="29" calcext:value-type="float">
            <text:p>29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254]=1; 50; IF([.F254]&lt;1; 0; 110));&quot;, 80%, &quot;; TEXT(IF([.F254]&lt;1; [.F254]*95; IF([.F254]&gt;1; 95/[.F254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4</text:p>
          </table:table-cell>
          <table:table-cell office:value-type="float" office:value="30" calcext:value-type="float">
            <text:p>30</text:p>
          </table:table-cell>
          <table:table-cell office:value-type="float" office:value="0.482758620689655" calcext:value-type="float">
            <text:p>0.48</text:p>
          </table:table-cell>
          <table:table-cell table:formula="of:=CONCATENATE(&quot;hsla(&quot;; IF([.F255]=1; 50; IF([.F255]&lt;1; 0; 110));&quot;, 80%, &quot;; TEXT(IF([.F255]&lt;1; [.F255]*95; IF([.F255]&gt;1; 95/[.F255];70));&quot;###.##&quot;);&quot;%, 1.0)&quot;)" office:value-type="string" office:string-value="hsla(0, 80%, 45.86%, 1.0)" calcext:value-type="string">
            <text:p>hsla(0, 80%, 45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5</text:p>
          </table:table-cell>
          <table:table-cell office:value-type="float" office:value="16" calcext:value-type="float">
            <text:p>16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256]=1; 50; IF([.F256]&lt;1; 0; 110));&quot;, 80%, &quot;; TEXT(IF([.F256]&lt;1; [.F256]*95; IF([.F256]&gt;1; 95/[.F256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Cellular Processes</text:p>
          </table:table-cell>
          <table:table-cell office:value-type="string" calcext:value-type="string">
            <text:p>Transport and catabolism</text:p>
          </table:table-cell>
          <table:table-cell office:value-type="string" calcext:value-type="string">
            <text:p>Phagosome</text:p>
          </table:table-cell>
          <table:table-cell table:style-name="ce1" office:value-type="string" calcext:value-type="string">
            <text:p>Gene0256</text:p>
          </table:table-cell>
          <table:table-cell office:value-type="float" office:value="90" calcext:value-type="float">
            <text:p>90</text:p>
          </table:table-cell>
          <table:table-cell office:value-type="float" office:value="0.310344827586207" calcext:value-type="float">
            <text:p>0.31</text:p>
          </table:table-cell>
          <table:table-cell table:formula="of:=CONCATENATE(&quot;hsla(&quot;; IF([.F257]=1; 50; IF([.F257]&lt;1; 0; 110));&quot;, 80%, &quot;; TEXT(IF([.F257]&lt;1; [.F257]*95; IF([.F257]&gt;1; 95/[.F257];70));&quot;###.##&quot;);&quot;%, 1.0)&quot;)" office:value-type="string" office:string-value="hsla(0, 80%, 29.48%, 1.0)" calcext:value-type="string">
            <text:p>hsla(0, 80%, 29.4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57</text:p>
          </table:table-cell>
          <table:table-cell office:value-type="float" office:value="19" calcext:value-type="float">
            <text:p>19</text:p>
          </table:table-cell>
          <table:table-cell office:value-type="float" office:value="1.02" calcext:value-type="float">
            <text:p>1.02</text:p>
          </table:table-cell>
          <table:table-cell table:formula="of:=CONCATENATE(&quot;hsla(&quot;; IF([.F258]=1; 50; IF([.F258]&lt;1; 0; 110));&quot;, 80%, &quot;; TEXT(IF([.F258]&lt;1; [.F258]*95; IF([.F258]&gt;1; 95/[.F258];70));&quot;###.##&quot;);&quot;%, 1.0)&quot;)" office:value-type="string" office:string-value="hsla(110, 80%, 93.14%, 1.0)" calcext:value-type="string">
            <text:p>hsla(110, 80%, 93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259]=1; 50; IF([.F259]&lt;1; 0; 110));&quot;, 80%, &quot;; TEXT(IF([.F259]&lt;1; [.F259]*95; IF([.F259]&gt;1; 95/[.F25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59</text:p>
          </table:table-cell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260]=1; 50; IF([.F260]&lt;1; 0; 110));&quot;, 80%, &quot;; TEXT(IF([.F260]&lt;1; [.F260]*95; IF([.F260]&gt;1; 95/[.F260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60</text:p>
          </table:table-cell>
          <table:table-cell office:value-type="float" office:value="229" calcext:value-type="float">
            <text:p>22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261]=1; 50; IF([.F261]&lt;1; 0; 110));&quot;, 80%, &quot;; TEXT(IF([.F261]&lt;1; [.F261]*95; IF([.F261]&gt;1; 95/[.F26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61</text:p>
          </table:table-cell>
          <table:table-cell office:value-type="float" office:value="615" calcext:value-type="float">
            <text:p>615</text:p>
          </table:table-cell>
          <table:table-cell office:value-type="float" office:value="0.523809523809524" calcext:value-type="float">
            <text:p>0.52</text:p>
          </table:table-cell>
          <table:table-cell table:formula="of:=CONCATENATE(&quot;hsla(&quot;; IF([.F262]=1; 50; IF([.F262]&lt;1; 0; 110));&quot;, 80%, &quot;; TEXT(IF([.F262]&lt;1; [.F262]*95; IF([.F262]&gt;1; 95/[.F262];70));&quot;###.##&quot;);&quot;%, 1.0)&quot;)" office:value-type="string" office:string-value="hsla(0, 80%, 49.76%, 1.0)" calcext:value-type="string">
            <text:p>hsla(0, 80%, 49.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Membrane transport</text:p>
          </table:table-cell>
          <table:table-cell office:value-type="string" calcext:value-type="string">
            <text:p>ABC transporters</text:p>
          </table:table-cell>
          <table:table-cell table:style-name="ce1" office:value-type="string" calcext:value-type="string">
            <text:p>Gene0262</text:p>
          </table:table-cell>
          <table:table-cell office:value-type="float" office:value="8" calcext:value-type="float">
            <text:p>8</text:p>
          </table:table-cell>
          <table:table-cell office:value-type="float" office:value="0.821428571428571" calcext:value-type="float">
            <text:p>0.82</text:p>
          </table:table-cell>
          <table:table-cell table:formula="of:=CONCATENATE(&quot;hsla(&quot;; IF([.F263]=1; 50; IF([.F263]&lt;1; 0; 110));&quot;, 80%, &quot;; TEXT(IF([.F263]&lt;1; [.F263]*95; IF([.F263]&gt;1; 95/[.F263];70));&quot;###.##&quot;);&quot;%, 1.0)&quot;)" office:value-type="string" office:string-value="hsla(0, 80%, 78.04%, 1.0)" calcext:value-type="string">
            <text:p>hsla(0, 80%, 78.0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3</text:p>
          </table:table-cell>
          <table:table-cell office:value-type="float" office:value="6" calcext:value-type="float">
            <text:p>6</text:p>
          </table:table-cell>
          <table:table-cell office:value-type="float" office:value="0.620689655172414" calcext:value-type="float">
            <text:p>0.62</text:p>
          </table:table-cell>
          <table:table-cell table:formula="of:=CONCATENATE(&quot;hsla(&quot;; IF([.F264]=1; 50; IF([.F264]&lt;1; 0; 110));&quot;, 80%, &quot;; TEXT(IF([.F264]&lt;1; [.F264]*95; IF([.F264]&gt;1; 95/[.F264];70));&quot;###.##&quot;);&quot;%, 1.0)&quot;)" office:value-type="string" office:string-value="hsla(0, 80%, 58.97%, 1.0)" calcext:value-type="string">
            <text:p>hsla(0, 80%, 58.9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4</text:p>
          </table:table-cell>
          <table:table-cell office:value-type="float" office:value="23" calcext:value-type="float">
            <text:p>23</text:p>
          </table:table-cell>
          <table:table-cell office:value-type="float" office:value="0.652173913043478" calcext:value-type="float">
            <text:p>0.65</text:p>
          </table:table-cell>
          <table:table-cell table:formula="of:=CONCATENATE(&quot;hsla(&quot;; IF([.F265]=1; 50; IF([.F265]&lt;1; 0; 110));&quot;, 80%, &quot;; TEXT(IF([.F265]&lt;1; [.F265]*95; IF([.F265]&gt;1; 95/[.F265];70));&quot;###.##&quot;);&quot;%, 1.0)&quot;)" office:value-type="string" office:string-value="hsla(0, 80%, 61.96%, 1.0)" calcext:value-type="string">
            <text:p>hsla(0, 80%, 61.9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5</text:p>
          </table:table-cell>
          <table:table-cell office:value-type="float" office:value="9" calcext:value-type="float">
            <text:p>9</text:p>
          </table:table-cell>
          <table:table-cell office:value-type="float" office:value="0.823529411764706" calcext:value-type="float">
            <text:p>0.82</text:p>
          </table:table-cell>
          <table:table-cell table:formula="of:=CONCATENATE(&quot;hsla(&quot;; IF([.F266]=1; 50; IF([.F266]&lt;1; 0; 110));&quot;, 80%, &quot;; TEXT(IF([.F266]&lt;1; [.F266]*95; IF([.F266]&gt;1; 95/[.F266];70));&quot;###.##&quot;);&quot;%, 1.0)&quot;)" office:value-type="string" office:string-value="hsla(0, 80%, 78.24%, 1.0)" calcext:value-type="string">
            <text:p>hsla(0, 80%, 78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67]=1; 50; IF([.F267]&lt;1; 0; 110));&quot;, 80%, &quot;; TEXT(IF([.F267]&lt;1; [.F267]*95; IF([.F267]&gt;1; 95/[.F26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7</text:p>
          </table:table-cell>
          <table:table-cell office:value-type="float" office:value="11" calcext:value-type="float">
            <text:p>11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268]=1; 50; IF([.F268]&lt;1; 0; 110));&quot;, 80%, &quot;; TEXT(IF([.F268]&lt;1; [.F268]*95; IF([.F268]&gt;1; 95/[.F268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8</text:p>
          </table:table-cell>
          <table:table-cell office:value-type="float" office:value="14" calcext:value-type="float">
            <text:p>14</text:p>
          </table:table-cell>
          <table:table-cell office:value-type="float" office:value="0.583333333333333" calcext:value-type="float">
            <text:p>0.58</text:p>
          </table:table-cell>
          <table:table-cell table:formula="of:=CONCATENATE(&quot;hsla(&quot;; IF([.F269]=1; 50; IF([.F269]&lt;1; 0; 110));&quot;, 80%, &quot;; TEXT(IF([.F269]&lt;1; [.F269]*95; IF([.F269]&gt;1; 95/[.F269];70));&quot;###.##&quot;);&quot;%, 1.0)&quot;)" office:value-type="string" office:string-value="hsla(0, 80%, 55.42%, 1.0)" calcext:value-type="string">
            <text:p>hsla(0, 80%, 55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69</text:p>
          </table:table-cell>
          <table:table-cell office:value-type="float" office:value="50" calcext:value-type="float">
            <text:p>50</text:p>
          </table:table-cell>
          <table:table-cell office:value-type="float" office:value="1.21978021978022" calcext:value-type="float">
            <text:p>1.22</text:p>
          </table:table-cell>
          <table:table-cell table:formula="of:=CONCATENATE(&quot;hsla(&quot;; IF([.F270]=1; 50; IF([.F270]&lt;1; 0; 110));&quot;, 80%, &quot;; TEXT(IF([.F270]&lt;1; [.F270]*95; IF([.F270]&gt;1; 95/[.F270];70));&quot;###.##&quot;);&quot;%, 1.0)&quot;)" office:value-type="string" office:string-value="hsla(110, 80%, 77.88%, 1.0)" calcext:value-type="string">
            <text:p>hsla(110, 80%, 77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0</text:p>
          </table:table-cell>
          <table:table-cell office:value-type="float" office:value="4" calcext:value-type="float">
            <text:p>4</text:p>
          </table:table-cell>
          <table:table-cell office:value-type="float" office:value="0.807692307692308" calcext:value-type="float">
            <text:p>0.81</text:p>
          </table:table-cell>
          <table:table-cell table:formula="of:=CONCATENATE(&quot;hsla(&quot;; IF([.F271]=1; 50; IF([.F271]&lt;1; 0; 110));&quot;, 80%, &quot;; TEXT(IF([.F271]&lt;1; [.F271]*95; IF([.F271]&gt;1; 95/[.F271];70));&quot;###.##&quot;);&quot;%, 1.0)&quot;)" office:value-type="string" office:string-value="hsla(0, 80%, 76.73%, 1.0)" calcext:value-type="string">
            <text:p>hsla(0, 80%, 76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1</text:p>
          </table:table-cell>
          <table:table-cell office:value-type="float" office:value="110" calcext:value-type="float">
            <text:p>110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272]=1; 50; IF([.F272]&lt;1; 0; 110));&quot;, 80%, &quot;; TEXT(IF([.F272]&lt;1; [.F272]*95; IF([.F272]&gt;1; 95/[.F272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2</text:p>
          </table:table-cell>
          <table:table-cell office:value-type="float" office:value="26" calcext:value-type="float">
            <text:p>26</text:p>
          </table:table-cell>
          <table:table-cell office:value-type="float" office:value="1.2962962962963" calcext:value-type="float">
            <text:p>1.3</text:p>
          </table:table-cell>
          <table:table-cell table:formula="of:=CONCATENATE(&quot;hsla(&quot;; IF([.F273]=1; 50; IF([.F273]&lt;1; 0; 110));&quot;, 80%, &quot;; TEXT(IF([.F273]&lt;1; [.F273]*95; IF([.F273]&gt;1; 95/[.F273];70));&quot;###.##&quot;);&quot;%, 1.0)&quot;)" office:value-type="string" office:string-value="hsla(110, 80%, 73.29%, 1.0)" calcext:value-type="string">
            <text:p>hsla(110, 80%, 73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MPK signaling pathway</text:p>
          </table:table-cell>
          <table:table-cell table:style-name="ce1" office:value-type="string" calcext:value-type="string">
            <text:p>Gene0273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274]=1; 50; IF([.F274]&lt;1; 0; 110));&quot;, 80%, &quot;; TEXT(IF([.F274]&lt;1; [.F274]*95; IF([.F274]&gt;1; 95/[.F274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4</text:p>
          </table:table-cell>
          <table:table-cell office:value-type="float" office:value="11" calcext:value-type="float">
            <text:p>11</text:p>
          </table:table-cell>
          <table:table-cell office:value-type="float" office:value="0.647058823529412" calcext:value-type="float">
            <text:p>0.65</text:p>
          </table:table-cell>
          <table:table-cell table:formula="of:=CONCATENATE(&quot;hsla(&quot;; IF([.F275]=1; 50; IF([.F275]&lt;1; 0; 110));&quot;, 80%, &quot;; TEXT(IF([.F275]&lt;1; [.F275]*95; IF([.F275]&gt;1; 95/[.F275];70));&quot;###.##&quot;);&quot;%, 1.0)&quot;)" office:value-type="string" office:string-value="hsla(0, 80%, 61.47%, 1.0)" calcext:value-type="string">
            <text:p>hsla(0, 80%, 61.4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5</text:p>
          </table:table-cell>
          <table:table-cell office:value-type="float" office:value="42" calcext:value-type="float">
            <text:p>42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276]=1; 50; IF([.F276]&lt;1; 0; 110));&quot;, 80%, &quot;; TEXT(IF([.F276]&lt;1; [.F276]*95; IF([.F276]&gt;1; 95/[.F276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6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</text:p>
          </table:table-cell>
          <table:table-cell table:formula="of:=CONCATENATE(&quot;hsla(&quot;; IF([.F277]=1; 50; IF([.F277]&lt;1; 0; 110));&quot;, 80%, &quot;; TEXT(IF([.F277]&lt;1; [.F277]*95; IF([.F277]&gt;1; 95/[.F277];70));&quot;###.##&quot;);&quot;%, 1.0)&quot;)" office:value-type="string" office:string-value="hsla(0, 80%, 88.67%, 1.0)" calcext:value-type="string">
            <text:p>hsla(0, 80%, 88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7</text:p>
          </table:table-cell>
          <table:table-cell office:value-type="float" office:value="55" calcext:value-type="float">
            <text:p>55</text:p>
          </table:table-cell>
          <table:table-cell office:value-type="float" office:value="0.526315789473684" calcext:value-type="float">
            <text:p>0.53</text:p>
          </table:table-cell>
          <table:table-cell table:formula="of:=CONCATENATE(&quot;hsla(&quot;; IF([.F278]=1; 50; IF([.F278]&lt;1; 0; 110));&quot;, 80%, &quot;; TEXT(IF([.F278]&lt;1; [.F278]*95; IF([.F278]&gt;1; 95/[.F278];70));&quot;###.##&quot;);&quot;%, 1.0)&quot;)" office:value-type="string" office:string-value="hsla(0, 80%, 50%, 1.0)" calcext:value-type="string">
            <text:p>hsla(0, 80%, 5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8</text:p>
          </table:table-cell>
          <table:table-cell office:value-type="float" office:value="78" calcext:value-type="float">
            <text:p>78</text:p>
          </table:table-cell>
          <table:table-cell office:value-type="float" office:value="2.33333333333333" calcext:value-type="float">
            <text:p>2.33</text:p>
          </table:table-cell>
          <table:table-cell table:formula="of:=CONCATENATE(&quot;hsla(&quot;; IF([.F279]=1; 50; IF([.F279]&lt;1; 0; 110));&quot;, 80%, &quot;; TEXT(IF([.F279]&lt;1; [.F279]*95; IF([.F279]&gt;1; 95/[.F279];70));&quot;###.##&quot;);&quot;%, 1.0)&quot;)" office:value-type="string" office:string-value="hsla(110, 80%, 40.71%, 1.0)" calcext:value-type="string">
            <text:p>hsla(11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79</text:p>
          </table:table-cell>
          <table:table-cell office:value-type="float" office:value="33" calcext:value-type="float">
            <text:p>33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280]=1; 50; IF([.F280]&lt;1; 0; 110));&quot;, 80%, &quot;; TEXT(IF([.F280]&lt;1; [.F280]*95; IF([.F280]&gt;1; 95/[.F280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80</text:p>
          </table:table-cell>
          <table:table-cell office:value-type="float" office:value="16" calcext:value-type="float">
            <text:p>16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281]=1; 50; IF([.F281]&lt;1; 0; 110));&quot;, 80%, &quot;; TEXT(IF([.F281]&lt;1; [.F281]*95; IF([.F281]&gt;1; 95/[.F281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81</text:p>
          </table:table-cell>
          <table:table-cell office:value-type="float" office:value="70" calcext:value-type="float">
            <text:p>70</text:p>
          </table:table-cell>
          <table:table-cell office:value-type="float" office:value="1.46153846153846" calcext:value-type="float">
            <text:p>1.46</text:p>
          </table:table-cell>
          <table:table-cell table:formula="of:=CONCATENATE(&quot;hsla(&quot;; IF([.F282]=1; 50; IF([.F282]&lt;1; 0; 110));&quot;, 80%, &quot;; TEXT(IF([.F282]&lt;1; [.F282]*95; IF([.F282]&gt;1; 95/[.F282];70));&quot;###.##&quot;);&quot;%, 1.0)&quot;)" office:value-type="string" office:string-value="hsla(110, 80%, 65%, 1.0)" calcext:value-type="string">
            <text:p>hsla(110, 80%, 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Apelin signaling pathway</text:p>
          </table:table-cell>
          <table:table-cell table:style-name="ce1" office:value-type="string" calcext:value-type="string">
            <text:p>Gene0282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283]=1; 50; IF([.F283]&lt;1; 0; 110));&quot;, 80%, &quot;; TEXT(IF([.F283]&lt;1; [.F283]*95; IF([.F283]&gt;1; 95/[.F283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3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284]=1; 50; IF([.F284]&lt;1; 0; 110));&quot;, 80%, &quot;; TEXT(IF([.F284]&lt;1; [.F284]*95; IF([.F284]&gt;1; 95/[.F284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4</text:p>
          </table:table-cell>
          <table:table-cell office:value-type="float" office:value="14" calcext:value-type="float">
            <text:p>14</text:p>
          </table:table-cell>
          <table:table-cell office:value-type="float" office:value="1.54545454545455" calcext:value-type="float">
            <text:p>1.55</text:p>
          </table:table-cell>
          <table:table-cell table:formula="of:=CONCATENATE(&quot;hsla(&quot;; IF([.F285]=1; 50; IF([.F285]&lt;1; 0; 110));&quot;, 80%, &quot;; TEXT(IF([.F285]&lt;1; [.F285]*95; IF([.F285]&gt;1; 95/[.F285];70));&quot;###.##&quot;);&quot;%, 1.0)&quot;)" office:value-type="string" office:string-value="hsla(110, 80%, 61.47%, 1.0)" calcext:value-type="string">
            <text:p>hsla(110, 80%, 61.4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5</text:p>
          </table:table-cell>
          <table:table-cell office:value-type="float" office:value="3" calcext:value-type="float">
            <text:p>3</text:p>
          </table:table-cell>
          <table:table-cell office:value-type="float" office:value="1.28571428571429" calcext:value-type="float">
            <text:p>1.29</text:p>
          </table:table-cell>
          <table:table-cell table:formula="of:=CONCATENATE(&quot;hsla(&quot;; IF([.F286]=1; 50; IF([.F286]&lt;1; 0; 110));&quot;, 80%, &quot;; TEXT(IF([.F286]&lt;1; [.F286]*95; IF([.F286]&gt;1; 95/[.F286];70));&quot;###.##&quot;);&quot;%, 1.0)&quot;)" office:value-type="string" office:string-value="hsla(110, 80%, 73.89%, 1.0)" calcext:value-type="string">
            <text:p>hsla(11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6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4286" calcext:value-type="float">
            <text:p>1.86</text:p>
          </table:table-cell>
          <table:table-cell table:formula="of:=CONCATENATE(&quot;hsla(&quot;; IF([.F287]=1; 50; IF([.F287]&lt;1; 0; 110));&quot;, 80%, &quot;; TEXT(IF([.F287]&lt;1; [.F287]*95; IF([.F287]&gt;1; 95/[.F287];70));&quot;###.##&quot;);&quot;%, 1.0)&quot;)" office:value-type="string" office:string-value="hsla(110, 80%, 51.15%, 1.0)" calcext:value-type="string">
            <text:p>hsla(110, 80%, 51.1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288]=1; 50; IF([.F288]&lt;1; 0; 110));&quot;, 80%, &quot;; TEXT(IF([.F288]&lt;1; [.F288]*95; IF([.F288]&gt;1; 95/[.F28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8</text:p>
          </table:table-cell>
          <table:table-cell office:value-type="float" office:value="13" calcext:value-type="float">
            <text:p>13</text:p>
          </table:table-cell>
          <table:table-cell office:value-type="float" office:value="0.56" calcext:value-type="float">
            <text:p>0.56</text:p>
          </table:table-cell>
          <table:table-cell table:formula="of:=CONCATENATE(&quot;hsla(&quot;; IF([.F289]=1; 50; IF([.F289]&lt;1; 0; 110));&quot;, 80%, &quot;; TEXT(IF([.F289]&lt;1; [.F289]*95; IF([.F289]&gt;1; 95/[.F289];70));&quot;###.##&quot;);&quot;%, 1.0)&quot;)" office:value-type="string" office:string-value="hsla(0, 80%, 53.2%, 1.0)" calcext:value-type="string">
            <text:p>hsla(0, 80%, 53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89</text:p>
          </table:table-cell>
          <table:table-cell office:value-type="float" office:value="8" calcext:value-type="float">
            <text:p>8</text:p>
          </table:table-cell>
          <table:table-cell office:value-type="float" office:value="0.5625" calcext:value-type="float">
            <text:p>0.56</text:p>
          </table:table-cell>
          <table:table-cell table:formula="of:=CONCATENATE(&quot;hsla(&quot;; IF([.F290]=1; 50; IF([.F290]&lt;1; 0; 110));&quot;, 80%, &quot;; TEXT(IF([.F290]&lt;1; [.F290]*95; IF([.F290]&gt;1; 95/[.F290];70));&quot;###.##&quot;);&quot;%, 1.0)&quot;)" office:value-type="string" office:string-value="hsla(0, 80%, 53.44%, 1.0)" calcext:value-type="string">
            <text:p>hsla(0, 80%, 53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0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291]=1; 50; IF([.F291]&lt;1; 0; 110));&quot;, 80%, &quot;; TEXT(IF([.F291]&lt;1; [.F291]*95; IF([.F291]&gt;1; 95/[.F291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1</text:p>
          </table:table-cell>
          <table:table-cell office:value-type="float" office:value="22" calcext:value-type="float">
            <text:p>22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292]=1; 50; IF([.F292]&lt;1; 0; 110));&quot;, 80%, &quot;; TEXT(IF([.F292]&lt;1; [.F292]*95; IF([.F292]&gt;1; 95/[.F292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293]=1; 50; IF([.F293]&lt;1; 0; 110));&quot;, 80%, &quot;; TEXT(IF([.F293]&lt;1; [.F293]*95; IF([.F293]&gt;1; 95/[.F293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3</text:p>
          </table:table-cell>
          <table:table-cell office:value-type="float" office:value="25" calcext:value-type="float">
            <text:p>25</text:p>
          </table:table-cell>
          <table:table-cell office:value-type="float" office:value="0.962264150943396" calcext:value-type="float">
            <text:p>0.96</text:p>
          </table:table-cell>
          <table:table-cell table:formula="of:=CONCATENATE(&quot;hsla(&quot;; IF([.F294]=1; 50; IF([.F294]&lt;1; 0; 110));&quot;, 80%, &quot;; TEXT(IF([.F294]&lt;1; [.F294]*95; IF([.F294]&gt;1; 95/[.F294];70));&quot;###.##&quot;);&quot;%, 1.0)&quot;)" office:value-type="string" office:string-value="hsla(0, 80%, 91.42%, 1.0)" calcext:value-type="string">
            <text:p>hsla(0, 80%, 91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lcium signaling pathway</text:p>
          </table:table-cell>
          <table:table-cell table:style-name="ce1" office:value-type="string" calcext:value-type="string">
            <text:p>Gene0294</text:p>
          </table:table-cell>
          <table:table-cell office:value-type="float" office:value="30" calcext:value-type="float">
            <text:p>30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295]=1; 50; IF([.F295]&lt;1; 0; 110));&quot;, 80%, &quot;; TEXT(IF([.F295]&lt;1; [.F295]*95; IF([.F295]&gt;1; 95/[.F295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5</text:p>
          </table:table-cell>
          <table:table-cell office:value-type="float" office:value="149" calcext:value-type="float">
            <text:p>149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296]=1; 50; IF([.F296]&lt;1; 0; 110));&quot;, 80%, &quot;; TEXT(IF([.F296]&lt;1; [.F296]*95; IF([.F296]&gt;1; 95/[.F296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6</text:p>
          </table:table-cell>
          <table:table-cell office:value-type="float" office:value="330" calcext:value-type="float">
            <text:p>330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297]=1; 50; IF([.F297]&lt;1; 0; 110));&quot;, 80%, &quot;; TEXT(IF([.F297]&lt;1; [.F297]*95; IF([.F297]&gt;1; 95/[.F297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298]=1; 50; IF([.F298]&lt;1; 0; 110));&quot;, 80%, &quot;; TEXT(IF([.F298]&lt;1; [.F298]*95; IF([.F298]&gt;1; 95/[.F29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cAMP signaling pathway</text:p>
          </table:table-cell>
          <table:table-cell table:style-name="ce1" office:value-type="string" calcext:value-type="string">
            <text:p>Gene0298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299]=1; 50; IF([.F299]&lt;1; 0; 110));&quot;, 80%, &quot;; TEXT(IF([.F299]&lt;1; [.F299]*95; IF([.F299]&gt;1; 95/[.F299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29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300]=1; 50; IF([.F300]&lt;1; 0; 110));&quot;, 80%, &quot;; TEXT(IF([.F300]&lt;1; [.F300]*95; IF([.F300]&gt;1; 95/[.F300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0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01]=1; 50; IF([.F301]&lt;1; 0; 110));&quot;, 80%, &quot;; TEXT(IF([.F301]&lt;1; [.F301]*95; IF([.F301]&gt;1; 95/[.F30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1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302]=1; 50; IF([.F302]&lt;1; 0; 110));&quot;, 80%, &quot;; TEXT(IF([.F302]&lt;1; [.F302]*95; IF([.F302]&gt;1; 95/[.F302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2</text:p>
          </table:table-cell>
          <table:table-cell office:value-type="float" office:value="5" calcext:value-type="float">
            <text:p>5</text:p>
          </table:table-cell>
          <table:table-cell office:value-type="float" office:value="2.66666666666667" calcext:value-type="float">
            <text:p>2.67</text:p>
          </table:table-cell>
          <table:table-cell table:formula="of:=CONCATENATE(&quot;hsla(&quot;; IF([.F303]=1; 50; IF([.F303]&lt;1; 0; 110));&quot;, 80%, &quot;; TEXT(IF([.F303]&lt;1; [.F303]*95; IF([.F303]&gt;1; 95/[.F303];70));&quot;###.##&quot;);&quot;%, 1.0)&quot;)" office:value-type="string" office:string-value="hsla(110, 80%, 35.63%, 1.0)" calcext:value-type="string">
            <text:p>hsla(11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04]=1; 50; IF([.F304]&lt;1; 0; 110));&quot;, 80%, &quot;; TEXT(IF([.F304]&lt;1; [.F304]*95; IF([.F304]&gt;1; 95/[.F30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ErbB signaling pathway</text:p>
          </table:table-cell>
          <table:table-cell table:style-name="ce1" office:value-type="string" calcext:value-type="string">
            <text:p>Gene0304</text:p>
          </table:table-cell>
          <table:table-cell office:value-type="float" office:value="77" calcext:value-type="float">
            <text:p>77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305]=1; 50; IF([.F305]&lt;1; 0; 110));&quot;, 80%, &quot;; TEXT(IF([.F305]&lt;1; [.F305]*95; IF([.F305]&gt;1; 95/[.F305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06]=1; 50; IF([.F306]&lt;1; 0; 110));&quot;, 80%, &quot;; TEXT(IF([.F306]&lt;1; [.F306]*95; IF([.F306]&gt;1; 95/[.F30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6</text:p>
          </table:table-cell>
          <table:table-cell office:value-type="float" office:value="3" calcext:value-type="float">
            <text:p>3</text:p>
          </table:table-cell>
          <table:table-cell office:value-type="float" office:value="0.40625" calcext:value-type="float">
            <text:p>0.41</text:p>
          </table:table-cell>
          <table:table-cell table:formula="of:=CONCATENATE(&quot;hsla(&quot;; IF([.F307]=1; 50; IF([.F307]&lt;1; 0; 110));&quot;, 80%, &quot;; TEXT(IF([.F307]&lt;1; [.F307]*95; IF([.F307]&gt;1; 95/[.F307];70));&quot;###.##&quot;);&quot;%, 1.0)&quot;)" office:value-type="string" office:string-value="hsla(0, 80%, 38.59%, 1.0)" calcext:value-type="string">
            <text:p>hsla(0, 80%, 38.5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7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308]=1; 50; IF([.F308]&lt;1; 0; 110));&quot;, 80%, &quot;; TEXT(IF([.F308]&lt;1; [.F308]*95; IF([.F308]&gt;1; 95/[.F308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8</text:p>
          </table:table-cell>
          <table:table-cell office:value-type="float" office:value="92" calcext:value-type="float">
            <text:p>92</text:p>
          </table:table-cell>
          <table:table-cell office:value-type="float" office:value="0.357142857142857" calcext:value-type="float">
            <text:p>0.36</text:p>
          </table:table-cell>
          <table:table-cell table:formula="of:=CONCATENATE(&quot;hsla(&quot;; IF([.F309]=1; 50; IF([.F309]&lt;1; 0; 110));&quot;, 80%, &quot;; TEXT(IF([.F309]&lt;1; [.F309]*95; IF([.F309]&gt;1; 95/[.F309];70));&quot;###.##&quot;);&quot;%, 1.0)&quot;)" office:value-type="string" office:string-value="hsla(0, 80%, 33.93%, 1.0)" calcext:value-type="string">
            <text:p>hsla(0, 80%, 33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FoxO signaling pathway</text:p>
          </table:table-cell>
          <table:table-cell table:style-name="ce1" office:value-type="string" calcext:value-type="string">
            <text:p>Gene0309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10]=1; 50; IF([.F310]&lt;1; 0; 110));&quot;, 80%, &quot;; TEXT(IF([.F310]&lt;1; [.F310]*95; IF([.F310]&gt;1; 95/[.F31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0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311]=1; 50; IF([.F311]&lt;1; 0; 110));&quot;, 80%, &quot;; TEXT(IF([.F311]&lt;1; [.F311]*95; IF([.F311]&gt;1; 95/[.F311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1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12]=1; 50; IF([.F312]&lt;1; 0; 110));&quot;, 80%, &quot;; TEXT(IF([.F312]&lt;1; [.F312]*95; IF([.F312]&gt;1; 95/[.F31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2</text:p>
          </table:table-cell>
          <table:table-cell office:value-type="float" office:value="9" calcext:value-type="float">
            <text:p>9</text:p>
          </table:table-cell>
          <table:table-cell office:value-type="float" office:value="0.642857142857143" calcext:value-type="float">
            <text:p>0.64</text:p>
          </table:table-cell>
          <table:table-cell table:formula="of:=CONCATENATE(&quot;hsla(&quot;; IF([.F313]=1; 50; IF([.F313]&lt;1; 0; 110));&quot;, 80%, &quot;; TEXT(IF([.F313]&lt;1; [.F313]*95; IF([.F313]&gt;1; 95/[.F313];70));&quot;###.##&quot;);&quot;%, 1.0)&quot;)" office:value-type="string" office:string-value="hsla(0, 80%, 61.07%, 1.0)" calcext:value-type="string">
            <text:p>hsla(0, 80%, 61.0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3</text:p>
          </table:table-cell>
          <table:table-cell office:value-type="float" office:value="29" calcext:value-type="float">
            <text:p>29</text:p>
          </table:table-cell>
          <table:table-cell office:value-type="float" office:value="1.51612903225806" calcext:value-type="float">
            <text:p>1.52</text:p>
          </table:table-cell>
          <table:table-cell table:formula="of:=CONCATENATE(&quot;hsla(&quot;; IF([.F314]=1; 50; IF([.F314]&lt;1; 0; 110));&quot;, 80%, &quot;; TEXT(IF([.F314]&lt;1; [.F314]*95; IF([.F314]&gt;1; 95/[.F314];70));&quot;###.##&quot;);&quot;%, 1.0)&quot;)" office:value-type="string" office:string-value="hsla(110, 80%, 62.66%, 1.0)" calcext:value-type="string">
            <text:p>hsla(110, 80%, 62.6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4</text:p>
          </table:table-cell>
          <table:table-cell office:value-type="float" office:value="16" calcext:value-type="float">
            <text:p>16</text:p>
          </table:table-cell>
          <table:table-cell office:value-type="float" office:value="0.380952380952381" calcext:value-type="float">
            <text:p>0.38</text:p>
          </table:table-cell>
          <table:table-cell table:formula="of:=CONCATENATE(&quot;hsla(&quot;; IF([.F315]=1; 50; IF([.F315]&lt;1; 0; 110));&quot;, 80%, &quot;; TEXT(IF([.F315]&lt;1; [.F315]*95; IF([.F315]&gt;1; 95/[.F315];70));&quot;###.##&quot;);&quot;%, 1.0)&quot;)" office:value-type="string" office:string-value="hsla(0, 80%, 36.19%, 1.0)" calcext:value-type="string">
            <text:p>hsla(0, 80%, 36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F- signaling pathway</text:p>
          </table:table-cell>
          <table:table-cell table:style-name="ce1" office:value-type="string" calcext:value-type="string">
            <text:p>Gene0315</text:p>
          </table:table-cell>
          <table:table-cell office:value-type="float" office:value="93" calcext:value-type="float">
            <text:p>93</text:p>
          </table:table-cell>
          <table:table-cell office:value-type="float" office:value="1.63636363636364" calcext:value-type="float">
            <text:p>1.64</text:p>
          </table:table-cell>
          <table:table-cell table:formula="of:=CONCATENATE(&quot;hsla(&quot;; IF([.F316]=1; 50; IF([.F316]&lt;1; 0; 110));&quot;, 80%, &quot;; TEXT(IF([.F316]&lt;1; [.F316]*95; IF([.F316]&gt;1; 95/[.F316];70));&quot;###.##&quot;);&quot;%, 1.0)&quot;)" office:value-type="string" office:string-value="hsla(110, 80%, 58.06%, 1.0)" calcext:value-type="string">
            <text:p>hsla(110, 80%, 58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6</text:p>
          </table:table-cell>
          <table:table-cell office:value-type="float" office:value="99" calcext:value-type="float">
            <text:p>99</text:p>
          </table:table-cell>
          <table:table-cell office:value-type="float" office:value="1.49473684210526" calcext:value-type="float">
            <text:p>1.49</text:p>
          </table:table-cell>
          <table:table-cell table:formula="of:=CONCATENATE(&quot;hsla(&quot;; IF([.F317]=1; 50; IF([.F317]&lt;1; 0; 110));&quot;, 80%, &quot;; TEXT(IF([.F317]&lt;1; [.F317]*95; IF([.F317]&gt;1; 95/[.F317];70));&quot;###.##&quot;);&quot;%, 1.0)&quot;)" office:value-type="string" office:string-value="hsla(110, 80%, 63.56%, 1.0)" calcext:value-type="string">
            <text:p>hsla(110, 80%, 63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18]=1; 50; IF([.F318]&lt;1; 0; 110));&quot;, 80%, &quot;; TEXT(IF([.F318]&lt;1; [.F318]*95; IF([.F318]&gt;1; 95/[.F31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319]=1; 50; IF([.F319]&lt;1; 0; 110));&quot;, 80%, &quot;; TEXT(IF([.F319]&lt;1; [.F319]*95; IF([.F319]&gt;1; 95/[.F319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19</text:p>
          </table:table-cell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320]=1; 50; IF([.F320]&lt;1; 0; 110));&quot;, 80%, &quot;; TEXT(IF([.F320]&lt;1; [.F320]*95; IF([.F320]&gt;1; 95/[.F320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21]=1; 50; IF([.F321]&lt;1; 0; 110));&quot;, 80%, &quot;; TEXT(IF([.F321]&lt;1; [.F321]*95; IF([.F321]&gt;1; 95/[.F32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1</text:p>
          </table:table-cell>
          <table:table-cell office:value-type="float" office:value="3" calcext:value-type="float">
            <text:p>3</text:p>
          </table:table-cell>
          <table:table-cell office:value-type="float" office:value="0.523809523809524" calcext:value-type="float">
            <text:p>0.52</text:p>
          </table:table-cell>
          <table:table-cell table:formula="of:=CONCATENATE(&quot;hsla(&quot;; IF([.F322]=1; 50; IF([.F322]&lt;1; 0; 110));&quot;, 80%, &quot;; TEXT(IF([.F322]&lt;1; [.F322]*95; IF([.F322]&gt;1; 95/[.F322];70));&quot;###.##&quot;);&quot;%, 1.0)&quot;)" office:value-type="string" office:string-value="hsla(0, 80%, 49.76%, 1.0)" calcext:value-type="string">
            <text:p>hsla(0, 80%, 49.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2</text:p>
          </table:table-cell>
          <table:table-cell office:value-type="float" office:value="2" calcext:value-type="float">
            <text:p>2</text:p>
          </table:table-cell>
          <table:table-cell office:value-type="float" office:value="0.28125" calcext:value-type="float">
            <text:p>0.28</text:p>
          </table:table-cell>
          <table:table-cell table:formula="of:=CONCATENATE(&quot;hsla(&quot;; IF([.F323]=1; 50; IF([.F323]&lt;1; 0; 110));&quot;, 80%, &quot;; TEXT(IF([.F323]&lt;1; [.F323]*95; IF([.F323]&gt;1; 95/[.F323];70));&quot;###.##&quot;);&quot;%, 1.0)&quot;)" office:value-type="string" office:string-value="hsla(0, 80%, 26.72%, 1.0)" calcext:value-type="string">
            <text:p>hsla(0, 80%, 26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3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24]=1; 50; IF([.F324]&lt;1; 0; 110));&quot;, 80%, &quot;; TEXT(IF([.F324]&lt;1; [.F324]*95; IF([.F324]&gt;1; 95/[.F32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4</text:p>
          </table:table-cell>
          <table:table-cell office:value-type="float" office:value="18" calcext:value-type="float">
            <text:p>18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325]=1; 50; IF([.F325]&lt;1; 0; 110));&quot;, 80%, &quot;; TEXT(IF([.F325]&lt;1; [.F325]*95; IF([.F325]&gt;1; 95/[.F32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5</text:p>
          </table:table-cell>
          <table:table-cell office:value-type="float" office:value="29" calcext:value-type="float">
            <text:p>29</text:p>
          </table:table-cell>
          <table:table-cell office:value-type="float" office:value="0.909090909090909" calcext:value-type="float">
            <text:p>0.91</text:p>
          </table:table-cell>
          <table:table-cell table:formula="of:=CONCATENATE(&quot;hsla(&quot;; IF([.F326]=1; 50; IF([.F326]&lt;1; 0; 110));&quot;, 80%, &quot;; TEXT(IF([.F326]&lt;1; [.F326]*95; IF([.F326]&gt;1; 95/[.F326];70));&quot;###.##&quot;);&quot;%, 1.0)&quot;)" office:value-type="string" office:string-value="hsla(0, 80%, 86.36%, 1.0)" calcext:value-type="string">
            <text:p>hsla(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Hippo signaling pathway</text:p>
          </table:table-cell>
          <table:table-cell table:style-name="ce1" office:value-type="string" calcext:value-type="string">
            <text:p>Gene0326</text:p>
          </table:table-cell>
          <table:table-cell office:value-type="float" office:value="4" calcext:value-type="float">
            <text:p>4</text:p>
          </table:table-cell>
          <table:table-cell office:value-type="float" office:value="0.96078431372549" calcext:value-type="float">
            <text:p>0.96</text:p>
          </table:table-cell>
          <table:table-cell table:formula="of:=CONCATENATE(&quot;hsla(&quot;; IF([.F327]=1; 50; IF([.F327]&lt;1; 0; 110));&quot;, 80%, &quot;; TEXT(IF([.F327]&lt;1; [.F327]*95; IF([.F327]&gt;1; 95/[.F327];70));&quot;###.##&quot;);&quot;%, 1.0)&quot;)" office:value-type="string" office:string-value="hsla(0, 80%, 91.27%, 1.0)" calcext:value-type="string">
            <text:p>hsla(0, 80%, 91.2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27</text:p>
          </table:table-cell>
          <table:table-cell office:value-type="float" office:value="64" calcext:value-type="float">
            <text:p>64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328]=1; 50; IF([.F328]&lt;1; 0; 110));&quot;, 80%, &quot;; TEXT(IF([.F328]&lt;1; [.F328]*95; IF([.F328]&gt;1; 95/[.F32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28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table:formula="of:=CONCATENATE(&quot;hsla(&quot;; IF([.F329]=1; 50; IF([.F329]&lt;1; 0; 110));&quot;, 80%, &quot;; TEXT(IF([.F329]&lt;1; [.F329]*95; IF([.F329]&gt;1; 95/[.F329];70));&quot;###.##&quot;);&quot;%, 1.0)&quot;)" office:value-type="string" office:string-value="hsla(0, 80%, 91.2%, 1.0)" calcext:value-type="string">
            <text:p>hsla(0, 80%, 91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29</text:p>
          </table:table-cell>
          <table:table-cell office:value-type="float" office:value="10" calcext:value-type="float">
            <text:p>10</text:p>
          </table:table-cell>
          <table:table-cell office:value-type="float" office:value="0.411764705882353" calcext:value-type="float">
            <text:p>0.41</text:p>
          </table:table-cell>
          <table:table-cell table:formula="of:=CONCATENATE(&quot;hsla(&quot;; IF([.F330]=1; 50; IF([.F330]&lt;1; 0; 110));&quot;, 80%, &quot;; TEXT(IF([.F330]&lt;1; [.F330]*95; IF([.F330]&gt;1; 95/[.F330];70));&quot;###.##&quot;);&quot;%, 1.0)&quot;)" office:value-type="string" office:string-value="hsla(0, 80%, 39.12%, 1.0)" calcext:value-type="string">
            <text:p>hsla(0, 80%, 39.1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0</text:p>
          </table:table-cell>
          <table:table-cell office:value-type="float" office:value="66" calcext:value-type="float">
            <text:p>6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331]=1; 50; IF([.F331]&lt;1; 0; 110));&quot;, 80%, &quot;; TEXT(IF([.F331]&lt;1; [.F331]*95; IF([.F331]&gt;1; 95/[.F33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1</text:p>
          </table:table-cell>
          <table:table-cell office:value-type="float" office:value="22" calcext:value-type="float">
            <text:p>22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332]=1; 50; IF([.F332]&lt;1; 0; 110));&quot;, 80%, &quot;; TEXT(IF([.F332]&lt;1; [.F332]*95; IF([.F332]&gt;1; 95/[.F332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2</text:p>
          </table:table-cell>
          <table:table-cell office:value-type="float" office:value="17" calcext:value-type="float">
            <text:p>17</text:p>
          </table:table-cell>
          <table:table-cell office:value-type="float" office:value="1.71428571428571" calcext:value-type="float">
            <text:p>1.71</text:p>
          </table:table-cell>
          <table:table-cell table:formula="of:=CONCATENATE(&quot;hsla(&quot;; IF([.F333]=1; 50; IF([.F333]&lt;1; 0; 110));&quot;, 80%, &quot;; TEXT(IF([.F333]&lt;1; [.F333]*95; IF([.F333]&gt;1; 95/[.F333];70));&quot;###.##&quot;);&quot;%, 1.0)&quot;)" office:value-type="string" office:string-value="hsla(110, 80%, 55.42%, 1.0)" calcext:value-type="string">
            <text:p>hsla(110, 80%, 55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3</text:p>
          </table:table-cell>
          <table:table-cell office:value-type="float" office:value="18" calcext:value-type="float">
            <text:p>18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334]=1; 50; IF([.F334]&lt;1; 0; 110));&quot;, 80%, &quot;; TEXT(IF([.F334]&lt;1; [.F334]*95; IF([.F334]&gt;1; 95/[.F334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4</text:p>
          </table:table-cell>
          <table:table-cell office:value-type="float" office:value="66" calcext:value-type="float">
            <text:p>66</text:p>
          </table:table-cell>
          <table:table-cell office:value-type="float" office:value="1.1" calcext:value-type="float">
            <text:p>1.1</text:p>
          </table:table-cell>
          <table:table-cell table:formula="of:=CONCATENATE(&quot;hsla(&quot;; IF([.F335]=1; 50; IF([.F335]&lt;1; 0; 110));&quot;, 80%, &quot;; TEXT(IF([.F335]&lt;1; [.F335]*95; IF([.F335]&gt;1; 95/[.F335];70));&quot;###.##&quot;);&quot;%, 1.0)&quot;)" office:value-type="string" office:string-value="hsla(110, 80%, 86.36%, 1.0)" calcext:value-type="string">
            <text:p>hsla(11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336]=1; 50; IF([.F336]&lt;1; 0; 110));&quot;, 80%, &quot;; TEXT(IF([.F336]&lt;1; [.F336]*95; IF([.F336]&gt;1; 95/[.F336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Jak-STAT signaling pathway</text:p>
          </table:table-cell>
          <table:table-cell table:style-name="ce1" office:value-type="string" calcext:value-type="string">
            <text:p>Gene0336</text:p>
          </table:table-cell>
          <table:table-cell office:value-type="float" office:value="54" calcext:value-type="float">
            <text:p>54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337]=1; 50; IF([.F337]&lt;1; 0; 110));&quot;, 80%, &quot;; TEXT(IF([.F337]&lt;1; [.F337]*95; IF([.F337]&gt;1; 95/[.F337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37</text:p>
          </table:table-cell>
          <table:table-cell office:value-type="float" office:value="42" calcext:value-type="float">
            <text:p>42</text:p>
          </table:table-cell>
          <table:table-cell office:value-type="float" office:value="1.66666666666667" calcext:value-type="float">
            <text:p>1.67</text:p>
          </table:table-cell>
          <table:table-cell table:formula="of:=CONCATENATE(&quot;hsla(&quot;; IF([.F338]=1; 50; IF([.F338]&lt;1; 0; 110));&quot;, 80%, &quot;; TEXT(IF([.F338]&lt;1; [.F338]*95; IF([.F338]&gt;1; 95/[.F338];70));&quot;###.##&quot;);&quot;%, 1.0)&quot;)" office:value-type="string" office:string-value="hsla(110, 80%, 57%, 1.0)" calcext:value-type="string">
            <text:p>hsla(11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38</text:p>
          </table:table-cell>
          <table:table-cell office:value-type="float" office:value="66" calcext:value-type="float">
            <text:p>6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339]=1; 50; IF([.F339]&lt;1; 0; 110));&quot;, 80%, &quot;; TEXT(IF([.F339]&lt;1; [.F339]*95; IF([.F339]&gt;1; 95/[.F339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39</text:p>
          </table:table-cell>
          <table:table-cell office:value-type="float" office:value="8" calcext:value-type="float">
            <text:p>8</text:p>
          </table:table-cell>
          <table:table-cell office:value-type="float" office:value="1.13333333333333" calcext:value-type="float">
            <text:p>1.13</text:p>
          </table:table-cell>
          <table:table-cell table:formula="of:=CONCATENATE(&quot;hsla(&quot;; IF([.F340]=1; 50; IF([.F340]&lt;1; 0; 110));&quot;, 80%, &quot;; TEXT(IF([.F340]&lt;1; [.F340]*95; IF([.F340]&gt;1; 95/[.F340];70));&quot;###.##&quot;);&quot;%, 1.0)&quot;)" office:value-type="string" office:string-value="hsla(110, 80%, 83.82%, 1.0)" calcext:value-type="string">
            <text:p>hsla(110, 80%, 83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0</text:p>
          </table:table-cell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341]=1; 50; IF([.F341]&lt;1; 0; 110));&quot;, 80%, &quot;; TEXT(IF([.F341]&lt;1; [.F341]*95; IF([.F341]&gt;1; 95/[.F341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1</text:p>
          </table:table-cell>
          <table:table-cell office:value-type="float" office:value="41" calcext:value-type="float">
            <text:p>41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342]=1; 50; IF([.F342]&lt;1; 0; 110));&quot;, 80%, &quot;; TEXT(IF([.F342]&lt;1; [.F342]*95; IF([.F342]&gt;1; 95/[.F342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2</text:p>
          </table:table-cell>
          <table:table-cell office:value-type="float" office:value="9" calcext:value-type="float">
            <text:p>9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343]=1; 50; IF([.F343]&lt;1; 0; 110));&quot;, 80%, &quot;; TEXT(IF([.F343]&lt;1; [.F343]*95; IF([.F343]&gt;1; 95/[.F343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3</text:p>
          </table:table-cell>
          <table:table-cell office:value-type="float" office:value="90" calcext:value-type="float">
            <text:p>90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344]=1; 50; IF([.F344]&lt;1; 0; 110));&quot;, 80%, &quot;; TEXT(IF([.F344]&lt;1; [.F344]*95; IF([.F344]&gt;1; 95/[.F344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4</text:p>
          </table:table-cell>
          <table:table-cell office:value-type="float" office:value="43" calcext:value-type="float">
            <text:p>43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345]=1; 50; IF([.F345]&lt;1; 0; 110));&quot;, 80%, &quot;; TEXT(IF([.F345]&lt;1; [.F345]*95; IF([.F345]&gt;1; 95/[.F345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5</text:p>
          </table:table-cell>
          <table:table-cell office:value-type="float" office:value="24" calcext:value-type="float">
            <text:p>24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346]=1; 50; IF([.F346]&lt;1; 0; 110));&quot;, 80%, &quot;; TEXT(IF([.F346]&lt;1; [.F346]*95; IF([.F346]&gt;1; 95/[.F346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6</text:p>
          </table:table-cell>
          <table:table-cell office:value-type="float" office:value="26" calcext:value-type="float">
            <text:p>26</text:p>
          </table:table-cell>
          <table:table-cell office:value-type="float" office:value="0.756756756756757" calcext:value-type="float">
            <text:p>0.76</text:p>
          </table:table-cell>
          <table:table-cell table:formula="of:=CONCATENATE(&quot;hsla(&quot;; IF([.F347]=1; 50; IF([.F347]&lt;1; 0; 110));&quot;, 80%, &quot;; TEXT(IF([.F347]&lt;1; [.F347]*95; IF([.F347]&gt;1; 95/[.F347];70));&quot;###.##&quot;);&quot;%, 1.0)&quot;)" office:value-type="string" office:string-value="hsla(0, 80%, 71.89%, 1.0)" calcext:value-type="string">
            <text:p>hsla(0, 80%, 71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48]=1; 50; IF([.F348]&lt;1; 0; 110));&quot;, 80%, &quot;; TEXT(IF([.F348]&lt;1; [.F348]*95; IF([.F348]&gt;1; 95/[.F34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&quot;hsla(&quot;; IF([.F349]=1; 50; IF([.F349]&lt;1; 0; 110));&quot;, 80%, &quot;; TEXT(IF([.F349]&lt;1; [.F349]*95; IF([.F349]&gt;1; 95/[.F34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49</text:p>
          </table:table-cell>
          <table:table-cell office:value-type="float" office:value="818" calcext:value-type="float">
            <text:p>818</text:p>
          </table:table-cell>
          <table:table-cell office:value-type="float" office:value="0.611111111111111" calcext:value-type="float">
            <text:p>0.61</text:p>
          </table:table-cell>
          <table:table-cell table:formula="of:=CONCATENATE(&quot;hsla(&quot;; IF([.F350]=1; 50; IF([.F350]&lt;1; 0; 110));&quot;, 80%, &quot;; TEXT(IF([.F350]&lt;1; [.F350]*95; IF([.F350]&gt;1; 95/[.F350];70));&quot;###.##&quot;);&quot;%, 1.0)&quot;)" office:value-type="string" office:string-value="hsla(0, 80%, 58.06%, 1.0)" calcext:value-type="string">
            <text:p>hsla(0, 80%, 58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0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table:formula="of:=CONCATENATE(&quot;hsla(&quot;; IF([.F351]=1; 50; IF([.F351]&lt;1; 0; 110));&quot;, 80%, &quot;; TEXT(IF([.F351]&lt;1; [.F351]*95; IF([.F351]&gt;1; 95/[.F351];70));&quot;###.##&quot;);&quot;%, 1.0)&quot;)" office:value-type="string" office:string-value="hsla(0, 80%, 64.6%, 1.0)" calcext:value-type="string">
            <text:p>hsla(0, 80%, 64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1</text:p>
          </table:table-cell>
          <table:table-cell office:value-type="float" office:value="12" calcext:value-type="float">
            <text:p>12</text:p>
          </table:table-cell>
          <table:table-cell office:value-type="float" office:value="0.6875" calcext:value-type="float">
            <text:p>0.69</text:p>
          </table:table-cell>
          <table:table-cell table:formula="of:=CONCATENATE(&quot;hsla(&quot;; IF([.F352]=1; 50; IF([.F352]&lt;1; 0; 110));&quot;, 80%, &quot;; TEXT(IF([.F352]&lt;1; [.F352]*95; IF([.F352]&gt;1; 95/[.F352];70));&quot;###.##&quot;);&quot;%, 1.0)&quot;)" office:value-type="string" office:string-value="hsla(0, 80%, 65.31%, 1.0)" calcext:value-type="string">
            <text:p>hsla(0, 80%, 65.3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2</text:p>
          </table:table-cell>
          <table:table-cell office:value-type="float" office:value="32" calcext:value-type="float">
            <text:p>32</text:p>
          </table:table-cell>
          <table:table-cell office:value-type="float" office:value="0.757575757575758" calcext:value-type="float">
            <text:p>0.76</text:p>
          </table:table-cell>
          <table:table-cell table:formula="of:=CONCATENATE(&quot;hsla(&quot;; IF([.F353]=1; 50; IF([.F353]&lt;1; 0; 110));&quot;, 80%, &quot;; TEXT(IF([.F353]&lt;1; [.F353]*95; IF([.F353]&gt;1; 95/[.F353];70));&quot;###.##&quot;);&quot;%, 1.0)&quot;)" office:value-type="string" office:string-value="hsla(0, 80%, 71.97%, 1.0)" calcext:value-type="string">
            <text:p>hsla(0, 80%, 71.9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3</text:p>
          </table:table-cell>
          <table:table-cell office:value-type="float" office:value="978" calcext:value-type="float">
            <text:p>978</text:p>
          </table:table-cell>
          <table:table-cell office:value-type="float" office:value="0.303030303030303" calcext:value-type="float">
            <text:p>0.3</text:p>
          </table:table-cell>
          <table:table-cell table:formula="of:=CONCATENATE(&quot;hsla(&quot;; IF([.F354]=1; 50; IF([.F354]&lt;1; 0; 110));&quot;, 80%, &quot;; TEXT(IF([.F354]&lt;1; [.F354]*95; IF([.F354]&gt;1; 95/[.F354];70));&quot;###.##&quot;);&quot;%, 1.0)&quot;)" office:value-type="string" office:string-value="hsla(0, 80%, 28.79%, 1.0)" calcext:value-type="string">
            <text:p>hsla(0, 80%, 28.7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4</text:p>
          </table:table-cell>
          <table:table-cell office:value-type="float" office:value="111" calcext:value-type="float">
            <text:p>111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355]=1; 50; IF([.F355]&lt;1; 0; 110));&quot;, 80%, &quot;; TEXT(IF([.F355]&lt;1; [.F355]*95; IF([.F355]&gt;1; 95/[.F35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5</text:p>
          </table:table-cell>
          <table:table-cell office:value-type="float" office:value="95" calcext:value-type="float">
            <text:p>95</text:p>
          </table:table-cell>
          <table:table-cell office:value-type="float" office:value="0.444444444444444" calcext:value-type="float">
            <text:p>0.44</text:p>
          </table:table-cell>
          <table:table-cell table:formula="of:=CONCATENATE(&quot;hsla(&quot;; IF([.F356]=1; 50; IF([.F356]&lt;1; 0; 110));&quot;, 80%, &quot;; TEXT(IF([.F356]&lt;1; [.F356]*95; IF([.F356]&gt;1; 95/[.F356];70));&quot;###.##&quot;);&quot;%, 1.0)&quot;)" office:value-type="string" office:string-value="hsla(0, 80%, 42.22%, 1.0)" calcext:value-type="string">
            <text:p>hsla(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57]=1; 50; IF([.F357]&lt;1; 0; 110));&quot;, 80%, &quot;; TEXT(IF([.F357]&lt;1; [.F357]*95; IF([.F357]&gt;1; 95/[.F35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358]=1; 50; IF([.F358]&lt;1; 0; 110));&quot;, 80%, &quot;; TEXT(IF([.F358]&lt;1; [.F358]*95; IF([.F358]&gt;1; 95/[.F358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8</text:p>
          </table:table-cell>
          <table:table-cell office:value-type="float" office:value="32" calcext:value-type="float">
            <text:p>32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359]=1; 50; IF([.F359]&lt;1; 0; 110));&quot;, 80%, &quot;; TEXT(IF([.F359]&lt;1; [.F359]*95; IF([.F359]&gt;1; 95/[.F359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59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60]=1; 50; IF([.F360]&lt;1; 0; 110));&quot;, 80%, &quot;; TEXT(IF([.F360]&lt;1; [.F360]*95; IF([.F360]&gt;1; 95/[.F36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0</text:p>
          </table:table-cell>
          <table:table-cell office:value-type="float" office:value="16" calcext:value-type="float">
            <text:p>1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361]=1; 50; IF([.F361]&lt;1; 0; 110));&quot;, 80%, &quot;; TEXT(IF([.F361]&lt;1; [.F361]*95; IF([.F361]&gt;1; 95/[.F36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362]=1; 50; IF([.F362]&lt;1; 0; 110));&quot;, 80%, &quot;; TEXT(IF([.F362]&lt;1; [.F362]*95; IF([.F362]&gt;1; 95/[.F36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363]=1; 50; IF([.F363]&lt;1; 0; 110));&quot;, 80%, &quot;; TEXT(IF([.F363]&lt;1; [.F363]*95; IF([.F363]&gt;1; 95/[.F363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64]=1; 50; IF([.F364]&lt;1; 0; 110));&quot;, 80%, &quot;; TEXT(IF([.F364]&lt;1; [.F364]*95; IF([.F364]&gt;1; 95/[.F36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4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365]=1; 50; IF([.F365]&lt;1; 0; 110));&quot;, 80%, &quot;; TEXT(IF([.F365]&lt;1; [.F365]*95; IF([.F365]&gt;1; 95/[.F365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5</text:p>
          </table:table-cell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366]=1; 50; IF([.F366]&lt;1; 0; 110));&quot;, 80%, &quot;; TEXT(IF([.F366]&lt;1; [.F366]*95; IF([.F366]&gt;1; 95/[.F366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APK signaling pathway</text:p>
          </table:table-cell>
          <table:table-cell table:style-name="ce1" office:value-type="string" calcext:value-type="string">
            <text:p>Gene0366</text:p>
          </table:table-cell>
          <table:table-cell office:value-type="float" office:value="5" calcext:value-type="float">
            <text:p>5</text:p>
          </table:table-cell>
          <table:table-cell office:value-type="float" office:value="0.769230769230769" calcext:value-type="float">
            <text:p>0.77</text:p>
          </table:table-cell>
          <table:table-cell table:formula="of:=CONCATENATE(&quot;hsla(&quot;; IF([.F367]=1; 50; IF([.F367]&lt;1; 0; 110));&quot;, 80%, &quot;; TEXT(IF([.F367]&lt;1; [.F367]*95; IF([.F367]&gt;1; 95/[.F367];70));&quot;###.##&quot;);&quot;%, 1.0)&quot;)" office:value-type="string" office:string-value="hsla(0, 80%, 73.08%, 1.0)" calcext:value-type="string">
            <text:p>hsla(0, 80%, 73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67</text:p>
          </table:table-cell>
          <table:table-cell office:value-type="float" office:value="41" calcext:value-type="float">
            <text:p>41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368]=1; 50; IF([.F368]&lt;1; 0; 110));&quot;, 80%, &quot;; TEXT(IF([.F368]&lt;1; [.F368]*95; IF([.F368]&gt;1; 95/[.F368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68</text:p>
          </table:table-cell>
          <table:table-cell office:value-type="float" office:value="5" calcext:value-type="float">
            <text:p>5</text:p>
          </table:table-cell>
          <table:table-cell office:value-type="float" office:value="1.05555555555556" calcext:value-type="float">
            <text:p>1.06</text:p>
          </table:table-cell>
          <table:table-cell table:formula="of:=CONCATENATE(&quot;hsla(&quot;; IF([.F369]=1; 50; IF([.F369]&lt;1; 0; 110));&quot;, 80%, &quot;; TEXT(IF([.F369]&lt;1; [.F369]*95; IF([.F369]&gt;1; 95/[.F369];70));&quot;###.##&quot;);&quot;%, 1.0)&quot;)" office:value-type="string" office:string-value="hsla(110, 80%, 90%, 1.0)" calcext:value-type="string">
            <text:p>hsla(110, 80%, 9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70]=1; 50; IF([.F370]&lt;1; 0; 110));&quot;, 80%, &quot;; TEXT(IF([.F370]&lt;1; [.F370]*95; IF([.F370]&gt;1; 95/[.F37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0</text:p>
          </table:table-cell>
          <table:table-cell office:value-type="float" office:value="50" calcext:value-type="float">
            <text:p>50</text:p>
          </table:table-cell>
          <table:table-cell office:value-type="float" office:value="2.15384615384615" calcext:value-type="float">
            <text:p>2.15</text:p>
          </table:table-cell>
          <table:table-cell table:formula="of:=CONCATENATE(&quot;hsla(&quot;; IF([.F371]=1; 50; IF([.F371]&lt;1; 0; 110));&quot;, 80%, &quot;; TEXT(IF([.F371]&lt;1; [.F371]*95; IF([.F371]&gt;1; 95/[.F371];70));&quot;###.##&quot;);&quot;%, 1.0)&quot;)" office:value-type="string" office:string-value="hsla(110, 80%, 44.11%, 1.0)" calcext:value-type="string">
            <text:p>hsla(110, 80%, 44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1</text:p>
          </table:table-cell>
          <table:table-cell office:value-type="float" office:value="66" calcext:value-type="float">
            <text:p>66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372]=1; 50; IF([.F372]&lt;1; 0; 110));&quot;, 80%, &quot;; TEXT(IF([.F372]&lt;1; [.F372]*95; IF([.F372]&gt;1; 95/[.F372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73]=1; 50; IF([.F373]&lt;1; 0; 110));&quot;, 80%, &quot;; TEXT(IF([.F373]&lt;1; [.F373]*95; IF([.F373]&gt;1; 95/[.F37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mTOR signaling pathway</text:p>
          </table:table-cell>
          <table:table-cell table:style-name="ce1" office:value-type="string" calcext:value-type="string">
            <text:p>Gene0373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74]=1; 50; IF([.F374]&lt;1; 0; 110));&quot;, 80%, &quot;; TEXT(IF([.F374]&lt;1; [.F374]*95; IF([.F374]&gt;1; 95/[.F37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4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75]=1; 50; IF([.F375]&lt;1; 0; 110));&quot;, 80%, &quot;; TEXT(IF([.F375]&lt;1; [.F375]*95; IF([.F375]&gt;1; 95/[.F37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5</text:p>
          </table:table-cell>
          <table:table-cell office:value-type="float" office:value="96" calcext:value-type="float">
            <text:p>96</text:p>
          </table:table-cell>
          <table:table-cell office:value-type="float" office:value="0.384615384615385" calcext:value-type="float">
            <text:p>0.38</text:p>
          </table:table-cell>
          <table:table-cell table:formula="of:=CONCATENATE(&quot;hsla(&quot;; IF([.F376]=1; 50; IF([.F376]&lt;1; 0; 110));&quot;, 80%, &quot;; TEXT(IF([.F376]&lt;1; [.F376]*95; IF([.F376]&gt;1; 95/[.F376];70));&quot;###.##&quot;);&quot;%, 1.0)&quot;)" office:value-type="string" office:string-value="hsla(0, 80%, 36.54%, 1.0)" calcext:value-type="string">
            <text:p>hsla(0, 80%, 36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6</text:p>
          </table:table-cell>
          <table:table-cell office:value-type="float" office:value="5" calcext:value-type="float">
            <text:p>5</text:p>
          </table:table-cell>
          <table:table-cell office:value-type="float" office:value="0.681818181818182" calcext:value-type="float">
            <text:p>0.68</text:p>
          </table:table-cell>
          <table:table-cell table:formula="of:=CONCATENATE(&quot;hsla(&quot;; IF([.F377]=1; 50; IF([.F377]&lt;1; 0; 110));&quot;, 80%, &quot;; TEXT(IF([.F377]&lt;1; [.F377]*95; IF([.F377]&gt;1; 95/[.F377];70));&quot;###.##&quot;);&quot;%, 1.0)&quot;)" office:value-type="string" office:string-value="hsla(0, 80%, 64.77%, 1.0)" calcext:value-type="string">
            <text:p>hsla(0, 80%, 64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7</text:p>
          </table:table-cell>
          <table:table-cell office:value-type="float" office:value="2" calcext:value-type="float">
            <text:p>2</text:p>
          </table:table-cell>
          <table:table-cell office:value-type="float" office:value="0.947368421052632" calcext:value-type="float">
            <text:p>0.95</text:p>
          </table:table-cell>
          <table:table-cell table:formula="of:=CONCATENATE(&quot;hsla(&quot;; IF([.F378]=1; 50; IF([.F378]&lt;1; 0; 110));&quot;, 80%, &quot;; TEXT(IF([.F378]&lt;1; [.F378]*95; IF([.F378]&gt;1; 95/[.F378];70));&quot;###.##&quot;);&quot;%, 1.0)&quot;)" office:value-type="string" office:string-value="hsla(0, 80%, 90%, 1.0)" calcext:value-type="string">
            <text:p>hsla(0, 80%, 9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8</text:p>
          </table:table-cell>
          <table:table-cell office:value-type="float" office:value="67" calcext:value-type="float">
            <text:p>67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379]=1; 50; IF([.F379]&lt;1; 0; 110));&quot;, 80%, &quot;; TEXT(IF([.F379]&lt;1; [.F379]*95; IF([.F379]&gt;1; 95/[.F379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79</text:p>
          </table:table-cell>
          <table:table-cell office:value-type="float" office:value="4" calcext:value-type="float">
            <text:p>4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380]=1; 50; IF([.F380]&lt;1; 0; 110));&quot;, 80%, &quot;; TEXT(IF([.F380]&lt;1; [.F380]*95; IF([.F380]&gt;1; 95/[.F380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8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381]=1; 50; IF([.F381]&lt;1; 0; 110));&quot;, 80%, &quot;; TEXT(IF([.F381]&lt;1; [.F381]*95; IF([.F381]&gt;1; 95/[.F381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F-kappa B signaling pathway</text:p>
          </table:table-cell>
          <table:table-cell table:style-name="ce1" office:value-type="string" calcext:value-type="string">
            <text:p>Gene0381</text:p>
          </table:table-cell>
          <table:table-cell office:value-type="float" office:value="9" calcext:value-type="float">
            <text:p>9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382]=1; 50; IF([.F382]&lt;1; 0; 110));&quot;, 80%, &quot;; TEXT(IF([.F382]&lt;1; [.F382]*95; IF([.F382]&gt;1; 95/[.F382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83]=1; 50; IF([.F383]&lt;1; 0; 110));&quot;, 80%, &quot;; TEXT(IF([.F383]&lt;1; [.F383]*95; IF([.F383]&gt;1; 95/[.F38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3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384]=1; 50; IF([.F384]&lt;1; 0; 110));&quot;, 80%, &quot;; TEXT(IF([.F384]&lt;1; [.F384]*95; IF([.F384]&gt;1; 95/[.F384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4</text:p>
          </table:table-cell>
          <table:table-cell office:value-type="float" office:value="418" calcext:value-type="float">
            <text:p>418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385]=1; 50; IF([.F385]&lt;1; 0; 110));&quot;, 80%, &quot;; TEXT(IF([.F385]&lt;1; [.F385]*95; IF([.F385]&gt;1; 95/[.F385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5</text:p>
          </table:table-cell>
          <table:table-cell office:value-type="float" office:value="5" calcext:value-type="float">
            <text:p>5</text:p>
          </table:table-cell>
          <table:table-cell office:value-type="float" office:value="0.266666666666667" calcext:value-type="float">
            <text:p>0.27</text:p>
          </table:table-cell>
          <table:table-cell table:formula="of:=CONCATENATE(&quot;hsla(&quot;; IF([.F386]=1; 50; IF([.F386]&lt;1; 0; 110));&quot;, 80%, &quot;; TEXT(IF([.F386]&lt;1; [.F386]*95; IF([.F386]&gt;1; 95/[.F386];70));&quot;###.##&quot;);&quot;%, 1.0)&quot;)" office:value-type="string" office:string-value="hsla(0, 80%, 25.33%, 1.0)" calcext:value-type="string">
            <text:p>hsla(0, 80%, 25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6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387]=1; 50; IF([.F387]&lt;1; 0; 110));&quot;, 80%, &quot;; TEXT(IF([.F387]&lt;1; [.F387]*95; IF([.F387]&gt;1; 95/[.F387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Notch signaling pathway</text:p>
          </table:table-cell>
          <table:table-cell table:style-name="ce1" office:value-type="string" calcext:value-type="string">
            <text:p>Gene0387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88]=1; 50; IF([.F388]&lt;1; 0; 110));&quot;, 80%, &quot;; TEXT(IF([.F388]&lt;1; [.F388]*95; IF([.F388]&gt;1; 95/[.F38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389]=1; 50; IF([.F389]&lt;1; 0; 110));&quot;, 80%, &quot;; TEXT(IF([.F389]&lt;1; [.F389]*95; IF([.F389]&gt;1; 95/[.F38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89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390]=1; 50; IF([.F390]&lt;1; 0; 110));&quot;, 80%, &quot;; TEXT(IF([.F390]&lt;1; [.F390]*95; IF([.F390]&gt;1; 95/[.F390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90</text:p>
          </table:table-cell>
          <table:table-cell office:value-type="float" office:value="23" calcext:value-type="float">
            <text:p>23</text:p>
          </table:table-cell>
          <table:table-cell office:value-type="float" office:value="0.91304347826087" calcext:value-type="float">
            <text:p>0.91</text:p>
          </table:table-cell>
          <table:table-cell table:formula="of:=CONCATENATE(&quot;hsla(&quot;; IF([.F391]=1; 50; IF([.F391]&lt;1; 0; 110));&quot;, 80%, &quot;; TEXT(IF([.F391]&lt;1; [.F391]*95; IF([.F391]&gt;1; 95/[.F391];70));&quot;###.##&quot;);&quot;%, 1.0)&quot;)" office:value-type="string" office:string-value="hsla(0, 80%, 86.74%, 1.0)" calcext:value-type="string">
            <text:p>hsla(0, 80%, 86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91</text:p>
          </table:table-cell>
          <table:table-cell office:value-type="float" office:value="40" calcext:value-type="float">
            <text:p>40</text:p>
          </table:table-cell>
          <table:table-cell office:value-type="float" office:value="1.23949579831933" calcext:value-type="float">
            <text:p>1.24</text:p>
          </table:table-cell>
          <table:table-cell table:formula="of:=CONCATENATE(&quot;hsla(&quot;; IF([.F392]=1; 50; IF([.F392]&lt;1; 0; 110));&quot;, 80%, &quot;; TEXT(IF([.F392]&lt;1; [.F392]*95; IF([.F392]&gt;1; 95/[.F392];70));&quot;###.##&quot;);&quot;%, 1.0)&quot;)" office:value-type="string" office:string-value="hsla(110, 80%, 76.64%, 1.0)" calcext:value-type="string">
            <text:p>hsla(110, 80%, 76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hospholipase D signaling pathway</text:p>
          </table:table-cell>
          <table:table-cell table:style-name="ce1" office:value-type="string" calcext:value-type="string">
            <text:p>Gene0392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393]=1; 50; IF([.F393]&lt;1; 0; 110));&quot;, 80%, &quot;; TEXT(IF([.F393]&lt;1; [.F393]*95; IF([.F393]&gt;1; 95/[.F393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3</text:p>
          </table:table-cell>
          <table:table-cell office:value-type="float" office:value="38" calcext:value-type="float">
            <text:p>38</text:p>
          </table:table-cell>
          <table:table-cell office:value-type="float" office:value="0.928571428571429" calcext:value-type="float">
            <text:p>0.93</text:p>
          </table:table-cell>
          <table:table-cell table:formula="of:=CONCATENATE(&quot;hsla(&quot;; IF([.F394]=1; 50; IF([.F394]&lt;1; 0; 110));&quot;, 80%, &quot;; TEXT(IF([.F394]&lt;1; [.F394]*95; IF([.F394]&gt;1; 95/[.F394];70));&quot;###.##&quot;);&quot;%, 1.0)&quot;)" office:value-type="string" office:string-value="hsla(0, 80%, 88.21%, 1.0)" calcext:value-type="string">
            <text:p>hsla(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4</text:p>
          </table:table-cell>
          <table:table-cell office:value-type="float" office:value="5" calcext:value-type="float">
            <text:p>5</text:p>
          </table:table-cell>
          <table:table-cell office:value-type="float" office:value="0.828571428571429" calcext:value-type="float">
            <text:p>0.83</text:p>
          </table:table-cell>
          <table:table-cell table:formula="of:=CONCATENATE(&quot;hsla(&quot;; IF([.F395]=1; 50; IF([.F395]&lt;1; 0; 110));&quot;, 80%, &quot;; TEXT(IF([.F395]&lt;1; [.F395]*95; IF([.F395]&gt;1; 95/[.F395];70));&quot;###.##&quot;);&quot;%, 1.0)&quot;)" office:value-type="string" office:string-value="hsla(0, 80%, 78.71%, 1.0)" calcext:value-type="string">
            <text:p>hsla(0, 80%, 78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5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396]=1; 50; IF([.F396]&lt;1; 0; 110));&quot;, 80%, &quot;; TEXT(IF([.F396]&lt;1; [.F396]*95; IF([.F396]&gt;1; 95/[.F39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6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397]=1; 50; IF([.F397]&lt;1; 0; 110));&quot;, 80%, &quot;; TEXT(IF([.F397]&lt;1; [.F397]*95; IF([.F397]&gt;1; 95/[.F39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7</text:p>
          </table:table-cell>
          <table:table-cell office:value-type="float" office:value="101" calcext:value-type="float">
            <text:p>101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398]=1; 50; IF([.F398]&lt;1; 0; 110));&quot;, 80%, &quot;; TEXT(IF([.F398]&lt;1; [.F398]*95; IF([.F398]&gt;1; 95/[.F39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8</text:p>
          </table:table-cell>
          <table:table-cell office:value-type="float" office:value="7" calcext:value-type="float">
            <text:p>7</text:p>
          </table:table-cell>
          <table:table-cell office:value-type="float" office:value="0.352941176470588" calcext:value-type="float">
            <text:p>0.35</text:p>
          </table:table-cell>
          <table:table-cell table:formula="of:=CONCATENATE(&quot;hsla(&quot;; IF([.F399]=1; 50; IF([.F399]&lt;1; 0; 110));&quot;, 80%, &quot;; TEXT(IF([.F399]&lt;1; [.F399]*95; IF([.F399]&gt;1; 95/[.F399];70));&quot;###.##&quot;);&quot;%, 1.0)&quot;)" office:value-type="string" office:string-value="hsla(0, 80%, 33.53%, 1.0)" calcext:value-type="string">
            <text:p>hsla(0, 80%, 33.5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399</text:p>
          </table:table-cell>
          <table:table-cell office:value-type="float" office:value="7" calcext:value-type="float">
            <text:p>7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400]=1; 50; IF([.F400]&lt;1; 0; 110));&quot;, 80%, &quot;; TEXT(IF([.F400]&lt;1; [.F400]*95; IF([.F400]&gt;1; 95/[.F400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0</text:p>
          </table:table-cell>
          <table:table-cell office:value-type="float" office:value="15" calcext:value-type="float">
            <text:p>15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401]=1; 50; IF([.F401]&lt;1; 0; 110));&quot;, 80%, &quot;; TEXT(IF([.F401]&lt;1; [.F401]*95; IF([.F401]&gt;1; 95/[.F401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1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02]=1; 50; IF([.F402]&lt;1; 0; 110));&quot;, 80%, &quot;; TEXT(IF([.F402]&lt;1; [.F402]*95; IF([.F402]&gt;1; 95/[.F40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2</text:p>
          </table:table-cell>
          <table:table-cell office:value-type="float" office:value="6" calcext:value-type="float">
            <text:p>6</text:p>
          </table:table-cell>
          <table:table-cell office:value-type="float" office:value="0.393939393939394" calcext:value-type="float">
            <text:p>0.39</text:p>
          </table:table-cell>
          <table:table-cell table:formula="of:=CONCATENATE(&quot;hsla(&quot;; IF([.F403]=1; 50; IF([.F403]&lt;1; 0; 110));&quot;, 80%, &quot;; TEXT(IF([.F403]&lt;1; [.F403]*95; IF([.F403]&gt;1; 95/[.F403];70));&quot;###.##&quot;);&quot;%, 1.0)&quot;)" office:value-type="string" office:string-value="hsla(0, 80%, 37.42%, 1.0)" calcext:value-type="string">
            <text:p>hsla(0, 80%, 37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CONCATENATE(&quot;hsla(&quot;; IF([.F404]=1; 50; IF([.F404]&lt;1; 0; 110));&quot;, 80%, &quot;; TEXT(IF([.F404]&lt;1; [.F404]*95; IF([.F404]&gt;1; 95/[.F404];70));&quot;###.##&quot;);&quot;%, 1.0)&quot;)" office:value-type="string" office:string-value="hsla(110, 80%, 23.75%, 1.0)" calcext:value-type="string">
            <text:p>hsla(11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4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05]=1; 50; IF([.F405]&lt;1; 0; 110));&quot;, 80%, &quot;; TEXT(IF([.F405]&lt;1; [.F405]*95; IF([.F405]&gt;1; 95/[.F40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406]=1; 50; IF([.F406]&lt;1; 0; 110));&quot;, 80%, &quot;; TEXT(IF([.F406]&lt;1; [.F406]*95; IF([.F406]&gt;1; 95/[.F406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407]=1; 50; IF([.F407]&lt;1; 0; 110));&quot;, 80%, &quot;; TEXT(IF([.F407]&lt;1; [.F407]*95; IF([.F407]&gt;1; 95/[.F407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7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408]=1; 50; IF([.F408]&lt;1; 0; 110));&quot;, 80%, &quot;; TEXT(IF([.F408]&lt;1; [.F408]*95; IF([.F408]&gt;1; 95/[.F408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8</text:p>
          </table:table-cell>
          <table:table-cell office:value-type="float" office:value="20" calcext:value-type="float">
            <text:p>20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409]=1; 50; IF([.F409]&lt;1; 0; 110));&quot;, 80%, &quot;; TEXT(IF([.F409]&lt;1; [.F409]*95; IF([.F409]&gt;1; 95/[.F409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09</text:p>
          </table:table-cell>
          <table:table-cell office:value-type="float" office:value="27" calcext:value-type="float">
            <text:p>27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410]=1; 50; IF([.F410]&lt;1; 0; 110));&quot;, 80%, &quot;; TEXT(IF([.F410]&lt;1; [.F410]*95; IF([.F410]&gt;1; 95/[.F410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0</text:p>
          </table:table-cell>
          <table:table-cell office:value-type="float" office:value="187" calcext:value-type="float">
            <text:p>18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11]=1; 50; IF([.F411]&lt;1; 0; 110));&quot;, 80%, &quot;; TEXT(IF([.F411]&lt;1; [.F411]*95; IF([.F411]&gt;1; 95/[.F41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1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12]=1; 50; IF([.F412]&lt;1; 0; 110));&quot;, 80%, &quot;; TEXT(IF([.F412]&lt;1; [.F412]*95; IF([.F412]&gt;1; 95/[.F41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2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413]=1; 50; IF([.F413]&lt;1; 0; 110));&quot;, 80%, &quot;; TEXT(IF([.F413]&lt;1; [.F413]*95; IF([.F413]&gt;1; 95/[.F413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3</text:p>
          </table:table-cell>
          <table:table-cell office:value-type="float" office:value="5" calcext:value-type="float">
            <text:p>5</text:p>
          </table:table-cell>
          <table:table-cell office:value-type="float" office:value="0.829268292682927" calcext:value-type="float">
            <text:p>0.83</text:p>
          </table:table-cell>
          <table:table-cell table:formula="of:=CONCATENATE(&quot;hsla(&quot;; IF([.F414]=1; 50; IF([.F414]&lt;1; 0; 110));&quot;, 80%, &quot;; TEXT(IF([.F414]&lt;1; [.F414]*95; IF([.F414]&gt;1; 95/[.F414];70));&quot;###.##&quot;);&quot;%, 1.0)&quot;)" office:value-type="string" office:string-value="hsla(0, 80%, 78.78%, 1.0)" calcext:value-type="string">
            <text:p>hsla(0, 80%, 78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4</text:p>
          </table:table-cell>
          <table:table-cell office:value-type="float" office:value="10" calcext:value-type="float">
            <text:p>10</text:p>
          </table:table-cell>
          <table:table-cell office:value-type="float" office:value="1.28571428571429" calcext:value-type="float">
            <text:p>1.29</text:p>
          </table:table-cell>
          <table:table-cell table:formula="of:=CONCATENATE(&quot;hsla(&quot;; IF([.F415]=1; 50; IF([.F415]&lt;1; 0; 110));&quot;, 80%, &quot;; TEXT(IF([.F415]&lt;1; [.F415]*95; IF([.F415]&gt;1; 95/[.F415];70));&quot;###.##&quot;);&quot;%, 1.0)&quot;)" office:value-type="string" office:string-value="hsla(110, 80%, 73.89%, 1.0)" calcext:value-type="string">
            <text:p>hsla(11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5</text:p>
          </table:table-cell>
          <table:table-cell office:value-type="float" office:value="124" calcext:value-type="float">
            <text:p>124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416]=1; 50; IF([.F416]&lt;1; 0; 110));&quot;, 80%, &quot;; TEXT(IF([.F416]&lt;1; [.F416]*95; IF([.F416]&gt;1; 95/[.F416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17]=1; 50; IF([.F417]&lt;1; 0; 110));&quot;, 80%, &quot;; TEXT(IF([.F417]&lt;1; [.F417]*95; IF([.F417]&gt;1; 95/[.F41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7</text:p>
          </table:table-cell>
          <table:table-cell office:value-type="float" office:value="65" calcext:value-type="float">
            <text:p>65</text:p>
          </table:table-cell>
          <table:table-cell office:value-type="float" office:value="1.05263157894737" calcext:value-type="float">
            <text:p>1.05</text:p>
          </table:table-cell>
          <table:table-cell table:formula="of:=CONCATENATE(&quot;hsla(&quot;; IF([.F418]=1; 50; IF([.F418]&lt;1; 0; 110));&quot;, 80%, &quot;; TEXT(IF([.F418]&lt;1; [.F418]*95; IF([.F418]&gt;1; 95/[.F418];70));&quot;###.##&quot;);&quot;%, 1.0)&quot;)" office:value-type="string" office:string-value="hsla(110, 80%, 90.25%, 1.0)" calcext:value-type="string">
            <text:p>hsla(110, 80%, 90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8</text:p>
          </table:table-cell>
          <table:table-cell office:value-type="float" office:value="26" calcext:value-type="float">
            <text:p>26</text:p>
          </table:table-cell>
          <table:table-cell office:value-type="float" office:value="0.535714285714286" calcext:value-type="float">
            <text:p>0.54</text:p>
          </table:table-cell>
          <table:table-cell table:formula="of:=CONCATENATE(&quot;hsla(&quot;; IF([.F419]=1; 50; IF([.F419]&lt;1; 0; 110));&quot;, 80%, &quot;; TEXT(IF([.F419]&lt;1; [.F419]*95; IF([.F419]&gt;1; 95/[.F419];70));&quot;###.##&quot;);&quot;%, 1.0)&quot;)" office:value-type="string" office:string-value="hsla(0, 80%, 50.89%, 1.0)" calcext:value-type="string">
            <text:p>hsla(0, 80%, 50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19</text:p>
          </table:table-cell>
          <table:table-cell office:value-type="float" office:value="27" calcext:value-type="float">
            <text:p>27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420]=1; 50; IF([.F420]&lt;1; 0; 110));&quot;, 80%, &quot;; TEXT(IF([.F420]&lt;1; [.F420]*95; IF([.F420]&gt;1; 95/[.F420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0</text:p>
          </table:table-cell>
          <table:table-cell office:value-type="float" office:value="45" calcext:value-type="float">
            <text:p>45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421]=1; 50; IF([.F421]&lt;1; 0; 110));&quot;, 80%, &quot;; TEXT(IF([.F421]&lt;1; [.F421]*95; IF([.F421]&gt;1; 95/[.F421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1</text:p>
          </table:table-cell>
          <table:table-cell office:value-type="float" office:value="40" calcext:value-type="float">
            <text:p>40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422]=1; 50; IF([.F422]&lt;1; 0; 110));&quot;, 80%, &quot;; TEXT(IF([.F422]&lt;1; [.F422]*95; IF([.F422]&gt;1; 95/[.F422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23]=1; 50; IF([.F423]&lt;1; 0; 110));&quot;, 80%, &quot;; TEXT(IF([.F423]&lt;1; [.F423]*95; IF([.F423]&gt;1; 95/[.F42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3</text:p>
          </table:table-cell>
          <table:table-cell office:value-type="float" office:value="54" calcext:value-type="float">
            <text:p>54</text:p>
          </table:table-cell>
          <table:table-cell office:value-type="float" office:value="0.8125" calcext:value-type="float">
            <text:p>0.81</text:p>
          </table:table-cell>
          <table:table-cell table:formula="of:=CONCATENATE(&quot;hsla(&quot;; IF([.F424]=1; 50; IF([.F424]&lt;1; 0; 110));&quot;, 80%, &quot;; TEXT(IF([.F424]&lt;1; [.F424]*95; IF([.F424]&gt;1; 95/[.F424];70));&quot;###.##&quot;);&quot;%, 1.0)&quot;)" office:value-type="string" office:string-value="hsla(0, 80%, 77.19%, 1.0)" calcext:value-type="string">
            <text:p>hsla(0, 80%, 77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4</text:p>
          </table:table-cell>
          <table:table-cell office:value-type="float" office:value="30" calcext:value-type="float">
            <text:p>30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425]=1; 50; IF([.F425]&lt;1; 0; 110));&quot;, 80%, &quot;; TEXT(IF([.F425]&lt;1; [.F425]*95; IF([.F425]&gt;1; 95/[.F425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5</text:p>
          </table:table-cell>
          <table:table-cell office:value-type="float" office:value="22" calcext:value-type="float">
            <text:p>22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426]=1; 50; IF([.F426]&lt;1; 0; 110));&quot;, 80%, &quot;; TEXT(IF([.F426]&lt;1; [.F426]*95; IF([.F426]&gt;1; 95/[.F426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27]=1; 50; IF([.F427]&lt;1; 0; 110));&quot;, 80%, &quot;; TEXT(IF([.F427]&lt;1; [.F427]*95; IF([.F427]&gt;1; 95/[.F42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7</text:p>
          </table:table-cell>
          <table:table-cell office:value-type="float" office:value="2" calcext:value-type="float">
            <text:p>2</text:p>
          </table:table-cell>
          <table:table-cell office:value-type="float" office:value="1.22857142857143" calcext:value-type="float">
            <text:p>1.23</text:p>
          </table:table-cell>
          <table:table-cell table:formula="of:=CONCATENATE(&quot;hsla(&quot;; IF([.F428]=1; 50; IF([.F428]&lt;1; 0; 110));&quot;, 80%, &quot;; TEXT(IF([.F428]&lt;1; [.F428]*95; IF([.F428]&gt;1; 95/[.F428];70));&quot;###.##&quot;);&quot;%, 1.0)&quot;)" office:value-type="string" office:string-value="hsla(110, 80%, 77.33%, 1.0)" calcext:value-type="string">
            <text:p>hsla(110, 80%, 77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29]=1; 50; IF([.F429]&lt;1; 0; 110));&quot;, 80%, &quot;; TEXT(IF([.F429]&lt;1; [.F429]*95; IF([.F429]&gt;1; 95/[.F42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29</text:p>
          </table:table-cell>
          <table:table-cell office:value-type="float" office:value="21" calcext:value-type="float">
            <text:p>21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430]=1; 50; IF([.F430]&lt;1; 0; 110));&quot;, 80%, &quot;; TEXT(IF([.F430]&lt;1; [.F430]*95; IF([.F430]&gt;1; 95/[.F430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31]=1; 50; IF([.F431]&lt;1; 0; 110));&quot;, 80%, &quot;; TEXT(IF([.F431]&lt;1; [.F431]*95; IF([.F431]&gt;1; 95/[.F43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PIK-Akt signaling pathway</text:p>
          </table:table-cell>
          <table:table-cell table:style-name="ce1" office:value-type="string" calcext:value-type="string">
            <text:p>Gene0431</text:p>
          </table:table-cell>
          <table:table-cell office:value-type="float" office:value="67" calcext:value-type="float">
            <text:p>67</text:p>
          </table:table-cell>
          <table:table-cell office:value-type="float" office:value="1.42592592592593" calcext:value-type="float">
            <text:p>1.43</text:p>
          </table:table-cell>
          <table:table-cell table:formula="of:=CONCATENATE(&quot;hsla(&quot;; IF([.F432]=1; 50; IF([.F432]&lt;1; 0; 110));&quot;, 80%, &quot;; TEXT(IF([.F432]&lt;1; [.F432]*95; IF([.F432]&gt;1; 95/[.F432];70));&quot;###.##&quot;);&quot;%, 1.0)&quot;)" office:value-type="string" office:string-value="hsla(110, 80%, 66.62%, 1.0)" calcext:value-type="string">
            <text:p>hsla(110, 80%, 66.6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33]=1; 50; IF([.F433]&lt;1; 0; 110));&quot;, 80%, &quot;; TEXT(IF([.F433]&lt;1; [.F433]*95; IF([.F433]&gt;1; 95/[.F43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3</text:p>
          </table:table-cell>
          <table:table-cell office:value-type="float" office:value="44" calcext:value-type="float">
            <text:p>44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434]=1; 50; IF([.F434]&lt;1; 0; 110));&quot;, 80%, &quot;; TEXT(IF([.F434]&lt;1; [.F434]*95; IF([.F434]&gt;1; 95/[.F434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35]=1; 50; IF([.F435]&lt;1; 0; 110));&quot;, 80%, &quot;; TEXT(IF([.F435]&lt;1; [.F435]*95; IF([.F435]&gt;1; 95/[.F43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5</text:p>
          </table:table-cell>
          <table:table-cell office:value-type="float" office:value="13" calcext:value-type="float">
            <text:p>13</text:p>
          </table:table-cell>
          <table:table-cell office:value-type="float" office:value="1.04166666666667" calcext:value-type="float">
            <text:p>1.04</text:p>
          </table:table-cell>
          <table:table-cell table:formula="of:=CONCATENATE(&quot;hsla(&quot;; IF([.F436]=1; 50; IF([.F436]&lt;1; 0; 110));&quot;, 80%, &quot;; TEXT(IF([.F436]&lt;1; [.F436]*95; IF([.F436]&gt;1; 95/[.F436];70));&quot;###.##&quot;);&quot;%, 1.0)&quot;)" office:value-type="string" office:string-value="hsla(110, 80%, 91.2%, 1.0)" calcext:value-type="string">
            <text:p>hsla(110, 80%, 91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6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437]=1; 50; IF([.F437]&lt;1; 0; 110));&quot;, 80%, &quot;; TEXT(IF([.F437]&lt;1; [.F437]*95; IF([.F437]&gt;1; 95/[.F437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38]=1; 50; IF([.F438]&lt;1; 0; 110));&quot;, 80%, &quot;; TEXT(IF([.F438]&lt;1; [.F438]*95; IF([.F438]&gt;1; 95/[.F43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8</text:p>
          </table:table-cell>
          <table:table-cell office:value-type="float" office:value="319" calcext:value-type="float">
            <text:p>319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439]=1; 50; IF([.F439]&lt;1; 0; 110));&quot;, 80%, &quot;; TEXT(IF([.F439]&lt;1; [.F439]*95; IF([.F439]&gt;1; 95/[.F439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39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40]=1; 50; IF([.F440]&lt;1; 0; 110));&quot;, 80%, &quot;; TEXT(IF([.F440]&lt;1; [.F440]*95; IF([.F440]&gt;1; 95/[.F44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0</text:p>
          </table:table-cell>
          <table:table-cell office:value-type="float" office:value="230" calcext:value-type="float">
            <text:p>230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441]=1; 50; IF([.F441]&lt;1; 0; 110));&quot;, 80%, &quot;; TEXT(IF([.F441]&lt;1; [.F441]*95; IF([.F441]&gt;1; 95/[.F441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1</text:p>
          </table:table-cell>
          <table:table-cell office:value-type="float" office:value="13" calcext:value-type="float">
            <text:p>13</text:p>
          </table:table-cell>
          <table:table-cell office:value-type="float" office:value="0.210526315789474" calcext:value-type="float">
            <text:p>0.21</text:p>
          </table:table-cell>
          <table:table-cell table:formula="of:=CONCATENATE(&quot;hsla(&quot;; IF([.F442]=1; 50; IF([.F442]&lt;1; 0; 110));&quot;, 80%, &quot;; TEXT(IF([.F442]&lt;1; [.F442]*95; IF([.F442]&gt;1; 95/[.F442];70));&quot;###.##&quot;);&quot;%, 1.0)&quot;)" office:value-type="string" office:string-value="hsla(0, 80%, 20%, 1.0)" calcext:value-type="string">
            <text:p>hsla(0, 80%, 2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2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443]=1; 50; IF([.F443]&lt;1; 0; 110));&quot;, 80%, &quot;; TEXT(IF([.F443]&lt;1; [.F443]*95; IF([.F443]&gt;1; 95/[.F443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3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444]=1; 50; IF([.F444]&lt;1; 0; 110));&quot;, 80%, &quot;; TEXT(IF([.F444]&lt;1; [.F444]*95; IF([.F444]&gt;1; 95/[.F444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4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445]=1; 50; IF([.F445]&lt;1; 0; 110));&quot;, 80%, &quot;; TEXT(IF([.F445]&lt;1; [.F445]*95; IF([.F445]&gt;1; 95/[.F445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5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446]=1; 50; IF([.F446]&lt;1; 0; 110));&quot;, 80%, &quot;; TEXT(IF([.F446]&lt;1; [.F446]*95; IF([.F446]&gt;1; 95/[.F446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6</text:p>
          </table:table-cell>
          <table:table-cell office:value-type="float" office:value="11" calcext:value-type="float">
            <text:p>11</text:p>
          </table:table-cell>
          <table:table-cell office:value-type="float" office:value="1.25454545454545" calcext:value-type="float">
            <text:p>1.25</text:p>
          </table:table-cell>
          <table:table-cell table:formula="of:=CONCATENATE(&quot;hsla(&quot;; IF([.F447]=1; 50; IF([.F447]&lt;1; 0; 110));&quot;, 80%, &quot;; TEXT(IF([.F447]&lt;1; [.F447]*95; IF([.F447]&gt;1; 95/[.F447];70));&quot;###.##&quot;);&quot;%, 1.0)&quot;)" office:value-type="string" office:string-value="hsla(110, 80%, 75.72%, 1.0)" calcext:value-type="string">
            <text:p>hsla(110, 80%, 75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7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448]=1; 50; IF([.F448]&lt;1; 0; 110));&quot;, 80%, &quot;; TEXT(IF([.F448]&lt;1; [.F448]*95; IF([.F448]&gt;1; 95/[.F448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8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49]=1; 50; IF([.F449]&lt;1; 0; 110));&quot;, 80%, &quot;; TEXT(IF([.F449]&lt;1; [.F449]*95; IF([.F449]&gt;1; 95/[.F44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49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450]=1; 50; IF([.F450]&lt;1; 0; 110));&quot;, 80%, &quot;; TEXT(IF([.F450]&lt;1; [.F450]*95; IF([.F450]&gt;1; 95/[.F450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0</text:p>
          </table:table-cell>
          <table:table-cell office:value-type="float" office:value="13" calcext:value-type="float">
            <text:p>13</text:p>
          </table:table-cell>
          <table:table-cell office:value-type="float" office:value="0.545454545454545" calcext:value-type="float">
            <text:p>0.55</text:p>
          </table:table-cell>
          <table:table-cell table:formula="of:=CONCATENATE(&quot;hsla(&quot;; IF([.F451]=1; 50; IF([.F451]&lt;1; 0; 110));&quot;, 80%, &quot;; TEXT(IF([.F451]&lt;1; [.F451]*95; IF([.F451]&gt;1; 95/[.F451];70));&quot;###.##&quot;);&quot;%, 1.0)&quot;)" office:value-type="string" office:string-value="hsla(0, 80%, 51.82%, 1.0)" calcext:value-type="string">
            <text:p>hsla(0, 80%, 51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1</text:p>
          </table:table-cell>
          <table:table-cell office:value-type="float" office:value="3" calcext:value-type="float">
            <text:p>3</text:p>
          </table:table-cell>
          <table:table-cell office:value-type="float" office:value="1.0952380952381" calcext:value-type="float">
            <text:p>1.1</text:p>
          </table:table-cell>
          <table:table-cell table:formula="of:=CONCATENATE(&quot;hsla(&quot;; IF([.F452]=1; 50; IF([.F452]&lt;1; 0; 110));&quot;, 80%, &quot;; TEXT(IF([.F452]&lt;1; [.F452]*95; IF([.F452]&gt;1; 95/[.F452];70));&quot;###.##&quot;);&quot;%, 1.0)&quot;)" office:value-type="string" office:string-value="hsla(110, 80%, 86.74%, 1.0)" calcext:value-type="string">
            <text:p>hsla(110, 80%, 86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2</text:p>
          </table:table-cell>
          <table:table-cell office:value-type="float" office:value="80" calcext:value-type="float">
            <text:p>80</text:p>
          </table:table-cell>
          <table:table-cell office:value-type="float" office:value="1.1304347826087" calcext:value-type="float">
            <text:p>1.13</text:p>
          </table:table-cell>
          <table:table-cell table:formula="of:=CONCATENATE(&quot;hsla(&quot;; IF([.F453]=1; 50; IF([.F453]&lt;1; 0; 110));&quot;, 80%, &quot;; TEXT(IF([.F453]&lt;1; [.F453]*95; IF([.F453]&gt;1; 95/[.F453];70));&quot;###.##&quot;);&quot;%, 1.0)&quot;)" office:value-type="string" office:string-value="hsla(110, 80%, 84.04%, 1.0)" calcext:value-type="string">
            <text:p>hsla(110, 80%, 84.0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3</text:p>
          </table:table-cell>
          <table:table-cell office:value-type="float" office:value="82" calcext:value-type="float">
            <text:p>82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454]=1; 50; IF([.F454]&lt;1; 0; 110));&quot;, 80%, &quot;; TEXT(IF([.F454]&lt;1; [.F454]*95; IF([.F454]&gt;1; 95/[.F45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55]=1; 50; IF([.F455]&lt;1; 0; 110));&quot;, 80%, &quot;; TEXT(IF([.F455]&lt;1; [.F455]*95; IF([.F455]&gt;1; 95/[.F45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5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456]=1; 50; IF([.F456]&lt;1; 0; 110));&quot;, 80%, &quot;; TEXT(IF([.F456]&lt;1; [.F456]*95; IF([.F456]&gt;1; 95/[.F456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6</text:p>
          </table:table-cell>
          <table:table-cell office:value-type="float" office:value="34" calcext:value-type="float">
            <text:p>34</text:p>
          </table:table-cell>
          <table:table-cell office:value-type="float" office:value="0.9375" calcext:value-type="float">
            <text:p>0.94</text:p>
          </table:table-cell>
          <table:table-cell table:formula="of:=CONCATENATE(&quot;hsla(&quot;; IF([.F457]=1; 50; IF([.F457]&lt;1; 0; 110));&quot;, 80%, &quot;; TEXT(IF([.F457]&lt;1; [.F457]*95; IF([.F457]&gt;1; 95/[.F457];70));&quot;###.##&quot;);&quot;%, 1.0)&quot;)" office:value-type="string" office:string-value="hsla(0, 80%, 89.06%, 1.0)" calcext:value-type="string">
            <text:p>hsla(0, 80%, 89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7</text:p>
          </table:table-cell>
          <table:table-cell office:value-type="float" office:value="44" calcext:value-type="float">
            <text:p>44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458]=1; 50; IF([.F458]&lt;1; 0; 110));&quot;, 80%, &quot;; TEXT(IF([.F458]&lt;1; [.F458]*95; IF([.F458]&gt;1; 95/[.F458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8</text:p>
          </table:table-cell>
          <table:table-cell office:value-type="float" office:value="153" calcext:value-type="float">
            <text:p>153</text:p>
          </table:table-cell>
          <table:table-cell office:value-type="float" office:value="0.68" calcext:value-type="float">
            <text:p>0.68</text:p>
          </table:table-cell>
          <table:table-cell table:formula="of:=CONCATENATE(&quot;hsla(&quot;; IF([.F459]=1; 50; IF([.F459]&lt;1; 0; 110));&quot;, 80%, &quot;; TEXT(IF([.F459]&lt;1; [.F459]*95; IF([.F459]&gt;1; 95/[.F459];70));&quot;###.##&quot;);&quot;%, 1.0)&quot;)" office:value-type="string" office:string-value="hsla(0, 80%, 64.6%, 1.0)" calcext:value-type="string">
            <text:p>hsla(0, 80%, 64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59</text:p>
          </table:table-cell>
          <table:table-cell office:value-type="float" office:value="32" calcext:value-type="float">
            <text:p>32</text:p>
          </table:table-cell>
          <table:table-cell office:value-type="float" office:value="0.889423076923077" calcext:value-type="float">
            <text:p>0.89</text:p>
          </table:table-cell>
          <table:table-cell table:formula="of:=CONCATENATE(&quot;hsla(&quot;; IF([.F460]=1; 50; IF([.F460]&lt;1; 0; 110));&quot;, 80%, &quot;; TEXT(IF([.F460]&lt;1; [.F460]*95; IF([.F460]&gt;1; 95/[.F460];70));&quot;###.##&quot;);&quot;%, 1.0)&quot;)" office:value-type="string" office:string-value="hsla(0, 80%, 84.5%, 1.0)" calcext:value-type="string">
            <text:p>hsla(0, 80%, 84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0</text:p>
          </table:table-cell>
          <table:table-cell office:value-type="float" office:value="25" calcext:value-type="float">
            <text:p>25</text:p>
          </table:table-cell>
          <table:table-cell office:value-type="float" office:value="1.375" calcext:value-type="float">
            <text:p>1.38</text:p>
          </table:table-cell>
          <table:table-cell table:formula="of:=CONCATENATE(&quot;hsla(&quot;; IF([.F461]=1; 50; IF([.F461]&lt;1; 0; 110));&quot;, 80%, &quot;; TEXT(IF([.F461]&lt;1; [.F461]*95; IF([.F461]&gt;1; 95/[.F461];70));&quot;###.##&quot;);&quot;%, 1.0)&quot;)" office:value-type="string" office:string-value="hsla(110, 80%, 69.09%, 1.0)" calcext:value-type="string">
            <text:p>hsla(11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1</text:p>
          </table:table-cell>
          <table:table-cell office:value-type="float" office:value="7" calcext:value-type="float">
            <text:p>7</text:p>
          </table:table-cell>
          <table:table-cell office:value-type="float" office:value="3.81773399014778" calcext:value-type="float">
            <text:p>3.82</text:p>
          </table:table-cell>
          <table:table-cell table:formula="of:=CONCATENATE(&quot;hsla(&quot;; IF([.F462]=1; 50; IF([.F462]&lt;1; 0; 110));&quot;, 80%, &quot;; TEXT(IF([.F462]&lt;1; [.F462]*95; IF([.F462]&gt;1; 95/[.F462];70));&quot;###.##&quot;);&quot;%, 1.0)&quot;)" office:value-type="string" office:string-value="hsla(110, 80%, 24.88%, 1.0)" calcext:value-type="string">
            <text:p>hsla(110, 80%, 24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463]=1; 50; IF([.F463]&lt;1; 0; 110));&quot;, 80%, &quot;; TEXT(IF([.F463]&lt;1; [.F463]*95; IF([.F463]&gt;1; 95/[.F463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3</text:p>
          </table:table-cell>
          <table:table-cell office:value-type="float" office:value="5" calcext:value-type="float">
            <text:p>5</text:p>
          </table:table-cell>
          <table:table-cell office:value-type="float" office:value="0.291666666666667" calcext:value-type="float">
            <text:p>0.29</text:p>
          </table:table-cell>
          <table:table-cell table:formula="of:=CONCATENATE(&quot;hsla(&quot;; IF([.F464]=1; 50; IF([.F464]&lt;1; 0; 110));&quot;, 80%, &quot;; TEXT(IF([.F464]&lt;1; [.F464]*95; IF([.F464]&gt;1; 95/[.F464];70));&quot;###.##&quot;);&quot;%, 1.0)&quot;)" office:value-type="string" office:string-value="hsla(0, 80%, 27.71%, 1.0)" calcext:value-type="string">
            <text:p>hsla(0, 80%, 27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p signaling pathway</text:p>
          </table:table-cell>
          <table:table-cell table:style-name="ce1" office:value-type="string" calcext:value-type="string">
            <text:p>Gene0464</text:p>
          </table:table-cell>
          <table:table-cell office:value-type="float" office:value="9" calcext:value-type="float">
            <text:p>9</text:p>
          </table:table-cell>
          <table:table-cell office:value-type="float" office:value="1.35714285714286" calcext:value-type="float">
            <text:p>1.36</text:p>
          </table:table-cell>
          <table:table-cell table:formula="of:=CONCATENATE(&quot;hsla(&quot;; IF([.F465]=1; 50; IF([.F465]&lt;1; 0; 110));&quot;, 80%, &quot;; TEXT(IF([.F465]&lt;1; [.F465]*95; IF([.F465]&gt;1; 95/[.F465];70));&quot;###.##&quot;);&quot;%, 1.0)&quot;)" office:value-type="string" office:string-value="hsla(110, 80%, 70%, 1.0)" calcext:value-type="string">
            <text:p>hsla(11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5</text:p>
          </table:table-cell>
          <table:table-cell office:value-type="float" office:value="614" calcext:value-type="float">
            <text:p>614</text:p>
          </table:table-cell>
          <table:table-cell office:value-type="float" office:value="0.885714285714286" calcext:value-type="float">
            <text:p>0.89</text:p>
          </table:table-cell>
          <table:table-cell table:formula="of:=CONCATENATE(&quot;hsla(&quot;; IF([.F466]=1; 50; IF([.F466]&lt;1; 0; 110));&quot;, 80%, &quot;; TEXT(IF([.F466]&lt;1; [.F466]*95; IF([.F466]&gt;1; 95/[.F466];70));&quot;###.##&quot;);&quot;%, 1.0)&quot;)" office:value-type="string" office:string-value="hsla(0, 80%, 84.14%, 1.0)" calcext:value-type="string">
            <text:p>hsla(0, 80%, 84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6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67]=1; 50; IF([.F467]&lt;1; 0; 110));&quot;, 80%, &quot;; TEXT(IF([.F467]&lt;1; [.F467]*95; IF([.F467]&gt;1; 95/[.F46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7</text:p>
          </table:table-cell>
          <table:table-cell office:value-type="float" office:value="41" calcext:value-type="float">
            <text:p>41</text:p>
          </table:table-cell>
          <table:table-cell office:value-type="float" office:value="1.57142857142857" calcext:value-type="float">
            <text:p>1.57</text:p>
          </table:table-cell>
          <table:table-cell table:formula="of:=CONCATENATE(&quot;hsla(&quot;; IF([.F468]=1; 50; IF([.F468]&lt;1; 0; 110));&quot;, 80%, &quot;; TEXT(IF([.F468]&lt;1; [.F468]*95; IF([.F468]&gt;1; 95/[.F468];70));&quot;###.##&quot;);&quot;%, 1.0)&quot;)" office:value-type="string" office:string-value="hsla(110, 80%, 60.45%, 1.0)" calcext:value-type="string">
            <text:p>hsla(11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69]=1; 50; IF([.F469]&lt;1; 0; 110));&quot;, 80%, &quot;; TEXT(IF([.F469]&lt;1; [.F469]*95; IF([.F469]&gt;1; 95/[.F46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6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70]=1; 50; IF([.F470]&lt;1; 0; 110));&quot;, 80%, &quot;; TEXT(IF([.F470]&lt;1; [.F470]*95; IF([.F470]&gt;1; 95/[.F47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0</text:p>
          </table:table-cell>
          <table:table-cell office:value-type="float" office:value="13" calcext:value-type="float">
            <text:p>13</text:p>
          </table:table-cell>
          <table:table-cell office:value-type="float" office:value="1.08333333333333" calcext:value-type="float">
            <text:p>1.08</text:p>
          </table:table-cell>
          <table:table-cell table:formula="of:=CONCATENATE(&quot;hsla(&quot;; IF([.F471]=1; 50; IF([.F471]&lt;1; 0; 110));&quot;, 80%, &quot;; TEXT(IF([.F471]&lt;1; [.F471]*95; IF([.F471]&gt;1; 95/[.F471];70));&quot;###.##&quot;);&quot;%, 1.0)&quot;)" office:value-type="string" office:string-value="hsla(110, 80%, 87.69%, 1.0)" calcext:value-type="string">
            <text:p>hsla(110, 80%, 87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1</text:p>
          </table:table-cell>
          <table:table-cell office:value-type="float" office:value="54" calcext:value-type="float">
            <text:p>54</text:p>
          </table:table-cell>
          <table:table-cell office:value-type="float" office:value="0.35" calcext:value-type="float">
            <text:p>0.35</text:p>
          </table:table-cell>
          <table:table-cell table:formula="of:=CONCATENATE(&quot;hsla(&quot;; IF([.F472]=1; 50; IF([.F472]&lt;1; 0; 110));&quot;, 80%, &quot;; TEXT(IF([.F472]&lt;1; [.F472]*95; IF([.F472]&gt;1; 95/[.F472];70));&quot;###.##&quot;);&quot;%, 1.0)&quot;)" office:value-type="string" office:string-value="hsla(0, 80%, 33.25%, 1.0)" calcext:value-type="string">
            <text:p>hsla(0, 80%, 33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2</text:p>
          </table:table-cell>
          <table:table-cell office:value-type="float" office:value="29" calcext:value-type="float">
            <text:p>29</text:p>
          </table:table-cell>
          <table:table-cell office:value-type="float" office:value="0.761904761904762" calcext:value-type="float">
            <text:p>0.76</text:p>
          </table:table-cell>
          <table:table-cell table:formula="of:=CONCATENATE(&quot;hsla(&quot;; IF([.F473]=1; 50; IF([.F473]&lt;1; 0; 110));&quot;, 80%, &quot;; TEXT(IF([.F473]&lt;1; [.F473]*95; IF([.F473]&gt;1; 95/[.F473];70));&quot;###.##&quot;);&quot;%, 1.0)&quot;)" office:value-type="string" office:string-value="hsla(0, 80%, 72.38%, 1.0)" calcext:value-type="string">
            <text:p>hsla(0, 80%, 72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3</text:p>
          </table:table-cell>
          <table:table-cell office:value-type="float" office:value="29" calcext:value-type="float">
            <text:p>29</text:p>
          </table:table-cell>
          <table:table-cell office:value-type="float" office:value="0.391304347826087" calcext:value-type="float">
            <text:p>0.39</text:p>
          </table:table-cell>
          <table:table-cell table:formula="of:=CONCATENATE(&quot;hsla(&quot;; IF([.F474]=1; 50; IF([.F474]&lt;1; 0; 110));&quot;, 80%, &quot;; TEXT(IF([.F474]&lt;1; [.F474]*95; IF([.F474]&gt;1; 95/[.F474];70));&quot;###.##&quot;);&quot;%, 1.0)&quot;)" office:value-type="string" office:string-value="hsla(0, 80%, 37.17%, 1.0)" calcext:value-type="string">
            <text:p>hsla(0, 80%, 37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4</text:p>
          </table:table-cell>
          <table:table-cell office:value-type="float" office:value="19" calcext:value-type="float">
            <text:p>19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475]=1; 50; IF([.F475]&lt;1; 0; 110));&quot;, 80%, &quot;; TEXT(IF([.F475]&lt;1; [.F475]*95; IF([.F475]&gt;1; 95/[.F475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5</text:p>
          </table:table-cell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476]=1; 50; IF([.F476]&lt;1; 0; 110));&quot;, 80%, &quot;; TEXT(IF([.F476]&lt;1; [.F476]*95; IF([.F476]&gt;1; 95/[.F476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6</text:p>
          </table:table-cell>
          <table:table-cell office:value-type="float" office:value="5" calcext:value-type="float">
            <text:p>5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477]=1; 50; IF([.F477]&lt;1; 0; 110));&quot;, 80%, &quot;; TEXT(IF([.F477]&lt;1; [.F477]*95; IF([.F477]&gt;1; 95/[.F477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478]=1; 50; IF([.F478]&lt;1; 0; 110));&quot;, 80%, &quot;; TEXT(IF([.F478]&lt;1; [.F478]*95; IF([.F478]&gt;1; 95/[.F478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8</text:p>
          </table:table-cell>
          <table:table-cell office:value-type="float" office:value="7" calcext:value-type="float">
            <text:p>7</text:p>
          </table:table-cell>
          <table:table-cell office:value-type="float" office:value="0.692307692307692" calcext:value-type="float">
            <text:p>0.69</text:p>
          </table:table-cell>
          <table:table-cell table:formula="of:=CONCATENATE(&quot;hsla(&quot;; IF([.F479]=1; 50; IF([.F479]&lt;1; 0; 110));&quot;, 80%, &quot;; TEXT(IF([.F479]&lt;1; [.F479]*95; IF([.F479]&gt;1; 95/[.F479];70));&quot;###.##&quot;);&quot;%, 1.0)&quot;)" office:value-type="string" office:string-value="hsla(0, 80%, 65.77%, 1.0)" calcext:value-type="string">
            <text:p>hsla(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79</text:p>
          </table:table-cell>
          <table:table-cell office:value-type="float" office:value="64" calcext:value-type="float">
            <text:p>64</text:p>
          </table:table-cell>
          <table:table-cell office:value-type="float" office:value="0.838095238095238" calcext:value-type="float">
            <text:p>0.84</text:p>
          </table:table-cell>
          <table:table-cell table:formula="of:=CONCATENATE(&quot;hsla(&quot;; IF([.F480]=1; 50; IF([.F480]&lt;1; 0; 110));&quot;, 80%, &quot;; TEXT(IF([.F480]&lt;1; [.F480]*95; IF([.F480]&gt;1; 95/[.F480];70));&quot;###.##&quot;);&quot;%, 1.0)&quot;)" office:value-type="string" office:string-value="hsla(0, 80%, 79.62%, 1.0)" calcext:value-type="string">
            <text:p>hsla(0, 80%, 79.6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0</text:p>
          </table:table-cell>
          <table:table-cell office:value-type="float" office:value="7" calcext:value-type="float">
            <text:p>7</text:p>
          </table:table-cell>
          <table:table-cell office:value-type="float" office:value="1.09375" calcext:value-type="float">
            <text:p>1.09</text:p>
          </table:table-cell>
          <table:table-cell table:formula="of:=CONCATENATE(&quot;hsla(&quot;; IF([.F481]=1; 50; IF([.F481]&lt;1; 0; 110));&quot;, 80%, &quot;; TEXT(IF([.F481]&lt;1; [.F481]*95; IF([.F481]&gt;1; 95/[.F481];70));&quot;###.##&quot;);&quot;%, 1.0)&quot;)" office:value-type="string" office:string-value="hsla(110, 80%, 86.86%, 1.0)" calcext:value-type="string">
            <text:p>hsla(110, 80%, 86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1</text:p>
          </table:table-cell>
          <table:table-cell office:value-type="float" office:value="4" calcext:value-type="float">
            <text:p>4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482]=1; 50; IF([.F482]&lt;1; 0; 110));&quot;, 80%, &quot;; TEXT(IF([.F482]&lt;1; [.F482]*95; IF([.F482]&gt;1; 95/[.F482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83]=1; 50; IF([.F483]&lt;1; 0; 110));&quot;, 80%, &quot;; TEXT(IF([.F483]&lt;1; [.F483]*95; IF([.F483]&gt;1; 95/[.F48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84]=1; 50; IF([.F484]&lt;1; 0; 110));&quot;, 80%, &quot;; TEXT(IF([.F484]&lt;1; [.F484]*95; IF([.F484]&gt;1; 95/[.F48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4</text:p>
          </table:table-cell>
          <table:table-cell office:value-type="float" office:value="111" calcext:value-type="float">
            <text:p>111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485]=1; 50; IF([.F485]&lt;1; 0; 110));&quot;, 80%, &quot;; TEXT(IF([.F485]&lt;1; [.F485]*95; IF([.F485]&gt;1; 95/[.F485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5</text:p>
          </table:table-cell>
          <table:table-cell office:value-type="float" office:value="4" calcext:value-type="float">
            <text:p>4</text:p>
          </table:table-cell>
          <table:table-cell office:value-type="float" office:value="0.592592592592593" calcext:value-type="float">
            <text:p>0.59</text:p>
          </table:table-cell>
          <table:table-cell table:formula="of:=CONCATENATE(&quot;hsla(&quot;; IF([.F486]=1; 50; IF([.F486]&lt;1; 0; 110));&quot;, 80%, &quot;; TEXT(IF([.F486]&lt;1; [.F486]*95; IF([.F486]&gt;1; 95/[.F486];70));&quot;###.##&quot;);&quot;%, 1.0)&quot;)" office:value-type="string" office:string-value="hsla(0, 80%, 56.3%, 1.0)" calcext:value-type="string">
            <text:p>hsla(0, 80%, 56.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6</text:p>
          </table:table-cell>
          <table:table-cell office:value-type="float" office:value="54" calcext:value-type="float">
            <text:p>54</text:p>
          </table:table-cell>
          <table:table-cell office:value-type="float" office:value="1.08333333333333" calcext:value-type="float">
            <text:p>1.08</text:p>
          </table:table-cell>
          <table:table-cell table:formula="of:=CONCATENATE(&quot;hsla(&quot;; IF([.F487]=1; 50; IF([.F487]&lt;1; 0; 110));&quot;, 80%, &quot;; TEXT(IF([.F487]&lt;1; [.F487]*95; IF([.F487]&gt;1; 95/[.F487];70));&quot;###.##&quot;);&quot;%, 1.0)&quot;)" office:value-type="string" office:string-value="hsla(110, 80%, 87.69%, 1.0)" calcext:value-type="string">
            <text:p>hsla(110, 80%, 87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7</text:p>
          </table:table-cell>
          <table:table-cell office:value-type="float" office:value="614" calcext:value-type="float">
            <text:p>61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488]=1; 50; IF([.F488]&lt;1; 0; 110));&quot;, 80%, &quot;; TEXT(IF([.F488]&lt;1; [.F488]*95; IF([.F488]&gt;1; 95/[.F48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8</text:p>
          </table:table-cell>
          <table:table-cell office:value-type="float" office:value="241" calcext:value-type="float">
            <text:p>241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489]=1; 50; IF([.F489]&lt;1; 0; 110));&quot;, 80%, &quot;; TEXT(IF([.F489]&lt;1; [.F489]*95; IF([.F489]&gt;1; 95/[.F489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89</text:p>
          </table:table-cell>
          <table:table-cell office:value-type="float" office:value="82" calcext:value-type="float">
            <text:p>82</text:p>
          </table:table-cell>
          <table:table-cell office:value-type="float" office:value="1.15384615384615" calcext:value-type="float">
            <text:p>1.15</text:p>
          </table:table-cell>
          <table:table-cell table:formula="of:=CONCATENATE(&quot;hsla(&quot;; IF([.F490]=1; 50; IF([.F490]&lt;1; 0; 110));&quot;, 80%, &quot;; TEXT(IF([.F490]&lt;1; [.F490]*95; IF([.F490]&gt;1; 95/[.F490];70));&quot;###.##&quot;);&quot;%, 1.0)&quot;)" office:value-type="string" office:string-value="hsla(110, 80%, 82.33%, 1.0)" calcext:value-type="string">
            <text:p>hsla(110, 80%, 82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0</text:p>
          </table:table-cell>
          <table:table-cell office:value-type="float" office:value="14" calcext:value-type="float">
            <text:p>1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491]=1; 50; IF([.F491]&lt;1; 0; 110));&quot;, 80%, &quot;; TEXT(IF([.F491]&lt;1; [.F491]*95; IF([.F491]&gt;1; 95/[.F491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1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492]=1; 50; IF([.F492]&lt;1; 0; 110));&quot;, 80%, &quot;; TEXT(IF([.F492]&lt;1; [.F492]*95; IF([.F492]&gt;1; 95/[.F49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93]=1; 50; IF([.F493]&lt;1; 0; 110));&quot;, 80%, &quot;; TEXT(IF([.F493]&lt;1; [.F493]*95; IF([.F493]&gt;1; 95/[.F49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3</text:p>
          </table:table-cell>
          <table:table-cell office:value-type="float" office:value="128" calcext:value-type="float">
            <text:p>128</text:p>
          </table:table-cell>
          <table:table-cell office:value-type="float" office:value="1.11111111111111" calcext:value-type="float">
            <text:p>1.11</text:p>
          </table:table-cell>
          <table:table-cell table:formula="of:=CONCATENATE(&quot;hsla(&quot;; IF([.F494]=1; 50; IF([.F494]&lt;1; 0; 110));&quot;, 80%, &quot;; TEXT(IF([.F494]&lt;1; [.F494]*95; IF([.F494]&gt;1; 95/[.F494];70));&quot;###.##&quot;);&quot;%, 1.0)&quot;)" office:value-type="string" office:string-value="hsla(110, 80%, 85.5%, 1.0)" calcext:value-type="string">
            <text:p>hsla(110, 80%, 85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495]=1; 50; IF([.F495]&lt;1; 0; 110));&quot;, 80%, &quot;; TEXT(IF([.F495]&lt;1; [.F495]*95; IF([.F495]&gt;1; 95/[.F49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496]=1; 50; IF([.F496]&lt;1; 0; 110));&quot;, 80%, &quot;; TEXT(IF([.F496]&lt;1; [.F496]*95; IF([.F496]&gt;1; 95/[.F496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497]=1; 50; IF([.F497]&lt;1; 0; 110));&quot;, 80%, &quot;; TEXT(IF([.F497]&lt;1; [.F497]*95; IF([.F497]&gt;1; 95/[.F497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7</text:p>
          </table:table-cell>
          <table:table-cell office:value-type="float" office:value="62" calcext:value-type="float">
            <text:p>62</text:p>
          </table:table-cell>
          <table:table-cell office:value-type="float" office:value="0.739130434782609" calcext:value-type="float">
            <text:p>0.74</text:p>
          </table:table-cell>
          <table:table-cell table:formula="of:=CONCATENATE(&quot;hsla(&quot;; IF([.F498]=1; 50; IF([.F498]&lt;1; 0; 110));&quot;, 80%, &quot;; TEXT(IF([.F498]&lt;1; [.F498]*95; IF([.F498]&gt;1; 95/[.F498];70));&quot;###.##&quot;);&quot;%, 1.0)&quot;)" office:value-type="string" office:string-value="hsla(0, 80%, 70.22%, 1.0)" calcext:value-type="string">
            <text:p>hsla(0, 80%, 70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8</text:p>
          </table:table-cell>
          <table:table-cell office:value-type="float" office:value="66" calcext:value-type="float">
            <text:p>66</text:p>
          </table:table-cell>
          <table:table-cell office:value-type="float" office:value="1.05" calcext:value-type="float">
            <text:p>1.05</text:p>
          </table:table-cell>
          <table:table-cell table:formula="of:=CONCATENATE(&quot;hsla(&quot;; IF([.F499]=1; 50; IF([.F499]&lt;1; 0; 110));&quot;, 80%, &quot;; TEXT(IF([.F499]&lt;1; [.F499]*95; IF([.F499]&gt;1; 95/[.F499];70));&quot;###.##&quot;);&quot;%, 1.0)&quot;)" office:value-type="string" office:string-value="hsla(110, 80%, 90.48%, 1.0)" calcext:value-type="string">
            <text:p>hsla(110, 80%, 90.4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499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00]=1; 50; IF([.F500]&lt;1; 0; 110));&quot;, 80%, &quot;; TEXT(IF([.F500]&lt;1; [.F500]*95; IF([.F500]&gt;1; 95/[.F50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0</text:p>
          </table:table-cell>
          <table:table-cell office:value-type="float" office:value="13" calcext:value-type="float">
            <text:p>13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501]=1; 50; IF([.F501]&lt;1; 0; 110));&quot;, 80%, &quot;; TEXT(IF([.F501]&lt;1; [.F501]*95; IF([.F501]&gt;1; 95/[.F501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1</text:p>
          </table:table-cell>
          <table:table-cell office:value-type="float" office:value="50" calcext:value-type="float">
            <text:p>50</text:p>
          </table:table-cell>
          <table:table-cell office:value-type="float" office:value="1.26086956521739" calcext:value-type="float">
            <text:p>1.26</text:p>
          </table:table-cell>
          <table:table-cell table:formula="of:=CONCATENATE(&quot;hsla(&quot;; IF([.F502]=1; 50; IF([.F502]&lt;1; 0; 110));&quot;, 80%, &quot;; TEXT(IF([.F502]&lt;1; [.F502]*95; IF([.F502]&gt;1; 95/[.F502];70));&quot;###.##&quot;);&quot;%, 1.0)&quot;)" office:value-type="string" office:string-value="hsla(110, 80%, 75.34%, 1.0)" calcext:value-type="string">
            <text:p>hsla(110, 80%, 75.3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2</text:p>
          </table:table-cell>
          <table:table-cell office:value-type="float" office:value="5" calcext:value-type="float">
            <text:p>5</text:p>
          </table:table-cell>
          <table:table-cell office:value-type="float" office:value="0.761904761904762" calcext:value-type="float">
            <text:p>0.76</text:p>
          </table:table-cell>
          <table:table-cell table:formula="of:=CONCATENATE(&quot;hsla(&quot;; IF([.F503]=1; 50; IF([.F503]&lt;1; 0; 110));&quot;, 80%, &quot;; TEXT(IF([.F503]&lt;1; [.F503]*95; IF([.F503]&gt;1; 95/[.F503];70));&quot;###.##&quot;);&quot;%, 1.0)&quot;)" office:value-type="string" office:string-value="hsla(0, 80%, 72.38%, 1.0)" calcext:value-type="string">
            <text:p>hsla(0, 80%, 72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3</text:p>
          </table:table-cell>
          <table:table-cell office:value-type="float" office:value="64" calcext:value-type="float">
            <text:p>64</text:p>
          </table:table-cell>
          <table:table-cell office:value-type="float" office:value="0.892857142857143" calcext:value-type="float">
            <text:p>0.89</text:p>
          </table:table-cell>
          <table:table-cell table:formula="of:=CONCATENATE(&quot;hsla(&quot;; IF([.F504]=1; 50; IF([.F504]&lt;1; 0; 110));&quot;, 80%, &quot;; TEXT(IF([.F504]&lt;1; [.F504]*95; IF([.F504]&gt;1; 95/[.F504];70));&quot;###.##&quot;);&quot;%, 1.0)&quot;)" office:value-type="string" office:string-value="hsla(0, 80%, 84.82%, 1.0)" calcext:value-type="string">
            <text:p>hsla(0, 80%, 84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4</text:p>
          </table:table-cell>
          <table:table-cell office:value-type="float" office:value="14" calcext:value-type="float">
            <text:p>14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505]=1; 50; IF([.F505]&lt;1; 0; 110));&quot;, 80%, &quot;; TEXT(IF([.F505]&lt;1; [.F505]*95; IF([.F505]&gt;1; 95/[.F505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5</text:p>
          </table:table-cell>
          <table:table-cell office:value-type="float" office:value="44" calcext:value-type="float">
            <text:p>44</text:p>
          </table:table-cell>
          <table:table-cell office:value-type="float" office:value="0.923076923076923" calcext:value-type="float">
            <text:p>0.92</text:p>
          </table:table-cell>
          <table:table-cell table:formula="of:=CONCATENATE(&quot;hsla(&quot;; IF([.F506]=1; 50; IF([.F506]&lt;1; 0; 110));&quot;, 80%, &quot;; TEXT(IF([.F506]&lt;1; [.F506]*95; IF([.F506]&gt;1; 95/[.F506];70));&quot;###.##&quot;);&quot;%, 1.0)&quot;)" office:value-type="string" office:string-value="hsla(0, 80%, 87.69%, 1.0)" calcext:value-type="string">
            <text:p>hsla(0, 80%, 87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6</text:p>
          </table:table-cell>
          <table:table-cell office:value-type="float" office:value="2" calcext:value-type="float">
            <text:p>2</text:p>
          </table:table-cell>
          <table:table-cell office:value-type="float" office:value="1.23076923076923" calcext:value-type="float">
            <text:p>1.23</text:p>
          </table:table-cell>
          <table:table-cell table:formula="of:=CONCATENATE(&quot;hsla(&quot;; IF([.F507]=1; 50; IF([.F507]&lt;1; 0; 110));&quot;, 80%, &quot;; TEXT(IF([.F507]&lt;1; [.F507]*95; IF([.F507]&gt;1; 95/[.F507];70));&quot;###.##&quot;);&quot;%, 1.0)&quot;)" office:value-type="string" office:string-value="hsla(110, 80%, 77.19%, 1.0)" calcext:value-type="string">
            <text:p>hsla(110, 80%, 77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7</text:p>
          </table:table-cell>
          <table:table-cell office:value-type="float" office:value="18" calcext:value-type="float">
            <text:p>18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508]=1; 50; IF([.F508]&lt;1; 0; 110));&quot;, 80%, &quot;; TEXT(IF([.F508]&lt;1; [.F508]*95; IF([.F508]&gt;1; 95/[.F50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09]=1; 50; IF([.F509]&lt;1; 0; 110));&quot;, 80%, &quot;; TEXT(IF([.F509]&lt;1; [.F509]*95; IF([.F509]&gt;1; 95/[.F509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09</text:p>
          </table:table-cell>
          <table:table-cell office:value-type="float" office:value="12" calcext:value-type="float">
            <text:p>12</text:p>
          </table:table-cell>
          <table:table-cell office:value-type="float" office:value="0.363636363636364" calcext:value-type="float">
            <text:p>0.36</text:p>
          </table:table-cell>
          <table:table-cell table:formula="of:=CONCATENATE(&quot;hsla(&quot;; IF([.F510]=1; 50; IF([.F510]&lt;1; 0; 110));&quot;, 80%, &quot;; TEXT(IF([.F510]&lt;1; [.F510]*95; IF([.F510]&gt;1; 95/[.F510];70));&quot;###.##&quot;);&quot;%, 1.0)&quot;)" office:value-type="string" office:string-value="hsla(0, 80%, 34.55%, 1.0)" calcext:value-type="string">
            <text:p>hsla(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0</text:p>
          </table:table-cell>
          <table:table-cell office:value-type="float" office:value="141" calcext:value-type="float">
            <text:p>14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11]=1; 50; IF([.F511]&lt;1; 0; 110));&quot;, 80%, &quot;; TEXT(IF([.F511]&lt;1; [.F511]*95; IF([.F511]&gt;1; 95/[.F51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1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</text:p>
          </table:table-cell>
          <table:table-cell table:formula="of:=CONCATENATE(&quot;hsla(&quot;; IF([.F512]=1; 50; IF([.F512]&lt;1; 0; 110));&quot;, 80%, &quot;; TEXT(IF([.F512]&lt;1; [.F512]*95; IF([.F512]&gt;1; 95/[.F512];70));&quot;###.##&quot;);&quot;%, 1.0)&quot;)" office:value-type="string" office:string-value="hsla(110, 80%, 73.08%, 1.0)" calcext:value-type="string">
            <text:p>hsla(110, 80%, 73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2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table:formula="of:=CONCATENATE(&quot;hsla(&quot;; IF([.F513]=1; 50; IF([.F513]&lt;1; 0; 110));&quot;, 80%, &quot;; TEXT(IF([.F513]&lt;1; [.F513]*95; IF([.F513]&gt;1; 95/[.F513];70));&quot;###.##&quot;);&quot;%, 1.0)&quot;)" office:value-type="string" office:string-value="hsla(0, 80%, 45.6%, 1.0)" calcext:value-type="string">
            <text:p>hsla(0, 80%, 45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3</text:p>
          </table:table-cell>
          <table:table-cell office:value-type="float" office:value="34" calcext:value-type="float">
            <text:p>34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514]=1; 50; IF([.F514]&lt;1; 0; 110));&quot;, 80%, &quot;; TEXT(IF([.F514]&lt;1; [.F514]*95; IF([.F514]&gt;1; 95/[.F514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515]=1; 50; IF([.F515]&lt;1; 0; 110));&quot;, 80%, &quot;; TEXT(IF([.F515]&lt;1; [.F515]*95; IF([.F515]&gt;1; 95/[.F51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5</text:p>
          </table:table-cell>
          <table:table-cell office:value-type="float" office:value="14" calcext:value-type="float">
            <text:p>14</text:p>
          </table:table-cell>
          <table:table-cell office:value-type="float" office:value="0.642857142857143" calcext:value-type="float">
            <text:p>0.64</text:p>
          </table:table-cell>
          <table:table-cell table:formula="of:=CONCATENATE(&quot;hsla(&quot;; IF([.F516]=1; 50; IF([.F516]&lt;1; 0; 110));&quot;, 80%, &quot;; TEXT(IF([.F516]&lt;1; [.F516]*95; IF([.F516]&gt;1; 95/[.F516];70));&quot;###.##&quot;);&quot;%, 1.0)&quot;)" office:value-type="string" office:string-value="hsla(0, 80%, 61.07%, 1.0)" calcext:value-type="string">
            <text:p>hsla(0, 80%, 61.0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6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517]=1; 50; IF([.F517]&lt;1; 0; 110));&quot;, 80%, &quot;; TEXT(IF([.F517]&lt;1; [.F517]*95; IF([.F517]&gt;1; 95/[.F517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Ras signaling pathway</text:p>
          </table:table-cell>
          <table:table-cell table:style-name="ce1" office:value-type="string" calcext:value-type="string">
            <text:p>Gene0517</text:p>
          </table:table-cell>
          <table:table-cell office:value-type="float" office:value="52" calcext:value-type="float">
            <text:p>52</text:p>
          </table:table-cell>
          <table:table-cell office:value-type="float" office:value="1.56410256410256" calcext:value-type="float">
            <text:p>1.56</text:p>
          </table:table-cell>
          <table:table-cell table:formula="of:=CONCATENATE(&quot;hsla(&quot;; IF([.F518]=1; 50; IF([.F518]&lt;1; 0; 110));&quot;, 80%, &quot;; TEXT(IF([.F518]&lt;1; [.F518]*95; IF([.F518]&gt;1; 95/[.F518];70));&quot;###.##&quot;);&quot;%, 1.0)&quot;)" office:value-type="string" office:string-value="hsla(110, 80%, 60.74%, 1.0)" calcext:value-type="string">
            <text:p>hsla(110, 80%, 60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Sphingolipid signaling pathway</text:p>
          </table:table-cell>
          <table:table-cell table:style-name="ce1" office:value-type="string" calcext:value-type="string">
            <text:p>Gene0518</text:p>
          </table:table-cell>
          <table:table-cell office:value-type="float" office:value="78" calcext:value-type="float">
            <text:p>78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519]=1; 50; IF([.F519]&lt;1; 0; 110));&quot;, 80%, &quot;; TEXT(IF([.F519]&lt;1; [.F519]*95; IF([.F519]&gt;1; 95/[.F519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Sphingolipid signaling pathway</text:p>
          </table:table-cell>
          <table:table-cell table:style-name="ce1" office:value-type="string" calcext:value-type="string">
            <text:p>Gene0519</text:p>
          </table:table-cell>
          <table:table-cell office:value-type="float" office:value="56" calcext:value-type="float">
            <text:p>56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520]=1; 50; IF([.F520]&lt;1; 0; 110));&quot;, 80%, &quot;; TEXT(IF([.F520]&lt;1; [.F520]*95; IF([.F520]&gt;1; 95/[.F520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Sphingolipid signaling pathway</text:p>
          </table:table-cell>
          <table:table-cell table:style-name="ce1" office:value-type="string" calcext:value-type="string">
            <text:p>Gene05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21]=1; 50; IF([.F521]&lt;1; 0; 110));&quot;, 80%, &quot;; TEXT(IF([.F521]&lt;1; [.F521]*95; IF([.F521]&gt;1; 95/[.F521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1</text:p>
          </table:table-cell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table:formula="of:=CONCATENATE(&quot;hsla(&quot;; IF([.F522]=1; 50; IF([.F522]&lt;1; 0; 110));&quot;, 80%, &quot;; TEXT(IF([.F522]&lt;1; [.F522]*95; IF([.F522]&gt;1; 95/[.F522];70));&quot;###.##&quot;);&quot;%, 1.0)&quot;)" office:value-type="string" office:string-value="hsla(110, 80%, 70.37%, 1.0)" calcext:value-type="string">
            <text:p>hsla(110, 80%, 70.3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2</text:p>
          </table:table-cell>
          <table:table-cell office:value-type="float" office:value="95" calcext:value-type="float">
            <text:p>95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523]=1; 50; IF([.F523]&lt;1; 0; 110));&quot;, 80%, &quot;; TEXT(IF([.F523]&lt;1; [.F523]*95; IF([.F523]&gt;1; 95/[.F523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24]=1; 50; IF([.F524]&lt;1; 0; 110));&quot;, 80%, &quot;; TEXT(IF([.F524]&lt;1; [.F524]*95; IF([.F524]&gt;1; 95/[.F52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4</text:p>
          </table:table-cell>
          <table:table-cell office:value-type="float" office:value="31" calcext:value-type="float">
            <text:p>31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525]=1; 50; IF([.F525]&lt;1; 0; 110));&quot;, 80%, &quot;; TEXT(IF([.F525]&lt;1; [.F525]*95; IF([.F525]&gt;1; 95/[.F525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526]=1; 50; IF([.F526]&lt;1; 0; 110));&quot;, 80%, &quot;; TEXT(IF([.F526]&lt;1; [.F526]*95; IF([.F526]&gt;1; 95/[.F526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6</text:p>
          </table:table-cell>
          <table:table-cell office:value-type="float" office:value="58" calcext:value-type="float">
            <text:p>58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527]=1; 50; IF([.F527]&lt;1; 0; 110));&quot;, 80%, &quot;; TEXT(IF([.F527]&lt;1; [.F527]*95; IF([.F527]&gt;1; 95/[.F527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GF-beta signaling pathway</text:p>
          </table:table-cell>
          <table:table-cell table:style-name="ce1" office:value-type="string" calcext:value-type="string">
            <text:p>Gene0527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528]=1; 50; IF([.F528]&lt;1; 0; 110));&quot;, 80%, &quot;; TEXT(IF([.F528]&lt;1; [.F528]*95; IF([.F528]&gt;1; 95/[.F528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28</text:p>
          </table:table-cell>
          <table:table-cell office:value-type="float" office:value="35" calcext:value-type="float">
            <text:p>35</text:p>
          </table:table-cell>
          <table:table-cell office:value-type="float" office:value="0.485714285714286" calcext:value-type="float">
            <text:p>0.49</text:p>
          </table:table-cell>
          <table:table-cell table:formula="of:=CONCATENATE(&quot;hsla(&quot;; IF([.F529]=1; 50; IF([.F529]&lt;1; 0; 110));&quot;, 80%, &quot;; TEXT(IF([.F529]&lt;1; [.F529]*95; IF([.F529]&gt;1; 95/[.F529];70));&quot;###.##&quot;);&quot;%, 1.0)&quot;)" office:value-type="string" office:string-value="hsla(0, 80%, 46.14%, 1.0)" calcext:value-type="string">
            <text:p>hsla(0, 80%, 4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29</text:p>
          </table:table-cell>
          <table:table-cell office:value-type="float" office:value="93" calcext:value-type="float">
            <text:p>93</text:p>
          </table:table-cell>
          <table:table-cell office:value-type="float" office:value="0.205882352941176" calcext:value-type="float">
            <text:p>0.21</text:p>
          </table:table-cell>
          <table:table-cell table:formula="of:=CONCATENATE(&quot;hsla(&quot;; IF([.F530]=1; 50; IF([.F530]&lt;1; 0; 110));&quot;, 80%, &quot;; TEXT(IF([.F530]&lt;1; [.F530]*95; IF([.F530]&gt;1; 95/[.F530];70));&quot;###.##&quot;);&quot;%, 1.0)&quot;)" office:value-type="string" office:string-value="hsla(0, 80%, 19.56%, 1.0)" calcext:value-type="string">
            <text:p>hsla(0, 80%, 19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0</text:p>
          </table:table-cell>
          <table:table-cell office:value-type="float" office:value="14" calcext:value-type="float">
            <text:p>14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531]=1; 50; IF([.F531]&lt;1; 0; 110));&quot;, 80%, &quot;; TEXT(IF([.F531]&lt;1; [.F531]*95; IF([.F531]&gt;1; 95/[.F531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1</text:p>
          </table:table-cell>
          <table:table-cell office:value-type="float" office:value="4" calcext:value-type="float">
            <text:p>4</text:p>
          </table:table-cell>
          <table:table-cell office:value-type="float" office:value="0.384615384615385" calcext:value-type="float">
            <text:p>0.38</text:p>
          </table:table-cell>
          <table:table-cell table:formula="of:=CONCATENATE(&quot;hsla(&quot;; IF([.F532]=1; 50; IF([.F532]&lt;1; 0; 110));&quot;, 80%, &quot;; TEXT(IF([.F532]&lt;1; [.F532]*95; IF([.F532]&gt;1; 95/[.F532];70));&quot;###.##&quot;);&quot;%, 1.0)&quot;)" office:value-type="string" office:string-value="hsla(0, 80%, 36.54%, 1.0)" calcext:value-type="string">
            <text:p>hsla(0, 80%, 36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2</text:p>
          </table:table-cell>
          <table:table-cell office:value-type="float" office:value="5" calcext:value-type="float">
            <text:p>5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533]=1; 50; IF([.F533]&lt;1; 0; 110));&quot;, 80%, &quot;; TEXT(IF([.F533]&lt;1; [.F533]*95; IF([.F533]&gt;1; 95/[.F533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3</text:p>
          </table:table-cell>
          <table:table-cell office:value-type="float" office:value="4" calcext:value-type="float">
            <text:p>4</text:p>
          </table:table-cell>
          <table:table-cell office:value-type="float" office:value="0.538461538461538" calcext:value-type="float">
            <text:p>0.54</text:p>
          </table:table-cell>
          <table:table-cell table:formula="of:=CONCATENATE(&quot;hsla(&quot;; IF([.F534]=1; 50; IF([.F534]&lt;1; 0; 110));&quot;, 80%, &quot;; TEXT(IF([.F534]&lt;1; [.F534]*95; IF([.F534]&gt;1; 95/[.F534];70));&quot;###.##&quot;);&quot;%, 1.0)&quot;)" office:value-type="string" office:string-value="hsla(0, 80%, 51.15%, 1.0)" calcext:value-type="string">
            <text:p>hsla(0, 80%, 51.1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TNF signaling pathway</text:p>
          </table:table-cell>
          <table:table-cell table:style-name="ce1" office:value-type="string" calcext:value-type="string">
            <text:p>Gene0534</text:p>
          </table:table-cell>
          <table:table-cell office:value-type="float" office:value="4" calcext:value-type="float">
            <text:p>4</text:p>
          </table:table-cell>
          <table:table-cell office:value-type="float" office:value="1.09375" calcext:value-type="float">
            <text:p>1.09</text:p>
          </table:table-cell>
          <table:table-cell table:formula="of:=CONCATENATE(&quot;hsla(&quot;; IF([.F535]=1; 50; IF([.F535]&lt;1; 0; 110));&quot;, 80%, &quot;; TEXT(IF([.F535]&lt;1; [.F535]*95; IF([.F535]&gt;1; 95/[.F535];70));&quot;###.##&quot;);&quot;%, 1.0)&quot;)" office:value-type="string" office:string-value="hsla(110, 80%, 86.86%, 1.0)" calcext:value-type="string">
            <text:p>hsla(110, 80%, 86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VEGF signaling pathway</text:p>
          </table:table-cell>
          <table:table-cell table:style-name="ce1" office:value-type="string" calcext:value-type="string">
            <text:p>Gene053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36]=1; 50; IF([.F536]&lt;1; 0; 110));&quot;, 80%, &quot;; TEXT(IF([.F536]&lt;1; [.F536]*95; IF([.F536]&gt;1; 95/[.F53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6</text:p>
          </table:table-cell>
          <table:table-cell office:value-type="float" office:value="27" calcext:value-type="float">
            <text:p>27</text:p>
          </table:table-cell>
          <table:table-cell office:value-type="float" office:value="0.944444444444444" calcext:value-type="float">
            <text:p>0.94</text:p>
          </table:table-cell>
          <table:table-cell table:formula="of:=CONCATENATE(&quot;hsla(&quot;; IF([.F537]=1; 50; IF([.F537]&lt;1; 0; 110));&quot;, 80%, &quot;; TEXT(IF([.F537]&lt;1; [.F537]*95; IF([.F537]&gt;1; 95/[.F537];70));&quot;###.##&quot;);&quot;%, 1.0)&quot;)" office:value-type="string" office:string-value="hsla(0, 80%, 89.72%, 1.0)" calcext:value-type="string">
            <text:p>hsla(0, 80%, 89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formula="of:=CONCATENATE(&quot;hsla(&quot;; IF([.F538]=1; 50; IF([.F538]&lt;1; 0; 110));&quot;, 80%, &quot;; TEXT(IF([.F538]&lt;1; [.F538]*95; IF([.F538]&gt;1; 95/[.F538];70));&quot;###.##&quot;);&quot;%, 1.0)&quot;)" office:value-type="string" office:string-value="hsla(0, 80%, 66.5%, 1.0)" calcext:value-type="string">
            <text:p>hsla(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8</text:p>
          </table:table-cell>
          <table:table-cell office:value-type="float" office:value="10" calcext:value-type="float">
            <text:p>10</text:p>
          </table:table-cell>
          <table:table-cell office:value-type="float" office:value="0.695652173913043" calcext:value-type="float">
            <text:p>0.7</text:p>
          </table:table-cell>
          <table:table-cell table:formula="of:=CONCATENATE(&quot;hsla(&quot;; IF([.F539]=1; 50; IF([.F539]&lt;1; 0; 110));&quot;, 80%, &quot;; TEXT(IF([.F539]&lt;1; [.F539]*95; IF([.F539]&gt;1; 95/[.F539];70));&quot;###.##&quot;);&quot;%, 1.0)&quot;)" office:value-type="string" office:string-value="hsla(0, 80%, 66.09%, 1.0)" calcext:value-type="string">
            <text:p>hsla(0, 80%, 66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3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540]=1; 50; IF([.F540]&lt;1; 0; 110));&quot;, 80%, &quot;; TEXT(IF([.F540]&lt;1; [.F540]*95; IF([.F540]&gt;1; 95/[.F54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0</text:p>
          </table:table-cell>
          <table:table-cell office:value-type="float" office:value="162" calcext:value-type="float">
            <text:p>162</text:p>
          </table:table-cell>
          <table:table-cell office:value-type="float" office:value="0.65" calcext:value-type="float">
            <text:p>0.65</text:p>
          </table:table-cell>
          <table:table-cell table:formula="of:=CONCATENATE(&quot;hsla(&quot;; IF([.F541]=1; 50; IF([.F541]&lt;1; 0; 110));&quot;, 80%, &quot;; TEXT(IF([.F541]&lt;1; [.F541]*95; IF([.F541]&gt;1; 95/[.F541];70));&quot;###.##&quot;);&quot;%, 1.0)&quot;)" office:value-type="string" office:string-value="hsla(0, 80%, 61.75%, 1.0)" calcext:value-type="string">
            <text:p>hsla(0, 80%, 61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1</text:p>
          </table:table-cell>
          <table:table-cell office:value-type="float" office:value="55" calcext:value-type="float">
            <text:p>55</text:p>
          </table:table-cell>
          <table:table-cell office:value-type="float" office:value="1.08333333333333" calcext:value-type="float">
            <text:p>1.08</text:p>
          </table:table-cell>
          <table:table-cell table:formula="of:=CONCATENATE(&quot;hsla(&quot;; IF([.F542]=1; 50; IF([.F542]&lt;1; 0; 110));&quot;, 80%, &quot;; TEXT(IF([.F542]&lt;1; [.F542]*95; IF([.F542]&gt;1; 95/[.F542];70));&quot;###.##&quot;);&quot;%, 1.0)&quot;)" office:value-type="string" office:string-value="hsla(110, 80%, 87.69%, 1.0)" calcext:value-type="string">
            <text:p>hsla(110, 80%, 87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2</text:p>
          </table:table-cell>
          <table:table-cell office:value-type="float" office:value="14" calcext:value-type="float">
            <text:p>14</text:p>
          </table:table-cell>
          <table:table-cell office:value-type="float" office:value="4.75" calcext:value-type="float">
            <text:p>4.75</text:p>
          </table:table-cell>
          <table:table-cell table:formula="of:=CONCATENATE(&quot;hsla(&quot;; IF([.F543]=1; 50; IF([.F543]&lt;1; 0; 110));&quot;, 80%, &quot;; TEXT(IF([.F543]&lt;1; [.F543]*95; IF([.F543]&gt;1; 95/[.F543];70));&quot;###.##&quot;);&quot;%, 1.0)&quot;)" office:value-type="string" office:string-value="hsla(110, 80%, 20%, 1.0)" calcext:value-type="string">
            <text:p>hsla(110, 80%, 2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3</text:p>
          </table:table-cell>
          <table:table-cell office:value-type="float" office:value="35" calcext:value-type="float">
            <text:p>35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544]=1; 50; IF([.F544]&lt;1; 0; 110));&quot;, 80%, &quot;; TEXT(IF([.F544]&lt;1; [.F544]*95; IF([.F544]&gt;1; 95/[.F544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4</text:p>
          </table:table-cell>
          <table:table-cell office:value-type="float" office:value="100" calcext:value-type="float">
            <text:p>100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545]=1; 50; IF([.F545]&lt;1; 0; 110));&quot;, 80%, &quot;; TEXT(IF([.F545]&lt;1; [.F545]*95; IF([.F545]&gt;1; 95/[.F54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5</text:p>
          </table:table-cell>
          <table:table-cell office:value-type="float" office:value="67" calcext:value-type="float">
            <text:p>67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546]=1; 50; IF([.F546]&lt;1; 0; 110));&quot;, 80%, &quot;; TEXT(IF([.F546]&lt;1; [.F546]*95; IF([.F546]&gt;1; 95/[.F546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Environmental Information Processing</text:p>
          </table:table-cell>
          <table:table-cell office:value-type="string" calcext:value-type="string">
            <text:p>Signal transduction</text:p>
          </table:table-cell>
          <table:table-cell office:value-type="string" calcext:value-type="string">
            <text:p>Wnt signaling pathway</text:p>
          </table:table-cell>
          <table:table-cell table:style-name="ce1" office:value-type="string" calcext:value-type="string">
            <text:p>Gene0546</text:p>
          </table:table-cell>
          <table:table-cell office:value-type="float" office:value="51" calcext:value-type="float">
            <text:p>51</text:p>
          </table:table-cell>
          <table:table-cell office:value-type="float" office:value="1.57142857142857" calcext:value-type="float">
            <text:p>1.57</text:p>
          </table:table-cell>
          <table:table-cell table:formula="of:=CONCATENATE(&quot;hsla(&quot;; IF([.F547]=1; 50; IF([.F547]&lt;1; 0; 110));&quot;, 80%, &quot;; TEXT(IF([.F547]&lt;1; [.F547]*95; IF([.F547]&gt;1; 95/[.F547];70));&quot;###.##&quot;);&quot;%, 1.0)&quot;)" office:value-type="string" office:string-value="hsla(110, 80%, 60.45%, 1.0)" calcext:value-type="string">
            <text:p>hsla(11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47</text:p>
          </table:table-cell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48]=1; 50; IF([.F548]&lt;1; 0; 110));&quot;, 80%, &quot;; TEXT(IF([.F548]&lt;1; [.F548]*95; IF([.F548]&gt;1; 95/[.F54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48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49]=1; 50; IF([.F549]&lt;1; 0; 110));&quot;, 80%, &quot;; TEXT(IF([.F549]&lt;1; [.F549]*95; IF([.F549]&gt;1; 95/[.F549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49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550]=1; 50; IF([.F550]&lt;1; 0; 110));&quot;, 80%, &quot;; TEXT(IF([.F550]&lt;1; [.F550]*95; IF([.F550]&gt;1; 95/[.F550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551]=1; 50; IF([.F551]&lt;1; 0; 110));&quot;, 80%, &quot;; TEXT(IF([.F551]&lt;1; [.F551]*95; IF([.F551]&gt;1; 95/[.F55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552]=1; 50; IF([.F552]&lt;1; 0; 110));&quot;, 80%, &quot;; TEXT(IF([.F552]&lt;1; [.F552]*95; IF([.F552]&gt;1; 95/[.F55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2</text:p>
          </table:table-cell>
          <table:table-cell office:value-type="float" office:value="639" calcext:value-type="float">
            <text:p>639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553]=1; 50; IF([.F553]&lt;1; 0; 110));&quot;, 80%, &quot;; TEXT(IF([.F553]&lt;1; [.F553]*95; IF([.F553]&gt;1; 95/[.F553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3</text:p>
          </table:table-cell>
          <table:table-cell office:value-type="float" office:value="12" calcext:value-type="float">
            <text:p>12</text:p>
          </table:table-cell>
          <table:table-cell office:value-type="float" office:value="2.25" calcext:value-type="float">
            <text:p>2.25</text:p>
          </table:table-cell>
          <table:table-cell table:formula="of:=CONCATENATE(&quot;hsla(&quot;; IF([.F554]=1; 50; IF([.F554]&lt;1; 0; 110));&quot;, 80%, &quot;; TEXT(IF([.F554]&lt;1; [.F554]*95; IF([.F554]&gt;1; 95/[.F554];70));&quot;###.##&quot;);&quot;%, 1.0)&quot;)" office:value-type="string" office:string-value="hsla(110, 80%, 42.22%, 1.0)" calcext:value-type="string">
            <text:p>hsla(11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4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555]=1; 50; IF([.F555]&lt;1; 0; 110));&quot;, 80%, &quot;; TEXT(IF([.F555]&lt;1; [.F555]*95; IF([.F555]&gt;1; 95/[.F555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5</text:p>
          </table:table-cell>
          <table:table-cell office:value-type="float" office:value="120" calcext:value-type="float">
            <text:p>120</text:p>
          </table:table-cell>
          <table:table-cell office:value-type="float" office:value="1.88888888888889" calcext:value-type="float">
            <text:p>1.89</text:p>
          </table:table-cell>
          <table:table-cell table:formula="of:=CONCATENATE(&quot;hsla(&quot;; IF([.F556]=1; 50; IF([.F556]&lt;1; 0; 110));&quot;, 80%, &quot;; TEXT(IF([.F556]&lt;1; [.F556]*95; IF([.F556]&gt;1; 95/[.F556];70));&quot;###.##&quot;);&quot;%, 1.0)&quot;)" office:value-type="string" office:string-value="hsla(110, 80%, 50.29%, 1.0)" calcext:value-type="string">
            <text:p>hsla(110, 80%, 50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6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557]=1; 50; IF([.F557]&lt;1; 0; 110));&quot;, 80%, &quot;; TEXT(IF([.F557]&lt;1; [.F557]*95; IF([.F557]&gt;1; 95/[.F557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7</text:p>
          </table:table-cell>
          <table:table-cell office:value-type="float" office:value="35" calcext:value-type="float">
            <text:p>35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558]=1; 50; IF([.F558]&lt;1; 0; 110));&quot;, 80%, &quot;; TEXT(IF([.F558]&lt;1; [.F558]*95; IF([.F558]&gt;1; 95/[.F558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8</text:p>
          </table:table-cell>
          <table:table-cell office:value-type="float" office:value="27" calcext:value-type="float">
            <text:p>27</text:p>
          </table:table-cell>
          <table:table-cell office:value-type="float" office:value="1.17391304347826" calcext:value-type="float">
            <text:p>1.17</text:p>
          </table:table-cell>
          <table:table-cell table:formula="of:=CONCATENATE(&quot;hsla(&quot;; IF([.F559]=1; 50; IF([.F559]&lt;1; 0; 110));&quot;, 80%, &quot;; TEXT(IF([.F559]&lt;1; [.F559]*95; IF([.F559]&gt;1; 95/[.F559];70));&quot;###.##&quot;);&quot;%, 1.0)&quot;)" office:value-type="string" office:string-value="hsla(110, 80%, 80.93%, 1.0)" calcext:value-type="string">
            <text:p>hsla(110, 80%, 80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59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60]=1; 50; IF([.F560]&lt;1; 0; 110));&quot;, 80%, &quot;; TEXT(IF([.F560]&lt;1; [.F560]*95; IF([.F560]&gt;1; 95/[.F56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0</text:p>
          </table:table-cell>
          <table:table-cell office:value-type="float" office:value="103" calcext:value-type="float">
            <text:p>103</text:p>
          </table:table-cell>
          <table:table-cell office:value-type="float" office:value="0.925925925925926" calcext:value-type="float">
            <text:p>0.93</text:p>
          </table:table-cell>
          <table:table-cell table:formula="of:=CONCATENATE(&quot;hsla(&quot;; IF([.F561]=1; 50; IF([.F561]&lt;1; 0; 110));&quot;, 80%, &quot;; TEXT(IF([.F561]&lt;1; [.F561]*95; IF([.F561]&gt;1; 95/[.F561];70));&quot;###.##&quot;);&quot;%, 1.0)&quot;)" office:value-type="string" office:string-value="hsla(0, 80%, 87.96%, 1.0)" calcext:value-type="string">
            <text:p>hsla(0, 80%, 87.9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562]=1; 50; IF([.F562]&lt;1; 0; 110));&quot;, 80%, &quot;; TEXT(IF([.F562]&lt;1; [.F562]*95; IF([.F562]&gt;1; 95/[.F562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2</text:p>
          </table:table-cell>
          <table:table-cell office:value-type="float" office:value="36" calcext:value-type="float">
            <text:p>36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563]=1; 50; IF([.F563]&lt;1; 0; 110));&quot;, 80%, &quot;; TEXT(IF([.F563]&lt;1; [.F563]*95; IF([.F563]&gt;1; 95/[.F563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64]=1; 50; IF([.F564]&lt;1; 0; 110));&quot;, 80%, &quot;; TEXT(IF([.F564]&lt;1; [.F564]*95; IF([.F564]&gt;1; 95/[.F56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565]=1; 50; IF([.F565]&lt;1; 0; 110));&quot;, 80%, &quot;; TEXT(IF([.F565]&lt;1; [.F565]*95; IF([.F565]&gt;1; 95/[.F56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5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566]=1; 50; IF([.F566]&lt;1; 0; 110));&quot;, 80%, &quot;; TEXT(IF([.F566]&lt;1; [.F566]*95; IF([.F566]&gt;1; 95/[.F56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6</text:p>
          </table:table-cell>
          <table:table-cell office:value-type="float" office:value="159" calcext:value-type="float">
            <text:p>159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67]=1; 50; IF([.F567]&lt;1; 0; 110));&quot;, 80%, &quot;; TEXT(IF([.F567]&lt;1; [.F567]*95; IF([.F567]&gt;1; 95/[.F56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7</text:p>
          </table:table-cell>
          <table:table-cell office:value-type="float" office:value="67" calcext:value-type="float">
            <text:p>67</text:p>
          </table:table-cell>
          <table:table-cell office:value-type="float" office:value="1.04651162790698" calcext:value-type="float">
            <text:p>1.05</text:p>
          </table:table-cell>
          <table:table-cell table:formula="of:=CONCATENATE(&quot;hsla(&quot;; IF([.F568]=1; 50; IF([.F568]&lt;1; 0; 110));&quot;, 80%, &quot;; TEXT(IF([.F568]&lt;1; [.F568]*95; IF([.F568]&gt;1; 95/[.F568];70));&quot;###.##&quot;);&quot;%, 1.0)&quot;)" office:value-type="string" office:string-value="hsla(110, 80%, 90.78%, 1.0)" calcext:value-type="string">
            <text:p>hsla(110, 80%, 90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8</text:p>
          </table:table-cell>
          <table:table-cell office:value-type="float" office:value="147" calcext:value-type="float">
            <text:p>14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569]=1; 50; IF([.F569]&lt;1; 0; 110));&quot;, 80%, &quot;; TEXT(IF([.F569]&lt;1; [.F569]*95; IF([.F569]&gt;1; 95/[.F56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69</text:p>
          </table:table-cell>
          <table:table-cell office:value-type="float" office:value="28" calcext:value-type="float">
            <text:p>28</text:p>
          </table:table-cell>
          <table:table-cell office:value-type="float" office:value="0.785714285714286" calcext:value-type="float">
            <text:p>0.79</text:p>
          </table:table-cell>
          <table:table-cell table:formula="of:=CONCATENATE(&quot;hsla(&quot;; IF([.F570]=1; 50; IF([.F570]&lt;1; 0; 110));&quot;, 80%, &quot;; TEXT(IF([.F570]&lt;1; [.F570]*95; IF([.F570]&gt;1; 95/[.F570];70));&quot;###.##&quot;);&quot;%, 1.0)&quot;)" office:value-type="string" office:string-value="hsla(0, 80%, 74.64%, 1.0)" calcext:value-type="string">
            <text:p>hsla(0, 80%, 74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0</text:p>
          </table:table-cell>
          <table:table-cell office:value-type="float" office:value="104" calcext:value-type="float">
            <text:p>104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571]=1; 50; IF([.F571]&lt;1; 0; 110));&quot;, 80%, &quot;; TEXT(IF([.F571]&lt;1; [.F571]*95; IF([.F571]&gt;1; 95/[.F57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572]=1; 50; IF([.F572]&lt;1; 0; 110));&quot;, 80%, &quot;; TEXT(IF([.F572]&lt;1; [.F572]*95; IF([.F572]&gt;1; 95/[.F57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2</text:p>
          </table:table-cell>
          <table:table-cell office:value-type="float" office:value="12" calcext:value-type="float">
            <text:p>12</text:p>
          </table:table-cell>
          <table:table-cell office:value-type="float" office:value="0.836734693877551" calcext:value-type="float">
            <text:p>0.84</text:p>
          </table:table-cell>
          <table:table-cell table:formula="of:=CONCATENATE(&quot;hsla(&quot;; IF([.F573]=1; 50; IF([.F573]&lt;1; 0; 110));&quot;, 80%, &quot;; TEXT(IF([.F573]&lt;1; [.F573]*95; IF([.F573]&gt;1; 95/[.F573];70));&quot;###.##&quot;);&quot;%, 1.0)&quot;)" office:value-type="string" office:string-value="hsla(0, 80%, 79.49%, 1.0)" calcext:value-type="string">
            <text:p>hsla(0, 80%, 79.4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74]=1; 50; IF([.F574]&lt;1; 0; 110));&quot;, 80%, &quot;; TEXT(IF([.F574]&lt;1; [.F574]*95; IF([.F574]&gt;1; 95/[.F574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4</text:p>
          </table:table-cell>
          <table:table-cell office:value-type="float" office:value="53" calcext:value-type="float">
            <text:p>53</text:p>
          </table:table-cell>
          <table:table-cell office:value-type="float" office:value="0.870967741935484" calcext:value-type="float">
            <text:p>0.87</text:p>
          </table:table-cell>
          <table:table-cell table:formula="of:=CONCATENATE(&quot;hsla(&quot;; IF([.F575]=1; 50; IF([.F575]&lt;1; 0; 110));&quot;, 80%, &quot;; TEXT(IF([.F575]&lt;1; [.F575]*95; IF([.F575]&gt;1; 95/[.F575];70));&quot;###.##&quot;);&quot;%, 1.0)&quot;)" office:value-type="string" office:string-value="hsla(0, 80%, 82.74%, 1.0)" calcext:value-type="string">
            <text:p>hsla(0, 80%, 82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576]=1; 50; IF([.F576]&lt;1; 0; 110));&quot;, 80%, &quot;; TEXT(IF([.F576]&lt;1; [.F576]*95; IF([.F576]&gt;1; 95/[.F576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6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77]=1; 50; IF([.F577]&lt;1; 0; 110));&quot;, 80%, &quot;; TEXT(IF([.F577]&lt;1; [.F577]*95; IF([.F577]&gt;1; 95/[.F57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578]=1; 50; IF([.F578]&lt;1; 0; 110));&quot;, 80%, &quot;; TEXT(IF([.F578]&lt;1; [.F578]*95; IF([.F578]&gt;1; 95/[.F57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8</text:p>
          </table:table-cell>
          <table:table-cell office:value-type="float" office:value="27" calcext:value-type="float">
            <text:p>27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579]=1; 50; IF([.F579]&lt;1; 0; 110));&quot;, 80%, &quot;; TEXT(IF([.F579]&lt;1; [.F579]*95; IF([.F579]&gt;1; 95/[.F579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79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580]=1; 50; IF([.F580]&lt;1; 0; 110));&quot;, 80%, &quot;; TEXT(IF([.F580]&lt;1; [.F580]*95; IF([.F580]&gt;1; 95/[.F580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0</text:p>
          </table:table-cell>
          <table:table-cell office:value-type="float" office:value="148" calcext:value-type="float">
            <text:p>148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581]=1; 50; IF([.F581]&lt;1; 0; 110));&quot;, 80%, &quot;; TEXT(IF([.F581]&lt;1; [.F581]*95; IF([.F581]&gt;1; 95/[.F581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1</text:p>
          </table:table-cell>
          <table:table-cell office:value-type="float" office:value="4" calcext:value-type="float">
            <text:p>4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582]=1; 50; IF([.F582]&lt;1; 0; 110));&quot;, 80%, &quot;; TEXT(IF([.F582]&lt;1; [.F582]*95; IF([.F582]&gt;1; 95/[.F582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2</text:p>
          </table:table-cell>
          <table:table-cell office:value-type="float" office:value="5" calcext:value-type="float">
            <text:p>5</text:p>
          </table:table-cell>
          <table:table-cell office:value-type="float" office:value="1.66666666666667" calcext:value-type="float">
            <text:p>1.67</text:p>
          </table:table-cell>
          <table:table-cell table:formula="of:=CONCATENATE(&quot;hsla(&quot;; IF([.F583]=1; 50; IF([.F583]&lt;1; 0; 110));&quot;, 80%, &quot;; TEXT(IF([.F583]&lt;1; [.F583]*95; IF([.F583]&gt;1; 95/[.F583];70));&quot;###.##&quot;);&quot;%, 1.0)&quot;)" office:value-type="string" office:string-value="hsla(110, 80%, 57%, 1.0)" calcext:value-type="string">
            <text:p>hsla(11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3</text:p>
          </table:table-cell>
          <table:table-cell office:value-type="float" office:value="24" calcext:value-type="float">
            <text:p>2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584]=1; 50; IF([.F584]&lt;1; 0; 110));&quot;, 80%, &quot;; TEXT(IF([.F584]&lt;1; [.F584]*95; IF([.F584]&gt;1; 95/[.F58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4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585]=1; 50; IF([.F585]&lt;1; 0; 110));&quot;, 80%, &quot;; TEXT(IF([.F585]&lt;1; [.F585]*95; IF([.F585]&gt;1; 95/[.F585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5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table:formula="of:=CONCATENATE(&quot;hsla(&quot;; IF([.F586]=1; 50; IF([.F586]&lt;1; 0; 110));&quot;, 80%, &quot;; TEXT(IF([.F586]&lt;1; [.F586]*95; IF([.F586]&gt;1; 95/[.F586];70));&quot;###.##&quot;);&quot;%, 1.0)&quot;)" office:value-type="string" office:string-value="hsla(110, 80%, 65.07%, 1.0)" calcext:value-type="string">
            <text:p>hsla(110, 80%, 65.0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asome</text:p>
          </table:table-cell>
          <table:table-cell table:style-name="ce1" office:value-type="string" calcext:value-type="string">
            <text:p>Gene0586</text:p>
          </table:table-cell>
          <table:table-cell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87]=1; 50; IF([.F587]&lt;1; 0; 110));&quot;, 80%, &quot;; TEXT(IF([.F587]&lt;1; [.F587]*95; IF([.F587]&gt;1; 95/[.F58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87</text:p>
          </table:table-cell>
          <table:table-cell office:value-type="float" office:value="60" calcext:value-type="float">
            <text:p>60</text:p>
          </table:table-cell>
          <table:table-cell office:value-type="float" office:value="0.461538461538462" calcext:value-type="float">
            <text:p>0.46</text:p>
          </table:table-cell>
          <table:table-cell table:formula="of:=CONCATENATE(&quot;hsla(&quot;; IF([.F588]=1; 50; IF([.F588]&lt;1; 0; 110));&quot;, 80%, &quot;; TEXT(IF([.F588]&lt;1; [.F588]*95; IF([.F588]&gt;1; 95/[.F588];70));&quot;###.##&quot;);&quot;%, 1.0)&quot;)" office:value-type="string" office:string-value="hsla(0, 80%, 43.85%, 1.0)" calcext:value-type="string">
            <text:p>hsla(0, 80%, 43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88</text:p>
          </table:table-cell>
          <table:table-cell office:value-type="float" office:value="6" calcext:value-type="float">
            <text:p>6</text:p>
          </table:table-cell>
          <table:table-cell office:value-type="float" office:value="0.846153846153846" calcext:value-type="float">
            <text:p>0.85</text:p>
          </table:table-cell>
          <table:table-cell table:formula="of:=CONCATENATE(&quot;hsla(&quot;; IF([.F589]=1; 50; IF([.F589]&lt;1; 0; 110));&quot;, 80%, &quot;; TEXT(IF([.F589]&lt;1; [.F589]*95; IF([.F589]&gt;1; 95/[.F589];70));&quot;###.##&quot;);&quot;%, 1.0)&quot;)" office:value-type="string" office:string-value="hsla(0, 80%, 80.38%, 1.0)" calcext:value-type="string">
            <text:p>hsla(0, 80%, 80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89</text:p>
          </table:table-cell>
          <table:table-cell office:value-type="float" office:value="73" calcext:value-type="float">
            <text:p>73</text:p>
          </table:table-cell>
          <table:table-cell office:value-type="float" office:value="0.993506493506493" calcext:value-type="float">
            <text:p>0.99</text:p>
          </table:table-cell>
          <table:table-cell table:formula="of:=CONCATENATE(&quot;hsla(&quot;; IF([.F590]=1; 50; IF([.F590]&lt;1; 0; 110));&quot;, 80%, &quot;; TEXT(IF([.F590]&lt;1; [.F590]*95; IF([.F590]&gt;1; 95/[.F590];70));&quot;###.##&quot;);&quot;%, 1.0)&quot;)" office:value-type="string" office:string-value="hsla(0, 80%, 94.38%, 1.0)" calcext:value-type="string">
            <text:p>hsla(0, 80%, 94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0</text:p>
          </table:table-cell>
          <table:table-cell office:value-type="float" office:value="80" calcext:value-type="float">
            <text:p>80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591]=1; 50; IF([.F591]&lt;1; 0; 110));&quot;, 80%, &quot;; TEXT(IF([.F591]&lt;1; [.F591]*95; IF([.F591]&gt;1; 95/[.F591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1</text:p>
          </table:table-cell>
          <table:table-cell office:value-type="float" office:value="71" calcext:value-type="float">
            <text:p>71</text:p>
          </table:table-cell>
          <table:table-cell office:value-type="float" office:value="1.45833333333333" calcext:value-type="float">
            <text:p>1.46</text:p>
          </table:table-cell>
          <table:table-cell table:formula="of:=CONCATENATE(&quot;hsla(&quot;; IF([.F592]=1; 50; IF([.F592]&lt;1; 0; 110));&quot;, 80%, &quot;; TEXT(IF([.F592]&lt;1; [.F592]*95; IF([.F592]&gt;1; 95/[.F592];70));&quot;###.##&quot;);&quot;%, 1.0)&quot;)" office:value-type="string" office:string-value="hsla(110, 80%, 65.14%, 1.0)" calcext:value-type="string">
            <text:p>hsla(110, 80%, 65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593]=1; 50; IF([.F593]&lt;1; 0; 110));&quot;, 80%, &quot;; TEXT(IF([.F593]&lt;1; [.F593]*95; IF([.F593]&gt;1; 95/[.F593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3</text:p>
          </table:table-cell>
          <table:table-cell office:value-type="float" office:value="34" calcext:value-type="float">
            <text:p>34</text:p>
          </table:table-cell>
          <table:table-cell office:value-type="float" office:value="1.19354838709677" calcext:value-type="float">
            <text:p>1.19</text:p>
          </table:table-cell>
          <table:table-cell table:formula="of:=CONCATENATE(&quot;hsla(&quot;; IF([.F594]=1; 50; IF([.F594]&lt;1; 0; 110));&quot;, 80%, &quot;; TEXT(IF([.F594]&lt;1; [.F594]*95; IF([.F594]&gt;1; 95/[.F594];70));&quot;###.##&quot;);&quot;%, 1.0)&quot;)" office:value-type="string" office:string-value="hsla(110, 80%, 79.59%, 1.0)" calcext:value-type="string">
            <text:p>hsla(110, 80%, 79.5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4</text:p>
          </table:table-cell>
          <table:table-cell office:value-type="float" office:value="7" calcext:value-type="float">
            <text:p>7</text:p>
          </table:table-cell>
          <table:table-cell office:value-type="float" office:value="0.647058823529412" calcext:value-type="float">
            <text:p>0.65</text:p>
          </table:table-cell>
          <table:table-cell table:formula="of:=CONCATENATE(&quot;hsla(&quot;; IF([.F595]=1; 50; IF([.F595]&lt;1; 0; 110));&quot;, 80%, &quot;; TEXT(IF([.F595]&lt;1; [.F595]*95; IF([.F595]&gt;1; 95/[.F595];70));&quot;###.##&quot;);&quot;%, 1.0)&quot;)" office:value-type="string" office:string-value="hsla(0, 80%, 61.47%, 1.0)" calcext:value-type="string">
            <text:p>hsla(0, 80%, 61.4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5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596]=1; 50; IF([.F596]&lt;1; 0; 110));&quot;, 80%, &quot;; TEXT(IF([.F596]&lt;1; [.F596]*95; IF([.F596]&gt;1; 95/[.F59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6</text:p>
          </table:table-cell>
          <table:table-cell office:value-type="float" office:value="3" calcext:value-type="float">
            <text:p>3</text:p>
          </table:table-cell>
          <table:table-cell office:value-type="float" office:value="0.766666666666667" calcext:value-type="float">
            <text:p>0.77</text:p>
          </table:table-cell>
          <table:table-cell table:formula="of:=CONCATENATE(&quot;hsla(&quot;; IF([.F597]=1; 50; IF([.F597]&lt;1; 0; 110));&quot;, 80%, &quot;; TEXT(IF([.F597]&lt;1; [.F597]*95; IF([.F597]&gt;1; 95/[.F597];70));&quot;###.##&quot;);&quot;%, 1.0)&quot;)" office:value-type="string" office:string-value="hsla(0, 80%, 72.83%, 1.0)" calcext:value-type="string">
            <text:p>hsla(0, 80%, 72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598]=1; 50; IF([.F598]&lt;1; 0; 110));&quot;, 80%, &quot;; TEXT(IF([.F598]&lt;1; [.F598]*95; IF([.F598]&gt;1; 95/[.F59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599]=1; 50; IF([.F599]&lt;1; 0; 110));&quot;, 80%, &quot;; TEXT(IF([.F599]&lt;1; [.F599]*95; IF([.F599]&gt;1; 95/[.F599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export</text:p>
          </table:table-cell>
          <table:table-cell table:style-name="ce1" office:value-type="string" calcext:value-type="string">
            <text:p>Gene0599</text:p>
          </table:table-cell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00]=1; 50; IF([.F600]&lt;1; 0; 110));&quot;, 80%, &quot;; TEXT(IF([.F600]&lt;1; [.F600]*95; IF([.F600]&gt;1; 95/[.F60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0</text:p>
          </table:table-cell>
          <table:table-cell office:value-type="float" office:value="139" calcext:value-type="float">
            <text:p>139</text:p>
          </table:table-cell>
          <table:table-cell office:value-type="float" office:value="0.727272727272727" calcext:value-type="float">
            <text:p>0.73</text:p>
          </table:table-cell>
          <table:table-cell table:formula="of:=CONCATENATE(&quot;hsla(&quot;; IF([.F601]=1; 50; IF([.F601]&lt;1; 0; 110));&quot;, 80%, &quot;; TEXT(IF([.F601]&lt;1; [.F601]*95; IF([.F601]&gt;1; 95/[.F601];70));&quot;###.##&quot;);&quot;%, 1.0)&quot;)" office:value-type="string" office:string-value="hsla(0, 80%, 69.09%, 1.0)" calcext:value-type="string">
            <text:p>hsla(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1</text:p>
          </table:table-cell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602]=1; 50; IF([.F602]&lt;1; 0; 110));&quot;, 80%, &quot;; TEXT(IF([.F602]&lt;1; [.F602]*95; IF([.F602]&gt;1; 95/[.F602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2</text:p>
          </table:table-cell>
          <table:table-cell office:value-type="float" office:value="4" calcext:value-type="float">
            <text:p>4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603]=1; 50; IF([.F603]&lt;1; 0; 110));&quot;, 80%, &quot;; TEXT(IF([.F603]&lt;1; [.F603]*95; IF([.F603]&gt;1; 95/[.F603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3</text:p>
          </table:table-cell>
          <table:table-cell office:value-type="float" office:value="35" calcext:value-type="float">
            <text:p>35</text:p>
          </table:table-cell>
          <table:table-cell office:value-type="float" office:value="1.43478260869565" calcext:value-type="float">
            <text:p>1.43</text:p>
          </table:table-cell>
          <table:table-cell table:formula="of:=CONCATENATE(&quot;hsla(&quot;; IF([.F604]=1; 50; IF([.F604]&lt;1; 0; 110));&quot;, 80%, &quot;; TEXT(IF([.F604]&lt;1; [.F604]*95; IF([.F604]&gt;1; 95/[.F604];70));&quot;###.##&quot;);&quot;%, 1.0)&quot;)" office:value-type="string" office:string-value="hsla(110, 80%, 66.21%, 1.0)" calcext:value-type="string">
            <text:p>hsla(110, 80%, 66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4</text:p>
          </table:table-cell>
          <table:table-cell office:value-type="float" office:value="27" calcext:value-type="float">
            <text:p>27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05]=1; 50; IF([.F605]&lt;1; 0; 110));&quot;, 80%, &quot;; TEXT(IF([.F605]&lt;1; [.F605]*95; IF([.F605]&gt;1; 95/[.F60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5</text:p>
          </table:table-cell>
          <table:table-cell office:value-type="float" office:value="4" calcext:value-type="float">
            <text:p>4</text:p>
          </table:table-cell>
          <table:table-cell office:value-type="float" office:value="0.727272727272727" calcext:value-type="float">
            <text:p>0.73</text:p>
          </table:table-cell>
          <table:table-cell table:formula="of:=CONCATENATE(&quot;hsla(&quot;; IF([.F606]=1; 50; IF([.F606]&lt;1; 0; 110));&quot;, 80%, &quot;; TEXT(IF([.F606]&lt;1; [.F606]*95; IF([.F606]&gt;1; 95/[.F606];70));&quot;###.##&quot;);&quot;%, 1.0)&quot;)" office:value-type="string" office:string-value="hsla(0, 80%, 69.09%, 1.0)" calcext:value-type="string">
            <text:p>hsla(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607]=1; 50; IF([.F607]&lt;1; 0; 110));&quot;, 80%, &quot;; TEXT(IF([.F607]&lt;1; [.F607]*95; IF([.F607]&gt;1; 95/[.F607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7</text:p>
          </table:table-cell>
          <table:table-cell office:value-type="float" office:value="26" calcext:value-type="float">
            <text:p>2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08]=1; 50; IF([.F608]&lt;1; 0; 110));&quot;, 80%, &quot;; TEXT(IF([.F608]&lt;1; [.F608]*95; IF([.F608]&gt;1; 95/[.F60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8</text:p>
          </table:table-cell>
          <table:table-cell office:value-type="float" office:value="3" calcext:value-type="float">
            <text:p>3</text:p>
          </table:table-cell>
          <table:table-cell office:value-type="float" office:value="1.875" calcext:value-type="float">
            <text:p>1.88</text:p>
          </table:table-cell>
          <table:table-cell table:formula="of:=CONCATENATE(&quot;hsla(&quot;; IF([.F609]=1; 50; IF([.F609]&lt;1; 0; 110));&quot;, 80%, &quot;; TEXT(IF([.F609]&lt;1; [.F609]*95; IF([.F609]&gt;1; 95/[.F609];70));&quot;###.##&quot;);&quot;%, 1.0)&quot;)" office:value-type="string" office:string-value="hsla(110, 80%, 50.67%, 1.0)" calcext:value-type="string">
            <text:p>hsla(110, 80%, 50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09</text:p>
          </table:table-cell>
          <table:table-cell office:value-type="float" office:value="27" calcext:value-type="float">
            <text:p>27</text:p>
          </table:table-cell>
          <table:table-cell office:value-type="float" office:value="0.9375" calcext:value-type="float">
            <text:p>0.94</text:p>
          </table:table-cell>
          <table:table-cell table:formula="of:=CONCATENATE(&quot;hsla(&quot;; IF([.F610]=1; 50; IF([.F610]&lt;1; 0; 110));&quot;, 80%, &quot;; TEXT(IF([.F610]&lt;1; [.F610]*95; IF([.F610]&gt;1; 95/[.F610];70));&quot;###.##&quot;);&quot;%, 1.0)&quot;)" office:value-type="string" office:string-value="hsla(0, 80%, 89.06%, 1.0)" calcext:value-type="string">
            <text:p>hsla(0, 80%, 89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0</text:p>
          </table:table-cell>
          <table:table-cell office:value-type="float" office:value="128" calcext:value-type="float">
            <text:p>128</text:p>
          </table:table-cell>
          <table:table-cell office:value-type="float" office:value="1.0625" calcext:value-type="float">
            <text:p>1.06</text:p>
          </table:table-cell>
          <table:table-cell table:formula="of:=CONCATENATE(&quot;hsla(&quot;; IF([.F611]=1; 50; IF([.F611]&lt;1; 0; 110));&quot;, 80%, &quot;; TEXT(IF([.F611]&lt;1; [.F611]*95; IF([.F611]&gt;1; 95/[.F611];70));&quot;###.##&quot;);&quot;%, 1.0)&quot;)" office:value-type="string" office:string-value="hsla(110, 80%, 89.41%, 1.0)" calcext:value-type="string">
            <text:p>hsla(110, 80%, 89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1</text:p>
          </table:table-cell>
          <table:table-cell office:value-type="float" office:value="65" calcext:value-type="float">
            <text:p>65</text:p>
          </table:table-cell>
          <table:table-cell office:value-type="float" office:value="2.28571428571429" calcext:value-type="float">
            <text:p>2.29</text:p>
          </table:table-cell>
          <table:table-cell table:formula="of:=CONCATENATE(&quot;hsla(&quot;; IF([.F612]=1; 50; IF([.F612]&lt;1; 0; 110));&quot;, 80%, &quot;; TEXT(IF([.F612]&lt;1; [.F612]*95; IF([.F612]&gt;1; 95/[.F612];70));&quot;###.##&quot;);&quot;%, 1.0)&quot;)" office:value-type="string" office:string-value="hsla(110, 80%, 41.56%, 1.0)" calcext:value-type="string">
            <text:p>hsla(110, 80%, 41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2</text:p>
          </table:table-cell>
          <table:table-cell office:value-type="float" office:value="4" calcext:value-type="float">
            <text:p>4</text:p>
          </table:table-cell>
          <table:table-cell office:value-type="float" office:value="1.22222222222222" calcext:value-type="float">
            <text:p>1.22</text:p>
          </table:table-cell>
          <table:table-cell table:formula="of:=CONCATENATE(&quot;hsla(&quot;; IF([.F613]=1; 50; IF([.F613]&lt;1; 0; 110));&quot;, 80%, &quot;; TEXT(IF([.F613]&lt;1; [.F613]*95; IF([.F613]&gt;1; 95/[.F613];70));&quot;###.##&quot;);&quot;%, 1.0)&quot;)" office:value-type="string" office:string-value="hsla(110, 80%, 77.73%, 1.0)" calcext:value-type="string">
            <text:p>hsla(11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3</text:p>
          </table:table-cell>
          <table:table-cell office:value-type="float" office:value="8" calcext:value-type="float">
            <text:p>8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614]=1; 50; IF([.F614]&lt;1; 0; 110));&quot;, 80%, &quot;; TEXT(IF([.F614]&lt;1; [.F614]*95; IF([.F614]&gt;1; 95/[.F614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4</text:p>
          </table:table-cell>
          <table:table-cell office:value-type="float" office:value="18" calcext:value-type="float">
            <text:p>18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15]=1; 50; IF([.F615]&lt;1; 0; 110));&quot;, 80%, &quot;; TEXT(IF([.F615]&lt;1; [.F615]*95; IF([.F615]&gt;1; 95/[.F61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5</text:p>
          </table:table-cell>
          <table:table-cell office:value-type="float" office:value="30" calcext:value-type="float">
            <text:p>30</text:p>
          </table:table-cell>
          <table:table-cell office:value-type="float" office:value="0.791666666666667" calcext:value-type="float">
            <text:p>0.79</text:p>
          </table:table-cell>
          <table:table-cell table:formula="of:=CONCATENATE(&quot;hsla(&quot;; IF([.F616]=1; 50; IF([.F616]&lt;1; 0; 110));&quot;, 80%, &quot;; TEXT(IF([.F616]&lt;1; [.F616]*95; IF([.F616]&gt;1; 95/[.F616];70));&quot;###.##&quot;);&quot;%, 1.0)&quot;)" office:value-type="string" office:string-value="hsla(0, 80%, 75.21%, 1.0)" calcext:value-type="string">
            <text:p>hsla(0, 80%, 75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6</text:p>
          </table:table-cell>
          <table:table-cell office:value-type="float" office:value="103" calcext:value-type="float">
            <text:p>103</text:p>
          </table:table-cell>
          <table:table-cell office:value-type="float" office:value="1.40909090909091" calcext:value-type="float">
            <text:p>1.41</text:p>
          </table:table-cell>
          <table:table-cell table:formula="of:=CONCATENATE(&quot;hsla(&quot;; IF([.F617]=1; 50; IF([.F617]&lt;1; 0; 110));&quot;, 80%, &quot;; TEXT(IF([.F617]&lt;1; [.F617]*95; IF([.F617]&gt;1; 95/[.F617];70));&quot;###.##&quot;);&quot;%, 1.0)&quot;)" office:value-type="string" office:string-value="hsla(110, 80%, 67.42%, 1.0)" calcext:value-type="string">
            <text:p>hsla(110, 80%, 67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7</text:p>
          </table:table-cell>
          <table:table-cell office:value-type="float" office:value="35" calcext:value-type="float">
            <text:p>35</text:p>
          </table:table-cell>
          <table:table-cell office:value-type="float" office:value="1.38095238095238" calcext:value-type="float">
            <text:p>1.38</text:p>
          </table:table-cell>
          <table:table-cell table:formula="of:=CONCATENATE(&quot;hsla(&quot;; IF([.F618]=1; 50; IF([.F618]&lt;1; 0; 110));&quot;, 80%, &quot;; TEXT(IF([.F618]&lt;1; [.F618]*95; IF([.F618]&gt;1; 95/[.F618];70));&quot;###.##&quot;);&quot;%, 1.0)&quot;)" office:value-type="string" office:string-value="hsla(110, 80%, 68.79%, 1.0)" calcext:value-type="string">
            <text:p>hsla(110, 80%, 68.7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19]=1; 50; IF([.F619]&lt;1; 0; 110));&quot;, 80%, &quot;; TEXT(IF([.F619]&lt;1; [.F619]*95; IF([.F619]&gt;1; 95/[.F61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1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620]=1; 50; IF([.F620]&lt;1; 0; 110));&quot;, 80%, &quot;; TEXT(IF([.F620]&lt;1; [.F620]*95; IF([.F620]&gt;1; 95/[.F620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0</text:p>
          </table:table-cell>
          <table:table-cell office:value-type="float" office:value="52" calcext:value-type="float">
            <text:p>52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621]=1; 50; IF([.F621]&lt;1; 0; 110));&quot;, 80%, &quot;; TEXT(IF([.F621]&lt;1; [.F621]*95; IF([.F621]&gt;1; 95/[.F621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622]=1; 50; IF([.F622]&lt;1; 0; 110));&quot;, 80%, &quot;; TEXT(IF([.F622]&lt;1; [.F622]*95; IF([.F622]&gt;1; 95/[.F62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23]=1; 50; IF([.F623]&lt;1; 0; 110));&quot;, 80%, &quot;; TEXT(IF([.F623]&lt;1; [.F623]*95; IF([.F623]&gt;1; 95/[.F623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624]=1; 50; IF([.F624]&lt;1; 0; 110));&quot;, 80%, &quot;; TEXT(IF([.F624]&lt;1; [.F624]*95; IF([.F624]&gt;1; 95/[.F624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4</text:p>
          </table:table-cell>
          <table:table-cell office:value-type="float" office:value="418" calcext:value-type="float">
            <text:p>418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625]=1; 50; IF([.F625]&lt;1; 0; 110));&quot;, 80%, &quot;; TEXT(IF([.F625]&lt;1; [.F625]*95; IF([.F625]&gt;1; 95/[.F625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5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formula="of:=CONCATENATE(&quot;hsla(&quot;; IF([.F626]=1; 50; IF([.F626]&lt;1; 0; 110));&quot;, 80%, &quot;; TEXT(IF([.F626]&lt;1; [.F626]*95; IF([.F626]&gt;1; 95/[.F626];70));&quot;###.##&quot;);&quot;%, 1.0)&quot;)" office:value-type="string" office:string-value="hsla(110, 80%, 50%, 1.0)" calcext:value-type="string">
            <text:p>hsla(110, 80%, 5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6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627]=1; 50; IF([.F627]&lt;1; 0; 110));&quot;, 80%, &quot;; TEXT(IF([.F627]&lt;1; [.F627]*95; IF([.F627]&gt;1; 95/[.F62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7</text:p>
          </table:table-cell>
          <table:table-cell office:value-type="float" office:value="13" calcext:value-type="float">
            <text:p>1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628]=1; 50; IF([.F628]&lt;1; 0; 110));&quot;, 80%, &quot;; TEXT(IF([.F628]&lt;1; [.F628]*95; IF([.F628]&gt;1; 95/[.F62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8</text:p>
          </table:table-cell>
          <table:table-cell office:value-type="float" office:value="10" calcext:value-type="float">
            <text:p>10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29]=1; 50; IF([.F629]&lt;1; 0; 110));&quot;, 80%, &quot;; TEXT(IF([.F629]&lt;1; [.F629]*95; IF([.F629]&gt;1; 95/[.F629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29</text:p>
          </table:table-cell>
          <table:table-cell office:value-type="float" office:value="49" calcext:value-type="float">
            <text:p>49</text:p>
          </table:table-cell>
          <table:table-cell office:value-type="float" office:value="0.96875" calcext:value-type="float">
            <text:p>0.97</text:p>
          </table:table-cell>
          <table:table-cell table:formula="of:=CONCATENATE(&quot;hsla(&quot;; IF([.F630]=1; 50; IF([.F630]&lt;1; 0; 110));&quot;, 80%, &quot;; TEXT(IF([.F630]&lt;1; [.F630]*95; IF([.F630]&gt;1; 95/[.F630];70));&quot;###.##&quot;);&quot;%, 1.0)&quot;)" office:value-type="string" office:string-value="hsla(0, 80%, 92.03%, 1.0)" calcext:value-type="string">
            <text:p>hsla(0, 80%, 92.0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0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</text:p>
          </table:table-cell>
          <table:table-cell table:formula="of:=CONCATENATE(&quot;hsla(&quot;; IF([.F631]=1; 50; IF([.F631]&lt;1; 0; 110));&quot;, 80%, &quot;; TEXT(IF([.F631]&lt;1; [.F631]*95; IF([.F631]&gt;1; 95/[.F631];70));&quot;###.##&quot;);&quot;%, 1.0)&quot;)" office:value-type="string" office:string-value="hsla(0, 80%, 85.95%, 1.0)" calcext:value-type="string">
            <text:p>hsla(0, 80%, 85.9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1</text:p>
          </table:table-cell>
          <table:table-cell office:value-type="float" office:value="17" calcext:value-type="float">
            <text:p>17</text:p>
          </table:table-cell>
          <table:table-cell office:value-type="float" office:value="1.03030303030303" calcext:value-type="float">
            <text:p>1.03</text:p>
          </table:table-cell>
          <table:table-cell table:formula="of:=CONCATENATE(&quot;hsla(&quot;; IF([.F632]=1; 50; IF([.F632]&lt;1; 0; 110));&quot;, 80%, &quot;; TEXT(IF([.F632]&lt;1; [.F632]*95; IF([.F632]&gt;1; 95/[.F632];70));&quot;###.##&quot;);&quot;%, 1.0)&quot;)" office:value-type="string" office:string-value="hsla(110, 80%, 92.21%, 1.0)" calcext:value-type="string">
            <text:p>hsla(110, 80%, 92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33]=1; 50; IF([.F633]&lt;1; 0; 110));&quot;, 80%, &quot;; TEXT(IF([.F633]&lt;1; [.F633]*95; IF([.F633]&gt;1; 95/[.F63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3</text:p>
          </table:table-cell>
          <table:table-cell office:value-type="float" office:value="54" calcext:value-type="float">
            <text:p>54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634]=1; 50; IF([.F634]&lt;1; 0; 110));&quot;, 80%, &quot;; TEXT(IF([.F634]&lt;1; [.F634]*95; IF([.F634]&gt;1; 95/[.F634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4</text:p>
          </table:table-cell>
          <table:table-cell office:value-type="float" office:value="48" calcext:value-type="float">
            <text:p>48</text:p>
          </table:table-cell>
          <table:table-cell office:value-type="float" office:value="0.966666666666667" calcext:value-type="float">
            <text:p>0.97</text:p>
          </table:table-cell>
          <table:table-cell table:formula="of:=CONCATENATE(&quot;hsla(&quot;; IF([.F635]=1; 50; IF([.F635]&lt;1; 0; 110));&quot;, 80%, &quot;; TEXT(IF([.F635]&lt;1; [.F635]*95; IF([.F635]&gt;1; 95/[.F635];70));&quot;###.##&quot;);&quot;%, 1.0)&quot;)" office:value-type="string" office:string-value="hsla(0, 80%, 91.83%, 1.0)" calcext:value-type="string">
            <text:p>hsla(0, 80%, 91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5</text:p>
          </table:table-cell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636]=1; 50; IF([.F636]&lt;1; 0; 110));&quot;, 80%, &quot;; TEXT(IF([.F636]&lt;1; [.F636]*95; IF([.F636]&gt;1; 95/[.F636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637]=1; 50; IF([.F637]&lt;1; 0; 110));&quot;, 80%, &quot;; TEXT(IF([.F637]&lt;1; [.F637]*95; IF([.F637]&gt;1; 95/[.F637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7</text:p>
          </table:table-cell>
          <table:table-cell office:value-type="float" office:value="26" calcext:value-type="float">
            <text:p>26</text:p>
          </table:table-cell>
          <table:table-cell office:value-type="float" office:value="0.769230769230769" calcext:value-type="float">
            <text:p>0.77</text:p>
          </table:table-cell>
          <table:table-cell table:formula="of:=CONCATENATE(&quot;hsla(&quot;; IF([.F638]=1; 50; IF([.F638]&lt;1; 0; 110));&quot;, 80%, &quot;; TEXT(IF([.F638]&lt;1; [.F638]*95; IF([.F638]&gt;1; 95/[.F638];70));&quot;###.##&quot;);&quot;%, 1.0)&quot;)" office:value-type="string" office:string-value="hsla(0, 80%, 73.08%, 1.0)" calcext:value-type="string">
            <text:p>hsla(0, 80%, 73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8</text:p>
          </table:table-cell>
          <table:table-cell office:value-type="float" office:value="19" calcext:value-type="float">
            <text:p>19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639]=1; 50; IF([.F639]&lt;1; 0; 110));&quot;, 80%, &quot;; TEXT(IF([.F639]&lt;1; [.F639]*95; IF([.F639]&gt;1; 95/[.F639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640]=1; 50; IF([.F640]&lt;1; 0; 110));&quot;, 80%, &quot;; TEXT(IF([.F640]&lt;1; [.F640]*95; IF([.F640]&gt;1; 95/[.F640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0</text:p>
          </table:table-cell>
          <table:table-cell office:value-type="float" office:value="614" calcext:value-type="float">
            <text:p>614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641]=1; 50; IF([.F641]&lt;1; 0; 110));&quot;, 80%, &quot;; TEXT(IF([.F641]&lt;1; [.F641]*95; IF([.F641]&gt;1; 95/[.F641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1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642]=1; 50; IF([.F642]&lt;1; 0; 110));&quot;, 80%, &quot;; TEXT(IF([.F642]&lt;1; [.F642]*95; IF([.F642]&gt;1; 95/[.F642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2</text:p>
          </table:table-cell>
          <table:table-cell office:value-type="float" office:value="135" calcext:value-type="float">
            <text:p>135</text:p>
          </table:table-cell>
          <table:table-cell office:value-type="float" office:value="0.916666666666667" calcext:value-type="float">
            <text:p>0.92</text:p>
          </table:table-cell>
          <table:table-cell table:formula="of:=CONCATENATE(&quot;hsla(&quot;; IF([.F643]=1; 50; IF([.F643]&lt;1; 0; 110));&quot;, 80%, &quot;; TEXT(IF([.F643]&lt;1; [.F643]*95; IF([.F643]&gt;1; 95/[.F643];70));&quot;###.##&quot;);&quot;%, 1.0)&quot;)" office:value-type="string" office:string-value="hsla(0, 80%, 87.08%, 1.0)" calcext:value-type="string">
            <text:p>hsla(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3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644]=1; 50; IF([.F644]&lt;1; 0; 110));&quot;, 80%, &quot;; TEXT(IF([.F644]&lt;1; [.F644]*95; IF([.F644]&gt;1; 95/[.F644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4</text:p>
          </table:table-cell>
          <table:table-cell office:value-type="float" office:value="16" calcext:value-type="float">
            <text:p>16</text:p>
          </table:table-cell>
          <table:table-cell office:value-type="float" office:value="1.70491803278689" calcext:value-type="float">
            <text:p>1.7</text:p>
          </table:table-cell>
          <table:table-cell table:formula="of:=CONCATENATE(&quot;hsla(&quot;; IF([.F645]=1; 50; IF([.F645]&lt;1; 0; 110));&quot;, 80%, &quot;; TEXT(IF([.F645]&lt;1; [.F645]*95; IF([.F645]&gt;1; 95/[.F645];70));&quot;###.##&quot;);&quot;%, 1.0)&quot;)" office:value-type="string" office:string-value="hsla(110, 80%, 55.72%, 1.0)" calcext:value-type="string">
            <text:p>hsla(110, 80%, 55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5</text:p>
          </table:table-cell>
          <table:table-cell office:value-type="float" office:value="319" calcext:value-type="float">
            <text:p>319</text:p>
          </table:table-cell>
          <table:table-cell office:value-type="float" office:value="0.914285714285714" calcext:value-type="float">
            <text:p>0.91</text:p>
          </table:table-cell>
          <table:table-cell table:formula="of:=CONCATENATE(&quot;hsla(&quot;; IF([.F646]=1; 50; IF([.F646]&lt;1; 0; 110));&quot;, 80%, &quot;; TEXT(IF([.F646]&lt;1; [.F646]*95; IF([.F646]&gt;1; 95/[.F646];70));&quot;###.##&quot;);&quot;%, 1.0)&quot;)" office:value-type="string" office:string-value="hsla(0, 80%, 86.86%, 1.0)" calcext:value-type="string">
            <text:p>hsla(0, 80%, 86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6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647]=1; 50; IF([.F647]&lt;1; 0; 110));&quot;, 80%, &quot;; TEXT(IF([.F647]&lt;1; [.F647]*95; IF([.F647]&gt;1; 95/[.F647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7</text:p>
          </table:table-cell>
          <table:table-cell office:value-type="float" office:value="10" calcext:value-type="float">
            <text:p>10</text:p>
          </table:table-cell>
          <table:table-cell office:value-type="float" office:value="0.772727272727273" calcext:value-type="float">
            <text:p>0.77</text:p>
          </table:table-cell>
          <table:table-cell table:formula="of:=CONCATENATE(&quot;hsla(&quot;; IF([.F648]=1; 50; IF([.F648]&lt;1; 0; 110));&quot;, 80%, &quot;; TEXT(IF([.F648]&lt;1; [.F648]*95; IF([.F648]&gt;1; 95/[.F648];70));&quot;###.##&quot;);&quot;%, 1.0)&quot;)" office:value-type="string" office:string-value="hsla(0, 80%, 73.41%, 1.0)" calcext:value-type="string">
            <text:p>hsla(0, 80%, 73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8</text:p>
          </table:table-cell>
          <table:table-cell office:value-type="float" office:value="41" calcext:value-type="float">
            <text:p>41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649]=1; 50; IF([.F649]&lt;1; 0; 110));&quot;, 80%, &quot;; TEXT(IF([.F649]&lt;1; [.F649]*95; IF([.F649]&gt;1; 95/[.F649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50]=1; 50; IF([.F650]&lt;1; 0; 110));&quot;, 80%, &quot;; TEXT(IF([.F650]&lt;1; [.F650]*95; IF([.F650]&gt;1; 95/[.F65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0</text:p>
          </table:table-cell>
          <table:table-cell office:value-type="float" office:value="300" calcext:value-type="float">
            <text:p>300</text:p>
          </table:table-cell>
          <table:table-cell office:value-type="float" office:value="2.13333333333333" calcext:value-type="float">
            <text:p>2.13</text:p>
          </table:table-cell>
          <table:table-cell table:formula="of:=CONCATENATE(&quot;hsla(&quot;; IF([.F651]=1; 50; IF([.F651]&lt;1; 0; 110));&quot;, 80%, &quot;; TEXT(IF([.F651]&lt;1; [.F651]*95; IF([.F651]&gt;1; 95/[.F651];70));&quot;###.##&quot;);&quot;%, 1.0)&quot;)" office:value-type="string" office:string-value="hsla(110, 80%, 44.53%, 1.0)" calcext:value-type="string">
            <text:p>hsla(110, 80%, 44.5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1</text:p>
          </table:table-cell>
          <table:table-cell office:value-type="float" office:value="268" calcext:value-type="float">
            <text:p>268</text:p>
          </table:table-cell>
          <table:table-cell office:value-type="float" office:value="1.10526315789474" calcext:value-type="float">
            <text:p>1.11</text:p>
          </table:table-cell>
          <table:table-cell table:formula="of:=CONCATENATE(&quot;hsla(&quot;; IF([.F652]=1; 50; IF([.F652]&lt;1; 0; 110));&quot;, 80%, &quot;; TEXT(IF([.F652]&lt;1; [.F652]*95; IF([.F652]&gt;1; 95/[.F652];70));&quot;###.##&quot;);&quot;%, 1.0)&quot;)" office:value-type="string" office:string-value="hsla(110, 80%, 85.95%, 1.0)" calcext:value-type="string">
            <text:p>hsla(110, 80%, 85.9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2</text:p>
          </table:table-cell>
          <table:table-cell office:value-type="float" office:value="19" calcext:value-type="float">
            <text:p>19</text:p>
          </table:table-cell>
          <table:table-cell office:value-type="float" office:value="0.909090909090909" calcext:value-type="float">
            <text:p>0.91</text:p>
          </table:table-cell>
          <table:table-cell table:formula="of:=CONCATENATE(&quot;hsla(&quot;; IF([.F653]=1; 50; IF([.F653]&lt;1; 0; 110));&quot;, 80%, &quot;; TEXT(IF([.F653]&lt;1; [.F653]*95; IF([.F653]&gt;1; 95/[.F653];70));&quot;###.##&quot;);&quot;%, 1.0)&quot;)" office:value-type="string" office:string-value="hsla(0, 80%, 86.36%, 1.0)" calcext:value-type="string">
            <text:p>hsla(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CONCATENATE(&quot;hsla(&quot;; IF([.F654]=1; 50; IF([.F654]&lt;1; 0; 110));&quot;, 80%, &quot;; TEXT(IF([.F654]&lt;1; [.F654]*95; IF([.F654]&gt;1; 95/[.F654];70));&quot;###.##&quot;);&quot;%, 1.0)&quot;)" office:value-type="string" office:string-value="hsla(110, 80%, 23.75%, 1.0)" calcext:value-type="string">
            <text:p>hsla(11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55]=1; 50; IF([.F655]&lt;1; 0; 110));&quot;, 80%, &quot;; TEXT(IF([.F655]&lt;1; [.F655]*95; IF([.F655]&gt;1; 95/[.F65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56]=1; 50; IF([.F656]&lt;1; 0; 110));&quot;, 80%, &quot;; TEXT(IF([.F656]&lt;1; [.F656]*95; IF([.F656]&gt;1; 95/[.F65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6</text:p>
          </table:table-cell>
          <table:table-cell office:value-type="float" office:value="49" calcext:value-type="float">
            <text:p>49</text:p>
          </table:table-cell>
          <table:table-cell office:value-type="float" office:value="0.65" calcext:value-type="float">
            <text:p>0.65</text:p>
          </table:table-cell>
          <table:table-cell table:formula="of:=CONCATENATE(&quot;hsla(&quot;; IF([.F657]=1; 50; IF([.F657]&lt;1; 0; 110));&quot;, 80%, &quot;; TEXT(IF([.F657]&lt;1; [.F657]*95; IF([.F657]&gt;1; 95/[.F657];70));&quot;###.##&quot;);&quot;%, 1.0)&quot;)" office:value-type="string" office:string-value="hsla(0, 80%, 61.75%, 1.0)" calcext:value-type="string">
            <text:p>hsla(0, 80%, 61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7</text:p>
          </table:table-cell>
          <table:table-cell office:value-type="float" office:value="10" calcext:value-type="float">
            <text:p>10</text:p>
          </table:table-cell>
          <table:table-cell office:value-type="float" office:value="0.40625" calcext:value-type="float">
            <text:p>0.41</text:p>
          </table:table-cell>
          <table:table-cell table:formula="of:=CONCATENATE(&quot;hsla(&quot;; IF([.F658]=1; 50; IF([.F658]&lt;1; 0; 110));&quot;, 80%, &quot;; TEXT(IF([.F658]&lt;1; [.F658]*95; IF([.F658]&gt;1; 95/[.F658];70));&quot;###.##&quot;);&quot;%, 1.0)&quot;)" office:value-type="string" office:string-value="hsla(0, 80%, 38.59%, 1.0)" calcext:value-type="string">
            <text:p>hsla(0, 80%, 38.5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659]=1; 50; IF([.F659]&lt;1; 0; 110));&quot;, 80%, &quot;; TEXT(IF([.F659]&lt;1; [.F659]*95; IF([.F659]&gt;1; 95/[.F659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59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660]=1; 50; IF([.F660]&lt;1; 0; 110));&quot;, 80%, &quot;; TEXT(IF([.F660]&lt;1; [.F660]*95; IF([.F660]&gt;1; 95/[.F660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0</text:p>
          </table:table-cell>
          <table:table-cell office:value-type="float" office:value="13" calcext:value-type="float">
            <text:p>13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661]=1; 50; IF([.F661]&lt;1; 0; 110));&quot;, 80%, &quot;; TEXT(IF([.F661]&lt;1; [.F661]*95; IF([.F661]&gt;1; 95/[.F661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62]=1; 50; IF([.F662]&lt;1; 0; 110));&quot;, 80%, &quot;; TEXT(IF([.F662]&lt;1; [.F662]*95; IF([.F662]&gt;1; 95/[.F66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2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663]=1; 50; IF([.F663]&lt;1; 0; 110));&quot;, 80%, &quot;; TEXT(IF([.F663]&lt;1; [.F663]*95; IF([.F663]&gt;1; 95/[.F663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3</text:p>
          </table:table-cell>
          <table:table-cell office:value-type="float" office:value="158" calcext:value-type="float">
            <text:p>158</text:p>
          </table:table-cell>
          <table:table-cell office:value-type="float" office:value="1.07692307692308" calcext:value-type="float">
            <text:p>1.08</text:p>
          </table:table-cell>
          <table:table-cell table:formula="of:=CONCATENATE(&quot;hsla(&quot;; IF([.F664]=1; 50; IF([.F664]&lt;1; 0; 110));&quot;, 80%, &quot;; TEXT(IF([.F664]&lt;1; [.F664]*95; IF([.F664]&gt;1; 95/[.F664];70));&quot;###.##&quot;);&quot;%, 1.0)&quot;)" office:value-type="string" office:string-value="hsla(110, 80%, 88.21%, 1.0)" calcext:value-type="string">
            <text:p>hsla(11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4</text:p>
          </table:table-cell>
          <table:table-cell office:value-type="float" office:value="20" calcext:value-type="float">
            <text:p>20</text:p>
          </table:table-cell>
          <table:table-cell office:value-type="float" office:value="0.898305084745763" calcext:value-type="float">
            <text:p>0.9</text:p>
          </table:table-cell>
          <table:table-cell table:formula="of:=CONCATENATE(&quot;hsla(&quot;; IF([.F665]=1; 50; IF([.F665]&lt;1; 0; 110));&quot;, 80%, &quot;; TEXT(IF([.F665]&lt;1; [.F665]*95; IF([.F665]&gt;1; 95/[.F665];70));&quot;###.##&quot;);&quot;%, 1.0)&quot;)" office:value-type="string" office:string-value="hsla(0, 80%, 85.34%, 1.0)" calcext:value-type="string">
            <text:p>hsla(0, 80%, 85.3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5</text:p>
          </table:table-cell>
          <table:table-cell office:value-type="float" office:value="9" calcext:value-type="float">
            <text:p>9</text:p>
          </table:table-cell>
          <table:table-cell office:value-type="float" office:value="1.06481481481481" calcext:value-type="float">
            <text:p>1.06</text:p>
          </table:table-cell>
          <table:table-cell table:formula="of:=CONCATENATE(&quot;hsla(&quot;; IF([.F666]=1; 50; IF([.F666]&lt;1; 0; 110));&quot;, 80%, &quot;; TEXT(IF([.F666]&lt;1; [.F666]*95; IF([.F666]&gt;1; 95/[.F666];70));&quot;###.##&quot;);&quot;%, 1.0)&quot;)" office:value-type="string" office:string-value="hsla(110, 80%, 89.22%, 1.0)" calcext:value-type="string">
            <text:p>hsla(110, 80%, 89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6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667]=1; 50; IF([.F667]&lt;1; 0; 110));&quot;, 80%, &quot;; TEXT(IF([.F667]&lt;1; [.F667]*95; IF([.F667]&gt;1; 95/[.F66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7</text:p>
          </table:table-cell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68]=1; 50; IF([.F668]&lt;1; 0; 110));&quot;, 80%, &quot;; TEXT(IF([.F668]&lt;1; [.F668]*95; IF([.F668]&gt;1; 95/[.F66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8</text:p>
          </table:table-cell>
          <table:table-cell office:value-type="float" office:value="4" calcext:value-type="float">
            <text:p>4</text:p>
          </table:table-cell>
          <table:table-cell office:value-type="float" office:value="1.05714285714286" calcext:value-type="float">
            <text:p>1.06</text:p>
          </table:table-cell>
          <table:table-cell table:formula="of:=CONCATENATE(&quot;hsla(&quot;; IF([.F669]=1; 50; IF([.F669]&lt;1; 0; 110));&quot;, 80%, &quot;; TEXT(IF([.F669]&lt;1; [.F669]*95; IF([.F669]&gt;1; 95/[.F669];70));&quot;###.##&quot;);&quot;%, 1.0)&quot;)" office:value-type="string" office:string-value="hsla(110, 80%, 89.86%, 1.0)" calcext:value-type="string">
            <text:p>hsla(110, 80%, 89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69</text:p>
          </table:table-cell>
          <table:table-cell office:value-type="float" office:value="42" calcext:value-type="float">
            <text:p>42</text:p>
          </table:table-cell>
          <table:table-cell office:value-type="float" office:value="1.15789473684211" calcext:value-type="float">
            <text:p>1.16</text:p>
          </table:table-cell>
          <table:table-cell table:formula="of:=CONCATENATE(&quot;hsla(&quot;; IF([.F670]=1; 50; IF([.F670]&lt;1; 0; 110));&quot;, 80%, &quot;; TEXT(IF([.F670]&lt;1; [.F670]*95; IF([.F670]&gt;1; 95/[.F670];70));&quot;###.##&quot;);&quot;%, 1.0)&quot;)" office:value-type="string" office:string-value="hsla(110, 80%, 82.05%, 1.0)" calcext:value-type="string">
            <text:p>hsla(110, 80%, 82.0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70</text:p>
          </table:table-cell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3</text:p>
          </table:table-cell>
          <table:table-cell table:formula="of:=CONCATENATE(&quot;hsla(&quot;; IF([.F671]=1; 50; IF([.F671]&lt;1; 0; 110));&quot;, 80%, &quot;; TEXT(IF([.F671]&lt;1; [.F671]*95; IF([.F671]&gt;1; 95/[.F671];70));&quot;###.##&quot;);&quot;%, 1.0)&quot;)" office:value-type="string" office:string-value="hsla(0, 80%, 88.21%, 1.0)" calcext:value-type="string">
            <text:p>hsla(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71</text:p>
          </table:table-cell>
          <table:table-cell office:value-type="float" office:value="258" calcext:value-type="float">
            <text:p>258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672]=1; 50; IF([.F672]&lt;1; 0; 110));&quot;, 80%, &quot;; TEXT(IF([.F672]&lt;1; [.F672]*95; IF([.F672]&gt;1; 95/[.F672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Protein processing in endoplasmic reticulum</text:p>
          </table:table-cell>
          <table:table-cell table:style-name="ce1" office:value-type="string" calcext:value-type="string">
            <text:p>Gene0672</text:p>
          </table:table-cell>
          <table:table-cell office:value-type="float" office:value="23" calcext:value-type="float">
            <text:p>23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73]=1; 50; IF([.F673]&lt;1; 0; 110));&quot;, 80%, &quot;; TEXT(IF([.F673]&lt;1; [.F673]*95; IF([.F673]&gt;1; 95/[.F673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3</text:p>
          </table:table-cell>
          <table:table-cell office:value-type="float" office:value="15" calcext:value-type="float">
            <text:p>1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674]=1; 50; IF([.F674]&lt;1; 0; 110));&quot;, 80%, &quot;; TEXT(IF([.F674]&lt;1; [.F674]*95; IF([.F674]&gt;1; 95/[.F674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4</text:p>
          </table:table-cell>
          <table:table-cell office:value-type="float" office:value="110" calcext:value-type="float">
            <text:p>110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675]=1; 50; IF([.F675]&lt;1; 0; 110));&quot;, 80%, &quot;; TEXT(IF([.F675]&lt;1; [.F675]*95; IF([.F675]&gt;1; 95/[.F675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5</text:p>
          </table:table-cell>
          <table:table-cell office:value-type="float" office:value="8" calcext:value-type="float">
            <text:p>8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676]=1; 50; IF([.F676]&lt;1; 0; 110));&quot;, 80%, &quot;; TEXT(IF([.F676]&lt;1; [.F676]*95; IF([.F676]&gt;1; 95/[.F67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6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677]=1; 50; IF([.F677]&lt;1; 0; 110));&quot;, 80%, &quot;; TEXT(IF([.F677]&lt;1; [.F677]*95; IF([.F677]&gt;1; 95/[.F67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7</text:p>
          </table:table-cell>
          <table:table-cell office:value-type="float" office:value="507" calcext:value-type="float">
            <text:p>507</text:p>
          </table:table-cell>
          <table:table-cell office:value-type="float" office:value="0.454545454545455" calcext:value-type="float">
            <text:p>0.45</text:p>
          </table:table-cell>
          <table:table-cell table:formula="of:=CONCATENATE(&quot;hsla(&quot;; IF([.F678]=1; 50; IF([.F678]&lt;1; 0; 110));&quot;, 80%, &quot;; TEXT(IF([.F678]&lt;1; [.F678]*95; IF([.F678]&gt;1; 95/[.F678];70));&quot;###.##&quot;);&quot;%, 1.0)&quot;)" office:value-type="string" office:string-value="hsla(0, 80%, 43.18%, 1.0)" calcext:value-type="string">
            <text:p>hsla(0, 80%, 43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79]=1; 50; IF([.F679]&lt;1; 0; 110));&quot;, 80%, &quot;; TEXT(IF([.F679]&lt;1; [.F679]*95; IF([.F679]&gt;1; 95/[.F67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79</text:p>
          </table:table-cell>
          <table:table-cell office:value-type="float" office:value="198" calcext:value-type="float">
            <text:p>198</text:p>
          </table:table-cell>
          <table:table-cell office:value-type="float" office:value="0.971698113207547" calcext:value-type="float">
            <text:p>0.97</text:p>
          </table:table-cell>
          <table:table-cell table:formula="of:=CONCATENATE(&quot;hsla(&quot;; IF([.F680]=1; 50; IF([.F680]&lt;1; 0; 110));&quot;, 80%, &quot;; TEXT(IF([.F680]&lt;1; [.F680]*95; IF([.F680]&gt;1; 95/[.F680];70));&quot;###.##&quot;);&quot;%, 1.0)&quot;)" office:value-type="string" office:string-value="hsla(0, 80%, 92.31%, 1.0)" calcext:value-type="string">
            <text:p>hsla(0, 80%, 92.3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81]=1; 50; IF([.F681]&lt;1; 0; 110));&quot;, 80%, &quot;; TEXT(IF([.F681]&lt;1; [.F681]*95; IF([.F681]&gt;1; 95/[.F68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1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82]=1; 50; IF([.F682]&lt;1; 0; 110));&quot;, 80%, &quot;; TEXT(IF([.F682]&lt;1; [.F682]*95; IF([.F682]&gt;1; 95/[.F68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2</text:p>
          </table:table-cell>
          <table:table-cell office:value-type="float" office:value="3" calcext:value-type="float">
            <text:p>3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683]=1; 50; IF([.F683]&lt;1; 0; 110));&quot;, 80%, &quot;; TEXT(IF([.F683]&lt;1; [.F683]*95; IF([.F683]&gt;1; 95/[.F683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3</text:p>
          </table:table-cell>
          <table:table-cell office:value-type="float" office:value="101" calcext:value-type="float">
            <text:p>101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684]=1; 50; IF([.F684]&lt;1; 0; 110));&quot;, 80%, &quot;; TEXT(IF([.F684]&lt;1; [.F684]*95; IF([.F684]&gt;1; 95/[.F684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4</text:p>
          </table:table-cell>
          <table:table-cell office:value-type="float" office:value="173" calcext:value-type="float">
            <text:p>173</text:p>
          </table:table-cell>
          <table:table-cell office:value-type="float" office:value="1.29508196721311" calcext:value-type="float">
            <text:p>1.3</text:p>
          </table:table-cell>
          <table:table-cell table:formula="of:=CONCATENATE(&quot;hsla(&quot;; IF([.F685]=1; 50; IF([.F685]&lt;1; 0; 110));&quot;, 80%, &quot;; TEXT(IF([.F685]&lt;1; [.F685]*95; IF([.F685]&gt;1; 95/[.F685];70));&quot;###.##&quot;);&quot;%, 1.0)&quot;)" office:value-type="string" office:string-value="hsla(110, 80%, 73.35%, 1.0)" calcext:value-type="string">
            <text:p>hsla(110, 80%, 73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86]=1; 50; IF([.F686]&lt;1; 0; 110));&quot;, 80%, &quot;; TEXT(IF([.F686]&lt;1; [.F686]*95; IF([.F686]&gt;1; 95/[.F68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6</text:p>
          </table:table-cell>
          <table:table-cell office:value-type="float" office:value="26" calcext:value-type="float">
            <text:p>26</text:p>
          </table:table-cell>
          <table:table-cell office:value-type="float" office:value="1.18181818181818" calcext:value-type="float">
            <text:p>1.18</text:p>
          </table:table-cell>
          <table:table-cell table:formula="of:=CONCATENATE(&quot;hsla(&quot;; IF([.F687]=1; 50; IF([.F687]&lt;1; 0; 110));&quot;, 80%, &quot;; TEXT(IF([.F687]&lt;1; [.F687]*95; IF([.F687]&gt;1; 95/[.F687];70));&quot;###.##&quot;);&quot;%, 1.0)&quot;)" office:value-type="string" office:string-value="hsla(110, 80%, 80.38%, 1.0)" calcext:value-type="string">
            <text:p>hsla(110, 80%, 80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688]=1; 50; IF([.F688]&lt;1; 0; 110));&quot;, 80%, &quot;; TEXT(IF([.F688]&lt;1; [.F688]*95; IF([.F688]&gt;1; 95/[.F68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8</text:p>
          </table:table-cell>
          <table:table-cell office:value-type="float" office:value="46" calcext:value-type="float">
            <text:p>46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689]=1; 50; IF([.F689]&lt;1; 0; 110));&quot;, 80%, &quot;; TEXT(IF([.F689]&lt;1; [.F689]*95; IF([.F689]&gt;1; 95/[.F689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89</text:p>
          </table:table-cell>
          <table:table-cell office:value-type="float" office:value="9" calcext:value-type="float">
            <text:p>9</text:p>
          </table:table-cell>
          <table:table-cell office:value-type="float" office:value="1.375" calcext:value-type="float">
            <text:p>1.38</text:p>
          </table:table-cell>
          <table:table-cell table:formula="of:=CONCATENATE(&quot;hsla(&quot;; IF([.F690]=1; 50; IF([.F690]&lt;1; 0; 110));&quot;, 80%, &quot;; TEXT(IF([.F690]&lt;1; [.F690]*95; IF([.F690]&gt;1; 95/[.F690];70));&quot;###.##&quot;);&quot;%, 1.0)&quot;)" office:value-type="string" office:string-value="hsla(110, 80%, 69.09%, 1.0)" calcext:value-type="string">
            <text:p>hsla(11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691]=1; 50; IF([.F691]&lt;1; 0; 110));&quot;, 80%, &quot;; TEXT(IF([.F691]&lt;1; [.F691]*95; IF([.F691]&gt;1; 95/[.F691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692]=1; 50; IF([.F692]&lt;1; 0; 110));&quot;, 80%, &quot;; TEXT(IF([.F692]&lt;1; [.F692]*95; IF([.F692]&gt;1; 95/[.F69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2</text:p>
          </table:table-cell>
          <table:table-cell office:value-type="float" office:value="17" calcext:value-type="float">
            <text:p>17</text:p>
          </table:table-cell>
          <table:table-cell office:value-type="float" office:value="0.923076923076923" calcext:value-type="float">
            <text:p>0.92</text:p>
          </table:table-cell>
          <table:table-cell table:formula="of:=CONCATENATE(&quot;hsla(&quot;; IF([.F693]=1; 50; IF([.F693]&lt;1; 0; 110));&quot;, 80%, &quot;; TEXT(IF([.F693]&lt;1; [.F693]*95; IF([.F693]&gt;1; 95/[.F693];70));&quot;###.##&quot;);&quot;%, 1.0)&quot;)" office:value-type="string" office:string-value="hsla(0, 80%, 87.69%, 1.0)" calcext:value-type="string">
            <text:p>hsla(0, 80%, 87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RNA degradation</text:p>
          </table:table-cell>
          <table:table-cell table:style-name="ce1" office:value-type="string" calcext:value-type="string">
            <text:p>Gene069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694]=1; 50; IF([.F694]&lt;1; 0; 110));&quot;, 80%, &quot;; TEXT(IF([.F694]&lt;1; [.F694]*95; IF([.F694]&gt;1; 95/[.F694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4</text:p>
          </table:table-cell>
          <table:table-cell office:value-type="float" office:value="29" calcext:value-type="float">
            <text:p>29</text:p>
          </table:table-cell>
          <table:table-cell office:value-type="float" office:value="1.73333333333333" calcext:value-type="float">
            <text:p>1.73</text:p>
          </table:table-cell>
          <table:table-cell table:formula="of:=CONCATENATE(&quot;hsla(&quot;; IF([.F695]=1; 50; IF([.F695]&lt;1; 0; 110));&quot;, 80%, &quot;; TEXT(IF([.F695]&lt;1; [.F695]*95; IF([.F695]&gt;1; 95/[.F695];70));&quot;###.##&quot;);&quot;%, 1.0)&quot;)" office:value-type="string" office:string-value="hsla(110, 80%, 54.81%, 1.0)" calcext:value-type="string">
            <text:p>hsla(110, 80%, 54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5</text:p>
          </table:table-cell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696]=1; 50; IF([.F696]&lt;1; 0; 110));&quot;, 80%, &quot;; TEXT(IF([.F696]&lt;1; [.F696]*95; IF([.F696]&gt;1; 95/[.F696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697]=1; 50; IF([.F697]&lt;1; 0; 110));&quot;, 80%, &quot;; TEXT(IF([.F697]&lt;1; [.F697]*95; IF([.F697]&gt;1; 95/[.F697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7</text:p>
          </table:table-cell>
          <table:table-cell office:value-type="float" office:value="40" calcext:value-type="float">
            <text:p>40</text:p>
          </table:table-cell>
          <table:table-cell office:value-type="float" office:value="0.705882352941176" calcext:value-type="float">
            <text:p>0.71</text:p>
          </table:table-cell>
          <table:table-cell table:formula="of:=CONCATENATE(&quot;hsla(&quot;; IF([.F698]=1; 50; IF([.F698]&lt;1; 0; 110));&quot;, 80%, &quot;; TEXT(IF([.F698]&lt;1; [.F698]*95; IF([.F698]&gt;1; 95/[.F698];70));&quot;###.##&quot;);&quot;%, 1.0)&quot;)" office:value-type="string" office:string-value="hsla(0, 80%, 67.06%, 1.0)" calcext:value-type="string">
            <text:p>hsla(0, 80%, 67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8</text:p>
          </table:table-cell>
          <table:table-cell office:value-type="float" office:value="52" calcext:value-type="float">
            <text:p>52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699]=1; 50; IF([.F699]&lt;1; 0; 110));&quot;, 80%, &quot;; TEXT(IF([.F699]&lt;1; [.F699]*95; IF([.F699]&gt;1; 95/[.F699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699</text:p>
          </table:table-cell>
          <table:table-cell office:value-type="float" office:value="4" calcext:value-type="float">
            <text:p>4</text:p>
          </table:table-cell>
          <table:table-cell office:value-type="float" office:value="0.708333333333333" calcext:value-type="float">
            <text:p>0.71</text:p>
          </table:table-cell>
          <table:table-cell table:formula="of:=CONCATENATE(&quot;hsla(&quot;; IF([.F700]=1; 50; IF([.F700]&lt;1; 0; 110));&quot;, 80%, &quot;; TEXT(IF([.F700]&lt;1; [.F700]*95; IF([.F700]&gt;1; 95/[.F700];70));&quot;###.##&quot;);&quot;%, 1.0)&quot;)" office:value-type="string" office:string-value="hsla(0, 80%, 67.29%, 1.0)" calcext:value-type="string">
            <text:p>hsla(0, 80%, 67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0</text:p>
          </table:table-cell>
          <table:table-cell office:value-type="float" office:value="14" calcext:value-type="float">
            <text:p>14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701]=1; 50; IF([.F701]&lt;1; 0; 110));&quot;, 80%, &quot;; TEXT(IF([.F701]&lt;1; [.F701]*95; IF([.F701]&gt;1; 95/[.F701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702]=1; 50; IF([.F702]&lt;1; 0; 110));&quot;, 80%, &quot;; TEXT(IF([.F702]&lt;1; [.F702]*95; IF([.F702]&gt;1; 95/[.F702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03]=1; 50; IF([.F703]&lt;1; 0; 110));&quot;, 80%, &quot;; TEXT(IF([.F703]&lt;1; [.F703]*95; IF([.F703]&gt;1; 95/[.F70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3</text:p>
          </table:table-cell>
          <table:table-cell office:value-type="float" office:value="4" calcext:value-type="float">
            <text:p>4</text:p>
          </table:table-cell>
          <table:table-cell office:value-type="float" office:value="1.52380952380952" calcext:value-type="float">
            <text:p>1.52</text:p>
          </table:table-cell>
          <table:table-cell table:formula="of:=CONCATENATE(&quot;hsla(&quot;; IF([.F704]=1; 50; IF([.F704]&lt;1; 0; 110));&quot;, 80%, &quot;; TEXT(IF([.F704]&lt;1; [.F704]*95; IF([.F704]&gt;1; 95/[.F704];70));&quot;###.##&quot;);&quot;%, 1.0)&quot;)" office:value-type="string" office:string-value="hsla(110, 80%, 62.34%, 1.0)" calcext:value-type="string">
            <text:p>hsla(110, 80%, 62.3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4</text:p>
          </table:table-cell>
          <table:table-cell office:value-type="float" office:value="21" calcext:value-type="float">
            <text:p>21</text:p>
          </table:table-cell>
          <table:table-cell office:value-type="float" office:value="1.05882352941176" calcext:value-type="float">
            <text:p>1.06</text:p>
          </table:table-cell>
          <table:table-cell table:formula="of:=CONCATENATE(&quot;hsla(&quot;; IF([.F705]=1; 50; IF([.F705]&lt;1; 0; 110));&quot;, 80%, &quot;; TEXT(IF([.F705]&lt;1; [.F705]*95; IF([.F705]&gt;1; 95/[.F705];70));&quot;###.##&quot;);&quot;%, 1.0)&quot;)" office:value-type="string" office:string-value="hsla(110, 80%, 89.72%, 1.0)" calcext:value-type="string">
            <text:p>hsla(110, 80%, 89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5</text:p>
          </table:table-cell>
          <table:table-cell office:value-type="float" office:value="199" calcext:value-type="float">
            <text:p>19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06]=1; 50; IF([.F706]&lt;1; 0; 110));&quot;, 80%, &quot;; TEXT(IF([.F706]&lt;1; [.F706]*95; IF([.F706]&gt;1; 95/[.F70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6</text:p>
          </table:table-cell>
          <table:table-cell office:value-type="float" office:value="3" calcext:value-type="float">
            <text:p>3</text:p>
          </table:table-cell>
          <table:table-cell office:value-type="float" office:value="1.17647058823529" calcext:value-type="float">
            <text:p>1.18</text:p>
          </table:table-cell>
          <table:table-cell table:formula="of:=CONCATENATE(&quot;hsla(&quot;; IF([.F707]=1; 50; IF([.F707]&lt;1; 0; 110));&quot;, 80%, &quot;; TEXT(IF([.F707]&lt;1; [.F707]*95; IF([.F707]&gt;1; 95/[.F707];70));&quot;###.##&quot;);&quot;%, 1.0)&quot;)" office:value-type="string" office:string-value="hsla(110, 80%, 80.75%, 1.0)" calcext:value-type="string">
            <text:p>hsla(110, 80%, 80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7</text:p>
          </table:table-cell>
          <table:table-cell office:value-type="float" office:value="26" calcext:value-type="float">
            <text:p>26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708]=1; 50; IF([.F708]&lt;1; 0; 110));&quot;, 80%, &quot;; TEXT(IF([.F708]&lt;1; [.F708]*95; IF([.F708]&gt;1; 95/[.F708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709]=1; 50; IF([.F709]&lt;1; 0; 110));&quot;, 80%, &quot;; TEXT(IF([.F709]&lt;1; [.F709]*95; IF([.F709]&gt;1; 95/[.F70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09</text:p>
          </table:table-cell>
          <table:table-cell office:value-type="float" office:value="56" calcext:value-type="float">
            <text:p>56</text:p>
          </table:table-cell>
          <table:table-cell office:value-type="float" office:value="1.03333333333333" calcext:value-type="float">
            <text:p>1.03</text:p>
          </table:table-cell>
          <table:table-cell table:formula="of:=CONCATENATE(&quot;hsla(&quot;; IF([.F710]=1; 50; IF([.F710]&lt;1; 0; 110));&quot;, 80%, &quot;; TEXT(IF([.F710]&lt;1; [.F710]*95; IF([.F710]&gt;1; 95/[.F710];70));&quot;###.##&quot;);&quot;%, 1.0)&quot;)" office:value-type="string" office:string-value="hsla(110, 80%, 91.94%, 1.0)" calcext:value-type="string">
            <text:p>hsla(110, 80%, 91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10</text:p>
          </table:table-cell>
          <table:table-cell office:value-type="float" office:value="8" calcext:value-type="float">
            <text:p>8</text:p>
          </table:table-cell>
          <table:table-cell office:value-type="float" office:value="0.521739130434783" calcext:value-type="float">
            <text:p>0.52</text:p>
          </table:table-cell>
          <table:table-cell table:formula="of:=CONCATENATE(&quot;hsla(&quot;; IF([.F711]=1; 50; IF([.F711]&lt;1; 0; 110));&quot;, 80%, &quot;; TEXT(IF([.F711]&lt;1; [.F711]*95; IF([.F711]&gt;1; 95/[.F711];70));&quot;###.##&quot;);&quot;%, 1.0)&quot;)" office:value-type="string" office:string-value="hsla(0, 80%, 49.57%, 1.0)" calcext:value-type="string">
            <text:p>hsla(0, 80%, 49.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11</text:p>
          </table:table-cell>
          <table:table-cell office:value-type="float" office:value="39" calcext:value-type="float">
            <text:p>3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712]=1; 50; IF([.F712]&lt;1; 0; 110));&quot;, 80%, &quot;; TEXT(IF([.F712]&lt;1; [.F712]*95; IF([.F712]&gt;1; 95/[.F712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SNARE interactions in vesicular transport</text:p>
          </table:table-cell>
          <table:table-cell table:style-name="ce1" office:value-type="string" calcext:value-type="string">
            <text:p>Gene0712</text:p>
          </table:table-cell>
          <table:table-cell office:value-type="float" office:value="50" calcext:value-type="float">
            <text:p>50</text:p>
          </table:table-cell>
          <table:table-cell office:value-type="float" office:value="0.9375" calcext:value-type="float">
            <text:p>0.94</text:p>
          </table:table-cell>
          <table:table-cell table:formula="of:=CONCATENATE(&quot;hsla(&quot;; IF([.F713]=1; 50; IF([.F713]&lt;1; 0; 110));&quot;, 80%, &quot;; TEXT(IF([.F713]&lt;1; [.F713]*95; IF([.F713]&gt;1; 95/[.F713];70));&quot;###.##&quot;);&quot;%, 1.0)&quot;)" office:value-type="string" office:string-value="hsla(0, 80%, 89.06%, 1.0)" calcext:value-type="string">
            <text:p>hsla(0, 80%, 89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14]=1; 50; IF([.F714]&lt;1; 0; 110));&quot;, 80%, &quot;; TEXT(IF([.F714]&lt;1; [.F714]*95; IF([.F714]&gt;1; 95/[.F71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4</text:p>
          </table:table-cell>
          <table:table-cell office:value-type="float" office:value="187" calcext:value-type="float">
            <text:p>18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15]=1; 50; IF([.F715]&lt;1; 0; 110));&quot;, 80%, &quot;; TEXT(IF([.F715]&lt;1; [.F715]*95; IF([.F715]&gt;1; 95/[.F71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5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716]=1; 50; IF([.F716]&lt;1; 0; 110));&quot;, 80%, &quot;; TEXT(IF([.F716]&lt;1; [.F716]*95; IF([.F716]&gt;1; 95/[.F716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6</text:p>
          </table:table-cell>
          <table:table-cell office:value-type="float" office:value="140" calcext:value-type="float">
            <text:p>140</text:p>
          </table:table-cell>
          <table:table-cell office:value-type="float" office:value="0.588235294117647" calcext:value-type="float">
            <text:p>0.59</text:p>
          </table:table-cell>
          <table:table-cell table:formula="of:=CONCATENATE(&quot;hsla(&quot;; IF([.F717]=1; 50; IF([.F717]&lt;1; 0; 110));&quot;, 80%, &quot;; TEXT(IF([.F717]&lt;1; [.F717]*95; IF([.F717]&gt;1; 95/[.F717];70));&quot;###.##&quot;);&quot;%, 1.0)&quot;)" office:value-type="string" office:string-value="hsla(0, 80%, 55.88%, 1.0)" calcext:value-type="string">
            <text:p>hsla(0, 80%, 55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7</text:p>
          </table:table-cell>
          <table:table-cell office:value-type="float" office:value="165" calcext:value-type="float">
            <text:p>165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718]=1; 50; IF([.F718]&lt;1; 0; 110));&quot;, 80%, &quot;; TEXT(IF([.F718]&lt;1; [.F718]*95; IF([.F718]&gt;1; 95/[.F718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8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719]=1; 50; IF([.F719]&lt;1; 0; 110));&quot;, 80%, &quot;; TEXT(IF([.F719]&lt;1; [.F719]*95; IF([.F719]&gt;1; 95/[.F719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1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20]=1; 50; IF([.F720]&lt;1; 0; 110));&quot;, 80%, &quot;; TEXT(IF([.F720]&lt;1; [.F720]*95; IF([.F720]&gt;1; 95/[.F72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0</text:p>
          </table:table-cell>
          <table:table-cell office:value-type="float" office:value="11" calcext:value-type="float">
            <text:p>11</text:p>
          </table:table-cell>
          <table:table-cell office:value-type="float" office:value="0.804878048780488" calcext:value-type="float">
            <text:p>0.8</text:p>
          </table:table-cell>
          <table:table-cell table:formula="of:=CONCATENATE(&quot;hsla(&quot;; IF([.F721]=1; 50; IF([.F721]&lt;1; 0; 110));&quot;, 80%, &quot;; TEXT(IF([.F721]&lt;1; [.F721]*95; IF([.F721]&gt;1; 95/[.F721];70));&quot;###.##&quot;);&quot;%, 1.0)&quot;)" office:value-type="string" office:string-value="hsla(0, 80%, 76.46%, 1.0)" calcext:value-type="string">
            <text:p>hsla(0, 80%, 76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1</text:p>
          </table:table-cell>
          <table:table-cell office:value-type="float" office:value="42" calcext:value-type="float">
            <text:p>42</text:p>
          </table:table-cell>
          <table:table-cell office:value-type="float" office:value="1.24242424242424" calcext:value-type="float">
            <text:p>1.24</text:p>
          </table:table-cell>
          <table:table-cell table:formula="of:=CONCATENATE(&quot;hsla(&quot;; IF([.F722]=1; 50; IF([.F722]&lt;1; 0; 110));&quot;, 80%, &quot;; TEXT(IF([.F722]&lt;1; [.F722]*95; IF([.F722]&gt;1; 95/[.F722];70));&quot;###.##&quot;);&quot;%, 1.0)&quot;)" office:value-type="string" office:string-value="hsla(110, 80%, 76.46%, 1.0)" calcext:value-type="string">
            <text:p>hsla(110, 80%, 76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2</text:p>
          </table:table-cell>
          <table:table-cell office:value-type="float" office:value="1081" calcext:value-type="float">
            <text:p>1081</text:p>
          </table:table-cell>
          <table:table-cell office:value-type="float" office:value="0.962962962962963" calcext:value-type="float">
            <text:p>0.96</text:p>
          </table:table-cell>
          <table:table-cell table:formula="of:=CONCATENATE(&quot;hsla(&quot;; IF([.F723]=1; 50; IF([.F723]&lt;1; 0; 110));&quot;, 80%, &quot;; TEXT(IF([.F723]&lt;1; [.F723]*95; IF([.F723]&gt;1; 95/[.F723];70));&quot;###.##&quot;);&quot;%, 1.0)&quot;)" office:value-type="string" office:string-value="hsla(0, 80%, 91.48%, 1.0)" calcext:value-type="string">
            <text:p>hsla(0, 80%, 91.4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724]=1; 50; IF([.F724]&lt;1; 0; 110));&quot;, 80%, &quot;; TEXT(IF([.F724]&lt;1; [.F724]*95; IF([.F724]&gt;1; 95/[.F724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4</text:p>
          </table:table-cell>
          <table:table-cell office:value-type="float" office:value="23" calcext:value-type="float">
            <text:p>23</text:p>
          </table:table-cell>
          <table:table-cell office:value-type="float" office:value="0.807228915662651" calcext:value-type="float">
            <text:p>0.81</text:p>
          </table:table-cell>
          <table:table-cell table:formula="of:=CONCATENATE(&quot;hsla(&quot;; IF([.F725]=1; 50; IF([.F725]&lt;1; 0; 110));&quot;, 80%, &quot;; TEXT(IF([.F725]&lt;1; [.F725]*95; IF([.F725]&gt;1; 95/[.F725];70));&quot;###.##&quot;);&quot;%, 1.0)&quot;)" office:value-type="string" office:string-value="hsla(0, 80%, 76.69%, 1.0)" calcext:value-type="string">
            <text:p>hsla(0, 80%, 76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726]=1; 50; IF([.F726]&lt;1; 0; 110));&quot;, 80%, &quot;; TEXT(IF([.F726]&lt;1; [.F726]*95; IF([.F726]&gt;1; 95/[.F726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6</text:p>
          </table:table-cell>
          <table:table-cell office:value-type="float" office:value="76" calcext:value-type="float">
            <text:p>76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727]=1; 50; IF([.F727]&lt;1; 0; 110));&quot;, 80%, &quot;; TEXT(IF([.F727]&lt;1; [.F727]*95; IF([.F727]&gt;1; 95/[.F727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7</text:p>
          </table:table-cell>
          <table:table-cell office:value-type="float" office:value="8" calcext:value-type="float">
            <text:p>8</text:p>
          </table:table-cell>
          <table:table-cell office:value-type="float" office:value="1.02139037433155" calcext:value-type="float">
            <text:p>1.02</text:p>
          </table:table-cell>
          <table:table-cell table:formula="of:=CONCATENATE(&quot;hsla(&quot;; IF([.F728]=1; 50; IF([.F728]&lt;1; 0; 110));&quot;, 80%, &quot;; TEXT(IF([.F728]&lt;1; [.F728]*95; IF([.F728]&gt;1; 95/[.F728];70));&quot;###.##&quot;);&quot;%, 1.0)&quot;)" office:value-type="string" office:string-value="hsla(110, 80%, 93.01%, 1.0)" calcext:value-type="string">
            <text:p>hsla(110, 80%, 93.0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8</text:p>
          </table:table-cell>
          <table:table-cell office:value-type="float" office:value="418" calcext:value-type="float">
            <text:p>418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729]=1; 50; IF([.F729]&lt;1; 0; 110));&quot;, 80%, &quot;; TEXT(IF([.F729]&lt;1; [.F729]*95; IF([.F729]&gt;1; 95/[.F729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29</text:p>
          </table:table-cell>
          <table:table-cell office:value-type="float" office:value="4" calcext:value-type="float">
            <text:p>4</text:p>
          </table:table-cell>
          <table:table-cell office:value-type="float" office:value="0.466666666666667" calcext:value-type="float">
            <text:p>0.47</text:p>
          </table:table-cell>
          <table:table-cell table:formula="of:=CONCATENATE(&quot;hsla(&quot;; IF([.F730]=1; 50; IF([.F730]&lt;1; 0; 110));&quot;, 80%, &quot;; TEXT(IF([.F730]&lt;1; [.F730]*95; IF([.F730]&gt;1; 95/[.F730];70));&quot;###.##&quot;);&quot;%, 1.0)&quot;)" office:value-type="string" office:string-value="hsla(0, 80%, 44.33%, 1.0)" calcext:value-type="string">
            <text:p>hsla(0, 80%, 44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0</text:p>
          </table:table-cell>
          <table:table-cell office:value-type="float" office:value="72" calcext:value-type="float">
            <text:p>72</text:p>
          </table:table-cell>
          <table:table-cell office:value-type="float" office:value="0.758620689655172" calcext:value-type="float">
            <text:p>0.76</text:p>
          </table:table-cell>
          <table:table-cell table:formula="of:=CONCATENATE(&quot;hsla(&quot;; IF([.F731]=1; 50; IF([.F731]&lt;1; 0; 110));&quot;, 80%, &quot;; TEXT(IF([.F731]&lt;1; [.F731]*95; IF([.F731]&gt;1; 95/[.F731];70));&quot;###.##&quot;);&quot;%, 1.0)&quot;)" office:value-type="string" office:string-value="hsla(0, 80%, 72.07%, 1.0)" calcext:value-type="string">
            <text:p>hsla(0, 80%, 72.0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1</text:p>
          </table:table-cell>
          <table:table-cell office:value-type="float" office:value="15" calcext:value-type="float">
            <text:p>15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732]=1; 50; IF([.F732]&lt;1; 0; 110));&quot;, 80%, &quot;; TEXT(IF([.F732]&lt;1; [.F732]*95; IF([.F732]&gt;1; 95/[.F732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2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733]=1; 50; IF([.F733]&lt;1; 0; 110));&quot;, 80%, &quot;; TEXT(IF([.F733]&lt;1; [.F733]*95; IF([.F733]&gt;1; 95/[.F733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3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734]=1; 50; IF([.F734]&lt;1; 0; 110));&quot;, 80%, &quot;; TEXT(IF([.F734]&lt;1; [.F734]*95; IF([.F734]&gt;1; 95/[.F734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4</text:p>
          </table:table-cell>
          <table:table-cell office:value-type="float" office:value="4" calcext:value-type="float">
            <text:p>4</text:p>
          </table:table-cell>
          <table:table-cell office:value-type="float" office:value="1.08571428571429" calcext:value-type="float">
            <text:p>1.09</text:p>
          </table:table-cell>
          <table:table-cell table:formula="of:=CONCATENATE(&quot;hsla(&quot;; IF([.F735]=1; 50; IF([.F735]&lt;1; 0; 110));&quot;, 80%, &quot;; TEXT(IF([.F735]&lt;1; [.F735]*95; IF([.F735]&gt;1; 95/[.F735];70));&quot;###.##&quot;);&quot;%, 1.0)&quot;)" office:value-type="string" office:string-value="hsla(110, 80%, 87.5%, 1.0)" calcext:value-type="string">
            <text:p>hsla(110, 80%, 8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5</text:p>
          </table:table-cell>
          <table:table-cell office:value-type="float" office:value="9" calcext:value-type="float">
            <text:p>9</text:p>
          </table:table-cell>
          <table:table-cell office:value-type="float" office:value="0.363636363636364" calcext:value-type="float">
            <text:p>0.36</text:p>
          </table:table-cell>
          <table:table-cell table:formula="of:=CONCATENATE(&quot;hsla(&quot;; IF([.F736]=1; 50; IF([.F736]&lt;1; 0; 110));&quot;, 80%, &quot;; TEXT(IF([.F736]&lt;1; [.F736]*95; IF([.F736]&gt;1; 95/[.F736];70));&quot;###.##&quot;);&quot;%, 1.0)&quot;)" office:value-type="string" office:string-value="hsla(0, 80%, 34.55%, 1.0)" calcext:value-type="string">
            <text:p>hsla(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6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37]=1; 50; IF([.F737]&lt;1; 0; 110));&quot;, 80%, &quot;; TEXT(IF([.F737]&lt;1; [.F737]*95; IF([.F737]&gt;1; 95/[.F73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7</text:p>
          </table:table-cell>
          <table:table-cell office:value-type="float" office:value="23" calcext:value-type="float">
            <text:p>23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738]=1; 50; IF([.F738]&lt;1; 0; 110));&quot;, 80%, &quot;; TEXT(IF([.F738]&lt;1; [.F738]*95; IF([.F738]&gt;1; 95/[.F73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39]=1; 50; IF([.F739]&lt;1; 0; 110));&quot;, 80%, &quot;; TEXT(IF([.F739]&lt;1; [.F739]*95; IF([.F739]&gt;1; 95/[.F73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40]=1; 50; IF([.F740]&lt;1; 0; 110));&quot;, 80%, &quot;; TEXT(IF([.F740]&lt;1; [.F740]*95; IF([.F740]&gt;1; 95/[.F74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0</text:p>
          </table:table-cell>
          <table:table-cell office:value-type="float" office:value="7" calcext:value-type="float">
            <text:p>7</text:p>
          </table:table-cell>
          <table:table-cell office:value-type="float" office:value="0.493150684931507" calcext:value-type="float">
            <text:p>0.49</text:p>
          </table:table-cell>
          <table:table-cell table:formula="of:=CONCATENATE(&quot;hsla(&quot;; IF([.F741]=1; 50; IF([.F741]&lt;1; 0; 110));&quot;, 80%, &quot;; TEXT(IF([.F741]&lt;1; [.F741]*95; IF([.F741]&gt;1; 95/[.F741];70));&quot;###.##&quot;);&quot;%, 1.0)&quot;)" office:value-type="string" office:string-value="hsla(0, 80%, 46.85%, 1.0)" calcext:value-type="string">
            <text:p>hsla(0, 80%, 46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1</text:p>
          </table:table-cell>
          <table:table-cell office:value-type="float" office:value="187" calcext:value-type="float">
            <text:p>187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742]=1; 50; IF([.F742]&lt;1; 0; 110));&quot;, 80%, &quot;; TEXT(IF([.F742]&lt;1; [.F742]*95; IF([.F742]&gt;1; 95/[.F742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2</text:p>
          </table:table-cell>
          <table:table-cell office:value-type="float" office:value="13" calcext:value-type="float">
            <text:p>13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743]=1; 50; IF([.F743]&lt;1; 0; 110));&quot;, 80%, &quot;; TEXT(IF([.F743]&lt;1; [.F743]*95; IF([.F743]&gt;1; 95/[.F743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3</text:p>
          </table:table-cell>
          <table:table-cell office:value-type="float" office:value="10" calcext:value-type="float">
            <text:p>10</text:p>
          </table:table-cell>
          <table:table-cell office:value-type="float" office:value="0.743589743589744" calcext:value-type="float">
            <text:p>0.74</text:p>
          </table:table-cell>
          <table:table-cell table:formula="of:=CONCATENATE(&quot;hsla(&quot;; IF([.F744]=1; 50; IF([.F744]&lt;1; 0; 110));&quot;, 80%, &quot;; TEXT(IF([.F744]&lt;1; [.F744]*95; IF([.F744]&gt;1; 95/[.F744];70));&quot;###.##&quot;);&quot;%, 1.0)&quot;)" office:value-type="string" office:string-value="hsla(0, 80%, 70.64%, 1.0)" calcext:value-type="string">
            <text:p>hsla(0, 80%, 70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Folding sorting and degradation</text:p>
          </table:table-cell>
          <table:table-cell office:value-type="string" calcext:value-type="string">
            <text:p>Ubiquitin mediated proteolysis</text:p>
          </table:table-cell>
          <table:table-cell table:style-name="ce1" office:value-type="string" calcext:value-type="string">
            <text:p>Gene0744</text:p>
          </table:table-cell>
          <table:table-cell office:value-type="float" office:value="85" calcext:value-type="float">
            <text:p>85</text:p>
          </table:table-cell>
          <table:table-cell office:value-type="float" office:value="0.808510638297872" calcext:value-type="float">
            <text:p>0.81</text:p>
          </table:table-cell>
          <table:table-cell table:formula="of:=CONCATENATE(&quot;hsla(&quot;; IF([.F745]=1; 50; IF([.F745]&lt;1; 0; 110));&quot;, 80%, &quot;; TEXT(IF([.F745]&lt;1; [.F745]*95; IF([.F745]&gt;1; 95/[.F745];70));&quot;###.##&quot;);&quot;%, 1.0)&quot;)" office:value-type="string" office:string-value="hsla(0, 80%, 76.81%, 1.0)" calcext:value-type="string">
            <text:p>hsla(0, 80%, 76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5</text:p>
          </table:table-cell>
          <table:table-cell office:value-type="float" office:value="58" calcext:value-type="float">
            <text:p>58</text:p>
          </table:table-cell>
          <table:table-cell office:value-type="float" office:value="0.307692307692308" calcext:value-type="float">
            <text:p>0.31</text:p>
          </table:table-cell>
          <table:table-cell table:formula="of:=CONCATENATE(&quot;hsla(&quot;; IF([.F746]=1; 50; IF([.F746]&lt;1; 0; 110));&quot;, 80%, &quot;; TEXT(IF([.F746]&lt;1; [.F746]*95; IF([.F746]&gt;1; 95/[.F746];70));&quot;###.##&quot;);&quot;%, 1.0)&quot;)" office:value-type="string" office:string-value="hsla(0, 80%, 29.23%, 1.0)" calcext:value-type="string">
            <text:p>hsla(0, 80%, 29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6</text:p>
          </table:table-cell>
          <table:table-cell office:value-type="float" office:value="39" calcext:value-type="float">
            <text:p>39</text:p>
          </table:table-cell>
          <table:table-cell office:value-type="float" office:value="0.764705882352941" calcext:value-type="float">
            <text:p>0.76</text:p>
          </table:table-cell>
          <table:table-cell table:formula="of:=CONCATENATE(&quot;hsla(&quot;; IF([.F747]=1; 50; IF([.F747]&lt;1; 0; 110));&quot;, 80%, &quot;; TEXT(IF([.F747]&lt;1; [.F747]*95; IF([.F747]&gt;1; 95/[.F747];70));&quot;###.##&quot;);&quot;%, 1.0)&quot;)" office:value-type="string" office:string-value="hsla(0, 80%, 72.65%, 1.0)" calcext:value-type="string">
            <text:p>hsla(0, 80%, 7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48]=1; 50; IF([.F748]&lt;1; 0; 110));&quot;, 80%, &quot;; TEXT(IF([.F748]&lt;1; [.F748]*95; IF([.F748]&gt;1; 95/[.F74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8</text:p>
          </table:table-cell>
          <table:table-cell office:value-type="float" office:value="33" calcext:value-type="float">
            <text:p>33</text:p>
          </table:table-cell>
          <table:table-cell office:value-type="float" office:value="1.18978102189781" calcext:value-type="float">
            <text:p>1.19</text:p>
          </table:table-cell>
          <table:table-cell table:formula="of:=CONCATENATE(&quot;hsla(&quot;; IF([.F749]=1; 50; IF([.F749]&lt;1; 0; 110));&quot;, 80%, &quot;; TEXT(IF([.F749]&lt;1; [.F749]*95; IF([.F749]&gt;1; 95/[.F749];70));&quot;###.##&quot;);&quot;%, 1.0)&quot;)" office:value-type="string" office:string-value="hsla(110, 80%, 79.85%, 1.0)" calcext:value-type="string">
            <text:p>hsla(110, 80%, 79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49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750]=1; 50; IF([.F750]&lt;1; 0; 110));&quot;, 80%, &quot;; TEXT(IF([.F750]&lt;1; [.F750]*95; IF([.F750]&gt;1; 95/[.F750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50</text:p>
          </table:table-cell>
          <table:table-cell office:value-type="float" office:value="24" calcext:value-type="float">
            <text:p>24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751]=1; 50; IF([.F751]&lt;1; 0; 110));&quot;, 80%, &quot;; TEXT(IF([.F751]&lt;1; [.F751]*95; IF([.F751]&gt;1; 95/[.F751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Base excision repair</text:p>
          </table:table-cell>
          <table:table-cell table:style-name="ce1" office:value-type="string" calcext:value-type="string">
            <text:p>Gene0751</text:p>
          </table:table-cell>
          <table:table-cell office:value-type="float" office:value="18" calcext:value-type="float">
            <text:p>18</text:p>
          </table:table-cell>
          <table:table-cell office:value-type="float" office:value="0.877551020408163" calcext:value-type="float">
            <text:p>0.88</text:p>
          </table:table-cell>
          <table:table-cell table:formula="of:=CONCATENATE(&quot;hsla(&quot;; IF([.F752]=1; 50; IF([.F752]&lt;1; 0; 110));&quot;, 80%, &quot;; TEXT(IF([.F752]&lt;1; [.F752]*95; IF([.F752]&gt;1; 95/[.F752];70));&quot;###.##&quot;);&quot;%, 1.0)&quot;)" office:value-type="string" office:string-value="hsla(0, 80%, 83.37%, 1.0)" calcext:value-type="string">
            <text:p>hsla(0, 80%, 83.3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2</text:p>
          </table:table-cell>
          <table:table-cell office:value-type="float" office:value="3" calcext:value-type="float">
            <text:p>3</text:p>
          </table:table-cell>
          <table:table-cell office:value-type="float" office:value="0.789473684210526" calcext:value-type="float">
            <text:p>0.79</text:p>
          </table:table-cell>
          <table:table-cell table:formula="of:=CONCATENATE(&quot;hsla(&quot;; IF([.F753]=1; 50; IF([.F753]&lt;1; 0; 110));&quot;, 80%, &quot;; TEXT(IF([.F753]&lt;1; [.F753]*95; IF([.F753]&gt;1; 95/[.F753];70));&quot;###.##&quot;);&quot;%, 1.0)&quot;)" office:value-type="string" office:string-value="hsla(0, 80%, 75%, 1.0)" calcext:value-type="string">
            <text:p>hsla(0, 80%, 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54]=1; 50; IF([.F754]&lt;1; 0; 110));&quot;, 80%, &quot;; TEXT(IF([.F754]&lt;1; [.F754]*95; IF([.F754]&gt;1; 95/[.F75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4</text:p>
          </table:table-cell>
          <table:table-cell office:value-type="float" office:value="76" calcext:value-type="float">
            <text:p>7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755]=1; 50; IF([.F755]&lt;1; 0; 110));&quot;, 80%, &quot;; TEXT(IF([.F755]&lt;1; [.F755]*95; IF([.F755]&gt;1; 95/[.F75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5</text:p>
          </table:table-cell>
          <table:table-cell office:value-type="float" office:value="11" calcext:value-type="float">
            <text:p>11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756]=1; 50; IF([.F756]&lt;1; 0; 110));&quot;, 80%, &quot;; TEXT(IF([.F756]&lt;1; [.F756]*95; IF([.F756]&gt;1; 95/[.F756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57]=1; 50; IF([.F757]&lt;1; 0; 110));&quot;, 80%, &quot;; TEXT(IF([.F757]&lt;1; [.F757]*95; IF([.F757]&gt;1; 95/[.F75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DNA replication</text:p>
          </table:table-cell>
          <table:table-cell table:style-name="ce1" office:value-type="string" calcext:value-type="string">
            <text:p>Gene075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758]=1; 50; IF([.F758]&lt;1; 0; 110));&quot;, 80%, &quot;; TEXT(IF([.F758]&lt;1; [.F758]*95; IF([.F758]&gt;1; 95/[.F758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58</text:p>
          </table:table-cell>
          <table:table-cell office:value-type="float" office:value="18" calcext:value-type="float">
            <text:p>18</text:p>
          </table:table-cell>
          <table:table-cell office:value-type="float" office:value="1.07017543859649" calcext:value-type="float">
            <text:p>1.07</text:p>
          </table:table-cell>
          <table:table-cell table:formula="of:=CONCATENATE(&quot;hsla(&quot;; IF([.F759]=1; 50; IF([.F759]&lt;1; 0; 110));&quot;, 80%, &quot;; TEXT(IF([.F759]&lt;1; [.F759]*95; IF([.F759]&gt;1; 95/[.F759];70));&quot;###.##&quot;);&quot;%, 1.0)&quot;)" office:value-type="string" office:string-value="hsla(110, 80%, 88.77%, 1.0)" calcext:value-type="string">
            <text:p>hsla(110, 80%, 88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59</text:p>
          </table:table-cell>
          <table:table-cell office:value-type="float" office:value="3" calcext:value-type="float">
            <text:p>3</text:p>
          </table:table-cell>
          <table:table-cell office:value-type="float" office:value="1.2258064516129" calcext:value-type="float">
            <text:p>1.23</text:p>
          </table:table-cell>
          <table:table-cell table:formula="of:=CONCATENATE(&quot;hsla(&quot;; IF([.F760]=1; 50; IF([.F760]&lt;1; 0; 110));&quot;, 80%, &quot;; TEXT(IF([.F760]&lt;1; [.F760]*95; IF([.F760]&gt;1; 95/[.F760];70));&quot;###.##&quot;);&quot;%, 1.0)&quot;)" office:value-type="string" office:string-value="hsla(110, 80%, 77.5%, 1.0)" calcext:value-type="string">
            <text:p>hsla(110, 80%, 7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60</text:p>
          </table:table-cell>
          <table:table-cell office:value-type="float" office:value="5" calcext:value-type="float">
            <text:p>5</text:p>
          </table:table-cell>
          <table:table-cell office:value-type="float" office:value="0.653846153846154" calcext:value-type="float">
            <text:p>0.65</text:p>
          </table:table-cell>
          <table:table-cell table:formula="of:=CONCATENATE(&quot;hsla(&quot;; IF([.F761]=1; 50; IF([.F761]&lt;1; 0; 110));&quot;, 80%, &quot;; TEXT(IF([.F761]&lt;1; [.F761]*95; IF([.F761]&gt;1; 95/[.F761];70));&quot;###.##&quot;);&quot;%, 1.0)&quot;)" office:value-type="string" office:string-value="hsla(0, 80%, 62.12%, 1.0)" calcext:value-type="string">
            <text:p>hsla(0, 80%, 62.1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61</text:p>
          </table:table-cell>
          <table:table-cell office:value-type="float" office:value="35" calcext:value-type="float">
            <text:p>35</text:p>
          </table:table-cell>
          <table:table-cell office:value-type="float" office:value="0.416666666666667" calcext:value-type="float">
            <text:p>0.42</text:p>
          </table:table-cell>
          <table:table-cell table:formula="of:=CONCATENATE(&quot;hsla(&quot;; IF([.F762]=1; 50; IF([.F762]&lt;1; 0; 110));&quot;, 80%, &quot;; TEXT(IF([.F762]&lt;1; [.F762]*95; IF([.F762]&gt;1; 95/[.F762];70));&quot;###.##&quot;);&quot;%, 1.0)&quot;)" office:value-type="string" office:string-value="hsla(0, 80%, 39.58%, 1.0)" calcext:value-type="string">
            <text:p>hsla(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Homologous recombination</text:p>
          </table:table-cell>
          <table:table-cell table:style-name="ce1" office:value-type="string" calcext:value-type="string">
            <text:p>Gene0762</text:p>
          </table:table-cell>
          <table:table-cell office:value-type="float" office:value="5" calcext:value-type="float">
            <text:p>5</text:p>
          </table:table-cell>
          <table:table-cell office:value-type="float" office:value="0.951219512195122" calcext:value-type="float">
            <text:p>0.95</text:p>
          </table:table-cell>
          <table:table-cell table:formula="of:=CONCATENATE(&quot;hsla(&quot;; IF([.F763]=1; 50; IF([.F763]&lt;1; 0; 110));&quot;, 80%, &quot;; TEXT(IF([.F763]&lt;1; [.F763]*95; IF([.F763]&gt;1; 95/[.F763];70));&quot;###.##&quot;);&quot;%, 1.0)&quot;)" office:value-type="string" office:string-value="hsla(0, 80%, 90.37%, 1.0)" calcext:value-type="string">
            <text:p>hsla(0, 80%, 90.3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Mismatch repair</text:p>
          </table:table-cell>
          <table:table-cell table:style-name="ce1" office:value-type="string" calcext:value-type="string">
            <text:p>Gene0763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764]=1; 50; IF([.F764]&lt;1; 0; 110));&quot;, 80%, &quot;; TEXT(IF([.F764]&lt;1; [.F764]*95; IF([.F764]&gt;1; 95/[.F764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4</text:p>
          </table:table-cell>
          <table:table-cell office:value-type="float" office:value="5" calcext:value-type="float">
            <text:p>5</text:p>
          </table:table-cell>
          <table:table-cell office:value-type="float" office:value="1.33928571428571" calcext:value-type="float">
            <text:p>1.34</text:p>
          </table:table-cell>
          <table:table-cell table:formula="of:=CONCATENATE(&quot;hsla(&quot;; IF([.F765]=1; 50; IF([.F765]&lt;1; 0; 110));&quot;, 80%, &quot;; TEXT(IF([.F765]&lt;1; [.F765]*95; IF([.F765]&gt;1; 95/[.F765];70));&quot;###.##&quot;);&quot;%, 1.0)&quot;)" office:value-type="string" office:string-value="hsla(110, 80%, 70.93%, 1.0)" calcext:value-type="string">
            <text:p>hsla(110, 80%, 70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5</text:p>
          </table:table-cell>
          <table:table-cell office:value-type="float" office:value="65" calcext:value-type="float">
            <text:p>65</text:p>
          </table:table-cell>
          <table:table-cell office:value-type="float" office:value="0.740740740740741" calcext:value-type="float">
            <text:p>0.74</text:p>
          </table:table-cell>
          <table:table-cell table:formula="of:=CONCATENATE(&quot;hsla(&quot;; IF([.F766]=1; 50; IF([.F766]&lt;1; 0; 110));&quot;, 80%, &quot;; TEXT(IF([.F766]&lt;1; [.F766]*95; IF([.F766]&gt;1; 95/[.F766];70));&quot;###.##&quot;);&quot;%, 1.0)&quot;)" office:value-type="string" office:string-value="hsla(0, 80%, 70.37%, 1.0)" calcext:value-type="string">
            <text:p>hsla(0, 80%, 70.3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6</text:p>
          </table:table-cell>
          <table:table-cell office:value-type="float" office:value="9" calcext:value-type="float">
            <text:p>9</text:p>
          </table:table-cell>
          <table:table-cell office:value-type="float" office:value="0.533333333333333" calcext:value-type="float">
            <text:p>0.53</text:p>
          </table:table-cell>
          <table:table-cell table:formula="of:=CONCATENATE(&quot;hsla(&quot;; IF([.F767]=1; 50; IF([.F767]&lt;1; 0; 110));&quot;, 80%, &quot;; TEXT(IF([.F767]&lt;1; [.F767]*95; IF([.F767]&gt;1; 95/[.F767];70));&quot;###.##&quot;);&quot;%, 1.0)&quot;)" office:value-type="string" office:string-value="hsla(0, 80%, 50.67%, 1.0)" calcext:value-type="string">
            <text:p>hsla(0, 80%, 50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on-homologous end-joining</text:p>
          </table:table-cell>
          <table:table-cell table:style-name="ce1" office:value-type="string" calcext:value-type="string">
            <text:p>Gene0767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68]=1; 50; IF([.F768]&lt;1; 0; 110));&quot;, 80%, &quot;; TEXT(IF([.F768]&lt;1; [.F768]*95; IF([.F768]&gt;1; 95/[.F76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Replication and repair</text:p>
          </table:table-cell>
          <table:table-cell office:value-type="string" calcext:value-type="string">
            <text:p>Nucleotide excision repair</text:p>
          </table:table-cell>
          <table:table-cell table:style-name="ce1" office:value-type="string" calcext:value-type="string">
            <text:p>Gene0768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769]=1; 50; IF([.F769]&lt;1; 0; 110));&quot;, 80%, &quot;; TEXT(IF([.F769]&lt;1; [.F769]*95; IF([.F769]&gt;1; 95/[.F769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69</text:p>
          </table:table-cell>
          <table:table-cell office:value-type="float" office:value="223" calcext:value-type="float">
            <text:p>223</text:p>
          </table:table-cell>
          <table:table-cell office:value-type="float" office:value="0.588235294117647" calcext:value-type="float">
            <text:p>0.59</text:p>
          </table:table-cell>
          <table:table-cell table:formula="of:=CONCATENATE(&quot;hsla(&quot;; IF([.F770]=1; 50; IF([.F770]&lt;1; 0; 110));&quot;, 80%, &quot;; TEXT(IF([.F770]&lt;1; [.F770]*95; IF([.F770]&gt;1; 95/[.F770];70));&quot;###.##&quot;);&quot;%, 1.0)&quot;)" office:value-type="string" office:string-value="hsla(0, 80%, 55.88%, 1.0)" calcext:value-type="string">
            <text:p>hsla(0, 80%, 55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0</text:p>
          </table:table-cell>
          <table:table-cell office:value-type="float" office:value="9" calcext:value-type="float">
            <text:p>9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771]=1; 50; IF([.F771]&lt;1; 0; 110));&quot;, 80%, &quot;; TEXT(IF([.F771]&lt;1; [.F771]*95; IF([.F771]&gt;1; 95/[.F771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1</text:p>
          </table:table-cell>
          <table:table-cell office:value-type="float" office:value="37" calcext:value-type="float">
            <text:p>37</text:p>
          </table:table-cell>
          <table:table-cell office:value-type="float" office:value="1.26666666666667" calcext:value-type="float">
            <text:p>1.27</text:p>
          </table:table-cell>
          <table:table-cell table:formula="of:=CONCATENATE(&quot;hsla(&quot;; IF([.F772]=1; 50; IF([.F772]&lt;1; 0; 110));&quot;, 80%, &quot;; TEXT(IF([.F772]&lt;1; [.F772]*95; IF([.F772]&gt;1; 95/[.F772];70));&quot;###.##&quot;);&quot;%, 1.0)&quot;)" office:value-type="string" office:string-value="hsla(110, 80%, 75%, 1.0)" calcext:value-type="string">
            <text:p>hsla(110, 80%, 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2</text:p>
          </table:table-cell>
          <table:table-cell office:value-type="float" office:value="208" calcext:value-type="float">
            <text:p>208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773]=1; 50; IF([.F773]&lt;1; 0; 110));&quot;, 80%, &quot;; TEXT(IF([.F773]&lt;1; [.F773]*95; IF([.F773]&gt;1; 95/[.F773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774]=1; 50; IF([.F774]&lt;1; 0; 110));&quot;, 80%, &quot;; TEXT(IF([.F774]&lt;1; [.F774]*95; IF([.F774]&gt;1; 95/[.F774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Basal transcription factors</text:p>
          </table:table-cell>
          <table:table-cell table:style-name="ce1" office:value-type="string" calcext:value-type="string">
            <text:p>Gene0774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775]=1; 50; IF([.F775]&lt;1; 0; 110));&quot;, 80%, &quot;; TEXT(IF([.F775]&lt;1; [.F775]*95; IF([.F775]&gt;1; 95/[.F775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5</text:p>
          </table:table-cell>
          <table:table-cell office:value-type="float" office:value="319" calcext:value-type="float">
            <text:p>319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776]=1; 50; IF([.F776]&lt;1; 0; 110));&quot;, 80%, &quot;; TEXT(IF([.F776]&lt;1; [.F776]*95; IF([.F776]&gt;1; 95/[.F776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6</text:p>
          </table:table-cell>
          <table:table-cell office:value-type="float" office:value="106" calcext:value-type="float">
            <text:p>106</text:p>
          </table:table-cell>
          <table:table-cell office:value-type="float" office:value="1.06451612903226" calcext:value-type="float">
            <text:p>1.06</text:p>
          </table:table-cell>
          <table:table-cell table:formula="of:=CONCATENATE(&quot;hsla(&quot;; IF([.F777]=1; 50; IF([.F777]&lt;1; 0; 110));&quot;, 80%, &quot;; TEXT(IF([.F777]&lt;1; [.F777]*95; IF([.F777]&gt;1; 95/[.F777];70));&quot;###.##&quot;);&quot;%, 1.0)&quot;)" office:value-type="string" office:string-value="hsla(110, 80%, 89.24%, 1.0)" calcext:value-type="string">
            <text:p>hsla(110, 80%, 89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7</text:p>
          </table:table-cell>
          <table:table-cell office:value-type="float" office:value="26" calcext:value-type="float">
            <text:p>26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778]=1; 50; IF([.F778]&lt;1; 0; 110));&quot;, 80%, &quot;; TEXT(IF([.F778]&lt;1; [.F778]*95; IF([.F778]&gt;1; 95/[.F778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8</text:p>
          </table:table-cell>
          <table:table-cell office:value-type="float" office:value="12" calcext:value-type="float">
            <text:p>12</text:p>
          </table:table-cell>
          <table:table-cell office:value-type="float" office:value="0.692307692307692" calcext:value-type="float">
            <text:p>0.69</text:p>
          </table:table-cell>
          <table:table-cell table:formula="of:=CONCATENATE(&quot;hsla(&quot;; IF([.F779]=1; 50; IF([.F779]&lt;1; 0; 110));&quot;, 80%, &quot;; TEXT(IF([.F779]&lt;1; [.F779]*95; IF([.F779]&gt;1; 95/[.F779];70));&quot;###.##&quot;);&quot;%, 1.0)&quot;)" office:value-type="string" office:string-value="hsla(0, 80%, 65.77%, 1.0)" calcext:value-type="string">
            <text:p>hsla(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79</text:p>
          </table:table-cell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table:formula="of:=CONCATENATE(&quot;hsla(&quot;; IF([.F780]=1; 50; IF([.F780]&lt;1; 0; 110));&quot;, 80%, &quot;; TEXT(IF([.F780]&lt;1; [.F780]*95; IF([.F780]&gt;1; 95/[.F780];70));&quot;###.##&quot;);&quot;%, 1.0)&quot;)" office:value-type="string" office:string-value="hsla(110, 80%, 34.55%, 1.0)" calcext:value-type="string">
            <text:p>hsla(11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8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781]=1; 50; IF([.F781]&lt;1; 0; 110));&quot;, 80%, &quot;; TEXT(IF([.F781]&lt;1; [.F781]*95; IF([.F781]&gt;1; 95/[.F78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81</text:p>
          </table:table-cell>
          <table:table-cell office:value-type="float" office:value="10" calcext:value-type="float">
            <text:p>10</text:p>
          </table:table-cell>
          <table:table-cell office:value-type="float" office:value="0.568627450980392" calcext:value-type="float">
            <text:p>0.57</text:p>
          </table:table-cell>
          <table:table-cell table:formula="of:=CONCATENATE(&quot;hsla(&quot;; IF([.F782]=1; 50; IF([.F782]&lt;1; 0; 110));&quot;, 80%, &quot;; TEXT(IF([.F782]&lt;1; [.F782]*95; IF([.F782]&gt;1; 95/[.F782];70));&quot;###.##&quot;);&quot;%, 1.0)&quot;)" office:value-type="string" office:string-value="hsla(0, 80%, 54.02%, 1.0)" calcext:value-type="string">
            <text:p>hsla(0, 80%, 54.0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NA polymerase</text:p>
          </table:table-cell>
          <table:table-cell table:style-name="ce1" office:value-type="string" calcext:value-type="string">
            <text:p>Gene0782</text:p>
          </table:table-cell>
          <table:table-cell office:value-type="float" office:value="65" calcext:value-type="float">
            <text:p>65</text:p>
          </table:table-cell>
          <table:table-cell office:value-type="float" office:value="0.68" calcext:value-type="float">
            <text:p>0.68</text:p>
          </table:table-cell>
          <table:table-cell table:formula="of:=CONCATENATE(&quot;hsla(&quot;; IF([.F783]=1; 50; IF([.F783]&lt;1; 0; 110));&quot;, 80%, &quot;; TEXT(IF([.F783]&lt;1; [.F783]*95; IF([.F783]&gt;1; 95/[.F783];70));&quot;###.##&quot;);&quot;%, 1.0)&quot;)" office:value-type="string" office:string-value="hsla(0, 80%, 64.6%, 1.0)" calcext:value-type="string">
            <text:p>hsla(0, 80%, 64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3</text:p>
          </table:table-cell>
          <table:table-cell office:value-type="float" office:value="17" calcext:value-type="float">
            <text:p>17</text:p>
          </table:table-cell>
          <table:table-cell office:value-type="float" office:value="0.825" calcext:value-type="float">
            <text:p>0.83</text:p>
          </table:table-cell>
          <table:table-cell table:formula="of:=CONCATENATE(&quot;hsla(&quot;; IF([.F784]=1; 50; IF([.F784]&lt;1; 0; 110));&quot;, 80%, &quot;; TEXT(IF([.F784]&lt;1; [.F784]*95; IF([.F784]&gt;1; 95/[.F784];70));&quot;###.##&quot;);&quot;%, 1.0)&quot;)" office:value-type="string" office:string-value="hsla(0, 80%, 78.38%, 1.0)" calcext:value-type="string">
            <text:p>hsla(0, 80%, 78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4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85]=1; 50; IF([.F785]&lt;1; 0; 110));&quot;, 80%, &quot;; TEXT(IF([.F785]&lt;1; [.F785]*95; IF([.F785]&gt;1; 95/[.F78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5</text:p>
          </table:table-cell>
          <table:table-cell office:value-type="float" office:value="450" calcext:value-type="float">
            <text:p>450</text:p>
          </table:table-cell>
          <table:table-cell office:value-type="float" office:value="0.94" calcext:value-type="float">
            <text:p>0.94</text:p>
          </table:table-cell>
          <table:table-cell table:formula="of:=CONCATENATE(&quot;hsla(&quot;; IF([.F786]=1; 50; IF([.F786]&lt;1; 0; 110));&quot;, 80%, &quot;; TEXT(IF([.F786]&lt;1; [.F786]*95; IF([.F786]&gt;1; 95/[.F786];70));&quot;###.##&quot;);&quot;%, 1.0)&quot;)" office:value-type="string" office:string-value="hsla(0, 80%, 89.3%, 1.0)" calcext:value-type="string">
            <text:p>hsla(0, 80%, 89.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6</text:p>
          </table:table-cell>
          <table:table-cell office:value-type="float" office:value="13" calcext:value-type="float">
            <text:p>13</text:p>
          </table:table-cell>
          <table:table-cell office:value-type="float" office:value="0.521739130434783" calcext:value-type="float">
            <text:p>0.52</text:p>
          </table:table-cell>
          <table:table-cell table:formula="of:=CONCATENATE(&quot;hsla(&quot;; IF([.F787]=1; 50; IF([.F787]&lt;1; 0; 110));&quot;, 80%, &quot;; TEXT(IF([.F787]&lt;1; [.F787]*95; IF([.F787]&gt;1; 95/[.F787];70));&quot;###.##&quot;);&quot;%, 1.0)&quot;)" office:value-type="string" office:string-value="hsla(0, 80%, 49.57%, 1.0)" calcext:value-type="string">
            <text:p>hsla(0, 80%, 49.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788]=1; 50; IF([.F788]&lt;1; 0; 110));&quot;, 80%, &quot;; TEXT(IF([.F788]&lt;1; [.F788]*95; IF([.F788]&gt;1; 95/[.F788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8</text:p>
          </table:table-cell>
          <table:table-cell office:value-type="float" office:value="47" calcext:value-type="float">
            <text:p>47</text:p>
          </table:table-cell>
          <table:table-cell office:value-type="float" office:value="0.903225806451613" calcext:value-type="float">
            <text:p>0.9</text:p>
          </table:table-cell>
          <table:table-cell table:formula="of:=CONCATENATE(&quot;hsla(&quot;; IF([.F789]=1; 50; IF([.F789]&lt;1; 0; 110));&quot;, 80%, &quot;; TEXT(IF([.F789]&lt;1; [.F789]*95; IF([.F789]&gt;1; 95/[.F789];70));&quot;###.##&quot;);&quot;%, 1.0)&quot;)" office:value-type="string" office:string-value="hsla(0, 80%, 85.81%, 1.0)" calcext:value-type="string">
            <text:p>hsla(0, 80%, 85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89</text:p>
          </table:table-cell>
          <table:table-cell office:value-type="float" office:value="90" calcext:value-type="float">
            <text:p>90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790]=1; 50; IF([.F790]&lt;1; 0; 110));&quot;, 80%, &quot;; TEXT(IF([.F790]&lt;1; [.F790]*95; IF([.F790]&gt;1; 95/[.F790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0</text:p>
          </table:table-cell>
          <table:table-cell office:value-type="float" office:value="14" calcext:value-type="float">
            <text:p>14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791]=1; 50; IF([.F791]&lt;1; 0; 110));&quot;, 80%, &quot;; TEXT(IF([.F791]&lt;1; [.F791]*95; IF([.F791]&gt;1; 95/[.F791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1</text:p>
          </table:table-cell>
          <table:table-cell office:value-type="float" office:value="10" calcext:value-type="float">
            <text:p>10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792]=1; 50; IF([.F792]&lt;1; 0; 110));&quot;, 80%, &quot;; TEXT(IF([.F792]&lt;1; [.F792]*95; IF([.F792]&gt;1; 95/[.F792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2</text:p>
          </table:table-cell>
          <table:table-cell office:value-type="float" office:value="24" calcext:value-type="float">
            <text:p>24</text:p>
          </table:table-cell>
          <table:table-cell office:value-type="float" office:value="1.63636363636364" calcext:value-type="float">
            <text:p>1.64</text:p>
          </table:table-cell>
          <table:table-cell table:formula="of:=CONCATENATE(&quot;hsla(&quot;; IF([.F793]=1; 50; IF([.F793]&lt;1; 0; 110));&quot;, 80%, &quot;; TEXT(IF([.F793]&lt;1; [.F793]*95; IF([.F793]&gt;1; 95/[.F793];70));&quot;###.##&quot;);&quot;%, 1.0)&quot;)" office:value-type="string" office:string-value="hsla(110, 80%, 58.06%, 1.0)" calcext:value-type="string">
            <text:p>hsla(110, 80%, 58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3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794]=1; 50; IF([.F794]&lt;1; 0; 110));&quot;, 80%, &quot;; TEXT(IF([.F794]&lt;1; [.F794]*95; IF([.F794]&gt;1; 95/[.F794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4</text:p>
          </table:table-cell>
          <table:table-cell office:value-type="float" office:value="12" calcext:value-type="float">
            <text:p>12</text:p>
          </table:table-cell>
          <table:table-cell office:value-type="float" office:value="0.702702702702703" calcext:value-type="float">
            <text:p>0.7</text:p>
          </table:table-cell>
          <table:table-cell table:formula="of:=CONCATENATE(&quot;hsla(&quot;; IF([.F795]=1; 50; IF([.F795]&lt;1; 0; 110));&quot;, 80%, &quot;; TEXT(IF([.F795]&lt;1; [.F795]*95; IF([.F795]&gt;1; 95/[.F795];70));&quot;###.##&quot;);&quot;%, 1.0)&quot;)" office:value-type="string" office:string-value="hsla(0, 80%, 66.76%, 1.0)" calcext:value-type="string">
            <text:p>hsla(0, 80%, 66.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5</text:p>
          </table:table-cell>
          <table:table-cell office:value-type="float" office:value="29" calcext:value-type="float">
            <text:p>29</text:p>
          </table:table-cell>
          <table:table-cell office:value-type="float" office:value="0.294117647058823" calcext:value-type="float">
            <text:p>0.29</text:p>
          </table:table-cell>
          <table:table-cell table:formula="of:=CONCATENATE(&quot;hsla(&quot;; IF([.F796]=1; 50; IF([.F796]&lt;1; 0; 110));&quot;, 80%, &quot;; TEXT(IF([.F796]&lt;1; [.F796]*95; IF([.F796]&gt;1; 95/[.F796];70));&quot;###.##&quot;);&quot;%, 1.0)&quot;)" office:value-type="string" office:string-value="hsla(0, 80%, 27.94%, 1.0)" calcext:value-type="string">
            <text:p>hsla(0, 80%, 27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6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797]=1; 50; IF([.F797]&lt;1; 0; 110));&quot;, 80%, &quot;; TEXT(IF([.F797]&lt;1; [.F797]*95; IF([.F797]&gt;1; 95/[.F79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7</text:p>
          </table:table-cell>
          <table:table-cell office:value-type="float" office:value="90" calcext:value-type="float">
            <text:p>90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798]=1; 50; IF([.F798]&lt;1; 0; 110));&quot;, 80%, &quot;; TEXT(IF([.F798]&lt;1; [.F798]*95; IF([.F798]&gt;1; 95/[.F798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8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799]=1; 50; IF([.F799]&lt;1; 0; 110));&quot;, 80%, &quot;; TEXT(IF([.F799]&lt;1; [.F799]*95; IF([.F799]&gt;1; 95/[.F799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799</text:p>
          </table:table-cell>
          <table:table-cell office:value-type="float" office:value="102" calcext:value-type="float">
            <text:p>102</text:p>
          </table:table-cell>
          <table:table-cell office:value-type="float" office:value="0.621621621621622" calcext:value-type="float">
            <text:p>0.62</text:p>
          </table:table-cell>
          <table:table-cell table:formula="of:=CONCATENATE(&quot;hsla(&quot;; IF([.F800]=1; 50; IF([.F800]&lt;1; 0; 110));&quot;, 80%, &quot;; TEXT(IF([.F800]&lt;1; [.F800]*95; IF([.F800]&gt;1; 95/[.F800];70));&quot;###.##&quot;);&quot;%, 1.0)&quot;)" office:value-type="string" office:string-value="hsla(0, 80%, 59.05%, 1.0)" calcext:value-type="string">
            <text:p>hsla(0, 80%, 59.0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0</text:p>
          </table:table-cell>
          <table:table-cell office:value-type="float" office:value="209" calcext:value-type="float">
            <text:p>209</text:p>
          </table:table-cell>
          <table:table-cell office:value-type="float" office:value="0.673684210526316" calcext:value-type="float">
            <text:p>0.67</text:p>
          </table:table-cell>
          <table:table-cell table:formula="of:=CONCATENATE(&quot;hsla(&quot;; IF([.F801]=1; 50; IF([.F801]&lt;1; 0; 110));&quot;, 80%, &quot;; TEXT(IF([.F801]&lt;1; [.F801]*95; IF([.F801]&gt;1; 95/[.F801];70));&quot;###.##&quot;);&quot;%, 1.0)&quot;)" office:value-type="string" office:string-value="hsla(0, 80%, 64%, 1.0)" calcext:value-type="string">
            <text:p>hsla(0, 80%, 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1</text:p>
          </table:table-cell>
          <table:table-cell office:value-type="float" office:value="20" calcext:value-type="float">
            <text:p>20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802]=1; 50; IF([.F802]&lt;1; 0; 110));&quot;, 80%, &quot;; TEXT(IF([.F802]&lt;1; [.F802]*95; IF([.F802]&gt;1; 95/[.F802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2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803]=1; 50; IF([.F803]&lt;1; 0; 110));&quot;, 80%, &quot;; TEXT(IF([.F803]&lt;1; [.F803]*95; IF([.F803]&gt;1; 95/[.F803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804]=1; 50; IF([.F804]&lt;1; 0; 110));&quot;, 80%, &quot;; TEXT(IF([.F804]&lt;1; [.F804]*95; IF([.F804]&gt;1; 95/[.F804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4</text:p>
          </table:table-cell>
          <table:table-cell office:value-type="float" office:value="276" calcext:value-type="float">
            <text:p>276</text:p>
          </table:table-cell>
          <table:table-cell office:value-type="float" office:value="2.25136612021858" calcext:value-type="float">
            <text:p>2.25</text:p>
          </table:table-cell>
          <table:table-cell table:formula="of:=CONCATENATE(&quot;hsla(&quot;; IF([.F805]=1; 50; IF([.F805]&lt;1; 0; 110));&quot;, 80%, &quot;; TEXT(IF([.F805]&lt;1; [.F805]*95; IF([.F805]&gt;1; 95/[.F805];70));&quot;###.##&quot;);&quot;%, 1.0)&quot;)" office:value-type="string" office:string-value="hsla(110, 80%, 42.2%, 1.0)" calcext:value-type="string">
            <text:p>hsla(110, 80%, 42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806]=1; 50; IF([.F806]&lt;1; 0; 110));&quot;, 80%, &quot;; TEXT(IF([.F806]&lt;1; [.F806]*95; IF([.F806]&gt;1; 95/[.F80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6</text:p>
          </table:table-cell>
          <table:table-cell office:value-type="float" office:value="18" calcext:value-type="float">
            <text:p>18</text:p>
          </table:table-cell>
          <table:table-cell office:value-type="float" office:value="0.520833333333333" calcext:value-type="float">
            <text:p>0.52</text:p>
          </table:table-cell>
          <table:table-cell table:formula="of:=CONCATENATE(&quot;hsla(&quot;; IF([.F807]=1; 50; IF([.F807]&lt;1; 0; 110));&quot;, 80%, &quot;; TEXT(IF([.F807]&lt;1; [.F807]*95; IF([.F807]&gt;1; 95/[.F807];70));&quot;###.##&quot;);&quot;%, 1.0)&quot;)" office:value-type="string" office:string-value="hsla(0, 80%, 49.48%, 1.0)" calcext:value-type="string">
            <text:p>hsla(0, 80%, 49.4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7</text:p>
          </table:table-cell>
          <table:table-cell office:value-type="float" office:value="310" calcext:value-type="float">
            <text:p>310</text:p>
          </table:table-cell>
          <table:table-cell office:value-type="float" office:value="4.875" calcext:value-type="float">
            <text:p>4.88</text:p>
          </table:table-cell>
          <table:table-cell table:formula="of:=CONCATENATE(&quot;hsla(&quot;; IF([.F808]=1; 50; IF([.F808]&lt;1; 0; 110));&quot;, 80%, &quot;; TEXT(IF([.F808]&lt;1; [.F808]*95; IF([.F808]&gt;1; 95/[.F808];70));&quot;###.##&quot;);&quot;%, 1.0)&quot;)" office:value-type="string" office:string-value="hsla(110, 80%, 19.49%, 1.0)" calcext:value-type="string">
            <text:p>hsla(110, 80%, 19.4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8</text:p>
          </table:table-cell>
          <table:table-cell office:value-type="float" office:value="17" calcext:value-type="float">
            <text:p>17</text:p>
          </table:table-cell>
          <table:table-cell office:value-type="float" office:value="0.454545454545455" calcext:value-type="float">
            <text:p>0.45</text:p>
          </table:table-cell>
          <table:table-cell table:formula="of:=CONCATENATE(&quot;hsla(&quot;; IF([.F809]=1; 50; IF([.F809]&lt;1; 0; 110));&quot;, 80%, &quot;; TEXT(IF([.F809]&lt;1; [.F809]*95; IF([.F809]&gt;1; 95/[.F809];70));&quot;###.##&quot;);&quot;%, 1.0)&quot;)" office:value-type="string" office:string-value="hsla(0, 80%, 43.18%, 1.0)" calcext:value-type="string">
            <text:p>hsla(0, 80%, 43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09</text:p>
          </table:table-cell>
          <table:table-cell office:value-type="float" office:value="31" calcext:value-type="float">
            <text:p>31</text:p>
          </table:table-cell>
          <table:table-cell office:value-type="float" office:value="0.727272727272727" calcext:value-type="float">
            <text:p>0.73</text:p>
          </table:table-cell>
          <table:table-cell table:formula="of:=CONCATENATE(&quot;hsla(&quot;; IF([.F810]=1; 50; IF([.F810]&lt;1; 0; 110));&quot;, 80%, &quot;; TEXT(IF([.F810]&lt;1; [.F810]*95; IF([.F810]&gt;1; 95/[.F810];70));&quot;###.##&quot;);&quot;%, 1.0)&quot;)" office:value-type="string" office:string-value="hsla(0, 80%, 69.09%, 1.0)" calcext:value-type="string">
            <text:p>hsla(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811]=1; 50; IF([.F811]&lt;1; 0; 110));&quot;, 80%, &quot;; TEXT(IF([.F811]&lt;1; [.F811]*95; IF([.F811]&gt;1; 95/[.F811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12]=1; 50; IF([.F812]&lt;1; 0; 110));&quot;, 80%, &quot;; TEXT(IF([.F812]&lt;1; [.F812]*95; IF([.F812]&gt;1; 95/[.F81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2</text:p>
          </table:table-cell>
          <table:table-cell office:value-type="float" office:value="130" calcext:value-type="float">
            <text:p>130</text:p>
          </table:table-cell>
          <table:table-cell office:value-type="float" office:value="0.727272727272727" calcext:value-type="float">
            <text:p>0.73</text:p>
          </table:table-cell>
          <table:table-cell table:formula="of:=CONCATENATE(&quot;hsla(&quot;; IF([.F813]=1; 50; IF([.F813]&lt;1; 0; 110));&quot;, 80%, &quot;; TEXT(IF([.F813]&lt;1; [.F813]*95; IF([.F813]&gt;1; 95/[.F813];70));&quot;###.##&quot;);&quot;%, 1.0)&quot;)" office:value-type="string" office:string-value="hsla(0, 80%, 69.09%, 1.0)" calcext:value-type="string">
            <text:p>hsla(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3</text:p>
          </table:table-cell>
          <table:table-cell office:value-type="float" office:value="92" calcext:value-type="float">
            <text:p>92</text:p>
          </table:table-cell>
          <table:table-cell office:value-type="float" office:value="0.479166666666667" calcext:value-type="float">
            <text:p>0.48</text:p>
          </table:table-cell>
          <table:table-cell table:formula="of:=CONCATENATE(&quot;hsla(&quot;; IF([.F814]=1; 50; IF([.F814]&lt;1; 0; 110));&quot;, 80%, &quot;; TEXT(IF([.F814]&lt;1; [.F814]*95; IF([.F814]&gt;1; 95/[.F814];70));&quot;###.##&quot;);&quot;%, 1.0)&quot;)" office:value-type="string" office:string-value="hsla(0, 80%, 45.52%, 1.0)" calcext:value-type="string">
            <text:p>hsla(0, 80%, 45.5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15]=1; 50; IF([.F815]&lt;1; 0; 110));&quot;, 80%, &quot;; TEXT(IF([.F815]&lt;1; [.F815]*95; IF([.F815]&gt;1; 95/[.F81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5</text:p>
          </table:table-cell>
          <table:table-cell office:value-type="float" office:value="5" calcext:value-type="float">
            <text:p>5</text:p>
          </table:table-cell>
          <table:table-cell office:value-type="float" office:value="1.48387096774194" calcext:value-type="float">
            <text:p>1.48</text:p>
          </table:table-cell>
          <table:table-cell table:formula="of:=CONCATENATE(&quot;hsla(&quot;; IF([.F816]=1; 50; IF([.F816]&lt;1; 0; 110));&quot;, 80%, &quot;; TEXT(IF([.F816]&lt;1; [.F816]*95; IF([.F816]&gt;1; 95/[.F816];70));&quot;###.##&quot;);&quot;%, 1.0)&quot;)" office:value-type="string" office:string-value="hsla(110, 80%, 64.02%, 1.0)" calcext:value-type="string">
            <text:p>hsla(110, 80%, 64.0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6</text:p>
          </table:table-cell>
          <table:table-cell office:value-type="float" office:value="21" calcext:value-type="float">
            <text:p>21</text:p>
          </table:table-cell>
          <table:table-cell office:value-type="float" office:value="0.586206896551724" calcext:value-type="float">
            <text:p>0.59</text:p>
          </table:table-cell>
          <table:table-cell table:formula="of:=CONCATENATE(&quot;hsla(&quot;; IF([.F817]=1; 50; IF([.F817]&lt;1; 0; 110));&quot;, 80%, &quot;; TEXT(IF([.F817]&lt;1; [.F817]*95; IF([.F817]&gt;1; 95/[.F817];70));&quot;###.##&quot;);&quot;%, 1.0)&quot;)" office:value-type="string" office:string-value="hsla(0, 80%, 55.69%, 1.0)" calcext:value-type="string">
            <text:p>hsla(0, 80%, 55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818]=1; 50; IF([.F818]&lt;1; 0; 110));&quot;, 80%, &quot;; TEXT(IF([.F818]&lt;1; [.F818]*95; IF([.F818]&gt;1; 95/[.F81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8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819]=1; 50; IF([.F819]&lt;1; 0; 110));&quot;, 80%, &quot;; TEXT(IF([.F819]&lt;1; [.F819]*95; IF([.F819]&gt;1; 95/[.F819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19</text:p>
          </table:table-cell>
          <table:table-cell office:value-type="float" office:value="971" calcext:value-type="float">
            <text:p>971</text:p>
          </table:table-cell>
          <table:table-cell office:value-type="float" office:value="0.730769230769231" calcext:value-type="float">
            <text:p>0.73</text:p>
          </table:table-cell>
          <table:table-cell table:formula="of:=CONCATENATE(&quot;hsla(&quot;; IF([.F820]=1; 50; IF([.F820]&lt;1; 0; 110));&quot;, 80%, &quot;; TEXT(IF([.F820]&lt;1; [.F820]*95; IF([.F820]&gt;1; 95/[.F820];70));&quot;###.##&quot;);&quot;%, 1.0)&quot;)" office:value-type="string" office:string-value="hsla(0, 80%, 69.42%, 1.0)" calcext:value-type="string">
            <text:p>hsla(0, 80%, 69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0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821]=1; 50; IF([.F821]&lt;1; 0; 110));&quot;, 80%, &quot;; TEXT(IF([.F821]&lt;1; [.F821]*95; IF([.F821]&gt;1; 95/[.F821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1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table:formula="of:=CONCATENATE(&quot;hsla(&quot;; IF([.F822]=1; 50; IF([.F822]&lt;1; 0; 110));&quot;, 80%, &quot;; TEXT(IF([.F822]&lt;1; [.F822]*95; IF([.F822]&gt;1; 95/[.F822];70));&quot;###.##&quot;);&quot;%, 1.0)&quot;)" office:value-type="string" office:string-value="hsla(0, 80%, 90.25%, 1.0)" calcext:value-type="string">
            <text:p>hsla(0, 80%, 90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23]=1; 50; IF([.F823]&lt;1; 0; 110));&quot;, 80%, &quot;; TEXT(IF([.F823]&lt;1; [.F823]*95; IF([.F823]&gt;1; 95/[.F82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3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824]=1; 50; IF([.F824]&lt;1; 0; 110));&quot;, 80%, &quot;; TEXT(IF([.F824]&lt;1; [.F824]*95; IF([.F824]&gt;1; 95/[.F824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4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825]=1; 50; IF([.F825]&lt;1; 0; 110));&quot;, 80%, &quot;; TEXT(IF([.F825]&lt;1; [.F825]*95; IF([.F825]&gt;1; 95/[.F82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5</text:p>
          </table:table-cell>
          <table:table-cell office:value-type="float" office:value="375" calcext:value-type="float">
            <text:p>375</text:p>
          </table:table-cell>
          <table:table-cell office:value-type="float" office:value="0.867924528301887" calcext:value-type="float">
            <text:p>0.87</text:p>
          </table:table-cell>
          <table:table-cell table:formula="of:=CONCATENATE(&quot;hsla(&quot;; IF([.F826]=1; 50; IF([.F826]&lt;1; 0; 110));&quot;, 80%, &quot;; TEXT(IF([.F826]&lt;1; [.F826]*95; IF([.F826]&gt;1; 95/[.F826];70));&quot;###.##&quot;);&quot;%, 1.0)&quot;)" office:value-type="string" office:string-value="hsla(0, 80%, 82.45%, 1.0)" calcext:value-type="string">
            <text:p>hsla(0, 80%, 82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827]=1; 50; IF([.F827]&lt;1; 0; 110));&quot;, 80%, &quot;; TEXT(IF([.F827]&lt;1; [.F827]*95; IF([.F827]&gt;1; 95/[.F827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7</text:p>
          </table:table-cell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828]=1; 50; IF([.F828]&lt;1; 0; 110));&quot;, 80%, &quot;; TEXT(IF([.F828]&lt;1; [.F828]*95; IF([.F828]&gt;1; 95/[.F82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8</text:p>
          </table:table-cell>
          <table:table-cell office:value-type="float" office:value="70" calcext:value-type="float">
            <text:p>70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829]=1; 50; IF([.F829]&lt;1; 0; 110));&quot;, 80%, &quot;; TEXT(IF([.F829]&lt;1; [.F829]*95; IF([.F829]&gt;1; 95/[.F829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29</text:p>
          </table:table-cell>
          <table:table-cell office:value-type="float" office:value="82" calcext:value-type="float">
            <text:p>82</text:p>
          </table:table-cell>
          <table:table-cell office:value-type="float" office:value="0.631578947368421" calcext:value-type="float">
            <text:p>0.63</text:p>
          </table:table-cell>
          <table:table-cell table:formula="of:=CONCATENATE(&quot;hsla(&quot;; IF([.F830]=1; 50; IF([.F830]&lt;1; 0; 110));&quot;, 80%, &quot;; TEXT(IF([.F830]&lt;1; [.F830]*95; IF([.F830]&gt;1; 95/[.F830];70));&quot;###.##&quot;);&quot;%, 1.0)&quot;)" office:value-type="string" office:string-value="hsla(0, 80%, 60%, 1.0)" calcext:value-type="string">
            <text:p>hsla(0, 80%, 6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831]=1; 50; IF([.F831]&lt;1; 0; 110));&quot;, 80%, &quot;; TEXT(IF([.F831]&lt;1; [.F831]*95; IF([.F831]&gt;1; 95/[.F831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1</text:p>
          </table:table-cell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832]=1; 50; IF([.F832]&lt;1; 0; 110));&quot;, 80%, &quot;; TEXT(IF([.F832]&lt;1; [.F832]*95; IF([.F832]&gt;1; 95/[.F83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33]=1; 50; IF([.F833]&lt;1; 0; 110));&quot;, 80%, &quot;; TEXT(IF([.F833]&lt;1; [.F833]*95; IF([.F833]&gt;1; 95/[.F83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3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834]=1; 50; IF([.F834]&lt;1; 0; 110));&quot;, 80%, &quot;; TEXT(IF([.F834]&lt;1; [.F834]*95; IF([.F834]&gt;1; 95/[.F834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4</text:p>
          </table:table-cell>
          <table:table-cell office:value-type="float" office:value="36" calcext:value-type="float">
            <text:p>3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835]=1; 50; IF([.F835]&lt;1; 0; 110));&quot;, 80%, &quot;; TEXT(IF([.F835]&lt;1; [.F835]*95; IF([.F835]&gt;1; 95/[.F835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5</text:p>
          </table:table-cell>
          <table:table-cell office:value-type="float" office:value="19" calcext:value-type="float">
            <text:p>19</text:p>
          </table:table-cell>
          <table:table-cell office:value-type="float" office:value="1.03636363636364" calcext:value-type="float">
            <text:p>1.04</text:p>
          </table:table-cell>
          <table:table-cell table:formula="of:=CONCATENATE(&quot;hsla(&quot;; IF([.F836]=1; 50; IF([.F836]&lt;1; 0; 110));&quot;, 80%, &quot;; TEXT(IF([.F836]&lt;1; [.F836]*95; IF([.F836]&gt;1; 95/[.F836];70));&quot;###.##&quot;);&quot;%, 1.0)&quot;)" office:value-type="string" office:string-value="hsla(110, 80%, 91.67%, 1.0)" calcext:value-type="string">
            <text:p>hsla(110, 80%, 9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6</text:p>
          </table:table-cell>
          <table:table-cell office:value-type="float" office:value="38" calcext:value-type="float">
            <text:p>38</text:p>
          </table:table-cell>
          <table:table-cell office:value-type="float" office:value="0.416666666666667" calcext:value-type="float">
            <text:p>0.42</text:p>
          </table:table-cell>
          <table:table-cell table:formula="of:=CONCATENATE(&quot;hsla(&quot;; IF([.F837]=1; 50; IF([.F837]&lt;1; 0; 110));&quot;, 80%, &quot;; TEXT(IF([.F837]&lt;1; [.F837]*95; IF([.F837]&gt;1; 95/[.F837];70));&quot;###.##&quot;);&quot;%, 1.0)&quot;)" office:value-type="string" office:string-value="hsla(0, 80%, 39.58%, 1.0)" calcext:value-type="string">
            <text:p>hsla(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7</text:p>
          </table:table-cell>
          <table:table-cell office:value-type="float" office:value="40" calcext:value-type="float">
            <text:p>40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838]=1; 50; IF([.F838]&lt;1; 0; 110));&quot;, 80%, &quot;; TEXT(IF([.F838]&lt;1; [.F838]*95; IF([.F838]&gt;1; 95/[.F83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8</text:p>
          </table:table-cell>
          <table:table-cell office:value-type="float" office:value="319" calcext:value-type="float">
            <text:p>319</text:p>
          </table:table-cell>
          <table:table-cell office:value-type="float" office:value="3.11111111111111" calcext:value-type="float">
            <text:p>3.11</text:p>
          </table:table-cell>
          <table:table-cell table:formula="of:=CONCATENATE(&quot;hsla(&quot;; IF([.F839]=1; 50; IF([.F839]&lt;1; 0; 110));&quot;, 80%, &quot;; TEXT(IF([.F839]&lt;1; [.F839]*95; IF([.F839]&gt;1; 95/[.F839];70));&quot;###.##&quot;);&quot;%, 1.0)&quot;)" office:value-type="string" office:string-value="hsla(110, 80%, 30.54%, 1.0)" calcext:value-type="string">
            <text:p>hsla(110, 80%, 30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39</text:p>
          </table:table-cell>
          <table:table-cell office:value-type="float" office:value="12" calcext:value-type="float">
            <text:p>12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840]=1; 50; IF([.F840]&lt;1; 0; 110));&quot;, 80%, &quot;; TEXT(IF([.F840]&lt;1; [.F840]*95; IF([.F840]&gt;1; 95/[.F840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0</text:p>
          </table:table-cell>
          <table:table-cell office:value-type="float" office:value="17" calcext:value-type="float">
            <text:p>17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841]=1; 50; IF([.F841]&lt;1; 0; 110));&quot;, 80%, &quot;; TEXT(IF([.F841]&lt;1; [.F841]*95; IF([.F841]&gt;1; 95/[.F841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1</text:p>
          </table:table-cell>
          <table:table-cell office:value-type="float" office:value="71" calcext:value-type="float">
            <text:p>71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842]=1; 50; IF([.F842]&lt;1; 0; 110));&quot;, 80%, &quot;; TEXT(IF([.F842]&lt;1; [.F842]*95; IF([.F842]&gt;1; 95/[.F842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2</text:p>
          </table:table-cell>
          <table:table-cell office:value-type="float" office:value="14" calcext:value-type="float">
            <text:p>14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843]=1; 50; IF([.F843]&lt;1; 0; 110));&quot;, 80%, &quot;; TEXT(IF([.F843]&lt;1; [.F843]*95; IF([.F843]&gt;1; 95/[.F843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3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844]=1; 50; IF([.F844]&lt;1; 0; 110));&quot;, 80%, &quot;; TEXT(IF([.F844]&lt;1; [.F844]*95; IF([.F844]&gt;1; 95/[.F844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4</text:p>
          </table:table-cell>
          <table:table-cell office:value-type="float" office:value="11" calcext:value-type="float">
            <text:p>11</text:p>
          </table:table-cell>
          <table:table-cell office:value-type="float" office:value="0.933333333333333" calcext:value-type="float">
            <text:p>0.93</text:p>
          </table:table-cell>
          <table:table-cell table:formula="of:=CONCATENATE(&quot;hsla(&quot;; IF([.F845]=1; 50; IF([.F845]&lt;1; 0; 110));&quot;, 80%, &quot;; TEXT(IF([.F845]&lt;1; [.F845]*95; IF([.F845]&gt;1; 95/[.F845];70));&quot;###.##&quot;);&quot;%, 1.0)&quot;)" office:value-type="string" office:string-value="hsla(0, 80%, 88.67%, 1.0)" calcext:value-type="string">
            <text:p>hsla(0, 80%, 88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5</text:p>
          </table:table-cell>
          <table:table-cell office:value-type="float" office:value="21" calcext:value-type="float">
            <text:p>21</text:p>
          </table:table-cell>
          <table:table-cell office:value-type="float" office:value="0.470588235294118" calcext:value-type="float">
            <text:p>0.47</text:p>
          </table:table-cell>
          <table:table-cell table:formula="of:=CONCATENATE(&quot;hsla(&quot;; IF([.F846]=1; 50; IF([.F846]&lt;1; 0; 110));&quot;, 80%, &quot;; TEXT(IF([.F846]&lt;1; [.F846]*95; IF([.F846]&gt;1; 95/[.F846];70));&quot;###.##&quot;);&quot;%, 1.0)&quot;)" office:value-type="string" office:string-value="hsla(0, 80%, 44.71%, 1.0)" calcext:value-type="string">
            <text:p>hsla(0, 80%, 44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6</text:p>
          </table:table-cell>
          <table:table-cell office:value-type="float" office:value="52" calcext:value-type="float">
            <text:p>52</text:p>
          </table:table-cell>
          <table:table-cell office:value-type="float" office:value="0.583333333333333" calcext:value-type="float">
            <text:p>0.58</text:p>
          </table:table-cell>
          <table:table-cell table:formula="of:=CONCATENATE(&quot;hsla(&quot;; IF([.F847]=1; 50; IF([.F847]&lt;1; 0; 110));&quot;, 80%, &quot;; TEXT(IF([.F847]&lt;1; [.F847]*95; IF([.F847]&gt;1; 95/[.F847];70));&quot;###.##&quot;);&quot;%, 1.0)&quot;)" office:value-type="string" office:string-value="hsla(0, 80%, 55.42%, 1.0)" calcext:value-type="string">
            <text:p>hsla(0, 80%, 55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848]=1; 50; IF([.F848]&lt;1; 0; 110));&quot;, 80%, &quot;; TEXT(IF([.F848]&lt;1; [.F848]*95; IF([.F848]&gt;1; 95/[.F848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8</text:p>
          </table:table-cell>
          <table:table-cell office:value-type="float" office:value="9" calcext:value-type="float">
            <text:p>9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849]=1; 50; IF([.F849]&lt;1; 0; 110));&quot;, 80%, &quot;; TEXT(IF([.F849]&lt;1; [.F849]*95; IF([.F849]&gt;1; 95/[.F849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49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.93</text:p>
          </table:table-cell>
          <table:table-cell table:formula="of:=CONCATENATE(&quot;hsla(&quot;; IF([.F850]=1; 50; IF([.F850]&lt;1; 0; 110));&quot;, 80%, &quot;; TEXT(IF([.F850]&lt;1; [.F850]*95; IF([.F850]&gt;1; 95/[.F850];70));&quot;###.##&quot;);&quot;%, 1.0)&quot;)" office:value-type="string" office:string-value="hsla(0, 80%, 88.67%, 1.0)" calcext:value-type="string">
            <text:p>hsla(0, 80%, 88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851]=1; 50; IF([.F851]&lt;1; 0; 110));&quot;, 80%, &quot;; TEXT(IF([.F851]&lt;1; [.F851]*95; IF([.F851]&gt;1; 95/[.F851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1</text:p>
          </table:table-cell>
          <table:table-cell office:value-type="float" office:value="63" calcext:value-type="float">
            <text:p>63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852]=1; 50; IF([.F852]&lt;1; 0; 110));&quot;, 80%, &quot;; TEXT(IF([.F852]&lt;1; [.F852]*95; IF([.F852]&gt;1; 95/[.F852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2</text:p>
          </table:table-cell>
          <table:table-cell office:value-type="float" office:value="30" calcext:value-type="float">
            <text:p>30</text:p>
          </table:table-cell>
          <table:table-cell office:value-type="float" office:value="1.48148148148148" calcext:value-type="float">
            <text:p>1.48</text:p>
          </table:table-cell>
          <table:table-cell table:formula="of:=CONCATENATE(&quot;hsla(&quot;; IF([.F853]=1; 50; IF([.F853]&lt;1; 0; 110));&quot;, 80%, &quot;; TEXT(IF([.F853]&lt;1; [.F853]*95; IF([.F853]&gt;1; 95/[.F853];70));&quot;###.##&quot;);&quot;%, 1.0)&quot;)" office:value-type="string" office:string-value="hsla(110, 80%, 64.13%, 1.0)" calcext:value-type="string">
            <text:p>hsla(110, 80%, 64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54]=1; 50; IF([.F854]&lt;1; 0; 110));&quot;, 80%, &quot;; TEXT(IF([.F854]&lt;1; [.F854]*95; IF([.F854]&gt;1; 95/[.F85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4</text:p>
          </table:table-cell>
          <table:table-cell office:value-type="float" office:value="36" calcext:value-type="float">
            <text:p>36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855]=1; 50; IF([.F855]&lt;1; 0; 110));&quot;, 80%, &quot;; TEXT(IF([.F855]&lt;1; [.F855]*95; IF([.F855]&gt;1; 95/[.F855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5</text:p>
          </table:table-cell>
          <table:table-cell office:value-type="float" office:value="7" calcext:value-type="float">
            <text:p>7</text:p>
          </table:table-cell>
          <table:table-cell office:value-type="float" office:value="0.909090909090909" calcext:value-type="float">
            <text:p>0.91</text:p>
          </table:table-cell>
          <table:table-cell table:formula="of:=CONCATENATE(&quot;hsla(&quot;; IF([.F856]=1; 50; IF([.F856]&lt;1; 0; 110));&quot;, 80%, &quot;; TEXT(IF([.F856]&lt;1; [.F856]*95; IF([.F856]&gt;1; 95/[.F856];70));&quot;###.##&quot;);&quot;%, 1.0)&quot;)" office:value-type="string" office:string-value="hsla(0, 80%, 86.36%, 1.0)" calcext:value-type="string">
            <text:p>hsla(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6</text:p>
          </table:table-cell>
          <table:table-cell office:value-type="float" office:value="2" calcext:value-type="float">
            <text:p>2</text:p>
          </table:table-cell>
          <table:table-cell office:value-type="float" office:value="0.452380952380952" calcext:value-type="float">
            <text:p>0.45</text:p>
          </table:table-cell>
          <table:table-cell table:formula="of:=CONCATENATE(&quot;hsla(&quot;; IF([.F857]=1; 50; IF([.F857]&lt;1; 0; 110));&quot;, 80%, &quot;; TEXT(IF([.F857]&lt;1; [.F857]*95; IF([.F857]&gt;1; 95/[.F857];70));&quot;###.##&quot;);&quot;%, 1.0)&quot;)" office:value-type="string" office:string-value="hsla(0, 80%, 42.98%, 1.0)" calcext:value-type="string">
            <text:p>hsla(0, 80%, 42.9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7</text:p>
          </table:table-cell>
          <table:table-cell office:value-type="float" office:value="18" calcext:value-type="float">
            <text:p>18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858]=1; 50; IF([.F858]&lt;1; 0; 110));&quot;, 80%, &quot;; TEXT(IF([.F858]&lt;1; [.F858]*95; IF([.F858]&gt;1; 95/[.F858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8</text:p>
          </table:table-cell>
          <table:table-cell office:value-type="float" office:value="12" calcext:value-type="float">
            <text:p>12</text:p>
          </table:table-cell>
          <table:table-cell office:value-type="float" office:value="1.24285714285714" calcext:value-type="float">
            <text:p>1.24</text:p>
          </table:table-cell>
          <table:table-cell table:formula="of:=CONCATENATE(&quot;hsla(&quot;; IF([.F859]=1; 50; IF([.F859]&lt;1; 0; 110));&quot;, 80%, &quot;; TEXT(IF([.F859]&lt;1; [.F859]*95; IF([.F859]&gt;1; 95/[.F859];70));&quot;###.##&quot;);&quot;%, 1.0)&quot;)" office:value-type="string" office:string-value="hsla(110, 80%, 76.44%, 1.0)" calcext:value-type="string">
            <text:p>hsla(110, 80%, 76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5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60]=1; 50; IF([.F860]&lt;1; 0; 110));&quot;, 80%, &quot;; TEXT(IF([.F860]&lt;1; [.F860]*95; IF([.F860]&gt;1; 95/[.F86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0</text:p>
          </table:table-cell>
          <table:table-cell office:value-type="float" office:value="75" calcext:value-type="float">
            <text:p>75</text:p>
          </table:table-cell>
          <table:table-cell office:value-type="float" office:value="1.63414634146341" calcext:value-type="float">
            <text:p>1.63</text:p>
          </table:table-cell>
          <table:table-cell table:formula="of:=CONCATENATE(&quot;hsla(&quot;; IF([.F861]=1; 50; IF([.F861]&lt;1; 0; 110));&quot;, 80%, &quot;; TEXT(IF([.F861]&lt;1; [.F861]*95; IF([.F861]&gt;1; 95/[.F861];70));&quot;###.##&quot;);&quot;%, 1.0)&quot;)" office:value-type="string" office:string-value="hsla(110, 80%, 58.13%, 1.0)" calcext:value-type="string">
            <text:p>hsla(110, 80%, 58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1</text:p>
          </table:table-cell>
          <table:table-cell office:value-type="float" office:value="20" calcext:value-type="float">
            <text:p>20</text:p>
          </table:table-cell>
          <table:table-cell office:value-type="float" office:value="0.764705882352941" calcext:value-type="float">
            <text:p>0.76</text:p>
          </table:table-cell>
          <table:table-cell table:formula="of:=CONCATENATE(&quot;hsla(&quot;; IF([.F862]=1; 50; IF([.F862]&lt;1; 0; 110));&quot;, 80%, &quot;; TEXT(IF([.F862]&lt;1; [.F862]*95; IF([.F862]&gt;1; 95/[.F862];70));&quot;###.##&quot;);&quot;%, 1.0)&quot;)" office:value-type="string" office:string-value="hsla(0, 80%, 72.65%, 1.0)" calcext:value-type="string">
            <text:p>hsla(0, 80%, 7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2</text:p>
          </table:table-cell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863]=1; 50; IF([.F863]&lt;1; 0; 110));&quot;, 80%, &quot;; TEXT(IF([.F863]&lt;1; [.F863]*95; IF([.F863]&gt;1; 95/[.F863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3</text:p>
          </table:table-cell>
          <table:table-cell office:value-type="float" office:value="10" calcext:value-type="float">
            <text:p>10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864]=1; 50; IF([.F864]&lt;1; 0; 110));&quot;, 80%, &quot;; TEXT(IF([.F864]&lt;1; [.F864]*95; IF([.F864]&gt;1; 95/[.F864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4</text:p>
          </table:table-cell>
          <table:table-cell office:value-type="float" office:value="4" calcext:value-type="float">
            <text:p>4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865]=1; 50; IF([.F865]&lt;1; 0; 110));&quot;, 80%, &quot;; TEXT(IF([.F865]&lt;1; [.F865]*95; IF([.F865]&gt;1; 95/[.F865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5</text:p>
          </table:table-cell>
          <table:table-cell office:value-type="float" office:value="8" calcext:value-type="float">
            <text:p>8</text:p>
          </table:table-cell>
          <table:table-cell office:value-type="float" office:value="1.13114754098361" calcext:value-type="float">
            <text:p>1.13</text:p>
          </table:table-cell>
          <table:table-cell table:formula="of:=CONCATENATE(&quot;hsla(&quot;; IF([.F866]=1; 50; IF([.F866]&lt;1; 0; 110));&quot;, 80%, &quot;; TEXT(IF([.F866]&lt;1; [.F866]*95; IF([.F866]&gt;1; 95/[.F866];70));&quot;###.##&quot;);&quot;%, 1.0)&quot;)" office:value-type="string" office:string-value="hsla(110, 80%, 83.99%, 1.0)" calcext:value-type="string">
            <text:p>hsla(110, 80%, 83.9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6</text:p>
          </table:table-cell>
          <table:table-cell office:value-type="float" office:value="6" calcext:value-type="float">
            <text:p>6</text:p>
          </table:table-cell>
          <table:table-cell office:value-type="float" office:value="0.529411764705882" calcext:value-type="float">
            <text:p>0.53</text:p>
          </table:table-cell>
          <table:table-cell table:formula="of:=CONCATENATE(&quot;hsla(&quot;; IF([.F867]=1; 50; IF([.F867]&lt;1; 0; 110));&quot;, 80%, &quot;; TEXT(IF([.F867]&lt;1; [.F867]*95; IF([.F867]&gt;1; 95/[.F867];70));&quot;###.##&quot;);&quot;%, 1.0)&quot;)" office:value-type="string" office:string-value="hsla(0, 80%, 50.29%, 1.0)" calcext:value-type="string">
            <text:p>hsla(0, 80%, 50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7</text:p>
          </table:table-cell>
          <table:table-cell office:value-type="float" office:value="26" calcext:value-type="float">
            <text:p>26</text:p>
          </table:table-cell>
          <table:table-cell office:value-type="float" office:value="1.58536585365854" calcext:value-type="float">
            <text:p>1.59</text:p>
          </table:table-cell>
          <table:table-cell table:formula="of:=CONCATENATE(&quot;hsla(&quot;; IF([.F868]=1; 50; IF([.F868]&lt;1; 0; 110));&quot;, 80%, &quot;; TEXT(IF([.F868]&lt;1; [.F868]*95; IF([.F868]&gt;1; 95/[.F868];70));&quot;###.##&quot;);&quot;%, 1.0)&quot;)" office:value-type="string" office:string-value="hsla(110, 80%, 59.92%, 1.0)" calcext:value-type="string">
            <text:p>hsla(110, 80%, 59.9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8</text:p>
          </table:table-cell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869]=1; 50; IF([.F869]&lt;1; 0; 110));&quot;, 80%, &quot;; TEXT(IF([.F869]&lt;1; [.F869]*95; IF([.F869]&gt;1; 95/[.F869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69</text:p>
          </table:table-cell>
          <table:table-cell office:value-type="float" office:value="21" calcext:value-type="float">
            <text:p>21</text:p>
          </table:table-cell>
          <table:table-cell office:value-type="float" office:value="0.466666666666667" calcext:value-type="float">
            <text:p>0.47</text:p>
          </table:table-cell>
          <table:table-cell table:formula="of:=CONCATENATE(&quot;hsla(&quot;; IF([.F870]=1; 50; IF([.F870]&lt;1; 0; 110));&quot;, 80%, &quot;; TEXT(IF([.F870]&lt;1; [.F870]*95; IF([.F870]&gt;1; 95/[.F870];70));&quot;###.##&quot;);&quot;%, 1.0)&quot;)" office:value-type="string" office:string-value="hsla(0, 80%, 44.33%, 1.0)" calcext:value-type="string">
            <text:p>hsla(0, 80%, 44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0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871]=1; 50; IF([.F871]&lt;1; 0; 110));&quot;, 80%, &quot;; TEXT(IF([.F871]&lt;1; [.F871]*95; IF([.F871]&gt;1; 95/[.F87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1</text:p>
          </table:table-cell>
          <table:table-cell office:value-type="float" office:value="3" calcext:value-type="float">
            <text:p>3</text:p>
          </table:table-cell>
          <table:table-cell office:value-type="float" office:value="3.33333333333333" calcext:value-type="float">
            <text:p>3.33</text:p>
          </table:table-cell>
          <table:table-cell table:formula="of:=CONCATENATE(&quot;hsla(&quot;; IF([.F872]=1; 50; IF([.F872]&lt;1; 0; 110));&quot;, 80%, &quot;; TEXT(IF([.F872]&lt;1; [.F872]*95; IF([.F872]&gt;1; 95/[.F872];70));&quot;###.##&quot;);&quot;%, 1.0)&quot;)" office:value-type="string" office:string-value="hsla(110, 80%, 28.5%, 1.0)" calcext:value-type="string">
            <text:p>hsla(11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2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73]=1; 50; IF([.F873]&lt;1; 0; 110));&quot;, 80%, &quot;; TEXT(IF([.F873]&lt;1; [.F873]*95; IF([.F873]&gt;1; 95/[.F87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3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874]=1; 50; IF([.F874]&lt;1; 0; 110));&quot;, 80%, &quot;; TEXT(IF([.F874]&lt;1; [.F874]*95; IF([.F874]&gt;1; 95/[.F87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Spliceosome</text:p>
          </table:table-cell>
          <table:table-cell table:style-name="ce1" office:value-type="string" calcext:value-type="string">
            <text:p>Gene0874</text:p>
          </table:table-cell>
          <table:table-cell office:value-type="float" office:value="51" calcext:value-type="float">
            <text:p>51</text:p>
          </table:table-cell>
          <table:table-cell office:value-type="float" office:value="3.33333333333333" calcext:value-type="float">
            <text:p>3.33</text:p>
          </table:table-cell>
          <table:table-cell table:formula="of:=CONCATENATE(&quot;hsla(&quot;; IF([.F875]=1; 50; IF([.F875]&lt;1; 0; 110));&quot;, 80%, &quot;; TEXT(IF([.F875]&lt;1; [.F875]*95; IF([.F875]&gt;1; 95/[.F875];70));&quot;###.##&quot;);&quot;%, 1.0)&quot;)" office:value-type="string" office:string-value="hsla(110, 80%, 28.5%, 1.0)" calcext:value-type="string">
            <text:p>hsla(11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5</text:p>
          </table:table-cell>
          <table:table-cell office:value-type="float" office:value="5" calcext:value-type="float">
            <text:p>5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876]=1; 50; IF([.F876]&lt;1; 0; 110));&quot;, 80%, &quot;; TEXT(IF([.F876]&lt;1; [.F876]*95; IF([.F876]&gt;1; 95/[.F876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6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77]=1; 50; IF([.F877]&lt;1; 0; 110));&quot;, 80%, &quot;; TEXT(IF([.F877]&lt;1; [.F877]*95; IF([.F877]&gt;1; 95/[.F87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7</text:p>
          </table:table-cell>
          <table:table-cell office:value-type="float" office:value="29" calcext:value-type="float">
            <text:p>29</text:p>
          </table:table-cell>
          <table:table-cell office:value-type="float" office:value="0.522727272727273" calcext:value-type="float">
            <text:p>0.52</text:p>
          </table:table-cell>
          <table:table-cell table:formula="of:=CONCATENATE(&quot;hsla(&quot;; IF([.F878]=1; 50; IF([.F878]&lt;1; 0; 110));&quot;, 80%, &quot;; TEXT(IF([.F878]&lt;1; [.F878]*95; IF([.F878]&gt;1; 95/[.F878];70));&quot;###.##&quot;);&quot;%, 1.0)&quot;)" office:value-type="string" office:string-value="hsla(0, 80%, 49.66%, 1.0)" calcext:value-type="string">
            <text:p>hsla(0, 80%, 49.6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8</text:p>
          </table:table-cell>
          <table:table-cell office:value-type="float" office:value="19" calcext:value-type="float">
            <text:p>19</text:p>
          </table:table-cell>
          <table:table-cell office:value-type="float" office:value="1.2972972972973" calcext:value-type="float">
            <text:p>1.3</text:p>
          </table:table-cell>
          <table:table-cell table:formula="of:=CONCATENATE(&quot;hsla(&quot;; IF([.F879]=1; 50; IF([.F879]&lt;1; 0; 110));&quot;, 80%, &quot;; TEXT(IF([.F879]&lt;1; [.F879]*95; IF([.F879]&gt;1; 95/[.F879];70));&quot;###.##&quot;);&quot;%, 1.0)&quot;)" office:value-type="string" office:string-value="hsla(110, 80%, 73.23%, 1.0)" calcext:value-type="string">
            <text:p>hsla(110, 80%, 73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79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880]=1; 50; IF([.F880]&lt;1; 0; 110));&quot;, 80%, &quot;; TEXT(IF([.F880]&lt;1; [.F880]*95; IF([.F880]&gt;1; 95/[.F880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0</text:p>
          </table:table-cell>
          <table:table-cell office:value-type="float" office:value="103" calcext:value-type="float">
            <text:p>103</text:p>
          </table:table-cell>
          <table:table-cell office:value-type="float" office:value="0.454545454545455" calcext:value-type="float">
            <text:p>0.45</text:p>
          </table:table-cell>
          <table:table-cell table:formula="of:=CONCATENATE(&quot;hsla(&quot;; IF([.F881]=1; 50; IF([.F881]&lt;1; 0; 110));&quot;, 80%, &quot;; TEXT(IF([.F881]&lt;1; [.F881]*95; IF([.F881]&gt;1; 95/[.F881];70));&quot;###.##&quot;);&quot;%, 1.0)&quot;)" office:value-type="string" office:string-value="hsla(0, 80%, 43.18%, 1.0)" calcext:value-type="string">
            <text:p>hsla(0, 80%, 43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1</text:p>
          </table:table-cell>
          <table:table-cell office:value-type="float" office:value="5" calcext:value-type="float">
            <text:p>5</text:p>
          </table:table-cell>
          <table:table-cell office:value-type="float" office:value="0.470588235294118" calcext:value-type="float">
            <text:p>0.47</text:p>
          </table:table-cell>
          <table:table-cell table:formula="of:=CONCATENATE(&quot;hsla(&quot;; IF([.F882]=1; 50; IF([.F882]&lt;1; 0; 110));&quot;, 80%, &quot;; TEXT(IF([.F882]&lt;1; [.F882]*95; IF([.F882]&gt;1; 95/[.F882];70));&quot;###.##&quot;);&quot;%, 1.0)&quot;)" office:value-type="string" office:string-value="hsla(0, 80%, 44.71%, 1.0)" calcext:value-type="string">
            <text:p>hsla(0, 80%, 44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2</text:p>
          </table:table-cell>
          <table:table-cell office:value-type="float" office:value="47" calcext:value-type="float">
            <text:p>47</text:p>
          </table:table-cell>
          <table:table-cell office:value-type="float" office:value="2.14285714285714" calcext:value-type="float">
            <text:p>2.14</text:p>
          </table:table-cell>
          <table:table-cell table:formula="of:=CONCATENATE(&quot;hsla(&quot;; IF([.F883]=1; 50; IF([.F883]&lt;1; 0; 110));&quot;, 80%, &quot;; TEXT(IF([.F883]&lt;1; [.F883]*95; IF([.F883]&gt;1; 95/[.F883];70));&quot;###.##&quot;);&quot;%, 1.0)&quot;)" office:value-type="string" office:string-value="hsla(110, 80%, 44.33%, 1.0)" calcext:value-type="string">
            <text:p>hsla(110, 80%, 44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3</text:p>
          </table:table-cell>
          <table:table-cell office:value-type="float" office:value="38" calcext:value-type="float">
            <text:p>38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884]=1; 50; IF([.F884]&lt;1; 0; 110));&quot;, 80%, &quot;; TEXT(IF([.F884]&lt;1; [.F884]*95; IF([.F884]&gt;1; 95/[.F884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4</text:p>
          </table:table-cell>
          <table:table-cell office:value-type="float" office:value="10" calcext:value-type="float">
            <text:p>10</text:p>
          </table:table-cell>
          <table:table-cell office:value-type="float" office:value="0.71875" calcext:value-type="float">
            <text:p>0.72</text:p>
          </table:table-cell>
          <table:table-cell table:formula="of:=CONCATENATE(&quot;hsla(&quot;; IF([.F885]=1; 50; IF([.F885]&lt;1; 0; 110));&quot;, 80%, &quot;; TEXT(IF([.F885]&lt;1; [.F885]*95; IF([.F885]&gt;1; 95/[.F885];70));&quot;###.##&quot;);&quot;%, 1.0)&quot;)" office:value-type="string" office:string-value="hsla(0, 80%, 68.28%, 1.0)" calcext:value-type="string">
            <text:p>hsla(0, 80%, 68.2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5</text:p>
          </table:table-cell>
          <table:table-cell office:value-type="float" office:value="8" calcext:value-type="float">
            <text:p>8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886]=1; 50; IF([.F886]&lt;1; 0; 110));&quot;, 80%, &quot;; TEXT(IF([.F886]&lt;1; [.F886]*95; IF([.F886]&gt;1; 95/[.F88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87]=1; 50; IF([.F887]&lt;1; 0; 110));&quot;, 80%, &quot;; TEXT(IF([.F887]&lt;1; [.F887]*95; IF([.F887]&gt;1; 95/[.F88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7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888]=1; 50; IF([.F888]&lt;1; 0; 110));&quot;, 80%, &quot;; TEXT(IF([.F888]&lt;1; [.F888]*95; IF([.F888]&gt;1; 95/[.F888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89]=1; 50; IF([.F889]&lt;1; 0; 110));&quot;, 80%, &quot;; TEXT(IF([.F889]&lt;1; [.F889]*95; IF([.F889]&gt;1; 95/[.F88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89</text:p>
          </table:table-cell>
          <table:table-cell office:value-type="float" office:value="22" calcext:value-type="float">
            <text:p>22</text:p>
          </table:table-cell>
          <table:table-cell office:value-type="float" office:value="0.653846153846154" calcext:value-type="float">
            <text:p>0.65</text:p>
          </table:table-cell>
          <table:table-cell table:formula="of:=CONCATENATE(&quot;hsla(&quot;; IF([.F890]=1; 50; IF([.F890]&lt;1; 0; 110));&quot;, 80%, &quot;; TEXT(IF([.F890]&lt;1; [.F890]*95; IF([.F890]&gt;1; 95/[.F890];70));&quot;###.##&quot;);&quot;%, 1.0)&quot;)" office:value-type="string" office:string-value="hsla(0, 80%, 62.12%, 1.0)" calcext:value-type="string">
            <text:p>hsla(0, 80%, 62.1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0</text:p>
          </table:table-cell>
          <table:table-cell office:value-type="float" office:value="615" calcext:value-type="float">
            <text:p>61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891]=1; 50; IF([.F891]&lt;1; 0; 110));&quot;, 80%, &quot;; TEXT(IF([.F891]&lt;1; [.F891]*95; IF([.F891]&gt;1; 95/[.F89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1</text:p>
          </table:table-cell>
          <table:table-cell office:value-type="float" office:value="19" calcext:value-type="float">
            <text:p>19</text:p>
          </table:table-cell>
          <table:table-cell office:value-type="float" office:value="1.51612903225806" calcext:value-type="float">
            <text:p>1.52</text:p>
          </table:table-cell>
          <table:table-cell table:formula="of:=CONCATENATE(&quot;hsla(&quot;; IF([.F892]=1; 50; IF([.F892]&lt;1; 0; 110));&quot;, 80%, &quot;; TEXT(IF([.F892]&lt;1; [.F892]*95; IF([.F892]&gt;1; 95/[.F892];70));&quot;###.##&quot;);&quot;%, 1.0)&quot;)" office:value-type="string" office:string-value="hsla(110, 80%, 62.66%, 1.0)" calcext:value-type="string">
            <text:p>hsla(110, 80%, 62.6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893]=1; 50; IF([.F893]&lt;1; 0; 110));&quot;, 80%, &quot;; TEXT(IF([.F893]&lt;1; [.F893]*95; IF([.F893]&gt;1; 95/[.F893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894]=1; 50; IF([.F894]&lt;1; 0; 110));&quot;, 80%, &quot;; TEXT(IF([.F894]&lt;1; [.F894]*95; IF([.F894]&gt;1; 95/[.F89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4</text:p>
          </table:table-cell>
          <table:table-cell office:value-type="float" office:value="21" calcext:value-type="float">
            <text:p>21</text:p>
          </table:table-cell>
          <table:table-cell office:value-type="float" office:value="1.85" calcext:value-type="float">
            <text:p>1.85</text:p>
          </table:table-cell>
          <table:table-cell table:formula="of:=CONCATENATE(&quot;hsla(&quot;; IF([.F895]=1; 50; IF([.F895]&lt;1; 0; 110));&quot;, 80%, &quot;; TEXT(IF([.F895]&lt;1; [.F895]*95; IF([.F895]&gt;1; 95/[.F895];70));&quot;###.##&quot;);&quot;%, 1.0)&quot;)" office:value-type="string" office:string-value="hsla(110, 80%, 51.35%, 1.0)" calcext:value-type="string">
            <text:p>hsla(110, 80%, 51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5</text:p>
          </table:table-cell>
          <table:table-cell office:value-type="float" office:value="78" calcext:value-type="float">
            <text:p>78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896]=1; 50; IF([.F896]&lt;1; 0; 110));&quot;, 80%, &quot;; TEXT(IF([.F896]&lt;1; [.F896]*95; IF([.F896]&gt;1; 95/[.F89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6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897]=1; 50; IF([.F897]&lt;1; 0; 110));&quot;, 80%, &quot;; TEXT(IF([.F897]&lt;1; [.F897]*95; IF([.F897]&gt;1; 95/[.F897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7</text:p>
          </table:table-cell>
          <table:table-cell office:value-type="float" office:value="14" calcext:value-type="float">
            <text:p>14</text:p>
          </table:table-cell>
          <table:table-cell office:value-type="float" office:value="0.755102040816326" calcext:value-type="float">
            <text:p>0.76</text:p>
          </table:table-cell>
          <table:table-cell table:formula="of:=CONCATENATE(&quot;hsla(&quot;; IF([.F898]=1; 50; IF([.F898]&lt;1; 0; 110));&quot;, 80%, &quot;; TEXT(IF([.F898]&lt;1; [.F898]*95; IF([.F898]&gt;1; 95/[.F898];70));&quot;###.##&quot;);&quot;%, 1.0)&quot;)" office:value-type="string" office:string-value="hsla(0, 80%, 71.73%, 1.0)" calcext:value-type="string">
            <text:p>hsla(0, 80%, 71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8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899]=1; 50; IF([.F899]&lt;1; 0; 110));&quot;, 80%, &quot;; TEXT(IF([.F899]&lt;1; [.F899]*95; IF([.F899]&gt;1; 95/[.F899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899</text:p>
          </table:table-cell>
          <table:table-cell office:value-type="float" office:value="31" calcext:value-type="float">
            <text:p>31</text:p>
          </table:table-cell>
          <table:table-cell office:value-type="float" office:value="1.73076923076923" calcext:value-type="float">
            <text:p>1.73</text:p>
          </table:table-cell>
          <table:table-cell table:formula="of:=CONCATENATE(&quot;hsla(&quot;; IF([.F900]=1; 50; IF([.F900]&lt;1; 0; 110));&quot;, 80%, &quot;; TEXT(IF([.F900]&lt;1; [.F900]*95; IF([.F900]&gt;1; 95/[.F900];70));&quot;###.##&quot;);&quot;%, 1.0)&quot;)" office:value-type="string" office:string-value="hsla(110, 80%, 54.89%, 1.0)" calcext:value-type="string">
            <text:p>hsla(110, 80%, 54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900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901]=1; 50; IF([.F901]&lt;1; 0; 110));&quot;, 80%, &quot;; TEXT(IF([.F901]&lt;1; [.F901]*95; IF([.F901]&gt;1; 95/[.F90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Aminoacyl-tRNA biosynthesis</text:p>
          </table:table-cell>
          <table:table-cell table:style-name="ce1" office:value-type="string" calcext:value-type="string">
            <text:p>Gene0901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902]=1; 50; IF([.F902]&lt;1; 0; 110));&quot;, 80%, &quot;; TEXT(IF([.F902]&lt;1; [.F902]*95; IF([.F902]&gt;1; 95/[.F902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2</text:p>
          </table:table-cell>
          <table:table-cell office:value-type="float" office:value="6" calcext:value-type="float">
            <text:p>6</text:p>
          </table:table-cell>
          <table:table-cell office:value-type="float" office:value="1.11538461538462" calcext:value-type="float">
            <text:p>1.12</text:p>
          </table:table-cell>
          <table:table-cell table:formula="of:=CONCATENATE(&quot;hsla(&quot;; IF([.F903]=1; 50; IF([.F903]&lt;1; 0; 110));&quot;, 80%, &quot;; TEXT(IF([.F903]&lt;1; [.F903]*95; IF([.F903]&gt;1; 95/[.F903];70));&quot;###.##&quot;);&quot;%, 1.0)&quot;)" office:value-type="string" office:string-value="hsla(110, 80%, 85.17%, 1.0)" calcext:value-type="string">
            <text:p>hsla(110, 80%, 85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3</text:p>
          </table:table-cell>
          <table:table-cell office:value-type="float" office:value="4" calcext:value-type="float">
            <text:p>4</text:p>
          </table:table-cell>
          <table:table-cell office:value-type="float" office:value="0.772727272727273" calcext:value-type="float">
            <text:p>0.77</text:p>
          </table:table-cell>
          <table:table-cell table:formula="of:=CONCATENATE(&quot;hsla(&quot;; IF([.F904]=1; 50; IF([.F904]&lt;1; 0; 110));&quot;, 80%, &quot;; TEXT(IF([.F904]&lt;1; [.F904]*95; IF([.F904]&gt;1; 95/[.F904];70));&quot;###.##&quot;);&quot;%, 1.0)&quot;)" office:value-type="string" office:string-value="hsla(0, 80%, 73.41%, 1.0)" calcext:value-type="string">
            <text:p>hsla(0, 80%, 73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4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905]=1; 50; IF([.F905]&lt;1; 0; 110));&quot;, 80%, &quot;; TEXT(IF([.F905]&lt;1; [.F905]*95; IF([.F905]&gt;1; 95/[.F905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5</text:p>
          </table:table-cell>
          <table:table-cell office:value-type="float" office:value="151" calcext:value-type="float">
            <text:p>151</text:p>
          </table:table-cell>
          <table:table-cell office:value-type="float" office:value="0.85" calcext:value-type="float">
            <text:p>0.85</text:p>
          </table:table-cell>
          <table:table-cell table:formula="of:=CONCATENATE(&quot;hsla(&quot;; IF([.F906]=1; 50; IF([.F906]&lt;1; 0; 110));&quot;, 80%, &quot;; TEXT(IF([.F906]&lt;1; [.F906]*95; IF([.F906]&gt;1; 95/[.F906];70));&quot;###.##&quot;);&quot;%, 1.0)&quot;)" office:value-type="string" office:string-value="hsla(0, 80%, 80.75%, 1.0)" calcext:value-type="string">
            <text:p>hsla(0, 80%, 80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6</text:p>
          </table:table-cell>
          <table:table-cell office:value-type="float" office:value="207" calcext:value-type="float">
            <text:p>207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907]=1; 50; IF([.F907]&lt;1; 0; 110));&quot;, 80%, &quot;; TEXT(IF([.F907]&lt;1; [.F907]*95; IF([.F907]&gt;1; 95/[.F907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7</text:p>
          </table:table-cell>
          <table:table-cell office:value-type="float" office:value="99" calcext:value-type="float">
            <text:p>99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908]=1; 50; IF([.F908]&lt;1; 0; 110));&quot;, 80%, &quot;; TEXT(IF([.F908]&lt;1; [.F908]*95; IF([.F908]&gt;1; 95/[.F90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909]=1; 50; IF([.F909]&lt;1; 0; 110));&quot;, 80%, &quot;; TEXT(IF([.F909]&lt;1; [.F909]*95; IF([.F909]&gt;1; 95/[.F909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09</text:p>
          </table:table-cell>
          <table:table-cell office:value-type="float" office:value="131" calcext:value-type="float">
            <text:p>131</text:p>
          </table:table-cell>
          <table:table-cell office:value-type="float" office:value="1.22033898305085" calcext:value-type="float">
            <text:p>1.22</text:p>
          </table:table-cell>
          <table:table-cell table:formula="of:=CONCATENATE(&quot;hsla(&quot;; IF([.F910]=1; 50; IF([.F910]&lt;1; 0; 110));&quot;, 80%, &quot;; TEXT(IF([.F910]&lt;1; [.F910]*95; IF([.F910]&gt;1; 95/[.F910];70));&quot;###.##&quot;);&quot;%, 1.0)&quot;)" office:value-type="string" office:string-value="hsla(110, 80%, 77.85%, 1.0)" calcext:value-type="string">
            <text:p>hsla(110, 80%, 77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911]=1; 50; IF([.F911]&lt;1; 0; 110));&quot;, 80%, &quot;; TEXT(IF([.F911]&lt;1; [.F911]*95; IF([.F911]&gt;1; 95/[.F911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1</text:p>
          </table:table-cell>
          <table:table-cell office:value-type="float" office:value="52" calcext:value-type="float">
            <text:p>52</text:p>
          </table:table-cell>
          <table:table-cell office:value-type="float" office:value="3.14285714285714" calcext:value-type="float">
            <text:p>3.14</text:p>
          </table:table-cell>
          <table:table-cell table:formula="of:=CONCATENATE(&quot;hsla(&quot;; IF([.F912]=1; 50; IF([.F912]&lt;1; 0; 110));&quot;, 80%, &quot;; TEXT(IF([.F912]&lt;1; [.F912]*95; IF([.F912]&gt;1; 95/[.F912];70));&quot;###.##&quot;);&quot;%, 1.0)&quot;)" office:value-type="string" office:string-value="hsla(110, 80%, 30.23%, 1.0)" calcext:value-type="string">
            <text:p>hsla(110, 80%, 30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2</text:p>
          </table:table-cell>
          <table:table-cell office:value-type="float" office:value="9" calcext:value-type="float">
            <text:p>9</text:p>
          </table:table-cell>
          <table:table-cell office:value-type="float" office:value="0.692307692307692" calcext:value-type="float">
            <text:p>0.69</text:p>
          </table:table-cell>
          <table:table-cell table:formula="of:=CONCATENATE(&quot;hsla(&quot;; IF([.F913]=1; 50; IF([.F913]&lt;1; 0; 110));&quot;, 80%, &quot;; TEXT(IF([.F913]&lt;1; [.F913]*95; IF([.F913]&gt;1; 95/[.F913];70));&quot;###.##&quot;);&quot;%, 1.0)&quot;)" office:value-type="string" office:string-value="hsla(0, 80%, 65.77%, 1.0)" calcext:value-type="string">
            <text:p>hsla(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3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914]=1; 50; IF([.F914]&lt;1; 0; 110));&quot;, 80%, &quot;; TEXT(IF([.F914]&lt;1; [.F914]*95; IF([.F914]&gt;1; 95/[.F91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4</text:p>
          </table:table-cell>
          <table:table-cell office:value-type="float" office:value="7" calcext:value-type="float">
            <text:p>7</text:p>
          </table:table-cell>
          <table:table-cell office:value-type="float" office:value="0.477272727272727" calcext:value-type="float">
            <text:p>0.48</text:p>
          </table:table-cell>
          <table:table-cell table:formula="of:=CONCATENATE(&quot;hsla(&quot;; IF([.F915]=1; 50; IF([.F915]&lt;1; 0; 110));&quot;, 80%, &quot;; TEXT(IF([.F915]&lt;1; [.F915]*95; IF([.F915]&gt;1; 95/[.F915];70));&quot;###.##&quot;);&quot;%, 1.0)&quot;)" office:value-type="string" office:string-value="hsla(0, 80%, 45.34%, 1.0)" calcext:value-type="string">
            <text:p>hsla(0, 80%, 45.3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5</text:p>
          </table:table-cell>
          <table:table-cell office:value-type="float" office:value="613" calcext:value-type="float">
            <text:p>613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916]=1; 50; IF([.F916]&lt;1; 0; 110));&quot;, 80%, &quot;; TEXT(IF([.F916]&lt;1; [.F916]*95; IF([.F916]&gt;1; 95/[.F916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6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table:formula="of:=CONCATENATE(&quot;hsla(&quot;; IF([.F917]=1; 50; IF([.F917]&lt;1; 0; 110));&quot;, 80%, &quot;; TEXT(IF([.F917]&lt;1; [.F917]*95; IF([.F917]&gt;1; 95/[.F917];70));&quot;###.##&quot;);&quot;%, 1.0)&quot;)" office:value-type="string" office:string-value="hsla(0, 80%, 66.5%, 1.0)" calcext:value-type="string">
            <text:p>hsla(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7</text:p>
          </table:table-cell>
          <table:table-cell office:value-type="float" office:value="80" calcext:value-type="float">
            <text:p>80</text:p>
          </table:table-cell>
          <table:table-cell office:value-type="float" office:value="1.12396694214876" calcext:value-type="float">
            <text:p>1.12</text:p>
          </table:table-cell>
          <table:table-cell table:formula="of:=CONCATENATE(&quot;hsla(&quot;; IF([.F918]=1; 50; IF([.F918]&lt;1; 0; 110));&quot;, 80%, &quot;; TEXT(IF([.F918]&lt;1; [.F918]*95; IF([.F918]&gt;1; 95/[.F918];70));&quot;###.##&quot;);&quot;%, 1.0)&quot;)" office:value-type="string" office:string-value="hsla(110, 80%, 84.52%, 1.0)" calcext:value-type="string">
            <text:p>hsla(110, 80%, 84.5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8</text:p>
          </table:table-cell>
          <table:table-cell office:value-type="float" office:value="76" calcext:value-type="float">
            <text:p>76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919]=1; 50; IF([.F919]&lt;1; 0; 110));&quot;, 80%, &quot;; TEXT(IF([.F919]&lt;1; [.F919]*95; IF([.F919]&gt;1; 95/[.F919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19</text:p>
          </table:table-cell>
          <table:table-cell office:value-type="float" office:value="49" calcext:value-type="float">
            <text:p>49</text:p>
          </table:table-cell>
          <table:table-cell office:value-type="float" office:value="0.769230769230769" calcext:value-type="float">
            <text:p>0.77</text:p>
          </table:table-cell>
          <table:table-cell table:formula="of:=CONCATENATE(&quot;hsla(&quot;; IF([.F920]=1; 50; IF([.F920]&lt;1; 0; 110));&quot;, 80%, &quot;; TEXT(IF([.F920]&lt;1; [.F920]*95; IF([.F920]&gt;1; 95/[.F920];70));&quot;###.##&quot;);&quot;%, 1.0)&quot;)" office:value-type="string" office:string-value="hsla(0, 80%, 73.08%, 1.0)" calcext:value-type="string">
            <text:p>hsla(0, 80%, 73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0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21]=1; 50; IF([.F921]&lt;1; 0; 110));&quot;, 80%, &quot;; TEXT(IF([.F921]&lt;1; [.F921]*95; IF([.F921]&gt;1; 95/[.F92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922]=1; 50; IF([.F922]&lt;1; 0; 110));&quot;, 80%, &quot;; TEXT(IF([.F922]&lt;1; [.F922]*95; IF([.F922]&gt;1; 95/[.F922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2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923]=1; 50; IF([.F923]&lt;1; 0; 110));&quot;, 80%, &quot;; TEXT(IF([.F923]&lt;1; [.F923]*95; IF([.F923]&gt;1; 95/[.F923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24]=1; 50; IF([.F924]&lt;1; 0; 110));&quot;, 80%, &quot;; TEXT(IF([.F924]&lt;1; [.F924]*95; IF([.F924]&gt;1; 95/[.F92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mRNA surveillance pathway</text:p>
          </table:table-cell>
          <table:table-cell table:style-name="ce1" office:value-type="string" calcext:value-type="string">
            <text:p>Gene0924</text:p>
          </table:table-cell>
          <table:table-cell office:value-type="float" office:value="5" calcext:value-type="float">
            <text:p>5</text:p>
          </table:table-cell>
          <table:table-cell office:value-type="float" office:value="1.19148936170213" calcext:value-type="float">
            <text:p>1.19</text:p>
          </table:table-cell>
          <table:table-cell table:formula="of:=CONCATENATE(&quot;hsla(&quot;; IF([.F925]=1; 50; IF([.F925]&lt;1; 0; 110));&quot;, 80%, &quot;; TEXT(IF([.F925]&lt;1; [.F925]*95; IF([.F925]&gt;1; 95/[.F925];70));&quot;###.##&quot;);&quot;%, 1.0)&quot;)" office:value-type="string" office:string-value="hsla(110, 80%, 79.73%, 1.0)" calcext:value-type="string">
            <text:p>hsla(110, 80%, 79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5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CONCATENATE(&quot;hsla(&quot;; IF([.F926]=1; 50; IF([.F926]&lt;1; 0; 110));&quot;, 80%, &quot;; TEXT(IF([.F926]&lt;1; [.F926]*95; IF([.F926]&gt;1; 95/[.F926];70));&quot;###.##&quot;);&quot;%, 1.0)&quot;)" office:value-type="string" office:string-value="hsla(110, 80%, 59.38%, 1.0)" calcext:value-type="string">
            <text:p>hsla(11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6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927]=1; 50; IF([.F927]&lt;1; 0; 110));&quot;, 80%, &quot;; TEXT(IF([.F927]&lt;1; [.F927]*95; IF([.F927]&gt;1; 95/[.F927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928]=1; 50; IF([.F928]&lt;1; 0; 110));&quot;, 80%, &quot;; TEXT(IF([.F928]&lt;1; [.F928]*95; IF([.F928]&gt;1; 95/[.F928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29]=1; 50; IF([.F929]&lt;1; 0; 110));&quot;, 80%, &quot;; TEXT(IF([.F929]&lt;1; [.F929]*95; IF([.F929]&gt;1; 95/[.F92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29</text:p>
          </table:table-cell>
          <table:table-cell office:value-type="float" office:value="17" calcext:value-type="float">
            <text:p>17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930]=1; 50; IF([.F930]&lt;1; 0; 110));&quot;, 80%, &quot;; TEXT(IF([.F930]&lt;1; [.F930]*95; IF([.F930]&gt;1; 95/[.F930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0</text:p>
          </table:table-cell>
          <table:table-cell office:value-type="float" office:value="26" calcext:value-type="float">
            <text:p>26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931]=1; 50; IF([.F931]&lt;1; 0; 110));&quot;, 80%, &quot;; TEXT(IF([.F931]&lt;1; [.F931]*95; IF([.F931]&gt;1; 95/[.F931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1</text:p>
          </table:table-cell>
          <table:table-cell office:value-type="float" office:value="15" calcext:value-type="float">
            <text:p>15</text:p>
          </table:table-cell>
          <table:table-cell office:value-type="float" office:value="1.03703703703704" calcext:value-type="float">
            <text:p>1.04</text:p>
          </table:table-cell>
          <table:table-cell table:formula="of:=CONCATENATE(&quot;hsla(&quot;; IF([.F932]=1; 50; IF([.F932]&lt;1; 0; 110));&quot;, 80%, &quot;; TEXT(IF([.F932]&lt;1; [.F932]*95; IF([.F932]&gt;1; 95/[.F932];70));&quot;###.##&quot;);&quot;%, 1.0)&quot;)" office:value-type="string" office:string-value="hsla(110, 80%, 91.61%, 1.0)" calcext:value-type="string">
            <text:p>hsla(110, 80%, 91.6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2</text:p>
          </table:table-cell>
          <table:table-cell office:value-type="float" office:value="36" calcext:value-type="float">
            <text:p>36</text:p>
          </table:table-cell>
          <table:table-cell office:value-type="float" office:value="3.33333333333333" calcext:value-type="float">
            <text:p>3.33</text:p>
          </table:table-cell>
          <table:table-cell table:formula="of:=CONCATENATE(&quot;hsla(&quot;; IF([.F933]=1; 50; IF([.F933]&lt;1; 0; 110));&quot;, 80%, &quot;; TEXT(IF([.F933]&lt;1; [.F933]*95; IF([.F933]&gt;1; 95/[.F933];70));&quot;###.##&quot;);&quot;%, 1.0)&quot;)" office:value-type="string" office:string-value="hsla(110, 80%, 28.5%, 1.0)" calcext:value-type="string">
            <text:p>hsla(11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3</text:p>
          </table:table-cell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934]=1; 50; IF([.F934]&lt;1; 0; 110));&quot;, 80%, &quot;; TEXT(IF([.F934]&lt;1; [.F934]*95; IF([.F934]&gt;1; 95/[.F934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4</text:p>
          </table:table-cell>
          <table:table-cell office:value-type="float" office:value="3" calcext:value-type="float">
            <text:p>3</text:p>
          </table:table-cell>
          <table:table-cell office:value-type="float" office:value="1.04347826086957" calcext:value-type="float">
            <text:p>1.04</text:p>
          </table:table-cell>
          <table:table-cell table:formula="of:=CONCATENATE(&quot;hsla(&quot;; IF([.F935]=1; 50; IF([.F935]&lt;1; 0; 110));&quot;, 80%, &quot;; TEXT(IF([.F935]&lt;1; [.F935]*95; IF([.F935]&gt;1; 95/[.F935];70));&quot;###.##&quot;);&quot;%, 1.0)&quot;)" office:value-type="string" office:string-value="hsla(110, 80%, 91.04%, 1.0)" calcext:value-type="string">
            <text:p>hsla(110, 80%, 91.0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36]=1; 50; IF([.F936]&lt;1; 0; 110));&quot;, 80%, &quot;; TEXT(IF([.F936]&lt;1; [.F936]*95; IF([.F936]&gt;1; 95/[.F93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6</text:p>
          </table:table-cell>
          <table:table-cell office:value-type="float" office:value="52" calcext:value-type="float">
            <text:p>52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937]=1; 50; IF([.F937]&lt;1; 0; 110));&quot;, 80%, &quot;; TEXT(IF([.F937]&lt;1; [.F937]*95; IF([.F937]&gt;1; 95/[.F937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7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938]=1; 50; IF([.F938]&lt;1; 0; 110));&quot;, 80%, &quot;; TEXT(IF([.F938]&lt;1; [.F938]*95; IF([.F938]&gt;1; 95/[.F93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8</text:p>
          </table:table-cell>
          <table:table-cell office:value-type="float" office:value="25" calcext:value-type="float">
            <text:p>25</text:p>
          </table:table-cell>
          <table:table-cell office:value-type="float" office:value="0.951807228915663" calcext:value-type="float">
            <text:p>0.95</text:p>
          </table:table-cell>
          <table:table-cell table:formula="of:=CONCATENATE(&quot;hsla(&quot;; IF([.F939]=1; 50; IF([.F939]&lt;1; 0; 110));&quot;, 80%, &quot;; TEXT(IF([.F939]&lt;1; [.F939]*95; IF([.F939]&gt;1; 95/[.F939];70));&quot;###.##&quot;);&quot;%, 1.0)&quot;)" office:value-type="string" office:string-value="hsla(0, 80%, 90.42%, 1.0)" calcext:value-type="string">
            <text:p>hsla(0, 80%, 90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39</text:p>
          </table:table-cell>
          <table:table-cell office:value-type="float" office:value="64" calcext:value-type="float">
            <text:p>64</text:p>
          </table:table-cell>
          <table:table-cell office:value-type="float" office:value="0.923076923076923" calcext:value-type="float">
            <text:p>0.92</text:p>
          </table:table-cell>
          <table:table-cell table:formula="of:=CONCATENATE(&quot;hsla(&quot;; IF([.F940]=1; 50; IF([.F940]&lt;1; 0; 110));&quot;, 80%, &quot;; TEXT(IF([.F940]&lt;1; [.F940]*95; IF([.F940]&gt;1; 95/[.F940];70));&quot;###.##&quot;);&quot;%, 1.0)&quot;)" office:value-type="string" office:string-value="hsla(0, 80%, 87.69%, 1.0)" calcext:value-type="string">
            <text:p>hsla(0, 80%, 87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0</text:p>
          </table:table-cell>
          <table:table-cell office:value-type="float" office:value="2" calcext:value-type="float">
            <text:p>2</text:p>
          </table:table-cell>
          <table:table-cell office:value-type="float" office:value="1.21212121212121" calcext:value-type="float">
            <text:p>1.21</text:p>
          </table:table-cell>
          <table:table-cell table:formula="of:=CONCATENATE(&quot;hsla(&quot;; IF([.F941]=1; 50; IF([.F941]&lt;1; 0; 110));&quot;, 80%, &quot;; TEXT(IF([.F941]&lt;1; [.F941]*95; IF([.F941]&gt;1; 95/[.F941];70));&quot;###.##&quot;);&quot;%, 1.0)&quot;)" office:value-type="string" office:string-value="hsla(110, 80%, 78.38%, 1.0)" calcext:value-type="string">
            <text:p>hsla(110, 80%, 78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1</text:p>
          </table:table-cell>
          <table:table-cell office:value-type="float" office:value="26" calcext:value-type="float">
            <text:p>26</text:p>
          </table:table-cell>
          <table:table-cell office:value-type="float" office:value="0.526315789473684" calcext:value-type="float">
            <text:p>0.53</text:p>
          </table:table-cell>
          <table:table-cell table:formula="of:=CONCATENATE(&quot;hsla(&quot;; IF([.F942]=1; 50; IF([.F942]&lt;1; 0; 110));&quot;, 80%, &quot;; TEXT(IF([.F942]&lt;1; [.F942]*95; IF([.F942]&gt;1; 95/[.F942];70));&quot;###.##&quot;);&quot;%, 1.0)&quot;)" office:value-type="string" office:string-value="hsla(0, 80%, 50%, 1.0)" calcext:value-type="string">
            <text:p>hsla(0, 80%, 5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2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943]=1; 50; IF([.F943]&lt;1; 0; 110));&quot;, 80%, &quot;; TEXT(IF([.F943]&lt;1; [.F943]*95; IF([.F943]&gt;1; 95/[.F943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3</text:p>
          </table:table-cell>
          <table:table-cell office:value-type="float" office:value="32" calcext:value-type="float">
            <text:p>32</text:p>
          </table:table-cell>
          <table:table-cell office:value-type="float" office:value="0.89873417721519" calcext:value-type="float">
            <text:p>0.9</text:p>
          </table:table-cell>
          <table:table-cell table:formula="of:=CONCATENATE(&quot;hsla(&quot;; IF([.F944]=1; 50; IF([.F944]&lt;1; 0; 110));&quot;, 80%, &quot;; TEXT(IF([.F944]&lt;1; [.F944]*95; IF([.F944]&gt;1; 95/[.F944];70));&quot;###.##&quot;);&quot;%, 1.0)&quot;)" office:value-type="string" office:string-value="hsla(0, 80%, 85.38%, 1.0)" calcext:value-type="string">
            <text:p>hsla(0, 80%, 85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45]=1; 50; IF([.F945]&lt;1; 0; 110));&quot;, 80%, &quot;; TEXT(IF([.F945]&lt;1; [.F945]*95; IF([.F945]&gt;1; 95/[.F94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5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946]=1; 50; IF([.F946]&lt;1; 0; 110));&quot;, 80%, &quot;; TEXT(IF([.F946]&lt;1; [.F946]*95; IF([.F946]&gt;1; 95/[.F946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6</text:p>
          </table:table-cell>
          <table:table-cell office:value-type="float" office:value="14" calcext:value-type="float">
            <text:p>14</text:p>
          </table:table-cell>
          <table:table-cell office:value-type="float" office:value="2.55555555555556" calcext:value-type="float">
            <text:p>2.56</text:p>
          </table:table-cell>
          <table:table-cell table:formula="of:=CONCATENATE(&quot;hsla(&quot;; IF([.F947]=1; 50; IF([.F947]&lt;1; 0; 110));&quot;, 80%, &quot;; TEXT(IF([.F947]&lt;1; [.F947]*95; IF([.F947]&gt;1; 95/[.F947];70));&quot;###.##&quot;);&quot;%, 1.0)&quot;)" office:value-type="string" office:string-value="hsla(110, 80%, 37.17%, 1.0)" calcext:value-type="string">
            <text:p>hsla(110, 80%, 37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7</text:p>
          </table:table-cell>
          <table:table-cell office:value-type="float" office:value="23" calcext:value-type="float">
            <text:p>23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948]=1; 50; IF([.F948]&lt;1; 0; 110));&quot;, 80%, &quot;; TEXT(IF([.F948]&lt;1; [.F948]*95; IF([.F948]&gt;1; 95/[.F948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8</text:p>
          </table:table-cell>
          <table:table-cell office:value-type="float" office:value="24" calcext:value-type="float">
            <text:p>24</text:p>
          </table:table-cell>
          <table:table-cell office:value-type="float" office:value="1.08333333333333" calcext:value-type="float">
            <text:p>1.08</text:p>
          </table:table-cell>
          <table:table-cell table:formula="of:=CONCATENATE(&quot;hsla(&quot;; IF([.F949]=1; 50; IF([.F949]&lt;1; 0; 110));&quot;, 80%, &quot;; TEXT(IF([.F949]&lt;1; [.F949]*95; IF([.F949]&gt;1; 95/[.F949];70));&quot;###.##&quot;);&quot;%, 1.0)&quot;)" office:value-type="string" office:string-value="hsla(110, 80%, 87.69%, 1.0)" calcext:value-type="string">
            <text:p>hsla(110, 80%, 87.6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49</text:p>
          </table:table-cell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950]=1; 50; IF([.F950]&lt;1; 0; 110));&quot;, 80%, &quot;; TEXT(IF([.F950]&lt;1; [.F950]*95; IF([.F950]&gt;1; 95/[.F950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0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951]=1; 50; IF([.F951]&lt;1; 0; 110));&quot;, 80%, &quot;; TEXT(IF([.F951]&lt;1; [.F951]*95; IF([.F951]&gt;1; 95/[.F95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1</text:p>
          </table:table-cell>
          <table:table-cell office:value-type="float" office:value="50" calcext:value-type="float">
            <text:p>50</text:p>
          </table:table-cell>
          <table:table-cell office:value-type="float" office:value="0.529411764705882" calcext:value-type="float">
            <text:p>0.53</text:p>
          </table:table-cell>
          <table:table-cell table:formula="of:=CONCATENATE(&quot;hsla(&quot;; IF([.F952]=1; 50; IF([.F952]&lt;1; 0; 110));&quot;, 80%, &quot;; TEXT(IF([.F952]&lt;1; [.F952]*95; IF([.F952]&gt;1; 95/[.F952];70));&quot;###.##&quot;);&quot;%, 1.0)&quot;)" office:value-type="string" office:string-value="hsla(0, 80%, 50.29%, 1.0)" calcext:value-type="string">
            <text:p>hsla(0, 80%, 50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2</text:p>
          </table:table-cell>
          <table:table-cell office:value-type="float" office:value="43" calcext:value-type="float">
            <text:p>43</text:p>
          </table:table-cell>
          <table:table-cell office:value-type="float" office:value="0.641025641025641" calcext:value-type="float">
            <text:p>0.64</text:p>
          </table:table-cell>
          <table:table-cell table:formula="of:=CONCATENATE(&quot;hsla(&quot;; IF([.F953]=1; 50; IF([.F953]&lt;1; 0; 110));&quot;, 80%, &quot;; TEXT(IF([.F953]&lt;1; [.F953]*95; IF([.F953]&gt;1; 95/[.F953];70));&quot;###.##&quot;);&quot;%, 1.0)&quot;)" office:value-type="string" office:string-value="hsla(0, 80%, 60.9%, 1.0)" calcext:value-type="string">
            <text:p>hsla(0, 80%, 60.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954]=1; 50; IF([.F954]&lt;1; 0; 110));&quot;, 80%, &quot;; TEXT(IF([.F954]&lt;1; [.F954]*95; IF([.F954]&gt;1; 95/[.F95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4</text:p>
          </table:table-cell>
          <table:table-cell office:value-type="float" office:value="4" calcext:value-type="float">
            <text:p>4</text:p>
          </table:table-cell>
          <table:table-cell office:value-type="float" office:value="0.588235294117647" calcext:value-type="float">
            <text:p>0.59</text:p>
          </table:table-cell>
          <table:table-cell table:formula="of:=CONCATENATE(&quot;hsla(&quot;; IF([.F955]=1; 50; IF([.F955]&lt;1; 0; 110));&quot;, 80%, &quot;; TEXT(IF([.F955]&lt;1; [.F955]*95; IF([.F955]&gt;1; 95/[.F955];70));&quot;###.##&quot;);&quot;%, 1.0)&quot;)" office:value-type="string" office:string-value="hsla(0, 80%, 55.88%, 1.0)" calcext:value-type="string">
            <text:p>hsla(0, 80%, 55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5</text:p>
          </table:table-cell>
          <table:table-cell office:value-type="float" office:value="9" calcext:value-type="float">
            <text:p>9</text:p>
          </table:table-cell>
          <table:table-cell office:value-type="float" office:value="4.33333333333333" calcext:value-type="float">
            <text:p>4.33</text:p>
          </table:table-cell>
          <table:table-cell table:formula="of:=CONCATENATE(&quot;hsla(&quot;; IF([.F956]=1; 50; IF([.F956]&lt;1; 0; 110));&quot;, 80%, &quot;; TEXT(IF([.F956]&lt;1; [.F956]*95; IF([.F956]&gt;1; 95/[.F956];70));&quot;###.##&quot;);&quot;%, 1.0)&quot;)" office:value-type="string" office:string-value="hsla(110, 80%, 21.92%, 1.0)" calcext:value-type="string">
            <text:p>hsla(110, 80%, 21.9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6</text:p>
          </table:table-cell>
          <table:table-cell office:value-type="float" office:value="5" calcext:value-type="float">
            <text:p>5</text:p>
          </table:table-cell>
          <table:table-cell office:value-type="float" office:value="0.454545454545455" calcext:value-type="float">
            <text:p>0.45</text:p>
          </table:table-cell>
          <table:table-cell table:formula="of:=CONCATENATE(&quot;hsla(&quot;; IF([.F957]=1; 50; IF([.F957]&lt;1; 0; 110));&quot;, 80%, &quot;; TEXT(IF([.F957]&lt;1; [.F957]*95; IF([.F957]&gt;1; 95/[.F957];70));&quot;###.##&quot;);&quot;%, 1.0)&quot;)" office:value-type="string" office:string-value="hsla(0, 80%, 43.18%, 1.0)" calcext:value-type="string">
            <text:p>hsla(0, 80%, 43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58]=1; 50; IF([.F958]&lt;1; 0; 110));&quot;, 80%, &quot;; TEXT(IF([.F958]&lt;1; [.F958]*95; IF([.F958]&gt;1; 95/[.F95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8</text:p>
          </table:table-cell>
          <table:table-cell office:value-type="float" office:value="7" calcext:value-type="float">
            <text:p>7</text:p>
          </table:table-cell>
          <table:table-cell office:value-type="float" office:value="1.24731182795699" calcext:value-type="float">
            <text:p>1.25</text:p>
          </table:table-cell>
          <table:table-cell table:formula="of:=CONCATENATE(&quot;hsla(&quot;; IF([.F959]=1; 50; IF([.F959]&lt;1; 0; 110));&quot;, 80%, &quot;; TEXT(IF([.F959]&lt;1; [.F959]*95; IF([.F959]&gt;1; 95/[.F959];70));&quot;###.##&quot;);&quot;%, 1.0)&quot;)" office:value-type="string" office:string-value="hsla(110, 80%, 76.16%, 1.0)" calcext:value-type="string">
            <text:p>hsla(110, 80%, 76.1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59</text:p>
          </table:table-cell>
          <table:table-cell office:value-type="float" office:value="36" calcext:value-type="float">
            <text:p>36</text:p>
          </table:table-cell>
          <table:table-cell office:value-type="float" office:value="1.30769230769231" calcext:value-type="float">
            <text:p>1.31</text:p>
          </table:table-cell>
          <table:table-cell table:formula="of:=CONCATENATE(&quot;hsla(&quot;; IF([.F960]=1; 50; IF([.F960]&lt;1; 0; 110));&quot;, 80%, &quot;; TEXT(IF([.F960]&lt;1; [.F960]*95; IF([.F960]&gt;1; 95/[.F960];70));&quot;###.##&quot;);&quot;%, 1.0)&quot;)" office:value-type="string" office:string-value="hsla(110, 80%, 72.65%, 1.0)" calcext:value-type="string">
            <text:p>hsla(110, 80%, 7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0</text:p>
          </table:table-cell>
          <table:table-cell office:value-type="float" office:value="2" calcext:value-type="float">
            <text:p>2</text:p>
          </table:table-cell>
          <table:table-cell office:value-type="float" office:value="0.461538461538462" calcext:value-type="float">
            <text:p>0.46</text:p>
          </table:table-cell>
          <table:table-cell table:formula="of:=CONCATENATE(&quot;hsla(&quot;; IF([.F961]=1; 50; IF([.F961]&lt;1; 0; 110));&quot;, 80%, &quot;; TEXT(IF([.F961]&lt;1; [.F961]*95; IF([.F961]&gt;1; 95/[.F961];70));&quot;###.##&quot;);&quot;%, 1.0)&quot;)" office:value-type="string" office:string-value="hsla(0, 80%, 43.85%, 1.0)" calcext:value-type="string">
            <text:p>hsla(0, 80%, 43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1</text:p>
          </table:table-cell>
          <table:table-cell office:value-type="float" office:value="978" calcext:value-type="float">
            <text:p>978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962]=1; 50; IF([.F962]&lt;1; 0; 110));&quot;, 80%, &quot;; TEXT(IF([.F962]&lt;1; [.F962]*95; IF([.F962]&gt;1; 95/[.F962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963]=1; 50; IF([.F963]&lt;1; 0; 110));&quot;, 80%, &quot;; TEXT(IF([.F963]&lt;1; [.F963]*95; IF([.F963]&gt;1; 95/[.F963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3</text:p>
          </table:table-cell>
          <table:table-cell office:value-type="float" office:value="15" calcext:value-type="float">
            <text:p>15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964]=1; 50; IF([.F964]&lt;1; 0; 110));&quot;, 80%, &quot;; TEXT(IF([.F964]&lt;1; [.F964]*95; IF([.F964]&gt;1; 95/[.F964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4</text:p>
          </table:table-cell>
          <table:table-cell office:value-type="float" office:value="47" calcext:value-type="float">
            <text:p>47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965]=1; 50; IF([.F965]&lt;1; 0; 110));&quot;, 80%, &quot;; TEXT(IF([.F965]&lt;1; [.F965]*95; IF([.F965]&gt;1; 95/[.F965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5</text:p>
          </table:table-cell>
          <table:table-cell office:value-type="float" office:value="18" calcext:value-type="float">
            <text:p>18</text:p>
          </table:table-cell>
          <table:table-cell office:value-type="float" office:value="1.21794871794872" calcext:value-type="float">
            <text:p>1.22</text:p>
          </table:table-cell>
          <table:table-cell table:formula="of:=CONCATENATE(&quot;hsla(&quot;; IF([.F966]=1; 50; IF([.F966]&lt;1; 0; 110));&quot;, 80%, &quot;; TEXT(IF([.F966]&lt;1; [.F966]*95; IF([.F966]&gt;1; 95/[.F966];70));&quot;###.##&quot;);&quot;%, 1.0)&quot;)" office:value-type="string" office:string-value="hsla(110, 80%, 78%, 1.0)" calcext:value-type="string">
            <text:p>hsla(110, 80%, 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6</text:p>
          </table:table-cell>
          <table:table-cell office:value-type="float" office:value="151" calcext:value-type="float">
            <text:p>151</text:p>
          </table:table-cell>
          <table:table-cell office:value-type="float" office:value="0.891891891891892" calcext:value-type="float">
            <text:p>0.89</text:p>
          </table:table-cell>
          <table:table-cell table:formula="of:=CONCATENATE(&quot;hsla(&quot;; IF([.F967]=1; 50; IF([.F967]&lt;1; 0; 110));&quot;, 80%, &quot;; TEXT(IF([.F967]&lt;1; [.F967]*95; IF([.F967]&gt;1; 95/[.F967];70));&quot;###.##&quot;);&quot;%, 1.0)&quot;)" office:value-type="string" office:string-value="hsla(0, 80%, 84.73%, 1.0)" calcext:value-type="string">
            <text:p>hsla(0, 80%, 84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7</text:p>
          </table:table-cell>
          <table:table-cell office:value-type="float" office:value="7" calcext:value-type="float">
            <text:p>7</text:p>
          </table:table-cell>
          <table:table-cell office:value-type="float" office:value="3.33333333333333" calcext:value-type="float">
            <text:p>3.33</text:p>
          </table:table-cell>
          <table:table-cell table:formula="of:=CONCATENATE(&quot;hsla(&quot;; IF([.F968]=1; 50; IF([.F968]&lt;1; 0; 110));&quot;, 80%, &quot;; TEXT(IF([.F968]&lt;1; [.F968]*95; IF([.F968]&gt;1; 95/[.F968];70));&quot;###.##&quot;);&quot;%, 1.0)&quot;)" office:value-type="string" office:string-value="hsla(110, 80%, 28.5%, 1.0)" calcext:value-type="string">
            <text:p>hsla(11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969]=1; 50; IF([.F969]&lt;1; 0; 110));&quot;, 80%, &quot;; TEXT(IF([.F969]&lt;1; [.F969]*95; IF([.F969]&gt;1; 95/[.F96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69</text:p>
          </table:table-cell>
          <table:table-cell office:value-type="float" office:value="42" calcext:value-type="float">
            <text:p>42</text:p>
          </table:table-cell>
          <table:table-cell office:value-type="float" office:value="0.384615384615385" calcext:value-type="float">
            <text:p>0.38</text:p>
          </table:table-cell>
          <table:table-cell table:formula="of:=CONCATENATE(&quot;hsla(&quot;; IF([.F970]=1; 50; IF([.F970]&lt;1; 0; 110));&quot;, 80%, &quot;; TEXT(IF([.F970]&lt;1; [.F970]*95; IF([.F970]&gt;1; 95/[.F970];70));&quot;###.##&quot;);&quot;%, 1.0)&quot;)" office:value-type="string" office:string-value="hsla(0, 80%, 36.54%, 1.0)" calcext:value-type="string">
            <text:p>hsla(0, 80%, 36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0</text:p>
          </table:table-cell>
          <table:table-cell office:value-type="float" office:value="28" calcext:value-type="float">
            <text:p>28</text:p>
          </table:table-cell>
          <table:table-cell office:value-type="float" office:value="0.53125" calcext:value-type="float">
            <text:p>0.53</text:p>
          </table:table-cell>
          <table:table-cell table:formula="of:=CONCATENATE(&quot;hsla(&quot;; IF([.F971]=1; 50; IF([.F971]&lt;1; 0; 110));&quot;, 80%, &quot;; TEXT(IF([.F971]&lt;1; [.F971]*95; IF([.F971]&gt;1; 95/[.F971];70));&quot;###.##&quot;);&quot;%, 1.0)&quot;)" office:value-type="string" office:string-value="hsla(0, 80%, 50.47%, 1.0)" calcext:value-type="string">
            <text:p>hsla(0, 80%, 50.4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1</text:p>
          </table:table-cell>
          <table:table-cell office:value-type="float" office:value="21" calcext:value-type="float">
            <text:p>21</text:p>
          </table:table-cell>
          <table:table-cell office:value-type="float" office:value="0.944444444444444" calcext:value-type="float">
            <text:p>0.94</text:p>
          </table:table-cell>
          <table:table-cell table:formula="of:=CONCATENATE(&quot;hsla(&quot;; IF([.F972]=1; 50; IF([.F972]&lt;1; 0; 110));&quot;, 80%, &quot;; TEXT(IF([.F972]&lt;1; [.F972]*95; IF([.F972]&gt;1; 95/[.F972];70));&quot;###.##&quot;);&quot;%, 1.0)&quot;)" office:value-type="string" office:string-value="hsla(0, 80%, 89.72%, 1.0)" calcext:value-type="string">
            <text:p>hsla(0, 80%, 89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2</text:p>
          </table:table-cell>
          <table:table-cell office:value-type="float" office:value="4" calcext:value-type="float">
            <text:p>4</text:p>
          </table:table-cell>
          <table:table-cell office:value-type="float" office:value="0.90625" calcext:value-type="float">
            <text:p>0.91</text:p>
          </table:table-cell>
          <table:table-cell table:formula="of:=CONCATENATE(&quot;hsla(&quot;; IF([.F973]=1; 50; IF([.F973]&lt;1; 0; 110));&quot;, 80%, &quot;; TEXT(IF([.F973]&lt;1; [.F973]*95; IF([.F973]&gt;1; 95/[.F973];70));&quot;###.##&quot;);&quot;%, 1.0)&quot;)" office:value-type="string" office:string-value="hsla(0, 80%, 86.09%, 1.0)" calcext:value-type="string">
            <text:p>hsla(0, 80%, 86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974]=1; 50; IF([.F974]&lt;1; 0; 110));&quot;, 80%, &quot;; TEXT(IF([.F974]&lt;1; [.F974]*95; IF([.F974]&gt;1; 95/[.F974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75]=1; 50; IF([.F975]&lt;1; 0; 110));&quot;, 80%, &quot;; TEXT(IF([.F975]&lt;1; [.F975]*95; IF([.F975]&gt;1; 95/[.F97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5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976]=1; 50; IF([.F976]&lt;1; 0; 110));&quot;, 80%, &quot;; TEXT(IF([.F976]&lt;1; [.F976]*95; IF([.F976]&gt;1; 95/[.F976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6</text:p>
          </table:table-cell>
          <table:table-cell office:value-type="float" office:value="20" calcext:value-type="float">
            <text:p>20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977]=1; 50; IF([.F977]&lt;1; 0; 110));&quot;, 80%, &quot;; TEXT(IF([.F977]&lt;1; [.F977]*95; IF([.F977]&gt;1; 95/[.F977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7</text:p>
          </table:table-cell>
          <table:table-cell office:value-type="float" office:value="24" calcext:value-type="float">
            <text:p>24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978]=1; 50; IF([.F978]&lt;1; 0; 110));&quot;, 80%, &quot;; TEXT(IF([.F978]&lt;1; [.F978]*95; IF([.F978]&gt;1; 95/[.F97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8</text:p>
          </table:table-cell>
          <table:table-cell office:value-type="float" office:value="75" calcext:value-type="float">
            <text:p>75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979]=1; 50; IF([.F979]&lt;1; 0; 110));&quot;, 80%, &quot;; TEXT(IF([.F979]&lt;1; [.F979]*95; IF([.F979]&gt;1; 95/[.F979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79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980]=1; 50; IF([.F980]&lt;1; 0; 110));&quot;, 80%, &quot;; TEXT(IF([.F980]&lt;1; [.F980]*95; IF([.F980]&gt;1; 95/[.F980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0</text:p>
          </table:table-cell>
          <table:table-cell office:value-type="float" office:value="73" calcext:value-type="float">
            <text:p>73</text:p>
          </table:table-cell>
          <table:table-cell office:value-type="float" office:value="0.576923076923077" calcext:value-type="float">
            <text:p>0.58</text:p>
          </table:table-cell>
          <table:table-cell table:formula="of:=CONCATENATE(&quot;hsla(&quot;; IF([.F981]=1; 50; IF([.F981]&lt;1; 0; 110));&quot;, 80%, &quot;; TEXT(IF([.F981]&lt;1; [.F981]*95; IF([.F981]&gt;1; 95/[.F981];70));&quot;###.##&quot;);&quot;%, 1.0)&quot;)" office:value-type="string" office:string-value="hsla(0, 80%, 54.81%, 1.0)" calcext:value-type="string">
            <text:p>hsla(0, 80%, 54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82]=1; 50; IF([.F982]&lt;1; 0; 110));&quot;, 80%, &quot;; TEXT(IF([.F982]&lt;1; [.F982]*95; IF([.F982]&gt;1; 95/[.F98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2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983]=1; 50; IF([.F983]&lt;1; 0; 110));&quot;, 80%, &quot;; TEXT(IF([.F983]&lt;1; [.F983]*95; IF([.F983]&gt;1; 95/[.F983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3</text:p>
          </table:table-cell>
          <table:table-cell office:value-type="float" office:value="21" calcext:value-type="float">
            <text:p>21</text:p>
          </table:table-cell>
          <table:table-cell office:value-type="float" office:value="1.07142857142857" calcext:value-type="float">
            <text:p>1.07</text:p>
          </table:table-cell>
          <table:table-cell table:formula="of:=CONCATENATE(&quot;hsla(&quot;; IF([.F984]=1; 50; IF([.F984]&lt;1; 0; 110));&quot;, 80%, &quot;; TEXT(IF([.F984]&lt;1; [.F984]*95; IF([.F984]&gt;1; 95/[.F984];70));&quot;###.##&quot;);&quot;%, 1.0)&quot;)" office:value-type="string" office:string-value="hsla(110, 80%, 88.67%, 1.0)" calcext:value-type="string">
            <text:p>hsla(110, 80%, 88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4</text:p>
          </table:table-cell>
          <table:table-cell office:value-type="float" office:value="15" calcext:value-type="float">
            <text:p>15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985]=1; 50; IF([.F985]&lt;1; 0; 110));&quot;, 80%, &quot;; TEXT(IF([.F985]&lt;1; [.F985]*95; IF([.F985]&gt;1; 95/[.F98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5</text:p>
          </table:table-cell>
          <table:table-cell office:value-type="float" office:value="7" calcext:value-type="float">
            <text:p>7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986]=1; 50; IF([.F986]&lt;1; 0; 110));&quot;, 80%, &quot;; TEXT(IF([.F986]&lt;1; [.F986]*95; IF([.F986]&gt;1; 95/[.F986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6</text:p>
          </table:table-cell>
          <table:table-cell office:value-type="float" office:value="72" calcext:value-type="float">
            <text:p>72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987]=1; 50; IF([.F987]&lt;1; 0; 110));&quot;, 80%, &quot;; TEXT(IF([.F987]&lt;1; [.F987]*95; IF([.F987]&gt;1; 95/[.F987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7</text:p>
          </table:table-cell>
          <table:table-cell office:value-type="float" office:value="35" calcext:value-type="float">
            <text:p>35</text:p>
          </table:table-cell>
          <table:table-cell office:value-type="float" office:value="1.07692307692308" calcext:value-type="float">
            <text:p>1.08</text:p>
          </table:table-cell>
          <table:table-cell table:formula="of:=CONCATENATE(&quot;hsla(&quot;; IF([.F988]=1; 50; IF([.F988]&lt;1; 0; 110));&quot;, 80%, &quot;; TEXT(IF([.F988]&lt;1; [.F988]*95; IF([.F988]&gt;1; 95/[.F988];70));&quot;###.##&quot;);&quot;%, 1.0)&quot;)" office:value-type="string" office:string-value="hsla(110, 80%, 88.21%, 1.0)" calcext:value-type="string">
            <text:p>hsla(11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8</text:p>
          </table:table-cell>
          <table:table-cell office:value-type="float" office:value="613" calcext:value-type="float">
            <text:p>613</text:p>
          </table:table-cell>
          <table:table-cell office:value-type="float" office:value="1.15555555555556" calcext:value-type="float">
            <text:p>1.16</text:p>
          </table:table-cell>
          <table:table-cell table:formula="of:=CONCATENATE(&quot;hsla(&quot;; IF([.F989]=1; 50; IF([.F989]&lt;1; 0; 110));&quot;, 80%, &quot;; TEXT(IF([.F989]&lt;1; [.F989]*95; IF([.F989]&gt;1; 95/[.F989];70));&quot;###.##&quot;);&quot;%, 1.0)&quot;)" office:value-type="string" office:string-value="hsla(110, 80%, 82.21%, 1.0)" calcext:value-type="string">
            <text:p>hsla(110, 80%, 82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89</text:p>
          </table:table-cell>
          <table:table-cell office:value-type="float" office:value="39" calcext:value-type="float">
            <text:p>39</text:p>
          </table:table-cell>
          <table:table-cell office:value-type="float" office:value="0.916666666666667" calcext:value-type="float">
            <text:p>0.92</text:p>
          </table:table-cell>
          <table:table-cell table:formula="of:=CONCATENATE(&quot;hsla(&quot;; IF([.F990]=1; 50; IF([.F990]&lt;1; 0; 110));&quot;, 80%, &quot;; TEXT(IF([.F990]&lt;1; [.F990]*95; IF([.F990]&gt;1; 95/[.F990];70));&quot;###.##&quot;);&quot;%, 1.0)&quot;)" office:value-type="string" office:string-value="hsla(0, 80%, 87.08%, 1.0)" calcext:value-type="string">
            <text:p>hsla(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0</text:p>
          </table:table-cell>
          <table:table-cell office:value-type="float" office:value="46" calcext:value-type="float">
            <text:p>4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991]=1; 50; IF([.F991]&lt;1; 0; 110));&quot;, 80%, &quot;; TEXT(IF([.F991]&lt;1; [.F991]*95; IF([.F991]&gt;1; 95/[.F991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1</text:p>
          </table:table-cell>
          <table:table-cell office:value-type="float" office:value="17" calcext:value-type="float">
            <text:p>17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992]=1; 50; IF([.F992]&lt;1; 0; 110));&quot;, 80%, &quot;; TEXT(IF([.F992]&lt;1; [.F992]*95; IF([.F992]&gt;1; 95/[.F992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93]=1; 50; IF([.F993]&lt;1; 0; 110));&quot;, 80%, &quot;; TEXT(IF([.F993]&lt;1; [.F993]*95; IF([.F993]&gt;1; 95/[.F99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3</text:p>
          </table:table-cell>
          <table:table-cell office:value-type="float" office:value="8" calcext:value-type="float">
            <text:p>8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994]=1; 50; IF([.F994]&lt;1; 0; 110));&quot;, 80%, &quot;; TEXT(IF([.F994]&lt;1; [.F994]*95; IF([.F994]&gt;1; 95/[.F994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995]=1; 50; IF([.F995]&lt;1; 0; 110));&quot;, 80%, &quot;; TEXT(IF([.F995]&lt;1; [.F995]*95; IF([.F995]&gt;1; 95/[.F99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5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996]=1; 50; IF([.F996]&lt;1; 0; 110));&quot;, 80%, &quot;; TEXT(IF([.F996]&lt;1; [.F996]*95; IF([.F996]&gt;1; 95/[.F996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997]=1; 50; IF([.F997]&lt;1; 0; 110));&quot;, 80%, &quot;; TEXT(IF([.F997]&lt;1; [.F997]*95; IF([.F997]&gt;1; 95/[.F997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7</text:p>
          </table:table-cell>
          <table:table-cell office:value-type="float" office:value="37" calcext:value-type="float">
            <text:p>37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998]=1; 50; IF([.F998]&lt;1; 0; 110));&quot;, 80%, &quot;; TEXT(IF([.F998]&lt;1; [.F998]*95; IF([.F998]&gt;1; 95/[.F99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8</text:p>
          </table:table-cell>
          <table:table-cell office:value-type="float" office:value="22" calcext:value-type="float">
            <text:p>22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999]=1; 50; IF([.F999]&lt;1; 0; 110));&quot;, 80%, &quot;; TEXT(IF([.F999]&lt;1; [.F999]*95; IF([.F999]&gt;1; 95/[.F999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0999</text:p>
          </table:table-cell>
          <table:table-cell office:value-type="float" office:value="6" calcext:value-type="float">
            <text:p>6</text:p>
          </table:table-cell>
          <table:table-cell office:value-type="float" office:value="1.02941176470588" calcext:value-type="float">
            <text:p>1.03</text:p>
          </table:table-cell>
          <table:table-cell table:formula="of:=CONCATENATE(&quot;hsla(&quot;; IF([.F1000]=1; 50; IF([.F1000]&lt;1; 0; 110));&quot;, 80%, &quot;; TEXT(IF([.F1000]&lt;1; [.F1000]*95; IF([.F1000]&gt;1; 95/[.F1000];70));&quot;###.##&quot;);&quot;%, 1.0)&quot;)" office:value-type="string" office:string-value="hsla(110, 80%, 92.29%, 1.0)" calcext:value-type="string">
            <text:p>hsla(110, 80%, 92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0</text:p>
          </table:table-cell>
          <table:table-cell office:value-type="float" office:value="37" calcext:value-type="float">
            <text:p>37</text:p>
          </table:table-cell>
          <table:table-cell office:value-type="float" office:value="1.44444444444444" calcext:value-type="float">
            <text:p>1.44</text:p>
          </table:table-cell>
          <table:table-cell table:formula="of:=CONCATENATE(&quot;hsla(&quot;; IF([.F1001]=1; 50; IF([.F1001]&lt;1; 0; 110));&quot;, 80%, &quot;; TEXT(IF([.F1001]&lt;1; [.F1001]*95; IF([.F1001]&gt;1; 95/[.F1001];70));&quot;###.##&quot;);&quot;%, 1.0)&quot;)" office:value-type="string" office:string-value="hsla(110, 80%, 65.77%, 1.0)" calcext:value-type="string">
            <text:p>hsla(11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1</text:p>
          </table:table-cell>
          <table:table-cell office:value-type="float" office:value="7" calcext:value-type="float">
            <text:p>7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002]=1; 50; IF([.F1002]&lt;1; 0; 110));&quot;, 80%, &quot;; TEXT(IF([.F1002]&lt;1; [.F1002]*95; IF([.F1002]&gt;1; 95/[.F1002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03]=1; 50; IF([.F1003]&lt;1; 0; 110));&quot;, 80%, &quot;; TEXT(IF([.F1003]&lt;1; [.F1003]*95; IF([.F1003]&gt;1; 95/[.F100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3</text:p>
          </table:table-cell>
          <table:table-cell office:value-type="float" office:value="166" calcext:value-type="float">
            <text:p>166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004]=1; 50; IF([.F1004]&lt;1; 0; 110));&quot;, 80%, &quot;; TEXT(IF([.F1004]&lt;1; [.F1004]*95; IF([.F1004]&gt;1; 95/[.F1004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4</text:p>
          </table:table-cell>
          <table:table-cell office:value-type="float" office:value="9" calcext:value-type="float">
            <text:p>9</text:p>
          </table:table-cell>
          <table:table-cell office:value-type="float" office:value="0.545454545454545" calcext:value-type="float">
            <text:p>0.55</text:p>
          </table:table-cell>
          <table:table-cell table:formula="of:=CONCATENATE(&quot;hsla(&quot;; IF([.F1005]=1; 50; IF([.F1005]&lt;1; 0; 110));&quot;, 80%, &quot;; TEXT(IF([.F1005]&lt;1; [.F1005]*95; IF([.F1005]&gt;1; 95/[.F1005];70));&quot;###.##&quot;);&quot;%, 1.0)&quot;)" office:value-type="string" office:string-value="hsla(0, 80%, 51.82%, 1.0)" calcext:value-type="string">
            <text:p>hsla(0, 80%, 51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5</text:p>
          </table:table-cell>
          <table:table-cell office:value-type="float" office:value="7" calcext:value-type="float">
            <text:p>7</text:p>
          </table:table-cell>
          <table:table-cell office:value-type="float" office:value="0.416666666666667" calcext:value-type="float">
            <text:p>0.42</text:p>
          </table:table-cell>
          <table:table-cell table:formula="of:=CONCATENATE(&quot;hsla(&quot;; IF([.F1006]=1; 50; IF([.F1006]&lt;1; 0; 110));&quot;, 80%, &quot;; TEXT(IF([.F1006]&lt;1; [.F1006]*95; IF([.F1006]&gt;1; 95/[.F1006];70));&quot;###.##&quot;);&quot;%, 1.0)&quot;)" office:value-type="string" office:string-value="hsla(0, 80%, 39.58%, 1.0)" calcext:value-type="string">
            <text:p>hsla(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07]=1; 50; IF([.F1007]&lt;1; 0; 110));&quot;, 80%, &quot;; TEXT(IF([.F1007]&lt;1; [.F1007]*95; IF([.F1007]&gt;1; 95/[.F100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</text:p>
          </table:table-cell>
          <table:table-cell table:style-name="ce1" office:value-type="string" calcext:value-type="string">
            <text:p>Gene10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08]=1; 50; IF([.F1008]&lt;1; 0; 110));&quot;, 80%, &quot;; TEXT(IF([.F1008]&lt;1; [.F1008]*95; IF([.F1008]&gt;1; 95/[.F100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08</text:p>
          </table:table-cell>
          <table:table-cell office:value-type="float" office:value="148" calcext:value-type="float">
            <text:p>148</text:p>
          </table:table-cell>
          <table:table-cell office:value-type="float" office:value="1.09375" calcext:value-type="float">
            <text:p>1.09</text:p>
          </table:table-cell>
          <table:table-cell table:formula="of:=CONCATENATE(&quot;hsla(&quot;; IF([.F1009]=1; 50; IF([.F1009]&lt;1; 0; 110));&quot;, 80%, &quot;; TEXT(IF([.F1009]&lt;1; [.F1009]*95; IF([.F1009]&gt;1; 95/[.F1009];70));&quot;###.##&quot;);&quot;%, 1.0)&quot;)" office:value-type="string" office:string-value="hsla(110, 80%, 86.86%, 1.0)" calcext:value-type="string">
            <text:p>hsla(110, 80%, 86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09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010]=1; 50; IF([.F1010]&lt;1; 0; 110));&quot;, 80%, &quot;; TEXT(IF([.F1010]&lt;1; [.F1010]*95; IF([.F1010]&gt;1; 95/[.F1010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0</text:p>
          </table:table-cell>
          <table:table-cell office:value-type="float" office:value="22" calcext:value-type="float">
            <text:p>22</text:p>
          </table:table-cell>
          <table:table-cell office:value-type="float" office:value="0.844155844155844" calcext:value-type="float">
            <text:p>0.84</text:p>
          </table:table-cell>
          <table:table-cell table:formula="of:=CONCATENATE(&quot;hsla(&quot;; IF([.F1011]=1; 50; IF([.F1011]&lt;1; 0; 110));&quot;, 80%, &quot;; TEXT(IF([.F1011]&lt;1; [.F1011]*95; IF([.F1011]&gt;1; 95/[.F1011];70));&quot;###.##&quot;);&quot;%, 1.0)&quot;)" office:value-type="string" office:string-value="hsla(0, 80%, 80.19%, 1.0)" calcext:value-type="string">
            <text:p>hsla(0, 80%, 80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12]=1; 50; IF([.F1012]&lt;1; 0; 110));&quot;, 80%, &quot;; TEXT(IF([.F1012]&lt;1; [.F1012]*95; IF([.F1012]&gt;1; 95/[.F101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2</text:p>
          </table:table-cell>
          <table:table-cell office:value-type="float" office:value="39" calcext:value-type="float">
            <text:p>39</text:p>
          </table:table-cell>
          <table:table-cell office:value-type="float" office:value="0.363636363636364" calcext:value-type="float">
            <text:p>0.36</text:p>
          </table:table-cell>
          <table:table-cell table:formula="of:=CONCATENATE(&quot;hsla(&quot;; IF([.F1013]=1; 50; IF([.F1013]&lt;1; 0; 110));&quot;, 80%, &quot;; TEXT(IF([.F1013]&lt;1; [.F1013]*95; IF([.F1013]&gt;1; 95/[.F1013];70));&quot;###.##&quot;);&quot;%, 1.0)&quot;)" office:value-type="string" office:string-value="hsla(0, 80%, 34.55%, 1.0)" calcext:value-type="string">
            <text:p>hsla(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3</text:p>
          </table:table-cell>
          <table:table-cell office:value-type="float" office:value="6" calcext:value-type="float">
            <text:p>6</text:p>
          </table:table-cell>
          <table:table-cell office:value-type="float" office:value="0.733333333333333" calcext:value-type="float">
            <text:p>0.73</text:p>
          </table:table-cell>
          <table:table-cell table:formula="of:=CONCATENATE(&quot;hsla(&quot;; IF([.F1014]=1; 50; IF([.F1014]&lt;1; 0; 110));&quot;, 80%, &quot;; TEXT(IF([.F1014]&lt;1; [.F1014]*95; IF([.F1014]&gt;1; 95/[.F1014];70));&quot;###.##&quot;);&quot;%, 1.0)&quot;)" office:value-type="string" office:string-value="hsla(0, 80%, 69.67%, 1.0)" calcext:value-type="string">
            <text:p>hsla(0, 80%, 69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4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015]=1; 50; IF([.F1015]&lt;1; 0; 110));&quot;, 80%, &quot;; TEXT(IF([.F1015]&lt;1; [.F1015]*95; IF([.F1015]&gt;1; 95/[.F1015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5</text:p>
          </table:table-cell>
          <table:table-cell office:value-type="float" office:value="75" calcext:value-type="float">
            <text:p>75</text:p>
          </table:table-cell>
          <table:table-cell office:value-type="float" office:value="0.891566265060241" calcext:value-type="float">
            <text:p>0.89</text:p>
          </table:table-cell>
          <table:table-cell table:formula="of:=CONCATENATE(&quot;hsla(&quot;; IF([.F1016]=1; 50; IF([.F1016]&lt;1; 0; 110));&quot;, 80%, &quot;; TEXT(IF([.F1016]&lt;1; [.F1016]*95; IF([.F1016]&gt;1; 95/[.F1016];70));&quot;###.##&quot;);&quot;%, 1.0)&quot;)" office:value-type="string" office:string-value="hsla(0, 80%, 84.7%, 1.0)" calcext:value-type="string">
            <text:p>hsla(0, 80%, 84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6</text:p>
          </table:table-cell>
          <table:table-cell office:value-type="float" office:value="378" calcext:value-type="float">
            <text:p>378</text:p>
          </table:table-cell>
          <table:table-cell office:value-type="float" office:value="0.444444444444444" calcext:value-type="float">
            <text:p>0.44</text:p>
          </table:table-cell>
          <table:table-cell table:formula="of:=CONCATENATE(&quot;hsla(&quot;; IF([.F1017]=1; 50; IF([.F1017]&lt;1; 0; 110));&quot;, 80%, &quot;; TEXT(IF([.F1017]&lt;1; [.F1017]*95; IF([.F1017]&gt;1; 95/[.F1017];70));&quot;###.##&quot;);&quot;%, 1.0)&quot;)" office:value-type="string" office:string-value="hsla(0, 80%, 42.22%, 1.0)" calcext:value-type="string">
            <text:p>hsla(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7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1018]=1; 50; IF([.F1018]&lt;1; 0; 110));&quot;, 80%, &quot;; TEXT(IF([.F1018]&lt;1; [.F1018]*95; IF([.F1018]&gt;1; 95/[.F1018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8</text:p>
          </table:table-cell>
          <table:table-cell office:value-type="float" office:value="35" calcext:value-type="float">
            <text:p>35</text:p>
          </table:table-cell>
          <table:table-cell office:value-type="float" office:value="0.527777777777778" calcext:value-type="float">
            <text:p>0.53</text:p>
          </table:table-cell>
          <table:table-cell table:formula="of:=CONCATENATE(&quot;hsla(&quot;; IF([.F1019]=1; 50; IF([.F1019]&lt;1; 0; 110));&quot;, 80%, &quot;; TEXT(IF([.F1019]&lt;1; [.F1019]*95; IF([.F1019]&gt;1; 95/[.F1019];70));&quot;###.##&quot;);&quot;%, 1.0)&quot;)" office:value-type="string" office:string-value="hsla(0, 80%, 50.14%, 1.0)" calcext:value-type="string">
            <text:p>hsla(0, 80%, 50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19</text:p>
          </table:table-cell>
          <table:table-cell office:value-type="float" office:value="53" calcext:value-type="float">
            <text:p>53</text:p>
          </table:table-cell>
          <table:table-cell office:value-type="float" office:value="0.861111111111111" calcext:value-type="float">
            <text:p>0.86</text:p>
          </table:table-cell>
          <table:table-cell table:formula="of:=CONCATENATE(&quot;hsla(&quot;; IF([.F1020]=1; 50; IF([.F1020]&lt;1; 0; 110));&quot;, 80%, &quot;; TEXT(IF([.F1020]&lt;1; [.F1020]*95; IF([.F1020]&gt;1; 95/[.F1020];70));&quot;###.##&quot;);&quot;%, 1.0)&quot;)" office:value-type="string" office:string-value="hsla(0, 80%, 81.81%, 1.0)" calcext:value-type="string">
            <text:p>hsla(0, 80%, 81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0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1021]=1; 50; IF([.F1021]&lt;1; 0; 110));&quot;, 80%, &quot;; TEXT(IF([.F1021]&lt;1; [.F1021]*95; IF([.F1021]&gt;1; 95/[.F1021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022]=1; 50; IF([.F1022]&lt;1; 0; 110));&quot;, 80%, &quot;; TEXT(IF([.F1022]&lt;1; [.F1022]*95; IF([.F1022]&gt;1; 95/[.F1022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2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023]=1; 50; IF([.F1023]&lt;1; 0; 110));&quot;, 80%, &quot;; TEXT(IF([.F1023]&lt;1; [.F1023]*95; IF([.F1023]&gt;1; 95/[.F1023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3</text:p>
          </table:table-cell>
          <table:table-cell office:value-type="float" office:value="21" calcext:value-type="float">
            <text:p>21</text:p>
          </table:table-cell>
          <table:table-cell office:value-type="float" office:value="1.66666666666667" calcext:value-type="float">
            <text:p>1.67</text:p>
          </table:table-cell>
          <table:table-cell table:formula="of:=CONCATENATE(&quot;hsla(&quot;; IF([.F1024]=1; 50; IF([.F1024]&lt;1; 0; 110));&quot;, 80%, &quot;; TEXT(IF([.F1024]&lt;1; [.F1024]*95; IF([.F1024]&gt;1; 95/[.F1024];70));&quot;###.##&quot;);&quot;%, 1.0)&quot;)" office:value-type="string" office:string-value="hsla(110, 80%, 57%, 1.0)" calcext:value-type="string">
            <text:p>hsla(11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4</text:p>
          </table:table-cell>
          <table:table-cell office:value-type="float" office:value="24" calcext:value-type="float">
            <text:p>24</text:p>
          </table:table-cell>
          <table:table-cell office:value-type="float" office:value="1.68627450980392" calcext:value-type="float">
            <text:p>1.69</text:p>
          </table:table-cell>
          <table:table-cell table:formula="of:=CONCATENATE(&quot;hsla(&quot;; IF([.F1025]=1; 50; IF([.F1025]&lt;1; 0; 110));&quot;, 80%, &quot;; TEXT(IF([.F1025]&lt;1; [.F1025]*95; IF([.F1025]&gt;1; 95/[.F1025];70));&quot;###.##&quot;);&quot;%, 1.0)&quot;)" office:value-type="string" office:string-value="hsla(110, 80%, 56.34%, 1.0)" calcext:value-type="string">
            <text:p>hsla(110, 80%, 56.3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5</text:p>
          </table:table-cell>
          <table:table-cell office:value-type="float" office:value="95" calcext:value-type="float">
            <text:p>95</text:p>
          </table:table-cell>
          <table:table-cell office:value-type="float" office:value="0.785714285714286" calcext:value-type="float">
            <text:p>0.79</text:p>
          </table:table-cell>
          <table:table-cell table:formula="of:=CONCATENATE(&quot;hsla(&quot;; IF([.F1026]=1; 50; IF([.F1026]&lt;1; 0; 110));&quot;, 80%, &quot;; TEXT(IF([.F1026]&lt;1; [.F1026]*95; IF([.F1026]&gt;1; 95/[.F1026];70));&quot;###.##&quot;);&quot;%, 1.0)&quot;)" office:value-type="string" office:string-value="hsla(0, 80%, 74.64%, 1.0)" calcext:value-type="string">
            <text:p>hsla(0, 80%, 74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6</text:p>
          </table:table-cell>
          <table:table-cell office:value-type="float" office:value="12" calcext:value-type="float">
            <text:p>12</text:p>
          </table:table-cell>
          <table:table-cell office:value-type="float" office:value="1.09302325581395" calcext:value-type="float">
            <text:p>1.09</text:p>
          </table:table-cell>
          <table:table-cell table:formula="of:=CONCATENATE(&quot;hsla(&quot;; IF([.F1027]=1; 50; IF([.F1027]&lt;1; 0; 110));&quot;, 80%, &quot;; TEXT(IF([.F1027]&lt;1; [.F1027]*95; IF([.F1027]&gt;1; 95/[.F1027];70));&quot;###.##&quot;);&quot;%, 1.0)&quot;)" office:value-type="string" office:string-value="hsla(110, 80%, 86.91%, 1.0)" calcext:value-type="string">
            <text:p>hsla(110, 80%, 86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7</text:p>
          </table:table-cell>
          <table:table-cell office:value-type="float" office:value="5" calcext:value-type="float">
            <text:p>5</text:p>
          </table:table-cell>
          <table:table-cell office:value-type="float" office:value="0.711111111111111" calcext:value-type="float">
            <text:p>0.71</text:p>
          </table:table-cell>
          <table:table-cell table:formula="of:=CONCATENATE(&quot;hsla(&quot;; IF([.F1028]=1; 50; IF([.F1028]&lt;1; 0; 110));&quot;, 80%, &quot;; TEXT(IF([.F1028]&lt;1; [.F1028]*95; IF([.F1028]&gt;1; 95/[.F1028];70));&quot;###.##&quot;);&quot;%, 1.0)&quot;)" office:value-type="string" office:string-value="hsla(0, 80%, 67.56%, 1.0)" calcext:value-type="string">
            <text:p>hsla(0, 80%, 67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29]=1; 50; IF([.F1029]&lt;1; 0; 110));&quot;, 80%, &quot;; TEXT(IF([.F1029]&lt;1; [.F1029]*95; IF([.F1029]&gt;1; 95/[.F102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2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30]=1; 50; IF([.F1030]&lt;1; 0; 110));&quot;, 80%, &quot;; TEXT(IF([.F1030]&lt;1; [.F1030]*95; IF([.F1030]&gt;1; 95/[.F103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30</text:p>
          </table:table-cell>
          <table:table-cell office:value-type="float" office:value="13" calcext:value-type="float">
            <text:p>13</text:p>
          </table:table-cell>
          <table:table-cell office:value-type="float" office:value="0.872727272727273" calcext:value-type="float">
            <text:p>0.87</text:p>
          </table:table-cell>
          <table:table-cell table:formula="of:=CONCATENATE(&quot;hsla(&quot;; IF([.F1031]=1; 50; IF([.F1031]&lt;1; 0; 110));&quot;, 80%, &quot;; TEXT(IF([.F1031]&lt;1; [.F1031]*95; IF([.F1031]&gt;1; 95/[.F1031];70));&quot;###.##&quot;);&quot;%, 1.0)&quot;)" office:value-type="string" office:string-value="hsla(0, 80%, 82.91%, 1.0)" calcext:value-type="string">
            <text:p>hsla(0, 80%, 82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31</text:p>
          </table:table-cell>
          <table:table-cell office:value-type="float" office:value="146" calcext:value-type="float">
            <text:p>146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1032]=1; 50; IF([.F1032]&lt;1; 0; 110));&quot;, 80%, &quot;; TEXT(IF([.F1032]&lt;1; [.F1032]*95; IF([.F1032]&gt;1; 95/[.F1032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ibosome biogenesis</text:p>
          </table:table-cell>
          <table:table-cell table:style-name="ce1" office:value-type="string" calcext:value-type="string">
            <text:p>Gene1032</text:p>
          </table:table-cell>
          <table:table-cell office:value-type="float" office:value="37" calcext:value-type="float">
            <text:p>37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033]=1; 50; IF([.F1033]&lt;1; 0; 110));&quot;, 80%, &quot;; TEXT(IF([.F1033]&lt;1; [.F1033]*95; IF([.F1033]&gt;1; 95/[.F1033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3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table:formula="of:=CONCATENATE(&quot;hsla(&quot;; IF([.F1034]=1; 50; IF([.F1034]&lt;1; 0; 110));&quot;, 80%, &quot;; TEXT(IF([.F1034]&lt;1; [.F1034]*95; IF([.F1034]&gt;1; 95/[.F1034];70));&quot;###.##&quot;);&quot;%, 1.0)&quot;)" office:value-type="string" office:string-value="hsla(0, 80%, 42.75%, 1.0)" calcext:value-type="string">
            <text:p>hsla(0, 80%, 42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035]=1; 50; IF([.F1035]&lt;1; 0; 110));&quot;, 80%, &quot;; TEXT(IF([.F1035]&lt;1; [.F1035]*95; IF([.F1035]&gt;1; 95/[.F103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5</text:p>
          </table:table-cell>
          <table:table-cell office:value-type="float" office:value="64" calcext:value-type="float">
            <text:p>64</text:p>
          </table:table-cell>
          <table:table-cell office:value-type="float" office:value="1.22222222222222" calcext:value-type="float">
            <text:p>1.22</text:p>
          </table:table-cell>
          <table:table-cell table:formula="of:=CONCATENATE(&quot;hsla(&quot;; IF([.F1036]=1; 50; IF([.F1036]&lt;1; 0; 110));&quot;, 80%, &quot;; TEXT(IF([.F1036]&lt;1; [.F1036]*95; IF([.F1036]&gt;1; 95/[.F1036];70));&quot;###.##&quot;);&quot;%, 1.0)&quot;)" office:value-type="string" office:string-value="hsla(110, 80%, 77.73%, 1.0)" calcext:value-type="string">
            <text:p>hsla(11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6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37]=1; 50; IF([.F1037]&lt;1; 0; 110));&quot;, 80%, &quot;; TEXT(IF([.F1037]&lt;1; [.F1037]*95; IF([.F1037]&gt;1; 95/[.F103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7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38]=1; 50; IF([.F1038]&lt;1; 0; 110));&quot;, 80%, &quot;; TEXT(IF([.F1038]&lt;1; [.F1038]*95; IF([.F1038]&gt;1; 95/[.F103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039]=1; 50; IF([.F1039]&lt;1; 0; 110));&quot;, 80%, &quot;; TEXT(IF([.F1039]&lt;1; [.F1039]*95; IF([.F1039]&gt;1; 95/[.F1039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39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040]=1; 50; IF([.F1040]&lt;1; 0; 110));&quot;, 80%, &quot;; TEXT(IF([.F1040]&lt;1; [.F1040]*95; IF([.F1040]&gt;1; 95/[.F1040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0</text:p>
          </table:table-cell>
          <table:table-cell office:value-type="float" office:value="242" calcext:value-type="float">
            <text:p>242</text:p>
          </table:table-cell>
          <table:table-cell office:value-type="float" office:value="1.31764705882353" calcext:value-type="float">
            <text:p>1.32</text:p>
          </table:table-cell>
          <table:table-cell table:formula="of:=CONCATENATE(&quot;hsla(&quot;; IF([.F1041]=1; 50; IF([.F1041]&lt;1; 0; 110));&quot;, 80%, &quot;; TEXT(IF([.F1041]&lt;1; [.F1041]*95; IF([.F1041]&gt;1; 95/[.F1041];70));&quot;###.##&quot;);&quot;%, 1.0)&quot;)" office:value-type="string" office:string-value="hsla(110, 80%, 72.1%, 1.0)" calcext:value-type="string">
            <text:p>hsla(110, 80%, 72.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1</text:p>
          </table:table-cell>
          <table:table-cell office:value-type="float" office:value="64" calcext:value-type="float">
            <text:p>64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1042]=1; 50; IF([.F1042]&lt;1; 0; 110));&quot;, 80%, &quot;; TEXT(IF([.F1042]&lt;1; [.F1042]*95; IF([.F1042]&gt;1; 95/[.F1042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2</text:p>
          </table:table-cell>
          <table:table-cell office:value-type="float" office:value="61" calcext:value-type="float">
            <text:p>61</text:p>
          </table:table-cell>
          <table:table-cell office:value-type="float" office:value="1.02941176470588" calcext:value-type="float">
            <text:p>1.03</text:p>
          </table:table-cell>
          <table:table-cell table:formula="of:=CONCATENATE(&quot;hsla(&quot;; IF([.F1043]=1; 50; IF([.F1043]&lt;1; 0; 110));&quot;, 80%, &quot;; TEXT(IF([.F1043]&lt;1; [.F1043]*95; IF([.F1043]&gt;1; 95/[.F1043];70));&quot;###.##&quot;);&quot;%, 1.0)&quot;)" office:value-type="string" office:string-value="hsla(110, 80%, 92.29%, 1.0)" calcext:value-type="string">
            <text:p>hsla(110, 80%, 92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3</text:p>
          </table:table-cell>
          <table:table-cell office:value-type="float" office:value="55" calcext:value-type="float">
            <text:p>55</text:p>
          </table:table-cell>
          <table:table-cell office:value-type="float" office:value="1.375" calcext:value-type="float">
            <text:p>1.38</text:p>
          </table:table-cell>
          <table:table-cell table:formula="of:=CONCATENATE(&quot;hsla(&quot;; IF([.F1044]=1; 50; IF([.F1044]&lt;1; 0; 110));&quot;, 80%, &quot;; TEXT(IF([.F1044]&lt;1; [.F1044]*95; IF([.F1044]&gt;1; 95/[.F1044];70));&quot;###.##&quot;);&quot;%, 1.0)&quot;)" office:value-type="string" office:string-value="hsla(110, 80%, 69.09%, 1.0)" calcext:value-type="string">
            <text:p>hsla(11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4</text:p>
          </table:table-cell>
          <table:table-cell office:value-type="float" office:value="63" calcext:value-type="float">
            <text:p>63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045]=1; 50; IF([.F1045]&lt;1; 0; 110));&quot;, 80%, &quot;; TEXT(IF([.F1045]&lt;1; [.F1045]*95; IF([.F1045]&gt;1; 95/[.F1045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5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1046]=1; 50; IF([.F1046]&lt;1; 0; 110));&quot;, 80%, &quot;; TEXT(IF([.F1046]&lt;1; [.F1046]*95; IF([.F1046]&gt;1; 95/[.F1046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6</text:p>
          </table:table-cell>
          <table:table-cell office:value-type="float" office:value="29" calcext:value-type="float">
            <text:p>29</text:p>
          </table:table-cell>
          <table:table-cell office:value-type="float" office:value="0.466666666666667" calcext:value-type="float">
            <text:p>0.47</text:p>
          </table:table-cell>
          <table:table-cell table:formula="of:=CONCATENATE(&quot;hsla(&quot;; IF([.F1047]=1; 50; IF([.F1047]&lt;1; 0; 110));&quot;, 80%, &quot;; TEXT(IF([.F1047]&lt;1; [.F1047]*95; IF([.F1047]&gt;1; 95/[.F1047];70));&quot;###.##&quot;);&quot;%, 1.0)&quot;)" office:value-type="string" office:string-value="hsla(0, 80%, 44.33%, 1.0)" calcext:value-type="string">
            <text:p>hsla(0, 80%, 44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7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048]=1; 50; IF([.F1048]&lt;1; 0; 110));&quot;, 80%, &quot;; TEXT(IF([.F1048]&lt;1; [.F1048]*95; IF([.F1048]&gt;1; 95/[.F1048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049]=1; 50; IF([.F1049]&lt;1; 0; 110));&quot;, 80%, &quot;; TEXT(IF([.F1049]&lt;1; [.F1049]*95; IF([.F1049]&gt;1; 95/[.F104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49</text:p>
          </table:table-cell>
          <table:table-cell office:value-type="float" office:value="22" calcext:value-type="float">
            <text:p>22</text:p>
          </table:table-cell>
          <table:table-cell office:value-type="float" office:value="0.879310344827586" calcext:value-type="float">
            <text:p>0.88</text:p>
          </table:table-cell>
          <table:table-cell table:formula="of:=CONCATENATE(&quot;hsla(&quot;; IF([.F1050]=1; 50; IF([.F1050]&lt;1; 0; 110));&quot;, 80%, &quot;; TEXT(IF([.F1050]&lt;1; [.F1050]*95; IF([.F1050]&gt;1; 95/[.F1050];70));&quot;###.##&quot;);&quot;%, 1.0)&quot;)" office:value-type="string" office:string-value="hsla(0, 80%, 83.53%, 1.0)" calcext:value-type="string">
            <text:p>hsla(0, 80%, 83.5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0</text:p>
          </table:table-cell>
          <table:table-cell office:value-type="float" office:value="157" calcext:value-type="float">
            <text:p>15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51]=1; 50; IF([.F1051]&lt;1; 0; 110));&quot;, 80%, &quot;; TEXT(IF([.F1051]&lt;1; [.F1051]*95; IF([.F1051]&gt;1; 95/[.F105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1</text:p>
          </table:table-cell>
          <table:table-cell office:value-type="float" office:value="98" calcext:value-type="float">
            <text:p>98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1052]=1; 50; IF([.F1052]&lt;1; 0; 110));&quot;, 80%, &quot;; TEXT(IF([.F1052]&lt;1; [.F1052]*95; IF([.F1052]&gt;1; 95/[.F1052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2</text:p>
          </table:table-cell>
          <table:table-cell office:value-type="float" office:value="108" calcext:value-type="float">
            <text:p>108</text:p>
          </table:table-cell>
          <table:table-cell office:value-type="float" office:value="1.1875" calcext:value-type="float">
            <text:p>1.19</text:p>
          </table:table-cell>
          <table:table-cell table:formula="of:=CONCATENATE(&quot;hsla(&quot;; IF([.F1053]=1; 50; IF([.F1053]&lt;1; 0; 110));&quot;, 80%, &quot;; TEXT(IF([.F1053]&lt;1; [.F1053]*95; IF([.F1053]&gt;1; 95/[.F1053];70));&quot;###.##&quot;);&quot;%, 1.0)&quot;)" office:value-type="string" office:string-value="hsla(110, 80%, 80%, 1.0)" calcext:value-type="string">
            <text:p>hsla(110, 80%, 8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3</text:p>
          </table:table-cell>
          <table:table-cell office:value-type="float" office:value="134" calcext:value-type="float">
            <text:p>134</text:p>
          </table:table-cell>
          <table:table-cell office:value-type="float" office:value="0.733333333333333" calcext:value-type="float">
            <text:p>0.73</text:p>
          </table:table-cell>
          <table:table-cell table:formula="of:=CONCATENATE(&quot;hsla(&quot;; IF([.F1054]=1; 50; IF([.F1054]&lt;1; 0; 110));&quot;, 80%, &quot;; TEXT(IF([.F1054]&lt;1; [.F1054]*95; IF([.F1054]&gt;1; 95/[.F1054];70));&quot;###.##&quot;);&quot;%, 1.0)&quot;)" office:value-type="string" office:string-value="hsla(0, 80%, 69.67%, 1.0)" calcext:value-type="string">
            <text:p>hsla(0, 80%, 69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4</text:p>
          </table:table-cell>
          <table:table-cell office:value-type="float" office:value="7" calcext:value-type="float">
            <text:p>7</text:p>
          </table:table-cell>
          <table:table-cell office:value-type="float" office:value="0.659340659340659" calcext:value-type="float">
            <text:p>0.66</text:p>
          </table:table-cell>
          <table:table-cell table:formula="of:=CONCATENATE(&quot;hsla(&quot;; IF([.F1055]=1; 50; IF([.F1055]&lt;1; 0; 110));&quot;, 80%, &quot;; TEXT(IF([.F1055]&lt;1; [.F1055]*95; IF([.F1055]&gt;1; 95/[.F1055];70));&quot;###.##&quot;);&quot;%, 1.0)&quot;)" office:value-type="string" office:string-value="hsla(0, 80%, 62.64%, 1.0)" calcext:value-type="string">
            <text:p>hsla(0, 80%, 62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5</text:p>
          </table:table-cell>
          <table:table-cell office:value-type="float" office:value="2" calcext:value-type="float">
            <text:p>2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056]=1; 50; IF([.F1056]&lt;1; 0; 110));&quot;, 80%, &quot;; TEXT(IF([.F1056]&lt;1; [.F1056]*95; IF([.F1056]&gt;1; 95/[.F1056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6</text:p>
          </table:table-cell>
          <table:table-cell office:value-type="float" office:value="32" calcext:value-type="float">
            <text:p>32</text:p>
          </table:table-cell>
          <table:table-cell office:value-type="float" office:value="0.84" calcext:value-type="float">
            <text:p>0.84</text:p>
          </table:table-cell>
          <table:table-cell table:formula="of:=CONCATENATE(&quot;hsla(&quot;; IF([.F1057]=1; 50; IF([.F1057]&lt;1; 0; 110));&quot;, 80%, &quot;; TEXT(IF([.F1057]&lt;1; [.F1057]*95; IF([.F1057]&gt;1; 95/[.F1057];70));&quot;###.##&quot;);&quot;%, 1.0)&quot;)" office:value-type="string" office:string-value="hsla(0, 80%, 79.8%, 1.0)" calcext:value-type="string">
            <text:p>hsla(0, 80%, 79.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7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058]=1; 50; IF([.F1058]&lt;1; 0; 110));&quot;, 80%, &quot;; TEXT(IF([.F1058]&lt;1; [.F1058]*95; IF([.F1058]&gt;1; 95/[.F1058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8</text:p>
          </table:table-cell>
          <table:table-cell office:value-type="float" office:value="3" calcext:value-type="float">
            <text:p>3</text:p>
          </table:table-cell>
          <table:table-cell office:value-type="float" office:value="1.35714285714286" calcext:value-type="float">
            <text:p>1.36</text:p>
          </table:table-cell>
          <table:table-cell table:formula="of:=CONCATENATE(&quot;hsla(&quot;; IF([.F1059]=1; 50; IF([.F1059]&lt;1; 0; 110));&quot;, 80%, &quot;; TEXT(IF([.F1059]&lt;1; [.F1059]*95; IF([.F1059]&gt;1; 95/[.F1059];70));&quot;###.##&quot;);&quot;%, 1.0)&quot;)" office:value-type="string" office:string-value="hsla(110, 80%, 70%, 1.0)" calcext:value-type="string">
            <text:p>hsla(11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59</text:p>
          </table:table-cell>
          <table:table-cell office:value-type="float" office:value="19" calcext:value-type="float">
            <text:p>19</text:p>
          </table:table-cell>
          <table:table-cell office:value-type="float" office:value="0.8359375" calcext:value-type="float">
            <text:p>0.84</text:p>
          </table:table-cell>
          <table:table-cell table:formula="of:=CONCATENATE(&quot;hsla(&quot;; IF([.F1060]=1; 50; IF([.F1060]&lt;1; 0; 110));&quot;, 80%, &quot;; TEXT(IF([.F1060]&lt;1; [.F1060]*95; IF([.F1060]&gt;1; 95/[.F1060];70));&quot;###.##&quot;);&quot;%, 1.0)&quot;)" office:value-type="string" office:string-value="hsla(0, 80%, 79.41%, 1.0)" calcext:value-type="string">
            <text:p>hsla(0, 80%, 79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0</text:p>
          </table:table-cell>
          <table:table-cell office:value-type="float" office:value="257" calcext:value-type="float">
            <text:p>257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061]=1; 50; IF([.F1061]&lt;1; 0; 110));&quot;, 80%, &quot;; TEXT(IF([.F1061]&lt;1; [.F1061]*95; IF([.F1061]&gt;1; 95/[.F1061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62]=1; 50; IF([.F1062]&lt;1; 0; 110));&quot;, 80%, &quot;; TEXT(IF([.F1062]&lt;1; [.F1062]*95; IF([.F1062]&gt;1; 95/[.F106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2</text:p>
          </table:table-cell>
          <table:table-cell office:value-type="float" office:value="7" calcext:value-type="float">
            <text:p>7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063]=1; 50; IF([.F1063]&lt;1; 0; 110));&quot;, 80%, &quot;; TEXT(IF([.F1063]&lt;1; [.F1063]*95; IF([.F1063]&gt;1; 95/[.F1063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3</text:p>
          </table:table-cell>
          <table:table-cell office:value-type="float" office:value="24" calcext:value-type="float">
            <text:p>24</text:p>
          </table:table-cell>
          <table:table-cell office:value-type="float" office:value="0.851851851851852" calcext:value-type="float">
            <text:p>0.85</text:p>
          </table:table-cell>
          <table:table-cell table:formula="of:=CONCATENATE(&quot;hsla(&quot;; IF([.F1064]=1; 50; IF([.F1064]&lt;1; 0; 110));&quot;, 80%, &quot;; TEXT(IF([.F1064]&lt;1; [.F1064]*95; IF([.F1064]&gt;1; 95/[.F1064];70));&quot;###.##&quot;);&quot;%, 1.0)&quot;)" office:value-type="string" office:string-value="hsla(0, 80%, 80.93%, 1.0)" calcext:value-type="string">
            <text:p>hsla(0, 80%, 80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4</text:p>
          </table:table-cell>
          <table:table-cell office:value-type="float" office:value="12" calcext:value-type="float">
            <text:p>12</text:p>
          </table:table-cell>
          <table:table-cell office:value-type="float" office:value="1.375" calcext:value-type="float">
            <text:p>1.38</text:p>
          </table:table-cell>
          <table:table-cell table:formula="of:=CONCATENATE(&quot;hsla(&quot;; IF([.F1065]=1; 50; IF([.F1065]&lt;1; 0; 110));&quot;, 80%, &quot;; TEXT(IF([.F1065]&lt;1; [.F1065]*95; IF([.F1065]&gt;1; 95/[.F1065];70));&quot;###.##&quot;);&quot;%, 1.0)&quot;)" office:value-type="string" office:string-value="hsla(110, 80%, 69.09%, 1.0)" calcext:value-type="string">
            <text:p>hsla(11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5</text:p>
          </table:table-cell>
          <table:table-cell office:value-type="float" office:value="6" calcext:value-type="float">
            <text:p>6</text:p>
          </table:table-cell>
          <table:table-cell office:value-type="float" office:value="0.819672131147541" calcext:value-type="float">
            <text:p>0.82</text:p>
          </table:table-cell>
          <table:table-cell table:formula="of:=CONCATENATE(&quot;hsla(&quot;; IF([.F1066]=1; 50; IF([.F1066]&lt;1; 0; 110));&quot;, 80%, &quot;; TEXT(IF([.F1066]&lt;1; [.F1066]*95; IF([.F1066]&gt;1; 95/[.F1066];70));&quot;###.##&quot;);&quot;%, 1.0)&quot;)" office:value-type="string" office:string-value="hsla(0, 80%, 77.87%, 1.0)" calcext:value-type="string">
            <text:p>hsla(0, 80%, 77.8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67]=1; 50; IF([.F1067]&lt;1; 0; 110));&quot;, 80%, &quot;; TEXT(IF([.F1067]&lt;1; [.F1067]*95; IF([.F1067]&gt;1; 95/[.F106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7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68]=1; 50; IF([.F1068]&lt;1; 0; 110));&quot;, 80%, &quot;; TEXT(IF([.F1068]&lt;1; [.F1068]*95; IF([.F1068]&gt;1; 95/[.F106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8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069]=1; 50; IF([.F1069]&lt;1; 0; 110));&quot;, 80%, &quot;; TEXT(IF([.F1069]&lt;1; [.F1069]*95; IF([.F1069]&gt;1; 95/[.F1069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69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070]=1; 50; IF([.F1070]&lt;1; 0; 110));&quot;, 80%, &quot;; TEXT(IF([.F1070]&lt;1; [.F1070]*95; IF([.F1070]&gt;1; 95/[.F1070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0</text:p>
          </table:table-cell>
          <table:table-cell office:value-type="float" office:value="5" calcext:value-type="float">
            <text:p>5</text:p>
          </table:table-cell>
          <table:table-cell office:value-type="float" office:value="0.928571428571429" calcext:value-type="float">
            <text:p>0.93</text:p>
          </table:table-cell>
          <table:table-cell table:formula="of:=CONCATENATE(&quot;hsla(&quot;; IF([.F1071]=1; 50; IF([.F1071]&lt;1; 0; 110));&quot;, 80%, &quot;; TEXT(IF([.F1071]&lt;1; [.F1071]*95; IF([.F1071]&gt;1; 95/[.F1071];70));&quot;###.##&quot;);&quot;%, 1.0)&quot;)" office:value-type="string" office:string-value="hsla(0, 80%, 88.21%, 1.0)" calcext:value-type="string">
            <text:p>hsla(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1</text:p>
          </table:table-cell>
          <table:table-cell office:value-type="float" office:value="22" calcext:value-type="float">
            <text:p>22</text:p>
          </table:table-cell>
          <table:table-cell office:value-type="float" office:value="0.384615384615385" calcext:value-type="float">
            <text:p>0.38</text:p>
          </table:table-cell>
          <table:table-cell table:formula="of:=CONCATENATE(&quot;hsla(&quot;; IF([.F1072]=1; 50; IF([.F1072]&lt;1; 0; 110));&quot;, 80%, &quot;; TEXT(IF([.F1072]&lt;1; [.F1072]*95; IF([.F1072]&gt;1; 95/[.F1072];70));&quot;###.##&quot;);&quot;%, 1.0)&quot;)" office:value-type="string" office:string-value="hsla(0, 80%, 36.54%, 1.0)" calcext:value-type="string">
            <text:p>hsla(0, 80%, 36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2</text:p>
          </table:table-cell>
          <table:table-cell office:value-type="float" office:value="255" calcext:value-type="float">
            <text:p>255</text:p>
          </table:table-cell>
          <table:table-cell office:value-type="float" office:value="0.448979591836735" calcext:value-type="float">
            <text:p>0.45</text:p>
          </table:table-cell>
          <table:table-cell table:formula="of:=CONCATENATE(&quot;hsla(&quot;; IF([.F1073]=1; 50; IF([.F1073]&lt;1; 0; 110));&quot;, 80%, &quot;; TEXT(IF([.F1073]&lt;1; [.F1073]*95; IF([.F1073]&gt;1; 95/[.F1073];70));&quot;###.##&quot;);&quot;%, 1.0)&quot;)" office:value-type="string" office:string-value="hsla(0, 80%, 42.65%, 1.0)" calcext:value-type="string">
            <text:p>hsla(0, 80%, 42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3</text:p>
          </table:table-cell>
          <table:table-cell office:value-type="float" office:value="29" calcext:value-type="float">
            <text:p>29</text:p>
          </table:table-cell>
          <table:table-cell office:value-type="float" office:value="1.05357142857143" calcext:value-type="float">
            <text:p>1.05</text:p>
          </table:table-cell>
          <table:table-cell table:formula="of:=CONCATENATE(&quot;hsla(&quot;; IF([.F1074]=1; 50; IF([.F1074]&lt;1; 0; 110));&quot;, 80%, &quot;; TEXT(IF([.F1074]&lt;1; [.F1074]*95; IF([.F1074]&gt;1; 95/[.F1074];70));&quot;###.##&quot;);&quot;%, 1.0)&quot;)" office:value-type="string" office:string-value="hsla(110, 80%, 90.17%, 1.0)" calcext:value-type="string">
            <text:p>hsla(110, 80%, 90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075]=1; 50; IF([.F1075]&lt;1; 0; 110));&quot;, 80%, &quot;; TEXT(IF([.F1075]&lt;1; [.F1075]*95; IF([.F1075]&gt;1; 95/[.F107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076]=1; 50; IF([.F1076]&lt;1; 0; 110));&quot;, 80%, &quot;; TEXT(IF([.F1076]&lt;1; [.F1076]*95; IF([.F1076]&gt;1; 95/[.F107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6</text:p>
          </table:table-cell>
          <table:table-cell office:value-type="float" office:value="170" calcext:value-type="float">
            <text:p>170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077]=1; 50; IF([.F1077]&lt;1; 0; 110));&quot;, 80%, &quot;; TEXT(IF([.F1077]&lt;1; [.F1077]*95; IF([.F1077]&gt;1; 95/[.F1077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7</text:p>
          </table:table-cell>
          <table:table-cell office:value-type="float" office:value="393" calcext:value-type="float">
            <text:p>393</text:p>
          </table:table-cell>
          <table:table-cell office:value-type="float" office:value="1.12903225806452" calcext:value-type="float">
            <text:p>1.13</text:p>
          </table:table-cell>
          <table:table-cell table:formula="of:=CONCATENATE(&quot;hsla(&quot;; IF([.F1078]=1; 50; IF([.F1078]&lt;1; 0; 110));&quot;, 80%, &quot;; TEXT(IF([.F1078]&lt;1; [.F1078]*95; IF([.F1078]&gt;1; 95/[.F1078];70));&quot;###.##&quot;);&quot;%, 1.0)&quot;)" office:value-type="string" office:string-value="hsla(110, 80%, 84.14%, 1.0)" calcext:value-type="string">
            <text:p>hsla(110, 80%, 84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79]=1; 50; IF([.F1079]&lt;1; 0; 110));&quot;, 80%, &quot;; TEXT(IF([.F1079]&lt;1; [.F1079]*95; IF([.F1079]&gt;1; 95/[.F107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79</text:p>
          </table:table-cell>
          <table:table-cell office:value-type="float" office:value="40" calcext:value-type="float">
            <text:p>40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080]=1; 50; IF([.F1080]&lt;1; 0; 110));&quot;, 80%, &quot;; TEXT(IF([.F1080]&lt;1; [.F1080]*95; IF([.F1080]&gt;1; 95/[.F1080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0</text:p>
          </table:table-cell>
          <table:table-cell office:value-type="float" office:value="122" calcext:value-type="float">
            <text:p>122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081]=1; 50; IF([.F1081]&lt;1; 0; 110));&quot;, 80%, &quot;; TEXT(IF([.F1081]&lt;1; [.F1081]*95; IF([.F1081]&gt;1; 95/[.F1081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1</text:p>
          </table:table-cell>
          <table:table-cell office:value-type="float" office:value="11" calcext:value-type="float">
            <text:p>11</text:p>
          </table:table-cell>
          <table:table-cell office:value-type="float" office:value="1.2962962962963" calcext:value-type="float">
            <text:p>1.3</text:p>
          </table:table-cell>
          <table:table-cell table:formula="of:=CONCATENATE(&quot;hsla(&quot;; IF([.F1082]=1; 50; IF([.F1082]&lt;1; 0; 110));&quot;, 80%, &quot;; TEXT(IF([.F1082]&lt;1; [.F1082]*95; IF([.F1082]&gt;1; 95/[.F1082];70));&quot;###.##&quot;);&quot;%, 1.0)&quot;)" office:value-type="string" office:string-value="hsla(110, 80%, 73.29%, 1.0)" calcext:value-type="string">
            <text:p>hsla(110, 80%, 73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2</text:p>
          </table:table-cell>
          <table:table-cell office:value-type="float" office:value="44" calcext:value-type="float">
            <text:p>44</text:p>
          </table:table-cell>
          <table:table-cell office:value-type="float" office:value="0.282051282051282" calcext:value-type="float">
            <text:p>0.28</text:p>
          </table:table-cell>
          <table:table-cell table:formula="of:=CONCATENATE(&quot;hsla(&quot;; IF([.F1083]=1; 50; IF([.F1083]&lt;1; 0; 110));&quot;, 80%, &quot;; TEXT(IF([.F1083]&lt;1; [.F1083]*95; IF([.F1083]&gt;1; 95/[.F1083];70));&quot;###.##&quot;);&quot;%, 1.0)&quot;)" office:value-type="string" office:string-value="hsla(0, 80%, 26.79%, 1.0)" calcext:value-type="string">
            <text:p>hsla(0, 80%, 26.7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3</text:p>
          </table:table-cell>
          <table:table-cell office:value-type="float" office:value="10" calcext:value-type="float">
            <text:p>10</text:p>
          </table:table-cell>
          <table:table-cell office:value-type="float" office:value="1.23913043478261" calcext:value-type="float">
            <text:p>1.24</text:p>
          </table:table-cell>
          <table:table-cell table:formula="of:=CONCATENATE(&quot;hsla(&quot;; IF([.F1084]=1; 50; IF([.F1084]&lt;1; 0; 110));&quot;, 80%, &quot;; TEXT(IF([.F1084]&lt;1; [.F1084]*95; IF([.F1084]&gt;1; 95/[.F1084];70));&quot;###.##&quot;);&quot;%, 1.0)&quot;)" office:value-type="string" office:string-value="hsla(110, 80%, 76.67%, 1.0)" calcext:value-type="string">
            <text:p>hsla(110, 80%, 76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4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085]=1; 50; IF([.F1085]&lt;1; 0; 110));&quot;, 80%, &quot;; TEXT(IF([.F1085]&lt;1; [.F1085]*95; IF([.F1085]&gt;1; 95/[.F1085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5</text:p>
          </table:table-cell>
          <table:table-cell office:value-type="float" office:value="16" calcext:value-type="float">
            <text:p>16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1086]=1; 50; IF([.F1086]&lt;1; 0; 110));&quot;, 80%, &quot;; TEXT(IF([.F1086]&lt;1; [.F1086]*95; IF([.F1086]&gt;1; 95/[.F1086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6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table:formula="of:=CONCATENATE(&quot;hsla(&quot;; IF([.F1087]=1; 50; IF([.F1087]&lt;1; 0; 110));&quot;, 80%, &quot;; TEXT(IF([.F1087]&lt;1; [.F1087]*95; IF([.F1087]&gt;1; 95/[.F1087];70));&quot;###.##&quot;);&quot;%, 1.0)&quot;)" office:value-type="string" office:string-value="hsla(110, 80%, 90.48%, 1.0)" calcext:value-type="string">
            <text:p>hsla(110, 80%, 90.4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7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formula="of:=CONCATENATE(&quot;hsla(&quot;; IF([.F1088]=1; 50; IF([.F1088]&lt;1; 0; 110));&quot;, 80%, &quot;; TEXT(IF([.F1088]&lt;1; [.F1088]*95; IF([.F1088]&gt;1; 95/[.F1088];70));&quot;###.##&quot;);&quot;%, 1.0)&quot;)" office:value-type="string" office:string-value="hsla(0, 80%, 85.5%, 1.0)" calcext:value-type="string">
            <text:p>hsla(0, 80%, 85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8</text:p>
          </table:table-cell>
          <table:table-cell office:value-type="float" office:value="16" calcext:value-type="float">
            <text:p>16</text:p>
          </table:table-cell>
          <table:table-cell office:value-type="float" office:value="0.968253968253968" calcext:value-type="float">
            <text:p>0.97</text:p>
          </table:table-cell>
          <table:table-cell table:formula="of:=CONCATENATE(&quot;hsla(&quot;; IF([.F1089]=1; 50; IF([.F1089]&lt;1; 0; 110));&quot;, 80%, &quot;; TEXT(IF([.F1089]&lt;1; [.F1089]*95; IF([.F1089]&gt;1; 95/[.F1089];70));&quot;###.##&quot;);&quot;%, 1.0)&quot;)" office:value-type="string" office:string-value="hsla(0, 80%, 91.98%, 1.0)" calcext:value-type="string">
            <text:p>hsla(0, 80%, 91.9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8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090]=1; 50; IF([.F1090]&lt;1; 0; 110));&quot;, 80%, &quot;; TEXT(IF([.F1090]&lt;1; [.F1090]*95; IF([.F1090]&gt;1; 95/[.F1090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0</text:p>
          </table:table-cell>
          <table:table-cell office:value-type="float" office:value="28" calcext:value-type="float">
            <text:p>28</text:p>
          </table:table-cell>
          <table:table-cell office:value-type="float" office:value="1.04347826086957" calcext:value-type="float">
            <text:p>1.04</text:p>
          </table:table-cell>
          <table:table-cell table:formula="of:=CONCATENATE(&quot;hsla(&quot;; IF([.F1091]=1; 50; IF([.F1091]&lt;1; 0; 110));&quot;, 80%, &quot;; TEXT(IF([.F1091]&lt;1; [.F1091]*95; IF([.F1091]&gt;1; 95/[.F1091];70));&quot;###.##&quot;);&quot;%, 1.0)&quot;)" office:value-type="string" office:string-value="hsla(110, 80%, 91.04%, 1.0)" calcext:value-type="string">
            <text:p>hsla(110, 80%, 91.0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1</text:p>
          </table:table-cell>
          <table:table-cell office:value-type="float" office:value="20" calcext:value-type="float">
            <text:p>20</text:p>
          </table:table-cell>
          <table:table-cell office:value-type="float" office:value="1.43478260869565" calcext:value-type="float">
            <text:p>1.43</text:p>
          </table:table-cell>
          <table:table-cell table:formula="of:=CONCATENATE(&quot;hsla(&quot;; IF([.F1092]=1; 50; IF([.F1092]&lt;1; 0; 110));&quot;, 80%, &quot;; TEXT(IF([.F1092]&lt;1; [.F1092]*95; IF([.F1092]&gt;1; 95/[.F1092];70));&quot;###.##&quot;);&quot;%, 1.0)&quot;)" office:value-type="string" office:string-value="hsla(110, 80%, 66.21%, 1.0)" calcext:value-type="string">
            <text:p>hsla(110, 80%, 66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2</text:p>
          </table:table-cell>
          <table:table-cell office:value-type="float" office:value="4" calcext:value-type="float">
            <text:p>4</text:p>
          </table:table-cell>
          <table:table-cell office:value-type="float" office:value="0.882352941176471" calcext:value-type="float">
            <text:p>0.88</text:p>
          </table:table-cell>
          <table:table-cell table:formula="of:=CONCATENATE(&quot;hsla(&quot;; IF([.F1093]=1; 50; IF([.F1093]&lt;1; 0; 110));&quot;, 80%, &quot;; TEXT(IF([.F1093]&lt;1; [.F1093]*95; IF([.F1093]&gt;1; 95/[.F1093];70));&quot;###.##&quot;);&quot;%, 1.0)&quot;)" office:value-type="string" office:string-value="hsla(0, 80%, 83.82%, 1.0)" calcext:value-type="string">
            <text:p>hsla(0, 80%, 83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3</text:p>
          </table:table-cell>
          <table:table-cell office:value-type="float" office:value="145" calcext:value-type="float">
            <text:p>145</text:p>
          </table:table-cell>
          <table:table-cell office:value-type="float" office:value="0.612903225806452" calcext:value-type="float">
            <text:p>0.61</text:p>
          </table:table-cell>
          <table:table-cell table:formula="of:=CONCATENATE(&quot;hsla(&quot;; IF([.F1094]=1; 50; IF([.F1094]&lt;1; 0; 110));&quot;, 80%, &quot;; TEXT(IF([.F1094]&lt;1; [.F1094]*95; IF([.F1094]&gt;1; 95/[.F1094];70));&quot;###.##&quot;);&quot;%, 1.0)&quot;)" office:value-type="string" office:string-value="hsla(0, 80%, 58.23%, 1.0)" calcext:value-type="string">
            <text:p>hsla(0, 80%, 58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4</text:p>
          </table:table-cell>
          <table:table-cell office:value-type="float" office:value="15" calcext:value-type="float">
            <text:p>15</text:p>
          </table:table-cell>
          <table:table-cell office:value-type="float" office:value="1.11538461538462" calcext:value-type="float">
            <text:p>1.12</text:p>
          </table:table-cell>
          <table:table-cell table:formula="of:=CONCATENATE(&quot;hsla(&quot;; IF([.F1095]=1; 50; IF([.F1095]&lt;1; 0; 110));&quot;, 80%, &quot;; TEXT(IF([.F1095]&lt;1; [.F1095]*95; IF([.F1095]&gt;1; 95/[.F1095];70));&quot;###.##&quot;);&quot;%, 1.0)&quot;)" office:value-type="string" office:string-value="hsla(110, 80%, 85.17%, 1.0)" calcext:value-type="string">
            <text:p>hsla(110, 80%, 85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5</text:p>
          </table:table-cell>
          <table:table-cell office:value-type="float" office:value="13" calcext:value-type="float">
            <text:p>13</text:p>
          </table:table-cell>
          <table:table-cell office:value-type="float" office:value="1.05263157894737" calcext:value-type="float">
            <text:p>1.05</text:p>
          </table:table-cell>
          <table:table-cell table:formula="of:=CONCATENATE(&quot;hsla(&quot;; IF([.F1096]=1; 50; IF([.F1096]&lt;1; 0; 110));&quot;, 80%, &quot;; TEXT(IF([.F1096]&lt;1; [.F1096]*95; IF([.F1096]&gt;1; 95/[.F1096];70));&quot;###.##&quot;);&quot;%, 1.0)&quot;)" office:value-type="string" office:string-value="hsla(110, 80%, 90.25%, 1.0)" calcext:value-type="string">
            <text:p>hsla(110, 80%, 90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6</text:p>
          </table:table-cell>
          <table:table-cell office:value-type="float" office:value="20" calcext:value-type="float">
            <text:p>20</text:p>
          </table:table-cell>
          <table:table-cell office:value-type="float" office:value="0.357142857142857" calcext:value-type="float">
            <text:p>0.36</text:p>
          </table:table-cell>
          <table:table-cell table:formula="of:=CONCATENATE(&quot;hsla(&quot;; IF([.F1097]=1; 50; IF([.F1097]&lt;1; 0; 110));&quot;, 80%, &quot;; TEXT(IF([.F1097]&lt;1; [.F1097]*95; IF([.F1097]&gt;1; 95/[.F1097];70));&quot;###.##&quot;);&quot;%, 1.0)&quot;)" office:value-type="string" office:string-value="hsla(0, 80%, 33.93%, 1.0)" calcext:value-type="string">
            <text:p>hsla(0, 80%, 33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098]=1; 50; IF([.F1098]&lt;1; 0; 110));&quot;, 80%, &quot;; TEXT(IF([.F1098]&lt;1; [.F1098]*95; IF([.F1098]&gt;1; 95/[.F1098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099]=1; 50; IF([.F1099]&lt;1; 0; 110));&quot;, 80%, &quot;; TEXT(IF([.F1099]&lt;1; [.F1099]*95; IF([.F1099]&gt;1; 95/[.F109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099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100]=1; 50; IF([.F1100]&lt;1; 0; 110));&quot;, 80%, &quot;; TEXT(IF([.F1100]&lt;1; [.F1100]*95; IF([.F1100]&gt;1; 95/[.F1100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0</text:p>
          </table:table-cell>
          <table:table-cell office:value-type="float" office:value="18" calcext:value-type="float">
            <text:p>18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101]=1; 50; IF([.F1101]&lt;1; 0; 110));&quot;, 80%, &quot;; TEXT(IF([.F1101]&lt;1; [.F1101]*95; IF([.F1101]&gt;1; 95/[.F1101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&quot;hsla(&quot;; IF([.F1102]=1; 50; IF([.F1102]&lt;1; 0; 110));&quot;, 80%, &quot;; TEXT(IF([.F1102]&lt;1; [.F1102]*95; IF([.F1102]&gt;1; 95/[.F110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2</text:p>
          </table:table-cell>
          <table:table-cell office:value-type="float" office:value="28" calcext:value-type="float">
            <text:p>28</text:p>
          </table:table-cell>
          <table:table-cell office:value-type="float" office:value="0.533333333333333" calcext:value-type="float">
            <text:p>0.53</text:p>
          </table:table-cell>
          <table:table-cell table:formula="of:=CONCATENATE(&quot;hsla(&quot;; IF([.F1103]=1; 50; IF([.F1103]&lt;1; 0; 110));&quot;, 80%, &quot;; TEXT(IF([.F1103]&lt;1; [.F1103]*95; IF([.F1103]&gt;1; 95/[.F1103];70));&quot;###.##&quot;);&quot;%, 1.0)&quot;)" office:value-type="string" office:string-value="hsla(0, 80%, 50.67%, 1.0)" calcext:value-type="string">
            <text:p>hsla(0, 80%, 50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3</text:p>
          </table:table-cell>
          <table:table-cell office:value-type="float" office:value="66" calcext:value-type="float">
            <text:p>66</text:p>
          </table:table-cell>
          <table:table-cell office:value-type="float" office:value="1.07142857142857" calcext:value-type="float">
            <text:p>1.07</text:p>
          </table:table-cell>
          <table:table-cell table:formula="of:=CONCATENATE(&quot;hsla(&quot;; IF([.F1104]=1; 50; IF([.F1104]&lt;1; 0; 110));&quot;, 80%, &quot;; TEXT(IF([.F1104]&lt;1; [.F1104]*95; IF([.F1104]&gt;1; 95/[.F1104];70));&quot;###.##&quot;);&quot;%, 1.0)&quot;)" office:value-type="string" office:string-value="hsla(110, 80%, 88.67%, 1.0)" calcext:value-type="string">
            <text:p>hsla(110, 80%, 88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105]=1; 50; IF([.F1105]&lt;1; 0; 110));&quot;, 80%, &quot;; TEXT(IF([.F1105]&lt;1; [.F1105]*95; IF([.F1105]&gt;1; 95/[.F1105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5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106]=1; 50; IF([.F1106]&lt;1; 0; 110));&quot;, 80%, &quot;; TEXT(IF([.F1106]&lt;1; [.F1106]*95; IF([.F1106]&gt;1; 95/[.F1106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6</text:p>
          </table:table-cell>
          <table:table-cell office:value-type="float" office:value="5" calcext:value-type="float">
            <text:p>5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107]=1; 50; IF([.F1107]&lt;1; 0; 110));&quot;, 80%, &quot;; TEXT(IF([.F1107]&lt;1; [.F1107]*95; IF([.F1107]&gt;1; 95/[.F1107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7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formula="of:=CONCATENATE(&quot;hsla(&quot;; IF([.F1108]=1; 50; IF([.F1108]&lt;1; 0; 110));&quot;, 80%, &quot;; TEXT(IF([.F1108]&lt;1; [.F1108]*95; IF([.F1108]&gt;1; 95/[.F1108];70));&quot;###.##&quot;);&quot;%, 1.0)&quot;)" office:value-type="string" office:string-value="hsla(110, 80%, 86.36%, 1.0)" calcext:value-type="string">
            <text:p>hsla(11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8</text:p>
          </table:table-cell>
          <table:table-cell office:value-type="float" office:value="116" calcext:value-type="float">
            <text:p>116</text:p>
          </table:table-cell>
          <table:table-cell office:value-type="float" office:value="1.28571428571429" calcext:value-type="float">
            <text:p>1.29</text:p>
          </table:table-cell>
          <table:table-cell table:formula="of:=CONCATENATE(&quot;hsla(&quot;; IF([.F1109]=1; 50; IF([.F1109]&lt;1; 0; 110));&quot;, 80%, &quot;; TEXT(IF([.F1109]&lt;1; [.F1109]*95; IF([.F1109]&gt;1; 95/[.F1109];70));&quot;###.##&quot;);&quot;%, 1.0)&quot;)" office:value-type="string" office:string-value="hsla(110, 80%, 73.89%, 1.0)" calcext:value-type="string">
            <text:p>hsla(11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09</text:p>
          </table:table-cell>
          <table:table-cell office:value-type="float" office:value="13" calcext:value-type="float">
            <text:p>13</text:p>
          </table:table-cell>
          <table:table-cell office:value-type="float" office:value="2.27777777777778" calcext:value-type="float">
            <text:p>2.28</text:p>
          </table:table-cell>
          <table:table-cell table:formula="of:=CONCATENATE(&quot;hsla(&quot;; IF([.F1110]=1; 50; IF([.F1110]&lt;1; 0; 110));&quot;, 80%, &quot;; TEXT(IF([.F1110]&lt;1; [.F1110]*95; IF([.F1110]&gt;1; 95/[.F1110];70));&quot;###.##&quot;);&quot;%, 1.0)&quot;)" office:value-type="string" office:string-value="hsla(110, 80%, 41.71%, 1.0)" calcext:value-type="string">
            <text:p>hsla(110, 80%, 41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enetic Information Process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NA transport</text:p>
          </table:table-cell>
          <table:table-cell table:style-name="ce1" office:value-type="string" calcext:value-type="string">
            <text:p>Gene1110</text:p>
          </table:table-cell>
          <table:table-cell office:value-type="float" office:value="24" calcext:value-type="float">
            <text:p>24</text:p>
          </table:table-cell>
          <table:table-cell office:value-type="float" office:value="0.781818181818182" calcext:value-type="float">
            <text:p>0.78</text:p>
          </table:table-cell>
          <table:table-cell table:formula="of:=CONCATENATE(&quot;hsla(&quot;; IF([.F1111]=1; 50; IF([.F1111]&lt;1; 0; 110));&quot;, 80%, &quot;; TEXT(IF([.F1111]&lt;1; [.F1111]*95; IF([.F1111]&gt;1; 95/[.F1111];70));&quot;###.##&quot;);&quot;%, 1.0)&quot;)" office:value-type="string" office:string-value="hsla(0, 80%, 74.27%, 1.0)" calcext:value-type="string">
            <text:p>hsla(0, 80%, 74.2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1</text:p>
          </table:table-cell>
          <table:table-cell office:value-type="float" office:value="58" calcext:value-type="float">
            <text:p>58</text:p>
          </table:table-cell>
          <table:table-cell office:value-type="float" office:value="0.763157894736842" calcext:value-type="float">
            <text:p>0.76</text:p>
          </table:table-cell>
          <table:table-cell table:formula="of:=CONCATENATE(&quot;hsla(&quot;; IF([.F1112]=1; 50; IF([.F1112]&lt;1; 0; 110));&quot;, 80%, &quot;; TEXT(IF([.F1112]&lt;1; [.F1112]*95; IF([.F1112]&gt;1; 95/[.F1112];70));&quot;###.##&quot;);&quot;%, 1.0)&quot;)" office:value-type="string" office:string-value="hsla(0, 80%, 72.5%, 1.0)" calcext:value-type="string">
            <text:p>hsla(0, 80%, 72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2</text:p>
          </table:table-cell>
          <table:table-cell office:value-type="float" office:value="39" calcext:value-type="float">
            <text:p>39</text:p>
          </table:table-cell>
          <table:table-cell office:value-type="float" office:value="0.68421052631579" calcext:value-type="float">
            <text:p>0.68</text:p>
          </table:table-cell>
          <table:table-cell table:formula="of:=CONCATENATE(&quot;hsla(&quot;; IF([.F1113]=1; 50; IF([.F1113]&lt;1; 0; 110));&quot;, 80%, &quot;; TEXT(IF([.F1113]&lt;1; [.F1113]*95; IF([.F1113]&gt;1; 95/[.F1113];70));&quot;###.##&quot;);&quot;%, 1.0)&quot;)" office:value-type="string" office:string-value="hsla(0, 80%, 65%, 1.0)" calcext:value-type="string">
            <text:p>hsla(0, 80%, 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3</text:p>
          </table:table-cell>
          <table:table-cell office:value-type="float" office:value="87" calcext:value-type="float">
            <text:p>87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1114]=1; 50; IF([.F1114]&lt;1; 0; 110));&quot;, 80%, &quot;; TEXT(IF([.F1114]&lt;1; [.F1114]*95; IF([.F1114]&gt;1; 95/[.F1114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4</text:p>
          </table:table-cell>
          <table:table-cell office:value-type="float" office:value="30" calcext:value-type="float">
            <text:p>30</text:p>
          </table:table-cell>
          <table:table-cell office:value-type="float" office:value="1.30935251798561" calcext:value-type="float">
            <text:p>1.31</text:p>
          </table:table-cell>
          <table:table-cell table:formula="of:=CONCATENATE(&quot;hsla(&quot;; IF([.F1115]=1; 50; IF([.F1115]&lt;1; 0; 110));&quot;, 80%, &quot;; TEXT(IF([.F1115]&lt;1; [.F1115]*95; IF([.F1115]&gt;1; 95/[.F1115];70));&quot;###.##&quot;);&quot;%, 1.0)&quot;)" office:value-type="string" office:string-value="hsla(110, 80%, 72.55%, 1.0)" calcext:value-type="string">
            <text:p>hsla(110, 80%, 72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5</text:p>
          </table:table-cell>
          <table:table-cell office:value-type="float" office:value="14" calcext:value-type="float">
            <text:p>14</text:p>
          </table:table-cell>
          <table:table-cell office:value-type="float" office:value="0.825" calcext:value-type="float">
            <text:p>0.83</text:p>
          </table:table-cell>
          <table:table-cell table:formula="of:=CONCATENATE(&quot;hsla(&quot;; IF([.F1116]=1; 50; IF([.F1116]&lt;1; 0; 110));&quot;, 80%, &quot;; TEXT(IF([.F1116]&lt;1; [.F1116]*95; IF([.F1116]&gt;1; 95/[.F1116];70));&quot;###.##&quot;);&quot;%, 1.0)&quot;)" office:value-type="string" office:string-value="hsla(0, 80%, 78.38%, 1.0)" calcext:value-type="string">
            <text:p>hsla(0, 80%, 78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6</text:p>
          </table:table-cell>
          <table:table-cell office:value-type="float" office:value="65" calcext:value-type="float">
            <text:p>65</text:p>
          </table:table-cell>
          <table:table-cell office:value-type="float" office:value="1.03252032520325" calcext:value-type="float">
            <text:p>1.03</text:p>
          </table:table-cell>
          <table:table-cell table:formula="of:=CONCATENATE(&quot;hsla(&quot;; IF([.F1117]=1; 50; IF([.F1117]&lt;1; 0; 110));&quot;, 80%, &quot;; TEXT(IF([.F1117]&lt;1; [.F1117]*95; IF([.F1117]&gt;1; 95/[.F1117];70));&quot;###.##&quot;);&quot;%, 1.0)&quot;)" office:value-type="string" office:string-value="hsla(110, 80%, 92.01%, 1.0)" calcext:value-type="string">
            <text:p>hsla(110, 80%, 92.0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spartate and glutamate metabolism</text:p>
          </table:table-cell>
          <table:table-cell table:style-name="ce1" office:value-type="string" calcext:value-type="string">
            <text:p>Gene1117</text:p>
          </table:table-cell>
          <table:table-cell office:value-type="float" office:value="90" calcext:value-type="float">
            <text:p>90</text:p>
          </table:table-cell>
          <table:table-cell office:value-type="float" office:value="1.31578947368421" calcext:value-type="float">
            <text:p>1.32</text:p>
          </table:table-cell>
          <table:table-cell table:formula="of:=CONCATENATE(&quot;hsla(&quot;; IF([.F1118]=1; 50; IF([.F1118]&lt;1; 0; 110));&quot;, 80%, &quot;; TEXT(IF([.F1118]&lt;1; [.F1118]*95; IF([.F1118]&gt;1; 95/[.F1118];70));&quot;###.##&quot;);&quot;%, 1.0)&quot;)" office:value-type="string" office:string-value="hsla(110, 80%, 72.2%, 1.0)" calcext:value-type="string">
            <text:p>hsla(110, 80%, 72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18</text:p>
          </table:table-cell>
          <table:table-cell office:value-type="float" office:value="7" calcext:value-type="float">
            <text:p>7</text:p>
          </table:table-cell>
          <table:table-cell office:value-type="float" office:value="0.461538461538462" calcext:value-type="float">
            <text:p>0.46</text:p>
          </table:table-cell>
          <table:table-cell table:formula="of:=CONCATENATE(&quot;hsla(&quot;; IF([.F1119]=1; 50; IF([.F1119]&lt;1; 0; 110));&quot;, 80%, &quot;; TEXT(IF([.F1119]&lt;1; [.F1119]*95; IF([.F1119]&gt;1; 95/[.F1119];70));&quot;###.##&quot;);&quot;%, 1.0)&quot;)" office:value-type="string" office:string-value="hsla(0, 80%, 43.85%, 1.0)" calcext:value-type="string">
            <text:p>hsla(0, 80%, 43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19</text:p>
          </table:table-cell>
          <table:table-cell office:value-type="float" office:value="16" calcext:value-type="float">
            <text:p>16</text:p>
          </table:table-cell>
          <table:table-cell office:value-type="float" office:value="0.708333333333333" calcext:value-type="float">
            <text:p>0.71</text:p>
          </table:table-cell>
          <table:table-cell table:formula="of:=CONCATENATE(&quot;hsla(&quot;; IF([.F1120]=1; 50; IF([.F1120]&lt;1; 0; 110));&quot;, 80%, &quot;; TEXT(IF([.F1120]&lt;1; [.F1120]*95; IF([.F1120]&gt;1; 95/[.F1120];70));&quot;###.##&quot;);&quot;%, 1.0)&quot;)" office:value-type="string" office:string-value="hsla(0, 80%, 67.29%, 1.0)" calcext:value-type="string">
            <text:p>hsla(0, 80%, 67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21]=1; 50; IF([.F1121]&lt;1; 0; 110));&quot;, 80%, &quot;; TEXT(IF([.F1121]&lt;1; [.F1121]*95; IF([.F1121]&gt;1; 95/[.F112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1</text:p>
          </table:table-cell>
          <table:table-cell office:value-type="float" office:value="47" calcext:value-type="float">
            <text:p>47</text:p>
          </table:table-cell>
          <table:table-cell office:value-type="float" office:value="0.68421052631579" calcext:value-type="float">
            <text:p>0.68</text:p>
          </table:table-cell>
          <table:table-cell table:formula="of:=CONCATENATE(&quot;hsla(&quot;; IF([.F1122]=1; 50; IF([.F1122]&lt;1; 0; 110));&quot;, 80%, &quot;; TEXT(IF([.F1122]&lt;1; [.F1122]*95; IF([.F1122]&gt;1; 95/[.F1122];70));&quot;###.##&quot;);&quot;%, 1.0)&quot;)" office:value-type="string" office:string-value="hsla(0, 80%, 65%, 1.0)" calcext:value-type="string">
            <text:p>hsla(0, 80%, 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2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23]=1; 50; IF([.F1123]&lt;1; 0; 110));&quot;, 80%, &quot;; TEXT(IF([.F1123]&lt;1; [.F1123]*95; IF([.F1123]&gt;1; 95/[.F1123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24]=1; 50; IF([.F1124]&lt;1; 0; 110));&quot;, 80%, &quot;; TEXT(IF([.F1124]&lt;1; [.F1124]*95; IF([.F1124]&gt;1; 95/[.F112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4</text:p>
          </table:table-cell>
          <table:table-cell office:value-type="float" office:value="14" calcext:value-type="float">
            <text:p>14</text:p>
          </table:table-cell>
          <table:table-cell office:value-type="float" office:value="0.861111111111111" calcext:value-type="float">
            <text:p>0.86</text:p>
          </table:table-cell>
          <table:table-cell table:formula="of:=CONCATENATE(&quot;hsla(&quot;; IF([.F1125]=1; 50; IF([.F1125]&lt;1; 0; 110));&quot;, 80%, &quot;; TEXT(IF([.F1125]&lt;1; [.F1125]*95; IF([.F1125]&gt;1; 95/[.F1125];70));&quot;###.##&quot;);&quot;%, 1.0)&quot;)" office:value-type="string" office:string-value="hsla(0, 80%, 81.81%, 1.0)" calcext:value-type="string">
            <text:p>hsla(0, 80%, 81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5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26]=1; 50; IF([.F1126]&lt;1; 0; 110));&quot;, 80%, &quot;; TEXT(IF([.F1126]&lt;1; [.F1126]*95; IF([.F1126]&gt;1; 95/[.F112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table:style-name="ce1" office:value-type="string" calcext:value-type="string">
            <text:p>Gene1126</text:p>
          </table:table-cell>
          <table:table-cell office:value-type="float" office:value="115" calcext:value-type="float">
            <text:p>115</text:p>
          </table:table-cell>
          <table:table-cell office:value-type="float" office:value="0.708333333333333" calcext:value-type="float">
            <text:p>0.71</text:p>
          </table:table-cell>
          <table:table-cell table:formula="of:=CONCATENATE(&quot;hsla(&quot;; IF([.F1127]=1; 50; IF([.F1127]&lt;1; 0; 110));&quot;, 80%, &quot;; TEXT(IF([.F1127]&lt;1; [.F1127]*95; IF([.F1127]&gt;1; 95/[.F1127];70));&quot;###.##&quot;);&quot;%, 1.0)&quot;)" office:value-type="string" office:string-value="hsla(0, 80%, 67.29%, 1.0)" calcext:value-type="string">
            <text:p>hsla(0, 80%, 67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biosynthesis</text:p>
          </table:table-cell>
          <table:table-cell table:style-name="ce1" office:value-type="string" calcext:value-type="string">
            <text:p>Gene1127</text:p>
          </table:table-cell>
          <table:table-cell office:value-type="float" office:value="118" calcext:value-type="float">
            <text:p>118</text:p>
          </table:table-cell>
          <table:table-cell office:value-type="float" office:value="0.842105263157895" calcext:value-type="float">
            <text:p>0.84</text:p>
          </table:table-cell>
          <table:table-cell table:formula="of:=CONCATENATE(&quot;hsla(&quot;; IF([.F1128]=1; 50; IF([.F1128]&lt;1; 0; 110));&quot;, 80%, &quot;; TEXT(IF([.F1128]&lt;1; [.F1128]*95; IF([.F1128]&gt;1; 95/[.F1128];70));&quot;###.##&quot;);&quot;%, 1.0)&quot;)" office:value-type="string" office:string-value="hsla(0, 80%, 80%, 1.0)" calcext:value-type="string">
            <text:p>hsla(0, 80%, 8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biosynthesis</text:p>
          </table:table-cell>
          <table:table-cell table:style-name="ce1" office:value-type="string" calcext:value-type="string">
            <text:p>Gene1128</text:p>
          </table:table-cell>
          <table:table-cell office:value-type="float" office:value="22" calcext:value-type="float">
            <text:p>22</text:p>
          </table:table-cell>
          <table:table-cell office:value-type="float" office:value="0.766666666666667" calcext:value-type="float">
            <text:p>0.77</text:p>
          </table:table-cell>
          <table:table-cell table:formula="of:=CONCATENATE(&quot;hsla(&quot;; IF([.F1129]=1; 50; IF([.F1129]&lt;1; 0; 110));&quot;, 80%, &quot;; TEXT(IF([.F1129]&lt;1; [.F1129]*95; IF([.F1129]&gt;1; 95/[.F1129];70));&quot;###.##&quot;);&quot;%, 1.0)&quot;)" office:value-type="string" office:string-value="hsla(0, 80%, 72.83%, 1.0)" calcext:value-type="string">
            <text:p>hsla(0, 80%, 72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29</text:p>
          </table:table-cell>
          <table:table-cell office:value-type="float" office:value="21" calcext:value-type="float">
            <text:p>21</text:p>
          </table:table-cell>
          <table:table-cell office:value-type="float" office:value="0.590909090909091" calcext:value-type="float">
            <text:p>0.59</text:p>
          </table:table-cell>
          <table:table-cell table:formula="of:=CONCATENATE(&quot;hsla(&quot;; IF([.F1130]=1; 50; IF([.F1130]&lt;1; 0; 110));&quot;, 80%, &quot;; TEXT(IF([.F1130]&lt;1; [.F1130]*95; IF([.F1130]&gt;1; 95/[.F1130];70));&quot;###.##&quot;);&quot;%, 1.0)&quot;)" office:value-type="string" office:string-value="hsla(0, 80%, 56.14%, 1.0)" calcext:value-type="string">
            <text:p>hsla(0, 80%, 5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0</text:p>
          </table:table-cell>
          <table:table-cell office:value-type="float" office:value="6" calcext:value-type="float">
            <text:p>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131]=1; 50; IF([.F1131]&lt;1; 0; 110));&quot;, 80%, &quot;; TEXT(IF([.F1131]&lt;1; [.F1131]*95; IF([.F1131]&gt;1; 95/[.F113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1</text:p>
          </table:table-cell>
          <table:table-cell office:value-type="float" office:value="39" calcext:value-type="float">
            <text:p>39</text:p>
          </table:table-cell>
          <table:table-cell office:value-type="float" office:value="0.916666666666667" calcext:value-type="float">
            <text:p>0.92</text:p>
          </table:table-cell>
          <table:table-cell table:formula="of:=CONCATENATE(&quot;hsla(&quot;; IF([.F1132]=1; 50; IF([.F1132]&lt;1; 0; 110));&quot;, 80%, &quot;; TEXT(IF([.F1132]&lt;1; [.F1132]*95; IF([.F1132]&gt;1; 95/[.F1132];70));&quot;###.##&quot;);&quot;%, 1.0)&quot;)" office:value-type="string" office:string-value="hsla(0, 80%, 87.08%, 1.0)" calcext:value-type="string">
            <text:p>hsla(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33]=1; 50; IF([.F1133]&lt;1; 0; 110));&quot;, 80%, &quot;; TEXT(IF([.F1133]&lt;1; [.F1133]*95; IF([.F1133]&gt;1; 95/[.F113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34]=1; 50; IF([.F1134]&lt;1; 0; 110));&quot;, 80%, &quot;; TEXT(IF([.F1134]&lt;1; [.F1134]*95; IF([.F1134]&gt;1; 95/[.F113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4</text:p>
          </table:table-cell>
          <table:table-cell office:value-type="float" office:value="11" calcext:value-type="float">
            <text:p>11</text:p>
          </table:table-cell>
          <table:table-cell office:value-type="float" office:value="0.711111111111111" calcext:value-type="float">
            <text:p>0.71</text:p>
          </table:table-cell>
          <table:table-cell table:formula="of:=CONCATENATE(&quot;hsla(&quot;; IF([.F1135]=1; 50; IF([.F1135]&lt;1; 0; 110));&quot;, 80%, &quot;; TEXT(IF([.F1135]&lt;1; [.F1135]*95; IF([.F1135]&gt;1; 95/[.F1135];70));&quot;###.##&quot;);&quot;%, 1.0)&quot;)" office:value-type="string" office:string-value="hsla(0, 80%, 67.56%, 1.0)" calcext:value-type="string">
            <text:p>hsla(0, 80%, 67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5</text:p>
          </table:table-cell>
          <table:table-cell office:value-type="float" office:value="72" calcext:value-type="float">
            <text:p>72</text:p>
          </table:table-cell>
          <table:table-cell office:value-type="float" office:value="0.52" calcext:value-type="float">
            <text:p>0.52</text:p>
          </table:table-cell>
          <table:table-cell table:formula="of:=CONCATENATE(&quot;hsla(&quot;; IF([.F1136]=1; 50; IF([.F1136]&lt;1; 0; 110));&quot;, 80%, &quot;; TEXT(IF([.F1136]&lt;1; [.F1136]*95; IF([.F1136]&gt;1; 95/[.F1136];70));&quot;###.##&quot;);&quot;%, 1.0)&quot;)" office:value-type="string" office:string-value="hsla(0, 80%, 49.4%, 1.0)" calcext:value-type="string">
            <text:p>hsla(0, 80%, 49.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6</text:p>
          </table:table-cell>
          <table:table-cell office:value-type="float" office:value="137" calcext:value-type="float">
            <text:p>137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137]=1; 50; IF([.F1137]&lt;1; 0; 110));&quot;, 80%, &quot;; TEXT(IF([.F1137]&lt;1; [.F1137]*95; IF([.F1137]&gt;1; 95/[.F1137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7</text:p>
          </table:table-cell>
          <table:table-cell office:value-type="float" office:value="3" calcext:value-type="float">
            <text:p>3</text:p>
          </table:table-cell>
          <table:table-cell office:value-type="float" office:value="2.0962962962963" calcext:value-type="float">
            <text:p>2.1</text:p>
          </table:table-cell>
          <table:table-cell table:formula="of:=CONCATENATE(&quot;hsla(&quot;; IF([.F1138]=1; 50; IF([.F1138]&lt;1; 0; 110));&quot;, 80%, &quot;; TEXT(IF([.F1138]&lt;1; [.F1138]*95; IF([.F1138]&gt;1; 95/[.F1138];70));&quot;###.##&quot;);&quot;%, 1.0)&quot;)" office:value-type="string" office:string-value="hsla(110, 80%, 45.32%, 1.0)" calcext:value-type="string">
            <text:p>hsla(110, 80%, 45.3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8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139]=1; 50; IF([.F1139]&lt;1; 0; 110));&quot;, 80%, &quot;; TEXT(IF([.F1139]&lt;1; [.F1139]*95; IF([.F1139]&gt;1; 95/[.F1139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39</text:p>
          </table:table-cell>
          <table:table-cell office:value-type="float" office:value="64" calcext:value-type="float">
            <text:p>6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140]=1; 50; IF([.F1140]&lt;1; 0; 110));&quot;, 80%, &quot;; TEXT(IF([.F1140]&lt;1; [.F1140]*95; IF([.F1140]&gt;1; 95/[.F1140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141]=1; 50; IF([.F1141]&lt;1; 0; 110));&quot;, 80%, &quot;; TEXT(IF([.F1141]&lt;1; [.F1141]*95; IF([.F1141]&gt;1; 95/[.F1141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42]=1; 50; IF([.F1142]&lt;1; 0; 110));&quot;, 80%, &quot;; TEXT(IF([.F1142]&lt;1; [.F1142]*95; IF([.F1142]&gt;1; 95/[.F114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2</text:p>
          </table:table-cell>
          <table:table-cell office:value-type="float" office:value="5" calcext:value-type="float">
            <text:p>5</text:p>
          </table:table-cell>
          <table:table-cell office:value-type="float" office:value="1.23809523809524" calcext:value-type="float">
            <text:p>1.24</text:p>
          </table:table-cell>
          <table:table-cell table:formula="of:=CONCATENATE(&quot;hsla(&quot;; IF([.F1143]=1; 50; IF([.F1143]&lt;1; 0; 110));&quot;, 80%, &quot;; TEXT(IF([.F1143]&lt;1; [.F1143]*95; IF([.F1143]&gt;1; 95/[.F1143];70));&quot;###.##&quot;);&quot;%, 1.0)&quot;)" office:value-type="string" office:string-value="hsla(110, 80%, 76.73%, 1.0)" calcext:value-type="string">
            <text:p>hsla(110, 80%, 76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3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144]=1; 50; IF([.F1144]&lt;1; 0; 110));&quot;, 80%, &quot;; TEXT(IF([.F1144]&lt;1; [.F1144]*95; IF([.F1144]&gt;1; 95/[.F1144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4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145]=1; 50; IF([.F1145]&lt;1; 0; 110));&quot;, 80%, &quot;; TEXT(IF([.F1145]&lt;1; [.F1145]*95; IF([.F1145]&gt;1; 95/[.F1145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5</text:p>
          </table:table-cell>
          <table:table-cell office:value-type="float" office:value="13" calcext:value-type="float">
            <text:p>13</text:p>
          </table:table-cell>
          <table:table-cell office:value-type="float" office:value="0.791666666666667" calcext:value-type="float">
            <text:p>0.79</text:p>
          </table:table-cell>
          <table:table-cell table:formula="of:=CONCATENATE(&quot;hsla(&quot;; IF([.F1146]=1; 50; IF([.F1146]&lt;1; 0; 110));&quot;, 80%, &quot;; TEXT(IF([.F1146]&lt;1; [.F1146]*95; IF([.F1146]&gt;1; 95/[.F1146];70));&quot;###.##&quot;);&quot;%, 1.0)&quot;)" office:value-type="string" office:string-value="hsla(0, 80%, 75.21%, 1.0)" calcext:value-type="string">
            <text:p>hsla(0, 80%, 75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6</text:p>
          </table:table-cell>
          <table:table-cell office:value-type="float" office:value="3" calcext:value-type="float">
            <text:p>3</text:p>
          </table:table-cell>
          <table:table-cell office:value-type="float" office:value="0.924242424242424" calcext:value-type="float">
            <text:p>0.92</text:p>
          </table:table-cell>
          <table:table-cell table:formula="of:=CONCATENATE(&quot;hsla(&quot;; IF([.F1147]=1; 50; IF([.F1147]&lt;1; 0; 110));&quot;, 80%, &quot;; TEXT(IF([.F1147]&lt;1; [.F1147]*95; IF([.F1147]&gt;1; 95/[.F1147];70));&quot;###.##&quot;);&quot;%, 1.0)&quot;)" office:value-type="string" office:string-value="hsla(0, 80%, 87.8%, 1.0)" calcext:value-type="string">
            <text:p>hsla(0, 80%, 87.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7</text:p>
          </table:table-cell>
          <table:table-cell office:value-type="float" office:value="22" calcext:value-type="float">
            <text:p>22</text:p>
          </table:table-cell>
          <table:table-cell office:value-type="float" office:value="0.95859872611465" calcext:value-type="float">
            <text:p>0.96</text:p>
          </table:table-cell>
          <table:table-cell table:formula="of:=CONCATENATE(&quot;hsla(&quot;; IF([.F1148]=1; 50; IF([.F1148]&lt;1; 0; 110));&quot;, 80%, &quot;; TEXT(IF([.F1148]&lt;1; [.F1148]*95; IF([.F1148]&gt;1; 95/[.F1148];70));&quot;###.##&quot;);&quot;%, 1.0)&quot;)" office:value-type="string" office:string-value="hsla(0, 80%, 91.07%, 1.0)" calcext:value-type="string">
            <text:p>hsla(0, 80%, 91.0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Cysteine and methionine metabolism</text:p>
          </table:table-cell>
          <table:table-cell table:style-name="ce1" office:value-type="string" calcext:value-type="string">
            <text:p>Gene1148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149]=1; 50; IF([.F1149]&lt;1; 0; 110));&quot;, 80%, &quot;; TEXT(IF([.F1149]&lt;1; [.F1149]*95; IF([.F1149]&gt;1; 95/[.F1149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49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150]=1; 50; IF([.F1150]&lt;1; 0; 110));&quot;, 80%, &quot;; TEXT(IF([.F1150]&lt;1; [.F1150]*95; IF([.F1150]&gt;1; 95/[.F1150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CONCATENATE(&quot;hsla(&quot;; IF([.F1151]=1; 50; IF([.F1151]&lt;1; 0; 110));&quot;, 80%, &quot;; TEXT(IF([.F1151]&lt;1; [.F1151]*95; IF([.F1151]&gt;1; 95/[.F1151];70));&quot;###.##&quot;);&quot;%, 1.0)&quot;)" office:value-type="string" office:string-value="hsla(110, 80%, 23.75%, 1.0)" calcext:value-type="string">
            <text:p>hsla(11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1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152]=1; 50; IF([.F1152]&lt;1; 0; 110));&quot;, 80%, &quot;; TEXT(IF([.F1152]&lt;1; [.F1152]*95; IF([.F1152]&gt;1; 95/[.F1152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2</text:p>
          </table:table-cell>
          <table:table-cell office:value-type="float" office:value="53" calcext:value-type="float">
            <text:p>5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153]=1; 50; IF([.F1153]&lt;1; 0; 110));&quot;, 80%, &quot;; TEXT(IF([.F1153]&lt;1; [.F1153]*95; IF([.F1153]&gt;1; 95/[.F1153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3</text:p>
          </table:table-cell>
          <table:table-cell office:value-type="float" office:value="75" calcext:value-type="float">
            <text:p>75</text:p>
          </table:table-cell>
          <table:table-cell office:value-type="float" office:value="1.075" calcext:value-type="float">
            <text:p>1.08</text:p>
          </table:table-cell>
          <table:table-cell table:formula="of:=CONCATENATE(&quot;hsla(&quot;; IF([.F1154]=1; 50; IF([.F1154]&lt;1; 0; 110));&quot;, 80%, &quot;; TEXT(IF([.F1154]&lt;1; [.F1154]*95; IF([.F1154]&gt;1; 95/[.F1154];70));&quot;###.##&quot;);&quot;%, 1.0)&quot;)" office:value-type="string" office:string-value="hsla(110, 80%, 88.37%, 1.0)" calcext:value-type="string">
            <text:p>hsla(110, 80%, 88.3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 serine and threonine metabolism</text:p>
          </table:table-cell>
          <table:table-cell table:style-name="ce1" office:value-type="string" calcext:value-type="string">
            <text:p>Gene1154</text:p>
          </table:table-cell>
          <table:table-cell office:value-type="float" office:value="36" calcext:value-type="float">
            <text:p>3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155]=1; 50; IF([.F1155]&lt;1; 0; 110));&quot;, 80%, &quot;; TEXT(IF([.F1155]&lt;1; [.F1155]*95; IF([.F1155]&gt;1; 95/[.F115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table:style-name="ce1" office:value-type="string" calcext:value-type="string">
            <text:p>Gene1155</text:p>
          </table:table-cell>
          <table:table-cell office:value-type="float" office:value="34" calcext:value-type="float">
            <text:p>34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1156]=1; 50; IF([.F1156]&lt;1; 0; 110));&quot;, 80%, &quot;; TEXT(IF([.F1156]&lt;1; [.F1156]*95; IF([.F1156]&gt;1; 95/[.F1156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</text:p>
          </table:table-cell>
          <table:table-cell table:style-name="ce1" office:value-type="string" calcext:value-type="string">
            <text:p>Gene1156</text:p>
          </table:table-cell>
          <table:table-cell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57]=1; 50; IF([.F1157]&lt;1; 0; 110));&quot;, 80%, &quot;; TEXT(IF([.F1157]&lt;1; [.F1157]*95; IF([.F1157]&gt;1; 95/[.F115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57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58]=1; 50; IF([.F1158]&lt;1; 0; 110));&quot;, 80%, &quot;; TEXT(IF([.F1158]&lt;1; [.F1158]*95; IF([.F1158]&gt;1; 95/[.F115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58</text:p>
          </table:table-cell>
          <table:table-cell office:value-type="float" office:value="90" calcext:value-type="float">
            <text:p>90</text:p>
          </table:table-cell>
          <table:table-cell office:value-type="float" office:value="1.27272727272727" calcext:value-type="float">
            <text:p>1.27</text:p>
          </table:table-cell>
          <table:table-cell table:formula="of:=CONCATENATE(&quot;hsla(&quot;; IF([.F1159]=1; 50; IF([.F1159]&lt;1; 0; 110));&quot;, 80%, &quot;; TEXT(IF([.F1159]&lt;1; [.F1159]*95; IF([.F1159]&gt;1; 95/[.F1159];70));&quot;###.##&quot;);&quot;%, 1.0)&quot;)" office:value-type="string" office:string-value="hsla(110, 80%, 74.64%, 1.0)" calcext:value-type="string">
            <text:p>hsla(110, 80%, 74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5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60]=1; 50; IF([.F1160]&lt;1; 0; 110));&quot;, 80%, &quot;; TEXT(IF([.F1160]&lt;1; [.F1160]*95; IF([.F1160]&gt;1; 95/[.F116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6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61]=1; 50; IF([.F1161]&lt;1; 0; 110));&quot;, 80%, &quot;; TEXT(IF([.F1161]&lt;1; [.F1161]*95; IF([.F1161]&gt;1; 95/[.F116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61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formula="of:=CONCATENATE(&quot;hsla(&quot;; IF([.F1162]=1; 50; IF([.F1162]&lt;1; 0; 110));&quot;, 80%, &quot;; TEXT(IF([.F1162]&lt;1; [.F1162]*95; IF([.F1162]&gt;1; 95/[.F1162];70));&quot;###.##&quot;);&quot;%, 1.0)&quot;)" office:value-type="string" office:string-value="hsla(0, 80%, 66.5%, 1.0)" calcext:value-type="string">
            <text:p>hsla(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table:style-name="ce1" office:value-type="string" calcext:value-type="string">
            <text:p>Gene1162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1163]=1; 50; IF([.F1163]&lt;1; 0; 110));&quot;, 80%, &quot;; TEXT(IF([.F1163]&lt;1; [.F1163]*95; IF([.F1163]&gt;1; 95/[.F1163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ryptophan metabolism</text:p>
          </table:table-cell>
          <table:table-cell table:style-name="ce1" office:value-type="string" calcext:value-type="string">
            <text:p>Gene1163</text:p>
          </table:table-cell>
          <table:table-cell office:value-type="float" office:value="69" calcext:value-type="float">
            <text:p>69</text:p>
          </table:table-cell>
          <table:table-cell office:value-type="float" office:value="1.1" calcext:value-type="float">
            <text:p>1.1</text:p>
          </table:table-cell>
          <table:table-cell table:formula="of:=CONCATENATE(&quot;hsla(&quot;; IF([.F1164]=1; 50; IF([.F1164]&lt;1; 0; 110));&quot;, 80%, &quot;; TEXT(IF([.F1164]&lt;1; [.F1164]*95; IF([.F1164]&gt;1; 95/[.F1164];70));&quot;###.##&quot;);&quot;%, 1.0)&quot;)" office:value-type="string" office:string-value="hsla(110, 80%, 86.36%, 1.0)" calcext:value-type="string">
            <text:p>hsla(11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table:style-name="ce1" office:value-type="string" calcext:value-type="string">
            <text:p>Gene1164</text:p>
          </table:table-cell>
          <table:table-cell office:value-type="float" office:value="3" calcext:value-type="float">
            <text:p>3</text:p>
          </table:table-cell>
          <table:table-cell office:value-type="float" office:value="1.26415094339623" calcext:value-type="float">
            <text:p>1.26</text:p>
          </table:table-cell>
          <table:table-cell table:formula="of:=CONCATENATE(&quot;hsla(&quot;; IF([.F1165]=1; 50; IF([.F1165]&lt;1; 0; 110));&quot;, 80%, &quot;; TEXT(IF([.F1165]&lt;1; [.F1165]*95; IF([.F1165]&gt;1; 95/[.F1165];70));&quot;###.##&quot;);&quot;%, 1.0)&quot;)" office:value-type="string" office:string-value="hsla(110, 80%, 75.15%, 1.0)" calcext:value-type="string">
            <text:p>hsla(110, 80%, 75.1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table:style-name="ce1" office:value-type="string" calcext:value-type="string">
            <text:p>Gene116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66]=1; 50; IF([.F1166]&lt;1; 0; 110));&quot;, 80%, &quot;; TEXT(IF([.F1166]&lt;1; [.F1166]*95; IF([.F1166]&gt;1; 95/[.F116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table:style-name="ce1" office:value-type="string" calcext:value-type="string">
            <text:p>Gene1166</text:p>
          </table:table-cell>
          <table:table-cell office:value-type="float" office:value="51" calcext:value-type="float">
            <text:p>51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1167]=1; 50; IF([.F1167]&lt;1; 0; 110));&quot;, 80%, &quot;; TEXT(IF([.F1167]&lt;1; [.F1167]*95; IF([.F1167]&gt;1; 95/[.F1167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67</text:p>
          </table:table-cell>
          <table:table-cell office:value-type="float" office:value="127" calcext:value-type="float">
            <text:p>127</text:p>
          </table:table-cell>
          <table:table-cell office:value-type="float" office:value="0.9375" calcext:value-type="float">
            <text:p>0.94</text:p>
          </table:table-cell>
          <table:table-cell table:formula="of:=CONCATENATE(&quot;hsla(&quot;; IF([.F1168]=1; 50; IF([.F1168]&lt;1; 0; 110));&quot;, 80%, &quot;; TEXT(IF([.F1168]&lt;1; [.F1168]*95; IF([.F1168]&gt;1; 95/[.F1168];70));&quot;###.##&quot;);&quot;%, 1.0)&quot;)" office:value-type="string" office:string-value="hsla(0, 80%, 89.06%, 1.0)" calcext:value-type="string">
            <text:p>hsla(0, 80%, 89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68</text:p>
          </table:table-cell>
          <table:table-cell office:value-type="float" office:value="250" calcext:value-type="float">
            <text:p>250</text:p>
          </table:table-cell>
          <table:table-cell office:value-type="float" office:value="0.366666666666667" calcext:value-type="float">
            <text:p>0.37</text:p>
          </table:table-cell>
          <table:table-cell table:formula="of:=CONCATENATE(&quot;hsla(&quot;; IF([.F1169]=1; 50; IF([.F1169]&lt;1; 0; 110));&quot;, 80%, &quot;; TEXT(IF([.F1169]&lt;1; [.F1169]*95; IF([.F1169]&gt;1; 95/[.F1169];70));&quot;###.##&quot;);&quot;%, 1.0)&quot;)" office:value-type="string" office:string-value="hsla(0, 80%, 34.83%, 1.0)" calcext:value-type="string">
            <text:p>hsla(0, 80%, 34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170]=1; 50; IF([.F1170]&lt;1; 0; 110));&quot;, 80%, &quot;; TEXT(IF([.F1170]&lt;1; [.F1170]*95; IF([.F1170]&gt;1; 95/[.F1170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171]=1; 50; IF([.F1171]&lt;1; 0; 110));&quot;, 80%, &quot;; TEXT(IF([.F1171]&lt;1; [.F1171]*95; IF([.F1171]&gt;1; 95/[.F117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1</text:p>
          </table:table-cell>
          <table:table-cell office:value-type="float" office:value="6" calcext:value-type="float">
            <text:p>6</text:p>
          </table:table-cell>
          <table:table-cell office:value-type="float" office:value="0.733333333333333" calcext:value-type="float">
            <text:p>0.73</text:p>
          </table:table-cell>
          <table:table-cell table:formula="of:=CONCATENATE(&quot;hsla(&quot;; IF([.F1172]=1; 50; IF([.F1172]&lt;1; 0; 110));&quot;, 80%, &quot;; TEXT(IF([.F1172]&lt;1; [.F1172]*95; IF([.F1172]&gt;1; 95/[.F1172];70));&quot;###.##&quot;);&quot;%, 1.0)&quot;)" office:value-type="string" office:string-value="hsla(0, 80%, 69.67%, 1.0)" calcext:value-type="string">
            <text:p>hsla(0, 80%, 69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2</text:p>
          </table:table-cell>
          <table:table-cell office:value-type="float" office:value="26" calcext:value-type="float">
            <text:p>26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173]=1; 50; IF([.F1173]&lt;1; 0; 110));&quot;, 80%, &quot;; TEXT(IF([.F1173]&lt;1; [.F1173]*95; IF([.F1173]&gt;1; 95/[.F1173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 leucine and isoleucine degradation</text:p>
          </table:table-cell>
          <table:table-cell table:style-name="ce1" office:value-type="string" calcext:value-type="string">
            <text:p>Gene11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174]=1; 50; IF([.F1174]&lt;1; 0; 110));&quot;, 80%, &quot;; TEXT(IF([.F1174]&lt;1; [.F1174]*95; IF([.F1174]&gt;1; 95/[.F1174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4</text:p>
          </table:table-cell>
          <table:table-cell office:value-type="float" office:value="3" calcext:value-type="float">
            <text:p>3</text:p>
          </table:table-cell>
          <table:table-cell office:value-type="float" office:value="0.725" calcext:value-type="float">
            <text:p>0.73</text:p>
          </table:table-cell>
          <table:table-cell table:formula="of:=CONCATENATE(&quot;hsla(&quot;; IF([.F1175]=1; 50; IF([.F1175]&lt;1; 0; 110));&quot;, 80%, &quot;; TEXT(IF([.F1175]&lt;1; [.F1175]*95; IF([.F1175]&gt;1; 95/[.F1175];70));&quot;###.##&quot;);&quot;%, 1.0)&quot;)" office:value-type="string" office:string-value="hsla(0, 80%, 68.88%, 1.0)" calcext:value-type="string">
            <text:p>hsla(0, 80%, 68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176]=1; 50; IF([.F1176]&lt;1; 0; 110));&quot;, 80%, &quot;; TEXT(IF([.F1176]&lt;1; [.F1176]*95; IF([.F1176]&gt;1; 95/[.F117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77]=1; 50; IF([.F1177]&lt;1; 0; 110));&quot;, 80%, &quot;; TEXT(IF([.F1177]&lt;1; [.F1177]*95; IF([.F1177]&gt;1; 95/[.F1177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7</text:p>
          </table:table-cell>
          <table:table-cell office:value-type="float" office:value="52" calcext:value-type="float">
            <text:p>52</text:p>
          </table:table-cell>
          <table:table-cell office:value-type="float" office:value="1.69230769230769" calcext:value-type="float">
            <text:p>1.69</text:p>
          </table:table-cell>
          <table:table-cell table:formula="of:=CONCATENATE(&quot;hsla(&quot;; IF([.F1178]=1; 50; IF([.F1178]&lt;1; 0; 110));&quot;, 80%, &quot;; TEXT(IF([.F1178]&lt;1; [.F1178]*95; IF([.F1178]&gt;1; 95/[.F1178];70));&quot;###.##&quot;);&quot;%, 1.0)&quot;)" office:value-type="string" office:string-value="hsla(110, 80%, 56.14%, 1.0)" calcext:value-type="string">
            <text:p>hsla(110, 80%, 5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8</text:p>
          </table:table-cell>
          <table:table-cell office:value-type="float" office:value="6" calcext:value-type="float">
            <text:p>6</text:p>
          </table:table-cell>
          <table:table-cell office:value-type="float" office:value="1.71014492753623" calcext:value-type="float">
            <text:p>1.71</text:p>
          </table:table-cell>
          <table:table-cell table:formula="of:=CONCATENATE(&quot;hsla(&quot;; IF([.F1179]=1; 50; IF([.F1179]&lt;1; 0; 110));&quot;, 80%, &quot;; TEXT(IF([.F1179]&lt;1; [.F1179]*95; IF([.F1179]&gt;1; 95/[.F1179];70));&quot;###.##&quot;);&quot;%, 1.0)&quot;)" office:value-type="string" office:string-value="hsla(110, 80%, 55.55%, 1.0)" calcext:value-type="string">
            <text:p>hsla(110, 80%, 55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79</text:p>
          </table:table-cell>
          <table:table-cell office:value-type="float" office:value="3" calcext:value-type="float">
            <text:p>3</text:p>
          </table:table-cell>
          <table:table-cell office:value-type="float" office:value="0.901639344262295" calcext:value-type="float">
            <text:p>0.9</text:p>
          </table:table-cell>
          <table:table-cell table:formula="of:=CONCATENATE(&quot;hsla(&quot;; IF([.F1180]=1; 50; IF([.F1180]&lt;1; 0; 110));&quot;, 80%, &quot;; TEXT(IF([.F1180]&lt;1; [.F1180]*95; IF([.F1180]&gt;1; 95/[.F1180];70));&quot;###.##&quot;);&quot;%, 1.0)&quot;)" office:value-type="string" office:string-value="hsla(0, 80%, 85.66%, 1.0)" calcext:value-type="string">
            <text:p>hsla(0, 80%, 85.6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0</text:p>
          </table:table-cell>
          <table:table-cell office:value-type="float" office:value="56" calcext:value-type="float">
            <text:p>56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1181]=1; 50; IF([.F1181]&lt;1; 0; 110));&quot;, 80%, &quot;; TEXT(IF([.F1181]&lt;1; [.F1181]*95; IF([.F1181]&gt;1; 95/[.F1181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1</text:p>
          </table:table-cell>
          <table:table-cell office:value-type="float" office:value="103" calcext:value-type="float">
            <text:p>103</text:p>
          </table:table-cell>
          <table:table-cell office:value-type="float" office:value="0.384615384615385" calcext:value-type="float">
            <text:p>0.38</text:p>
          </table:table-cell>
          <table:table-cell table:formula="of:=CONCATENATE(&quot;hsla(&quot;; IF([.F1182]=1; 50; IF([.F1182]&lt;1; 0; 110));&quot;, 80%, &quot;; TEXT(IF([.F1182]&lt;1; [.F1182]*95; IF([.F1182]&gt;1; 95/[.F1182];70));&quot;###.##&quot;);&quot;%, 1.0)&quot;)" office:value-type="string" office:string-value="hsla(0, 80%, 36.54%, 1.0)" calcext:value-type="string">
            <text:p>hsla(0, 80%, 36.5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2</text:p>
          </table:table-cell>
          <table:table-cell office:value-type="float" office:value="7" calcext:value-type="float">
            <text:p>7</text:p>
          </table:table-cell>
          <table:table-cell office:value-type="float" office:value="0.454545454545455" calcext:value-type="float">
            <text:p>0.45</text:p>
          </table:table-cell>
          <table:table-cell table:formula="of:=CONCATENATE(&quot;hsla(&quot;; IF([.F1183]=1; 50; IF([.F1183]&lt;1; 0; 110));&quot;, 80%, &quot;; TEXT(IF([.F1183]&lt;1; [.F1183]*95; IF([.F1183]&gt;1; 95/[.F1183];70));&quot;###.##&quot;);&quot;%, 1.0)&quot;)" office:value-type="string" office:string-value="hsla(0, 80%, 43.18%, 1.0)" calcext:value-type="string">
            <text:p>hsla(0, 80%, 43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3</text:p>
          </table:table-cell>
          <table:table-cell office:value-type="float" office:value="55" calcext:value-type="float">
            <text:p>55</text:p>
          </table:table-cell>
          <table:table-cell office:value-type="float" office:value="0.307692307692308" calcext:value-type="float">
            <text:p>0.31</text:p>
          </table:table-cell>
          <table:table-cell table:formula="of:=CONCATENATE(&quot;hsla(&quot;; IF([.F1184]=1; 50; IF([.F1184]&lt;1; 0; 110));&quot;, 80%, &quot;; TEXT(IF([.F1184]&lt;1; [.F1184]*95; IF([.F1184]&gt;1; 95/[.F1184];70));&quot;###.##&quot;);&quot;%, 1.0)&quot;)" office:value-type="string" office:string-value="hsla(0, 80%, 29.23%, 1.0)" calcext:value-type="string">
            <text:p>hsla(0, 80%, 29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4</text:p>
          </table:table-cell>
          <table:table-cell office:value-type="float" office:value="26" calcext:value-type="float">
            <text:p>26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185]=1; 50; IF([.F1185]&lt;1; 0; 110));&quot;, 80%, &quot;; TEXT(IF([.F1185]&lt;1; [.F1185]*95; IF([.F1185]&gt;1; 95/[.F1185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186]=1; 50; IF([.F1186]&lt;1; 0; 110));&quot;, 80%, &quot;; TEXT(IF([.F1186]&lt;1; [.F1186]*95; IF([.F1186]&gt;1; 95/[.F1186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6</text:p>
          </table:table-cell>
          <table:table-cell office:value-type="float" office:value="34" calcext:value-type="float">
            <text:p>34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1187]=1; 50; IF([.F1187]&lt;1; 0; 110));&quot;, 80%, &quot;; TEXT(IF([.F1187]&lt;1; [.F1187]*95; IF([.F1187]&gt;1; 95/[.F1187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7</text:p>
          </table:table-cell>
          <table:table-cell office:value-type="float" office:value="150" calcext:value-type="float">
            <text:p>150</text:p>
          </table:table-cell>
          <table:table-cell office:value-type="float" office:value="0.608695652173913" calcext:value-type="float">
            <text:p>0.61</text:p>
          </table:table-cell>
          <table:table-cell table:formula="of:=CONCATENATE(&quot;hsla(&quot;; IF([.F1188]=1; 50; IF([.F1188]&lt;1; 0; 110));&quot;, 80%, &quot;; TEXT(IF([.F1188]&lt;1; [.F1188]*95; IF([.F1188]&gt;1; 95/[.F1188];70));&quot;###.##&quot;);&quot;%, 1.0)&quot;)" office:value-type="string" office:string-value="hsla(0, 80%, 57.83%, 1.0)" calcext:value-type="string">
            <text:p>hsla(0, 80%, 57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8</text:p>
          </table:table-cell>
          <table:table-cell office:value-type="float" office:value="3" calcext:value-type="float">
            <text:p>3</text:p>
          </table:table-cell>
          <table:table-cell office:value-type="float" office:value="1.84615384615385" calcext:value-type="float">
            <text:p>1.85</text:p>
          </table:table-cell>
          <table:table-cell table:formula="of:=CONCATENATE(&quot;hsla(&quot;; IF([.F1189]=1; 50; IF([.F1189]&lt;1; 0; 110));&quot;, 80%, &quot;; TEXT(IF([.F1189]&lt;1; [.F1189]*95; IF([.F1189]&gt;1; 95/[.F1189];70));&quot;###.##&quot;);&quot;%, 1.0)&quot;)" office:value-type="string" office:string-value="hsla(110, 80%, 51.46%, 1.0)" calcext:value-type="string">
            <text:p>hsla(110, 80%, 51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89</text:p>
          </table:table-cell>
          <table:table-cell office:value-type="float" office:value="56" calcext:value-type="float">
            <text:p>56</text:p>
          </table:table-cell>
          <table:table-cell office:value-type="float" office:value="1.05882352941176" calcext:value-type="float">
            <text:p>1.06</text:p>
          </table:table-cell>
          <table:table-cell table:formula="of:=CONCATENATE(&quot;hsla(&quot;; IF([.F1190]=1; 50; IF([.F1190]&lt;1; 0; 110));&quot;, 80%, &quot;; TEXT(IF([.F1190]&lt;1; [.F1190]*95; IF([.F1190]&gt;1; 95/[.F1190];70));&quot;###.##&quot;);&quot;%, 1.0)&quot;)" office:value-type="string" office:string-value="hsla(110, 80%, 89.72%, 1.0)" calcext:value-type="string">
            <text:p>hsla(110, 80%, 89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 sugar and nucleotide sugar metabolism</text:p>
          </table:table-cell>
          <table:table-cell table:style-name="ce1" office:value-type="string" calcext:value-type="string">
            <text:p>Gene1190</text:p>
          </table:table-cell>
          <table:table-cell office:value-type="float" office:value="5" calcext:value-type="float">
            <text:p>5</text:p>
          </table:table-cell>
          <table:table-cell office:value-type="float" office:value="0.894736842105263" calcext:value-type="float">
            <text:p>0.89</text:p>
          </table:table-cell>
          <table:table-cell table:formula="of:=CONCATENATE(&quot;hsla(&quot;; IF([.F1191]=1; 50; IF([.F1191]&lt;1; 0; 110));&quot;, 80%, &quot;; TEXT(IF([.F1191]&lt;1; [.F1191]*95; IF([.F1191]&gt;1; 95/[.F1191];70));&quot;###.##&quot;);&quot;%, 1.0)&quot;)" office:value-type="string" office:string-value="hsla(0, 80%, 85%, 1.0)" calcext:value-type="string">
            <text:p>hsla(0, 80%, 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1</text:p>
          </table:table-cell>
          <table:table-cell office:value-type="float" office:value="615" calcext:value-type="float">
            <text:p>615</text:p>
          </table:table-cell>
          <table:table-cell office:value-type="float" office:value="0.9375" calcext:value-type="float">
            <text:p>0.94</text:p>
          </table:table-cell>
          <table:table-cell table:formula="of:=CONCATENATE(&quot;hsla(&quot;; IF([.F1192]=1; 50; IF([.F1192]&lt;1; 0; 110));&quot;, 80%, &quot;; TEXT(IF([.F1192]&lt;1; [.F1192]*95; IF([.F1192]&gt;1; 95/[.F1192];70));&quot;###.##&quot;);&quot;%, 1.0)&quot;)" office:value-type="string" office:string-value="hsla(0, 80%, 89.06%, 1.0)" calcext:value-type="string">
            <text:p>hsla(0, 80%, 89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2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193]=1; 50; IF([.F1193]&lt;1; 0; 110));&quot;, 80%, &quot;; TEXT(IF([.F1193]&lt;1; [.F1193]*95; IF([.F1193]&gt;1; 95/[.F1193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3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194]=1; 50; IF([.F1194]&lt;1; 0; 110));&quot;, 80%, &quot;; TEXT(IF([.F1194]&lt;1; [.F1194]*95; IF([.F1194]&gt;1; 95/[.F1194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4</text:p>
          </table:table-cell>
          <table:table-cell office:value-type="float" office:value="14" calcext:value-type="float">
            <text:p>14</text:p>
          </table:table-cell>
          <table:table-cell office:value-type="float" office:value="0.5625" calcext:value-type="float">
            <text:p>0.56</text:p>
          </table:table-cell>
          <table:table-cell table:formula="of:=CONCATENATE(&quot;hsla(&quot;; IF([.F1195]=1; 50; IF([.F1195]&lt;1; 0; 110));&quot;, 80%, &quot;; TEXT(IF([.F1195]&lt;1; [.F1195]*95; IF([.F1195]&gt;1; 95/[.F1195];70));&quot;###.##&quot;);&quot;%, 1.0)&quot;)" office:value-type="string" office:string-value="hsla(0, 80%, 53.44%, 1.0)" calcext:value-type="string">
            <text:p>hsla(0, 80%, 53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5</text:p>
          </table:table-cell>
          <table:table-cell office:value-type="float" office:value="4" calcext:value-type="float">
            <text:p>4</text:p>
          </table:table-cell>
          <table:table-cell office:value-type="float" office:value="1.07692307692308" calcext:value-type="float">
            <text:p>1.08</text:p>
          </table:table-cell>
          <table:table-cell table:formula="of:=CONCATENATE(&quot;hsla(&quot;; IF([.F1196]=1; 50; IF([.F1196]&lt;1; 0; 110));&quot;, 80%, &quot;; TEXT(IF([.F1196]&lt;1; [.F1196]*95; IF([.F1196]&gt;1; 95/[.F1196];70));&quot;###.##&quot;);&quot;%, 1.0)&quot;)" office:value-type="string" office:string-value="hsla(110, 80%, 88.21%, 1.0)" calcext:value-type="string">
            <text:p>hsla(11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6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formula="of:=CONCATENATE(&quot;hsla(&quot;; IF([.F1197]=1; 50; IF([.F1197]&lt;1; 0; 110));&quot;, 80%, &quot;; TEXT(IF([.F1197]&lt;1; [.F1197]*95; IF([.F1197]&gt;1; 95/[.F1197];70));&quot;###.##&quot;);&quot;%, 1.0)&quot;)" office:value-type="string" office:string-value="hsla(110, 80%, 67.86%, 1.0)" calcext:value-type="string">
            <text:p>hsla(11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7</text:p>
          </table:table-cell>
          <table:table-cell office:value-type="float" office:value="23" calcext:value-type="float">
            <text:p>23</text:p>
          </table:table-cell>
          <table:table-cell office:value-type="float" office:value="1.16981132075472" calcext:value-type="float">
            <text:p>1.17</text:p>
          </table:table-cell>
          <table:table-cell table:formula="of:=CONCATENATE(&quot;hsla(&quot;; IF([.F1198]=1; 50; IF([.F1198]&lt;1; 0; 110));&quot;, 80%, &quot;; TEXT(IF([.F1198]&lt;1; [.F1198]*95; IF([.F1198]&gt;1; 95/[.F1198];70));&quot;###.##&quot;);&quot;%, 1.0)&quot;)" office:value-type="string" office:string-value="hsla(110, 80%, 81.21%, 1.0)" calcext:value-type="string">
            <text:p>hsla(110, 80%, 81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table:style-name="ce1" office:value-type="string" calcext:value-type="string">
            <text:p>Gene1198</text:p>
          </table:table-cell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199]=1; 50; IF([.F1199]&lt;1; 0; 110));&quot;, 80%, &quot;; TEXT(IF([.F1199]&lt;1; [.F1199]*95; IF([.F1199]&gt;1; 95/[.F119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199</text:p>
          </table:table-cell>
          <table:table-cell office:value-type="float" office:value="3" calcext:value-type="float">
            <text:p>3</text:p>
          </table:table-cell>
          <table:table-cell office:value-type="float" office:value="0.961538461538462" calcext:value-type="float">
            <text:p>0.96</text:p>
          </table:table-cell>
          <table:table-cell table:formula="of:=CONCATENATE(&quot;hsla(&quot;; IF([.F1200]=1; 50; IF([.F1200]&lt;1; 0; 110));&quot;, 80%, &quot;; TEXT(IF([.F1200]&lt;1; [.F1200]*95; IF([.F1200]&gt;1; 95/[.F1200];70));&quot;###.##&quot;);&quot;%, 1.0)&quot;)" office:value-type="string" office:string-value="hsla(0, 80%, 91.35%, 1.0)" calcext:value-type="string">
            <text:p>hsla(0, 80%, 91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201]=1; 50; IF([.F1201]&lt;1; 0; 110));&quot;, 80%, &quot;; TEXT(IF([.F1201]&lt;1; [.F1201]*95; IF([.F1201]&gt;1; 95/[.F1201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02]=1; 50; IF([.F1202]&lt;1; 0; 110));&quot;, 80%, &quot;; TEXT(IF([.F1202]&lt;1; [.F1202]*95; IF([.F1202]&gt;1; 95/[.F120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2</text:p>
          </table:table-cell>
          <table:table-cell office:value-type="float" office:value="31" calcext:value-type="float">
            <text:p>31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1203]=1; 50; IF([.F1203]&lt;1; 0; 110));&quot;, 80%, &quot;; TEXT(IF([.F1203]&lt;1; [.F1203]*95; IF([.F1203]&gt;1; 95/[.F1203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3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204]=1; 50; IF([.F1204]&lt;1; 0; 110));&quot;, 80%, &quot;; TEXT(IF([.F1204]&lt;1; [.F1204]*95; IF([.F1204]&gt;1; 95/[.F1204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4</text:p>
          </table:table-cell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205]=1; 50; IF([.F1205]&lt;1; 0; 110));&quot;, 80%, &quot;; TEXT(IF([.F1205]&lt;1; [.F1205]*95; IF([.F1205]&gt;1; 95/[.F1205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5</text:p>
          </table:table-cell>
          <table:table-cell office:value-type="float" office:value="10" calcext:value-type="float">
            <text:p>10</text:p>
          </table:table-cell>
          <table:table-cell office:value-type="float" office:value="1.2189349112426" calcext:value-type="float">
            <text:p>1.22</text:p>
          </table:table-cell>
          <table:table-cell table:formula="of:=CONCATENATE(&quot;hsla(&quot;; IF([.F1206]=1; 50; IF([.F1206]&lt;1; 0; 110));&quot;, 80%, &quot;; TEXT(IF([.F1206]&lt;1; [.F1206]*95; IF([.F1206]&gt;1; 95/[.F1206];70));&quot;###.##&quot;);&quot;%, 1.0)&quot;)" office:value-type="string" office:string-value="hsla(110, 80%, 77.94%, 1.0)" calcext:value-type="string">
            <text:p>hsla(110, 80%, 77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6</text:p>
          </table:table-cell>
          <table:table-cell office:value-type="float" office:value="30" calcext:value-type="float">
            <text:p>30</text:p>
          </table:table-cell>
          <table:table-cell office:value-type="float" office:value="1.43548387096774" calcext:value-type="float">
            <text:p>1.44</text:p>
          </table:table-cell>
          <table:table-cell table:formula="of:=CONCATENATE(&quot;hsla(&quot;; IF([.F1207]=1; 50; IF([.F1207]&lt;1; 0; 110));&quot;, 80%, &quot;; TEXT(IF([.F1207]&lt;1; [.F1207]*95; IF([.F1207]&gt;1; 95/[.F1207];70));&quot;###.##&quot;);&quot;%, 1.0)&quot;)" office:value-type="string" office:string-value="hsla(110, 80%, 66.18%, 1.0)" calcext:value-type="string">
            <text:p>hsla(110, 80%, 66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7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208]=1; 50; IF([.F1208]&lt;1; 0; 110));&quot;, 80%, &quot;; TEXT(IF([.F1208]&lt;1; [.F1208]*95; IF([.F1208]&gt;1; 95/[.F1208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8</text:p>
          </table:table-cell>
          <table:table-cell office:value-type="float" office:value="13" calcext:value-type="float">
            <text:p>13</text:p>
          </table:table-cell>
          <table:table-cell office:value-type="float" office:value="0.986842105263158" calcext:value-type="float">
            <text:p>0.99</text:p>
          </table:table-cell>
          <table:table-cell table:formula="of:=CONCATENATE(&quot;hsla(&quot;; IF([.F1209]=1; 50; IF([.F1209]&lt;1; 0; 110));&quot;, 80%, &quot;; TEXT(IF([.F1209]&lt;1; [.F1209]*95; IF([.F1209]&gt;1; 95/[.F1209];70));&quot;###.##&quot;);&quot;%, 1.0)&quot;)" office:value-type="string" office:string-value="hsla(0, 80%, 93.75%, 1.0)" calcext:value-type="string">
            <text:p>hsla(0, 80%, 9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09</text:p>
          </table:table-cell>
          <table:table-cell office:value-type="float" office:value="116" calcext:value-type="float">
            <text:p>116</text:p>
          </table:table-cell>
          <table:table-cell office:value-type="float" office:value="1.17391304347826" calcext:value-type="float">
            <text:p>1.17</text:p>
          </table:table-cell>
          <table:table-cell table:formula="of:=CONCATENATE(&quot;hsla(&quot;; IF([.F1210]=1; 50; IF([.F1210]&lt;1; 0; 110));&quot;, 80%, &quot;; TEXT(IF([.F1210]&lt;1; [.F1210]*95; IF([.F1210]&gt;1; 95/[.F1210];70));&quot;###.##&quot;);&quot;%, 1.0)&quot;)" office:value-type="string" office:string-value="hsla(110, 80%, 80.93%, 1.0)" calcext:value-type="string">
            <text:p>hsla(110, 80%, 80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0</text:p>
          </table:table-cell>
          <table:table-cell office:value-type="float" office:value="3" calcext:value-type="float">
            <text:p>3</text:p>
          </table:table-cell>
          <table:table-cell office:value-type="float" office:value="0.5625" calcext:value-type="float">
            <text:p>0.56</text:p>
          </table:table-cell>
          <table:table-cell table:formula="of:=CONCATENATE(&quot;hsla(&quot;; IF([.F1211]=1; 50; IF([.F1211]&lt;1; 0; 110));&quot;, 80%, &quot;; TEXT(IF([.F1211]&lt;1; [.F1211]*95; IF([.F1211]&gt;1; 95/[.F1211];70));&quot;###.##&quot;);&quot;%, 1.0)&quot;)" office:value-type="string" office:string-value="hsla(0, 80%, 53.44%, 1.0)" calcext:value-type="string">
            <text:p>hsla(0, 80%, 53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1</text:p>
          </table:table-cell>
          <table:table-cell office:value-type="float" office:value="20" calcext:value-type="float">
            <text:p>20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212]=1; 50; IF([.F1212]&lt;1; 0; 110));&quot;, 80%, &quot;; TEXT(IF([.F1212]&lt;1; [.F1212]*95; IF([.F1212]&gt;1; 95/[.F1212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2</text:p>
          </table:table-cell>
          <table:table-cell office:value-type="float" office:value="34" calcext:value-type="float">
            <text:p>3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213]=1; 50; IF([.F1213]&lt;1; 0; 110));&quot;, 80%, &quot;; TEXT(IF([.F1213]&lt;1; [.F1213]*95; IF([.F1213]&gt;1; 95/[.F1213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3</text:p>
          </table:table-cell>
          <table:table-cell office:value-type="float" office:value="40" calcext:value-type="float">
            <text:p>40</text:p>
          </table:table-cell>
          <table:table-cell office:value-type="float" office:value="0.789473684210526" calcext:value-type="float">
            <text:p>0.79</text:p>
          </table:table-cell>
          <table:table-cell table:formula="of:=CONCATENATE(&quot;hsla(&quot;; IF([.F1214]=1; 50; IF([.F1214]&lt;1; 0; 110));&quot;, 80%, &quot;; TEXT(IF([.F1214]&lt;1; [.F1214]*95; IF([.F1214]&gt;1; 95/[.F1214];70));&quot;###.##&quot;);&quot;%, 1.0)&quot;)" office:value-type="string" office:string-value="hsla(0, 80%, 75%, 1.0)" calcext:value-type="string">
            <text:p>hsla(0, 80%, 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15]=1; 50; IF([.F1215]&lt;1; 0; 110));&quot;, 80%, &quot;; TEXT(IF([.F1215]&lt;1; [.F1215]*95; IF([.F1215]&gt;1; 95/[.F121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16]=1; 50; IF([.F1216]&lt;1; 0; 110));&quot;, 80%, &quot;; TEXT(IF([.F1216]&lt;1; [.F1216]*95; IF([.F1216]&gt;1; 95/[.F121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6</text:p>
          </table:table-cell>
          <table:table-cell office:value-type="float" office:value="31" calcext:value-type="float">
            <text:p>31</text:p>
          </table:table-cell>
          <table:table-cell office:value-type="float" office:value="0.266666666666667" calcext:value-type="float">
            <text:p>0.27</text:p>
          </table:table-cell>
          <table:table-cell table:formula="of:=CONCATENATE(&quot;hsla(&quot;; IF([.F1217]=1; 50; IF([.F1217]&lt;1; 0; 110));&quot;, 80%, &quot;; TEXT(IF([.F1217]&lt;1; [.F1217]*95; IF([.F1217]&gt;1; 95/[.F1217];70));&quot;###.##&quot;);&quot;%, 1.0)&quot;)" office:value-type="string" office:string-value="hsla(0, 80%, 25.33%, 1.0)" calcext:value-type="string">
            <text:p>hsla(0, 80%, 25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7</text:p>
          </table:table-cell>
          <table:table-cell office:value-type="float" office:value="53" calcext:value-type="float">
            <text:p>53</text:p>
          </table:table-cell>
          <table:table-cell office:value-type="float" office:value="0.644444444444444" calcext:value-type="float">
            <text:p>0.64</text:p>
          </table:table-cell>
          <table:table-cell table:formula="of:=CONCATENATE(&quot;hsla(&quot;; IF([.F1218]=1; 50; IF([.F1218]&lt;1; 0; 110));&quot;, 80%, &quot;; TEXT(IF([.F1218]&lt;1; [.F1218]*95; IF([.F1218]&gt;1; 95/[.F1218];70));&quot;###.##&quot;);&quot;%, 1.0)&quot;)" office:value-type="string" office:string-value="hsla(0, 80%, 61.22%, 1.0)" calcext:value-type="string">
            <text:p>hsla(0, 80%, 61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8</text:p>
          </table:table-cell>
          <table:table-cell office:value-type="float" office:value="10" calcext:value-type="float">
            <text:p>10</text:p>
          </table:table-cell>
          <table:table-cell office:value-type="float" office:value="0.647058823529412" calcext:value-type="float">
            <text:p>0.65</text:p>
          </table:table-cell>
          <table:table-cell table:formula="of:=CONCATENATE(&quot;hsla(&quot;; IF([.F1219]=1; 50; IF([.F1219]&lt;1; 0; 110));&quot;, 80%, &quot;; TEXT(IF([.F1219]&lt;1; [.F1219]*95; IF([.F1219]&gt;1; 95/[.F1219];70));&quot;###.##&quot;);&quot;%, 1.0)&quot;)" office:value-type="string" office:string-value="hsla(0, 80%, 61.47%, 1.0)" calcext:value-type="string">
            <text:p>hsla(0, 80%, 61.4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</text:p>
          </table:table-cell>
          <table:table-cell table:style-name="ce1" office:value-type="string" calcext:value-type="string">
            <text:p>Gene1219</text:p>
          </table:table-cell>
          <table:table-cell office:value-type="float" office:value="14" calcext:value-type="float">
            <text:p>14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1220]=1; 50; IF([.F1220]&lt;1; 0; 110));&quot;, 80%, &quot;; TEXT(IF([.F1220]&lt;1; [.F1220]*95; IF([.F1220]&gt;1; 95/[.F1220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0</text:p>
          </table:table-cell>
          <table:table-cell office:value-type="float" office:value="72" calcext:value-type="float">
            <text:p>72</text:p>
          </table:table-cell>
          <table:table-cell office:value-type="float" office:value="0.55" calcext:value-type="float">
            <text:p>0.55</text:p>
          </table:table-cell>
          <table:table-cell table:formula="of:=CONCATENATE(&quot;hsla(&quot;; IF([.F1221]=1; 50; IF([.F1221]&lt;1; 0; 110));&quot;, 80%, &quot;; TEXT(IF([.F1221]&lt;1; [.F1221]*95; IF([.F1221]&gt;1; 95/[.F1221];70));&quot;###.##&quot;);&quot;%, 1.0)&quot;)" office:value-type="string" office:string-value="hsla(0, 80%, 52.25%, 1.0)" calcext:value-type="string">
            <text:p>hsla(0, 80%, 52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1</text:p>
          </table:table-cell>
          <table:table-cell office:value-type="float" office:value="3" calcext:value-type="float">
            <text:p>3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222]=1; 50; IF([.F1222]&lt;1; 0; 110));&quot;, 80%, &quot;; TEXT(IF([.F1222]&lt;1; [.F1222]*95; IF([.F1222]&gt;1; 95/[.F1222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2</text:p>
          </table:table-cell>
          <table:table-cell office:value-type="float" office:value="7" calcext:value-type="float">
            <text:p>7</text:p>
          </table:table-cell>
          <table:table-cell office:value-type="float" office:value="1.05084745762712" calcext:value-type="float">
            <text:p>1.05</text:p>
          </table:table-cell>
          <table:table-cell table:formula="of:=CONCATENATE(&quot;hsla(&quot;; IF([.F1223]=1; 50; IF([.F1223]&lt;1; 0; 110));&quot;, 80%, &quot;; TEXT(IF([.F1223]&lt;1; [.F1223]*95; IF([.F1223]&gt;1; 95/[.F1223];70));&quot;###.##&quot;);&quot;%, 1.0)&quot;)" office:value-type="string" office:string-value="hsla(110, 80%, 90.4%, 1.0)" calcext:value-type="string">
            <text:p>hsla(110, 80%, 90.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24]=1; 50; IF([.F1224]&lt;1; 0; 110));&quot;, 80%, &quot;; TEXT(IF([.F1224]&lt;1; [.F1224]*95; IF([.F1224]&gt;1; 95/[.F122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25]=1; 50; IF([.F1225]&lt;1; 0; 110));&quot;, 80%, &quot;; TEXT(IF([.F1225]&lt;1; [.F1225]*95; IF([.F1225]&gt;1; 95/[.F122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5</text:p>
          </table:table-cell>
          <table:table-cell office:value-type="float" office:value="64" calcext:value-type="float">
            <text:p>64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1226]=1; 50; IF([.F1226]&lt;1; 0; 110));&quot;, 80%, &quot;; TEXT(IF([.F1226]&lt;1; [.F1226]*95; IF([.F1226]&gt;1; 95/[.F1226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6</text:p>
          </table:table-cell>
          <table:table-cell office:value-type="float" office:value="19" calcext:value-type="float">
            <text:p>1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227]=1; 50; IF([.F1227]&lt;1; 0; 110));&quot;, 80%, &quot;; TEXT(IF([.F1227]&lt;1; [.F1227]*95; IF([.F1227]&gt;1; 95/[.F1227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7</text:p>
          </table:table-cell>
          <table:table-cell office:value-type="float" office:value="58" calcext:value-type="float">
            <text:p>58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1228]=1; 50; IF([.F1228]&lt;1; 0; 110));&quot;, 80%, &quot;; TEXT(IF([.F1228]&lt;1; [.F1228]*95; IF([.F1228]&gt;1; 95/[.F1228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table:style-name="ce1" office:value-type="string" calcext:value-type="string">
            <text:p>Gene1228</text:p>
          </table:table-cell>
          <table:table-cell office:value-type="float" office:value="183" calcext:value-type="float">
            <text:p>183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229]=1; 50; IF([.F1229]&lt;1; 0; 110));&quot;, 80%, &quot;; TEXT(IF([.F1229]&lt;1; [.F1229]*95; IF([.F1229]&gt;1; 95/[.F1229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29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table:formula="of:=CONCATENATE(&quot;hsla(&quot;; IF([.F1230]=1; 50; IF([.F1230]&lt;1; 0; 110));&quot;, 80%, &quot;; TEXT(IF([.F1230]&lt;1; [.F1230]*95; IF([.F1230]&gt;1; 95/[.F1230];70));&quot;###.##&quot;);&quot;%, 1.0)&quot;)" office:value-type="string" office:string-value="hsla(0, 80%, 85.5%, 1.0)" calcext:value-type="string">
            <text:p>hsla(0, 80%, 85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0</text:p>
          </table:table-cell>
          <table:table-cell office:value-type="float" office:value="73" calcext:value-type="float">
            <text:p>73</text:p>
          </table:table-cell>
          <table:table-cell office:value-type="float" office:value="0.538461538461538" calcext:value-type="float">
            <text:p>0.54</text:p>
          </table:table-cell>
          <table:table-cell table:formula="of:=CONCATENATE(&quot;hsla(&quot;; IF([.F1231]=1; 50; IF([.F1231]&lt;1; 0; 110));&quot;, 80%, &quot;; TEXT(IF([.F1231]&lt;1; [.F1231]*95; IF([.F1231]&gt;1; 95/[.F1231];70));&quot;###.##&quot;);&quot;%, 1.0)&quot;)" office:value-type="string" office:string-value="hsla(0, 80%, 51.15%, 1.0)" calcext:value-type="string">
            <text:p>hsla(0, 80%, 51.1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1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1232]=1; 50; IF([.F1232]&lt;1; 0; 110));&quot;, 80%, &quot;; TEXT(IF([.F1232]&lt;1; [.F1232]*95; IF([.F1232]&gt;1; 95/[.F1232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2</text:p>
          </table:table-cell>
          <table:table-cell office:value-type="float" office:value="5" calcext:value-type="float">
            <text:p>5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233]=1; 50; IF([.F1233]&lt;1; 0; 110));&quot;, 80%, &quot;; TEXT(IF([.F1233]&lt;1; [.F1233]*95; IF([.F1233]&gt;1; 95/[.F1233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3</text:p>
          </table:table-cell>
          <table:table-cell office:value-type="float" office:value="27" calcext:value-type="float">
            <text:p>27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234]=1; 50; IF([.F1234]&lt;1; 0; 110));&quot;, 80%, &quot;; TEXT(IF([.F1234]&lt;1; [.F1234]*95; IF([.F1234]&gt;1; 95/[.F1234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35]=1; 50; IF([.F1235]&lt;1; 0; 110));&quot;, 80%, &quot;; TEXT(IF([.F1235]&lt;1; [.F1235]*95; IF([.F1235]&gt;1; 95/[.F123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36]=1; 50; IF([.F1236]&lt;1; 0; 110));&quot;, 80%, &quot;; TEXT(IF([.F1236]&lt;1; [.F1236]*95; IF([.F1236]&gt;1; 95/[.F123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table:style-name="ce1" office:value-type="string" calcext:value-type="string">
            <text:p>Gene1236</text:p>
          </table:table-cell>
          <table:table-cell office:value-type="float" office:value="2489" calcext:value-type="float">
            <text:p>2489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237]=1; 50; IF([.F1237]&lt;1; 0; 110));&quot;, 80%, &quot;; TEXT(IF([.F1237]&lt;1; [.F1237]*95; IF([.F1237]&gt;1; 95/[.F1237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37</text:p>
          </table:table-cell>
          <table:table-cell office:value-type="float" office:value="18" calcext:value-type="float">
            <text:p>18</text:p>
          </table:table-cell>
          <table:table-cell office:value-type="float" office:value="0.529411764705882" calcext:value-type="float">
            <text:p>0.53</text:p>
          </table:table-cell>
          <table:table-cell table:formula="of:=CONCATENATE(&quot;hsla(&quot;; IF([.F1238]=1; 50; IF([.F1238]&lt;1; 0; 110));&quot;, 80%, &quot;; TEXT(IF([.F1238]&lt;1; [.F1238]*95; IF([.F1238]&gt;1; 95/[.F1238];70));&quot;###.##&quot;);&quot;%, 1.0)&quot;)" office:value-type="string" office:string-value="hsla(0, 80%, 50.29%, 1.0)" calcext:value-type="string">
            <text:p>hsla(0, 80%, 50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38</text:p>
          </table:table-cell>
          <table:table-cell office:value-type="float" office:value="13" calcext:value-type="float">
            <text:p>13</text:p>
          </table:table-cell>
          <table:table-cell office:value-type="float" office:value="1.23076923076923" calcext:value-type="float">
            <text:p>1.23</text:p>
          </table:table-cell>
          <table:table-cell table:formula="of:=CONCATENATE(&quot;hsla(&quot;; IF([.F1239]=1; 50; IF([.F1239]&lt;1; 0; 110));&quot;, 80%, &quot;; TEXT(IF([.F1239]&lt;1; [.F1239]*95; IF([.F1239]&gt;1; 95/[.F1239];70));&quot;###.##&quot;);&quot;%, 1.0)&quot;)" office:value-type="string" office:string-value="hsla(110, 80%, 77.19%, 1.0)" calcext:value-type="string">
            <text:p>hsla(110, 80%, 77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39</text:p>
          </table:table-cell>
          <table:table-cell office:value-type="float" office:value="52" calcext:value-type="float">
            <text:p>52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240]=1; 50; IF([.F1240]&lt;1; 0; 110));&quot;, 80%, &quot;; TEXT(IF([.F1240]&lt;1; [.F1240]*95; IF([.F1240]&gt;1; 95/[.F1240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0</text:p>
          </table:table-cell>
          <table:table-cell office:value-type="float" office:value="113" calcext:value-type="float">
            <text:p>113</text:p>
          </table:table-cell>
          <table:table-cell office:value-type="float" office:value="1.23809523809524" calcext:value-type="float">
            <text:p>1.24</text:p>
          </table:table-cell>
          <table:table-cell table:formula="of:=CONCATENATE(&quot;hsla(&quot;; IF([.F1241]=1; 50; IF([.F1241]&lt;1; 0; 110));&quot;, 80%, &quot;; TEXT(IF([.F1241]&lt;1; [.F1241]*95; IF([.F1241]&gt;1; 95/[.F1241];70));&quot;###.##&quot;);&quot;%, 1.0)&quot;)" office:value-type="string" office:string-value="hsla(110, 80%, 76.73%, 1.0)" calcext:value-type="string">
            <text:p>hsla(110, 80%, 76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1242]=1; 50; IF([.F1242]&lt;1; 0; 110));&quot;, 80%, &quot;; TEXT(IF([.F1242]&lt;1; [.F1242]*95; IF([.F1242]&gt;1; 95/[.F1242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2</text:p>
          </table:table-cell>
          <table:table-cell office:value-type="float" office:value="37" calcext:value-type="float">
            <text:p>37</text:p>
          </table:table-cell>
          <table:table-cell office:value-type="float" office:value="1.09836065573771" calcext:value-type="float">
            <text:p>1.1</text:p>
          </table:table-cell>
          <table:table-cell table:formula="of:=CONCATENATE(&quot;hsla(&quot;; IF([.F1243]=1; 50; IF([.F1243]&lt;1; 0; 110));&quot;, 80%, &quot;; TEXT(IF([.F1243]&lt;1; [.F1243]*95; IF([.F1243]&gt;1; 95/[.F1243];70));&quot;###.##&quot;);&quot;%, 1.0)&quot;)" office:value-type="string" office:string-value="hsla(110, 80%, 86.49%, 1.0)" calcext:value-type="string">
            <text:p>hsla(110, 80%, 86.4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3</text:p>
          </table:table-cell>
          <table:table-cell office:value-type="float" office:value="74" calcext:value-type="float">
            <text:p>74</text:p>
          </table:table-cell>
          <table:table-cell office:value-type="float" office:value="0.682926829268293" calcext:value-type="float">
            <text:p>0.68</text:p>
          </table:table-cell>
          <table:table-cell table:formula="of:=CONCATENATE(&quot;hsla(&quot;; IF([.F1244]=1; 50; IF([.F1244]&lt;1; 0; 110));&quot;, 80%, &quot;; TEXT(IF([.F1244]&lt;1; [.F1244]*95; IF([.F1244]&gt;1; 95/[.F1244];70));&quot;###.##&quot;);&quot;%, 1.0)&quot;)" office:value-type="string" office:string-value="hsla(0, 80%, 64.88%, 1.0)" calcext:value-type="string">
            <text:p>hsla(0, 80%, 64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4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245]=1; 50; IF([.F1245]&lt;1; 0; 110));&quot;, 80%, &quot;; TEXT(IF([.F1245]&lt;1; [.F1245]*95; IF([.F1245]&gt;1; 95/[.F1245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5</text:p>
          </table:table-cell>
          <table:table-cell office:value-type="float" office:value="28" calcext:value-type="float">
            <text:p>28</text:p>
          </table:table-cell>
          <table:table-cell office:value-type="float" office:value="0.642857142857143" calcext:value-type="float">
            <text:p>0.64</text:p>
          </table:table-cell>
          <table:table-cell table:formula="of:=CONCATENATE(&quot;hsla(&quot;; IF([.F1246]=1; 50; IF([.F1246]&lt;1; 0; 110));&quot;, 80%, &quot;; TEXT(IF([.F1246]&lt;1; [.F1246]*95; IF([.F1246]&gt;1; 95/[.F1246];70));&quot;###.##&quot;);&quot;%, 1.0)&quot;)" office:value-type="string" office:string-value="hsla(0, 80%, 61.07%, 1.0)" calcext:value-type="string">
            <text:p>hsla(0, 80%, 61.0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6</text:p>
          </table:table-cell>
          <table:table-cell office:value-type="float" office:value="14" calcext:value-type="float">
            <text:p>14</text:p>
          </table:table-cell>
          <table:table-cell office:value-type="float" office:value="0.692307692307692" calcext:value-type="float">
            <text:p>0.69</text:p>
          </table:table-cell>
          <table:table-cell table:formula="of:=CONCATENATE(&quot;hsla(&quot;; IF([.F1247]=1; 50; IF([.F1247]&lt;1; 0; 110));&quot;, 80%, &quot;; TEXT(IF([.F1247]&lt;1; [.F1247]*95; IF([.F1247]&gt;1; 95/[.F1247];70));&quot;###.##&quot;);&quot;%, 1.0)&quot;)" office:value-type="string" office:string-value="hsla(0, 80%, 65.77%, 1.0)" calcext:value-type="string">
            <text:p>hsla(0, 80%, 65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248]=1; 50; IF([.F1248]&lt;1; 0; 110));&quot;, 80%, &quot;; TEXT(IF([.F1248]&lt;1; [.F1248]*95; IF([.F1248]&gt;1; 95/[.F1248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8</text:p>
          </table:table-cell>
          <table:table-cell office:value-type="float" office:value="235" calcext:value-type="float">
            <text:p>235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249]=1; 50; IF([.F1249]&lt;1; 0; 110));&quot;, 80%, &quot;; TEXT(IF([.F1249]&lt;1; [.F1249]*95; IF([.F1249]&gt;1; 95/[.F1249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49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1250]=1; 50; IF([.F1250]&lt;1; 0; 110));&quot;, 80%, &quot;; TEXT(IF([.F1250]&lt;1; [.F1250]*95; IF([.F1250]&gt;1; 95/[.F1250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0</text:p>
          </table:table-cell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table:formula="of:=CONCATENATE(&quot;hsla(&quot;; IF([.F1251]=1; 50; IF([.F1251]&lt;1; 0; 110));&quot;, 80%, &quot;; TEXT(IF([.F1251]&lt;1; [.F1251]*95; IF([.F1251]&gt;1; 95/[.F1251];70));&quot;###.##&quot;);&quot;%, 1.0)&quot;)" office:value-type="string" office:string-value="hsla(0, 80%, 66.5%, 1.0)" calcext:value-type="string">
            <text:p>hsla(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1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52]=1; 50; IF([.F1252]&lt;1; 0; 110));&quot;, 80%, &quot;; TEXT(IF([.F1252]&lt;1; [.F1252]*95; IF([.F1252]&gt;1; 95/[.F125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2</text:p>
          </table:table-cell>
          <table:table-cell office:value-type="float" office:value="8" calcext:value-type="float">
            <text:p>8</text:p>
          </table:table-cell>
          <table:table-cell office:value-type="float" office:value="0.553571428571429" calcext:value-type="float">
            <text:p>0.55</text:p>
          </table:table-cell>
          <table:table-cell table:formula="of:=CONCATENATE(&quot;hsla(&quot;; IF([.F1253]=1; 50; IF([.F1253]&lt;1; 0; 110));&quot;, 80%, &quot;; TEXT(IF([.F1253]&lt;1; [.F1253]*95; IF([.F1253]&gt;1; 95/[.F1253];70));&quot;###.##&quot;);&quot;%, 1.0)&quot;)" office:value-type="string" office:string-value="hsla(0, 80%, 52.59%, 1.0)" calcext:value-type="string">
            <text:p>hsla(0, 80%, 52.5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3</text:p>
          </table:table-cell>
          <table:table-cell office:value-type="float" office:value="5" calcext:value-type="float">
            <text:p>5</text:p>
          </table:table-cell>
          <table:table-cell office:value-type="float" office:value="1.69230769230769" calcext:value-type="float">
            <text:p>1.69</text:p>
          </table:table-cell>
          <table:table-cell table:formula="of:=CONCATENATE(&quot;hsla(&quot;; IF([.F1254]=1; 50; IF([.F1254]&lt;1; 0; 110));&quot;, 80%, &quot;; TEXT(IF([.F1254]&lt;1; [.F1254]*95; IF([.F1254]&gt;1; 95/[.F1254];70));&quot;###.##&quot;);&quot;%, 1.0)&quot;)" office:value-type="string" office:string-value="hsla(110, 80%, 56.14%, 1.0)" calcext:value-type="string">
            <text:p>hsla(110, 80%, 5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55]=1; 50; IF([.F1255]&lt;1; 0; 110));&quot;, 80%, &quot;; TEXT(IF([.F1255]&lt;1; [.F1255]*95; IF([.F1255]&gt;1; 95/[.F125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5</text:p>
          </table:table-cell>
          <table:table-cell office:value-type="float" office:value="52" calcext:value-type="float">
            <text:p>52</text:p>
          </table:table-cell>
          <table:table-cell office:value-type="float" office:value="0.80952380952381" calcext:value-type="float">
            <text:p>0.81</text:p>
          </table:table-cell>
          <table:table-cell table:formula="of:=CONCATENATE(&quot;hsla(&quot;; IF([.F1256]=1; 50; IF([.F1256]&lt;1; 0; 110));&quot;, 80%, &quot;; TEXT(IF([.F1256]&lt;1; [.F1256]*95; IF([.F1256]&gt;1; 95/[.F1256];70));&quot;###.##&quot;);&quot;%, 1.0)&quot;)" office:value-type="string" office:string-value="hsla(0, 80%, 76.9%, 1.0)" calcext:value-type="string">
            <text:p>hsla(0, 80%, 76.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6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257]=1; 50; IF([.F1257]&lt;1; 0; 110));&quot;, 80%, &quot;; TEXT(IF([.F1257]&lt;1; [.F1257]*95; IF([.F1257]&gt;1; 95/[.F1257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7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258]=1; 50; IF([.F1258]&lt;1; 0; 110));&quot;, 80%, &quot;; TEXT(IF([.F1258]&lt;1; [.F1258]*95; IF([.F1258]&gt;1; 95/[.F1258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8</text:p>
          </table:table-cell>
          <table:table-cell office:value-type="float" office:value="36" calcext:value-type="float">
            <text:p>36</text:p>
          </table:table-cell>
          <table:table-cell office:value-type="float" office:value="0.222222222222222" calcext:value-type="float">
            <text:p>0.22</text:p>
          </table:table-cell>
          <table:table-cell table:formula="of:=CONCATENATE(&quot;hsla(&quot;; IF([.F1259]=1; 50; IF([.F1259]&lt;1; 0; 110));&quot;, 80%, &quot;; TEXT(IF([.F1259]&lt;1; [.F1259]*95; IF([.F1259]&gt;1; 95/[.F1259];70));&quot;###.##&quot;);&quot;%, 1.0)&quot;)" office:value-type="string" office:string-value="hsla(0, 80%, 21.11%, 1.0)" calcext:value-type="string">
            <text:p>hsla(0, 80%, 21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59</text:p>
          </table:table-cell>
          <table:table-cell office:value-type="float" office:value="27" calcext:value-type="float">
            <text:p>27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1260]=1; 50; IF([.F1260]&lt;1; 0; 110));&quot;, 80%, &quot;; TEXT(IF([.F1260]&lt;1; [.F1260]*95; IF([.F1260]&gt;1; 95/[.F1260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61]=1; 50; IF([.F1261]&lt;1; 0; 110));&quot;, 80%, &quot;; TEXT(IF([.F1261]&lt;1; [.F1261]*95; IF([.F1261]&gt;1; 95/[.F126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1</text:p>
          </table:table-cell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62]=1; 50; IF([.F1262]&lt;1; 0; 110));&quot;, 80%, &quot;; TEXT(IF([.F1262]&lt;1; [.F1262]*95; IF([.F1262]&gt;1; 95/[.F126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2</text:p>
          </table:table-cell>
          <table:table-cell office:value-type="float" office:value="147" calcext:value-type="float">
            <text:p>147</text:p>
          </table:table-cell>
          <table:table-cell office:value-type="float" office:value="0.707692307692308" calcext:value-type="float">
            <text:p>0.71</text:p>
          </table:table-cell>
          <table:table-cell table:formula="of:=CONCATENATE(&quot;hsla(&quot;; IF([.F1263]=1; 50; IF([.F1263]&lt;1; 0; 110));&quot;, 80%, &quot;; TEXT(IF([.F1263]&lt;1; [.F1263]*95; IF([.F1263]&gt;1; 95/[.F1263];70));&quot;###.##&quot;);&quot;%, 1.0)&quot;)" office:value-type="string" office:string-value="hsla(0, 80%, 67.23%, 1.0)" calcext:value-type="string">
            <text:p>hsla(0, 80%, 67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64]=1; 50; IF([.F1264]&lt;1; 0; 110));&quot;, 80%, &quot;; TEXT(IF([.F1264]&lt;1; [.F1264]*95; IF([.F1264]&gt;1; 95/[.F126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4</text:p>
          </table:table-cell>
          <table:table-cell office:value-type="float" office:value="66" calcext:value-type="float">
            <text:p>66</text:p>
          </table:table-cell>
          <table:table-cell office:value-type="float" office:value="1.41176470588235" calcext:value-type="float">
            <text:p>1.41</text:p>
          </table:table-cell>
          <table:table-cell table:formula="of:=CONCATENATE(&quot;hsla(&quot;; IF([.F1265]=1; 50; IF([.F1265]&lt;1; 0; 110));&quot;, 80%, &quot;; TEXT(IF([.F1265]&lt;1; [.F1265]*95; IF([.F1265]&gt;1; 95/[.F1265];70));&quot;###.##&quot;);&quot;%, 1.0)&quot;)" office:value-type="string" office:string-value="hsla(110, 80%, 67.29%, 1.0)" calcext:value-type="string">
            <text:p>hsla(110, 80%, 67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5</text:p>
          </table:table-cell>
          <table:table-cell office:value-type="float" office:value="3" calcext:value-type="float">
            <text:p>3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1266]=1; 50; IF([.F1266]&lt;1; 0; 110));&quot;, 80%, &quot;; TEXT(IF([.F1266]&lt;1; [.F1266]*95; IF([.F1266]&gt;1; 95/[.F1266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6</text:p>
          </table:table-cell>
          <table:table-cell office:value-type="float" office:value="10" calcext:value-type="float">
            <text:p>10</text:p>
          </table:table-cell>
          <table:table-cell office:value-type="float" office:value="0.464285714285714" calcext:value-type="float">
            <text:p>0.46</text:p>
          </table:table-cell>
          <table:table-cell table:formula="of:=CONCATENATE(&quot;hsla(&quot;; IF([.F1267]=1; 50; IF([.F1267]&lt;1; 0; 110));&quot;, 80%, &quot;; TEXT(IF([.F1267]&lt;1; [.F1267]*95; IF([.F1267]&gt;1; 95/[.F1267];70));&quot;###.##&quot;);&quot;%, 1.0)&quot;)" office:value-type="string" office:string-value="hsla(0, 80%, 44.11%, 1.0)" calcext:value-type="string">
            <text:p>hsla(0, 80%, 44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7</text:p>
          </table:table-cell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68]=1; 50; IF([.F1268]&lt;1; 0; 110));&quot;, 80%, &quot;; TEXT(IF([.F1268]&lt;1; [.F1268]*95; IF([.F1268]&gt;1; 95/[.F126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8</text:p>
          </table:table-cell>
          <table:table-cell office:value-type="float" office:value="4" calcext:value-type="float">
            <text:p>4</text:p>
          </table:table-cell>
          <table:table-cell office:value-type="float" office:value="0.631578947368421" calcext:value-type="float">
            <text:p>0.63</text:p>
          </table:table-cell>
          <table:table-cell table:formula="of:=CONCATENATE(&quot;hsla(&quot;; IF([.F1269]=1; 50; IF([.F1269]&lt;1; 0; 110));&quot;, 80%, &quot;; TEXT(IF([.F1269]&lt;1; [.F1269]*95; IF([.F1269]&gt;1; 95/[.F1269];70));&quot;###.##&quot;);&quot;%, 1.0)&quot;)" office:value-type="string" office:string-value="hsla(0, 80%, 60%, 1.0)" calcext:value-type="string">
            <text:p>hsla(0, 80%, 6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6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70]=1; 50; IF([.F1270]&lt;1; 0; 110));&quot;, 80%, &quot;; TEXT(IF([.F1270]&lt;1; [.F1270]*95; IF([.F1270]&gt;1; 95/[.F127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0</text:p>
          </table:table-cell>
          <table:table-cell office:value-type="float" office:value="44" calcext:value-type="float">
            <text:p>44</text:p>
          </table:table-cell>
          <table:table-cell office:value-type="float" office:value="0.548387096774194" calcext:value-type="float">
            <text:p>0.55</text:p>
          </table:table-cell>
          <table:table-cell table:formula="of:=CONCATENATE(&quot;hsla(&quot;; IF([.F1271]=1; 50; IF([.F1271]&lt;1; 0; 110));&quot;, 80%, &quot;; TEXT(IF([.F1271]&lt;1; [.F1271]*95; IF([.F1271]&gt;1; 95/[.F1271];70));&quot;###.##&quot;);&quot;%, 1.0)&quot;)" office:value-type="string" office:string-value="hsla(0, 80%, 52.1%, 1.0)" calcext:value-type="string">
            <text:p>hsla(0, 80%, 52.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72]=1; 50; IF([.F1272]&lt;1; 0; 110));&quot;, 80%, &quot;; TEXT(IF([.F1272]&lt;1; [.F1272]*95; IF([.F1272]&gt;1; 95/[.F127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2</text:p>
          </table:table-cell>
          <table:table-cell office:value-type="float" office:value="10" calcext:value-type="float">
            <text:p>10</text:p>
          </table:table-cell>
          <table:table-cell office:value-type="float" office:value="0.486486486486487" calcext:value-type="float">
            <text:p>0.49</text:p>
          </table:table-cell>
          <table:table-cell table:formula="of:=CONCATENATE(&quot;hsla(&quot;; IF([.F1273]=1; 50; IF([.F1273]&lt;1; 0; 110));&quot;, 80%, &quot;; TEXT(IF([.F1273]&lt;1; [.F1273]*95; IF([.F1273]&gt;1; 95/[.F1273];70));&quot;###.##&quot;);&quot;%, 1.0)&quot;)" office:value-type="string" office:string-value="hsla(0, 80%, 46.22%, 1.0)" calcext:value-type="string">
            <text:p>hsla(0, 80%, 46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3</text:p>
          </table:table-cell>
          <table:table-cell office:value-type="float" office:value="26" calcext:value-type="float">
            <text:p>26</text:p>
          </table:table-cell>
          <table:table-cell office:value-type="float" office:value="0.476190476190476" calcext:value-type="float">
            <text:p>0.48</text:p>
          </table:table-cell>
          <table:table-cell table:formula="of:=CONCATENATE(&quot;hsla(&quot;; IF([.F1274]=1; 50; IF([.F1274]&lt;1; 0; 110));&quot;, 80%, &quot;; TEXT(IF([.F1274]&lt;1; [.F1274]*95; IF([.F1274]&gt;1; 95/[.F1274];70));&quot;###.##&quot;);&quot;%, 1.0)&quot;)" office:value-type="string" office:string-value="hsla(0, 80%, 45.24%, 1.0)" calcext:value-type="string">
            <text:p>hsla(0, 80%, 45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4</text:p>
          </table:table-cell>
          <table:table-cell office:value-type="float" office:value="158" calcext:value-type="float">
            <text:p>158</text:p>
          </table:table-cell>
          <table:table-cell office:value-type="float" office:value="0.928571428571429" calcext:value-type="float">
            <text:p>0.93</text:p>
          </table:table-cell>
          <table:table-cell table:formula="of:=CONCATENATE(&quot;hsla(&quot;; IF([.F1275]=1; 50; IF([.F1275]&lt;1; 0; 110));&quot;, 80%, &quot;; TEXT(IF([.F1275]&lt;1; [.F1275]*95; IF([.F1275]&gt;1; 95/[.F1275];70));&quot;###.##&quot;);&quot;%, 1.0)&quot;)" office:value-type="string" office:string-value="hsla(0, 80%, 88.21%, 1.0)" calcext:value-type="string">
            <text:p>hsla(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5</text:p>
          </table:table-cell>
          <table:table-cell office:value-type="float" office:value="8" calcext:value-type="float">
            <text:p>8</text:p>
          </table:table-cell>
          <table:table-cell office:value-type="float" office:value="0.839622641509434" calcext:value-type="float">
            <text:p>0.84</text:p>
          </table:table-cell>
          <table:table-cell table:formula="of:=CONCATENATE(&quot;hsla(&quot;; IF([.F1276]=1; 50; IF([.F1276]&lt;1; 0; 110));&quot;, 80%, &quot;; TEXT(IF([.F1276]&lt;1; [.F1276]*95; IF([.F1276]&gt;1; 95/[.F1276];70));&quot;###.##&quot;);&quot;%, 1.0)&quot;)" office:value-type="string" office:string-value="hsla(0, 80%, 79.76%, 1.0)" calcext:value-type="string">
            <text:p>hsla(0, 80%, 79.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6</text:p>
          </table:table-cell>
          <table:table-cell office:value-type="float" office:value="12" calcext:value-type="float">
            <text:p>12</text:p>
          </table:table-cell>
          <table:table-cell office:value-type="float" office:value="1.20588235294118" calcext:value-type="float">
            <text:p>1.21</text:p>
          </table:table-cell>
          <table:table-cell table:formula="of:=CONCATENATE(&quot;hsla(&quot;; IF([.F1277]=1; 50; IF([.F1277]&lt;1; 0; 110));&quot;, 80%, &quot;; TEXT(IF([.F1277]&lt;1; [.F1277]*95; IF([.F1277]&gt;1; 95/[.F1277];70));&quot;###.##&quot;);&quot;%, 1.0)&quot;)" office:value-type="string" office:string-value="hsla(110, 80%, 78.78%, 1.0)" calcext:value-type="string">
            <text:p>hsla(110, 80%, 78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7</text:p>
          </table:table-cell>
          <table:table-cell office:value-type="float" office:value="13" calcext:value-type="float">
            <text:p>13</text:p>
          </table:table-cell>
          <table:table-cell office:value-type="float" office:value="0.615384615384615" calcext:value-type="float">
            <text:p>0.62</text:p>
          </table:table-cell>
          <table:table-cell table:formula="of:=CONCATENATE(&quot;hsla(&quot;; IF([.F1278]=1; 50; IF([.F1278]&lt;1; 0; 110));&quot;, 80%, &quot;; TEXT(IF([.F1278]&lt;1; [.F1278]*95; IF([.F1278]&gt;1; 95/[.F1278];70));&quot;###.##&quot;);&quot;%, 1.0)&quot;)" office:value-type="string" office:string-value="hsla(0, 80%, 58.46%, 1.0)" calcext:value-type="string">
            <text:p>hsla(0, 80%, 58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8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279]=1; 50; IF([.F1279]&lt;1; 0; 110));&quot;, 80%, &quot;; TEXT(IF([.F1279]&lt;1; [.F1279]*95; IF([.F1279]&gt;1; 95/[.F1279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79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280]=1; 50; IF([.F1280]&lt;1; 0; 110));&quot;, 80%, &quot;; TEXT(IF([.F1280]&lt;1; [.F1280]*95; IF([.F1280]&gt;1; 95/[.F1280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80</text:p>
          </table:table-cell>
          <table:table-cell office:value-type="float" office:value="33" calcext:value-type="float">
            <text:p>33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281]=1; 50; IF([.F1281]&lt;1; 0; 110));&quot;, 80%, &quot;; TEXT(IF([.F1281]&lt;1; [.F1281]*95; IF([.F1281]&gt;1; 95/[.F1281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81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282]=1; 50; IF([.F1282]&lt;1; 0; 110));&quot;, 80%, &quot;; TEXT(IF([.F1282]&lt;1; [.F1282]*95; IF([.F1282]&gt;1; 95/[.F128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\/ Gluconeogenesis</text:p>
          </table:table-cell>
          <table:table-cell table:style-name="ce1" office:value-type="string" calcext:value-type="string">
            <text:p>Gene128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83]=1; 50; IF([.F1283]&lt;1; 0; 110));&quot;, 80%, &quot;; TEXT(IF([.F1283]&lt;1; [.F1283]*95; IF([.F1283]&gt;1; 95/[.F128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84]=1; 50; IF([.F1284]&lt;1; 0; 110));&quot;, 80%, &quot;; TEXT(IF([.F1284]&lt;1; [.F1284]*95; IF([.F1284]&gt;1; 95/[.F128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4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285]=1; 50; IF([.F1285]&lt;1; 0; 110));&quot;, 80%, &quot;; TEXT(IF([.F1285]&lt;1; [.F1285]*95; IF([.F1285]&gt;1; 95/[.F1285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5</text:p>
          </table:table-cell>
          <table:table-cell office:value-type="float" office:value="4" calcext:value-type="float">
            <text:p>4</text:p>
          </table:table-cell>
          <table:table-cell office:value-type="float" office:value="0.695652173913043" calcext:value-type="float">
            <text:p>0.7</text:p>
          </table:table-cell>
          <table:table-cell table:formula="of:=CONCATENATE(&quot;hsla(&quot;; IF([.F1286]=1; 50; IF([.F1286]&lt;1; 0; 110));&quot;, 80%, &quot;; TEXT(IF([.F1286]&lt;1; [.F1286]*95; IF([.F1286]&gt;1; 95/[.F1286];70));&quot;###.##&quot;);&quot;%, 1.0)&quot;)" office:value-type="string" office:string-value="hsla(0, 80%, 66.09%, 1.0)" calcext:value-type="string">
            <text:p>hsla(0, 80%, 66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287]=1; 50; IF([.F1287]&lt;1; 0; 110));&quot;, 80%, &quot;; TEXT(IF([.F1287]&lt;1; [.F1287]*95; IF([.F1287]&gt;1; 95/[.F128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1288]=1; 50; IF([.F1288]&lt;1; 0; 110));&quot;, 80%, &quot;; TEXT(IF([.F1288]&lt;1; [.F1288]*95; IF([.F1288]&gt;1; 95/[.F1288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8</text:p>
          </table:table-cell>
          <table:table-cell office:value-type="float" office:value="108" calcext:value-type="float">
            <text:p>108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289]=1; 50; IF([.F1289]&lt;1; 0; 110));&quot;, 80%, &quot;; TEXT(IF([.F1289]&lt;1; [.F1289]*95; IF([.F1289]&gt;1; 95/[.F1289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table:style-name="ce1" office:value-type="string" calcext:value-type="string">
            <text:p>Gene1289</text:p>
          </table:table-cell>
          <table:table-cell office:value-type="float" office:value="19" calcext:value-type="float">
            <text:p>19</text:p>
          </table:table-cell>
          <table:table-cell office:value-type="float" office:value="0.526315789473684" calcext:value-type="float">
            <text:p>0.53</text:p>
          </table:table-cell>
          <table:table-cell table:formula="of:=CONCATENATE(&quot;hsla(&quot;; IF([.F1290]=1; 50; IF([.F1290]&lt;1; 0; 110));&quot;, 80%, &quot;; TEXT(IF([.F1290]&lt;1; [.F1290]*95; IF([.F1290]&gt;1; 95/[.F1290];70));&quot;###.##&quot;);&quot;%, 1.0)&quot;)" office:value-type="string" office:string-value="hsla(0, 80%, 50%, 1.0)" calcext:value-type="string">
            <text:p>hsla(0, 80%, 5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0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91]=1; 50; IF([.F1291]&lt;1; 0; 110));&quot;, 80%, &quot;; TEXT(IF([.F1291]&lt;1; [.F1291]*95; IF([.F1291]&gt;1; 95/[.F129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1</text:p>
          </table:table-cell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92]=1; 50; IF([.F1292]&lt;1; 0; 110));&quot;, 80%, &quot;; TEXT(IF([.F1292]&lt;1; [.F1292]*95; IF([.F1292]&gt;1; 95/[.F129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2</text:p>
          </table:table-cell>
          <table:table-cell office:value-type="float" office:value="37" calcext:value-type="float">
            <text:p>37</text:p>
          </table:table-cell>
          <table:table-cell office:value-type="float" office:value="0.942307692307692" calcext:value-type="float">
            <text:p>0.94</text:p>
          </table:table-cell>
          <table:table-cell table:formula="of:=CONCATENATE(&quot;hsla(&quot;; IF([.F1293]=1; 50; IF([.F1293]&lt;1; 0; 110));&quot;, 80%, &quot;; TEXT(IF([.F1293]&lt;1; [.F1293]*95; IF([.F1293]&gt;1; 95/[.F1293];70));&quot;###.##&quot;);&quot;%, 1.0)&quot;)" office:value-type="string" office:string-value="hsla(0, 80%, 89.52%, 1.0)" calcext:value-type="string">
            <text:p>hsla(0, 80%, 89.5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3</text:p>
          </table:table-cell>
          <table:table-cell office:value-type="float" office:value="7" calcext:value-type="float">
            <text:p>7</text:p>
          </table:table-cell>
          <table:table-cell office:value-type="float" office:value="0.814814814814815" calcext:value-type="float">
            <text:p>0.81</text:p>
          </table:table-cell>
          <table:table-cell table:formula="of:=CONCATENATE(&quot;hsla(&quot;; IF([.F1294]=1; 50; IF([.F1294]&lt;1; 0; 110));&quot;, 80%, &quot;; TEXT(IF([.F1294]&lt;1; [.F1294]*95; IF([.F1294]&gt;1; 95/[.F1294];70));&quot;###.##&quot;);&quot;%, 1.0)&quot;)" office:value-type="string" office:string-value="hsla(0, 80%, 77.41%, 1.0)" calcext:value-type="string">
            <text:p>hsla(0, 80%, 77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4</text:p>
          </table:table-cell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295]=1; 50; IF([.F1295]&lt;1; 0; 110));&quot;, 80%, &quot;; TEXT(IF([.F1295]&lt;1; [.F1295]*95; IF([.F1295]&gt;1; 95/[.F1295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296]=1; 50; IF([.F1296]&lt;1; 0; 110));&quot;, 80%, &quot;; TEXT(IF([.F1296]&lt;1; [.F1296]*95; IF([.F1296]&gt;1; 95/[.F129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6</text:p>
          </table:table-cell>
          <table:table-cell office:value-type="float" office:value="13" calcext:value-type="float">
            <text:p>13</text:p>
          </table:table-cell>
          <table:table-cell office:value-type="float" office:value="0.736842105263158" calcext:value-type="float">
            <text:p>0.74</text:p>
          </table:table-cell>
          <table:table-cell table:formula="of:=CONCATENATE(&quot;hsla(&quot;; IF([.F1297]=1; 50; IF([.F1297]&lt;1; 0; 110));&quot;, 80%, &quot;; TEXT(IF([.F1297]&lt;1; [.F1297]*95; IF([.F1297]&gt;1; 95/[.F1297];70));&quot;###.##&quot;);&quot;%, 1.0)&quot;)" office:value-type="string" office:string-value="hsla(0, 80%, 70%, 1.0)" calcext:value-type="string">
            <text:p>hsla(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298]=1; 50; IF([.F1298]&lt;1; 0; 110));&quot;, 80%, &quot;; TEXT(IF([.F1298]&lt;1; [.F1298]*95; IF([.F1298]&gt;1; 95/[.F129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8</text:p>
          </table:table-cell>
          <table:table-cell office:value-type="float" office:value="22" calcext:value-type="float">
            <text:p>22</text:p>
          </table:table-cell>
          <table:table-cell office:value-type="float" office:value="0.416666666666667" calcext:value-type="float">
            <text:p>0.42</text:p>
          </table:table-cell>
          <table:table-cell table:formula="of:=CONCATENATE(&quot;hsla(&quot;; IF([.F1299]=1; 50; IF([.F1299]&lt;1; 0; 110));&quot;, 80%, &quot;; TEXT(IF([.F1299]&lt;1; [.F1299]*95; IF([.F1299]&gt;1; 95/[.F1299];70));&quot;###.##&quot;);&quot;%, 1.0)&quot;)" office:value-type="string" office:string-value="hsla(0, 80%, 39.58%, 1.0)" calcext:value-type="string">
            <text:p>hsla(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299</text:p>
          </table:table-cell>
          <table:table-cell office:value-type="float" office:value="125" calcext:value-type="float">
            <text:p>125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300]=1; 50; IF([.F1300]&lt;1; 0; 110));&quot;, 80%, &quot;; TEXT(IF([.F1300]&lt;1; [.F1300]*95; IF([.F1300]&gt;1; 95/[.F1300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0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301]=1; 50; IF([.F1301]&lt;1; 0; 110));&quot;, 80%, &quot;; TEXT(IF([.F1301]&lt;1; [.F1301]*95; IF([.F1301]&gt;1; 95/[.F1301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1</text:p>
          </table:table-cell>
          <table:table-cell office:value-type="float" office:value="10" calcext:value-type="float">
            <text:p>10</text:p>
          </table:table-cell>
          <table:table-cell office:value-type="float" office:value="0.565217391304348" calcext:value-type="float">
            <text:p>0.57</text:p>
          </table:table-cell>
          <table:table-cell table:formula="of:=CONCATENATE(&quot;hsla(&quot;; IF([.F1302]=1; 50; IF([.F1302]&lt;1; 0; 110));&quot;, 80%, &quot;; TEXT(IF([.F1302]&lt;1; [.F1302]*95; IF([.F1302]&gt;1; 95/[.F1302];70));&quot;###.##&quot;);&quot;%, 1.0)&quot;)" office:value-type="string" office:string-value="hsla(0, 80%, 53.7%, 1.0)" calcext:value-type="string">
            <text:p>hsla(0, 80%, 53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2</text:p>
          </table:table-cell>
          <table:table-cell office:value-type="float" office:value="5" calcext:value-type="float">
            <text:p>5</text:p>
          </table:table-cell>
          <table:table-cell office:value-type="float" office:value="1.10144927536232" calcext:value-type="float">
            <text:p>1.1</text:p>
          </table:table-cell>
          <table:table-cell table:formula="of:=CONCATENATE(&quot;hsla(&quot;; IF([.F1303]=1; 50; IF([.F1303]&lt;1; 0; 110));&quot;, 80%, &quot;; TEXT(IF([.F1303]&lt;1; [.F1303]*95; IF([.F1303]&gt;1; 95/[.F1303];70));&quot;###.##&quot;);&quot;%, 1.0)&quot;)" office:value-type="string" office:string-value="hsla(110, 80%, 86.25%, 1.0)" calcext:value-type="string">
            <text:p>hsla(110, 80%, 86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3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304]=1; 50; IF([.F1304]&lt;1; 0; 110));&quot;, 80%, &quot;; TEXT(IF([.F1304]&lt;1; [.F1304]*95; IF([.F1304]&gt;1; 95/[.F1304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4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305]=1; 50; IF([.F1305]&lt;1; 0; 110));&quot;, 80%, &quot;; TEXT(IF([.F1305]&lt;1; [.F1305]*95; IF([.F1305]&gt;1; 95/[.F1305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5</text:p>
          </table:table-cell>
          <table:table-cell office:value-type="float" office:value="187" calcext:value-type="float">
            <text:p>187</text:p>
          </table:table-cell>
          <table:table-cell office:value-type="float" office:value="1.08653846153846" calcext:value-type="float">
            <text:p>1.09</text:p>
          </table:table-cell>
          <table:table-cell table:formula="of:=CONCATENATE(&quot;hsla(&quot;; IF([.F1306]=1; 50; IF([.F1306]&lt;1; 0; 110));&quot;, 80%, &quot;; TEXT(IF([.F1306]&lt;1; [.F1306]*95; IF([.F1306]&gt;1; 95/[.F1306];70));&quot;###.##&quot;);&quot;%, 1.0)&quot;)" office:value-type="string" office:string-value="hsla(110, 80%, 87.43%, 1.0)" calcext:value-type="string">
            <text:p>hsla(110, 80%, 87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6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table:formula="of:=CONCATENATE(&quot;hsla(&quot;; IF([.F1307]=1; 50; IF([.F1307]&lt;1; 0; 110));&quot;, 80%, &quot;; TEXT(IF([.F1307]&lt;1; [.F1307]*95; IF([.F1307]&gt;1; 95/[.F1307];70));&quot;###.##&quot;);&quot;%, 1.0)&quot;)" office:value-type="string" office:string-value="hsla(110, 80%, 59.38%, 1.0)" calcext:value-type="string">
            <text:p>hsla(11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7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308]=1; 50; IF([.F1308]&lt;1; 0; 110));&quot;, 80%, &quot;; TEXT(IF([.F1308]&lt;1; [.F1308]*95; IF([.F1308]&gt;1; 95/[.F1308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8</text:p>
          </table:table-cell>
          <table:table-cell office:value-type="float" office:value="157" calcext:value-type="float">
            <text:p>157</text:p>
          </table:table-cell>
          <table:table-cell office:value-type="float" office:value="1.81818181818182" calcext:value-type="float">
            <text:p>1.82</text:p>
          </table:table-cell>
          <table:table-cell table:formula="of:=CONCATENATE(&quot;hsla(&quot;; IF([.F1309]=1; 50; IF([.F1309]&lt;1; 0; 110));&quot;, 80%, &quot;; TEXT(IF([.F1309]&lt;1; [.F1309]*95; IF([.F1309]&gt;1; 95/[.F1309];70));&quot;###.##&quot;);&quot;%, 1.0)&quot;)" office:value-type="string" office:string-value="hsla(110, 80%, 52.25%, 1.0)" calcext:value-type="string">
            <text:p>hsla(110, 80%, 52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09</text:p>
          </table:table-cell>
          <table:table-cell office:value-type="float" office:value="4" calcext:value-type="float">
            <text:p>4</text:p>
          </table:table-cell>
          <table:table-cell office:value-type="float" office:value="1.01587301587302" calcext:value-type="float">
            <text:p>1.02</text:p>
          </table:table-cell>
          <table:table-cell table:formula="of:=CONCATENATE(&quot;hsla(&quot;; IF([.F1310]=1; 50; IF([.F1310]&lt;1; 0; 110));&quot;, 80%, &quot;; TEXT(IF([.F1310]&lt;1; [.F1310]*95; IF([.F1310]&gt;1; 95/[.F1310];70));&quot;###.##&quot;);&quot;%, 1.0)&quot;)" office:value-type="string" office:string-value="hsla(110, 80%, 93.52%, 1.0)" calcext:value-type="string">
            <text:p>hsla(110, 80%, 93.5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Inositol phosphate metabolism</text:p>
          </table:table-cell>
          <table:table-cell table:style-name="ce1" office:value-type="string" calcext:value-type="string">
            <text:p>Gene131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311]=1; 50; IF([.F1311]&lt;1; 0; 110));&quot;, 80%, &quot;; TEXT(IF([.F1311]&lt;1; [.F1311]*95; IF([.F1311]&gt;1; 95/[.F1311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312]=1; 50; IF([.F1312]&lt;1; 0; 110));&quot;, 80%, &quot;; TEXT(IF([.F1312]&lt;1; [.F1312]*95; IF([.F1312]&gt;1; 95/[.F131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2</text:p>
          </table:table-cell>
          <table:table-cell office:value-type="float" office:value="804" calcext:value-type="float">
            <text:p>804</text:p>
          </table:table-cell>
          <table:table-cell office:value-type="float" office:value="0.535714285714286" calcext:value-type="float">
            <text:p>0.54</text:p>
          </table:table-cell>
          <table:table-cell table:formula="of:=CONCATENATE(&quot;hsla(&quot;; IF([.F1313]=1; 50; IF([.F1313]&lt;1; 0; 110));&quot;, 80%, &quot;; TEXT(IF([.F1313]&lt;1; [.F1313]*95; IF([.F1313]&gt;1; 95/[.F1313];70));&quot;###.##&quot;);&quot;%, 1.0)&quot;)" office:value-type="string" office:string-value="hsla(0, 80%, 50.89%, 1.0)" calcext:value-type="string">
            <text:p>hsla(0, 80%, 50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3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1314]=1; 50; IF([.F1314]&lt;1; 0; 110));&quot;, 80%, &quot;; TEXT(IF([.F1314]&lt;1; [.F1314]*95; IF([.F1314]&gt;1; 95/[.F1314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4</text:p>
          </table:table-cell>
          <table:table-cell office:value-type="float" office:value="36" calcext:value-type="float">
            <text:p>36</text:p>
          </table:table-cell>
          <table:table-cell office:value-type="float" office:value="0.785714285714286" calcext:value-type="float">
            <text:p>0.79</text:p>
          </table:table-cell>
          <table:table-cell table:formula="of:=CONCATENATE(&quot;hsla(&quot;; IF([.F1315]=1; 50; IF([.F1315]&lt;1; 0; 110));&quot;, 80%, &quot;; TEXT(IF([.F1315]&lt;1; [.F1315]*95; IF([.F1315]&gt;1; 95/[.F1315];70));&quot;###.##&quot;);&quot;%, 1.0)&quot;)" office:value-type="string" office:string-value="hsla(0, 80%, 74.64%, 1.0)" calcext:value-type="string">
            <text:p>hsla(0, 80%, 74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16]=1; 50; IF([.F1316]&lt;1; 0; 110));&quot;, 80%, &quot;; TEXT(IF([.F1316]&lt;1; [.F1316]*95; IF([.F1316]&gt;1; 95/[.F131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table:style-name="ce1" office:value-type="string" calcext:value-type="string">
            <text:p>Gene13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17]=1; 50; IF([.F1317]&lt;1; 0; 110));&quot;, 80%, &quot;; TEXT(IF([.F1317]&lt;1; [.F1317]*95; IF([.F1317]&gt;1; 95/[.F131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17</text:p>
          </table:table-cell>
          <table:table-cell office:value-type="float" office:value="5" calcext:value-type="float">
            <text:p>5</text:p>
          </table:table-cell>
          <table:table-cell office:value-type="float" office:value="0.790697674418605" calcext:value-type="float">
            <text:p>0.79</text:p>
          </table:table-cell>
          <table:table-cell table:formula="of:=CONCATENATE(&quot;hsla(&quot;; IF([.F1318]=1; 50; IF([.F1318]&lt;1; 0; 110));&quot;, 80%, &quot;; TEXT(IF([.F1318]&lt;1; [.F1318]*95; IF([.F1318]&gt;1; 95/[.F1318];70));&quot;###.##&quot;);&quot;%, 1.0)&quot;)" office:value-type="string" office:string-value="hsla(0, 80%, 75.12%, 1.0)" calcext:value-type="string">
            <text:p>hsla(0, 80%, 75.1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18</text:p>
          </table:table-cell>
          <table:table-cell office:value-type="float" office:value="49" calcext:value-type="float">
            <text:p>49</text:p>
          </table:table-cell>
          <table:table-cell office:value-type="float" office:value="0.541666666666667" calcext:value-type="float">
            <text:p>0.54</text:p>
          </table:table-cell>
          <table:table-cell table:formula="of:=CONCATENATE(&quot;hsla(&quot;; IF([.F1319]=1; 50; IF([.F1319]&lt;1; 0; 110));&quot;, 80%, &quot;; TEXT(IF([.F1319]&lt;1; [.F1319]*95; IF([.F1319]&gt;1; 95/[.F1319];70));&quot;###.##&quot;);&quot;%, 1.0)&quot;)" office:value-type="string" office:string-value="hsla(0, 80%, 51.46%, 1.0)" calcext:value-type="string">
            <text:p>hsla(0, 80%, 51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19</text:p>
          </table:table-cell>
          <table:table-cell office:value-type="float" office:value="141" calcext:value-type="float">
            <text:p>141</text:p>
          </table:table-cell>
          <table:table-cell office:value-type="float" office:value="0.466666666666667" calcext:value-type="float">
            <text:p>0.47</text:p>
          </table:table-cell>
          <table:table-cell table:formula="of:=CONCATENATE(&quot;hsla(&quot;; IF([.F1320]=1; 50; IF([.F1320]&lt;1; 0; 110));&quot;, 80%, &quot;; TEXT(IF([.F1320]&lt;1; [.F1320]*95; IF([.F1320]&gt;1; 95/[.F1320];70));&quot;###.##&quot;);&quot;%, 1.0)&quot;)" office:value-type="string" office:string-value="hsla(0, 80%, 44.33%, 1.0)" calcext:value-type="string">
            <text:p>hsla(0, 80%, 44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0</text:p>
          </table:table-cell>
          <table:table-cell office:value-type="float" office:value="35" calcext:value-type="float">
            <text:p>35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1321]=1; 50; IF([.F1321]&lt;1; 0; 110));&quot;, 80%, &quot;; TEXT(IF([.F1321]&lt;1; [.F1321]*95; IF([.F1321]&gt;1; 95/[.F1321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1</text:p>
          </table:table-cell>
          <table:table-cell office:value-type="float" office:value="131" calcext:value-type="float">
            <text:p>131</text:p>
          </table:table-cell>
          <table:table-cell office:value-type="float" office:value="0.90625" calcext:value-type="float">
            <text:p>0.91</text:p>
          </table:table-cell>
          <table:table-cell table:formula="of:=CONCATENATE(&quot;hsla(&quot;; IF([.F1322]=1; 50; IF([.F1322]&lt;1; 0; 110));&quot;, 80%, &quot;; TEXT(IF([.F1322]&lt;1; [.F1322]*95; IF([.F1322]&gt;1; 95/[.F1322];70));&quot;###.##&quot;);&quot;%, 1.0)&quot;)" office:value-type="string" office:string-value="hsla(0, 80%, 86.09%, 1.0)" calcext:value-type="string">
            <text:p>hsla(0, 80%, 86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2</text:p>
          </table:table-cell>
          <table:table-cell office:value-type="float" office:value="59" calcext:value-type="float">
            <text:p>59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323]=1; 50; IF([.F1323]&lt;1; 0; 110));&quot;, 80%, &quot;; TEXT(IF([.F1323]&lt;1; [.F1323]*95; IF([.F1323]&gt;1; 95/[.F1323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3</text:p>
          </table:table-cell>
          <table:table-cell office:value-type="float" office:value="74" calcext:value-type="float">
            <text:p>74</text:p>
          </table:table-cell>
          <table:table-cell office:value-type="float" office:value="0.722222222222222" calcext:value-type="float">
            <text:p>0.72</text:p>
          </table:table-cell>
          <table:table-cell table:formula="of:=CONCATENATE(&quot;hsla(&quot;; IF([.F1324]=1; 50; IF([.F1324]&lt;1; 0; 110));&quot;, 80%, &quot;; TEXT(IF([.F1324]&lt;1; [.F1324]*95; IF([.F1324]&gt;1; 95/[.F1324];70));&quot;###.##&quot;);&quot;%, 1.0)&quot;)" office:value-type="string" office:string-value="hsla(0, 80%, 68.61%, 1.0)" calcext:value-type="string">
            <text:p>hsla(0, 80%, 68.6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25]=1; 50; IF([.F1325]&lt;1; 0; 110));&quot;, 80%, &quot;; TEXT(IF([.F1325]&lt;1; [.F1325]*95; IF([.F1325]&gt;1; 95/[.F132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5</text:p>
          </table:table-cell>
          <table:table-cell office:value-type="float" office:value="4" calcext:value-type="float">
            <text:p>4</text:p>
          </table:table-cell>
          <table:table-cell office:value-type="float" office:value="0.461538461538462" calcext:value-type="float">
            <text:p>0.46</text:p>
          </table:table-cell>
          <table:table-cell table:formula="of:=CONCATENATE(&quot;hsla(&quot;; IF([.F1326]=1; 50; IF([.F1326]&lt;1; 0; 110));&quot;, 80%, &quot;; TEXT(IF([.F1326]&lt;1; [.F1326]*95; IF([.F1326]&gt;1; 95/[.F1326];70));&quot;###.##&quot;);&quot;%, 1.0)&quot;)" office:value-type="string" office:string-value="hsla(0, 80%, 43.85%, 1.0)" calcext:value-type="string">
            <text:p>hsla(0, 80%, 43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6</text:p>
          </table:table-cell>
          <table:table-cell office:value-type="float" office:value="187" calcext:value-type="float">
            <text:p>187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327]=1; 50; IF([.F1327]&lt;1; 0; 110));&quot;, 80%, &quot;; TEXT(IF([.F1327]&lt;1; [.F1327]*95; IF([.F1327]&gt;1; 95/[.F1327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7</text:p>
          </table:table-cell>
          <table:table-cell office:value-type="float" office:value="11" calcext:value-type="float">
            <text:p>11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328]=1; 50; IF([.F1328]&lt;1; 0; 110));&quot;, 80%, &quot;; TEXT(IF([.F1328]&lt;1; [.F1328]*95; IF([.F1328]&gt;1; 95/[.F1328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29]=1; 50; IF([.F1329]&lt;1; 0; 110));&quot;, 80%, &quot;; TEXT(IF([.F1329]&lt;1; [.F1329]*95; IF([.F1329]&gt;1; 95/[.F132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table:style-name="ce1" office:value-type="string" calcext:value-type="string">
            <text:p>Gene1329</text:p>
          </table:table-cell>
          <table:table-cell office:value-type="float" office:value="20" calcext:value-type="float">
            <text:p>20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1330]=1; 50; IF([.F1330]&lt;1; 0; 110));&quot;, 80%, &quot;; TEXT(IF([.F1330]&lt;1; [.F1330]*95; IF([.F1330]&gt;1; 95/[.F1330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0</text:p>
          </table:table-cell>
          <table:table-cell office:value-type="float" office:value="29" calcext:value-type="float">
            <text:p>2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331]=1; 50; IF([.F1331]&lt;1; 0; 110));&quot;, 80%, &quot;; TEXT(IF([.F1331]&lt;1; [.F1331]*95; IF([.F1331]&gt;1; 95/[.F133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1</text:p>
          </table:table-cell>
          <table:table-cell office:value-type="float" office:value="36" calcext:value-type="float">
            <text:p>36</text:p>
          </table:table-cell>
          <table:table-cell office:value-type="float" office:value="3.83333333333333" calcext:value-type="float">
            <text:p>3.83</text:p>
          </table:table-cell>
          <table:table-cell table:formula="of:=CONCATENATE(&quot;hsla(&quot;; IF([.F1332]=1; 50; IF([.F1332]&lt;1; 0; 110));&quot;, 80%, &quot;; TEXT(IF([.F1332]&lt;1; [.F1332]*95; IF([.F1332]&gt;1; 95/[.F1332];70));&quot;###.##&quot;);&quot;%, 1.0)&quot;)" office:value-type="string" office:string-value="hsla(110, 80%, 24.78%, 1.0)" calcext:value-type="string">
            <text:p>hsla(110, 80%, 24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333]=1; 50; IF([.F1333]&lt;1; 0; 110));&quot;, 80%, &quot;; TEXT(IF([.F1333]&lt;1; [.F1333]*95; IF([.F1333]&gt;1; 95/[.F1333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3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334]=1; 50; IF([.F1334]&lt;1; 0; 110));&quot;, 80%, &quot;; TEXT(IF([.F1334]&lt;1; [.F1334]*95; IF([.F1334]&gt;1; 95/[.F1334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4</text:p>
          </table:table-cell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335]=1; 50; IF([.F1335]&lt;1; 0; 110));&quot;, 80%, &quot;; TEXT(IF([.F1335]&lt;1; [.F1335]*95; IF([.F1335]&gt;1; 95/[.F1335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5</text:p>
          </table:table-cell>
          <table:table-cell office:value-type="float" office:value="4" calcext:value-type="float">
            <text:p>4</text:p>
          </table:table-cell>
          <table:table-cell office:value-type="float" office:value="0.567567567567568" calcext:value-type="float">
            <text:p>0.57</text:p>
          </table:table-cell>
          <table:table-cell table:formula="of:=CONCATENATE(&quot;hsla(&quot;; IF([.F1336]=1; 50; IF([.F1336]&lt;1; 0; 110));&quot;, 80%, &quot;; TEXT(IF([.F1336]&lt;1; [.F1336]*95; IF([.F1336]&gt;1; 95/[.F1336];70));&quot;###.##&quot;);&quot;%, 1.0)&quot;)" office:value-type="string" office:string-value="hsla(0, 80%, 53.92%, 1.0)" calcext:value-type="string">
            <text:p>hsla(0, 80%, 53.9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6</text:p>
          </table:table-cell>
          <table:table-cell office:value-type="float" office:value="6" calcext:value-type="float">
            <text:p>6</text:p>
          </table:table-cell>
          <table:table-cell office:value-type="float" office:value="2.84848484848485" calcext:value-type="float">
            <text:p>2.85</text:p>
          </table:table-cell>
          <table:table-cell table:formula="of:=CONCATENATE(&quot;hsla(&quot;; IF([.F1337]=1; 50; IF([.F1337]&lt;1; 0; 110));&quot;, 80%, &quot;; TEXT(IF([.F1337]&lt;1; [.F1337]*95; IF([.F1337]&gt;1; 95/[.F1337];70));&quot;###.##&quot;);&quot;%, 1.0)&quot;)" office:value-type="string" office:string-value="hsla(110, 80%, 33.35%, 1.0)" calcext:value-type="string">
            <text:p>hsla(110, 80%, 33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38]=1; 50; IF([.F1338]&lt;1; 0; 110));&quot;, 80%, &quot;; TEXT(IF([.F1338]&lt;1; [.F1338]*95; IF([.F1338]&gt;1; 95/[.F133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339]=1; 50; IF([.F1339]&lt;1; 0; 110));&quot;, 80%, &quot;; TEXT(IF([.F1339]&lt;1; [.F1339]*95; IF([.F1339]&gt;1; 95/[.F1339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3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340]=1; 50; IF([.F1340]&lt;1; 0; 110));&quot;, 80%, &quot;; TEXT(IF([.F1340]&lt;1; [.F1340]*95; IF([.F1340]&gt;1; 95/[.F1340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41]=1; 50; IF([.F1341]&lt;1; 0; 110));&quot;, 80%, &quot;; TEXT(IF([.F1341]&lt;1; [.F1341]*95; IF([.F1341]&gt;1; 95/[.F134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41</text:p>
          </table:table-cell>
          <table:table-cell office:value-type="float" office:value="19" calcext:value-type="float">
            <text:p>19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1342]=1; 50; IF([.F1342]&lt;1; 0; 110));&quot;, 80%, &quot;; TEXT(IF([.F1342]&lt;1; [.F1342]*95; IF([.F1342]&gt;1; 95/[.F1342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ropanoate metabolism</text:p>
          </table:table-cell>
          <table:table-cell table:style-name="ce1" office:value-type="string" calcext:value-type="string">
            <text:p>Gene134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43]=1; 50; IF([.F1343]&lt;1; 0; 110));&quot;, 80%, &quot;; TEXT(IF([.F1343]&lt;1; [.F1343]*95; IF([.F1343]&gt;1; 95/[.F134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3</text:p>
          </table:table-cell>
          <table:table-cell office:value-type="float" office:value="46" calcext:value-type="float">
            <text:p>46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344]=1; 50; IF([.F1344]&lt;1; 0; 110));&quot;, 80%, &quot;; TEXT(IF([.F1344]&lt;1; [.F1344]*95; IF([.F1344]&gt;1; 95/[.F1344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4</text:p>
          </table:table-cell>
          <table:table-cell office:value-type="float" office:value="23" calcext:value-type="float">
            <text:p>23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1345]=1; 50; IF([.F1345]&lt;1; 0; 110));&quot;, 80%, &quot;; TEXT(IF([.F1345]&lt;1; [.F1345]*95; IF([.F1345]&gt;1; 95/[.F1345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5</text:p>
          </table:table-cell>
          <table:table-cell office:value-type="float" office:value="30" calcext:value-type="float">
            <text:p>30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1346]=1; 50; IF([.F1346]&lt;1; 0; 110));&quot;, 80%, &quot;; TEXT(IF([.F1346]&lt;1; [.F1346]*95; IF([.F1346]&gt;1; 95/[.F1346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6</text:p>
          </table:table-cell>
          <table:table-cell office:value-type="float" office:value="9" calcext:value-type="float">
            <text:p>9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1347]=1; 50; IF([.F1347]&lt;1; 0; 110));&quot;, 80%, &quot;; TEXT(IF([.F1347]&lt;1; [.F1347]*95; IF([.F1347]&gt;1; 95/[.F1347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7</text:p>
          </table:table-cell>
          <table:table-cell office:value-type="float" office:value="420" calcext:value-type="float">
            <text:p>420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1348]=1; 50; IF([.F1348]&lt;1; 0; 110));&quot;, 80%, &quot;; TEXT(IF([.F1348]&lt;1; [.F1348]*95; IF([.F1348]&gt;1; 95/[.F1348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8</text:p>
          </table:table-cell>
          <table:table-cell office:value-type="float" office:value="88" calcext:value-type="float">
            <text:p>88</text:p>
          </table:table-cell>
          <table:table-cell office:value-type="float" office:value="0.35" calcext:value-type="float">
            <text:p>0.35</text:p>
          </table:table-cell>
          <table:table-cell table:formula="of:=CONCATENATE(&quot;hsla(&quot;; IF([.F1349]=1; 50; IF([.F1349]&lt;1; 0; 110));&quot;, 80%, &quot;; TEXT(IF([.F1349]&lt;1; [.F1349]*95; IF([.F1349]&gt;1; 95/[.F1349];70));&quot;###.##&quot;);&quot;%, 1.0)&quot;)" office:value-type="string" office:string-value="hsla(0, 80%, 33.25%, 1.0)" calcext:value-type="string">
            <text:p>hsla(0, 80%, 33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yruvate metabolism</text:p>
          </table:table-cell>
          <table:table-cell table:style-name="ce1" office:value-type="string" calcext:value-type="string">
            <text:p>Gene134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1350]=1; 50; IF([.F1350]&lt;1; 0; 110));&quot;, 80%, &quot;; TEXT(IF([.F1350]&lt;1; [.F1350]*95; IF([.F1350]&gt;1; 95/[.F1350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0</text:p>
          </table:table-cell>
          <table:table-cell office:value-type="float" office:value="65" calcext:value-type="float">
            <text:p>65</text:p>
          </table:table-cell>
          <table:table-cell office:value-type="float" office:value="0.891891891891892" calcext:value-type="float">
            <text:p>0.89</text:p>
          </table:table-cell>
          <table:table-cell table:formula="of:=CONCATENATE(&quot;hsla(&quot;; IF([.F1351]=1; 50; IF([.F1351]&lt;1; 0; 110));&quot;, 80%, &quot;; TEXT(IF([.F1351]&lt;1; [.F1351]*95; IF([.F1351]&gt;1; 95/[.F1351];70));&quot;###.##&quot;);&quot;%, 1.0)&quot;)" office:value-type="string" office:string-value="hsla(0, 80%, 84.73%, 1.0)" calcext:value-type="string">
            <text:p>hsla(0, 80%, 84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52]=1; 50; IF([.F1352]&lt;1; 0; 110));&quot;, 80%, &quot;; TEXT(IF([.F1352]&lt;1; [.F1352]*95; IF([.F1352]&gt;1; 95/[.F135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353]=1; 50; IF([.F1353]&lt;1; 0; 110));&quot;, 80%, &quot;; TEXT(IF([.F1353]&lt;1; [.F1353]*95; IF([.F1353]&gt;1; 95/[.F1353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3</text:p>
          </table:table-cell>
          <table:table-cell office:value-type="float" office:value="55" calcext:value-type="float">
            <text:p>55</text:p>
          </table:table-cell>
          <table:table-cell office:value-type="float" office:value="0.266666666666667" calcext:value-type="float">
            <text:p>0.27</text:p>
          </table:table-cell>
          <table:table-cell table:formula="of:=CONCATENATE(&quot;hsla(&quot;; IF([.F1354]=1; 50; IF([.F1354]&lt;1; 0; 110));&quot;, 80%, &quot;; TEXT(IF([.F1354]&lt;1; [.F1354]*95; IF([.F1354]&gt;1; 95/[.F1354];70));&quot;###.##&quot;);&quot;%, 1.0)&quot;)" office:value-type="string" office:string-value="hsla(0, 80%, 25.33%, 1.0)" calcext:value-type="string">
            <text:p>hsla(0, 80%, 25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4</text:p>
          </table:table-cell>
          <table:table-cell office:value-type="float" office:value="83" calcext:value-type="float">
            <text:p>83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355]=1; 50; IF([.F1355]&lt;1; 0; 110));&quot;, 80%, &quot;; TEXT(IF([.F1355]&lt;1; [.F1355]*95; IF([.F1355]&gt;1; 95/[.F1355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table:style-name="ce1" office:value-type="string" calcext:value-type="string">
            <text:p>Gene1355</text:p>
          </table:table-cell>
          <table:table-cell office:value-type="float" office:value="52" calcext:value-type="float">
            <text:p>52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1356]=1; 50; IF([.F1356]&lt;1; 0; 110));&quot;, 80%, &quot;; TEXT(IF([.F1356]&lt;1; [.F1356]*95; IF([.F1356]&gt;1; 95/[.F1356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357]=1; 50; IF([.F1357]&lt;1; 0; 110));&quot;, 80%, &quot;; TEXT(IF([.F1357]&lt;1; [.F1357]*95; IF([.F1357]&gt;1; 95/[.F1357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7</text:p>
          </table:table-cell>
          <table:table-cell office:value-type="float" office:value="19" calcext:value-type="float">
            <text:p>19</text:p>
          </table:table-cell>
          <table:table-cell office:value-type="float" office:value="0.775" calcext:value-type="float">
            <text:p>0.78</text:p>
          </table:table-cell>
          <table:table-cell table:formula="of:=CONCATENATE(&quot;hsla(&quot;; IF([.F1358]=1; 50; IF([.F1358]&lt;1; 0; 110));&quot;, 80%, &quot;; TEXT(IF([.F1358]&lt;1; [.F1358]*95; IF([.F1358]&gt;1; 95/[.F1358];70));&quot;###.##&quot;);&quot;%, 1.0)&quot;)" office:value-type="string" office:string-value="hsla(0, 80%, 73.63%, 1.0)" calcext:value-type="string">
            <text:p>hsla(0, 80%, 73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8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359]=1; 50; IF([.F1359]&lt;1; 0; 110));&quot;, 80%, &quot;; TEXT(IF([.F1359]&lt;1; [.F1359]*95; IF([.F1359]&gt;1; 95/[.F1359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59</text:p>
          </table:table-cell>
          <table:table-cell office:value-type="float" office:value="13" calcext:value-type="float">
            <text:p>13</text:p>
          </table:table-cell>
          <table:table-cell office:value-type="float" office:value="0.896551724137931" calcext:value-type="float">
            <text:p>0.9</text:p>
          </table:table-cell>
          <table:table-cell table:formula="of:=CONCATENATE(&quot;hsla(&quot;; IF([.F1360]=1; 50; IF([.F1360]&lt;1; 0; 110));&quot;, 80%, &quot;; TEXT(IF([.F1360]&lt;1; [.F1360]*95; IF([.F1360]&gt;1; 95/[.F1360];70));&quot;###.##&quot;);&quot;%, 1.0)&quot;)" office:value-type="string" office:string-value="hsla(0, 80%, 85.17%, 1.0)" calcext:value-type="string">
            <text:p>hsla(0, 80%, 85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0</text:p>
          </table:table-cell>
          <table:table-cell office:value-type="float" office:value="31" calcext:value-type="float">
            <text:p>31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361]=1; 50; IF([.F1361]&lt;1; 0; 110));&quot;, 80%, &quot;; TEXT(IF([.F1361]&lt;1; [.F1361]*95; IF([.F1361]&gt;1; 95/[.F1361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1</text:p>
          </table:table-cell>
          <table:table-cell office:value-type="float" office:value="4" calcext:value-type="float">
            <text:p>4</text:p>
          </table:table-cell>
          <table:table-cell office:value-type="float" office:value="1.27272727272727" calcext:value-type="float">
            <text:p>1.27</text:p>
          </table:table-cell>
          <table:table-cell table:formula="of:=CONCATENATE(&quot;hsla(&quot;; IF([.F1362]=1; 50; IF([.F1362]&lt;1; 0; 110));&quot;, 80%, &quot;; TEXT(IF([.F1362]&lt;1; [.F1362]*95; IF([.F1362]&gt;1; 95/[.F1362];70));&quot;###.##&quot;);&quot;%, 1.0)&quot;)" office:value-type="string" office:string-value="hsla(110, 80%, 74.64%, 1.0)" calcext:value-type="string">
            <text:p>hsla(110, 80%, 74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63]=1; 50; IF([.F1363]&lt;1; 0; 110));&quot;, 80%, &quot;; TEXT(IF([.F1363]&lt;1; [.F1363]*95; IF([.F1363]&gt;1; 95/[.F136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64]=1; 50; IF([.F1364]&lt;1; 0; 110));&quot;, 80%, &quot;; TEXT(IF([.F1364]&lt;1; [.F1364]*95; IF([.F1364]&gt;1; 95/[.F136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4</text:p>
          </table:table-cell>
          <table:table-cell office:value-type="float" office:value="42" calcext:value-type="float">
            <text:p>42</text:p>
          </table:table-cell>
          <table:table-cell office:value-type="float" office:value="0.777777777777778" calcext:value-type="float">
            <text:p>0.78</text:p>
          </table:table-cell>
          <table:table-cell table:formula="of:=CONCATENATE(&quot;hsla(&quot;; IF([.F1365]=1; 50; IF([.F1365]&lt;1; 0; 110));&quot;, 80%, &quot;; TEXT(IF([.F1365]&lt;1; [.F1365]*95; IF([.F1365]&gt;1; 95/[.F1365];70));&quot;###.##&quot;);&quot;%, 1.0)&quot;)" office:value-type="string" office:string-value="hsla(0, 80%, 73.89%, 1.0)" calcext:value-type="string">
            <text:p>hsla(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5</text:p>
          </table:table-cell>
          <table:table-cell office:value-type="float" office:value="12" calcext:value-type="float">
            <text:p>12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366]=1; 50; IF([.F1366]&lt;1; 0; 110));&quot;, 80%, &quot;; TEXT(IF([.F1366]&lt;1; [.F1366]*95; IF([.F1366]&gt;1; 95/[.F136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6</text:p>
          </table:table-cell>
          <table:table-cell office:value-type="float" office:value="5" calcext:value-type="float">
            <text:p>5</text:p>
          </table:table-cell>
          <table:table-cell office:value-type="float" office:value="3.16666666666667" calcext:value-type="float">
            <text:p>3.17</text:p>
          </table:table-cell>
          <table:table-cell table:formula="of:=CONCATENATE(&quot;hsla(&quot;; IF([.F1367]=1; 50; IF([.F1367]&lt;1; 0; 110));&quot;, 80%, &quot;; TEXT(IF([.F1367]&lt;1; [.F1367]*95; IF([.F1367]&gt;1; 95/[.F1367];70));&quot;###.##&quot;);&quot;%, 1.0)&quot;)" office:value-type="string" office:string-value="hsla(110, 80%, 30%, 1.0)" calcext:value-type="string">
            <text:p>hsla(110, 80%, 3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7</text:p>
          </table:table-cell>
          <table:table-cell office:value-type="float" office:value="9" calcext:value-type="float">
            <text:p>9</text:p>
          </table:table-cell>
          <table:table-cell office:value-type="float" office:value="1.02702702702703" calcext:value-type="float">
            <text:p>1.03</text:p>
          </table:table-cell>
          <table:table-cell table:formula="of:=CONCATENATE(&quot;hsla(&quot;; IF([.F1368]=1; 50; IF([.F1368]&lt;1; 0; 110));&quot;, 80%, &quot;; TEXT(IF([.F1368]&lt;1; [.F1368]*95; IF([.F1368]&gt;1; 95/[.F1368];70));&quot;###.##&quot;);&quot;%, 1.0)&quot;)" office:value-type="string" office:string-value="hsla(110, 80%, 92.5%, 1.0)" calcext:value-type="string">
            <text:p>hsla(110, 80%, 92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8</text:p>
          </table:table-cell>
          <table:table-cell office:value-type="float" office:value="69" calcext:value-type="float">
            <text:p>69</text:p>
          </table:table-cell>
          <table:table-cell office:value-type="float" office:value="0.725806451612903" calcext:value-type="float">
            <text:p>0.73</text:p>
          </table:table-cell>
          <table:table-cell table:formula="of:=CONCATENATE(&quot;hsla(&quot;; IF([.F1369]=1; 50; IF([.F1369]&lt;1; 0; 110));&quot;, 80%, &quot;; TEXT(IF([.F1369]&lt;1; [.F1369]*95; IF([.F1369]&gt;1; 95/[.F1369];70));&quot;###.##&quot;);&quot;%, 1.0)&quot;)" office:value-type="string" office:string-value="hsla(0, 80%, 68.95%, 1.0)" calcext:value-type="string">
            <text:p>hsla(0, 80%, 68.9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69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1370]=1; 50; IF([.F1370]&lt;1; 0; 110));&quot;, 80%, &quot;; TEXT(IF([.F1370]&lt;1; [.F1370]*95; IF([.F1370]&gt;1; 95/[.F1370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0</text:p>
          </table:table-cell>
          <table:table-cell office:value-type="float" office:value="30" calcext:value-type="float">
            <text:p>30</text:p>
          </table:table-cell>
          <table:table-cell office:value-type="float" office:value="0.545454545454545" calcext:value-type="float">
            <text:p>0.55</text:p>
          </table:table-cell>
          <table:table-cell table:formula="of:=CONCATENATE(&quot;hsla(&quot;; IF([.F1371]=1; 50; IF([.F1371]&lt;1; 0; 110));&quot;, 80%, &quot;; TEXT(IF([.F1371]&lt;1; [.F1371]*95; IF([.F1371]&gt;1; 95/[.F1371];70));&quot;###.##&quot;);&quot;%, 1.0)&quot;)" office:value-type="string" office:string-value="hsla(0, 80%, 51.82%, 1.0)" calcext:value-type="string">
            <text:p>hsla(0, 80%, 51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1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372]=1; 50; IF([.F1372]&lt;1; 0; 110));&quot;, 80%, &quot;; TEXT(IF([.F1372]&lt;1; [.F1372]*95; IF([.F1372]&gt;1; 95/[.F1372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73]=1; 50; IF([.F1373]&lt;1; 0; 110));&quot;, 80%, &quot;; TEXT(IF([.F1373]&lt;1; [.F1373]*95; IF([.F1373]&gt;1; 95/[.F137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374]=1; 50; IF([.F1374]&lt;1; 0; 110));&quot;, 80%, &quot;; TEXT(IF([.F1374]&lt;1; [.F1374]*95; IF([.F1374]&gt;1; 95/[.F1374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4</text:p>
          </table:table-cell>
          <table:table-cell office:value-type="float" office:value="40" calcext:value-type="float">
            <text:p>40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1375]=1; 50; IF([.F1375]&lt;1; 0; 110));&quot;, 80%, &quot;; TEXT(IF([.F1375]&lt;1; [.F1375]*95; IF([.F1375]&gt;1; 95/[.F1375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5</text:p>
          </table:table-cell>
          <table:table-cell office:value-type="float" office:value="8" calcext:value-type="float">
            <text:p>8</text:p>
          </table:table-cell>
          <table:table-cell office:value-type="float" office:value="1.20987654320988" calcext:value-type="float">
            <text:p>1.21</text:p>
          </table:table-cell>
          <table:table-cell table:formula="of:=CONCATENATE(&quot;hsla(&quot;; IF([.F1376]=1; 50; IF([.F1376]&lt;1; 0; 110));&quot;, 80%, &quot;; TEXT(IF([.F1376]&lt;1; [.F1376]*95; IF([.F1376]&gt;1; 95/[.F1376];70));&quot;###.##&quot;);&quot;%, 1.0)&quot;)" office:value-type="string" office:string-value="hsla(110, 80%, 78.52%, 1.0)" calcext:value-type="string">
            <text:p>hsla(110, 80%, 78.5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6</text:p>
          </table:table-cell>
          <table:table-cell office:value-type="float" office:value="22" calcext:value-type="float">
            <text:p>22</text:p>
          </table:table-cell>
          <table:table-cell office:value-type="float" office:value="1.15384615384615" calcext:value-type="float">
            <text:p>1.15</text:p>
          </table:table-cell>
          <table:table-cell table:formula="of:=CONCATENATE(&quot;hsla(&quot;; IF([.F1377]=1; 50; IF([.F1377]&lt;1; 0; 110));&quot;, 80%, &quot;; TEXT(IF([.F1377]&lt;1; [.F1377]*95; IF([.F1377]&gt;1; 95/[.F1377];70));&quot;###.##&quot;);&quot;%, 1.0)&quot;)" office:value-type="string" office:string-value="hsla(110, 80%, 82.33%, 1.0)" calcext:value-type="string">
            <text:p>hsla(110, 80%, 82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7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78]=1; 50; IF([.F1378]&lt;1; 0; 110));&quot;, 80%, &quot;; TEXT(IF([.F1378]&lt;1; [.F1378]*95; IF([.F1378]&gt;1; 95/[.F137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8</text:p>
          </table:table-cell>
          <table:table-cell office:value-type="float" office:value="67" calcext:value-type="float">
            <text:p>67</text:p>
          </table:table-cell>
          <table:table-cell office:value-type="float" office:value="1.10810810810811" calcext:value-type="float">
            <text:p>1.11</text:p>
          </table:table-cell>
          <table:table-cell table:formula="of:=CONCATENATE(&quot;hsla(&quot;; IF([.F1379]=1; 50; IF([.F1379]&lt;1; 0; 110));&quot;, 80%, &quot;; TEXT(IF([.F1379]&lt;1; [.F1379]*95; IF([.F1379]&gt;1; 95/[.F1379];70));&quot;###.##&quot;);&quot;%, 1.0)&quot;)" office:value-type="string" office:string-value="hsla(110, 80%, 85.73%, 1.0)" calcext:value-type="string">
            <text:p>hsla(110, 80%, 85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79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380]=1; 50; IF([.F1380]&lt;1; 0; 110));&quot;, 80%, &quot;; TEXT(IF([.F1380]&lt;1; [.F1380]*95; IF([.F1380]&gt;1; 95/[.F1380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0</text:p>
          </table:table-cell>
          <table:table-cell office:value-type="float" office:value="11" calcext:value-type="float">
            <text:p>11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381]=1; 50; IF([.F1381]&lt;1; 0; 110));&quot;, 80%, &quot;; TEXT(IF([.F1381]&lt;1; [.F1381]*95; IF([.F1381]&gt;1; 95/[.F1381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1</text:p>
          </table:table-cell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382]=1; 50; IF([.F1382]&lt;1; 0; 110));&quot;, 80%, &quot;; TEXT(IF([.F1382]&lt;1; [.F1382]*95; IF([.F1382]&gt;1; 95/[.F138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2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383]=1; 50; IF([.F1383]&lt;1; 0; 110));&quot;, 80%, &quot;; TEXT(IF([.F1383]&lt;1; [.F1383]*95; IF([.F1383]&gt;1; 95/[.F1383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3</text:p>
          </table:table-cell>
          <table:table-cell office:value-type="float" office:value="7" calcext:value-type="float">
            <text:p>7</text:p>
          </table:table-cell>
          <table:table-cell office:value-type="float" office:value="0.709302325581395" calcext:value-type="float">
            <text:p>0.71</text:p>
          </table:table-cell>
          <table:table-cell table:formula="of:=CONCATENATE(&quot;hsla(&quot;; IF([.F1384]=1; 50; IF([.F1384]&lt;1; 0; 110));&quot;, 80%, &quot;; TEXT(IF([.F1384]&lt;1; [.F1384]*95; IF([.F1384]&gt;1; 95/[.F1384];70));&quot;###.##&quot;);&quot;%, 1.0)&quot;)" office:value-type="string" office:string-value="hsla(0, 80%, 67.38%, 1.0)" calcext:value-type="string">
            <text:p>hsla(0, 80%, 67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4</text:p>
          </table:table-cell>
          <table:table-cell office:value-type="float" office:value="75" calcext:value-type="float">
            <text:p>75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1385]=1; 50; IF([.F1385]&lt;1; 0; 110));&quot;, 80%, &quot;; TEXT(IF([.F1385]&lt;1; [.F1385]*95; IF([.F1385]&gt;1; 95/[.F1385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5</text:p>
          </table:table-cell>
          <table:table-cell office:value-type="float" office:value="35" calcext:value-type="float">
            <text:p>35</text:p>
          </table:table-cell>
          <table:table-cell office:value-type="float" office:value="0.637931034482759" calcext:value-type="float">
            <text:p>0.64</text:p>
          </table:table-cell>
          <table:table-cell table:formula="of:=CONCATENATE(&quot;hsla(&quot;; IF([.F1386]=1; 50; IF([.F1386]&lt;1; 0; 110));&quot;, 80%, &quot;; TEXT(IF([.F1386]&lt;1; [.F1386]*95; IF([.F1386]&gt;1; 95/[.F1386];70));&quot;###.##&quot;);&quot;%, 1.0)&quot;)" office:value-type="string" office:string-value="hsla(0, 80%, 60.6%, 1.0)" calcext:value-type="string">
            <text:p>hsla(0, 80%, 60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6</text:p>
          </table:table-cell>
          <table:table-cell office:value-type="float" office:value="40" calcext:value-type="float">
            <text:p>40</text:p>
          </table:table-cell>
          <table:table-cell office:value-type="float" office:value="0.848484848484848" calcext:value-type="float">
            <text:p>0.85</text:p>
          </table:table-cell>
          <table:table-cell table:formula="of:=CONCATENATE(&quot;hsla(&quot;; IF([.F1387]=1; 50; IF([.F1387]&lt;1; 0; 110));&quot;, 80%, &quot;; TEXT(IF([.F1387]&lt;1; [.F1387]*95; IF([.F1387]&gt;1; 95/[.F1387];70));&quot;###.##&quot;);&quot;%, 1.0)&quot;)" office:value-type="string" office:string-value="hsla(0, 80%, 80.61%, 1.0)" calcext:value-type="string">
            <text:p>hsla(0, 80%, 80.6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7</text:p>
          </table:table-cell>
          <table:table-cell office:value-type="float" office:value="14" calcext:value-type="float">
            <text:p>14</text:p>
          </table:table-cell>
          <table:table-cell office:value-type="float" office:value="1.18181818181818" calcext:value-type="float">
            <text:p>1.18</text:p>
          </table:table-cell>
          <table:table-cell table:formula="of:=CONCATENATE(&quot;hsla(&quot;; IF([.F1388]=1; 50; IF([.F1388]&lt;1; 0; 110));&quot;, 80%, &quot;; TEXT(IF([.F1388]&lt;1; [.F1388]*95; IF([.F1388]&gt;1; 95/[.F1388];70));&quot;###.##&quot;);&quot;%, 1.0)&quot;)" office:value-type="string" office:string-value="hsla(110, 80%, 80.38%, 1.0)" calcext:value-type="string">
            <text:p>hsla(110, 80%, 80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8</text:p>
          </table:table-cell>
          <table:table-cell office:value-type="float" office:value="65" calcext:value-type="float">
            <text:p>6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389]=1; 50; IF([.F1389]&lt;1; 0; 110));&quot;, 80%, &quot;; TEXT(IF([.F1389]&lt;1; [.F1389]*95; IF([.F1389]&gt;1; 95/[.F1389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89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390]=1; 50; IF([.F1390]&lt;1; 0; 110));&quot;, 80%, &quot;; TEXT(IF([.F1390]&lt;1; [.F1390]*95; IF([.F1390]&gt;1; 95/[.F1390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0</text:p>
          </table:table-cell>
          <table:table-cell office:value-type="float" office:value="19" calcext:value-type="float">
            <text:p>19</text:p>
          </table:table-cell>
          <table:table-cell office:value-type="float" office:value="1.02777777777778" calcext:value-type="float">
            <text:p>1.03</text:p>
          </table:table-cell>
          <table:table-cell table:formula="of:=CONCATENATE(&quot;hsla(&quot;; IF([.F1391]=1; 50; IF([.F1391]&lt;1; 0; 110));&quot;, 80%, &quot;; TEXT(IF([.F1391]&lt;1; [.F1391]*95; IF([.F1391]&gt;1; 95/[.F1391];70));&quot;###.##&quot;);&quot;%, 1.0)&quot;)" office:value-type="string" office:string-value="hsla(110, 80%, 92.43%, 1.0)" calcext:value-type="string">
            <text:p>hsla(110, 80%, 92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392]=1; 50; IF([.F1392]&lt;1; 0; 110));&quot;, 80%, &quot;; TEXT(IF([.F1392]&lt;1; [.F1392]*95; IF([.F1392]&gt;1; 95/[.F139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2</text:p>
          </table:table-cell>
          <table:table-cell office:value-type="float" office:value="228" calcext:value-type="float">
            <text:p>228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1393]=1; 50; IF([.F1393]&lt;1; 0; 110));&quot;, 80%, &quot;; TEXT(IF([.F1393]&lt;1; [.F1393]*95; IF([.F1393]&gt;1; 95/[.F1393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394]=1; 50; IF([.F1394]&lt;1; 0; 110));&quot;, 80%, &quot;; TEXT(IF([.F1394]&lt;1; [.F1394]*95; IF([.F1394]&gt;1; 95/[.F139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4</text:p>
          </table:table-cell>
          <table:table-cell office:value-type="float" office:value="47" calcext:value-type="float">
            <text:p>47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395]=1; 50; IF([.F1395]&lt;1; 0; 110));&quot;, 80%, &quot;; TEXT(IF([.F1395]&lt;1; [.F1395]*95; IF([.F1395]&gt;1; 95/[.F1395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5</text:p>
          </table:table-cell>
          <table:table-cell office:value-type="float" office:value="65" calcext:value-type="float">
            <text:p>65</text:p>
          </table:table-cell>
          <table:table-cell office:value-type="float" office:value="1.4" calcext:value-type="float">
            <text:p>1.4</text:p>
          </table:table-cell>
          <table:table-cell table:formula="of:=CONCATENATE(&quot;hsla(&quot;; IF([.F1396]=1; 50; IF([.F1396]&lt;1; 0; 110));&quot;, 80%, &quot;; TEXT(IF([.F1396]&lt;1; [.F1396]*95; IF([.F1396]&gt;1; 95/[.F1396];70));&quot;###.##&quot;);&quot;%, 1.0)&quot;)" office:value-type="string" office:string-value="hsla(110, 80%, 67.86%, 1.0)" calcext:value-type="string">
            <text:p>hsla(11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6</text:p>
          </table:table-cell>
          <table:table-cell office:value-type="float" office:value="59" calcext:value-type="float">
            <text:p>59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397]=1; 50; IF([.F1397]&lt;1; 0; 110));&quot;, 80%, &quot;; TEXT(IF([.F1397]&lt;1; [.F1397]*95; IF([.F1397]&gt;1; 95/[.F1397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7</text:p>
          </table:table-cell>
          <table:table-cell office:value-type="float" office:value="11" calcext:value-type="float">
            <text:p>11</text:p>
          </table:table-cell>
          <table:table-cell office:value-type="float" office:value="3.75" calcext:value-type="float">
            <text:p>3.75</text:p>
          </table:table-cell>
          <table:table-cell table:formula="of:=CONCATENATE(&quot;hsla(&quot;; IF([.F1398]=1; 50; IF([.F1398]&lt;1; 0; 110));&quot;, 80%, &quot;; TEXT(IF([.F1398]&lt;1; [.F1398]*95; IF([.F1398]&gt;1; 95/[.F1398];70));&quot;###.##&quot;);&quot;%, 1.0)&quot;)" office:value-type="string" office:string-value="hsla(110, 80%, 25.33%, 1.0)" calcext:value-type="string">
            <text:p>hsla(110, 80%, 25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8</text:p>
          </table:table-cell>
          <table:table-cell office:value-type="float" office:value="54" calcext:value-type="float">
            <text:p>5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399]=1; 50; IF([.F1399]&lt;1; 0; 110));&quot;, 80%, &quot;; TEXT(IF([.F1399]&lt;1; [.F1399]*95; IF([.F1399]&gt;1; 95/[.F1399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399</text:p>
          </table:table-cell>
          <table:table-cell office:value-type="float" office:value="3" calcext:value-type="float">
            <text:p>3</text:p>
          </table:table-cell>
          <table:table-cell office:value-type="float" office:value="0.79375" calcext:value-type="float">
            <text:p>0.79</text:p>
          </table:table-cell>
          <table:table-cell table:formula="of:=CONCATENATE(&quot;hsla(&quot;; IF([.F1400]=1; 50; IF([.F1400]&lt;1; 0; 110));&quot;, 80%, &quot;; TEXT(IF([.F1400]&lt;1; [.F1400]*95; IF([.F1400]&gt;1; 95/[.F1400];70));&quot;###.##&quot;);&quot;%, 1.0)&quot;)" office:value-type="string" office:string-value="hsla(0, 80%, 75.41%, 1.0)" calcext:value-type="string">
            <text:p>hsla(0, 80%, 75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01]=1; 50; IF([.F1401]&lt;1; 0; 110));&quot;, 80%, &quot;; TEXT(IF([.F1401]&lt;1; [.F1401]*95; IF([.F1401]&gt;1; 95/[.F140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1</text:p>
          </table:table-cell>
          <table:table-cell office:value-type="float" office:value="6" calcext:value-type="float">
            <text:p>6</text:p>
          </table:table-cell>
          <table:table-cell office:value-type="float" office:value="0.705882352941176" calcext:value-type="float">
            <text:p>0.71</text:p>
          </table:table-cell>
          <table:table-cell table:formula="of:=CONCATENATE(&quot;hsla(&quot;; IF([.F1402]=1; 50; IF([.F1402]&lt;1; 0; 110));&quot;, 80%, &quot;; TEXT(IF([.F1402]&lt;1; [.F1402]*95; IF([.F1402]&gt;1; 95/[.F1402];70));&quot;###.##&quot;);&quot;%, 1.0)&quot;)" office:value-type="string" office:string-value="hsla(0, 80%, 67.06%, 1.0)" calcext:value-type="string">
            <text:p>hsla(0, 80%, 67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2</text:p>
          </table:table-cell>
          <table:table-cell office:value-type="float" office:value="17" calcext:value-type="float">
            <text:p>17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1403]=1; 50; IF([.F1403]&lt;1; 0; 110));&quot;, 80%, &quot;; TEXT(IF([.F1403]&lt;1; [.F1403]*95; IF([.F1403]&gt;1; 95/[.F1403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</text:p>
          </table:table-cell>
          <table:table-cell table:style-name="ce1" office:value-type="string" calcext:value-type="string">
            <text:p>Gene140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04]=1; 50; IF([.F1404]&lt;1; 0; 110));&quot;, 80%, &quot;; TEXT(IF([.F1404]&lt;1; [.F1404]*95; IF([.F1404]&gt;1; 95/[.F140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4</text:p>
          </table:table-cell>
          <table:table-cell office:value-type="float" office:value="6" calcext:value-type="float">
            <text:p>6</text:p>
          </table:table-cell>
          <table:table-cell office:value-type="float" office:value="1.28571428571429" calcext:value-type="float">
            <text:p>1.29</text:p>
          </table:table-cell>
          <table:table-cell table:formula="of:=CONCATENATE(&quot;hsla(&quot;; IF([.F1405]=1; 50; IF([.F1405]&lt;1; 0; 110));&quot;, 80%, &quot;; TEXT(IF([.F1405]&lt;1; [.F1405]*95; IF([.F1405]&gt;1; 95/[.F1405];70));&quot;###.##&quot;);&quot;%, 1.0)&quot;)" office:value-type="string" office:string-value="hsla(110, 80%, 73.89%, 1.0)" calcext:value-type="string">
            <text:p>hsla(11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5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406]=1; 50; IF([.F1406]&lt;1; 0; 110));&quot;, 80%, &quot;; TEXT(IF([.F1406]&lt;1; [.F1406]*95; IF([.F1406]&gt;1; 95/[.F1406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6</text:p>
          </table:table-cell>
          <table:table-cell office:value-type="float" office:value="134" calcext:value-type="float">
            <text:p>134</text:p>
          </table:table-cell>
          <table:table-cell office:value-type="float" office:value="0.626984126984127" calcext:value-type="float">
            <text:p>0.63</text:p>
          </table:table-cell>
          <table:table-cell table:formula="of:=CONCATENATE(&quot;hsla(&quot;; IF([.F1407]=1; 50; IF([.F1407]&lt;1; 0; 110));&quot;, 80%, &quot;; TEXT(IF([.F1407]&lt;1; [.F1407]*95; IF([.F1407]&gt;1; 95/[.F1407];70));&quot;###.##&quot;);&quot;%, 1.0)&quot;)" office:value-type="string" office:string-value="hsla(0, 80%, 59.56%, 1.0)" calcext:value-type="string">
            <text:p>hsla(0, 80%, 59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7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408]=1; 50; IF([.F1408]&lt;1; 0; 110));&quot;, 80%, &quot;; TEXT(IF([.F1408]&lt;1; [.F1408]*95; IF([.F1408]&gt;1; 95/[.F1408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09]=1; 50; IF([.F1409]&lt;1; 0; 110));&quot;, 80%, &quot;; TEXT(IF([.F1409]&lt;1; [.F1409]*95; IF([.F1409]&gt;1; 95/[.F140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10]=1; 50; IF([.F1410]&lt;1; 0; 110));&quot;, 80%, &quot;; TEXT(IF([.F1410]&lt;1; [.F1410]*95; IF([.F1410]&gt;1; 95/[.F141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10</text:p>
          </table:table-cell>
          <table:table-cell office:value-type="float" office:value="4" calcext:value-type="float">
            <text:p>4</text:p>
          </table:table-cell>
          <table:table-cell office:value-type="float" office:value="0.368421052631579" calcext:value-type="float">
            <text:p>0.37</text:p>
          </table:table-cell>
          <table:table-cell table:formula="of:=CONCATENATE(&quot;hsla(&quot;; IF([.F1411]=1; 50; IF([.F1411]&lt;1; 0; 110));&quot;, 80%, &quot;; TEXT(IF([.F1411]&lt;1; [.F1411]*95; IF([.F1411]&gt;1; 95/[.F1411];70));&quot;###.##&quot;);&quot;%, 1.0)&quot;)" office:value-type="string" office:string-value="hsla(0, 80%, 35%, 1.0)" calcext:value-type="string">
            <text:p>hsla(0, 80%, 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Sulfur metabolism</text:p>
          </table:table-cell>
          <table:table-cell table:style-name="ce1" office:value-type="string" calcext:value-type="string">
            <text:p>Gene14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12]=1; 50; IF([.F1412]&lt;1; 0; 110));&quot;, 80%, &quot;; TEXT(IF([.F1412]&lt;1; [.F1412]*95; IF([.F1412]&gt;1; 95/[.F141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biosynthesis - chondroitin sulfate \/ dermatan sulfate</text:p>
          </table:table-cell>
          <table:table-cell table:style-name="ce1" office:value-type="string" calcext:value-type="string">
            <text:p>Gene1412</text:p>
          </table:table-cell>
          <table:table-cell office:value-type="float" office:value="29" calcext:value-type="float">
            <text:p>29</text:p>
          </table:table-cell>
          <table:table-cell office:value-type="float" office:value="0.307692307692308" calcext:value-type="float">
            <text:p>0.31</text:p>
          </table:table-cell>
          <table:table-cell table:formula="of:=CONCATENATE(&quot;hsla(&quot;; IF([.F1413]=1; 50; IF([.F1413]&lt;1; 0; 110));&quot;, 80%, &quot;; TEXT(IF([.F1413]&lt;1; [.F1413]*95; IF([.F1413]&gt;1; 95/[.F1413];70));&quot;###.##&quot;);&quot;%, 1.0)&quot;)" office:value-type="string" office:string-value="hsla(0, 80%, 29.23%, 1.0)" calcext:value-type="string">
            <text:p>hsla(0, 80%, 29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3</text:p>
          </table:table-cell>
          <table:table-cell office:value-type="float" office:value="215" calcext:value-type="float">
            <text:p>215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414]=1; 50; IF([.F1414]&lt;1; 0; 110));&quot;, 80%, &quot;; TEXT(IF([.F1414]&lt;1; [.F1414]*95; IF([.F1414]&gt;1; 95/[.F1414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4</text:p>
          </table:table-cell>
          <table:table-cell office:value-type="float" office:value="29" calcext:value-type="float">
            <text:p>2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415]=1; 50; IF([.F1415]&lt;1; 0; 110));&quot;, 80%, &quot;; TEXT(IF([.F1415]&lt;1; [.F1415]*95; IF([.F1415]&gt;1; 95/[.F1415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5</text:p>
          </table:table-cell>
          <table:table-cell office:value-type="float" office:value="14" calcext:value-type="float">
            <text:p>14</text:p>
          </table:table-cell>
          <table:table-cell office:value-type="float" office:value="0.416666666666667" calcext:value-type="float">
            <text:p>0.42</text:p>
          </table:table-cell>
          <table:table-cell table:formula="of:=CONCATENATE(&quot;hsla(&quot;; IF([.F1416]=1; 50; IF([.F1416]&lt;1; 0; 110));&quot;, 80%, &quot;; TEXT(IF([.F1416]&lt;1; [.F1416]*95; IF([.F1416]&gt;1; 95/[.F1416];70));&quot;###.##&quot;);&quot;%, 1.0)&quot;)" office:value-type="string" office:string-value="hsla(0, 80%, 39.58%, 1.0)" calcext:value-type="string">
            <text:p>hsla(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aminoglycan degradation</text:p>
          </table:table-cell>
          <table:table-cell table:style-name="ce1" office:value-type="string" calcext:value-type="string">
            <text:p>Gene1416</text:p>
          </table:table-cell>
          <table:table-cell office:value-type="float" office:value="77" calcext:value-type="float">
            <text:p>77</text:p>
          </table:table-cell>
          <table:table-cell office:value-type="float" office:value="0.464285714285714" calcext:value-type="float">
            <text:p>0.46</text:p>
          </table:table-cell>
          <table:table-cell table:formula="of:=CONCATENATE(&quot;hsla(&quot;; IF([.F1417]=1; 50; IF([.F1417]&lt;1; 0; 110));&quot;, 80%, &quot;; TEXT(IF([.F1417]&lt;1; [.F1417]*95; IF([.F1417]&gt;1; 95/[.F1417];70));&quot;###.##&quot;);&quot;%, 1.0)&quot;)" office:value-type="string" office:string-value="hsla(0, 80%, 44.11%, 1.0)" calcext:value-type="string">
            <text:p>hsla(0, 80%, 44.1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ylphosphatidylinositol (GPI)-anchor biosynthesis</text:p>
          </table:table-cell>
          <table:table-cell table:style-name="ce1" office:value-type="string" calcext:value-type="string">
            <text:p>Gene1417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418]=1; 50; IF([.F1418]&lt;1; 0; 110));&quot;, 80%, &quot;; TEXT(IF([.F1418]&lt;1; [.F1418]*95; IF([.F1418]&gt;1; 95/[.F141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Glycosylphosphatidylinositol (GPI)-anchor biosynthesis</text:p>
          </table:table-cell>
          <table:table-cell table:style-name="ce1" office:value-type="string" calcext:value-type="string">
            <text:p>Gene1418</text:p>
          </table:table-cell>
          <table:table-cell office:value-type="float" office:value="22" calcext:value-type="float">
            <text:p>22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419]=1; 50; IF([.F1419]&lt;1; 0; 110));&quot;, 80%, &quot;; TEXT(IF([.F1419]&lt;1; [.F1419]*95; IF([.F1419]&gt;1; 95/[.F1419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Mucin type O-glycan biosynthesis</text:p>
          </table:table-cell>
          <table:table-cell table:style-name="ce1" office:value-type="string" calcext:value-type="string">
            <text:p>Gene14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20]=1; 50; IF([.F1420]&lt;1; 0; 110));&quot;, 80%, &quot;; TEXT(IF([.F1420]&lt;1; [.F1420]*95; IF([.F1420]&gt;1; 95/[.F142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Mucin type O-glycan biosynthesis</text:p>
          </table:table-cell>
          <table:table-cell table:style-name="ce1" office:value-type="string" calcext:value-type="string">
            <text:p>Gene1420</text:p>
          </table:table-cell>
          <table:table-cell office:value-type="float" office:value="20" calcext:value-type="float">
            <text:p>20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421]=1; 50; IF([.F1421]&lt;1; 0; 110));&quot;, 80%, &quot;; TEXT(IF([.F1421]&lt;1; [.F1421]*95; IF([.F1421]&gt;1; 95/[.F1421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22]=1; 50; IF([.F1422]&lt;1; 0; 110));&quot;, 80%, &quot;; TEXT(IF([.F1422]&lt;1; [.F1422]*95; IF([.F1422]&gt;1; 95/[.F142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2</text:p>
          </table:table-cell>
          <table:table-cell office:value-type="float" office:value="77" calcext:value-type="float">
            <text:p>77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423]=1; 50; IF([.F1423]&lt;1; 0; 110));&quot;, 80%, &quot;; TEXT(IF([.F1423]&lt;1; [.F1423]*95; IF([.F1423]&gt;1; 95/[.F1423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424]=1; 50; IF([.F1424]&lt;1; 0; 110));&quot;, 80%, &quot;; TEXT(IF([.F1424]&lt;1; [.F1424]*95; IF([.F1424]&gt;1; 95/[.F1424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4</text:p>
          </table:table-cell>
          <table:table-cell office:value-type="float" office:value="5" calcext:value-type="float">
            <text:p>5</text:p>
          </table:table-cell>
          <table:table-cell office:value-type="float" office:value="1.82608695652174" calcext:value-type="float">
            <text:p>1.83</text:p>
          </table:table-cell>
          <table:table-cell table:formula="of:=CONCATENATE(&quot;hsla(&quot;; IF([.F1425]=1; 50; IF([.F1425]&lt;1; 0; 110));&quot;, 80%, &quot;; TEXT(IF([.F1425]&lt;1; [.F1425]*95; IF([.F1425]&gt;1; 95/[.F1425];70));&quot;###.##&quot;);&quot;%, 1.0)&quot;)" office:value-type="string" office:string-value="hsla(110, 80%, 52.02%, 1.0)" calcext:value-type="string">
            <text:p>hsla(110, 80%, 52.0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5</text:p>
          </table:table-cell>
          <table:table-cell office:value-type="float" office:value="4" calcext:value-type="float">
            <text:p>4</text:p>
          </table:table-cell>
          <table:table-cell office:value-type="float" office:value="0.862068965517241" calcext:value-type="float">
            <text:p>0.86</text:p>
          </table:table-cell>
          <table:table-cell table:formula="of:=CONCATENATE(&quot;hsla(&quot;; IF([.F1426]=1; 50; IF([.F1426]&lt;1; 0; 110));&quot;, 80%, &quot;; TEXT(IF([.F1426]&lt;1; [.F1426]*95; IF([.F1426]&gt;1; 95/[.F1426];70));&quot;###.##&quot;);&quot;%, 1.0)&quot;)" office:value-type="string" office:string-value="hsla(0, 80%, 81.9%, 1.0)" calcext:value-type="string">
            <text:p>hsla(0, 80%, 81.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6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427]=1; 50; IF([.F1427]&lt;1; 0; 110));&quot;, 80%, &quot;; TEXT(IF([.F1427]&lt;1; [.F1427]*95; IF([.F1427]&gt;1; 95/[.F1427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7</text:p>
          </table:table-cell>
          <table:table-cell office:value-type="float" office:value="21" calcext:value-type="float">
            <text:p>21</text:p>
          </table:table-cell>
          <table:table-cell office:value-type="float" office:value="1.24" calcext:value-type="float">
            <text:p>1.24</text:p>
          </table:table-cell>
          <table:table-cell table:formula="of:=CONCATENATE(&quot;hsla(&quot;; IF([.F1428]=1; 50; IF([.F1428]&lt;1; 0; 110));&quot;, 80%, &quot;; TEXT(IF([.F1428]&lt;1; [.F1428]*95; IF([.F1428]&gt;1; 95/[.F1428];70));&quot;###.##&quot;);&quot;%, 1.0)&quot;)" office:value-type="string" office:string-value="hsla(110, 80%, 76.61%, 1.0)" calcext:value-type="string">
            <text:p>hsla(110, 80%, 76.6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8</text:p>
          </table:table-cell>
          <table:table-cell office:value-type="float" office:value="16" calcext:value-type="float">
            <text:p>16</text:p>
          </table:table-cell>
          <table:table-cell office:value-type="float" office:value="1.05405405405405" calcext:value-type="float">
            <text:p>1.05</text:p>
          </table:table-cell>
          <table:table-cell table:formula="of:=CONCATENATE(&quot;hsla(&quot;; IF([.F1429]=1; 50; IF([.F1429]&lt;1; 0; 110));&quot;, 80%, &quot;; TEXT(IF([.F1429]&lt;1; [.F1429]*95; IF([.F1429]&gt;1; 95/[.F1429];70));&quot;###.##&quot;);&quot;%, 1.0)&quot;)" office:value-type="string" office:string-value="hsla(110, 80%, 90.13%, 1.0)" calcext:value-type="string">
            <text:p>hsla(110, 80%, 90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29</text:p>
          </table:table-cell>
          <table:table-cell office:value-type="float" office:value="8" calcext:value-type="float">
            <text:p>8</text:p>
          </table:table-cell>
          <table:table-cell office:value-type="float" office:value="0.722222222222222" calcext:value-type="float">
            <text:p>0.72</text:p>
          </table:table-cell>
          <table:table-cell table:formula="of:=CONCATENATE(&quot;hsla(&quot;; IF([.F1430]=1; 50; IF([.F1430]&lt;1; 0; 110));&quot;, 80%, &quot;; TEXT(IF([.F1430]&lt;1; [.F1430]*95; IF([.F1430]&gt;1; 95/[.F1430];70));&quot;###.##&quot;);&quot;%, 1.0)&quot;)" office:value-type="string" office:string-value="hsla(0, 80%, 68.61%, 1.0)" calcext:value-type="string">
            <text:p>hsla(0, 80%, 68.6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0</text:p>
          </table:table-cell>
          <table:table-cell office:value-type="float" office:value="29" calcext:value-type="float">
            <text:p>29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431]=1; 50; IF([.F1431]&lt;1; 0; 110));&quot;, 80%, &quot;; TEXT(IF([.F1431]&lt;1; [.F1431]*95; IF([.F1431]&gt;1; 95/[.F1431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432]=1; 50; IF([.F1432]&lt;1; 0; 110));&quot;, 80%, &quot;; TEXT(IF([.F1432]&lt;1; [.F1432]*95; IF([.F1432]&gt;1; 95/[.F1432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2</text:p>
          </table:table-cell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433]=1; 50; IF([.F1433]&lt;1; 0; 110));&quot;, 80%, &quot;; TEXT(IF([.F1433]&lt;1; [.F1433]*95; IF([.F1433]&gt;1; 95/[.F1433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N-Glycan biosynthesis</text:p>
          </table:table-cell>
          <table:table-cell table:style-name="ce1" office:value-type="string" calcext:value-type="string">
            <text:p>Gene1433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434]=1; 50; IF([.F1434]&lt;1; 0; 110));&quot;, 80%, &quot;; TEXT(IF([.F1434]&lt;1; [.F1434]*95; IF([.F1434]&gt;1; 95/[.F1434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4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435]=1; 50; IF([.F1435]&lt;1; 0; 110));&quot;, 80%, &quot;; TEXT(IF([.F1435]&lt;1; [.F1435]*95; IF([.F1435]&gt;1; 95/[.F143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36]=1; 50; IF([.F1436]&lt;1; 0; 110));&quot;, 80%, &quot;; TEXT(IF([.F1436]&lt;1; [.F1436]*95; IF([.F1436]&gt;1; 95/[.F143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6</text:p>
          </table:table-cell>
          <table:table-cell office:value-type="float" office:value="8" calcext:value-type="float">
            <text:p>8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437]=1; 50; IF([.F1437]&lt;1; 0; 110));&quot;, 80%, &quot;; TEXT(IF([.F1437]&lt;1; [.F1437]*95; IF([.F1437]&gt;1; 95/[.F1437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glycan degradation</text:p>
          </table:table-cell>
          <table:table-cell table:style-name="ce1" office:value-type="string" calcext:value-type="string">
            <text:p>Gene1437</text:p>
          </table:table-cell>
          <table:table-cell office:value-type="float" office:value="595" calcext:value-type="float">
            <text:p>595</text:p>
          </table:table-cell>
          <table:table-cell office:value-type="float" office:value="0.608695652173913" calcext:value-type="float">
            <text:p>0.61</text:p>
          </table:table-cell>
          <table:table-cell table:formula="of:=CONCATENATE(&quot;hsla(&quot;; IF([.F1438]=1; 50; IF([.F1438]&lt;1; 0; 110));&quot;, 80%, &quot;; TEXT(IF([.F1438]&lt;1; [.F1438]*95; IF([.F1438]&gt;1; 95/[.F1438];70));&quot;###.##&quot;);&quot;%, 1.0)&quot;)" office:value-type="string" office:string-value="hsla(0, 80%, 57.83%, 1.0)" calcext:value-type="string">
            <text:p>hsla(0, 80%, 57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38</text:p>
          </table:table-cell>
          <table:table-cell office:value-type="float" office:value="74" calcext:value-type="float">
            <text:p>74</text:p>
          </table:table-cell>
          <table:table-cell office:value-type="float" office:value="0.928571428571429" calcext:value-type="float">
            <text:p>0.93</text:p>
          </table:table-cell>
          <table:table-cell table:formula="of:=CONCATENATE(&quot;hsla(&quot;; IF([.F1439]=1; 50; IF([.F1439]&lt;1; 0; 110));&quot;, 80%, &quot;; TEXT(IF([.F1439]&lt;1; [.F1439]*95; IF([.F1439]&gt;1; 95/[.F1439];70));&quot;###.##&quot;);&quot;%, 1.0)&quot;)" office:value-type="string" office:string-value="hsla(0, 80%, 88.21%, 1.0)" calcext:value-type="string">
            <text:p>hsla(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39</text:p>
          </table:table-cell>
          <table:table-cell office:value-type="float" office:value="228" calcext:value-type="float">
            <text:p>228</text:p>
          </table:table-cell>
          <table:table-cell office:value-type="float" office:value="0.743589743589744" calcext:value-type="float">
            <text:p>0.74</text:p>
          </table:table-cell>
          <table:table-cell table:formula="of:=CONCATENATE(&quot;hsla(&quot;; IF([.F1440]=1; 50; IF([.F1440]&lt;1; 0; 110));&quot;, 80%, &quot;; TEXT(IF([.F1440]&lt;1; [.F1440]*95; IF([.F1440]&gt;1; 95/[.F1440];70));&quot;###.##&quot;);&quot;%, 1.0)&quot;)" office:value-type="string" office:string-value="hsla(0, 80%, 70.64%, 1.0)" calcext:value-type="string">
            <text:p>hsla(0, 80%, 70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4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41]=1; 50; IF([.F1441]&lt;1; 0; 110));&quot;, 80%, &quot;; TEXT(IF([.F1441]&lt;1; [.F1441]*95; IF([.F1441]&gt;1; 95/[.F144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41</text:p>
          </table:table-cell>
          <table:table-cell office:value-type="float" office:value="16" calcext:value-type="float">
            <text:p>16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442]=1; 50; IF([.F1442]&lt;1; 0; 110));&quot;, 80%, &quot;; TEXT(IF([.F1442]&lt;1; [.F1442]*95; IF([.F1442]&gt;1; 95/[.F1442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Glycan biosynthesis and metabolism</text:p>
          </table:table-cell>
          <table:table-cell office:value-type="string" calcext:value-type="string">
            <text:p>Other types of O-glycan biosynthesis</text:p>
          </table:table-cell>
          <table:table-cell table:style-name="ce1" office:value-type="string" calcext:value-type="string">
            <text:p>Gene1442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443]=1; 50; IF([.F1443]&lt;1; 0; 110));&quot;, 80%, &quot;; TEXT(IF([.F1443]&lt;1; [.F1443]*95; IF([.F1443]&gt;1; 95/[.F1443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3</text:p>
          </table:table-cell>
          <table:table-cell office:value-type="float" office:value="63" calcext:value-type="float">
            <text:p>63</text:p>
          </table:table-cell>
          <table:table-cell office:value-type="float" office:value="0.76" calcext:value-type="float">
            <text:p>0.76</text:p>
          </table:table-cell>
          <table:table-cell table:formula="of:=CONCATENATE(&quot;hsla(&quot;; IF([.F1444]=1; 50; IF([.F1444]&lt;1; 0; 110));&quot;, 80%, &quot;; TEXT(IF([.F1444]&lt;1; [.F1444]*95; IF([.F1444]&gt;1; 95/[.F1444];70));&quot;###.##&quot;);&quot;%, 1.0)&quot;)" office:value-type="string" office:string-value="hsla(0, 80%, 72.2%, 1.0)" calcext:value-type="string">
            <text:p>hsla(0, 80%, 72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4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445]=1; 50; IF([.F1445]&lt;1; 0; 110));&quot;, 80%, &quot;; TEXT(IF([.F1445]&lt;1; [.F1445]*95; IF([.F1445]&gt;1; 95/[.F1445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5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46]=1; 50; IF([.F1446]&lt;1; 0; 110));&quot;, 80%, &quot;; TEXT(IF([.F1446]&lt;1; [.F1446]*95; IF([.F1446]&gt;1; 95/[.F144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6</text:p>
          </table:table-cell>
          <table:table-cell office:value-type="float" office:value="264" calcext:value-type="float">
            <text:p>264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447]=1; 50; IF([.F1447]&lt;1; 0; 110));&quot;, 80%, &quot;; TEXT(IF([.F1447]&lt;1; [.F1447]*95; IF([.F1447]&gt;1; 95/[.F1447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48]=1; 50; IF([.F1448]&lt;1; 0; 110));&quot;, 80%, &quot;; TEXT(IF([.F1448]&lt;1; [.F1448]*95; IF([.F1448]&gt;1; 95/[.F144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8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49]=1; 50; IF([.F1449]&lt;1; 0; 110));&quot;, 80%, &quot;; TEXT(IF([.F1449]&lt;1; [.F1449]*95; IF([.F1449]&gt;1; 95/[.F144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49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50]=1; 50; IF([.F1450]&lt;1; 0; 110));&quot;, 80%, &quot;; TEXT(IF([.F1450]&lt;1; [.F1450]*95; IF([.F1450]&gt;1; 95/[.F145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0</text:p>
          </table:table-cell>
          <table:table-cell office:value-type="float" office:value="2" calcext:value-type="float">
            <text:p>2</text:p>
          </table:table-cell>
          <table:table-cell office:value-type="float" office:value="1.05555555555556" calcext:value-type="float">
            <text:p>1.06</text:p>
          </table:table-cell>
          <table:table-cell table:formula="of:=CONCATENATE(&quot;hsla(&quot;; IF([.F1451]=1; 50; IF([.F1451]&lt;1; 0; 110));&quot;, 80%, &quot;; TEXT(IF([.F1451]&lt;1; [.F1451]*95; IF([.F1451]&gt;1; 95/[.F1451];70));&quot;###.##&quot;);&quot;%, 1.0)&quot;)" office:value-type="string" office:string-value="hsla(110, 80%, 90%, 1.0)" calcext:value-type="string">
            <text:p>hsla(110, 80%, 9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1</text:p>
          </table:table-cell>
          <table:table-cell office:value-type="float" office:value="52" calcext:value-type="float">
            <text:p>52</text:p>
          </table:table-cell>
          <table:table-cell office:value-type="float" office:value="1.03125" calcext:value-type="float">
            <text:p>1.03</text:p>
          </table:table-cell>
          <table:table-cell table:formula="of:=CONCATENATE(&quot;hsla(&quot;; IF([.F1452]=1; 50; IF([.F1452]&lt;1; 0; 110));&quot;, 80%, &quot;; TEXT(IF([.F1452]&lt;1; [.F1452]*95; IF([.F1452]&gt;1; 95/[.F1452];70));&quot;###.##&quot;);&quot;%, 1.0)&quot;)" office:value-type="string" office:string-value="hsla(110, 80%, 92.12%, 1.0)" calcext:value-type="string">
            <text:p>hsla(110, 80%, 92.1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53]=1; 50; IF([.F1453]&lt;1; 0; 110));&quot;, 80%, &quot;; TEXT(IF([.F1453]&lt;1; [.F1453]*95; IF([.F1453]&gt;1; 95/[.F145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54]=1; 50; IF([.F1454]&lt;1; 0; 110));&quot;, 80%, &quot;; TEXT(IF([.F1454]&lt;1; [.F1454]*95; IF([.F1454]&gt;1; 95/[.F145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rachidonic acid metabolism</text:p>
          </table:table-cell>
          <table:table-cell table:style-name="ce1" office:value-type="string" calcext:value-type="string">
            <text:p>Gene14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455]=1; 50; IF([.F1455]&lt;1; 0; 110));&quot;, 80%, &quot;; TEXT(IF([.F1455]&lt;1; [.F1455]*95; IF([.F1455]&gt;1; 95/[.F145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5</text:p>
          </table:table-cell>
          <table:table-cell office:value-type="float" office:value="21" calcext:value-type="float">
            <text:p>21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1456]=1; 50; IF([.F1456]&lt;1; 0; 110));&quot;, 80%, &quot;; TEXT(IF([.F1456]&lt;1; [.F1456]*95; IF([.F1456]&gt;1; 95/[.F1456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6</text:p>
          </table:table-cell>
          <table:table-cell office:value-type="float" office:value="80" calcext:value-type="float">
            <text:p>80</text:p>
          </table:table-cell>
          <table:table-cell office:value-type="float" office:value="0.363636363636364" calcext:value-type="float">
            <text:p>0.36</text:p>
          </table:table-cell>
          <table:table-cell table:formula="of:=CONCATENATE(&quot;hsla(&quot;; IF([.F1457]=1; 50; IF([.F1457]&lt;1; 0; 110));&quot;, 80%, &quot;; TEXT(IF([.F1457]&lt;1; [.F1457]*95; IF([.F1457]&gt;1; 95/[.F1457];70));&quot;###.##&quot;);&quot;%, 1.0)&quot;)" office:value-type="string" office:string-value="hsla(0, 80%, 34.55%, 1.0)" calcext:value-type="string">
            <text:p>hsla(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7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458]=1; 50; IF([.F1458]&lt;1; 0; 110));&quot;, 80%, &quot;; TEXT(IF([.F1458]&lt;1; [.F1458]*95; IF([.F1458]&gt;1; 95/[.F1458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Ether lipid metabolism</text:p>
          </table:table-cell>
          <table:table-cell table:style-name="ce1" office:value-type="string" calcext:value-type="string">
            <text:p>Gene1458</text:p>
          </table:table-cell>
          <table:table-cell office:value-type="float" office:value="25" calcext:value-type="float">
            <text:p>25</text:p>
          </table:table-cell>
          <table:table-cell office:value-type="float" office:value="0.633333333333333" calcext:value-type="float">
            <text:p>0.63</text:p>
          </table:table-cell>
          <table:table-cell table:formula="of:=CONCATENATE(&quot;hsla(&quot;; IF([.F1459]=1; 50; IF([.F1459]&lt;1; 0; 110));&quot;, 80%, &quot;; TEXT(IF([.F1459]&lt;1; [.F1459]*95; IF([.F1459]&gt;1; 95/[.F1459];70));&quot;###.##&quot;);&quot;%, 1.0)&quot;)" office:value-type="string" office:string-value="hsla(0, 80%, 60.17%, 1.0)" calcext:value-type="string">
            <text:p>hsla(0, 80%, 60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59</text:p>
          </table:table-cell>
          <table:table-cell office:value-type="float" office:value="19" calcext:value-type="float">
            <text:p>19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460]=1; 50; IF([.F1460]&lt;1; 0; 110));&quot;, 80%, &quot;; TEXT(IF([.F1460]&lt;1; [.F1460]*95; IF([.F1460]&gt;1; 95/[.F1460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0</text:p>
          </table:table-cell>
          <table:table-cell office:value-type="float" office:value="202" calcext:value-type="float">
            <text:p>202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1461]=1; 50; IF([.F1461]&lt;1; 0; 110));&quot;, 80%, &quot;; TEXT(IF([.F1461]&lt;1; [.F1461]*95; IF([.F1461]&gt;1; 95/[.F1461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1</text:p>
          </table:table-cell>
          <table:table-cell office:value-type="float" office:value="109" calcext:value-type="float">
            <text:p>109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462]=1; 50; IF([.F1462]&lt;1; 0; 110));&quot;, 80%, &quot;; TEXT(IF([.F1462]&lt;1; [.F1462]*95; IF([.F1462]&gt;1; 95/[.F1462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2</text:p>
          </table:table-cell>
          <table:table-cell office:value-type="float" office:value="59" calcext:value-type="float">
            <text:p>59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463]=1; 50; IF([.F1463]&lt;1; 0; 110));&quot;, 80%, &quot;; TEXT(IF([.F1463]&lt;1; [.F1463]*95; IF([.F1463]&gt;1; 95/[.F1463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3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64]=1; 50; IF([.F1464]&lt;1; 0; 110));&quot;, 80%, &quot;; TEXT(IF([.F1464]&lt;1; [.F1464]*95; IF([.F1464]&gt;1; 95/[.F146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table:style-name="ce1" office:value-type="string" calcext:value-type="string">
            <text:p>Gene1464</text:p>
          </table:table-cell>
          <table:table-cell office:value-type="float" office:value="12" calcext:value-type="float">
            <text:p>12</text:p>
          </table:table-cell>
          <table:table-cell office:value-type="float" office:value="0.307692307692308" calcext:value-type="float">
            <text:p>0.31</text:p>
          </table:table-cell>
          <table:table-cell table:formula="of:=CONCATENATE(&quot;hsla(&quot;; IF([.F1465]=1; 50; IF([.F1465]&lt;1; 0; 110));&quot;, 80%, &quot;; TEXT(IF([.F1465]&lt;1; [.F1465]*95; IF([.F1465]&gt;1; 95/[.F1465];70));&quot;###.##&quot;);&quot;%, 1.0)&quot;)" office:value-type="string" office:string-value="hsla(0, 80%, 29.23%, 1.0)" calcext:value-type="string">
            <text:p>hsla(0, 80%, 29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5</text:p>
          </table:table-cell>
          <table:table-cell office:value-type="float" office:value="119" calcext:value-type="float">
            <text:p>119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1466]=1; 50; IF([.F1466]&lt;1; 0; 110));&quot;, 80%, &quot;; TEXT(IF([.F1466]&lt;1; [.F1466]*95; IF([.F1466]&gt;1; 95/[.F1466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6</text:p>
          </table:table-cell>
          <table:table-cell office:value-type="float" office:value="8" calcext:value-type="float">
            <text:p>8</text:p>
          </table:table-cell>
          <table:table-cell office:value-type="float" office:value="0.545454545454545" calcext:value-type="float">
            <text:p>0.55</text:p>
          </table:table-cell>
          <table:table-cell table:formula="of:=CONCATENATE(&quot;hsla(&quot;; IF([.F1467]=1; 50; IF([.F1467]&lt;1; 0; 110));&quot;, 80%, &quot;; TEXT(IF([.F1467]&lt;1; [.F1467]*95; IF([.F1467]&gt;1; 95/[.F1467];70));&quot;###.##&quot;);&quot;%, 1.0)&quot;)" office:value-type="string" office:string-value="hsla(0, 80%, 51.82%, 1.0)" calcext:value-type="string">
            <text:p>hsla(0, 80%, 51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7</text:p>
          </table:table-cell>
          <table:table-cell office:value-type="float" office:value="104" calcext:value-type="float">
            <text:p>104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468]=1; 50; IF([.F1468]&lt;1; 0; 110));&quot;, 80%, &quot;; TEXT(IF([.F1468]&lt;1; [.F1468]*95; IF([.F1468]&gt;1; 95/[.F1468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8</text:p>
          </table:table-cell>
          <table:table-cell office:value-type="float" office:value="15" calcext:value-type="float">
            <text:p>15</text:p>
          </table:table-cell>
          <table:table-cell office:value-type="float" office:value="3.27777777777778" calcext:value-type="float">
            <text:p>3.28</text:p>
          </table:table-cell>
          <table:table-cell table:formula="of:=CONCATENATE(&quot;hsla(&quot;; IF([.F1469]=1; 50; IF([.F1469]&lt;1; 0; 110));&quot;, 80%, &quot;; TEXT(IF([.F1469]&lt;1; [.F1469]*95; IF([.F1469]&gt;1; 95/[.F1469];70));&quot;###.##&quot;);&quot;%, 1.0)&quot;)" office:value-type="string" office:string-value="hsla(110, 80%, 28.98%, 1.0)" calcext:value-type="string">
            <text:p>hsla(110, 80%, 28.9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69</text:p>
          </table:table-cell>
          <table:table-cell office:value-type="float" office:value="9" calcext:value-type="float">
            <text:p>9</text:p>
          </table:table-cell>
          <table:table-cell office:value-type="float" office:value="1.35" calcext:value-type="float">
            <text:p>1.35</text:p>
          </table:table-cell>
          <table:table-cell table:formula="of:=CONCATENATE(&quot;hsla(&quot;; IF([.F1470]=1; 50; IF([.F1470]&lt;1; 0; 110));&quot;, 80%, &quot;; TEXT(IF([.F1470]&lt;1; [.F1470]*95; IF([.F1470]&gt;1; 95/[.F1470];70));&quot;###.##&quot;);&quot;%, 1.0)&quot;)" office:value-type="string" office:string-value="hsla(110, 80%, 70.37%, 1.0)" calcext:value-type="string">
            <text:p>hsla(110, 80%, 70.3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70</text:p>
          </table:table-cell>
          <table:table-cell office:value-type="float" office:value="258" calcext:value-type="float">
            <text:p>258</text:p>
          </table:table-cell>
          <table:table-cell office:value-type="float" office:value="0.7" calcext:value-type="float">
            <text:p>0.7</text:p>
          </table:table-cell>
          <table:table-cell table:formula="of:=CONCATENATE(&quot;hsla(&quot;; IF([.F1471]=1; 50; IF([.F1471]&lt;1; 0; 110));&quot;, 80%, &quot;; TEXT(IF([.F1471]&lt;1; [.F1471]*95; IF([.F1471]&gt;1; 95/[.F1471];70));&quot;###.##&quot;);&quot;%, 1.0)&quot;)" office:value-type="string" office:string-value="hsla(0, 80%, 66.5%, 1.0)" calcext:value-type="string">
            <text:p>hsla(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71</text:p>
          </table:table-cell>
          <table:table-cell office:value-type="float" office:value="23" calcext:value-type="float">
            <text:p>23</text:p>
          </table:table-cell>
          <table:table-cell office:value-type="float" office:value="1.32758620689655" calcext:value-type="float">
            <text:p>1.33</text:p>
          </table:table-cell>
          <table:table-cell table:formula="of:=CONCATENATE(&quot;hsla(&quot;; IF([.F1472]=1; 50; IF([.F1472]&lt;1; 0; 110));&quot;, 80%, &quot;; TEXT(IF([.F1472]&lt;1; [.F1472]*95; IF([.F1472]&gt;1; 95/[.F1472];70));&quot;###.##&quot;);&quot;%, 1.0)&quot;)" office:value-type="string" office:string-value="hsla(110, 80%, 71.56%, 1.0)" calcext:value-type="string">
            <text:p>hsla(110, 80%, 71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degradation</text:p>
          </table:table-cell>
          <table:table-cell table:style-name="ce1" office:value-type="string" calcext:value-type="string">
            <text:p>Gene1472</text:p>
          </table:table-cell>
          <table:table-cell office:value-type="float" office:value="57" calcext:value-type="float">
            <text:p>57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1473]=1; 50; IF([.F1473]&lt;1; 0; 110));&quot;, 80%, &quot;; TEXT(IF([.F1473]&lt;1; [.F1473]*95; IF([.F1473]&gt;1; 95/[.F1473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3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474]=1; 50; IF([.F1474]&lt;1; 0; 110));&quot;, 80%, &quot;; TEXT(IF([.F1474]&lt;1; [.F1474]*95; IF([.F1474]&gt;1; 95/[.F147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4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475]=1; 50; IF([.F1475]&lt;1; 0; 110));&quot;, 80%, &quot;; TEXT(IF([.F1475]&lt;1; [.F1475]*95; IF([.F1475]&gt;1; 95/[.F1475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5</text:p>
          </table:table-cell>
          <table:table-cell office:value-type="float" office:value="14" calcext:value-type="float">
            <text:p>14</text:p>
          </table:table-cell>
          <table:table-cell office:value-type="float" office:value="1.95454545454545" calcext:value-type="float">
            <text:p>1.95</text:p>
          </table:table-cell>
          <table:table-cell table:formula="of:=CONCATENATE(&quot;hsla(&quot;; IF([.F1476]=1; 50; IF([.F1476]&lt;1; 0; 110));&quot;, 80%, &quot;; TEXT(IF([.F1476]&lt;1; [.F1476]*95; IF([.F1476]&gt;1; 95/[.F1476];70));&quot;###.##&quot;);&quot;%, 1.0)&quot;)" office:value-type="string" office:string-value="hsla(110, 80%, 48.6%, 1.0)" calcext:value-type="string">
            <text:p>hsla(110, 80%, 48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6</text:p>
          </table:table-cell>
          <table:table-cell office:value-type="float" office:value="56" calcext:value-type="float">
            <text:p>56</text:p>
          </table:table-cell>
          <table:table-cell office:value-type="float" office:value="0.72" calcext:value-type="float">
            <text:p>0.72</text:p>
          </table:table-cell>
          <table:table-cell table:formula="of:=CONCATENATE(&quot;hsla(&quot;; IF([.F1477]=1; 50; IF([.F1477]&lt;1; 0; 110));&quot;, 80%, &quot;; TEXT(IF([.F1477]&lt;1; [.F1477]*95; IF([.F1477]&gt;1; 95/[.F1477];70));&quot;###.##&quot;);&quot;%, 1.0)&quot;)" office:value-type="string" office:string-value="hsla(0, 80%, 68.4%, 1.0)" calcext:value-type="string">
            <text:p>hsla(0, 80%, 68.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7</text:p>
          </table:table-cell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478]=1; 50; IF([.F1478]&lt;1; 0; 110));&quot;, 80%, &quot;; TEXT(IF([.F1478]&lt;1; [.F1478]*95; IF([.F1478]&gt;1; 95/[.F1478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elongation</text:p>
          </table:table-cell>
          <table:table-cell table:style-name="ce1" office:value-type="string" calcext:value-type="string">
            <text:p>Gene1478</text:p>
          </table:table-cell>
          <table:table-cell office:value-type="float" office:value="70" calcext:value-type="float">
            <text:p>70</text:p>
          </table:table-cell>
          <table:table-cell office:value-type="float" office:value="0.444444444444444" calcext:value-type="float">
            <text:p>0.44</text:p>
          </table:table-cell>
          <table:table-cell table:formula="of:=CONCATENATE(&quot;hsla(&quot;; IF([.F1479]=1; 50; IF([.F1479]&lt;1; 0; 110));&quot;, 80%, &quot;; TEXT(IF([.F1479]&lt;1; [.F1479]*95; IF([.F1479]&gt;1; 95/[.F1479];70));&quot;###.##&quot;);&quot;%, 1.0)&quot;)" office:value-type="string" office:string-value="hsla(0, 80%, 42.22%, 1.0)" calcext:value-type="string">
            <text:p>hsla(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79</text:p>
          </table:table-cell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480]=1; 50; IF([.F1480]&lt;1; 0; 110));&quot;, 80%, &quot;; TEXT(IF([.F1480]&lt;1; [.F1480]*95; IF([.F1480]&gt;1; 95/[.F1480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0</text:p>
          </table:table-cell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481]=1; 50; IF([.F1481]&lt;1; 0; 110));&quot;, 80%, &quot;; TEXT(IF([.F1481]&lt;1; [.F1481]*95; IF([.F1481]&gt;1; 95/[.F1481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1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482]=1; 50; IF([.F1482]&lt;1; 0; 110));&quot;, 80%, &quot;; TEXT(IF([.F1482]&lt;1; [.F1482]*95; IF([.F1482]&gt;1; 95/[.F1482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483]=1; 50; IF([.F1483]&lt;1; 0; 110));&quot;, 80%, &quot;; TEXT(IF([.F1483]&lt;1; [.F1483]*95; IF([.F1483]&gt;1; 95/[.F1483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</text:p>
          </table:table-cell>
          <table:table-cell table:style-name="ce1" office:value-type="string" calcext:value-type="string">
            <text:p>Gene1483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.6</text:p>
          </table:table-cell>
          <table:table-cell table:formula="of:=CONCATENATE(&quot;hsla(&quot;; IF([.F1484]=1; 50; IF([.F1484]&lt;1; 0; 110));&quot;, 80%, &quot;; TEXT(IF([.F1484]&lt;1; [.F1484]*95; IF([.F1484]&gt;1; 95/[.F1484];70));&quot;###.##&quot;);&quot;%, 1.0)&quot;)" office:value-type="string" office:string-value="hsla(110, 80%, 59.38%, 1.0)" calcext:value-type="string">
            <text:p>hsla(11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4</text:p>
          </table:table-cell>
          <table:table-cell office:value-type="float" office:value="229" calcext:value-type="float">
            <text:p>229</text:p>
          </table:table-cell>
          <table:table-cell office:value-type="float" office:value="0.8125" calcext:value-type="float">
            <text:p>0.81</text:p>
          </table:table-cell>
          <table:table-cell table:formula="of:=CONCATENATE(&quot;hsla(&quot;; IF([.F1485]=1; 50; IF([.F1485]&lt;1; 0; 110));&quot;, 80%, &quot;; TEXT(IF([.F1485]&lt;1; [.F1485]*95; IF([.F1485]&gt;1; 95/[.F1485];70));&quot;###.##&quot;);&quot;%, 1.0)&quot;)" office:value-type="string" office:string-value="hsla(0, 80%, 77.19%, 1.0)" calcext:value-type="string">
            <text:p>hsla(0, 80%, 77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5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table:formula="of:=CONCATENATE(&quot;hsla(&quot;; IF([.F1486]=1; 50; IF([.F1486]&lt;1; 0; 110));&quot;, 80%, &quot;; TEXT(IF([.F1486]&lt;1; [.F1486]*95; IF([.F1486]&gt;1; 95/[.F1486];70));&quot;###.##&quot;);&quot;%, 1.0)&quot;)" office:value-type="string" office:string-value="hsla(110, 80%, 50%, 1.0)" calcext:value-type="string">
            <text:p>hsla(110, 80%, 5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6</text:p>
          </table:table-cell>
          <table:table-cell office:value-type="float" office:value="5" calcext:value-type="float">
            <text:p>5</text:p>
          </table:table-cell>
          <table:table-cell office:value-type="float" office:value="0.702127659574468" calcext:value-type="float">
            <text:p>0.7</text:p>
          </table:table-cell>
          <table:table-cell table:formula="of:=CONCATENATE(&quot;hsla(&quot;; IF([.F1487]=1; 50; IF([.F1487]&lt;1; 0; 110));&quot;, 80%, &quot;; TEXT(IF([.F1487]&lt;1; [.F1487]*95; IF([.F1487]&gt;1; 95/[.F1487];70));&quot;###.##&quot;);&quot;%, 1.0)&quot;)" office:value-type="string" office:string-value="hsla(0, 80%, 66.7%, 1.0)" calcext:value-type="string">
            <text:p>hsla(0, 80%, 66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488]=1; 50; IF([.F1488]&lt;1; 0; 110));&quot;, 80%, &quot;; TEXT(IF([.F1488]&lt;1; [.F1488]*95; IF([.F1488]&gt;1; 95/[.F1488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8</text:p>
          </table:table-cell>
          <table:table-cell office:value-type="float" office:value="2" calcext:value-type="float">
            <text:p>2</text:p>
          </table:table-cell>
          <table:table-cell office:value-type="float" office:value="1.06060606060606" calcext:value-type="float">
            <text:p>1.06</text:p>
          </table:table-cell>
          <table:table-cell table:formula="of:=CONCATENATE(&quot;hsla(&quot;; IF([.F1489]=1; 50; IF([.F1489]&lt;1; 0; 110));&quot;, 80%, &quot;; TEXT(IF([.F1489]&lt;1; [.F1489]*95; IF([.F1489]&gt;1; 95/[.F1489];70));&quot;###.##&quot;);&quot;%, 1.0)&quot;)" office:value-type="string" office:string-value="hsla(110, 80%, 89.57%, 1.0)" calcext:value-type="string">
            <text:p>hsla(110, 80%, 89.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89</text:p>
          </table:table-cell>
          <table:table-cell office:value-type="float" office:value="5" calcext:value-type="float">
            <text:p>5</text:p>
          </table:table-cell>
          <table:table-cell office:value-type="float" office:value="1.375" calcext:value-type="float">
            <text:p>1.38</text:p>
          </table:table-cell>
          <table:table-cell table:formula="of:=CONCATENATE(&quot;hsla(&quot;; IF([.F1490]=1; 50; IF([.F1490]&lt;1; 0; 110));&quot;, 80%, &quot;; TEXT(IF([.F1490]&lt;1; [.F1490]*95; IF([.F1490]&gt;1; 95/[.F1490];70));&quot;###.##&quot;);&quot;%, 1.0)&quot;)" office:value-type="string" office:string-value="hsla(110, 80%, 69.09%, 1.0)" calcext:value-type="string">
            <text:p>hsla(11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0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491]=1; 50; IF([.F1491]&lt;1; 0; 110));&quot;, 80%, &quot;; TEXT(IF([.F1491]&lt;1; [.F1491]*95; IF([.F1491]&gt;1; 95/[.F149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1</text:p>
          </table:table-cell>
          <table:table-cell office:value-type="float" office:value="26" calcext:value-type="float">
            <text:p>26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492]=1; 50; IF([.F1492]&lt;1; 0; 110));&quot;, 80%, &quot;; TEXT(IF([.F1492]&lt;1; [.F1492]*95; IF([.F1492]&gt;1; 95/[.F1492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2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493]=1; 50; IF([.F1493]&lt;1; 0; 110));&quot;, 80%, &quot;; TEXT(IF([.F1493]&lt;1; [.F1493]*95; IF([.F1493]&gt;1; 95/[.F1493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3</text:p>
          </table:table-cell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494]=1; 50; IF([.F1494]&lt;1; 0; 110));&quot;, 80%, &quot;; TEXT(IF([.F1494]&lt;1; [.F1494]*95; IF([.F1494]&gt;1; 95/[.F1494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table:style-name="ce1" office:value-type="string" calcext:value-type="string">
            <text:p>Gene1494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495]=1; 50; IF([.F1495]&lt;1; 0; 110));&quot;, 80%, &quot;; TEXT(IF([.F1495]&lt;1; [.F1495]*95; IF([.F1495]&gt;1; 95/[.F1495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5</text:p>
          </table:table-cell>
          <table:table-cell office:value-type="float" office:value="34" calcext:value-type="float">
            <text:p>34</text:p>
          </table:table-cell>
          <table:table-cell office:value-type="float" office:value="0.9375" calcext:value-type="float">
            <text:p>0.94</text:p>
          </table:table-cell>
          <table:table-cell table:formula="of:=CONCATENATE(&quot;hsla(&quot;; IF([.F1496]=1; 50; IF([.F1496]&lt;1; 0; 110));&quot;, 80%, &quot;; TEXT(IF([.F1496]&lt;1; [.F1496]*95; IF([.F1496]&gt;1; 95/[.F1496];70));&quot;###.##&quot;);&quot;%, 1.0)&quot;)" office:value-type="string" office:string-value="hsla(0, 80%, 89.06%, 1.0)" calcext:value-type="string">
            <text:p>hsla(0, 80%, 89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6</text:p>
          </table:table-cell>
          <table:table-cell office:value-type="float" office:value="52" calcext:value-type="float">
            <text:p>52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497]=1; 50; IF([.F1497]&lt;1; 0; 110));&quot;, 80%, &quot;; TEXT(IF([.F1497]&lt;1; [.F1497]*95; IF([.F1497]&gt;1; 95/[.F1497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7</text:p>
          </table:table-cell>
          <table:table-cell office:value-type="float" office:value="474" calcext:value-type="float">
            <text:p>474</text:p>
          </table:table-cell>
          <table:table-cell office:value-type="float" office:value="0.214285714285714" calcext:value-type="float">
            <text:p>0.21</text:p>
          </table:table-cell>
          <table:table-cell table:formula="of:=CONCATENATE(&quot;hsla(&quot;; IF([.F1498]=1; 50; IF([.F1498]&lt;1; 0; 110));&quot;, 80%, &quot;; TEXT(IF([.F1498]&lt;1; [.F1498]*95; IF([.F1498]&gt;1; 95/[.F1498];70));&quot;###.##&quot;);&quot;%, 1.0)&quot;)" office:value-type="string" office:string-value="hsla(0, 80%, 20.36%, 1.0)" calcext:value-type="string">
            <text:p>hsla(0, 80%, 20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Primary bile acid biosynthesis</text:p>
          </table:table-cell>
          <table:table-cell table:style-name="ce1" office:value-type="string" calcext:value-type="string">
            <text:p>Gene1498</text:p>
          </table:table-cell>
          <table:table-cell office:value-type="float" office:value="24" calcext:value-type="float">
            <text:p>24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1499]=1; 50; IF([.F1499]&lt;1; 0; 110));&quot;, 80%, &quot;; TEXT(IF([.F1499]&lt;1; [.F1499]*95; IF([.F1499]&gt;1; 95/[.F1499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499</text:p>
          </table:table-cell>
          <table:table-cell office:value-type="float" office:value="23" calcext:value-type="float">
            <text:p>23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500]=1; 50; IF([.F1500]&lt;1; 0; 110));&quot;, 80%, &quot;; TEXT(IF([.F1500]&lt;1; [.F1500]*95; IF([.F1500]&gt;1; 95/[.F1500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0</text:p>
          </table:table-cell>
          <table:table-cell office:value-type="float" office:value="5" calcext:value-type="float">
            <text:p>5</text:p>
          </table:table-cell>
          <table:table-cell office:value-type="float" office:value="1.375" calcext:value-type="float">
            <text:p>1.38</text:p>
          </table:table-cell>
          <table:table-cell table:formula="of:=CONCATENATE(&quot;hsla(&quot;; IF([.F1501]=1; 50; IF([.F1501]&lt;1; 0; 110));&quot;, 80%, &quot;; TEXT(IF([.F1501]&lt;1; [.F1501]*95; IF([.F1501]&gt;1; 95/[.F1501];70));&quot;###.##&quot;);&quot;%, 1.0)&quot;)" office:value-type="string" office:string-value="hsla(110, 80%, 69.09%, 1.0)" calcext:value-type="string">
            <text:p>hsla(11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1</text:p>
          </table:table-cell>
          <table:table-cell office:value-type="float" office:value="18" calcext:value-type="float">
            <text:p>18</text:p>
          </table:table-cell>
          <table:table-cell office:value-type="float" office:value="0.946666666666667" calcext:value-type="float">
            <text:p>0.95</text:p>
          </table:table-cell>
          <table:table-cell table:formula="of:=CONCATENATE(&quot;hsla(&quot;; IF([.F1502]=1; 50; IF([.F1502]&lt;1; 0; 110));&quot;, 80%, &quot;; TEXT(IF([.F1502]&lt;1; [.F1502]*95; IF([.F1502]&gt;1; 95/[.F1502];70));&quot;###.##&quot;);&quot;%, 1.0)&quot;)" office:value-type="string" office:string-value="hsla(0, 80%, 89.93%, 1.0)" calcext:value-type="string">
            <text:p>hsla(0, 80%, 89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2</text:p>
          </table:table-cell>
          <table:table-cell office:value-type="float" office:value="18" calcext:value-type="float">
            <text:p>18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1503]=1; 50; IF([.F1503]&lt;1; 0; 110));&quot;, 80%, &quot;; TEXT(IF([.F1503]&lt;1; [.F1503]*95; IF([.F1503]&gt;1; 95/[.F1503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phingolipid metabolism</text:p>
          </table:table-cell>
          <table:table-cell table:style-name="ce1" office:value-type="string" calcext:value-type="string">
            <text:p>Gene1503</text:p>
          </table:table-cell>
          <table:table-cell office:value-type="float" office:value="53" calcext:value-type="float">
            <text:p>53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504]=1; 50; IF([.F1504]&lt;1; 0; 110));&quot;, 80%, &quot;; TEXT(IF([.F1504]&lt;1; [.F1504]*95; IF([.F1504]&gt;1; 95/[.F150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4</text:p>
          </table:table-cell>
          <table:table-cell office:value-type="float" office:value="68" calcext:value-type="float">
            <text:p>68</text:p>
          </table:table-cell>
          <table:table-cell office:value-type="float" office:value="1.203125" calcext:value-type="float">
            <text:p>1.2</text:p>
          </table:table-cell>
          <table:table-cell table:formula="of:=CONCATENATE(&quot;hsla(&quot;; IF([.F1505]=1; 50; IF([.F1505]&lt;1; 0; 110));&quot;, 80%, &quot;; TEXT(IF([.F1505]&lt;1; [.F1505]*95; IF([.F1505]&gt;1; 95/[.F1505];70));&quot;###.##&quot;);&quot;%, 1.0)&quot;)" office:value-type="string" office:string-value="hsla(110, 80%, 78.96%, 1.0)" calcext:value-type="string">
            <text:p>hsla(110, 80%, 78.9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5</text:p>
          </table:table-cell>
          <table:table-cell office:value-type="float" office:value="14" calcext:value-type="float">
            <text:p>14</text:p>
          </table:table-cell>
          <table:table-cell office:value-type="float" office:value="0.448275862068966" calcext:value-type="float">
            <text:p>0.45</text:p>
          </table:table-cell>
          <table:table-cell table:formula="of:=CONCATENATE(&quot;hsla(&quot;; IF([.F1506]=1; 50; IF([.F1506]&lt;1; 0; 110));&quot;, 80%, &quot;; TEXT(IF([.F1506]&lt;1; [.F1506]*95; IF([.F1506]&gt;1; 95/[.F1506];70));&quot;###.##&quot;);&quot;%, 1.0)&quot;)" office:value-type="string" office:string-value="hsla(0, 80%, 42.59%, 1.0)" calcext:value-type="string">
            <text:p>hsla(0, 80%, 42.5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6</text:p>
          </table:table-cell>
          <table:table-cell office:value-type="float" office:value="34" calcext:value-type="float">
            <text:p>34</text:p>
          </table:table-cell>
          <table:table-cell office:value-type="float" office:value="0.631578947368421" calcext:value-type="float">
            <text:p>0.63</text:p>
          </table:table-cell>
          <table:table-cell table:formula="of:=CONCATENATE(&quot;hsla(&quot;; IF([.F1507]=1; 50; IF([.F1507]&lt;1; 0; 110));&quot;, 80%, &quot;; TEXT(IF([.F1507]&lt;1; [.F1507]*95; IF([.F1507]&gt;1; 95/[.F1507];70));&quot;###.##&quot;);&quot;%, 1.0)&quot;)" office:value-type="string" office:string-value="hsla(0, 80%, 60%, 1.0)" calcext:value-type="string">
            <text:p>hsla(0, 80%, 6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08]=1; 50; IF([.F1508]&lt;1; 0; 110));&quot;, 80%, &quot;; TEXT(IF([.F1508]&lt;1; [.F1508]*95; IF([.F1508]&gt;1; 95/[.F150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09]=1; 50; IF([.F1509]&lt;1; 0; 110));&quot;, 80%, &quot;; TEXT(IF([.F1509]&lt;1; [.F1509]*95; IF([.F1509]&gt;1; 95/[.F150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biosynthesis</text:p>
          </table:table-cell>
          <table:table-cell table:style-name="ce1" office:value-type="string" calcext:value-type="string">
            <text:p>Gene1509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510]=1; 50; IF([.F1510]&lt;1; 0; 110));&quot;, 80%, &quot;; TEXT(IF([.F1510]&lt;1; [.F1510]*95; IF([.F1510]&gt;1; 95/[.F1510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hormone biosynthesis</text:p>
          </table:table-cell>
          <table:table-cell table:style-name="ce1" office:value-type="string" calcext:value-type="string">
            <text:p>Gene15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11]=1; 50; IF([.F1511]&lt;1; 0; 110));&quot;, 80%, &quot;; TEXT(IF([.F1511]&lt;1; [.F1511]*95; IF([.F1511]&gt;1; 95/[.F151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hormone biosynthesis</text:p>
          </table:table-cell>
          <table:table-cell table:style-name="ce1" office:value-type="string" calcext:value-type="string">
            <text:p>Gene1511</text:p>
          </table:table-cell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512]=1; 50; IF([.F1512]&lt;1; 0; 110));&quot;, 80%, &quot;; TEXT(IF([.F1512]&lt;1; [.F1512]*95; IF([.F1512]&gt;1; 95/[.F1512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teroid hormone biosynthesis</text:p>
          </table:table-cell>
          <table:table-cell table:style-name="ce1" office:value-type="string" calcext:value-type="string">
            <text:p>Gene1512</text:p>
          </table:table-cell>
          <table:table-cell office:value-type="float" office:value="14" calcext:value-type="float">
            <text:p>14</text:p>
          </table:table-cell>
          <table:table-cell office:value-type="float" office:value="1.42857142857143" calcext:value-type="float">
            <text:p>1.43</text:p>
          </table:table-cell>
          <table:table-cell table:formula="of:=CONCATENATE(&quot;hsla(&quot;; IF([.F1513]=1; 50; IF([.F1513]&lt;1; 0; 110));&quot;, 80%, &quot;; TEXT(IF([.F1513]&lt;1; [.F1513]*95; IF([.F1513]&gt;1; 95/[.F1513];70));&quot;###.##&quot;);&quot;%, 1.0)&quot;)" office:value-type="string" office:string-value="hsla(110, 80%, 66.5%, 1.0)" calcext:value-type="string">
            <text:p>hsla(11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14]=1; 50; IF([.F1514]&lt;1; 0; 110));&quot;, 80%, &quot;; TEXT(IF([.F1514]&lt;1; [.F1514]*95; IF([.F1514]&gt;1; 95/[.F151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15]=1; 50; IF([.F1515]&lt;1; 0; 110));&quot;, 80%, &quot;; TEXT(IF([.F1515]&lt;1; [.F1515]*95; IF([.F1515]&gt;1; 95/[.F151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5</text:p>
          </table:table-cell>
          <table:table-cell office:value-type="float" office:value="23" calcext:value-type="float">
            <text:p>23</text:p>
          </table:table-cell>
          <table:table-cell office:value-type="float" office:value="1.39285714285714" calcext:value-type="float">
            <text:p>1.39</text:p>
          </table:table-cell>
          <table:table-cell table:formula="of:=CONCATENATE(&quot;hsla(&quot;; IF([.F1516]=1; 50; IF([.F1516]&lt;1; 0; 110));&quot;, 80%, &quot;; TEXT(IF([.F1516]&lt;1; [.F1516]*95; IF([.F1516]&gt;1; 95/[.F1516];70));&quot;###.##&quot;);&quot;%, 1.0)&quot;)" office:value-type="string" office:string-value="hsla(110, 80%, 68.21%, 1.0)" calcext:value-type="string">
            <text:p>hsla(110, 80%, 6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table:style-name="ce1" office:value-type="string" calcext:value-type="string">
            <text:p>Gene1516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517]=1; 50; IF([.F1517]&lt;1; 0; 110));&quot;, 80%, &quot;; TEXT(IF([.F1517]&lt;1; [.F1517]*95; IF([.F1517]&gt;1; 95/[.F1517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17</text:p>
          </table:table-cell>
          <table:table-cell office:value-type="float" office:value="2" calcext:value-type="float">
            <text:p>2</text:p>
          </table:table-cell>
          <table:table-cell office:value-type="float" office:value="0.944444444444444" calcext:value-type="float">
            <text:p>0.94</text:p>
          </table:table-cell>
          <table:table-cell table:formula="of:=CONCATENATE(&quot;hsla(&quot;; IF([.F1518]=1; 50; IF([.F1518]&lt;1; 0; 110));&quot;, 80%, &quot;; TEXT(IF([.F1518]&lt;1; [.F1518]*95; IF([.F1518]&gt;1; 95/[.F1518];70));&quot;###.##&quot;);&quot;%, 1.0)&quot;)" office:value-type="string" office:string-value="hsla(0, 80%, 89.72%, 1.0)" calcext:value-type="string">
            <text:p>hsla(0, 80%, 89.7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18</text:p>
          </table:table-cell>
          <table:table-cell office:value-type="float" office:value="34" calcext:value-type="float">
            <text:p>34</text:p>
          </table:table-cell>
          <table:table-cell office:value-type="float" office:value="0.744186046511628" calcext:value-type="float">
            <text:p>0.74</text:p>
          </table:table-cell>
          <table:table-cell table:formula="of:=CONCATENATE(&quot;hsla(&quot;; IF([.F1519]=1; 50; IF([.F1519]&lt;1; 0; 110));&quot;, 80%, &quot;; TEXT(IF([.F1519]&lt;1; [.F1519]*95; IF([.F1519]&gt;1; 95/[.F1519];70));&quot;###.##&quot;);&quot;%, 1.0)&quot;)" office:value-type="string" office:string-value="hsla(0, 80%, 70.7%, 1.0)" calcext:value-type="string">
            <text:p>hsla(0, 80%, 70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19</text:p>
          </table:table-cell>
          <table:table-cell office:value-type="float" office:value="9" calcext:value-type="float">
            <text:p>9</text:p>
          </table:table-cell>
          <table:table-cell office:value-type="float" office:value="0.206896551724138" calcext:value-type="float">
            <text:p>0.21</text:p>
          </table:table-cell>
          <table:table-cell table:formula="of:=CONCATENATE(&quot;hsla(&quot;; IF([.F1520]=1; 50; IF([.F1520]&lt;1; 0; 110));&quot;, 80%, &quot;; TEXT(IF([.F1520]&lt;1; [.F1520]*95; IF([.F1520]&gt;1; 95/[.F1520];70));&quot;###.##&quot;);&quot;%, 1.0)&quot;)" office:value-type="string" office:string-value="hsla(0, 80%, 19.66%, 1.0)" calcext:value-type="string">
            <text:p>hsla(0, 80%, 19.6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0</text:p>
          </table:table-cell>
          <table:table-cell office:value-type="float" office:value="6" calcext:value-type="float">
            <text:p>6</text:p>
          </table:table-cell>
          <table:table-cell office:value-type="float" office:value="1.02777777777778" calcext:value-type="float">
            <text:p>1.03</text:p>
          </table:table-cell>
          <table:table-cell table:formula="of:=CONCATENATE(&quot;hsla(&quot;; IF([.F1521]=1; 50; IF([.F1521]&lt;1; 0; 110));&quot;, 80%, &quot;; TEXT(IF([.F1521]&lt;1; [.F1521]*95; IF([.F1521]&gt;1; 95/[.F1521];70));&quot;###.##&quot;);&quot;%, 1.0)&quot;)" office:value-type="string" office:string-value="hsla(110, 80%, 92.43%, 1.0)" calcext:value-type="string">
            <text:p>hsla(110, 80%, 92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1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522]=1; 50; IF([.F1522]&lt;1; 0; 110));&quot;, 80%, &quot;; TEXT(IF([.F1522]&lt;1; [.F1522]*95; IF([.F1522]&gt;1; 95/[.F1522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2</text:p>
          </table:table-cell>
          <table:table-cell office:value-type="float" office:value="6" calcext:value-type="float">
            <text:p>6</text:p>
          </table:table-cell>
          <table:table-cell office:value-type="float" office:value="1.2972972972973" calcext:value-type="float">
            <text:p>1.3</text:p>
          </table:table-cell>
          <table:table-cell table:formula="of:=CONCATENATE(&quot;hsla(&quot;; IF([.F1523]=1; 50; IF([.F1523]&lt;1; 0; 110));&quot;, 80%, &quot;; TEXT(IF([.F1523]&lt;1; [.F1523]*95; IF([.F1523]&gt;1; 95/[.F1523];70));&quot;###.##&quot;);&quot;%, 1.0)&quot;)" office:value-type="string" office:string-value="hsla(110, 80%, 73.23%, 1.0)" calcext:value-type="string">
            <text:p>hsla(110, 80%, 73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24]=1; 50; IF([.F1524]&lt;1; 0; 110));&quot;, 80%, &quot;; TEXT(IF([.F1524]&lt;1; [.F1524]*95; IF([.F1524]&gt;1; 95/[.F152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4</text:p>
          </table:table-cell>
          <table:table-cell office:value-type="float" office:value="33" calcext:value-type="float">
            <text:p>33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1525]=1; 50; IF([.F1525]&lt;1; 0; 110));&quot;, 80%, &quot;; TEXT(IF([.F1525]&lt;1; [.F1525]*95; IF([.F1525]&gt;1; 95/[.F1525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5</text:p>
          </table:table-cell>
          <table:table-cell office:value-type="float" office:value="17" calcext:value-type="float">
            <text:p>17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526]=1; 50; IF([.F1526]&lt;1; 0; 110));&quot;, 80%, &quot;; TEXT(IF([.F1526]&lt;1; [.F1526]*95; IF([.F1526]&gt;1; 95/[.F152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table:style-name="ce1" office:value-type="string" calcext:value-type="string">
            <text:p>Gene15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27]=1; 50; IF([.F1527]&lt;1; 0; 110));&quot;, 80%, &quot;; TEXT(IF([.F1527]&lt;1; [.F1527]*95; IF([.F1527]&gt;1; 95/[.F152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One carbon pool by folate</text:p>
          </table:table-cell>
          <table:table-cell table:style-name="ce1" office:value-type="string" calcext:value-type="string">
            <text:p>Gene1527</text:p>
          </table:table-cell>
          <table:table-cell office:value-type="float" office:value="33" calcext:value-type="float">
            <text:p>33</text:p>
          </table:table-cell>
          <table:table-cell office:value-type="float" office:value="0.641025641025641" calcext:value-type="float">
            <text:p>0.64</text:p>
          </table:table-cell>
          <table:table-cell table:formula="of:=CONCATENATE(&quot;hsla(&quot;; IF([.F1528]=1; 50; IF([.F1528]&lt;1; 0; 110));&quot;, 80%, &quot;; TEXT(IF([.F1528]&lt;1; [.F1528]*95; IF([.F1528]&gt;1; 95/[.F1528];70));&quot;###.##&quot;);&quot;%, 1.0)&quot;)" office:value-type="string" office:string-value="hsla(0, 80%, 60.9%, 1.0)" calcext:value-type="string">
            <text:p>hsla(0, 80%, 60.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One carbon pool by folate</text:p>
          </table:table-cell>
          <table:table-cell table:style-name="ce1" office:value-type="string" calcext:value-type="string">
            <text:p>Gene1528</text:p>
          </table:table-cell>
          <table:table-cell office:value-type="float" office:value="2" calcext:value-type="float">
            <text:p>2</text:p>
          </table:table-cell>
          <table:table-cell office:value-type="float" office:value="1.47619047619048" calcext:value-type="float">
            <text:p>1.48</text:p>
          </table:table-cell>
          <table:table-cell table:formula="of:=CONCATENATE(&quot;hsla(&quot;; IF([.F1529]=1; 50; IF([.F1529]&lt;1; 0; 110));&quot;, 80%, &quot;; TEXT(IF([.F1529]&lt;1; [.F1529]*95; IF([.F1529]&gt;1; 95/[.F1529];70));&quot;###.##&quot;);&quot;%, 1.0)&quot;)" office:value-type="string" office:string-value="hsla(110, 80%, 64.35%, 1.0)" calcext:value-type="string">
            <text:p>hsla(110, 80%, 64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One carbon pool by folate</text:p>
          </table:table-cell>
          <table:table-cell table:style-name="ce1" office:value-type="string" calcext:value-type="string">
            <text:p>Gene1529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530]=1; 50; IF([.F1530]&lt;1; 0; 110));&quot;, 80%, &quot;; TEXT(IF([.F1530]&lt;1; [.F1530]*95; IF([.F1530]&gt;1; 95/[.F1530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0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3</text:p>
          </table:table-cell>
          <table:table-cell table:formula="of:=CONCATENATE(&quot;hsla(&quot;; IF([.F1531]=1; 50; IF([.F1531]&lt;1; 0; 110));&quot;, 80%, &quot;; TEXT(IF([.F1531]&lt;1; [.F1531]*95; IF([.F1531]&gt;1; 95/[.F1531];70));&quot;###.##&quot;);&quot;%, 1.0)&quot;)" office:value-type="string" office:string-value="hsla(110, 80%, 58.46%, 1.0)" calcext:value-type="string">
            <text:p>hsla(110, 80%, 58.4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532]=1; 50; IF([.F1532]&lt;1; 0; 110));&quot;, 80%, &quot;; TEXT(IF([.F1532]&lt;1; [.F1532]*95; IF([.F1532]&gt;1; 95/[.F153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33]=1; 50; IF([.F1533]&lt;1; 0; 110));&quot;, 80%, &quot;; TEXT(IF([.F1533]&lt;1; [.F1533]*95; IF([.F1533]&gt;1; 95/[.F153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table:style-name="ce1" office:value-type="string" calcext:value-type="string">
            <text:p>Gene1533</text:p>
          </table:table-cell>
          <table:table-cell office:value-type="float" office:value="5" calcext:value-type="float">
            <text:p>5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534]=1; 50; IF([.F1534]&lt;1; 0; 110));&quot;, 80%, &quot;; TEXT(IF([.F1534]&lt;1; [.F1534]*95; IF([.F1534]&gt;1; 95/[.F153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4</text:p>
          </table:table-cell>
          <table:table-cell office:value-type="float" office:value="34" calcext:value-type="float">
            <text:p>34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1535]=1; 50; IF([.F1535]&lt;1; 0; 110));&quot;, 80%, &quot;; TEXT(IF([.F1535]&lt;1; [.F1535]*95; IF([.F1535]&gt;1; 95/[.F1535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5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36]=1; 50; IF([.F1536]&lt;1; 0; 110));&quot;, 80%, &quot;; TEXT(IF([.F1536]&lt;1; [.F1536]*95; IF([.F1536]&gt;1; 95/[.F153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37]=1; 50; IF([.F1537]&lt;1; 0; 110));&quot;, 80%, &quot;; TEXT(IF([.F1537]&lt;1; [.F1537]*95; IF([.F1537]&gt;1; 95/[.F153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7</text:p>
          </table:table-cell>
          <table:table-cell office:value-type="float" office:value="254" calcext:value-type="float">
            <text:p>254</text:p>
          </table:table-cell>
          <table:table-cell office:value-type="float" office:value="0.816326530612245" calcext:value-type="float">
            <text:p>0.82</text:p>
          </table:table-cell>
          <table:table-cell table:formula="of:=CONCATENATE(&quot;hsla(&quot;; IF([.F1538]=1; 50; IF([.F1538]&lt;1; 0; 110));&quot;, 80%, &quot;; TEXT(IF([.F1538]&lt;1; [.F1538]*95; IF([.F1538]&gt;1; 95/[.F1538];70));&quot;###.##&quot;);&quot;%, 1.0)&quot;)" office:value-type="string" office:string-value="hsla(0, 80%, 77.55%, 1.0)" calcext:value-type="string">
            <text:p>hsla(0, 80%, 77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8</text:p>
          </table:table-cell>
          <table:table-cell office:value-type="float" office:value="12" calcext:value-type="float">
            <text:p>12</text:p>
          </table:table-cell>
          <table:table-cell office:value-type="float" office:value="2.33333333333333" calcext:value-type="float">
            <text:p>2.33</text:p>
          </table:table-cell>
          <table:table-cell table:formula="of:=CONCATENATE(&quot;hsla(&quot;; IF([.F1539]=1; 50; IF([.F1539]&lt;1; 0; 110));&quot;, 80%, &quot;; TEXT(IF([.F1539]&lt;1; [.F1539]*95; IF([.F1539]&gt;1; 95/[.F1539];70));&quot;###.##&quot;);&quot;%, 1.0)&quot;)" office:value-type="string" office:string-value="hsla(110, 80%, 40.71%, 1.0)" calcext:value-type="string">
            <text:p>hsla(11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39</text:p>
          </table:table-cell>
          <table:table-cell office:value-type="float" office:value="15" calcext:value-type="float">
            <text:p>15</text:p>
          </table:table-cell>
          <table:table-cell office:value-type="float" office:value="0.630434782608696" calcext:value-type="float">
            <text:p>0.63</text:p>
          </table:table-cell>
          <table:table-cell table:formula="of:=CONCATENATE(&quot;hsla(&quot;; IF([.F1540]=1; 50; IF([.F1540]&lt;1; 0; 110));&quot;, 80%, &quot;; TEXT(IF([.F1540]&lt;1; [.F1540]*95; IF([.F1540]&gt;1; 95/[.F1540];70));&quot;###.##&quot;);&quot;%, 1.0)&quot;)" office:value-type="string" office:string-value="hsla(0, 80%, 59.89%, 1.0)" calcext:value-type="string">
            <text:p>hsla(0, 80%, 59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0</text:p>
          </table:table-cell>
          <table:table-cell office:value-type="float" office:value="61" calcext:value-type="float">
            <text:p>61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541]=1; 50; IF([.F1541]&lt;1; 0; 110));&quot;, 80%, &quot;; TEXT(IF([.F1541]&lt;1; [.F1541]*95; IF([.F1541]&gt;1; 95/[.F1541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42]=1; 50; IF([.F1542]&lt;1; 0; 110));&quot;, 80%, &quot;; TEXT(IF([.F1542]&lt;1; [.F1542]*95; IF([.F1542]&gt;1; 95/[.F154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2</text:p>
          </table:table-cell>
          <table:table-cell office:value-type="float" office:value="21" calcext:value-type="float">
            <text:p>21</text:p>
          </table:table-cell>
          <table:table-cell office:value-type="float" office:value="0.470588235294118" calcext:value-type="float">
            <text:p>0.47</text:p>
          </table:table-cell>
          <table:table-cell table:formula="of:=CONCATENATE(&quot;hsla(&quot;; IF([.F1543]=1; 50; IF([.F1543]&lt;1; 0; 110));&quot;, 80%, &quot;; TEXT(IF([.F1543]&lt;1; [.F1543]*95; IF([.F1543]&gt;1; 95/[.F1543];70));&quot;###.##&quot;);&quot;%, 1.0)&quot;)" office:value-type="string" office:string-value="hsla(0, 80%, 44.71%, 1.0)" calcext:value-type="string">
            <text:p>hsla(0, 80%, 44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3</text:p>
          </table:table-cell>
          <table:table-cell office:value-type="float" office:value="18" calcext:value-type="float">
            <text:p>18</text:p>
          </table:table-cell>
          <table:table-cell office:value-type="float" office:value="1.88679245283019" calcext:value-type="float">
            <text:p>1.89</text:p>
          </table:table-cell>
          <table:table-cell table:formula="of:=CONCATENATE(&quot;hsla(&quot;; IF([.F1544]=1; 50; IF([.F1544]&lt;1; 0; 110));&quot;, 80%, &quot;; TEXT(IF([.F1544]&lt;1; [.F1544]*95; IF([.F1544]&gt;1; 95/[.F1544];70));&quot;###.##&quot;);&quot;%, 1.0)&quot;)" office:value-type="string" office:string-value="hsla(110, 80%, 50.35%, 1.0)" calcext:value-type="string">
            <text:p>hsla(110, 80%, 50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4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45]=1; 50; IF([.F1545]&lt;1; 0; 110));&quot;, 80%, &quot;; TEXT(IF([.F1545]&lt;1; [.F1545]*95; IF([.F1545]&gt;1; 95/[.F154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orphyrin and chlorophyll metabolism</text:p>
          </table:table-cell>
          <table:table-cell table:style-name="ce1" office:value-type="string" calcext:value-type="string">
            <text:p>Gene1545</text:p>
          </table:table-cell>
          <table:table-cell office:value-type="float" office:value="325" calcext:value-type="float">
            <text:p>325</text:p>
          </table:table-cell>
          <table:table-cell office:value-type="float" office:value="0.523809523809524" calcext:value-type="float">
            <text:p>0.52</text:p>
          </table:table-cell>
          <table:table-cell table:formula="of:=CONCATENATE(&quot;hsla(&quot;; IF([.F1546]=1; 50; IF([.F1546]&lt;1; 0; 110));&quot;, 80%, &quot;; TEXT(IF([.F1546]&lt;1; [.F1546]*95; IF([.F1546]&gt;1; 95/[.F1546];70));&quot;###.##&quot;);&quot;%, 1.0)&quot;)" office:value-type="string" office:string-value="hsla(0, 80%, 49.76%, 1.0)" calcext:value-type="string">
            <text:p>hsla(0, 80%, 49.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6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547]=1; 50; IF([.F1547]&lt;1; 0; 110));&quot;, 80%, &quot;; TEXT(IF([.F1547]&lt;1; [.F1547]*95; IF([.F1547]&gt;1; 95/[.F1547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7</text:p>
          </table:table-cell>
          <table:table-cell office:value-type="float" office:value="75" calcext:value-type="float">
            <text:p>75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1548]=1; 50; IF([.F1548]&lt;1; 0; 110));&quot;, 80%, &quot;; TEXT(IF([.F1548]&lt;1; [.F1548]*95; IF([.F1548]&gt;1; 95/[.F1548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8</text:p>
          </table:table-cell>
          <table:table-cell office:value-type="float" office:value="94" calcext:value-type="float">
            <text:p>94</text:p>
          </table:table-cell>
          <table:table-cell office:value-type="float" office:value="0.785714285714286" calcext:value-type="float">
            <text:p>0.79</text:p>
          </table:table-cell>
          <table:table-cell table:formula="of:=CONCATENATE(&quot;hsla(&quot;; IF([.F1549]=1; 50; IF([.F1549]&lt;1; 0; 110));&quot;, 80%, &quot;; TEXT(IF([.F1549]&lt;1; [.F1549]*95; IF([.F1549]&gt;1; 95/[.F1549];70));&quot;###.##&quot;);&quot;%, 1.0)&quot;)" office:value-type="string" office:string-value="hsla(0, 80%, 74.64%, 1.0)" calcext:value-type="string">
            <text:p>hsla(0, 80%, 74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49</text:p>
          </table:table-cell>
          <table:table-cell office:value-type="float" office:value="4" calcext:value-type="float">
            <text:p>4</text:p>
          </table:table-cell>
          <table:table-cell office:value-type="float" office:value="0.907407407407407" calcext:value-type="float">
            <text:p>0.91</text:p>
          </table:table-cell>
          <table:table-cell table:formula="of:=CONCATENATE(&quot;hsla(&quot;; IF([.F1550]=1; 50; IF([.F1550]&lt;1; 0; 110));&quot;, 80%, &quot;; TEXT(IF([.F1550]&lt;1; [.F1550]*95; IF([.F1550]&gt;1; 95/[.F1550];70));&quot;###.##&quot;);&quot;%, 1.0)&quot;)" office:value-type="string" office:string-value="hsla(0, 80%, 86.2%, 1.0)" calcext:value-type="string">
            <text:p>hsla(0, 80%, 86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etinol metabolism</text:p>
          </table:table-cell>
          <table:table-cell table:style-name="ce1" office:value-type="string" calcext:value-type="string">
            <text:p>Gene1550</text:p>
          </table:table-cell>
          <table:table-cell office:value-type="float" office:value="44" calcext:value-type="float">
            <text:p>44</text:p>
          </table:table-cell>
          <table:table-cell office:value-type="float" office:value="2.16666666666667" calcext:value-type="float">
            <text:p>2.17</text:p>
          </table:table-cell>
          <table:table-cell table:formula="of:=CONCATENATE(&quot;hsla(&quot;; IF([.F1551]=1; 50; IF([.F1551]&lt;1; 0; 110));&quot;, 80%, &quot;; TEXT(IF([.F1551]&lt;1; [.F1551]*95; IF([.F1551]&gt;1; 95/[.F1551];70));&quot;###.##&quot;);&quot;%, 1.0)&quot;)" office:value-type="string" office:string-value="hsla(110, 80%, 43.85%, 1.0)" calcext:value-type="string">
            <text:p>hsla(110, 80%, 43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iboflavin metabolism</text:p>
          </table:table-cell>
          <table:table-cell table:style-name="ce1" office:value-type="string" calcext:value-type="string">
            <text:p>Gene1551</text:p>
          </table:table-cell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552]=1; 50; IF([.F1552]&lt;1; 0; 110));&quot;, 80%, &quot;; TEXT(IF([.F1552]&lt;1; [.F1552]*95; IF([.F1552]&gt;1; 95/[.F1552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Thiamine metabolism</text:p>
          </table:table-cell>
          <table:table-cell table:style-name="ce1" office:value-type="string" calcext:value-type="string">
            <text:p>Gene1552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553]=1; 50; IF([.F1553]&lt;1; 0; 110));&quot;, 80%, &quot;; TEXT(IF([.F1553]&lt;1; [.F1553]*95; IF([.F1553]&gt;1; 95/[.F1553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Thiamine metabolism</text:p>
          </table:table-cell>
          <table:table-cell table:style-name="ce1" office:value-type="string" calcext:value-type="string">
            <text:p>Gene1553</text:p>
          </table:table-cell>
          <table:table-cell office:value-type="float" office:value="25" calcext:value-type="float">
            <text:p>25</text:p>
          </table:table-cell>
          <table:table-cell office:value-type="float" office:value="0.538461538461538" calcext:value-type="float">
            <text:p>0.54</text:p>
          </table:table-cell>
          <table:table-cell table:formula="of:=CONCATENATE(&quot;hsla(&quot;; IF([.F1554]=1; 50; IF([.F1554]&lt;1; 0; 110));&quot;, 80%, &quot;; TEXT(IF([.F1554]&lt;1; [.F1554]*95; IF([.F1554]&gt;1; 95/[.F1554];70));&quot;###.##&quot;);&quot;%, 1.0)&quot;)" office:value-type="string" office:string-value="hsla(0, 80%, 51.15%, 1.0)" calcext:value-type="string">
            <text:p>hsla(0, 80%, 51.1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Thiamine metabolism</text:p>
          </table:table-cell>
          <table:table-cell table:style-name="ce1" office:value-type="string" calcext:value-type="string">
            <text:p>Gene1554</text:p>
          </table:table-cell>
          <table:table-cell office:value-type="float" office:value="7" calcext:value-type="float">
            <text:p>7</text:p>
          </table:table-cell>
          <table:table-cell office:value-type="float" office:value="1.57142857142857" calcext:value-type="float">
            <text:p>1.57</text:p>
          </table:table-cell>
          <table:table-cell table:formula="of:=CONCATENATE(&quot;hsla(&quot;; IF([.F1555]=1; 50; IF([.F1555]&lt;1; 0; 110));&quot;, 80%, &quot;; TEXT(IF([.F1555]&lt;1; [.F1555]*95; IF([.F1555]&gt;1; 95/[.F1555];70));&quot;###.##&quot;);&quot;%, 1.0)&quot;)" office:value-type="string" office:string-value="hsla(110, 80%, 60.45%, 1.0)" calcext:value-type="string">
            <text:p>hsla(11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5</text:p>
          </table:table-cell>
          <table:table-cell office:value-type="float" office:value="22" calcext:value-type="float">
            <text:p>22</text:p>
          </table:table-cell>
          <table:table-cell office:value-type="float" office:value="0.416666666666667" calcext:value-type="float">
            <text:p>0.42</text:p>
          </table:table-cell>
          <table:table-cell table:formula="of:=CONCATENATE(&quot;hsla(&quot;; IF([.F1556]=1; 50; IF([.F1556]&lt;1; 0; 110));&quot;, 80%, &quot;; TEXT(IF([.F1556]&lt;1; [.F1556]*95; IF([.F1556]&gt;1; 95/[.F1556];70));&quot;###.##&quot;);&quot;%, 1.0)&quot;)" office:value-type="string" office:string-value="hsla(0, 80%, 39.58%, 1.0)" calcext:value-type="string">
            <text:p>hsla(0, 80%, 39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6</text:p>
          </table:table-cell>
          <table:table-cell office:value-type="float" office:value="337" calcext:value-type="float">
            <text:p>337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1557]=1; 50; IF([.F1557]&lt;1; 0; 110));&quot;, 80%, &quot;; TEXT(IF([.F1557]&lt;1; [.F1557]*95; IF([.F1557]&gt;1; 95/[.F1557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7</text:p>
          </table:table-cell>
          <table:table-cell office:value-type="float" office:value="28" calcext:value-type="float">
            <text:p>28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558]=1; 50; IF([.F1558]&lt;1; 0; 110));&quot;, 80%, &quot;; TEXT(IF([.F1558]&lt;1; [.F1558]*95; IF([.F1558]&gt;1; 95/[.F1558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8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59]=1; 50; IF([.F1559]&lt;1; 0; 110));&quot;, 80%, &quot;; TEXT(IF([.F1559]&lt;1; [.F1559]*95; IF([.F1559]&gt;1; 95/[.F155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Ubiquinone and other terpenoid-quinone biosynthesis</text:p>
          </table:table-cell>
          <table:table-cell table:style-name="ce1" office:value-type="string" calcext:value-type="string">
            <text:p>Gene1559</text:p>
          </table:table-cell>
          <table:table-cell office:value-type="float" office:value="18" calcext:value-type="float">
            <text:p>18</text:p>
          </table:table-cell>
          <table:table-cell office:value-type="float" office:value="0.769230769230769" calcext:value-type="float">
            <text:p>0.77</text:p>
          </table:table-cell>
          <table:table-cell table:formula="of:=CONCATENATE(&quot;hsla(&quot;; IF([.F1560]=1; 50; IF([.F1560]&lt;1; 0; 110));&quot;, 80%, &quot;; TEXT(IF([.F1560]&lt;1; [.F1560]*95; IF([.F1560]&gt;1; 95/[.F1560];70));&quot;###.##&quot;);&quot;%, 1.0)&quot;)" office:value-type="string" office:string-value="hsla(0, 80%, 73.08%, 1.0)" calcext:value-type="string">
            <text:p>hsla(0, 80%, 73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Vitamin B metabolism</text:p>
          </table:table-cell>
          <table:table-cell table:style-name="ce1" office:value-type="string" calcext:value-type="string">
            <text:p>Gene1560</text:p>
          </table:table-cell>
          <table:table-cell office:value-type="float" office:value="9" calcext:value-type="float">
            <text:p>9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561]=1; 50; IF([.F1561]&lt;1; 0; 110));&quot;, 80%, &quot;; TEXT(IF([.F1561]&lt;1; [.F1561]*95; IF([.F1561]&gt;1; 95/[.F1561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Vitamin B metabolism</text:p>
          </table:table-cell>
          <table:table-cell table:style-name="ce1" office:value-type="string" calcext:value-type="string">
            <text:p>Gene15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62]=1; 50; IF([.F1562]&lt;1; 0; 110));&quot;, 80%, &quot;; TEXT(IF([.F1562]&lt;1; [.F1562]*95; IF([.F1562]&gt;1; 95/[.F156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2</text:p>
          </table:table-cell>
          <table:table-cell office:value-type="float" office:value="24" calcext:value-type="float">
            <text:p>24</text:p>
          </table:table-cell>
          <table:table-cell office:value-type="float" office:value="1.07949790794979" calcext:value-type="float">
            <text:p>1.08</text:p>
          </table:table-cell>
          <table:table-cell table:formula="of:=CONCATENATE(&quot;hsla(&quot;; IF([.F1563]=1; 50; IF([.F1563]&lt;1; 0; 110));&quot;, 80%, &quot;; TEXT(IF([.F1563]&lt;1; [.F1563]*95; IF([.F1563]&gt;1; 95/[.F1563];70));&quot;###.##&quot;);&quot;%, 1.0)&quot;)" office:value-type="string" office:string-value="hsla(110, 80%, 88%, 1.0)" calcext:value-type="string">
            <text:p>hsla(110, 80%, 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3</text:p>
          </table:table-cell>
          <table:table-cell office:value-type="float" office:value="8" calcext:value-type="float">
            <text:p>8</text:p>
          </table:table-cell>
          <table:table-cell office:value-type="float" office:value="1.375" calcext:value-type="float">
            <text:p>1.38</text:p>
          </table:table-cell>
          <table:table-cell table:formula="of:=CONCATENATE(&quot;hsla(&quot;; IF([.F1564]=1; 50; IF([.F1564]&lt;1; 0; 110));&quot;, 80%, &quot;; TEXT(IF([.F1564]&lt;1; [.F1564]*95; IF([.F1564]&gt;1; 95/[.F1564];70));&quot;###.##&quot;);&quot;%, 1.0)&quot;)" office:value-type="string" office:string-value="hsla(110, 80%, 69.09%, 1.0)" calcext:value-type="string">
            <text:p>hsla(110, 80%, 69.0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4</text:p>
          </table:table-cell>
          <table:table-cell office:value-type="float" office:value="161" calcext:value-type="float">
            <text:p>161</text:p>
          </table:table-cell>
          <table:table-cell office:value-type="float" office:value="0.939393939393939" calcext:value-type="float">
            <text:p>0.94</text:p>
          </table:table-cell>
          <table:table-cell table:formula="of:=CONCATENATE(&quot;hsla(&quot;; IF([.F1565]=1; 50; IF([.F1565]&lt;1; 0; 110));&quot;, 80%, &quot;; TEXT(IF([.F1565]&lt;1; [.F1565]*95; IF([.F1565]&gt;1; 95/[.F1565];70));&quot;###.##&quot;);&quot;%, 1.0)&quot;)" office:value-type="string" office:string-value="hsla(0, 80%, 89.24%, 1.0)" calcext:value-type="string">
            <text:p>hsla(0, 80%, 89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5</text:p>
          </table:table-cell>
          <table:table-cell office:value-type="float" office:value="9" calcext:value-type="float">
            <text:p>9</text:p>
          </table:table-cell>
          <table:table-cell office:value-type="float" office:value="1.53846153846154" calcext:value-type="float">
            <text:p>1.54</text:p>
          </table:table-cell>
          <table:table-cell table:formula="of:=CONCATENATE(&quot;hsla(&quot;; IF([.F1566]=1; 50; IF([.F1566]&lt;1; 0; 110));&quot;, 80%, &quot;; TEXT(IF([.F1566]&lt;1; [.F1566]*95; IF([.F1566]&gt;1; 95/[.F1566];70));&quot;###.##&quot;);&quot;%, 1.0)&quot;)" office:value-type="string" office:string-value="hsla(110, 80%, 61.75%, 1.0)" calcext:value-type="string">
            <text:p>hsla(110, 80%, 61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6</text:p>
          </table:table-cell>
          <table:table-cell office:value-type="float" office:value="32" calcext:value-type="float">
            <text:p>32</text:p>
          </table:table-cell>
          <table:table-cell office:value-type="float" office:value="0.533333333333333" calcext:value-type="float">
            <text:p>0.53</text:p>
          </table:table-cell>
          <table:table-cell table:formula="of:=CONCATENATE(&quot;hsla(&quot;; IF([.F1567]=1; 50; IF([.F1567]&lt;1; 0; 110));&quot;, 80%, &quot;; TEXT(IF([.F1567]&lt;1; [.F1567]*95; IF([.F1567]&gt;1; 95/[.F1567];70));&quot;###.##&quot;);&quot;%, 1.0)&quot;)" office:value-type="string" office:string-value="hsla(0, 80%, 50.67%, 1.0)" calcext:value-type="string">
            <text:p>hsla(0, 80%, 50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7</text:p>
          </table:table-cell>
          <table:table-cell office:value-type="float" office:value="5" calcext:value-type="float">
            <text:p>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568]=1; 50; IF([.F1568]&lt;1; 0; 110));&quot;, 80%, &quot;; TEXT(IF([.F1568]&lt;1; [.F1568]*95; IF([.F1568]&gt;1; 95/[.F156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8</text:p>
          </table:table-cell>
          <table:table-cell office:value-type="float" office:value="50" calcext:value-type="float">
            <text:p>50</text:p>
          </table:table-cell>
          <table:table-cell office:value-type="float" office:value="0.688888888888889" calcext:value-type="float">
            <text:p>0.69</text:p>
          </table:table-cell>
          <table:table-cell table:formula="of:=CONCATENATE(&quot;hsla(&quot;; IF([.F1569]=1; 50; IF([.F1569]&lt;1; 0; 110));&quot;, 80%, &quot;; TEXT(IF([.F1569]&lt;1; [.F1569]*95; IF([.F1569]&gt;1; 95/[.F1569];70));&quot;###.##&quot;);&quot;%, 1.0)&quot;)" office:value-type="string" office:string-value="hsla(0, 80%, 65.44%, 1.0)" calcext:value-type="string">
            <text:p>hsla(0, 80%, 65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69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70]=1; 50; IF([.F1570]&lt;1; 0; 110));&quot;, 80%, &quot;; TEXT(IF([.F1570]&lt;1; [.F1570]*95; IF([.F1570]&gt;1; 95/[.F157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71]=1; 50; IF([.F1571]&lt;1; 0; 110));&quot;, 80%, &quot;; TEXT(IF([.F1571]&lt;1; [.F1571]*95; IF([.F1571]&gt;1; 95/[.F157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Glutathione metabolism</text:p>
          </table:table-cell>
          <table:table-cell table:style-name="ce1" office:value-type="string" calcext:value-type="string">
            <text:p>Gene15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72]=1; 50; IF([.F1572]&lt;1; 0; 110));&quot;, 80%, &quot;; TEXT(IF([.F1572]&lt;1; [.F1572]*95; IF([.F1572]&gt;1; 95/[.F1572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2</text:p>
          </table:table-cell>
          <table:table-cell office:value-type="float" office:value="20" calcext:value-type="float">
            <text:p>20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573]=1; 50; IF([.F1573]&lt;1; 0; 110));&quot;, 80%, &quot;; TEXT(IF([.F1573]&lt;1; [.F1573]*95; IF([.F1573]&gt;1; 95/[.F1573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3</text:p>
          </table:table-cell>
          <table:table-cell office:value-type="float" office:value="54" calcext:value-type="float">
            <text:p>5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574]=1; 50; IF([.F1574]&lt;1; 0; 110));&quot;, 80%, &quot;; TEXT(IF([.F1574]&lt;1; [.F1574]*95; IF([.F1574]&gt;1; 95/[.F157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4</text:p>
          </table:table-cell>
          <table:table-cell office:value-type="float" office:value="69" calcext:value-type="float">
            <text:p>6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575]=1; 50; IF([.F1575]&lt;1; 0; 110));&quot;, 80%, &quot;; TEXT(IF([.F1575]&lt;1; [.F1575]*95; IF([.F1575]&gt;1; 95/[.F1575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Selenocompound metabolism</text:p>
          </table:table-cell>
          <table:table-cell table:style-name="ce1" office:value-type="string" calcext:value-type="string">
            <text:p>Gene1575</text:p>
          </table:table-cell>
          <table:table-cell office:value-type="float" office:value="69" calcext:value-type="float">
            <text:p>69</text:p>
          </table:table-cell>
          <table:table-cell office:value-type="float" office:value="0.611111111111111" calcext:value-type="float">
            <text:p>0.61</text:p>
          </table:table-cell>
          <table:table-cell table:formula="of:=CONCATENATE(&quot;hsla(&quot;; IF([.F1576]=1; 50; IF([.F1576]&lt;1; 0; 110));&quot;, 80%, &quot;; TEXT(IF([.F1576]&lt;1; [.F1576]*95; IF([.F1576]&gt;1; 95/[.F1576];70));&quot;###.##&quot;);&quot;%, 1.0)&quot;)" office:value-type="string" office:string-value="hsla(0, 80%, 58.06%, 1.0)" calcext:value-type="string">
            <text:p>hsla(0, 80%, 58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Taurine and hypotaurine metabolism</text:p>
          </table:table-cell>
          <table:table-cell table:style-name="ce1" office:value-type="string" calcext:value-type="string">
            <text:p>Gene1576</text:p>
          </table:table-cell>
          <table:table-cell office:value-type="float" office:value="46" calcext:value-type="float">
            <text:p>46</text:p>
          </table:table-cell>
          <table:table-cell office:value-type="float" office:value="1.68333333333333" calcext:value-type="float">
            <text:p>1.68</text:p>
          </table:table-cell>
          <table:table-cell table:formula="of:=CONCATENATE(&quot;hsla(&quot;; IF([.F1577]=1; 50; IF([.F1577]&lt;1; 0; 110));&quot;, 80%, &quot;; TEXT(IF([.F1577]&lt;1; [.F1577]*95; IF([.F1577]&gt;1; 95/[.F1577];70));&quot;###.##&quot;);&quot;%, 1.0)&quot;)" office:value-type="string" office:string-value="hsla(110, 80%, 56.44%, 1.0)" calcext:value-type="string">
            <text:p>hsla(110, 80%, 56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other amino acids</text:p>
          </table:table-cell>
          <table:table-cell office:value-type="string" calcext:value-type="string">
            <text:p>Taurine and hypotaurine metabolism</text:p>
          </table:table-cell>
          <table:table-cell table:style-name="ce1" office:value-type="string" calcext:value-type="string">
            <text:p>Gene1577</text:p>
          </table:table-cell>
          <table:table-cell office:value-type="float" office:value="14" calcext:value-type="float">
            <text:p>14</text:p>
          </table:table-cell>
          <table:table-cell office:value-type="float" office:value="0.69620253164557" calcext:value-type="float">
            <text:p>0.7</text:p>
          </table:table-cell>
          <table:table-cell table:formula="of:=CONCATENATE(&quot;hsla(&quot;; IF([.F1578]=1; 50; IF([.F1578]&lt;1; 0; 110));&quot;, 80%, &quot;; TEXT(IF([.F1578]&lt;1; [.F1578]*95; IF([.F1578]&gt;1; 95/[.F1578];70));&quot;###.##&quot;);&quot;%, 1.0)&quot;)" office:value-type="string" office:string-value="hsla(0, 80%, 66.14%, 1.0)" calcext:value-type="string">
            <text:p>hsla(0, 80%, 6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7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79]=1; 50; IF([.F1579]&lt;1; 0; 110));&quot;, 80%, &quot;; TEXT(IF([.F1579]&lt;1; [.F1579]*95; IF([.F1579]&gt;1; 95/[.F157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79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580]=1; 50; IF([.F1580]&lt;1; 0; 110));&quot;, 80%, &quot;; TEXT(IF([.F1580]&lt;1; [.F1580]*95; IF([.F1580]&gt;1; 95/[.F1580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0</text:p>
          </table:table-cell>
          <table:table-cell office:value-type="float" office:value="5" calcext:value-type="float">
            <text:p>5</text:p>
          </table:table-cell>
          <table:table-cell office:value-type="float" office:value="0.238095238095238" calcext:value-type="float">
            <text:p>0.24</text:p>
          </table:table-cell>
          <table:table-cell table:formula="of:=CONCATENATE(&quot;hsla(&quot;; IF([.F1581]=1; 50; IF([.F1581]&lt;1; 0; 110));&quot;, 80%, &quot;; TEXT(IF([.F1581]&lt;1; [.F1581]*95; IF([.F1581]&gt;1; 95/[.F1581];70));&quot;###.##&quot;);&quot;%, 1.0)&quot;)" office:value-type="string" office:string-value="hsla(0, 80%, 22.62%, 1.0)" calcext:value-type="string">
            <text:p>hsla(0, 80%, 22.6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1</text:p>
          </table:table-cell>
          <table:table-cell office:value-type="float" office:value="6" calcext:value-type="float">
            <text:p>6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1582]=1; 50; IF([.F1582]&lt;1; 0; 110));&quot;, 80%, &quot;; TEXT(IF([.F1582]&lt;1; [.F1582]*95; IF([.F1582]&gt;1; 95/[.F1582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2</text:p>
          </table:table-cell>
          <table:table-cell office:value-type="float" office:value="30" calcext:value-type="float">
            <text:p>30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1583]=1; 50; IF([.F1583]&lt;1; 0; 110));&quot;, 80%, &quot;; TEXT(IF([.F1583]&lt;1; [.F1583]*95; IF([.F1583]&gt;1; 95/[.F1583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Metabolism of terpenoids and polyketides</text:p>
          </table:table-cell>
          <table:table-cell office:value-type="string" calcext:value-type="string">
            <text:p>Terpenoid backbone biosynthesis</text:p>
          </table:table-cell>
          <table:table-cell table:style-name="ce1" office:value-type="string" calcext:value-type="string">
            <text:p>Gene1583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584]=1; 50; IF([.F1584]&lt;1; 0; 110));&quot;, 80%, &quot;; TEXT(IF([.F1584]&lt;1; [.F1584]*95; IF([.F1584]&gt;1; 95/[.F1584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85]=1; 50; IF([.F1585]&lt;1; 0; 110));&quot;, 80%, &quot;; TEXT(IF([.F1585]&lt;1; [.F1585]*95; IF([.F1585]&gt;1; 95/[.F158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586]=1; 50; IF([.F1586]&lt;1; 0; 110));&quot;, 80%, &quot;; TEXT(IF([.F1586]&lt;1; [.F1586]*95; IF([.F1586]&gt;1; 95/[.F1586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6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table:formula="of:=CONCATENATE(&quot;hsla(&quot;; IF([.F1587]=1; 50; IF([.F1587]&lt;1; 0; 110));&quot;, 80%, &quot;; TEXT(IF([.F1587]&lt;1; [.F1587]*95; IF([.F1587]&gt;1; 95/[.F1587];70));&quot;###.##&quot;);&quot;%, 1.0)&quot;)" office:value-type="string" office:string-value="hsla(110, 80%, 73.64%, 1.0)" calcext:value-type="string">
            <text:p>hsla(110, 80%, 73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7</text:p>
          </table:table-cell>
          <table:table-cell office:value-type="float" office:value="5" calcext:value-type="float">
            <text:p>5</text:p>
          </table:table-cell>
          <table:table-cell office:value-type="float" office:value="2.65277777777778" calcext:value-type="float">
            <text:p>2.65</text:p>
          </table:table-cell>
          <table:table-cell table:formula="of:=CONCATENATE(&quot;hsla(&quot;; IF([.F1588]=1; 50; IF([.F1588]&lt;1; 0; 110));&quot;, 80%, &quot;; TEXT(IF([.F1588]&lt;1; [.F1588]*95; IF([.F1588]&gt;1; 95/[.F1588];70));&quot;###.##&quot;);&quot;%, 1.0)&quot;)" office:value-type="string" office:string-value="hsla(110, 80%, 35.81%, 1.0)" calcext:value-type="string">
            <text:p>hsla(110, 80%, 35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8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589]=1; 50; IF([.F1589]&lt;1; 0; 110));&quot;, 80%, &quot;; TEXT(IF([.F1589]&lt;1; [.F1589]*95; IF([.F1589]&gt;1; 95/[.F1589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89</text:p>
          </table:table-cell>
          <table:table-cell office:value-type="float" office:value="30" calcext:value-type="float">
            <text:p>30</text:p>
          </table:table-cell>
          <table:table-cell office:value-type="float" office:value="0.444444444444444" calcext:value-type="float">
            <text:p>0.44</text:p>
          </table:table-cell>
          <table:table-cell table:formula="of:=CONCATENATE(&quot;hsla(&quot;; IF([.F1590]=1; 50; IF([.F1590]&lt;1; 0; 110));&quot;, 80%, &quot;; TEXT(IF([.F1590]&lt;1; [.F1590]*95; IF([.F1590]&gt;1; 95/[.F1590];70));&quot;###.##&quot;);&quot;%, 1.0)&quot;)" office:value-type="string" office:string-value="hsla(0, 80%, 42.22%, 1.0)" calcext:value-type="string">
            <text:p>hsla(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0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591]=1; 50; IF([.F1591]&lt;1; 0; 110));&quot;, 80%, &quot;; TEXT(IF([.F1591]&lt;1; [.F1591]*95; IF([.F1591]&gt;1; 95/[.F1591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1</text:p>
          </table:table-cell>
          <table:table-cell office:value-type="float" office:value="9" calcext:value-type="float">
            <text:p>9</text:p>
          </table:table-cell>
          <table:table-cell office:value-type="float" office:value="1.3125" calcext:value-type="float">
            <text:p>1.31</text:p>
          </table:table-cell>
          <table:table-cell table:formula="of:=CONCATENATE(&quot;hsla(&quot;; IF([.F1592]=1; 50; IF([.F1592]&lt;1; 0; 110));&quot;, 80%, &quot;; TEXT(IF([.F1592]&lt;1; [.F1592]*95; IF([.F1592]&gt;1; 95/[.F1592];70));&quot;###.##&quot;);&quot;%, 1.0)&quot;)" office:value-type="string" office:string-value="hsla(110, 80%, 72.38%, 1.0)" calcext:value-type="string">
            <text:p>hsla(110, 80%, 72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2</text:p>
          </table:table-cell>
          <table:table-cell office:value-type="float" office:value="54" calcext:value-type="float">
            <text:p>54</text:p>
          </table:table-cell>
          <table:table-cell office:value-type="float" office:value="0.771428571428571" calcext:value-type="float">
            <text:p>0.77</text:p>
          </table:table-cell>
          <table:table-cell table:formula="of:=CONCATENATE(&quot;hsla(&quot;; IF([.F1593]=1; 50; IF([.F1593]&lt;1; 0; 110));&quot;, 80%, &quot;; TEXT(IF([.F1593]&lt;1; [.F1593]*95; IF([.F1593]&gt;1; 95/[.F1593];70));&quot;###.##&quot;);&quot;%, 1.0)&quot;)" office:value-type="string" office:string-value="hsla(0, 80%, 73.29%, 1.0)" calcext:value-type="string">
            <text:p>hsla(0, 80%, 73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3</text:p>
          </table:table-cell>
          <table:table-cell office:value-type="float" office:value="37" calcext:value-type="float">
            <text:p>37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594]=1; 50; IF([.F1594]&lt;1; 0; 110));&quot;, 80%, &quot;; TEXT(IF([.F1594]&lt;1; [.F1594]*95; IF([.F1594]&gt;1; 95/[.F1594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4</text:p>
          </table:table-cell>
          <table:table-cell office:value-type="float" office:value="11" calcext:value-type="float">
            <text:p>11</text:p>
          </table:table-cell>
          <table:table-cell office:value-type="float" office:value="0.463414634146341" calcext:value-type="float">
            <text:p>0.46</text:p>
          </table:table-cell>
          <table:table-cell table:formula="of:=CONCATENATE(&quot;hsla(&quot;; IF([.F1595]=1; 50; IF([.F1595]&lt;1; 0; 110));&quot;, 80%, &quot;; TEXT(IF([.F1595]&lt;1; [.F1595]*95; IF([.F1595]&gt;1; 95/[.F1595];70));&quot;###.##&quot;);&quot;%, 1.0)&quot;)" office:value-type="string" office:string-value="hsla(0, 80%, 44.02%, 1.0)" calcext:value-type="string">
            <text:p>hsla(0, 80%, 44.0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5</text:p>
          </table:table-cell>
          <table:table-cell office:value-type="float" office:value="14" calcext:value-type="float">
            <text:p>14</text:p>
          </table:table-cell>
          <table:table-cell office:value-type="float" office:value="0.542857142857143" calcext:value-type="float">
            <text:p>0.54</text:p>
          </table:table-cell>
          <table:table-cell table:formula="of:=CONCATENATE(&quot;hsla(&quot;; IF([.F1596]=1; 50; IF([.F1596]&lt;1; 0; 110));&quot;, 80%, &quot;; TEXT(IF([.F1596]&lt;1; [.F1596]*95; IF([.F1596]&gt;1; 95/[.F1596];70));&quot;###.##&quot;);&quot;%, 1.0)&quot;)" office:value-type="string" office:string-value="hsla(0, 80%, 51.57%, 1.0)" calcext:value-type="string">
            <text:p>hsla(0, 80%, 51.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6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597]=1; 50; IF([.F1597]&lt;1; 0; 110));&quot;, 80%, &quot;; TEXT(IF([.F1597]&lt;1; [.F1597]*95; IF([.F1597]&gt;1; 95/[.F159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98]=1; 50; IF([.F1598]&lt;1; 0; 110));&quot;, 80%, &quot;; TEXT(IF([.F1598]&lt;1; [.F1598]*95; IF([.F1598]&gt;1; 95/[.F159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599]=1; 50; IF([.F1599]&lt;1; 0; 110));&quot;, 80%, &quot;; TEXT(IF([.F1599]&lt;1; [.F1599]*95; IF([.F1599]&gt;1; 95/[.F159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59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00]=1; 50; IF([.F1600]&lt;1; 0; 110));&quot;, 80%, &quot;; TEXT(IF([.F1600]&lt;1; [.F1600]*95; IF([.F1600]&gt;1; 95/[.F160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0</text:p>
          </table:table-cell>
          <table:table-cell office:value-type="float" office:value="14" calcext:value-type="float">
            <text:p>14</text:p>
          </table:table-cell>
          <table:table-cell office:value-type="float" office:value="0.387096774193548" calcext:value-type="float">
            <text:p>0.39</text:p>
          </table:table-cell>
          <table:table-cell table:formula="of:=CONCATENATE(&quot;hsla(&quot;; IF([.F1601]=1; 50; IF([.F1601]&lt;1; 0; 110));&quot;, 80%, &quot;; TEXT(IF([.F1601]&lt;1; [.F1601]*95; IF([.F1601]&gt;1; 95/[.F1601];70));&quot;###.##&quot;);&quot;%, 1.0)&quot;)" office:value-type="string" office:string-value="hsla(0, 80%, 36.77%, 1.0)" calcext:value-type="string">
            <text:p>hsla(0, 80%, 36.7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1</text:p>
          </table:table-cell>
          <table:table-cell office:value-type="float" office:value="39" calcext:value-type="float">
            <text:p>39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1602]=1; 50; IF([.F1602]&lt;1; 0; 110));&quot;, 80%, &quot;; TEXT(IF([.F1602]&lt;1; [.F1602]*95; IF([.F1602]&gt;1; 95/[.F1602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2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603]=1; 50; IF([.F1603]&lt;1; 0; 110));&quot;, 80%, &quot;; TEXT(IF([.F1603]&lt;1; [.F1603]*95; IF([.F1603]&gt;1; 95/[.F1603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3</text:p>
          </table:table-cell>
          <table:table-cell office:value-type="float" office:value="4" calcext:value-type="float">
            <text:p>4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604]=1; 50; IF([.F1604]&lt;1; 0; 110));&quot;, 80%, &quot;; TEXT(IF([.F1604]&lt;1; [.F1604]*95; IF([.F1604]&gt;1; 95/[.F1604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4</text:p>
          </table:table-cell>
          <table:table-cell office:value-type="float" office:value="216" calcext:value-type="float">
            <text:p>216</text:p>
          </table:table-cell>
          <table:table-cell office:value-type="float" office:value="0.754098360655738" calcext:value-type="float">
            <text:p>0.75</text:p>
          </table:table-cell>
          <table:table-cell table:formula="of:=CONCATENATE(&quot;hsla(&quot;; IF([.F1605]=1; 50; IF([.F1605]&lt;1; 0; 110));&quot;, 80%, &quot;; TEXT(IF([.F1605]&lt;1; [.F1605]*95; IF([.F1605]&gt;1; 95/[.F1605];70));&quot;###.##&quot;);&quot;%, 1.0)&quot;)" office:value-type="string" office:string-value="hsla(0, 80%, 71.64%, 1.0)" calcext:value-type="string">
            <text:p>hsla(0, 80%, 71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5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table:formula="of:=CONCATENATE(&quot;hsla(&quot;; IF([.F1606]=1; 50; IF([.F1606]&lt;1; 0; 110));&quot;, 80%, &quot;; TEXT(IF([.F1606]&lt;1; [.F1606]*95; IF([.F1606]&gt;1; 95/[.F1606];70));&quot;###.##&quot;);&quot;%, 1.0)&quot;)" office:value-type="string" office:string-value="hsla(110, 80%, 59.38%, 1.0)" calcext:value-type="string">
            <text:p>hsla(11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6</text:p>
          </table:table-cell>
          <table:table-cell office:value-type="float" office:value="8" calcext:value-type="float">
            <text:p>8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607]=1; 50; IF([.F1607]&lt;1; 0; 110));&quot;, 80%, &quot;; TEXT(IF([.F1607]&lt;1; [.F1607]*95; IF([.F1607]&gt;1; 95/[.F1607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7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1608]=1; 50; IF([.F1608]&lt;1; 0; 110));&quot;, 80%, &quot;; TEXT(IF([.F1608]&lt;1; [.F1608]*95; IF([.F1608]&gt;1; 95/[.F1608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8</text:p>
          </table:table-cell>
          <table:table-cell office:value-type="float" office:value="19" calcext:value-type="float">
            <text:p>19</text:p>
          </table:table-cell>
          <table:table-cell office:value-type="float" office:value="1.1304347826087" calcext:value-type="float">
            <text:p>1.13</text:p>
          </table:table-cell>
          <table:table-cell table:formula="of:=CONCATENATE(&quot;hsla(&quot;; IF([.F1609]=1; 50; IF([.F1609]&lt;1; 0; 110));&quot;, 80%, &quot;; TEXT(IF([.F1609]&lt;1; [.F1609]*95; IF([.F1609]&gt;1; 95/[.F1609];70));&quot;###.##&quot;);&quot;%, 1.0)&quot;)" office:value-type="string" office:string-value="hsla(110, 80%, 84.04%, 1.0)" calcext:value-type="string">
            <text:p>hsla(110, 80%, 84.0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09</text:p>
          </table:table-cell>
          <table:table-cell office:value-type="float" office:value="71" calcext:value-type="float">
            <text:p>71</text:p>
          </table:table-cell>
          <table:table-cell office:value-type="float" office:value="1.53684210526316" calcext:value-type="float">
            <text:p>1.54</text:p>
          </table:table-cell>
          <table:table-cell table:formula="of:=CONCATENATE(&quot;hsla(&quot;; IF([.F1610]=1; 50; IF([.F1610]&lt;1; 0; 110));&quot;, 80%, &quot;; TEXT(IF([.F1610]&lt;1; [.F1610]*95; IF([.F1610]&gt;1; 95/[.F1610];70));&quot;###.##&quot;);&quot;%, 1.0)&quot;)" office:value-type="string" office:string-value="hsla(110, 80%, 61.82%, 1.0)" calcext:value-type="string">
            <text:p>hsla(110, 80%, 61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11]=1; 50; IF([.F1611]&lt;1; 0; 110));&quot;, 80%, &quot;; TEXT(IF([.F1611]&lt;1; [.F1611]*95; IF([.F1611]&gt;1; 95/[.F161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1</text:p>
          </table:table-cell>
          <table:table-cell office:value-type="float" office:value="15" calcext:value-type="float">
            <text:p>15</text:p>
          </table:table-cell>
          <table:table-cell office:value-type="float" office:value="0.611111111111111" calcext:value-type="float">
            <text:p>0.61</text:p>
          </table:table-cell>
          <table:table-cell table:formula="of:=CONCATENATE(&quot;hsla(&quot;; IF([.F1612]=1; 50; IF([.F1612]&lt;1; 0; 110));&quot;, 80%, &quot;; TEXT(IF([.F1612]&lt;1; [.F1612]*95; IF([.F1612]&gt;1; 95/[.F1612];70));&quot;###.##&quot;);&quot;%, 1.0)&quot;)" office:value-type="string" office:string-value="hsla(0, 80%, 58.06%, 1.0)" calcext:value-type="string">
            <text:p>hsla(0, 80%, 58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2</text:p>
          </table:table-cell>
          <table:table-cell office:value-type="float" office:value="15" calcext:value-type="float">
            <text:p>15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613]=1; 50; IF([.F1613]&lt;1; 0; 110));&quot;, 80%, &quot;; TEXT(IF([.F1613]&lt;1; [.F1613]*95; IF([.F1613]&gt;1; 95/[.F1613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3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614]=1; 50; IF([.F1614]&lt;1; 0; 110));&quot;, 80%, &quot;; TEXT(IF([.F1614]&lt;1; [.F1614]*95; IF([.F1614]&gt;1; 95/[.F1614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4</text:p>
          </table:table-cell>
          <table:table-cell office:value-type="float" office:value="34" calcext:value-type="float">
            <text:p>34</text:p>
          </table:table-cell>
          <table:table-cell office:value-type="float" office:value="0.291666666666667" calcext:value-type="float">
            <text:p>0.29</text:p>
          </table:table-cell>
          <table:table-cell table:formula="of:=CONCATENATE(&quot;hsla(&quot;; IF([.F1615]=1; 50; IF([.F1615]&lt;1; 0; 110));&quot;, 80%, &quot;; TEXT(IF([.F1615]&lt;1; [.F1615]*95; IF([.F1615]&gt;1; 95/[.F1615];70));&quot;###.##&quot;);&quot;%, 1.0)&quot;)" office:value-type="string" office:string-value="hsla(0, 80%, 27.71%, 1.0)" calcext:value-type="string">
            <text:p>hsla(0, 80%, 27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5</text:p>
          </table:table-cell>
          <table:table-cell office:value-type="float" office:value="62" calcext:value-type="float">
            <text:p>62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616]=1; 50; IF([.F1616]&lt;1; 0; 110));&quot;, 80%, &quot;; TEXT(IF([.F1616]&lt;1; [.F1616]*95; IF([.F1616]&gt;1; 95/[.F1616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17]=1; 50; IF([.F1617]&lt;1; 0; 110));&quot;, 80%, &quot;; TEXT(IF([.F1617]&lt;1; [.F1617]*95; IF([.F1617]&gt;1; 95/[.F161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7</text:p>
          </table:table-cell>
          <table:table-cell office:value-type="float" office:value="5" calcext:value-type="float">
            <text:p>5</text:p>
          </table:table-cell>
          <table:table-cell office:value-type="float" office:value="0.766666666666667" calcext:value-type="float">
            <text:p>0.77</text:p>
          </table:table-cell>
          <table:table-cell table:formula="of:=CONCATENATE(&quot;hsla(&quot;; IF([.F1618]=1; 50; IF([.F1618]&lt;1; 0; 110));&quot;, 80%, &quot;; TEXT(IF([.F1618]&lt;1; [.F1618]*95; IF([.F1618]&gt;1; 95/[.F1618];70));&quot;###.##&quot;);&quot;%, 1.0)&quot;)" office:value-type="string" office:string-value="hsla(0, 80%, 72.83%, 1.0)" calcext:value-type="string">
            <text:p>hsla(0, 80%, 72.8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19]=1; 50; IF([.F1619]&lt;1; 0; 110));&quot;, 80%, &quot;; TEXT(IF([.F1619]&lt;1; [.F1619]*95; IF([.F1619]&gt;1; 95/[.F161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19</text:p>
          </table:table-cell>
          <table:table-cell office:value-type="float" office:value="9" calcext:value-type="float">
            <text:p>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620]=1; 50; IF([.F1620]&lt;1; 0; 110));&quot;, 80%, &quot;; TEXT(IF([.F1620]&lt;1; [.F1620]*95; IF([.F1620]&gt;1; 95/[.F1620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0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621]=1; 50; IF([.F1621]&lt;1; 0; 110));&quot;, 80%, &quot;; TEXT(IF([.F1621]&lt;1; [.F1621]*95; IF([.F1621]&gt;1; 95/[.F162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1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622]=1; 50; IF([.F1622]&lt;1; 0; 110));&quot;, 80%, &quot;; TEXT(IF([.F1622]&lt;1; [.F1622]*95; IF([.F1622]&gt;1; 95/[.F1622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2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623]=1; 50; IF([.F1623]&lt;1; 0; 110));&quot;, 80%, &quot;; TEXT(IF([.F1623]&lt;1; [.F1623]*95; IF([.F1623]&gt;1; 95/[.F1623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3</text:p>
          </table:table-cell>
          <table:table-cell office:value-type="float" office:value="18" calcext:value-type="float">
            <text:p>18</text:p>
          </table:table-cell>
          <table:table-cell office:value-type="float" office:value="0.294117647058823" calcext:value-type="float">
            <text:p>0.29</text:p>
          </table:table-cell>
          <table:table-cell table:formula="of:=CONCATENATE(&quot;hsla(&quot;; IF([.F1624]=1; 50; IF([.F1624]&lt;1; 0; 110));&quot;, 80%, &quot;; TEXT(IF([.F1624]&lt;1; [.F1624]*95; IF([.F1624]&gt;1; 95/[.F1624];70));&quot;###.##&quot;);&quot;%, 1.0)&quot;)" office:value-type="string" office:string-value="hsla(0, 80%, 27.94%, 1.0)" calcext:value-type="string">
            <text:p>hsla(0, 80%, 27.9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625]=1; 50; IF([.F1625]&lt;1; 0; 110));&quot;, 80%, &quot;; TEXT(IF([.F1625]&lt;1; [.F1625]*95; IF([.F1625]&gt;1; 95/[.F162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626]=1; 50; IF([.F1626]&lt;1; 0; 110));&quot;, 80%, &quot;; TEXT(IF([.F1626]&lt;1; [.F1626]*95; IF([.F1626]&gt;1; 95/[.F162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table:style-name="ce1" office:value-type="string" calcext:value-type="string">
            <text:p>Gene1626</text:p>
          </table:table-cell>
          <table:table-cell office:value-type="float" office:value="18" calcext:value-type="float">
            <text:p>18</text:p>
          </table:table-cell>
          <table:table-cell office:value-type="float" office:value="1.74074074074074" calcext:value-type="float">
            <text:p>1.74</text:p>
          </table:table-cell>
          <table:table-cell table:formula="of:=CONCATENATE(&quot;hsla(&quot;; IF([.F1627]=1; 50; IF([.F1627]&lt;1; 0; 110));&quot;, 80%, &quot;; TEXT(IF([.F1627]&lt;1; [.F1627]*95; IF([.F1627]&gt;1; 95/[.F1627];70));&quot;###.##&quot;);&quot;%, 1.0)&quot;)" office:value-type="string" office:string-value="hsla(110, 80%, 54.57%, 1.0)" calcext:value-type="string">
            <text:p>hsla(110, 80%, 54.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27</text:p>
          </table:table-cell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628]=1; 50; IF([.F1628]&lt;1; 0; 110));&quot;, 80%, &quot;; TEXT(IF([.F1628]&lt;1; [.F1628]*95; IF([.F1628]&gt;1; 95/[.F162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28</text:p>
          </table:table-cell>
          <table:table-cell office:value-type="float" office:value="5" calcext:value-type="float">
            <text:p>5</text:p>
          </table:table-cell>
          <table:table-cell office:value-type="float" office:value="0.84375" calcext:value-type="float">
            <text:p>0.84</text:p>
          </table:table-cell>
          <table:table-cell table:formula="of:=CONCATENATE(&quot;hsla(&quot;; IF([.F1629]=1; 50; IF([.F1629]&lt;1; 0; 110));&quot;, 80%, &quot;; TEXT(IF([.F1629]&lt;1; [.F1629]*95; IF([.F1629]&gt;1; 95/[.F1629];70));&quot;###.##&quot;);&quot;%, 1.0)&quot;)" office:value-type="string" office:string-value="hsla(0, 80%, 80.16%, 1.0)" calcext:value-type="string">
            <text:p>hsla(0, 80%, 80.1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30]=1; 50; IF([.F1630]&lt;1; 0; 110));&quot;, 80%, &quot;; TEXT(IF([.F1630]&lt;1; [.F1630]*95; IF([.F1630]&gt;1; 95/[.F163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0</text:p>
          </table:table-cell>
          <table:table-cell office:value-type="float" office:value="13" calcext:value-type="float">
            <text:p>13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631]=1; 50; IF([.F1631]&lt;1; 0; 110));&quot;, 80%, &quot;; TEXT(IF([.F1631]&lt;1; [.F1631]*95; IF([.F1631]&gt;1; 95/[.F1631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1</text:p>
          </table:table-cell>
          <table:table-cell office:value-type="float" office:value="97" calcext:value-type="float">
            <text:p>97</text:p>
          </table:table-cell>
          <table:table-cell office:value-type="float" office:value="0.36" calcext:value-type="float">
            <text:p>0.36</text:p>
          </table:table-cell>
          <table:table-cell table:formula="of:=CONCATENATE(&quot;hsla(&quot;; IF([.F1632]=1; 50; IF([.F1632]&lt;1; 0; 110));&quot;, 80%, &quot;; TEXT(IF([.F1632]&lt;1; [.F1632]*95; IF([.F1632]&gt;1; 95/[.F1632];70));&quot;###.##&quot;);&quot;%, 1.0)&quot;)" office:value-type="string" office:string-value="hsla(0, 80%, 34.2%, 1.0)" calcext:value-type="string">
            <text:p>hsla(0, 80%, 34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2</text:p>
          </table:table-cell>
          <table:table-cell office:value-type="float" office:value="2374" calcext:value-type="float">
            <text:p>2374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633]=1; 50; IF([.F1633]&lt;1; 0; 110));&quot;, 80%, &quot;; TEXT(IF([.F1633]&lt;1; [.F1633]*95; IF([.F1633]&gt;1; 95/[.F1633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3</text:p>
          </table:table-cell>
          <table:table-cell office:value-type="float" office:value="41" calcext:value-type="float">
            <text:p>41</text:p>
          </table:table-cell>
          <table:table-cell office:value-type="float" office:value="0.915966386554622" calcext:value-type="float">
            <text:p>0.92</text:p>
          </table:table-cell>
          <table:table-cell table:formula="of:=CONCATENATE(&quot;hsla(&quot;; IF([.F1634]=1; 50; IF([.F1634]&lt;1; 0; 110));&quot;, 80%, &quot;; TEXT(IF([.F1634]&lt;1; [.F1634]*95; IF([.F1634]&gt;1; 95/[.F1634];70));&quot;###.##&quot;);&quot;%, 1.0)&quot;)" office:value-type="string" office:string-value="hsla(0, 80%, 87.02%, 1.0)" calcext:value-type="string">
            <text:p>hsla(0, 80%, 87.0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4</text:p>
          </table:table-cell>
          <table:table-cell office:value-type="float" office:value="4" calcext:value-type="float">
            <text:p>4</text:p>
          </table:table-cell>
          <table:table-cell office:value-type="float" office:value="0.636363636363636" calcext:value-type="float">
            <text:p>0.64</text:p>
          </table:table-cell>
          <table:table-cell table:formula="of:=CONCATENATE(&quot;hsla(&quot;; IF([.F1635]=1; 50; IF([.F1635]&lt;1; 0; 110));&quot;, 80%, &quot;; TEXT(IF([.F1635]&lt;1; [.F1635]*95; IF([.F1635]&gt;1; 95/[.F1635];70));&quot;###.##&quot;);&quot;%, 1.0)&quot;)" office:value-type="string" office:string-value="hsla(0, 80%, 60.45%, 1.0)" calcext:value-type="string">
            <text:p>hsla(0, 80%, 60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5</text:p>
          </table:table-cell>
          <table:table-cell office:value-type="float" office:value="179" calcext:value-type="float">
            <text:p>179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636]=1; 50; IF([.F1636]&lt;1; 0; 110));&quot;, 80%, &quot;; TEXT(IF([.F1636]&lt;1; [.F1636]*95; IF([.F1636]&gt;1; 95/[.F1636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6</text:p>
          </table:table-cell>
          <table:table-cell office:value-type="float" office:value="2" calcext:value-type="float">
            <text:p>2</text:p>
          </table:table-cell>
          <table:table-cell office:value-type="float" office:value="1.59183673469388" calcext:value-type="float">
            <text:p>1.59</text:p>
          </table:table-cell>
          <table:table-cell table:formula="of:=CONCATENATE(&quot;hsla(&quot;; IF([.F1637]=1; 50; IF([.F1637]&lt;1; 0; 110));&quot;, 80%, &quot;; TEXT(IF([.F1637]&lt;1; [.F1637]*95; IF([.F1637]&gt;1; 95/[.F1637];70));&quot;###.##&quot;);&quot;%, 1.0)&quot;)" office:value-type="string" office:string-value="hsla(110, 80%, 59.68%, 1.0)" calcext:value-type="string">
            <text:p>hsla(110, 80%, 59.6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table:style-name="ce1" office:value-type="string" calcext:value-type="string">
            <text:p>Gene1637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638]=1; 50; IF([.F1638]&lt;1; 0; 110));&quot;, 80%, &quot;; TEXT(IF([.F1638]&lt;1; [.F1638]*95; IF([.F1638]&gt;1; 95/[.F1638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Drug metabolism - other enzymes</text:p>
          </table:table-cell>
          <table:table-cell table:style-name="ce1" office:value-type="string" calcext:value-type="string">
            <text:p>Gene1638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639]=1; 50; IF([.F1639]&lt;1; 0; 110));&quot;, 80%, &quot;; TEXT(IF([.F1639]&lt;1; [.F1639]*95; IF([.F1639]&gt;1; 95/[.F1639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Drug metabolism - other enzymes</text:p>
          </table:table-cell>
          <table:table-cell table:style-name="ce1" office:value-type="string" calcext:value-type="string">
            <text:p>Gene1639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640]=1; 50; IF([.F1640]&lt;1; 0; 110));&quot;, 80%, &quot;; TEXT(IF([.F1640]&lt;1; [.F1640]*95; IF([.F1640]&gt;1; 95/[.F1640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Drug metabolism - other enzymes</text:p>
          </table:table-cell>
          <table:table-cell table:style-name="ce1" office:value-type="string" calcext:value-type="string">
            <text:p>Gene1640</text:p>
          </table:table-cell>
          <table:table-cell office:value-type="float" office:value="62" calcext:value-type="float">
            <text:p>62</text:p>
          </table:table-cell>
          <table:table-cell office:value-type="float" office:value="0.380952380952381" calcext:value-type="float">
            <text:p>0.38</text:p>
          </table:table-cell>
          <table:table-cell table:formula="of:=CONCATENATE(&quot;hsla(&quot;; IF([.F1641]=1; 50; IF([.F1641]&lt;1; 0; 110));&quot;, 80%, &quot;; TEXT(IF([.F1641]&lt;1; [.F1641]*95; IF([.F1641]&gt;1; 95/[.F1641];70));&quot;###.##&quot;);&quot;%, 1.0)&quot;)" office:value-type="string" office:string-value="hsla(0, 80%, 36.19%, 1.0)" calcext:value-type="string">
            <text:p>hsla(0, 80%, 36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Metabolism of xenobiotics by cytochrome P</text:p>
          </table:table-cell>
          <table:table-cell table:style-name="ce1" office:value-type="string" calcext:value-type="string">
            <text:p>Gene1641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642]=1; 50; IF([.F1642]&lt;1; 0; 110));&quot;, 80%, &quot;; TEXT(IF([.F1642]&lt;1; [.F1642]*95; IF([.F1642]&gt;1; 95/[.F1642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Metabolism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Metabolism of xenobiotics by cytochrome P</text:p>
          </table:table-cell>
          <table:table-cell table:style-name="ce1" office:value-type="string" calcext:value-type="string">
            <text:p>Gene1642</text:p>
          </table:table-cell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643]=1; 50; IF([.F1643]&lt;1; 0; 110));&quot;, 80%, &quot;; TEXT(IF([.F1643]&lt;1; [.F1643]*95; IF([.F1643]&gt;1; 95/[.F1643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3</text:p>
          </table:table-cell>
          <table:table-cell office:value-type="float" office:value="321" calcext:value-type="float">
            <text:p>321</text:p>
          </table:table-cell>
          <table:table-cell office:value-type="float" office:value="1.8" calcext:value-type="float">
            <text:p>1.8</text:p>
          </table:table-cell>
          <table:table-cell table:formula="of:=CONCATENATE(&quot;hsla(&quot;; IF([.F1644]=1; 50; IF([.F1644]&lt;1; 0; 110));&quot;, 80%, &quot;; TEXT(IF([.F1644]&lt;1; [.F1644]*95; IF([.F1644]&gt;1; 95/[.F1644];70));&quot;###.##&quot;);&quot;%, 1.0)&quot;)" office:value-type="string" office:string-value="hsla(110, 80%, 52.78%, 1.0)" calcext:value-type="string">
            <text:p>hsla(11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45]=1; 50; IF([.F1645]&lt;1; 0; 110));&quot;, 80%, &quot;; TEXT(IF([.F1645]&lt;1; [.F1645]*95; IF([.F1645]&gt;1; 95/[.F164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5</text:p>
          </table:table-cell>
          <table:table-cell office:value-type="float" office:value="22" calcext:value-type="float">
            <text:p>22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646]=1; 50; IF([.F1646]&lt;1; 0; 110));&quot;, 80%, &quot;; TEXT(IF([.F1646]&lt;1; [.F1646]*95; IF([.F1646]&gt;1; 95/[.F164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47]=1; 50; IF([.F1647]&lt;1; 0; 110));&quot;, 80%, &quot;; TEXT(IF([.F1647]&lt;1; [.F1647]*95; IF([.F1647]&gt;1; 95/[.F164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7</text:p>
          </table:table-cell>
          <table:table-cell office:value-type="float" office:value="32" calcext:value-type="float">
            <text:p>32</text:p>
          </table:table-cell>
          <table:table-cell office:value-type="float" office:value="1.36666666666667" calcext:value-type="float">
            <text:p>1.37</text:p>
          </table:table-cell>
          <table:table-cell table:formula="of:=CONCATENATE(&quot;hsla(&quot;; IF([.F1648]=1; 50; IF([.F1648]&lt;1; 0; 110));&quot;, 80%, &quot;; TEXT(IF([.F1648]&lt;1; [.F1648]*95; IF([.F1648]&gt;1; 95/[.F1648];70));&quot;###.##&quot;);&quot;%, 1.0)&quot;)" office:value-type="string" office:string-value="hsla(110, 80%, 69.51%, 1.0)" calcext:value-type="string">
            <text:p>hsla(110, 80%, 69.5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8</text:p>
          </table:table-cell>
          <table:table-cell office:value-type="float" office:value="85" calcext:value-type="float">
            <text:p>85</text:p>
          </table:table-cell>
          <table:table-cell office:value-type="float" office:value="1.20289855072464" calcext:value-type="float">
            <text:p>1.2</text:p>
          </table:table-cell>
          <table:table-cell table:formula="of:=CONCATENATE(&quot;hsla(&quot;; IF([.F1649]=1; 50; IF([.F1649]&lt;1; 0; 110));&quot;, 80%, &quot;; TEXT(IF([.F1649]&lt;1; [.F1649]*95; IF([.F1649]&gt;1; 95/[.F1649];70));&quot;###.##&quot;);&quot;%, 1.0)&quot;)" office:value-type="string" office:string-value="hsla(110, 80%, 78.98%, 1.0)" calcext:value-type="string">
            <text:p>hsla(110, 80%, 78.9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49</text:p>
          </table:table-cell>
          <table:table-cell office:value-type="float" office:value="5" calcext:value-type="float">
            <text:p>5</text:p>
          </table:table-cell>
          <table:table-cell office:value-type="float" office:value="1.59171597633136" calcext:value-type="float">
            <text:p>1.59</text:p>
          </table:table-cell>
          <table:table-cell table:formula="of:=CONCATENATE(&quot;hsla(&quot;; IF([.F1650]=1; 50; IF([.F1650]&lt;1; 0; 110));&quot;, 80%, &quot;; TEXT(IF([.F1650]&lt;1; [.F1650]*95; IF([.F1650]&gt;1; 95/[.F1650];70));&quot;###.##&quot;);&quot;%, 1.0)&quot;)" office:value-type="string" office:string-value="hsla(110, 80%, 59.68%, 1.0)" calcext:value-type="string">
            <text:p>hsla(110, 80%, 59.6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1651]=1; 50; IF([.F1651]&lt;1; 0; 110));&quot;, 80%, &quot;; TEXT(IF([.F1651]&lt;1; [.F1651]*95; IF([.F1651]&gt;1; 95/[.F1651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1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table:formula="of:=CONCATENATE(&quot;hsla(&quot;; IF([.F1652]=1; 50; IF([.F1652]&lt;1; 0; 110));&quot;, 80%, &quot;; TEXT(IF([.F1652]&lt;1; [.F1652]*95; IF([.F1652]&gt;1; 95/[.F1652];70));&quot;###.##&quot;);&quot;%, 1.0)&quot;)" office:value-type="string" office:string-value="hsla(0, 80%, 28.5%, 1.0)" calcext:value-type="string">
            <text:p>hsla(0, 80%, 28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1653]=1; 50; IF([.F1653]&lt;1; 0; 110));&quot;, 80%, &quot;; TEXT(IF([.F1653]&lt;1; [.F1653]*95; IF([.F1653]&gt;1; 95/[.F1653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3</text:p>
          </table:table-cell>
          <table:table-cell office:value-type="float" office:value="20" calcext:value-type="float">
            <text:p>20</text:p>
          </table:table-cell>
          <table:table-cell office:value-type="float" office:value="0.754716981132076" calcext:value-type="float">
            <text:p>0.75</text:p>
          </table:table-cell>
          <table:table-cell table:formula="of:=CONCATENATE(&quot;hsla(&quot;; IF([.F1654]=1; 50; IF([.F1654]&lt;1; 0; 110));&quot;, 80%, &quot;; TEXT(IF([.F1654]&lt;1; [.F1654]*95; IF([.F1654]&gt;1; 95/[.F1654];70));&quot;###.##&quot;);&quot;%, 1.0)&quot;)" office:value-type="string" office:string-value="hsla(0, 80%, 71.7%, 1.0)" calcext:value-type="string">
            <text:p>hsla(0, 80%, 71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4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655]=1; 50; IF([.F1655]&lt;1; 0; 110));&quot;, 80%, &quot;; TEXT(IF([.F1655]&lt;1; [.F1655]*95; IF([.F1655]&gt;1; 95/[.F1655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5</text:p>
          </table:table-cell>
          <table:table-cell office:value-type="float" office:value="57" calcext:value-type="float">
            <text:p>57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656]=1; 50; IF([.F1656]&lt;1; 0; 110));&quot;, 80%, &quot;; TEXT(IF([.F1656]&lt;1; [.F1656]*95; IF([.F1656]&gt;1; 95/[.F1656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57]=1; 50; IF([.F1657]&lt;1; 0; 110));&quot;, 80%, &quot;; TEXT(IF([.F1657]&lt;1; [.F1657]*95; IF([.F1657]&gt;1; 95/[.F165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7</text:p>
          </table:table-cell>
          <table:table-cell office:value-type="float" office:value="60" calcext:value-type="float">
            <text:p>60</text:p>
          </table:table-cell>
          <table:table-cell office:value-type="float" office:value="1.34210526315789" calcext:value-type="float">
            <text:p>1.34</text:p>
          </table:table-cell>
          <table:table-cell table:formula="of:=CONCATENATE(&quot;hsla(&quot;; IF([.F1658]=1; 50; IF([.F1658]&lt;1; 0; 110));&quot;, 80%, &quot;; TEXT(IF([.F1658]&lt;1; [.F1658]*95; IF([.F1658]&gt;1; 95/[.F1658];70));&quot;###.##&quot;);&quot;%, 1.0)&quot;)" office:value-type="string" office:string-value="hsla(110, 80%, 70.78%, 1.0)" calcext:value-type="string">
            <text:p>hsla(110, 80%, 70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59]=1; 50; IF([.F1659]&lt;1; 0; 110));&quot;, 80%, &quot;; TEXT(IF([.F1659]&lt;1; [.F1659]*95; IF([.F1659]&gt;1; 95/[.F165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59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660]=1; 50; IF([.F1660]&lt;1; 0; 110));&quot;, 80%, &quot;; TEXT(IF([.F1660]&lt;1; [.F1660]*95; IF([.F1660]&gt;1; 95/[.F166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0</text:p>
          </table:table-cell>
          <table:table-cell office:value-type="float" office:value="20" calcext:value-type="float">
            <text:p>20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1661]=1; 50; IF([.F1661]&lt;1; 0; 110));&quot;, 80%, &quot;; TEXT(IF([.F1661]&lt;1; [.F1661]*95; IF([.F1661]&gt;1; 95/[.F1661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1</text:p>
          </table:table-cell>
          <table:table-cell office:value-type="float" office:value="7" calcext:value-type="float">
            <text:p>7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662]=1; 50; IF([.F1662]&lt;1; 0; 110));&quot;, 80%, &quot;; TEXT(IF([.F1662]&lt;1; [.F1662]*95; IF([.F1662]&gt;1; 95/[.F1662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2</text:p>
          </table:table-cell>
          <table:table-cell office:value-type="float" office:value="7" calcext:value-type="float">
            <text:p>7</text:p>
          </table:table-cell>
          <table:table-cell office:value-type="float" office:value="1.6328125" calcext:value-type="float">
            <text:p>1.63</text:p>
          </table:table-cell>
          <table:table-cell table:formula="of:=CONCATENATE(&quot;hsla(&quot;; IF([.F1663]=1; 50; IF([.F1663]&lt;1; 0; 110));&quot;, 80%, &quot;; TEXT(IF([.F1663]&lt;1; [.F1663]*95; IF([.F1663]&gt;1; 95/[.F1663];70));&quot;###.##&quot;);&quot;%, 1.0)&quot;)" office:value-type="string" office:string-value="hsla(110, 80%, 58.18%, 1.0)" calcext:value-type="string">
            <text:p>hsla(110, 80%, 58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3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664]=1; 50; IF([.F1664]&lt;1; 0; 110));&quot;, 80%, &quot;; TEXT(IF([.F1664]&lt;1; [.F1664]*95; IF([.F1664]&gt;1; 95/[.F166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4</text:p>
          </table:table-cell>
          <table:table-cell office:value-type="float" office:value="287" calcext:value-type="float">
            <text:p>287</text:p>
          </table:table-cell>
          <table:table-cell office:value-type="float" office:value="1.325" calcext:value-type="float">
            <text:p>1.33</text:p>
          </table:table-cell>
          <table:table-cell table:formula="of:=CONCATENATE(&quot;hsla(&quot;; IF([.F1665]=1; 50; IF([.F1665]&lt;1; 0; 110));&quot;, 80%, &quot;; TEXT(IF([.F1665]&lt;1; [.F1665]*95; IF([.F1665]&gt;1; 95/[.F1665];70));&quot;###.##&quot;);&quot;%, 1.0)&quot;)" office:value-type="string" office:string-value="hsla(110, 80%, 71.7%, 1.0)" calcext:value-type="string">
            <text:p>hsla(110, 80%, 71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5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666]=1; 50; IF([.F1666]&lt;1; 0; 110));&quot;, 80%, &quot;; TEXT(IF([.F1666]&lt;1; [.F1666]*95; IF([.F1666]&gt;1; 95/[.F166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6</text:p>
          </table:table-cell>
          <table:table-cell office:value-type="float" office:value="4" calcext:value-type="float">
            <text:p>4</text:p>
          </table:table-cell>
          <table:table-cell office:value-type="float" office:value="0.478260869565217" calcext:value-type="float">
            <text:p>0.48</text:p>
          </table:table-cell>
          <table:table-cell table:formula="of:=CONCATENATE(&quot;hsla(&quot;; IF([.F1667]=1; 50; IF([.F1667]&lt;1; 0; 110));&quot;, 80%, &quot;; TEXT(IF([.F1667]&lt;1; [.F1667]*95; IF([.F1667]&gt;1; 95/[.F1667];70));&quot;###.##&quot;);&quot;%, 1.0)&quot;)" office:value-type="string" office:string-value="hsla(0, 80%, 45.43%, 1.0)" calcext:value-type="string">
            <text:p>hsla(0, 80%, 45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7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668]=1; 50; IF([.F1668]&lt;1; 0; 110));&quot;, 80%, &quot;; TEXT(IF([.F1668]&lt;1; [.F1668]*95; IF([.F1668]&gt;1; 95/[.F1668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669]=1; 50; IF([.F1669]&lt;1; 0; 110));&quot;, 80%, &quot;; TEXT(IF([.F1669]&lt;1; [.F1669]*95; IF([.F1669]&gt;1; 95/[.F166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69</text:p>
          </table:table-cell>
          <table:table-cell office:value-type="float" office:value="31" calcext:value-type="float">
            <text:p>31</text:p>
          </table:table-cell>
          <table:table-cell office:value-type="float" office:value="1.75" calcext:value-type="float">
            <text:p>1.75</text:p>
          </table:table-cell>
          <table:table-cell table:formula="of:=CONCATENATE(&quot;hsla(&quot;; IF([.F1670]=1; 50; IF([.F1670]&lt;1; 0; 110));&quot;, 80%, &quot;; TEXT(IF([.F1670]&lt;1; [.F1670]*95; IF([.F1670]&gt;1; 95/[.F1670];70));&quot;###.##&quot;);&quot;%, 1.0)&quot;)" office:value-type="string" office:string-value="hsla(110, 80%, 54.29%, 1.0)" calcext:value-type="string">
            <text:p>hsla(11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0</text:p>
          </table:table-cell>
          <table:table-cell office:value-type="float" office:value="21" calcext:value-type="float">
            <text:p>21</text:p>
          </table:table-cell>
          <table:table-cell office:value-type="float" office:value="1.11111111111111" calcext:value-type="float">
            <text:p>1.11</text:p>
          </table:table-cell>
          <table:table-cell table:formula="of:=CONCATENATE(&quot;hsla(&quot;; IF([.F1671]=1; 50; IF([.F1671]&lt;1; 0; 110));&quot;, 80%, &quot;; TEXT(IF([.F1671]&lt;1; [.F1671]*95; IF([.F1671]&gt;1; 95/[.F1671];70));&quot;###.##&quot;);&quot;%, 1.0)&quot;)" office:value-type="string" office:string-value="hsla(110, 80%, 85.5%, 1.0)" calcext:value-type="string">
            <text:p>hsla(110, 80%, 85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1</text:p>
          </table:table-cell>
          <table:table-cell office:value-type="float" office:value="140" calcext:value-type="float">
            <text:p>140</text:p>
          </table:table-cell>
          <table:table-cell office:value-type="float" office:value="0.869565217391304" calcext:value-type="float">
            <text:p>0.87</text:p>
          </table:table-cell>
          <table:table-cell table:formula="of:=CONCATENATE(&quot;hsla(&quot;; IF([.F1672]=1; 50; IF([.F1672]&lt;1; 0; 110));&quot;, 80%, &quot;; TEXT(IF([.F1672]&lt;1; [.F1672]*95; IF([.F1672]&gt;1; 95/[.F1672];70));&quot;###.##&quot;);&quot;%, 1.0)&quot;)" office:value-type="string" office:string-value="hsla(0, 80%, 82.61%, 1.0)" calcext:value-type="string">
            <text:p>hsla(0, 80%, 82.6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2</text:p>
          </table:table-cell>
          <table:table-cell office:value-type="float" office:value="12" calcext:value-type="float">
            <text:p>12</text:p>
          </table:table-cell>
          <table:table-cell office:value-type="float" office:value="1.32" calcext:value-type="float">
            <text:p>1.32</text:p>
          </table:table-cell>
          <table:table-cell table:formula="of:=CONCATENATE(&quot;hsla(&quot;; IF([.F1673]=1; 50; IF([.F1673]&lt;1; 0; 110));&quot;, 80%, &quot;; TEXT(IF([.F1673]&lt;1; [.F1673]*95; IF([.F1673]&gt;1; 95/[.F1673];70));&quot;###.##&quot;);&quot;%, 1.0)&quot;)" office:value-type="string" office:string-value="hsla(110, 80%, 71.97%, 1.0)" calcext:value-type="string">
            <text:p>hsla(110, 80%, 71.9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3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674]=1; 50; IF([.F1674]&lt;1; 0; 110));&quot;, 80%, &quot;; TEXT(IF([.F1674]&lt;1; [.F1674]*95; IF([.F1674]&gt;1; 95/[.F167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4</text:p>
          </table:table-cell>
          <table:table-cell office:value-type="float" office:value="6" calcext:value-type="float">
            <text:p>6</text:p>
          </table:table-cell>
          <table:table-cell office:value-type="float" office:value="0.5625" calcext:value-type="float">
            <text:p>0.56</text:p>
          </table:table-cell>
          <table:table-cell table:formula="of:=CONCATENATE(&quot;hsla(&quot;; IF([.F1675]=1; 50; IF([.F1675]&lt;1; 0; 110));&quot;, 80%, &quot;; TEXT(IF([.F1675]&lt;1; [.F1675]*95; IF([.F1675]&gt;1; 95/[.F1675];70));&quot;###.##&quot;);&quot;%, 1.0)&quot;)" office:value-type="string" office:string-value="hsla(0, 80%, 53.44%, 1.0)" calcext:value-type="string">
            <text:p>hsla(0, 80%, 53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676]=1; 50; IF([.F1676]&lt;1; 0; 110));&quot;, 80%, &quot;; TEXT(IF([.F1676]&lt;1; [.F1676]*95; IF([.F1676]&gt;1; 95/[.F1676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6</text:p>
          </table:table-cell>
          <table:table-cell office:value-type="float" office:value="95" calcext:value-type="float">
            <text:p>9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677]=1; 50; IF([.F1677]&lt;1; 0; 110));&quot;, 80%, &quot;; TEXT(IF([.F1677]&lt;1; [.F1677]*95; IF([.F1677]&gt;1; 95/[.F1677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7</text:p>
          </table:table-cell>
          <table:table-cell office:value-type="float" office:value="59" calcext:value-type="float">
            <text:p>59</text:p>
          </table:table-cell>
          <table:table-cell office:value-type="float" office:value="0.307692307692308" calcext:value-type="float">
            <text:p>0.31</text:p>
          </table:table-cell>
          <table:table-cell table:formula="of:=CONCATENATE(&quot;hsla(&quot;; IF([.F1678]=1; 50; IF([.F1678]&lt;1; 0; 110));&quot;, 80%, &quot;; TEXT(IF([.F1678]&lt;1; [.F1678]*95; IF([.F1678]&gt;1; 95/[.F1678];70));&quot;###.##&quot;);&quot;%, 1.0)&quot;)" office:value-type="string" office:string-value="hsla(0, 80%, 29.23%, 1.0)" calcext:value-type="string">
            <text:p>hsla(0, 80%, 29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679]=1; 50; IF([.F1679]&lt;1; 0; 110));&quot;, 80%, &quot;; TEXT(IF([.F1679]&lt;1; [.F1679]*95; IF([.F1679]&gt;1; 95/[.F167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79</text:p>
          </table:table-cell>
          <table:table-cell office:value-type="float" office:value="135" calcext:value-type="float">
            <text:p>13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680]=1; 50; IF([.F1680]&lt;1; 0; 110));&quot;, 80%, &quot;; TEXT(IF([.F1680]&lt;1; [.F1680]*95; IF([.F1680]&gt;1; 95/[.F1680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0</text:p>
          </table:table-cell>
          <table:table-cell office:value-type="float" office:value="9" calcext:value-type="float">
            <text:p>9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681]=1; 50; IF([.F1681]&lt;1; 0; 110));&quot;, 80%, &quot;; TEXT(IF([.F1681]&lt;1; [.F1681]*95; IF([.F1681]&gt;1; 95/[.F1681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formula="of:=CONCATENATE(&quot;hsla(&quot;; IF([.F1682]=1; 50; IF([.F1682]&lt;1; 0; 110));&quot;, 80%, &quot;; TEXT(IF([.F1682]&lt;1; [.F1682]*95; IF([.F1682]&gt;1; 95/[.F1682];70));&quot;###.##&quot;);&quot;%, 1.0)&quot;)" office:value-type="string" office:string-value="hsla(0, 80%, 66.5%, 1.0)" calcext:value-type="string">
            <text:p>hsla(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83]=1; 50; IF([.F1683]&lt;1; 0; 110));&quot;, 80%, &quot;; TEXT(IF([.F1683]&lt;1; [.F1683]*95; IF([.F1683]&gt;1; 95/[.F168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3</text:p>
          </table:table-cell>
          <table:table-cell office:value-type="float" office:value="49" calcext:value-type="float">
            <text:p>49</text:p>
          </table:table-cell>
          <table:table-cell office:value-type="float" office:value="0.289473684210526" calcext:value-type="float">
            <text:p>0.29</text:p>
          </table:table-cell>
          <table:table-cell table:formula="of:=CONCATENATE(&quot;hsla(&quot;; IF([.F1684]=1; 50; IF([.F1684]&lt;1; 0; 110));&quot;, 80%, &quot;; TEXT(IF([.F1684]&lt;1; [.F1684]*95; IF([.F1684]&gt;1; 95/[.F1684];70));&quot;###.##&quot;);&quot;%, 1.0)&quot;)" office:value-type="string" office:string-value="hsla(0, 80%, 27.5%, 1.0)" calcext:value-type="string">
            <text:p>hsla(0, 80%, 2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685]=1; 50; IF([.F1685]&lt;1; 0; 110));&quot;, 80%, &quot;; TEXT(IF([.F1685]&lt;1; [.F1685]*95; IF([.F1685]&gt;1; 95/[.F168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5</text:p>
          </table:table-cell>
          <table:table-cell office:value-type="float" office:value="23" calcext:value-type="float">
            <text:p>23</text:p>
          </table:table-cell>
          <table:table-cell office:value-type="float" office:value="0.45" calcext:value-type="float">
            <text:p>0.45</text:p>
          </table:table-cell>
          <table:table-cell table:formula="of:=CONCATENATE(&quot;hsla(&quot;; IF([.F1686]=1; 50; IF([.F1686]&lt;1; 0; 110));&quot;, 80%, &quot;; TEXT(IF([.F1686]&lt;1; [.F1686]*95; IF([.F1686]&gt;1; 95/[.F1686];70));&quot;###.##&quot;);&quot;%, 1.0)&quot;)" office:value-type="string" office:string-value="hsla(0, 80%, 42.75%, 1.0)" calcext:value-type="string">
            <text:p>hsla(0, 80%, 42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6</text:p>
          </table:table-cell>
          <table:table-cell office:value-type="float" office:value="60" calcext:value-type="float">
            <text:p>60</text:p>
          </table:table-cell>
          <table:table-cell office:value-type="float" office:value="1.08695652173913" calcext:value-type="float">
            <text:p>1.09</text:p>
          </table:table-cell>
          <table:table-cell table:formula="of:=CONCATENATE(&quot;hsla(&quot;; IF([.F1687]=1; 50; IF([.F1687]&lt;1; 0; 110));&quot;, 80%, &quot;; TEXT(IF([.F1687]&lt;1; [.F1687]*95; IF([.F1687]&gt;1; 95/[.F1687];70));&quot;###.##&quot;);&quot;%, 1.0)&quot;)" office:value-type="string" office:string-value="hsla(110, 80%, 87.4%, 1.0)" calcext:value-type="string">
            <text:p>hsla(110, 80%, 87.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7</text:p>
          </table:table-cell>
          <table:table-cell office:value-type="float" office:value="10" calcext:value-type="float">
            <text:p>10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1688]=1; 50; IF([.F1688]&lt;1; 0; 110));&quot;, 80%, &quot;; TEXT(IF([.F1688]&lt;1; [.F1688]*95; IF([.F1688]&gt;1; 95/[.F1688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89]=1; 50; IF([.F1689]&lt;1; 0; 110));&quot;, 80%, &quot;; TEXT(IF([.F1689]&lt;1; [.F1689]*95; IF([.F1689]&gt;1; 95/[.F168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89</text:p>
          </table:table-cell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3</text:p>
          </table:table-cell>
          <table:table-cell table:formula="of:=CONCATENATE(&quot;hsla(&quot;; IF([.F1690]=1; 50; IF([.F1690]&lt;1; 0; 110));&quot;, 80%, &quot;; TEXT(IF([.F1690]&lt;1; [.F1690]*95; IF([.F1690]&gt;1; 95/[.F1690];70));&quot;###.##&quot;);&quot;%, 1.0)&quot;)" office:value-type="string" office:string-value="hsla(0, 80%, 88.21%, 1.0)" calcext:value-type="string">
            <text:p>hsla(0, 80%, 88.2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0</text:p>
          </table:table-cell>
          <table:table-cell office:value-type="float" office:value="10" calcext:value-type="float">
            <text:p>10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1691]=1; 50; IF([.F1691]&lt;1; 0; 110));&quot;, 80%, &quot;; TEXT(IF([.F1691]&lt;1; [.F1691]*95; IF([.F1691]&gt;1; 95/[.F1691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1</text:p>
          </table:table-cell>
          <table:table-cell office:value-type="float" office:value="6" calcext:value-type="float">
            <text:p>6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1692]=1; 50; IF([.F1692]&lt;1; 0; 110));&quot;, 80%, &quot;; TEXT(IF([.F1692]&lt;1; [.F1692]*95; IF([.F1692]&gt;1; 95/[.F1692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2</text:p>
          </table:table-cell>
          <table:table-cell office:value-type="float" office:value="28" calcext:value-type="float">
            <text:p>28</text:p>
          </table:table-cell>
          <table:table-cell office:value-type="float" office:value="0.69047619047619" calcext:value-type="float">
            <text:p>0.69</text:p>
          </table:table-cell>
          <table:table-cell table:formula="of:=CONCATENATE(&quot;hsla(&quot;; IF([.F1693]=1; 50; IF([.F1693]&lt;1; 0; 110));&quot;, 80%, &quot;; TEXT(IF([.F1693]&lt;1; [.F1693]*95; IF([.F1693]&gt;1; 95/[.F1693];70));&quot;###.##&quot;);&quot;%, 1.0)&quot;)" office:value-type="string" office:string-value="hsla(0, 80%, 65.6%, 1.0)" calcext:value-type="string">
            <text:p>hsla(0, 80%, 65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3</text:p>
          </table:table-cell>
          <table:table-cell office:value-type="float" office:value="2" calcext:value-type="float">
            <text:p>2</text:p>
          </table:table-cell>
          <table:table-cell office:value-type="float" office:value="1.19230769230769" calcext:value-type="float">
            <text:p>1.19</text:p>
          </table:table-cell>
          <table:table-cell table:formula="of:=CONCATENATE(&quot;hsla(&quot;; IF([.F1694]=1; 50; IF([.F1694]&lt;1; 0; 110));&quot;, 80%, &quot;; TEXT(IF([.F1694]&lt;1; [.F1694]*95; IF([.F1694]&gt;1; 95/[.F1694];70));&quot;###.##&quot;);&quot;%, 1.0)&quot;)" office:value-type="string" office:string-value="hsla(110, 80%, 79.68%, 1.0)" calcext:value-type="string">
            <text:p>hsla(110, 80%, 79.6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4</text:p>
          </table:table-cell>
          <table:table-cell office:value-type="float" office:value="39" calcext:value-type="float">
            <text:p>39</text:p>
          </table:table-cell>
          <table:table-cell office:value-type="float" office:value="0.404761904761905" calcext:value-type="float">
            <text:p>0.4</text:p>
          </table:table-cell>
          <table:table-cell table:formula="of:=CONCATENATE(&quot;hsla(&quot;; IF([.F1695]=1; 50; IF([.F1695]&lt;1; 0; 110));&quot;, 80%, &quot;; TEXT(IF([.F1695]&lt;1; [.F1695]*95; IF([.F1695]&gt;1; 95/[.F1695];70));&quot;###.##&quot;);&quot;%, 1.0)&quot;)" office:value-type="string" office:string-value="hsla(0, 80%, 38.45%, 1.0)" calcext:value-type="string">
            <text:p>hsla(0, 80%, 38.4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696]=1; 50; IF([.F1696]&lt;1; 0; 110));&quot;, 80%, &quot;; TEXT(IF([.F1696]&lt;1; [.F1696]*95; IF([.F1696]&gt;1; 95/[.F169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6</text:p>
          </table:table-cell>
          <table:table-cell office:value-type="float" office:value="56" calcext:value-type="float">
            <text:p>56</text:p>
          </table:table-cell>
          <table:table-cell office:value-type="float" office:value="0.363636363636364" calcext:value-type="float">
            <text:p>0.36</text:p>
          </table:table-cell>
          <table:table-cell table:formula="of:=CONCATENATE(&quot;hsla(&quot;; IF([.F1697]=1; 50; IF([.F1697]&lt;1; 0; 110));&quot;, 80%, &quot;; TEXT(IF([.F1697]&lt;1; [.F1697]*95; IF([.F1697]&gt;1; 95/[.F1697];70));&quot;###.##&quot;);&quot;%, 1.0)&quot;)" office:value-type="string" office:string-value="hsla(0, 80%, 34.55%, 1.0)" calcext:value-type="string">
            <text:p>hsla(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7</text:p>
          </table:table-cell>
          <table:table-cell office:value-type="float" office:value="42" calcext:value-type="float">
            <text:p>42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698]=1; 50; IF([.F1698]&lt;1; 0; 110));&quot;, 80%, &quot;; TEXT(IF([.F1698]&lt;1; [.F1698]*95; IF([.F1698]&gt;1; 95/[.F1698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8</text:p>
          </table:table-cell>
          <table:table-cell office:value-type="float" office:value="28" calcext:value-type="float">
            <text:p>28</text:p>
          </table:table-cell>
          <table:table-cell office:value-type="float" office:value="1.25" calcext:value-type="float">
            <text:p>1.25</text:p>
          </table:table-cell>
          <table:table-cell table:formula="of:=CONCATENATE(&quot;hsla(&quot;; IF([.F1699]=1; 50; IF([.F1699]&lt;1; 0; 110));&quot;, 80%, &quot;; TEXT(IF([.F1699]&lt;1; [.F1699]*95; IF([.F1699]&gt;1; 95/[.F1699];70));&quot;###.##&quot;);&quot;%, 1.0)&quot;)" office:value-type="string" office:string-value="hsla(110, 80%, 76%, 1.0)" calcext:value-type="string">
            <text:p>hsla(11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699</text:p>
          </table:table-cell>
          <table:table-cell office:value-type="float" office:value="70" calcext:value-type="float">
            <text:p>70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1700]=1; 50; IF([.F1700]&lt;1; 0; 110));&quot;, 80%, &quot;; TEXT(IF([.F1700]&lt;1; [.F1700]*95; IF([.F1700]&gt;1; 95/[.F1700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0</text:p>
          </table:table-cell>
          <table:table-cell office:value-type="float" office:value="7" calcext:value-type="float">
            <text:p>7</text:p>
          </table:table-cell>
          <table:table-cell office:value-type="float" office:value="3.46666666666667" calcext:value-type="float">
            <text:p>3.47</text:p>
          </table:table-cell>
          <table:table-cell table:formula="of:=CONCATENATE(&quot;hsla(&quot;; IF([.F1701]=1; 50; IF([.F1701]&lt;1; 0; 110));&quot;, 80%, &quot;; TEXT(IF([.F1701]&lt;1; [.F1701]*95; IF([.F1701]&gt;1; 95/[.F1701];70));&quot;###.##&quot;);&quot;%, 1.0)&quot;)" office:value-type="string" office:string-value="hsla(110, 80%, 27.4%, 1.0)" calcext:value-type="string">
            <text:p>hsla(110, 80%, 27.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1</text:p>
          </table:table-cell>
          <table:table-cell office:value-type="float" office:value="69" calcext:value-type="float">
            <text:p>69</text:p>
          </table:table-cell>
          <table:table-cell office:value-type="float" office:value="1.13793103448276" calcext:value-type="float">
            <text:p>1.14</text:p>
          </table:table-cell>
          <table:table-cell table:formula="of:=CONCATENATE(&quot;hsla(&quot;; IF([.F1702]=1; 50; IF([.F1702]&lt;1; 0; 110));&quot;, 80%, &quot;; TEXT(IF([.F1702]&lt;1; [.F1702]*95; IF([.F1702]&gt;1; 95/[.F1702];70));&quot;###.##&quot;);&quot;%, 1.0)&quot;)" office:value-type="string" office:string-value="hsla(110, 80%, 83.48%, 1.0)" calcext:value-type="string">
            <text:p>hsla(110, 80%, 83.4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2</text:p>
          </table:table-cell>
          <table:table-cell office:value-type="float" office:value="85" calcext:value-type="float">
            <text:p>85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703]=1; 50; IF([.F1703]&lt;1; 0; 110));&quot;, 80%, &quot;; TEXT(IF([.F1703]&lt;1; [.F1703]*95; IF([.F1703]&gt;1; 95/[.F1703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3</text:p>
          </table:table-cell>
          <table:table-cell office:value-type="float" office:value="147" calcext:value-type="float">
            <text:p>147</text:p>
          </table:table-cell>
          <table:table-cell office:value-type="float" office:value="1.125" calcext:value-type="float">
            <text:p>1.13</text:p>
          </table:table-cell>
          <table:table-cell table:formula="of:=CONCATENATE(&quot;hsla(&quot;; IF([.F1704]=1; 50; IF([.F1704]&lt;1; 0; 110));&quot;, 80%, &quot;; TEXT(IF([.F1704]&lt;1; [.F1704]*95; IF([.F1704]&gt;1; 95/[.F1704];70));&quot;###.##&quot;);&quot;%, 1.0)&quot;)" office:value-type="string" office:string-value="hsla(110, 80%, 84.44%, 1.0)" calcext:value-type="string">
            <text:p>hsla(11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4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1705]=1; 50; IF([.F1705]&lt;1; 0; 110));&quot;, 80%, &quot;; TEXT(IF([.F1705]&lt;1; [.F1705]*95; IF([.F1705]&gt;1; 95/[.F1705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&quot;hsla(&quot;; IF([.F1706]=1; 50; IF([.F1706]&lt;1; 0; 110));&quot;, 80%, &quot;; TEXT(IF([.F1706]&lt;1; [.F1706]*95; IF([.F1706]&gt;1; 95/[.F1706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6</text:p>
          </table:table-cell>
          <table:table-cell office:value-type="float" office:value="28" calcext:value-type="float">
            <text:p>28</text:p>
          </table:table-cell>
          <table:table-cell office:value-type="float" office:value="3.6875" calcext:value-type="float">
            <text:p>3.69</text:p>
          </table:table-cell>
          <table:table-cell table:formula="of:=CONCATENATE(&quot;hsla(&quot;; IF([.F1707]=1; 50; IF([.F1707]&lt;1; 0; 110));&quot;, 80%, &quot;; TEXT(IF([.F1707]&lt;1; [.F1707]*95; IF([.F1707]&gt;1; 95/[.F1707];70));&quot;###.##&quot;);&quot;%, 1.0)&quot;)" office:value-type="string" office:string-value="hsla(110, 80%, 25.76%, 1.0)" calcext:value-type="string">
            <text:p>hsla(110, 80%, 25.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7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708]=1; 50; IF([.F1708]&lt;1; 0; 110));&quot;, 80%, &quot;; TEXT(IF([.F1708]&lt;1; [.F1708]*95; IF([.F1708]&gt;1; 95/[.F170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8</text:p>
          </table:table-cell>
          <table:table-cell office:value-type="float" office:value="5" calcext:value-type="float">
            <text:p>5</text:p>
          </table:table-cell>
          <table:table-cell office:value-type="float" office:value="2.66666666666667" calcext:value-type="float">
            <text:p>2.67</text:p>
          </table:table-cell>
          <table:table-cell table:formula="of:=CONCATENATE(&quot;hsla(&quot;; IF([.F1709]=1; 50; IF([.F1709]&lt;1; 0; 110));&quot;, 80%, &quot;; TEXT(IF([.F1709]&lt;1; [.F1709]*95; IF([.F1709]&gt;1; 95/[.F1709];70));&quot;###.##&quot;);&quot;%, 1.0)&quot;)" office:value-type="string" office:string-value="hsla(110, 80%, 35.63%, 1.0)" calcext:value-type="string">
            <text:p>hsla(11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09</text:p>
          </table:table-cell>
          <table:table-cell office:value-type="float" office:value="26" calcext:value-type="float">
            <text:p>26</text:p>
          </table:table-cell>
          <table:table-cell office:value-type="float" office:value="0.782608695652174" calcext:value-type="float">
            <text:p>0.78</text:p>
          </table:table-cell>
          <table:table-cell table:formula="of:=CONCATENATE(&quot;hsla(&quot;; IF([.F1710]=1; 50; IF([.F1710]&lt;1; 0; 110));&quot;, 80%, &quot;; TEXT(IF([.F1710]&lt;1; [.F1710]*95; IF([.F1710]&gt;1; 95/[.F1710];70));&quot;###.##&quot;);&quot;%, 1.0)&quot;)" office:value-type="string" office:string-value="hsla(0, 80%, 74.35%, 1.0)" calcext:value-type="string">
            <text:p>hsla(0, 80%, 74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0</text:p>
          </table:table-cell>
          <table:table-cell office:value-type="float" office:value="68" calcext:value-type="float">
            <text:p>68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711]=1; 50; IF([.F1711]&lt;1; 0; 110));&quot;, 80%, &quot;; TEXT(IF([.F1711]&lt;1; [.F1711]*95; IF([.F1711]&gt;1; 95/[.F1711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1</text:p>
          </table:table-cell>
          <table:table-cell office:value-type="float" office:value="29" calcext:value-type="float">
            <text:p>29</text:p>
          </table:table-cell>
          <table:table-cell office:value-type="float" office:value="1.33270852858482" calcext:value-type="float">
            <text:p>1.33</text:p>
          </table:table-cell>
          <table:table-cell table:formula="of:=CONCATENATE(&quot;hsla(&quot;; IF([.F1712]=1; 50; IF([.F1712]&lt;1; 0; 110));&quot;, 80%, &quot;; TEXT(IF([.F1712]&lt;1; [.F1712]*95; IF([.F1712]&gt;1; 95/[.F1712];70));&quot;###.##&quot;);&quot;%, 1.0)&quot;)" office:value-type="string" office:string-value="hsla(110, 80%, 71.28%, 1.0)" calcext:value-type="string">
            <text:p>hsla(110, 80%, 71.2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2</text:p>
          </table:table-cell>
          <table:table-cell office:value-type="float" office:value="3" calcext:value-type="float">
            <text:p>3</text:p>
          </table:table-cell>
          <table:table-cell office:value-type="float" office:value="0.461538461538462" calcext:value-type="float">
            <text:p>0.46</text:p>
          </table:table-cell>
          <table:table-cell table:formula="of:=CONCATENATE(&quot;hsla(&quot;; IF([.F1713]=1; 50; IF([.F1713]&lt;1; 0; 110));&quot;, 80%, &quot;; TEXT(IF([.F1713]&lt;1; [.F1713]*95; IF([.F1713]&gt;1; 95/[.F1713];70));&quot;###.##&quot;);&quot;%, 1.0)&quot;)" office:value-type="string" office:string-value="hsla(0, 80%, 43.85%, 1.0)" calcext:value-type="string">
            <text:p>hsla(0, 80%, 43.8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3</text:p>
          </table:table-cell>
          <table:table-cell office:value-type="float" office:value="33" calcext:value-type="float">
            <text:p>33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714]=1; 50; IF([.F1714]&lt;1; 0; 110));&quot;, 80%, &quot;; TEXT(IF([.F1714]&lt;1; [.F1714]*95; IF([.F1714]&gt;1; 95/[.F1714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4</text:p>
          </table:table-cell>
          <table:table-cell office:value-type="float" office:value="9" calcext:value-type="float">
            <text:p>9</text:p>
          </table:table-cell>
          <table:table-cell office:value-type="float" office:value="1.04347826086957" calcext:value-type="float">
            <text:p>1.04</text:p>
          </table:table-cell>
          <table:table-cell table:formula="of:=CONCATENATE(&quot;hsla(&quot;; IF([.F1715]=1; 50; IF([.F1715]&lt;1; 0; 110));&quot;, 80%, &quot;; TEXT(IF([.F1715]&lt;1; [.F1715]*95; IF([.F1715]&gt;1; 95/[.F1715];70));&quot;###.##&quot;);&quot;%, 1.0)&quot;)" office:value-type="string" office:string-value="hsla(110, 80%, 91.04%, 1.0)" calcext:value-type="string">
            <text:p>hsla(110, 80%, 91.0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5</text:p>
          </table:table-cell>
          <table:table-cell office:value-type="float" office:value="13" calcext:value-type="float">
            <text:p>1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716]=1; 50; IF([.F1716]&lt;1; 0; 110));&quot;, 80%, &quot;; TEXT(IF([.F1716]&lt;1; [.F1716]*95; IF([.F1716]&gt;1; 95/[.F1716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17]=1; 50; IF([.F1717]&lt;1; 0; 110));&quot;, 80%, &quot;; TEXT(IF([.F1717]&lt;1; [.F1717]*95; IF([.F1717]&gt;1; 95/[.F171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7</text:p>
          </table:table-cell>
          <table:table-cell office:value-type="float" office:value="3" calcext:value-type="float">
            <text:p>3</text:p>
          </table:table-cell>
          <table:table-cell office:value-type="float" office:value="0.217391304347826" calcext:value-type="float">
            <text:p>0.22</text:p>
          </table:table-cell>
          <table:table-cell table:formula="of:=CONCATENATE(&quot;hsla(&quot;; IF([.F1718]=1; 50; IF([.F1718]&lt;1; 0; 110));&quot;, 80%, &quot;; TEXT(IF([.F1718]&lt;1; [.F1718]*95; IF([.F1718]&gt;1; 95/[.F1718];70));&quot;###.##&quot;);&quot;%, 1.0)&quot;)" office:value-type="string" office:string-value="hsla(0, 80%, 20.65%, 1.0)" calcext:value-type="string">
            <text:p>hsla(0, 80%, 20.6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719]=1; 50; IF([.F1719]&lt;1; 0; 110));&quot;, 80%, &quot;; TEXT(IF([.F1719]&lt;1; [.F1719]*95; IF([.F1719]&gt;1; 95/[.F1719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19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720]=1; 50; IF([.F1720]&lt;1; 0; 110));&quot;, 80%, &quot;; TEXT(IF([.F1720]&lt;1; [.F1720]*95; IF([.F1720]&gt;1; 95/[.F1720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721]=1; 50; IF([.F1721]&lt;1; 0; 110));&quot;, 80%, &quot;; TEXT(IF([.F1721]&lt;1; [.F1721]*95; IF([.F1721]&gt;1; 95/[.F172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1</text:p>
          </table:table-cell>
          <table:table-cell office:value-type="float" office:value="46" calcext:value-type="float">
            <text:p>46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722]=1; 50; IF([.F1722]&lt;1; 0; 110));&quot;, 80%, &quot;; TEXT(IF([.F1722]&lt;1; [.F1722]*95; IF([.F1722]&gt;1; 95/[.F1722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23]=1; 50; IF([.F1723]&lt;1; 0; 110));&quot;, 80%, &quot;; TEXT(IF([.F1723]&lt;1; [.F1723]*95; IF([.F1723]&gt;1; 95/[.F172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3</text:p>
          </table:table-cell>
          <table:table-cell office:value-type="float" office:value="5" calcext:value-type="float">
            <text:p>5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724]=1; 50; IF([.F1724]&lt;1; 0; 110));&quot;, 80%, &quot;; TEXT(IF([.F1724]&lt;1; [.F1724]*95; IF([.F1724]&gt;1; 95/[.F1724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4</text:p>
          </table:table-cell>
          <table:table-cell office:value-type="float" office:value="13" calcext:value-type="float">
            <text:p>13</text:p>
          </table:table-cell>
          <table:table-cell office:value-type="float" office:value="0.853932584269663" calcext:value-type="float">
            <text:p>0.85</text:p>
          </table:table-cell>
          <table:table-cell table:formula="of:=CONCATENATE(&quot;hsla(&quot;; IF([.F1725]=1; 50; IF([.F1725]&lt;1; 0; 110));&quot;, 80%, &quot;; TEXT(IF([.F1725]&lt;1; [.F1725]*95; IF([.F1725]&gt;1; 95/[.F1725];70));&quot;###.##&quot;);&quot;%, 1.0)&quot;)" office:value-type="string" office:string-value="hsla(0, 80%, 81.12%, 1.0)" calcext:value-type="string">
            <text:p>hsla(0, 80%, 81.1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5</text:p>
          </table:table-cell>
          <table:table-cell office:value-type="float" office:value="59" calcext:value-type="float">
            <text:p>59</text:p>
          </table:table-cell>
          <table:table-cell office:value-type="float" office:value="1.10714285714286" calcext:value-type="float">
            <text:p>1.11</text:p>
          </table:table-cell>
          <table:table-cell table:formula="of:=CONCATENATE(&quot;hsla(&quot;; IF([.F1726]=1; 50; IF([.F1726]&lt;1; 0; 110));&quot;, 80%, &quot;; TEXT(IF([.F1726]&lt;1; [.F1726]*95; IF([.F1726]&gt;1; 95/[.F1726];70));&quot;###.##&quot;);&quot;%, 1.0)&quot;)" office:value-type="string" office:string-value="hsla(110, 80%, 85.81%, 1.0)" calcext:value-type="string">
            <text:p>hsla(110, 80%, 85.8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6</text:p>
          </table:table-cell>
          <table:table-cell office:value-type="float" office:value="391" calcext:value-type="float">
            <text:p>391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727]=1; 50; IF([.F1727]&lt;1; 0; 110));&quot;, 80%, &quot;; TEXT(IF([.F1727]&lt;1; [.F1727]*95; IF([.F1727]&gt;1; 95/[.F1727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7</text:p>
          </table:table-cell>
          <table:table-cell office:value-type="float" office:value="58" calcext:value-type="float">
            <text:p>58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728]=1; 50; IF([.F1728]&lt;1; 0; 110));&quot;, 80%, &quot;; TEXT(IF([.F1728]&lt;1; [.F1728]*95; IF([.F1728]&gt;1; 95/[.F1728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8</text:p>
          </table:table-cell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3</text:p>
          </table:table-cell>
          <table:table-cell table:formula="of:=CONCATENATE(&quot;hsla(&quot;; IF([.F1729]=1; 50; IF([.F1729]&lt;1; 0; 110));&quot;, 80%, &quot;; TEXT(IF([.F1729]&lt;1; [.F1729]*95; IF([.F1729]&gt;1; 95/[.F1729];70));&quot;###.##&quot;);&quot;%, 1.0)&quot;)" office:value-type="string" office:string-value="hsla(0, 80%, 59.38%, 1.0)" calcext:value-type="string">
            <text:p>hsla(0, 80%, 59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730]=1; 50; IF([.F1730]&lt;1; 0; 110));&quot;, 80%, &quot;; TEXT(IF([.F1730]&lt;1; [.F1730]*95; IF([.F1730]&gt;1; 95/[.F173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0</text:p>
          </table:table-cell>
          <table:table-cell office:value-type="float" office:value="47" calcext:value-type="float">
            <text:p>47</text:p>
          </table:table-cell>
          <table:table-cell office:value-type="float" office:value="0.285714285714286" calcext:value-type="float">
            <text:p>0.29</text:p>
          </table:table-cell>
          <table:table-cell table:formula="of:=CONCATENATE(&quot;hsla(&quot;; IF([.F1731]=1; 50; IF([.F1731]&lt;1; 0; 110));&quot;, 80%, &quot;; TEXT(IF([.F1731]&lt;1; [.F1731]*95; IF([.F1731]&gt;1; 95/[.F1731];70));&quot;###.##&quot;);&quot;%, 1.0)&quot;)" office:value-type="string" office:string-value="hsla(0, 80%, 27.14%, 1.0)" calcext:value-type="string">
            <text:p>hsla(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1</text:p>
          </table:table-cell>
          <table:table-cell office:value-type="float" office:value="13" calcext:value-type="float">
            <text:p>13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732]=1; 50; IF([.F1732]&lt;1; 0; 110));&quot;, 80%, &quot;; TEXT(IF([.F1732]&lt;1; [.F1732]*95; IF([.F1732]&gt;1; 95/[.F1732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2</text:p>
          </table:table-cell>
          <table:table-cell office:value-type="float" office:value="10" calcext:value-type="float">
            <text:p>10</text:p>
          </table:table-cell>
          <table:table-cell office:value-type="float" office:value="0.444444444444444" calcext:value-type="float">
            <text:p>0.44</text:p>
          </table:table-cell>
          <table:table-cell table:formula="of:=CONCATENATE(&quot;hsla(&quot;; IF([.F1733]=1; 50; IF([.F1733]&lt;1; 0; 110));&quot;, 80%, &quot;; TEXT(IF([.F1733]&lt;1; [.F1733]*95; IF([.F1733]&gt;1; 95/[.F1733];70));&quot;###.##&quot;);&quot;%, 1.0)&quot;)" office:value-type="string" office:string-value="hsla(0, 80%, 42.22%, 1.0)" calcext:value-type="string">
            <text:p>hsla(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3</text:p>
          </table:table-cell>
          <table:table-cell office:value-type="float" office:value="5" calcext:value-type="float">
            <text:p>5</text:p>
          </table:table-cell>
          <table:table-cell office:value-type="float" office:value="0.413793103448276" calcext:value-type="float">
            <text:p>0.41</text:p>
          </table:table-cell>
          <table:table-cell table:formula="of:=CONCATENATE(&quot;hsla(&quot;; IF([.F1734]=1; 50; IF([.F1734]&lt;1; 0; 110));&quot;, 80%, &quot;; TEXT(IF([.F1734]&lt;1; [.F1734]*95; IF([.F1734]&gt;1; 95/[.F1734];70));&quot;###.##&quot;);&quot;%, 1.0)&quot;)" office:value-type="string" office:string-value="hsla(0, 80%, 39.31%, 1.0)" calcext:value-type="string">
            <text:p>hsla(0, 80%, 39.3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4</text:p>
          </table:table-cell>
          <table:table-cell office:value-type="float" office:value="165" calcext:value-type="float">
            <text:p>165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735]=1; 50; IF([.F1735]&lt;1; 0; 110));&quot;, 80%, &quot;; TEXT(IF([.F1735]&lt;1; [.F1735]*95; IF([.F1735]&gt;1; 95/[.F1735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5</text:p>
          </table:table-cell>
          <table:table-cell office:value-type="float" office:value="18" calcext:value-type="float">
            <text:p>18</text:p>
          </table:table-cell>
          <table:table-cell office:value-type="float" office:value="0.95" calcext:value-type="float">
            <text:p>0.95</text:p>
          </table:table-cell>
          <table:table-cell table:formula="of:=CONCATENATE(&quot;hsla(&quot;; IF([.F1736]=1; 50; IF([.F1736]&lt;1; 0; 110));&quot;, 80%, &quot;; TEXT(IF([.F1736]&lt;1; [.F1736]*95; IF([.F1736]&gt;1; 95/[.F1736];70));&quot;###.##&quot;);&quot;%, 1.0)&quot;)" office:value-type="string" office:string-value="hsla(0, 80%, 90.25%, 1.0)" calcext:value-type="string">
            <text:p>hsla(0, 80%, 90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6</text:p>
          </table:table-cell>
          <table:table-cell office:value-type="float" office:value="54" calcext:value-type="float">
            <text:p>54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737]=1; 50; IF([.F1737]&lt;1; 0; 110));&quot;, 80%, &quot;; TEXT(IF([.F1737]&lt;1; [.F1737]*95; IF([.F1737]&gt;1; 95/[.F1737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7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738]=1; 50; IF([.F1738]&lt;1; 0; 110));&quot;, 80%, &quot;; TEXT(IF([.F1738]&lt;1; [.F1738]*95; IF([.F1738]&gt;1; 95/[.F1738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8</text:p>
          </table:table-cell>
          <table:table-cell office:value-type="float" office:value="6" calcext:value-type="float">
            <text:p>6</text:p>
          </table:table-cell>
          <table:table-cell office:value-type="float" office:value="1.41666666666667" calcext:value-type="float">
            <text:p>1.42</text:p>
          </table:table-cell>
          <table:table-cell table:formula="of:=CONCATENATE(&quot;hsla(&quot;; IF([.F1739]=1; 50; IF([.F1739]&lt;1; 0; 110));&quot;, 80%, &quot;; TEXT(IF([.F1739]&lt;1; [.F1739]*95; IF([.F1739]&gt;1; 95/[.F1739];70));&quot;###.##&quot;);&quot;%, 1.0)&quot;)" office:value-type="string" office:string-value="hsla(110, 80%, 67.06%, 1.0)" calcext:value-type="string">
            <text:p>hsla(110, 80%, 67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3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740]=1; 50; IF([.F1740]&lt;1; 0; 110));&quot;, 80%, &quot;; TEXT(IF([.F1740]&lt;1; [.F1740]*95; IF([.F1740]&gt;1; 95/[.F1740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0</text:p>
          </table:table-cell>
          <table:table-cell office:value-type="float" office:value="3" calcext:value-type="float">
            <text:p>3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741]=1; 50; IF([.F1741]&lt;1; 0; 110));&quot;, 80%, &quot;; TEXT(IF([.F1741]&lt;1; [.F1741]*95; IF([.F1741]&gt;1; 95/[.F1741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1</text:p>
          </table:table-cell>
          <table:table-cell office:value-type="float" office:value="4" calcext:value-type="float">
            <text:p>4</text:p>
          </table:table-cell>
          <table:table-cell office:value-type="float" office:value="2.25675675675676" calcext:value-type="float">
            <text:p>2.26</text:p>
          </table:table-cell>
          <table:table-cell table:formula="of:=CONCATENATE(&quot;hsla(&quot;; IF([.F1742]=1; 50; IF([.F1742]&lt;1; 0; 110));&quot;, 80%, &quot;; TEXT(IF([.F1742]&lt;1; [.F1742]*95; IF([.F1742]&gt;1; 95/[.F1742];70));&quot;###.##&quot;);&quot;%, 1.0)&quot;)" office:value-type="string" office:string-value="hsla(110, 80%, 42.1%, 1.0)" calcext:value-type="string">
            <text:p>hsla(110, 80%, 42.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43]=1; 50; IF([.F1743]&lt;1; 0; 110));&quot;, 80%, &quot;; TEXT(IF([.F1743]&lt;1; [.F1743]*95; IF([.F1743]&gt;1; 95/[.F174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3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744]=1; 50; IF([.F1744]&lt;1; 0; 110));&quot;, 80%, &quot;; TEXT(IF([.F1744]&lt;1; [.F1744]*95; IF([.F1744]&gt;1; 95/[.F1744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4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CONCATENATE(&quot;hsla(&quot;; IF([.F1745]=1; 50; IF([.F1745]&lt;1; 0; 110));&quot;, 80%, &quot;; TEXT(IF([.F1745]&lt;1; [.F1745]*95; IF([.F1745]&gt;1; 95/[.F1745];70));&quot;###.##&quot;);&quot;%, 1.0)&quot;)" office:value-type="string" office:string-value="hsla(0, 80%, 66.5%, 1.0)" calcext:value-type="string">
            <text:p>hsla(0, 80%, 66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5</text:p>
          </table:table-cell>
          <table:table-cell office:value-type="float" office:value="4" calcext:value-type="float">
            <text:p>4</text:p>
          </table:table-cell>
          <table:table-cell office:value-type="float" office:value="0.555555555555556" calcext:value-type="float">
            <text:p>0.56</text:p>
          </table:table-cell>
          <table:table-cell table:formula="of:=CONCATENATE(&quot;hsla(&quot;; IF([.F1746]=1; 50; IF([.F1746]&lt;1; 0; 110));&quot;, 80%, &quot;; TEXT(IF([.F1746]&lt;1; [.F1746]*95; IF([.F1746]&gt;1; 95/[.F1746];70));&quot;###.##&quot;);&quot;%, 1.0)&quot;)" office:value-type="string" office:string-value="hsla(0, 80%, 52.78%, 1.0)" calcext:value-type="string">
            <text:p>hsla(0, 80%, 52.7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6</text:p>
          </table:table-cell>
          <table:table-cell office:value-type="float" office:value="67" calcext:value-type="float">
            <text:p>67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1747]=1; 50; IF([.F1747]&lt;1; 0; 110));&quot;, 80%, &quot;; TEXT(IF([.F1747]&lt;1; [.F1747]*95; IF([.F1747]&gt;1; 95/[.F1747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48]=1; 50; IF([.F1748]&lt;1; 0; 110));&quot;, 80%, &quot;; TEXT(IF([.F1748]&lt;1; [.F1748]*95; IF([.F1748]&gt;1; 95/[.F174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8</text:p>
          </table:table-cell>
          <table:table-cell office:value-type="float" office:value="75" calcext:value-type="float">
            <text:p>75</text:p>
          </table:table-cell>
          <table:table-cell office:value-type="float" office:value="0.272727272727273" calcext:value-type="float">
            <text:p>0.27</text:p>
          </table:table-cell>
          <table:table-cell table:formula="of:=CONCATENATE(&quot;hsla(&quot;; IF([.F1749]=1; 50; IF([.F1749]&lt;1; 0; 110));&quot;, 80%, &quot;; TEXT(IF([.F1749]&lt;1; [.F1749]*95; IF([.F1749]&gt;1; 95/[.F1749];70));&quot;###.##&quot;);&quot;%, 1.0)&quot;)" office:value-type="string" office:string-value="hsla(0, 80%, 25.91%, 1.0)" calcext:value-type="string">
            <text:p>hsla(0, 80%, 25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49</text:p>
          </table:table-cell>
          <table:table-cell office:value-type="float" office:value="7" calcext:value-type="float">
            <text:p>7</text:p>
          </table:table-cell>
          <table:table-cell office:value-type="float" office:value="1.63157894736842" calcext:value-type="float">
            <text:p>1.63</text:p>
          </table:table-cell>
          <table:table-cell table:formula="of:=CONCATENATE(&quot;hsla(&quot;; IF([.F1750]=1; 50; IF([.F1750]&lt;1; 0; 110));&quot;, 80%, &quot;; TEXT(IF([.F1750]&lt;1; [.F1750]*95; IF([.F1750]&gt;1; 95/[.F1750];70));&quot;###.##&quot;);&quot;%, 1.0)&quot;)" office:value-type="string" office:string-value="hsla(110, 80%, 58.23%, 1.0)" calcext:value-type="string">
            <text:p>hsla(110, 80%, 58.2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0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1751]=1; 50; IF([.F1751]&lt;1; 0; 110));&quot;, 80%, &quot;; TEXT(IF([.F1751]&lt;1; [.F1751]*95; IF([.F1751]&gt;1; 95/[.F1751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1</text:p>
          </table:table-cell>
          <table:table-cell office:value-type="float" office:value="24" calcext:value-type="float">
            <text:p>24</text:p>
          </table:table-cell>
          <table:table-cell office:value-type="float" office:value="1.31578947368421" calcext:value-type="float">
            <text:p>1.32</text:p>
          </table:table-cell>
          <table:table-cell table:formula="of:=CONCATENATE(&quot;hsla(&quot;; IF([.F1752]=1; 50; IF([.F1752]&lt;1; 0; 110));&quot;, 80%, &quot;; TEXT(IF([.F1752]&lt;1; [.F1752]*95; IF([.F1752]&gt;1; 95/[.F1752];70));&quot;###.##&quot;);&quot;%, 1.0)&quot;)" office:value-type="string" office:string-value="hsla(110, 80%, 72.2%, 1.0)" calcext:value-type="string">
            <text:p>hsla(110, 80%, 72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2</text:p>
          </table:table-cell>
          <table:table-cell office:value-type="float" office:value="32" calcext:value-type="float">
            <text:p>32</text:p>
          </table:table-cell>
          <table:table-cell office:value-type="float" office:value="0.583333333333333" calcext:value-type="float">
            <text:p>0.58</text:p>
          </table:table-cell>
          <table:table-cell table:formula="of:=CONCATENATE(&quot;hsla(&quot;; IF([.F1753]=1; 50; IF([.F1753]&lt;1; 0; 110));&quot;, 80%, &quot;; TEXT(IF([.F1753]&lt;1; [.F1753]*95; IF([.F1753]&gt;1; 95/[.F1753];70));&quot;###.##&quot;);&quot;%, 1.0)&quot;)" office:value-type="string" office:string-value="hsla(0, 80%, 55.42%, 1.0)" calcext:value-type="string">
            <text:p>hsla(0, 80%, 55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3</text:p>
          </table:table-cell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754]=1; 50; IF([.F1754]&lt;1; 0; 110));&quot;, 80%, &quot;; TEXT(IF([.F1754]&lt;1; [.F1754]*95; IF([.F1754]&gt;1; 95/[.F1754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4</text:p>
          </table:table-cell>
          <table:table-cell office:value-type="float" office:value="48" calcext:value-type="float">
            <text:p>48</text:p>
          </table:table-cell>
          <table:table-cell office:value-type="float" office:value="1.01477832512315" calcext:value-type="float">
            <text:p>1.01</text:p>
          </table:table-cell>
          <table:table-cell table:formula="of:=CONCATENATE(&quot;hsla(&quot;; IF([.F1755]=1; 50; IF([.F1755]&lt;1; 0; 110));&quot;, 80%, &quot;; TEXT(IF([.F1755]&lt;1; [.F1755]*95; IF([.F1755]&gt;1; 95/[.F1755];70));&quot;###.##&quot;);&quot;%, 1.0)&quot;)" office:value-type="string" office:string-value="hsla(110, 80%, 93.62%, 1.0)" calcext:value-type="string">
            <text:p>hsla(110, 80%, 93.6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5</text:p>
          </table:table-cell>
          <table:table-cell office:value-type="float" office:value="15" calcext:value-type="float">
            <text:p>15</text:p>
          </table:table-cell>
          <table:table-cell office:value-type="float" office:value="0.761904761904762" calcext:value-type="float">
            <text:p>0.76</text:p>
          </table:table-cell>
          <table:table-cell table:formula="of:=CONCATENATE(&quot;hsla(&quot;; IF([.F1756]=1; 50; IF([.F1756]&lt;1; 0; 110));&quot;, 80%, &quot;; TEXT(IF([.F1756]&lt;1; [.F1756]*95; IF([.F1756]&gt;1; 95/[.F1756];70));&quot;###.##&quot;);&quot;%, 1.0)&quot;)" office:value-type="string" office:string-value="hsla(0, 80%, 72.38%, 1.0)" calcext:value-type="string">
            <text:p>hsla(0, 80%, 72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6</text:p>
          </table:table-cell>
          <table:table-cell office:value-type="float" office:value="53" calcext:value-type="float">
            <text:p>5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757]=1; 50; IF([.F1757]&lt;1; 0; 110));&quot;, 80%, &quot;; TEXT(IF([.F1757]&lt;1; [.F1757]*95; IF([.F1757]&gt;1; 95/[.F1757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7</text:p>
          </table:table-cell>
          <table:table-cell office:value-type="float" office:value="5" calcext:value-type="float">
            <text:p>5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1758]=1; 50; IF([.F1758]&lt;1; 0; 110));&quot;, 80%, &quot;; TEXT(IF([.F1758]&lt;1; [.F1758]*95; IF([.F1758]&gt;1; 95/[.F1758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8</text:p>
          </table:table-cell>
          <table:table-cell office:value-type="float" office:value="89" calcext:value-type="float">
            <text:p>89</text:p>
          </table:table-cell>
          <table:table-cell office:value-type="float" office:value="0.8125" calcext:value-type="float">
            <text:p>0.81</text:p>
          </table:table-cell>
          <table:table-cell table:formula="of:=CONCATENATE(&quot;hsla(&quot;; IF([.F1759]=1; 50; IF([.F1759]&lt;1; 0; 110));&quot;, 80%, &quot;; TEXT(IF([.F1759]&lt;1; [.F1759]*95; IF([.F1759]&gt;1; 95/[.F1759];70));&quot;###.##&quot;);&quot;%, 1.0)&quot;)" office:value-type="string" office:string-value="hsla(0, 80%, 77.19%, 1.0)" calcext:value-type="string">
            <text:p>hsla(0, 80%, 77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59</text:p>
          </table:table-cell>
          <table:table-cell office:value-type="float" office:value="13" calcext:value-type="float">
            <text:p>13</text:p>
          </table:table-cell>
          <table:table-cell office:value-type="float" office:value="0.991304347826087" calcext:value-type="float">
            <text:p>0.99</text:p>
          </table:table-cell>
          <table:table-cell table:formula="of:=CONCATENATE(&quot;hsla(&quot;; IF([.F1760]=1; 50; IF([.F1760]&lt;1; 0; 110));&quot;, 80%, &quot;; TEXT(IF([.F1760]&lt;1; [.F1760]*95; IF([.F1760]&gt;1; 95/[.F1760];70));&quot;###.##&quot;);&quot;%, 1.0)&quot;)" office:value-type="string" office:string-value="hsla(0, 80%, 94.17%, 1.0)" calcext:value-type="string">
            <text:p>hsla(0, 80%, 94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0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761]=1; 50; IF([.F1761]&lt;1; 0; 110));&quot;, 80%, &quot;; TEXT(IF([.F1761]&lt;1; [.F1761]*95; IF([.F1761]&gt;1; 95/[.F1761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1</text:p>
          </table:table-cell>
          <table:table-cell office:value-type="float" office:value="7" calcext:value-type="float">
            <text:p>7</text:p>
          </table:table-cell>
          <table:table-cell office:value-type="float" office:value="0.466666666666667" calcext:value-type="float">
            <text:p>0.47</text:p>
          </table:table-cell>
          <table:table-cell table:formula="of:=CONCATENATE(&quot;hsla(&quot;; IF([.F1762]=1; 50; IF([.F1762]&lt;1; 0; 110));&quot;, 80%, &quot;; TEXT(IF([.F1762]&lt;1; [.F1762]*95; IF([.F1762]&gt;1; 95/[.F1762];70));&quot;###.##&quot;);&quot;%, 1.0)&quot;)" office:value-type="string" office:string-value="hsla(0, 80%, 44.33%, 1.0)" calcext:value-type="string">
            <text:p>hsla(0, 80%, 44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2</text:p>
          </table:table-cell>
          <table:table-cell office:value-type="float" office:value="3" calcext:value-type="float">
            <text:p>3</text:p>
          </table:table-cell>
          <table:table-cell office:value-type="float" office:value="1.15909090909091" calcext:value-type="float">
            <text:p>1.16</text:p>
          </table:table-cell>
          <table:table-cell table:formula="of:=CONCATENATE(&quot;hsla(&quot;; IF([.F1763]=1; 50; IF([.F1763]&lt;1; 0; 110));&quot;, 80%, &quot;; TEXT(IF([.F1763]&lt;1; [.F1763]*95; IF([.F1763]&gt;1; 95/[.F1763];70));&quot;###.##&quot;);&quot;%, 1.0)&quot;)" office:value-type="string" office:string-value="hsla(110, 80%, 81.96%, 1.0)" calcext:value-type="string">
            <text:p>hsla(110, 80%, 81.9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Unclassified</text:p>
          </table:table-cell>
          <table:table-cell table:number-columns-repeated="2"/>
          <table:table-cell table:style-name="ce1" office:value-type="string" calcext:value-type="string">
            <text:p>Gene176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764]=1; 50; IF([.F1764]&lt;1; 0; 110));&quot;, 80%, &quot;; TEXT(IF([.F1764]&lt;1; [.F1764]*95; IF([.F1764]&gt;1; 95/[.F1764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Longevity regulating pathway - worm</text:p>
          </table:table-cell>
          <table:table-cell table:style-name="ce1" office:value-type="string" calcext:value-type="string">
            <text:p>Gene176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65]=1; 50; IF([.F1765]&lt;1; 0; 110));&quot;, 80%, &quot;; TEXT(IF([.F1765]&lt;1; [.F1765]*95; IF([.F1765]&gt;1; 95/[.F1765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Longevity regulating pathway - multiple species</text:p>
          </table:table-cell>
          <table:table-cell table:style-name="ce1" office:value-type="string" calcext:value-type="string">
            <text:p>Gene1765</text:p>
          </table:table-cell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766]=1; 50; IF([.F1766]&lt;1; 0; 110));&quot;, 80%, &quot;; TEXT(IF([.F1766]&lt;1; [.F1766]*95; IF([.F1766]&gt;1; 95/[.F1766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Aging</text:p>
          </table:table-cell>
          <table:table-cell office:value-type="string" calcext:value-type="string">
            <text:p>Longevity regulating pathway</text:p>
          </table:table-cell>
          <table:table-cell table:style-name="ce1" office:value-type="string" calcext:value-type="string">
            <text:p>Gene1766</text:p>
          </table:table-cell>
          <table:table-cell office:value-type="float" office:value="38" calcext:value-type="float">
            <text:p>38</text:p>
          </table:table-cell>
          <table:table-cell office:value-type="float" office:value="0.4375" calcext:value-type="float">
            <text:p>0.44</text:p>
          </table:table-cell>
          <table:table-cell table:formula="of:=CONCATENATE(&quot;hsla(&quot;; IF([.F1767]=1; 50; IF([.F1767]&lt;1; 0; 110));&quot;, 80%, &quot;; TEXT(IF([.F1767]&lt;1; [.F1767]*95; IF([.F1767]&gt;1; 95/[.F1767];70));&quot;###.##&quot;);&quot;%, 1.0)&quot;)" office:value-type="string" office:string-value="hsla(0, 80%, 41.56%, 1.0)" calcext:value-type="string">
            <text:p>hsla(0, 80%, 41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67</text:p>
          </table:table-cell>
          <table:table-cell office:value-type="float" office:value="23" calcext:value-type="float">
            <text:p>23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768]=1; 50; IF([.F1768]&lt;1; 0; 110));&quot;, 80%, &quot;; TEXT(IF([.F1768]&lt;1; [.F1768]*95; IF([.F1768]&gt;1; 95/[.F176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Vascular smooth muscle contraction</text:p>
          </table:table-cell>
          <table:table-cell table:style-name="ce1" office:value-type="string" calcext:value-type="string">
            <text:p>Gene176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769]=1; 50; IF([.F1769]&lt;1; 0; 110));&quot;, 80%, &quot;; TEXT(IF([.F1769]&lt;1; [.F1769]*95; IF([.F1769]&gt;1; 95/[.F1769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Vascular smooth muscle contraction</text:p>
          </table:table-cell>
          <table:table-cell table:style-name="ce1" office:value-type="string" calcext:value-type="string">
            <text:p>Gene176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770]=1; 50; IF([.F1770]&lt;1; 0; 110));&quot;, 80%, &quot;; TEXT(IF([.F1770]&lt;1; [.F1770]*95; IF([.F1770]&gt;1; 95/[.F1770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771]=1; 50; IF([.F1771]&lt;1; 0; 110));&quot;, 80%, &quot;; TEXT(IF([.F1771]&lt;1; [.F1771]*95; IF([.F1771]&gt;1; 95/[.F1771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1</text:p>
          </table:table-cell>
          <table:table-cell office:value-type="float" office:value="78" calcext:value-type="float">
            <text:p>78</text:p>
          </table:table-cell>
          <table:table-cell office:value-type="float" office:value="0.565217391304348" calcext:value-type="float">
            <text:p>0.57</text:p>
          </table:table-cell>
          <table:table-cell table:formula="of:=CONCATENATE(&quot;hsla(&quot;; IF([.F1772]=1; 50; IF([.F1772]&lt;1; 0; 110));&quot;, 80%, &quot;; TEXT(IF([.F1772]&lt;1; [.F1772]*95; IF([.F1772]&gt;1; 95/[.F1772];70));&quot;###.##&quot;);&quot;%, 1.0)&quot;)" office:value-type="string" office:string-value="hsla(0, 80%, 53.7%, 1.0)" calcext:value-type="string">
            <text:p>hsla(0, 80%, 53.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2</text:p>
          </table:table-cell>
          <table:table-cell office:value-type="float" office:value="11" calcext:value-type="float">
            <text:p>11</text:p>
          </table:table-cell>
          <table:table-cell office:value-type="float" office:value="0.8125" calcext:value-type="float">
            <text:p>0.81</text:p>
          </table:table-cell>
          <table:table-cell table:formula="of:=CONCATENATE(&quot;hsla(&quot;; IF([.F1773]=1; 50; IF([.F1773]&lt;1; 0; 110));&quot;, 80%, &quot;; TEXT(IF([.F1773]&lt;1; [.F1773]*95; IF([.F1773]&gt;1; 95/[.F1773];70));&quot;###.##&quot;);&quot;%, 1.0)&quot;)" office:value-type="string" office:string-value="hsla(0, 80%, 77.19%, 1.0)" calcext:value-type="string">
            <text:p>hsla(0, 80%, 77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3</text:p>
          </table:table-cell>
          <table:table-cell office:value-type="float" office:value="179" calcext:value-type="float">
            <text:p>179</text:p>
          </table:table-cell>
          <table:table-cell office:value-type="float" office:value="1.4" calcext:value-type="float">
            <text:p>1.4</text:p>
          </table:table-cell>
          <table:table-cell table:formula="of:=CONCATENATE(&quot;hsla(&quot;; IF([.F1774]=1; 50; IF([.F1774]&lt;1; 0; 110));&quot;, 80%, &quot;; TEXT(IF([.F1774]&lt;1; [.F1774]*95; IF([.F1774]&gt;1; 95/[.F1774];70));&quot;###.##&quot;);&quot;%, 1.0)&quot;)" office:value-type="string" office:string-value="hsla(110, 80%, 67.86%, 1.0)" calcext:value-type="string">
            <text:p>hsla(11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ac muscle contraction</text:p>
          </table:table-cell>
          <table:table-cell table:style-name="ce1" office:value-type="string" calcext:value-type="string">
            <text:p>Gene1774</text:p>
          </table:table-cell>
          <table:table-cell office:value-type="float" office:value="4" calcext:value-type="float">
            <text:p>4</text:p>
          </table:table-cell>
          <table:table-cell office:value-type="float" office:value="0.363636363636364" calcext:value-type="float">
            <text:p>0.36</text:p>
          </table:table-cell>
          <table:table-cell table:formula="of:=CONCATENATE(&quot;hsla(&quot;; IF([.F1775]=1; 50; IF([.F1775]&lt;1; 0; 110));&quot;, 80%, &quot;; TEXT(IF([.F1775]&lt;1; [.F1775]*95; IF([.F1775]&gt;1; 95/[.F1775];70));&quot;###.##&quot;);&quot;%, 1.0)&quot;)" office:value-type="string" office:string-value="hsla(0, 80%, 34.55%, 1.0)" calcext:value-type="string">
            <text:p>hsla(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5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776]=1; 50; IF([.F1776]&lt;1; 0; 110));&quot;, 80%, &quot;; TEXT(IF([.F1776]&lt;1; [.F1776]*95; IF([.F1776]&gt;1; 95/[.F1776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6</text:p>
          </table:table-cell>
          <table:table-cell office:value-type="float" office:value="3" calcext:value-type="float">
            <text:p>3</text:p>
          </table:table-cell>
          <table:table-cell office:value-type="float" office:value="1.43636363636364" calcext:value-type="float">
            <text:p>1.44</text:p>
          </table:table-cell>
          <table:table-cell table:formula="of:=CONCATENATE(&quot;hsla(&quot;; IF([.F1777]=1; 50; IF([.F1777]&lt;1; 0; 110));&quot;, 80%, &quot;; TEXT(IF([.F1777]&lt;1; [.F1777]*95; IF([.F1777]&gt;1; 95/[.F1777];70));&quot;###.##&quot;);&quot;%, 1.0)&quot;)" office:value-type="string" office:string-value="hsla(110, 80%, 66.14%, 1.0)" calcext:value-type="string">
            <text:p>hsla(110, 80%, 6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7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formula="of:=CONCATENATE(&quot;hsla(&quot;; IF([.F1778]=1; 50; IF([.F1778]&lt;1; 0; 110));&quot;, 80%, &quot;; TEXT(IF([.F1778]&lt;1; [.F1778]*95; IF([.F1778]&gt;1; 95/[.F1778];70));&quot;###.##&quot;);&quot;%, 1.0)&quot;)" office:value-type="string" office:string-value="hsla(0, 80%, 42.75%, 1.0)" calcext:value-type="string">
            <text:p>hsla(0, 80%, 42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8</text:p>
          </table:table-cell>
          <table:table-cell office:value-type="float" office:value="258" calcext:value-type="float">
            <text:p>25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779]=1; 50; IF([.F1779]&lt;1; 0; 110));&quot;, 80%, &quot;; TEXT(IF([.F1779]&lt;1; [.F1779]*95; IF([.F1779]&gt;1; 95/[.F1779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7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80]=1; 50; IF([.F1780]&lt;1; 0; 110));&quot;, 80%, &quot;; TEXT(IF([.F1780]&lt;1; [.F1780]*95; IF([.F1780]&gt;1; 95/[.F178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0</text:p>
          </table:table-cell>
          <table:table-cell office:value-type="float" office:value="438" calcext:value-type="float">
            <text:p>438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1781]=1; 50; IF([.F1781]&lt;1; 0; 110));&quot;, 80%, &quot;; TEXT(IF([.F1781]&lt;1; [.F1781]*95; IF([.F1781]&gt;1; 95/[.F1781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782]=1; 50; IF([.F1782]&lt;1; 0; 110));&quot;, 80%, &quot;; TEXT(IF([.F1782]&lt;1; [.F1782]*95; IF([.F1782]&gt;1; 95/[.F178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2</text:p>
          </table:table-cell>
          <table:table-cell office:value-type="float" office:value="11" calcext:value-type="float">
            <text:p>11</text:p>
          </table:table-cell>
          <table:table-cell office:value-type="float" office:value="1.97014925373134" calcext:value-type="float">
            <text:p>1.97</text:p>
          </table:table-cell>
          <table:table-cell table:formula="of:=CONCATENATE(&quot;hsla(&quot;; IF([.F1783]=1; 50; IF([.F1783]&lt;1; 0; 110));&quot;, 80%, &quot;; TEXT(IF([.F1783]&lt;1; [.F1783]*95; IF([.F1783]&gt;1; 95/[.F1783];70));&quot;###.##&quot;);&quot;%, 1.0)&quot;)" office:value-type="string" office:string-value="hsla(110, 80%, 48.22%, 1.0)" calcext:value-type="string">
            <text:p>hsla(110, 80%, 48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3</text:p>
          </table:table-cell>
          <table:table-cell office:value-type="float" office:value="35" calcext:value-type="float">
            <text:p>35</text:p>
          </table:table-cell>
          <table:table-cell office:value-type="float" office:value="0.67741935483871" calcext:value-type="float">
            <text:p>0.68</text:p>
          </table:table-cell>
          <table:table-cell table:formula="of:=CONCATENATE(&quot;hsla(&quot;; IF([.F1784]=1; 50; IF([.F1784]&lt;1; 0; 110));&quot;, 80%, &quot;; TEXT(IF([.F1784]&lt;1; [.F1784]*95; IF([.F1784]&gt;1; 95/[.F1784];70));&quot;###.##&quot;);&quot;%, 1.0)&quot;)" office:value-type="string" office:string-value="hsla(0, 80%, 64.35%, 1.0)" calcext:value-type="string">
            <text:p>hsla(0, 80%, 64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785]=1; 50; IF([.F1785]&lt;1; 0; 110));&quot;, 80%, &quot;; TEXT(IF([.F1785]&lt;1; [.F1785]*95; IF([.F1785]&gt;1; 95/[.F1785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5</text:p>
          </table:table-cell>
          <table:table-cell office:value-type="float" office:value="12" calcext:value-type="float">
            <text:p>12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786]=1; 50; IF([.F1786]&lt;1; 0; 110));&quot;, 80%, &quot;; TEXT(IF([.F1786]&lt;1; [.F1786]*95; IF([.F1786]&gt;1; 95/[.F1786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6</text:p>
          </table:table-cell>
          <table:table-cell office:value-type="float" office:value="7" calcext:value-type="float">
            <text:p>7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787]=1; 50; IF([.F1787]&lt;1; 0; 110));&quot;, 80%, &quot;; TEXT(IF([.F1787]&lt;1; [.F1787]*95; IF([.F1787]&gt;1; 95/[.F1787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7</text:p>
          </table:table-cell>
          <table:table-cell office:value-type="float" office:value="4" calcext:value-type="float">
            <text:p>4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788]=1; 50; IF([.F1788]&lt;1; 0; 110));&quot;, 80%, &quot;; TEXT(IF([.F1788]&lt;1; [.F1788]*95; IF([.F1788]&gt;1; 95/[.F1788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guidance</text:p>
          </table:table-cell>
          <table:table-cell table:style-name="ce1" office:value-type="string" calcext:value-type="string">
            <text:p>Gene1788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789]=1; 50; IF([.F1789]&lt;1; 0; 110));&quot;, 80%, &quot;; TEXT(IF([.F1789]&lt;1; [.F1789]*95; IF([.F1789]&gt;1; 95/[.F1789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89</text:p>
          </table:table-cell>
          <table:table-cell office:value-type="float" office:value="25" calcext:value-type="float">
            <text:p>25</text:p>
          </table:table-cell>
          <table:table-cell office:value-type="float" office:value="0.266666666666667" calcext:value-type="float">
            <text:p>0.27</text:p>
          </table:table-cell>
          <table:table-cell table:formula="of:=CONCATENATE(&quot;hsla(&quot;; IF([.F1790]=1; 50; IF([.F1790]&lt;1; 0; 110));&quot;, 80%, &quot;; TEXT(IF([.F1790]&lt;1; [.F1790]*95; IF([.F1790]&gt;1; 95/[.F1790];70));&quot;###.##&quot;);&quot;%, 1.0)&quot;)" office:value-type="string" office:string-value="hsla(0, 80%, 25.33%, 1.0)" calcext:value-type="string">
            <text:p>hsla(0, 80%, 25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0</text:p>
          </table:table-cell>
          <table:table-cell office:value-type="float" office:value="7" calcext:value-type="float">
            <text:p>7</text:p>
          </table:table-cell>
          <table:table-cell office:value-type="float" office:value="1.14583333333333" calcext:value-type="float">
            <text:p>1.15</text:p>
          </table:table-cell>
          <table:table-cell table:formula="of:=CONCATENATE(&quot;hsla(&quot;; IF([.F1791]=1; 50; IF([.F1791]&lt;1; 0; 110));&quot;, 80%, &quot;; TEXT(IF([.F1791]&lt;1; [.F1791]*95; IF([.F1791]&gt;1; 95/[.F1791];70));&quot;###.##&quot;);&quot;%, 1.0)&quot;)" office:value-type="string" office:string-value="hsla(110, 80%, 82.91%, 1.0)" calcext:value-type="string">
            <text:p>hsla(110, 80%, 82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1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792]=1; 50; IF([.F1792]&lt;1; 0; 110));&quot;, 80%, &quot;; TEXT(IF([.F1792]&lt;1; [.F1792]*95; IF([.F1792]&gt;1; 95/[.F1792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2</text:p>
          </table:table-cell>
          <table:table-cell office:value-type="float" office:value="5" calcext:value-type="float">
            <text:p>5</text:p>
          </table:table-cell>
          <table:table-cell office:value-type="float" office:value="1.30357142857143" calcext:value-type="float">
            <text:p>1.3</text:p>
          </table:table-cell>
          <table:table-cell table:formula="of:=CONCATENATE(&quot;hsla(&quot;; IF([.F1793]=1; 50; IF([.F1793]&lt;1; 0; 110));&quot;, 80%, &quot;; TEXT(IF([.F1793]&lt;1; [.F1793]*95; IF([.F1793]&gt;1; 95/[.F1793];70));&quot;###.##&quot;);&quot;%, 1.0)&quot;)" office:value-type="string" office:string-value="hsla(110, 80%, 72.88%, 1.0)" calcext:value-type="string">
            <text:p>hsla(110, 80%, 72.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3</text:p>
          </table:table-cell>
          <table:table-cell office:value-type="float" office:value="17" calcext:value-type="float">
            <text:p>17</text:p>
          </table:table-cell>
          <table:table-cell office:value-type="float" office:value="0.523809523809524" calcext:value-type="float">
            <text:p>0.52</text:p>
          </table:table-cell>
          <table:table-cell table:formula="of:=CONCATENATE(&quot;hsla(&quot;; IF([.F1794]=1; 50; IF([.F1794]&lt;1; 0; 110));&quot;, 80%, &quot;; TEXT(IF([.F1794]&lt;1; [.F1794]*95; IF([.F1794]&gt;1; 95/[.F1794];70));&quot;###.##&quot;);&quot;%, 1.0)&quot;)" office:value-type="string" office:string-value="hsla(0, 80%, 49.76%, 1.0)" calcext:value-type="string">
            <text:p>hsla(0, 80%, 49.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Axon regeneration</text:p>
          </table:table-cell>
          <table:table-cell table:style-name="ce1" office:value-type="string" calcext:value-type="string">
            <text:p>Gene1794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1795]=1; 50; IF([.F1795]&lt;1; 0; 110));&quot;, 80%, &quot;; TEXT(IF([.F1795]&lt;1; [.F1795]*95; IF([.F1795]&gt;1; 95/[.F1795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evelopment and regeneration</text:p>
          </table:table-cell>
          <table:table-cell office:value-type="string" calcext:value-type="string">
            <text:p>Osteoclast differentiation</text:p>
          </table:table-cell>
          <table:table-cell table:style-name="ce1" office:value-type="string" calcext:value-type="string">
            <text:p>Gene1795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796]=1; 50; IF([.F1796]&lt;1; 0; 110));&quot;, 80%, &quot;; TEXT(IF([.F1796]&lt;1; [.F1796]*95; IF([.F1796]&gt;1; 95/[.F1796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6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1797]=1; 50; IF([.F1797]&lt;1; 0; 110));&quot;, 80%, &quot;; TEXT(IF([.F1797]&lt;1; [.F1797]*95; IF([.F1797]&gt;1; 95/[.F1797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7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798]=1; 50; IF([.F1798]&lt;1; 0; 110));&quot;, 80%, &quot;; TEXT(IF([.F1798]&lt;1; [.F1798]*95; IF([.F1798]&gt;1; 95/[.F179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799]=1; 50; IF([.F1799]&lt;1; 0; 110));&quot;, 80%, &quot;; TEXT(IF([.F1799]&lt;1; [.F1799]*95; IF([.F1799]&gt;1; 95/[.F179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799</text:p>
          </table:table-cell>
          <table:table-cell office:value-type="float" office:value="17" calcext:value-type="float">
            <text:p>17</text:p>
          </table:table-cell>
          <table:table-cell office:value-type="float" office:value="1.05172413793103" calcext:value-type="float">
            <text:p>1.05</text:p>
          </table:table-cell>
          <table:table-cell table:formula="of:=CONCATENATE(&quot;hsla(&quot;; IF([.F1800]=1; 50; IF([.F1800]&lt;1; 0; 110));&quot;, 80%, &quot;; TEXT(IF([.F1800]&lt;1; [.F1800]*95; IF([.F1800]&gt;1; 95/[.F1800];70));&quot;###.##&quot;);&quot;%, 1.0)&quot;)" office:value-type="string" office:string-value="hsla(110, 80%, 90.33%, 1.0)" calcext:value-type="string">
            <text:p>hsla(110, 80%, 90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Cholesterol metabolism</text:p>
          </table:table-cell>
          <table:table-cell table:style-name="ce1" office:value-type="string" calcext:value-type="string">
            <text:p>Gene180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01]=1; 50; IF([.F1801]&lt;1; 0; 110));&quot;, 80%, &quot;; TEXT(IF([.F1801]&lt;1; [.F1801]*95; IF([.F1801]&gt;1; 95/[.F1801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Mineral absorption</text:p>
          </table:table-cell>
          <table:table-cell table:style-name="ce1" office:value-type="string" calcext:value-type="string">
            <text:p>Gene1801</text:p>
          </table:table-cell>
          <table:table-cell office:value-type="float" office:value="22" calcext:value-type="float">
            <text:p>22</text:p>
          </table:table-cell>
          <table:table-cell office:value-type="float" office:value="0.68" calcext:value-type="float">
            <text:p>0.68</text:p>
          </table:table-cell>
          <table:table-cell table:formula="of:=CONCATENATE(&quot;hsla(&quot;; IF([.F1802]=1; 50; IF([.F1802]&lt;1; 0; 110));&quot;, 80%, &quot;; TEXT(IF([.F1802]&lt;1; [.F1802]*95; IF([.F1802]&gt;1; 95/[.F1802];70));&quot;###.##&quot;);&quot;%, 1.0)&quot;)" office:value-type="string" office:string-value="hsla(0, 80%, 64.6%, 1.0)" calcext:value-type="string">
            <text:p>hsla(0, 80%, 64.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ancreatic secretion</text:p>
          </table:table-cell>
          <table:table-cell table:style-name="ce1" office:value-type="string" calcext:value-type="string">
            <text:p>Gene1802</text:p>
          </table:table-cell>
          <table:table-cell office:value-type="float" office:value="66" calcext:value-type="float">
            <text:p>66</text:p>
          </table:table-cell>
          <table:table-cell office:value-type="float" office:value="2.54545454545455" calcext:value-type="float">
            <text:p>2.55</text:p>
          </table:table-cell>
          <table:table-cell table:formula="of:=CONCATENATE(&quot;hsla(&quot;; IF([.F1803]=1; 50; IF([.F1803]&lt;1; 0; 110));&quot;, 80%, &quot;; TEXT(IF([.F1803]&lt;1; [.F1803]*95; IF([.F1803]&gt;1; 95/[.F1803];70));&quot;###.##&quot;);&quot;%, 1.0)&quot;)" office:value-type="string" office:string-value="hsla(110, 80%, 37.32%, 1.0)" calcext:value-type="string">
            <text:p>hsla(110, 80%, 37.3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ancreatic secretion</text:p>
          </table:table-cell>
          <table:table-cell table:style-name="ce1" office:value-type="string" calcext:value-type="string">
            <text:p>Gene1803</text:p>
          </table:table-cell>
          <table:table-cell office:value-type="float" office:value="37" calcext:value-type="float">
            <text:p>37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804]=1; 50; IF([.F1804]&lt;1; 0; 110));&quot;, 80%, &quot;; TEXT(IF([.F1804]&lt;1; [.F1804]*95; IF([.F1804]&gt;1; 95/[.F1804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805]=1; 50; IF([.F1805]&lt;1; 0; 110));&quot;, 80%, &quot;; TEXT(IF([.F1805]&lt;1; [.F1805]*95; IF([.F1805]&gt;1; 95/[.F1805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5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806]=1; 50; IF([.F1806]&lt;1; 0; 110));&quot;, 80%, &quot;; TEXT(IF([.F1806]&lt;1; [.F1806]*95; IF([.F1806]&gt;1; 95/[.F1806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6</text:p>
          </table:table-cell>
          <table:table-cell office:value-type="float" office:value="9" calcext:value-type="float">
            <text:p>9</text:p>
          </table:table-cell>
          <table:table-cell office:value-type="float" office:value="1.04166666666667" calcext:value-type="float">
            <text:p>1.04</text:p>
          </table:table-cell>
          <table:table-cell table:formula="of:=CONCATENATE(&quot;hsla(&quot;; IF([.F1807]=1; 50; IF([.F1807]&lt;1; 0; 110));&quot;, 80%, &quot;; TEXT(IF([.F1807]&lt;1; [.F1807]*95; IF([.F1807]&gt;1; 95/[.F1807];70));&quot;###.##&quot;);&quot;%, 1.0)&quot;)" office:value-type="string" office:string-value="hsla(110, 80%, 91.2%, 1.0)" calcext:value-type="string">
            <text:p>hsla(110, 80%, 91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7</text:p>
          </table:table-cell>
          <table:table-cell office:value-type="float" office:value="27" calcext:value-type="float">
            <text:p>27</text:p>
          </table:table-cell>
          <table:table-cell office:value-type="float" office:value="2.36" calcext:value-type="float">
            <text:p>2.36</text:p>
          </table:table-cell>
          <table:table-cell table:formula="of:=CONCATENATE(&quot;hsla(&quot;; IF([.F1808]=1; 50; IF([.F1808]&lt;1; 0; 110));&quot;, 80%, &quot;; TEXT(IF([.F1808]&lt;1; [.F1808]*95; IF([.F1808]&gt;1; 95/[.F1808];70));&quot;###.##&quot;);&quot;%, 1.0)&quot;)" office:value-type="string" office:string-value="hsla(110, 80%, 40.25%, 1.0)" calcext:value-type="string">
            <text:p>hsla(110, 80%, 40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8</text:p>
          </table:table-cell>
          <table:table-cell office:value-type="float" office:value="92" calcext:value-type="float">
            <text:p>92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809]=1; 50; IF([.F1809]&lt;1; 0; 110));&quot;, 80%, &quot;; TEXT(IF([.F1809]&lt;1; [.F1809]*95; IF([.F1809]&gt;1; 95/[.F1809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09</text:p>
          </table:table-cell>
          <table:table-cell office:value-type="float" office:value="42" calcext:value-type="float">
            <text:p>42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1810]=1; 50; IF([.F1810]&lt;1; 0; 110));&quot;, 80%, &quot;; TEXT(IF([.F1810]&lt;1; [.F1810]*95; IF([.F1810]&gt;1; 95/[.F1810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1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CONCATENATE(&quot;hsla(&quot;; IF([.F1811]=1; 50; IF([.F1811]&lt;1; 0; 110));&quot;, 80%, &quot;; TEXT(IF([.F1811]&lt;1; [.F1811]*95; IF([.F1811]&gt;1; 95/[.F1811];70));&quot;###.##&quot;);&quot;%, 1.0)&quot;)" office:value-type="string" office:string-value="hsla(110, 80%, 38%, 1.0)" calcext:value-type="string">
            <text:p>hsla(11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Protein digestion and absorption</text:p>
          </table:table-cell>
          <table:table-cell table:style-name="ce1" office:value-type="string" calcext:value-type="string">
            <text:p>Gene18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812]=1; 50; IF([.F1812]&lt;1; 0; 110));&quot;, 80%, &quot;; TEXT(IF([.F1812]&lt;1; [.F1812]*95; IF([.F1812]&gt;1; 95/[.F1812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Salivary secretion</text:p>
          </table:table-cell>
          <table:table-cell table:style-name="ce1" office:value-type="string" calcext:value-type="string">
            <text:p>Gene181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formula="of:=CONCATENATE(&quot;hsla(&quot;; IF([.F1813]=1; 50; IF([.F1813]&lt;1; 0; 110));&quot;, 80%, &quot;; TEXT(IF([.F1813]&lt;1; [.F1813]*95; IF([.F1813]&gt;1; 95/[.F1813];70));&quot;###.##&quot;);&quot;%, 1.0)&quot;)" office:value-type="string" office:string-value="hsla(0, 80%, 76%, 1.0)" calcext:value-type="string">
            <text:p>hsla(0, 80%, 7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Digestive system</text:p>
          </table:table-cell>
          <table:table-cell office:value-type="string" calcext:value-type="string">
            <text:p>Vitamin digestion and absorption</text:p>
          </table:table-cell>
          <table:table-cell table:style-name="ce1" office:value-type="string" calcext:value-type="string">
            <text:p>Gene1813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814]=1; 50; IF([.F1814]&lt;1; 0; 110));&quot;, 80%, &quot;; TEXT(IF([.F1814]&lt;1; [.F1814]*95; IF([.F1814]&gt;1; 95/[.F1814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Aldosterone synthesis and secretion</text:p>
          </table:table-cell>
          <table:table-cell table:style-name="ce1" office:value-type="string" calcext:value-type="string">
            <text:p>Gene1814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815]=1; 50; IF([.F1815]&lt;1; 0; 110));&quot;, 80%, &quot;; TEXT(IF([.F1815]&lt;1; [.F1815]*95; IF([.F1815]&gt;1; 95/[.F1815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Cortisol synthesis and secretion</text:p>
          </table:table-cell>
          <table:table-cell table:style-name="ce1" office:value-type="string" calcext:value-type="string">
            <text:p>Gene1815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816]=1; 50; IF([.F1816]&lt;1; 0; 110));&quot;, 80%, &quot;; TEXT(IF([.F1816]&lt;1; [.F1816]*95; IF([.F1816]&gt;1; 95/[.F1816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Estrogen signaling pathway</text:p>
          </table:table-cell>
          <table:table-cell table:style-name="ce1" office:value-type="string" calcext:value-type="string">
            <text:p>Gene1816</text:p>
          </table:table-cell>
          <table:table-cell office:value-type="float" office:value="162" calcext:value-type="float">
            <text:p>162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817]=1; 50; IF([.F1817]&lt;1; 0; 110));&quot;, 80%, &quot;; TEXT(IF([.F1817]&lt;1; [.F1817]*95; IF([.F1817]&gt;1; 95/[.F1817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Estrogen signaling pathway</text:p>
          </table:table-cell>
          <table:table-cell table:style-name="ce1" office:value-type="string" calcext:value-type="string">
            <text:p>Gene1817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1818]=1; 50; IF([.F1818]&lt;1; 0; 110));&quot;, 80%, &quot;; TEXT(IF([.F1818]&lt;1; [.F1818]*95; IF([.F1818]&gt;1; 95/[.F1818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Glucagon signaling pathway</text:p>
          </table:table-cell>
          <table:table-cell table:style-name="ce1" office:value-type="string" calcext:value-type="string">
            <text:p>Gene1818</text:p>
          </table:table-cell>
          <table:table-cell office:value-type="float" office:value="5" calcext:value-type="float">
            <text:p>5</text:p>
          </table:table-cell>
          <table:table-cell office:value-type="float" office:value="0.590909090909091" calcext:value-type="float">
            <text:p>0.59</text:p>
          </table:table-cell>
          <table:table-cell table:formula="of:=CONCATENATE(&quot;hsla(&quot;; IF([.F1819]=1; 50; IF([.F1819]&lt;1; 0; 110));&quot;, 80%, &quot;; TEXT(IF([.F1819]&lt;1; [.F1819]*95; IF([.F1819]&gt;1; 95/[.F1819];70));&quot;###.##&quot;);&quot;%, 1.0)&quot;)" office:value-type="string" office:string-value="hsla(0, 80%, 56.14%, 1.0)" calcext:value-type="string">
            <text:p>hsla(0, 80%, 5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Glucagon signaling pathway</text:p>
          </table:table-cell>
          <table:table-cell table:style-name="ce1" office:value-type="string" calcext:value-type="string">
            <text:p>Gene181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20]=1; 50; IF([.F1820]&lt;1; 0; 110));&quot;, 80%, &quot;; TEXT(IF([.F1820]&lt;1; [.F1820]*95; IF([.F1820]&gt;1; 95/[.F182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Growth hormone synthesis secretion and action</text:p>
          </table:table-cell>
          <table:table-cell table:style-name="ce1" office:value-type="string" calcext:value-type="string">
            <text:p>Gene1820</text:p>
          </table:table-cell>
          <table:table-cell office:value-type="float" office:value="28" calcext:value-type="float">
            <text:p>28</text:p>
          </table:table-cell>
          <table:table-cell office:value-type="float" office:value="0.954022988505747" calcext:value-type="float">
            <text:p>0.95</text:p>
          </table:table-cell>
          <table:table-cell table:formula="of:=CONCATENATE(&quot;hsla(&quot;; IF([.F1821]=1; 50; IF([.F1821]&lt;1; 0; 110));&quot;, 80%, &quot;; TEXT(IF([.F1821]&lt;1; [.F1821]*95; IF([.F1821]&gt;1; 95/[.F1821];70));&quot;###.##&quot;);&quot;%, 1.0)&quot;)" office:value-type="string" office:string-value="hsla(0, 80%, 90.63%, 1.0)" calcext:value-type="string">
            <text:p>hsla(0, 80%, 90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CONCATENATE(&quot;hsla(&quot;; IF([.F1822]=1; 50; IF([.F1822]&lt;1; 0; 110));&quot;, 80%, &quot;; TEXT(IF([.F1822]&lt;1; [.F1822]*95; IF([.F1822]&gt;1; 95/[.F1822];70));&quot;###.##&quot;);&quot;%, 1.0)&quot;)" office:value-type="string" office:string-value="hsla(110, 80%, 19%, 1.0)" calcext:value-type="string">
            <text:p>hsla(11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2</text:p>
          </table:table-cell>
          <table:table-cell office:value-type="float" office:value="804" calcext:value-type="float">
            <text:p>804</text:p>
          </table:table-cell>
          <table:table-cell office:value-type="float" office:value="2.75" calcext:value-type="float">
            <text:p>2.75</text:p>
          </table:table-cell>
          <table:table-cell table:formula="of:=CONCATENATE(&quot;hsla(&quot;; IF([.F1823]=1; 50; IF([.F1823]&lt;1; 0; 110));&quot;, 80%, &quot;; TEXT(IF([.F1823]&lt;1; [.F1823]*95; IF([.F1823]&gt;1; 95/[.F1823];70));&quot;###.##&quot;);&quot;%, 1.0)&quot;)" office:value-type="string" office:string-value="hsla(110, 80%, 34.55%, 1.0)" calcext:value-type="string">
            <text:p>hsla(110, 80%, 34.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3</text:p>
          </table:table-cell>
          <table:table-cell office:value-type="float" office:value="49" calcext:value-type="float">
            <text:p>49</text:p>
          </table:table-cell>
          <table:table-cell office:value-type="float" office:value="0.828571428571429" calcext:value-type="float">
            <text:p>0.83</text:p>
          </table:table-cell>
          <table:table-cell table:formula="of:=CONCATENATE(&quot;hsla(&quot;; IF([.F1824]=1; 50; IF([.F1824]&lt;1; 0; 110));&quot;, 80%, &quot;; TEXT(IF([.F1824]&lt;1; [.F1824]*95; IF([.F1824]&gt;1; 95/[.F1824];70));&quot;###.##&quot;);&quot;%, 1.0)&quot;)" office:value-type="string" office:string-value="hsla(0, 80%, 78.71%, 1.0)" calcext:value-type="string">
            <text:p>hsla(0, 80%, 78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Insulin signaling pathway</text:p>
          </table:table-cell>
          <table:table-cell table:style-name="ce1" office:value-type="string" calcext:value-type="string">
            <text:p>Gene1824</text:p>
          </table:table-cell>
          <table:table-cell office:value-type="float" office:value="25" calcext:value-type="float">
            <text:p>25</text:p>
          </table:table-cell>
          <table:table-cell office:value-type="float" office:value="1.16666666666667" calcext:value-type="float">
            <text:p>1.17</text:p>
          </table:table-cell>
          <table:table-cell table:formula="of:=CONCATENATE(&quot;hsla(&quot;; IF([.F1825]=1; 50; IF([.F1825]&lt;1; 0; 110));&quot;, 80%, &quot;; TEXT(IF([.F1825]&lt;1; [.F1825]*95; IF([.F1825]&gt;1; 95/[.F1825];70));&quot;###.##&quot;);&quot;%, 1.0)&quot;)" office:value-type="string" office:string-value="hsla(110, 80%, 81.43%, 1.0)" calcext:value-type="string">
            <text:p>hsla(11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5</text:p>
          </table:table-cell>
          <table:table-cell office:value-type="float" office:value="152" calcext:value-type="float">
            <text:p>152</text:p>
          </table:table-cell>
          <table:table-cell office:value-type="float" office:value="1.28571428571429" calcext:value-type="float">
            <text:p>1.29</text:p>
          </table:table-cell>
          <table:table-cell table:formula="of:=CONCATENATE(&quot;hsla(&quot;; IF([.F1826]=1; 50; IF([.F1826]&lt;1; 0; 110));&quot;, 80%, &quot;; TEXT(IF([.F1826]&lt;1; [.F1826]*95; IF([.F1826]&gt;1; 95/[.F1826];70));&quot;###.##&quot;);&quot;%, 1.0)&quot;)" office:value-type="string" office:string-value="hsla(110, 80%, 73.89%, 1.0)" calcext:value-type="string">
            <text:p>hsla(110, 80%, 73.8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827]=1; 50; IF([.F1827]&lt;1; 0; 110));&quot;, 80%, &quot;; TEXT(IF([.F1827]&lt;1; [.F1827]*95; IF([.F1827]&gt;1; 95/[.F1827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28]=1; 50; IF([.F1828]&lt;1; 0; 110));&quot;, 80%, &quot;; TEXT(IF([.F1828]&lt;1; [.F1828]*95; IF([.F1828]&gt;1; 95/[.F182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arathyroid hormone synthesis secretion and action</text:p>
          </table:table-cell>
          <table:table-cell table:style-name="ce1" office:value-type="string" calcext:value-type="string">
            <text:p>Gene1828</text:p>
          </table:table-cell>
          <table:table-cell office:value-type="float" office:value="4" calcext:value-type="float">
            <text:p>4</text:p>
          </table:table-cell>
          <table:table-cell office:value-type="float" office:value="0.375" calcext:value-type="float">
            <text:p>0.38</text:p>
          </table:table-cell>
          <table:table-cell table:formula="of:=CONCATENATE(&quot;hsla(&quot;; IF([.F1829]=1; 50; IF([.F1829]&lt;1; 0; 110));&quot;, 80%, &quot;; TEXT(IF([.F1829]&lt;1; [.F1829]*95; IF([.F1829]&gt;1; 95/[.F1829];70));&quot;###.##&quot;);&quot;%, 1.0)&quot;)" office:value-type="string" office:string-value="hsla(0, 80%, 35.63%, 1.0)" calcext:value-type="string">
            <text:p>hsla(0, 80%, 35.6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PAR signaling pathway</text:p>
          </table:table-cell>
          <table:table-cell table:style-name="ce1" office:value-type="string" calcext:value-type="string">
            <text:p>Gene1829</text:p>
          </table:table-cell>
          <table:table-cell office:value-type="float" office:value="17" calcext:value-type="float">
            <text:p>17</text:p>
          </table:table-cell>
          <table:table-cell office:value-type="float" office:value="0.540540540540541" calcext:value-type="float">
            <text:p>0.54</text:p>
          </table:table-cell>
          <table:table-cell table:formula="of:=CONCATENATE(&quot;hsla(&quot;; IF([.F1830]=1; 50; IF([.F1830]&lt;1; 0; 110));&quot;, 80%, &quot;; TEXT(IF([.F1830]&lt;1; [.F1830]*95; IF([.F1830]&gt;1; 95/[.F1830];70));&quot;###.##&quot;);&quot;%, 1.0)&quot;)" office:value-type="string" office:string-value="hsla(0, 80%, 51.35%, 1.0)" calcext:value-type="string">
            <text:p>hsla(0, 80%, 51.3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PAR signaling pathway</text:p>
          </table:table-cell>
          <table:table-cell table:style-name="ce1" office:value-type="string" calcext:value-type="string">
            <text:p>Gene1830</text:p>
          </table:table-cell>
          <table:table-cell office:value-type="float" office:value="13" calcext:value-type="float">
            <text:p>13</text:p>
          </table:table-cell>
          <table:table-cell office:value-type="float" office:value="0.823529411764706" calcext:value-type="float">
            <text:p>0.82</text:p>
          </table:table-cell>
          <table:table-cell table:formula="of:=CONCATENATE(&quot;hsla(&quot;; IF([.F1831]=1; 50; IF([.F1831]&lt;1; 0; 110));&quot;, 80%, &quot;; TEXT(IF([.F1831]&lt;1; [.F1831]*95; IF([.F1831]&gt;1; 95/[.F1831];70));&quot;###.##&quot;);&quot;%, 1.0)&quot;)" office:value-type="string" office:string-value="hsla(0, 80%, 78.24%, 1.0)" calcext:value-type="string">
            <text:p>hsla(0, 80%, 78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PAR signaling pathway</text:p>
          </table:table-cell>
          <table:table-cell table:style-name="ce1" office:value-type="string" calcext:value-type="string">
            <text:p>Gene1831</text:p>
          </table:table-cell>
          <table:table-cell office:value-type="float" office:value="68" calcext:value-type="float">
            <text:p>68</text:p>
          </table:table-cell>
          <table:table-cell office:value-type="float" office:value="0.545454545454545" calcext:value-type="float">
            <text:p>0.55</text:p>
          </table:table-cell>
          <table:table-cell table:formula="of:=CONCATENATE(&quot;hsla(&quot;; IF([.F1832]=1; 50; IF([.F1832]&lt;1; 0; 110));&quot;, 80%, &quot;; TEXT(IF([.F1832]&lt;1; [.F1832]*95; IF([.F1832]&gt;1; 95/[.F1832];70));&quot;###.##&quot;);&quot;%, 1.0)&quot;)" office:value-type="string" office:string-value="hsla(0, 80%, 51.82%, 1.0)" calcext:value-type="string">
            <text:p>hsla(0, 80%, 51.8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Progesterone-mediated oocyte maturation</text:p>
          </table:table-cell>
          <table:table-cell table:style-name="ce1" office:value-type="string" calcext:value-type="string">
            <text:p>Gene1832</text:p>
          </table:table-cell>
          <table:table-cell office:value-type="float" office:value="14" calcext:value-type="float">
            <text:p>14</text:p>
          </table:table-cell>
          <table:table-cell office:value-type="float" office:value="1.78571428571429" calcext:value-type="float">
            <text:p>1.79</text:p>
          </table:table-cell>
          <table:table-cell table:formula="of:=CONCATENATE(&quot;hsla(&quot;; IF([.F1833]=1; 50; IF([.F1833]&lt;1; 0; 110));&quot;, 80%, &quot;; TEXT(IF([.F1833]&lt;1; [.F1833]*95; IF([.F1833]&gt;1; 95/[.F1833];70));&quot;###.##&quot;);&quot;%, 1.0)&quot;)" office:value-type="string" office:string-value="hsla(110, 80%, 53.2%, 1.0)" calcext:value-type="string">
            <text:p>hsla(110, 80%, 53.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 secretion</text:p>
          </table:table-cell>
          <table:table-cell table:style-name="ce1" office:value-type="string" calcext:value-type="string">
            <text:p>Gene183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34]=1; 50; IF([.F1834]&lt;1; 0; 110));&quot;, 80%, &quot;; TEXT(IF([.F1834]&lt;1; [.F1834]*95; IF([.F1834]&gt;1; 95/[.F183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 secretion</text:p>
          </table:table-cell>
          <table:table-cell table:style-name="ce1" office:value-type="string" calcext:value-type="string">
            <text:p>Gene1834</text:p>
          </table:table-cell>
          <table:table-cell office:value-type="float" office:value="46" calcext:value-type="float">
            <text:p>46</text:p>
          </table:table-cell>
          <table:table-cell office:value-type="float" office:value="0.807692307692308" calcext:value-type="float">
            <text:p>0.81</text:p>
          </table:table-cell>
          <table:table-cell table:formula="of:=CONCATENATE(&quot;hsla(&quot;; IF([.F1835]=1; 50; IF([.F1835]&lt;1; 0; 110));&quot;, 80%, &quot;; TEXT(IF([.F1835]&lt;1; [.F1835]*95; IF([.F1835]&gt;1; 95/[.F1835];70));&quot;###.##&quot;);&quot;%, 1.0)&quot;)" office:value-type="string" office:string-value="hsla(0, 80%, 76.73%, 1.0)" calcext:value-type="string">
            <text:p>hsla(0, 80%, 76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5</text:p>
          </table:table-cell>
          <table:table-cell office:value-type="float" office:value="53" calcext:value-type="float">
            <text:p>53</text:p>
          </table:table-cell>
          <table:table-cell office:value-type="float" office:value="1.26829268292683" calcext:value-type="float">
            <text:p>1.27</text:p>
          </table:table-cell>
          <table:table-cell table:formula="of:=CONCATENATE(&quot;hsla(&quot;; IF([.F1836]=1; 50; IF([.F1836]&lt;1; 0; 110));&quot;, 80%, &quot;; TEXT(IF([.F1836]&lt;1; [.F1836]*95; IF([.F1836]&gt;1; 95/[.F1836];70));&quot;###.##&quot;);&quot;%, 1.0)&quot;)" office:value-type="string" office:string-value="hsla(110, 80%, 74.9%, 1.0)" calcext:value-type="string">
            <text:p>hsla(110, 80%, 74.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6</text:p>
          </table:table-cell>
          <table:table-cell office:value-type="float" office:value="82" calcext:value-type="float">
            <text:p>82</text:p>
          </table:table-cell>
          <table:table-cell office:value-type="float" office:value="1.19047619047619" calcext:value-type="float">
            <text:p>1.19</text:p>
          </table:table-cell>
          <table:table-cell table:formula="of:=CONCATENATE(&quot;hsla(&quot;; IF([.F1837]=1; 50; IF([.F1837]&lt;1; 0; 110));&quot;, 80%, &quot;; TEXT(IF([.F1837]&lt;1; [.F1837]*95; IF([.F1837]&gt;1; 95/[.F1837];70));&quot;###.##&quot;);&quot;%, 1.0)&quot;)" office:value-type="string" office:string-value="hsla(110, 80%, 79.8%, 1.0)" calcext:value-type="string">
            <text:p>hsla(110, 80%, 79.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7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838]=1; 50; IF([.F1838]&lt;1; 0; 110));&quot;, 80%, &quot;; TEXT(IF([.F1838]&lt;1; [.F1838]*95; IF([.F1838]&gt;1; 95/[.F1838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8</text:p>
          </table:table-cell>
          <table:table-cell office:value-type="float" office:value="44" calcext:value-type="float">
            <text:p>44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1839]=1; 50; IF([.F1839]&lt;1; 0; 110));&quot;, 80%, &quot;; TEXT(IF([.F1839]&lt;1; [.F1839]*95; IF([.F1839]&gt;1; 95/[.F1839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39</text:p>
          </table:table-cell>
          <table:table-cell office:value-type="float" office:value="25" calcext:value-type="float">
            <text:p>25</text:p>
          </table:table-cell>
          <table:table-cell office:value-type="float" office:value="1.14285714285714" calcext:value-type="float">
            <text:p>1.14</text:p>
          </table:table-cell>
          <table:table-cell table:formula="of:=CONCATENATE(&quot;hsla(&quot;; IF([.F1840]=1; 50; IF([.F1840]&lt;1; 0; 110));&quot;, 80%, &quot;; TEXT(IF([.F1840]&lt;1; [.F1840]*95; IF([.F1840]&gt;1; 95/[.F1840];70));&quot;###.##&quot;);&quot;%, 1.0)&quot;)" office:value-type="string" office:string-value="hsla(110, 80%, 83.13%, 1.0)" calcext:value-type="string">
            <text:p>hsla(11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40</text:p>
          </table:table-cell>
          <table:table-cell office:value-type="float" office:value="118" calcext:value-type="float">
            <text:p>118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841]=1; 50; IF([.F1841]&lt;1; 0; 110));&quot;, 80%, &quot;; TEXT(IF([.F1841]&lt;1; [.F1841]*95; IF([.F1841]&gt;1; 95/[.F1841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Renin-angiotensin system</text:p>
          </table:table-cell>
          <table:table-cell table:style-name="ce1" office:value-type="string" calcext:value-type="string">
            <text:p>Gene1841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333" calcext:value-type="float">
            <text:p>1.33</text:p>
          </table:table-cell>
          <table:table-cell table:formula="of:=CONCATENATE(&quot;hsla(&quot;; IF([.F1842]=1; 50; IF([.F1842]&lt;1; 0; 110));&quot;, 80%, &quot;; TEXT(IF([.F1842]&lt;1; [.F1842]*95; IF([.F1842]&gt;1; 95/[.F1842];70));&quot;###.##&quot;);&quot;%, 1.0)&quot;)" office:value-type="string" office:string-value="hsla(110, 80%, 71.25%, 1.0)" calcext:value-type="string">
            <text:p>hsla(11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2</text:p>
          </table:table-cell>
          <table:table-cell office:value-type="float" office:value="29" calcext:value-type="float">
            <text:p>29</text:p>
          </table:table-cell>
          <table:table-cell office:value-type="float" office:value="0.715789473684211" calcext:value-type="float">
            <text:p>0.72</text:p>
          </table:table-cell>
          <table:table-cell table:formula="of:=CONCATENATE(&quot;hsla(&quot;; IF([.F1843]=1; 50; IF([.F1843]&lt;1; 0; 110));&quot;, 80%, &quot;; TEXT(IF([.F1843]&lt;1; [.F1843]*95; IF([.F1843]&gt;1; 95/[.F1843];70));&quot;###.##&quot;);&quot;%, 1.0)&quot;)" office:value-type="string" office:string-value="hsla(0, 80%, 68%, 1.0)" calcext:value-type="string">
            <text:p>hsla(0, 80%, 6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3</text:p>
          </table:table-cell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844]=1; 50; IF([.F1844]&lt;1; 0; 110));&quot;, 80%, &quot;; TEXT(IF([.F1844]&lt;1; [.F1844]*95; IF([.F1844]&gt;1; 95/[.F1844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4</text:p>
          </table:table-cell>
          <table:table-cell office:value-type="float" office:value="5" calcext:value-type="float">
            <text:p>5</text:p>
          </table:table-cell>
          <table:table-cell office:value-type="float" office:value="0.916666666666667" calcext:value-type="float">
            <text:p>0.92</text:p>
          </table:table-cell>
          <table:table-cell table:formula="of:=CONCATENATE(&quot;hsla(&quot;; IF([.F1845]=1; 50; IF([.F1845]&lt;1; 0; 110));&quot;, 80%, &quot;; TEXT(IF([.F1845]&lt;1; [.F1845]*95; IF([.F1845]&gt;1; 95/[.F1845];70));&quot;###.##&quot;);&quot;%, 1.0)&quot;)" office:value-type="string" office:string-value="hsla(0, 80%, 87.08%, 1.0)" calcext:value-type="string">
            <text:p>hsla(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5</text:p>
          </table:table-cell>
          <table:table-cell office:value-type="float" office:value="45" calcext:value-type="float">
            <text:p>45</text:p>
          </table:table-cell>
          <table:table-cell office:value-type="float" office:value="0.604651162790698" calcext:value-type="float">
            <text:p>0.6</text:p>
          </table:table-cell>
          <table:table-cell table:formula="of:=CONCATENATE(&quot;hsla(&quot;; IF([.F1846]=1; 50; IF([.F1846]&lt;1; 0; 110));&quot;, 80%, &quot;; TEXT(IF([.F1846]&lt;1; [.F1846]*95; IF([.F1846]&gt;1; 95/[.F1846];70));&quot;###.##&quot;);&quot;%, 1.0)&quot;)" office:value-type="string" office:string-value="hsla(0, 80%, 57.44%, 1.0)" calcext:value-type="string">
            <text:p>hsla(0, 80%, 57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6</text:p>
          </table:table-cell>
          <table:table-cell office:value-type="float" office:value="15" calcext:value-type="float">
            <text:p>15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847]=1; 50; IF([.F1847]&lt;1; 0; 110));&quot;, 80%, &quot;; TEXT(IF([.F1847]&lt;1; [.F1847]*95; IF([.F1847]&gt;1; 95/[.F1847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7</text:p>
          </table:table-cell>
          <table:table-cell office:value-type="float" office:value="62" calcext:value-type="float">
            <text:p>62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848]=1; 50; IF([.F1848]&lt;1; 0; 110));&quot;, 80%, &quot;; TEXT(IF([.F1848]&lt;1; [.F1848]*95; IF([.F1848]&gt;1; 95/[.F1848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8</text:p>
          </table:table-cell>
          <table:table-cell office:value-type="float" office:value="45" calcext:value-type="float">
            <text:p>45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1849]=1; 50; IF([.F1849]&lt;1; 0; 110));&quot;, 80%, &quot;; TEXT(IF([.F1849]&lt;1; [.F1849]*95; IF([.F1849]&gt;1; 95/[.F1849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ignaling pathway</text:p>
          </table:table-cell>
          <table:table-cell table:style-name="ce1" office:value-type="string" calcext:value-type="string">
            <text:p>Gene1849</text:p>
          </table:table-cell>
          <table:table-cell office:value-type="float" office:value="6" calcext:value-type="float">
            <text:p>6</text:p>
          </table:table-cell>
          <table:table-cell office:value-type="float" office:value="0.454545454545455" calcext:value-type="float">
            <text:p>0.45</text:p>
          </table:table-cell>
          <table:table-cell table:formula="of:=CONCATENATE(&quot;hsla(&quot;; IF([.F1850]=1; 50; IF([.F1850]&lt;1; 0; 110));&quot;, 80%, &quot;; TEXT(IF([.F1850]&lt;1; [.F1850]*95; IF([.F1850]&gt;1; 95/[.F1850];70));&quot;###.##&quot;);&quot;%, 1.0)&quot;)" office:value-type="string" office:string-value="hsla(0, 80%, 43.18%, 1.0)" calcext:value-type="string">
            <text:p>hsla(0, 80%, 43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ynthesis</text:p>
          </table:table-cell>
          <table:table-cell table:style-name="ce1" office:value-type="string" calcext:value-type="string">
            <text:p>Gene1850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851]=1; 50; IF([.F1851]&lt;1; 0; 110));&quot;, 80%, &quot;; TEXT(IF([.F1851]&lt;1; [.F1851]*95; IF([.F1851]&gt;1; 95/[.F1851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ynthesis</text:p>
          </table:table-cell>
          <table:table-cell table:style-name="ce1" office:value-type="string" calcext:value-type="string">
            <text:p>Gene1851</text:p>
          </table:table-cell>
          <table:table-cell office:value-type="float" office:value="64" calcext:value-type="float">
            <text:p>64</text:p>
          </table:table-cell>
          <table:table-cell office:value-type="float" office:value="0.91304347826087" calcext:value-type="float">
            <text:p>0.91</text:p>
          </table:table-cell>
          <table:table-cell table:formula="of:=CONCATENATE(&quot;hsla(&quot;; IF([.F1852]=1; 50; IF([.F1852]&lt;1; 0; 110));&quot;, 80%, &quot;; TEXT(IF([.F1852]&lt;1; [.F1852]*95; IF([.F1852]&gt;1; 95/[.F1852];70));&quot;###.##&quot;);&quot;%, 1.0)&quot;)" office:value-type="string" office:string-value="hsla(0, 80%, 86.74%, 1.0)" calcext:value-type="string">
            <text:p>hsla(0, 80%, 86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docrine system</text:p>
          </table:table-cell>
          <table:table-cell office:value-type="string" calcext:value-type="string">
            <text:p>Thyroid hormone synthesis</text:p>
          </table:table-cell>
          <table:table-cell table:style-name="ce1" office:value-type="string" calcext:value-type="string">
            <text:p>Gene185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53]=1; 50; IF([.F1853]&lt;1; 0; 110));&quot;, 80%, &quot;; TEXT(IF([.F1853]&lt;1; [.F1853]*95; IF([.F1853]&gt;1; 95/[.F1853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3</text:p>
          </table:table-cell>
          <table:table-cell office:value-type="float" office:value="141" calcext:value-type="float">
            <text:p>141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854]=1; 50; IF([.F1854]&lt;1; 0; 110));&quot;, 80%, &quot;; TEXT(IF([.F1854]&lt;1; [.F1854]*95; IF([.F1854]&gt;1; 95/[.F185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4</text:p>
          </table:table-cell>
          <table:table-cell office:value-type="float" office:value="15" calcext:value-type="float">
            <text:p>15</text:p>
          </table:table-cell>
          <table:table-cell office:value-type="float" office:value="0.542857142857143" calcext:value-type="float">
            <text:p>0.54</text:p>
          </table:table-cell>
          <table:table-cell table:formula="of:=CONCATENATE(&quot;hsla(&quot;; IF([.F1855]=1; 50; IF([.F1855]&lt;1; 0; 110));&quot;, 80%, &quot;; TEXT(IF([.F1855]&lt;1; [.F1855]*95; IF([.F1855]&gt;1; 95/[.F1855];70));&quot;###.##&quot;);&quot;%, 1.0)&quot;)" office:value-type="string" office:string-value="hsla(0, 80%, 51.57%, 1.0)" calcext:value-type="string">
            <text:p>hsla(0, 80%, 51.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5</text:p>
          </table:table-cell>
          <table:table-cell office:value-type="float" office:value="351" calcext:value-type="float">
            <text:p>351</text:p>
          </table:table-cell>
          <table:table-cell office:value-type="float" office:value="0.444444444444444" calcext:value-type="float">
            <text:p>0.44</text:p>
          </table:table-cell>
          <table:table-cell table:formula="of:=CONCATENATE(&quot;hsla(&quot;; IF([.F1856]=1; 50; IF([.F1856]&lt;1; 0; 110));&quot;, 80%, &quot;; TEXT(IF([.F1856]&lt;1; [.F1856]*95; IF([.F1856]&gt;1; 95/[.F1856];70));&quot;###.##&quot;);&quot;%, 1.0)&quot;)" office:value-type="string" office:string-value="hsla(0, 80%, 42.22%, 1.0)" calcext:value-type="string">
            <text:p>hsla(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6</text:p>
          </table:table-cell>
          <table:table-cell office:value-type="float" office:value="37" calcext:value-type="float">
            <text:p>37</text:p>
          </table:table-cell>
          <table:table-cell office:value-type="float" office:value="0.875" calcext:value-type="float">
            <text:p>0.88</text:p>
          </table:table-cell>
          <table:table-cell table:formula="of:=CONCATENATE(&quot;hsla(&quot;; IF([.F1857]=1; 50; IF([.F1857]&lt;1; 0; 110));&quot;, 80%, &quot;; TEXT(IF([.F1857]&lt;1; [.F1857]*95; IF([.F1857]&gt;1; 95/[.F1857];70));&quot;###.##&quot;);&quot;%, 1.0)&quot;)" office:value-type="string" office:string-value="hsla(0, 80%, 83.13%, 1.0)" calcext:value-type="string">
            <text:p>hsla(0, 80%, 83.1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7</text:p>
          </table:table-cell>
          <table:table-cell office:value-type="float" office:value="103" calcext:value-type="float">
            <text:p>103</text:p>
          </table:table-cell>
          <table:table-cell office:value-type="float" office:value="0.65" calcext:value-type="float">
            <text:p>0.65</text:p>
          </table:table-cell>
          <table:table-cell table:formula="of:=CONCATENATE(&quot;hsla(&quot;; IF([.F1858]=1; 50; IF([.F1858]&lt;1; 0; 110));&quot;, 80%, &quot;; TEXT(IF([.F1858]&lt;1; [.F1858]*95; IF([.F1858]&gt;1; 95/[.F1858];70));&quot;###.##&quot;);&quot;%, 1.0)&quot;)" office:value-type="string" office:string-value="hsla(0, 80%, 61.75%, 1.0)" calcext:value-type="string">
            <text:p>hsla(0, 80%, 61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8</text:p>
          </table:table-cell>
          <table:table-cell office:value-type="float" office:value="66" calcext:value-type="float">
            <text:p>66</text:p>
          </table:table-cell>
          <table:table-cell office:value-type="float" office:value="0.428571428571429" calcext:value-type="float">
            <text:p>0.43</text:p>
          </table:table-cell>
          <table:table-cell table:formula="of:=CONCATENATE(&quot;hsla(&quot;; IF([.F1859]=1; 50; IF([.F1859]&lt;1; 0; 110));&quot;, 80%, &quot;; TEXT(IF([.F1859]&lt;1; [.F1859]*95; IF([.F1859]&gt;1; 95/[.F1859];70));&quot;###.##&quot;);&quot;%, 1.0)&quot;)" office:value-type="string" office:string-value="hsla(0, 80%, 40.71%, 1.0)" calcext:value-type="string">
            <text:p>hsla(0, 80%, 40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59</text:p>
          </table:table-cell>
          <table:table-cell office:value-type="float" office:value="19" calcext:value-type="float">
            <text:p>19</text:p>
          </table:table-cell>
          <table:table-cell office:value-type="float" office:value="0.4375" calcext:value-type="float">
            <text:p>0.44</text:p>
          </table:table-cell>
          <table:table-cell table:formula="of:=CONCATENATE(&quot;hsla(&quot;; IF([.F1860]=1; 50; IF([.F1860]&lt;1; 0; 110));&quot;, 80%, &quot;; TEXT(IF([.F1860]&lt;1; [.F1860]*95; IF([.F1860]&gt;1; 95/[.F1860];70));&quot;###.##&quot;);&quot;%, 1.0)&quot;)" office:value-type="string" office:string-value="hsla(0, 80%, 41.56%, 1.0)" calcext:value-type="string">
            <text:p>hsla(0, 80%, 41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0</text:p>
          </table:table-cell>
          <table:table-cell office:value-type="float" office:value="53" calcext:value-type="float">
            <text:p>53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1861]=1; 50; IF([.F1861]&lt;1; 0; 110));&quot;, 80%, &quot;; TEXT(IF([.F1861]&lt;1; [.F1861]*95; IF([.F1861]&gt;1; 95/[.F1861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1</text:p>
          </table:table-cell>
          <table:table-cell office:value-type="float" office:value="35" calcext:value-type="float">
            <text:p>35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862]=1; 50; IF([.F1862]&lt;1; 0; 110));&quot;, 80%, &quot;; TEXT(IF([.F1862]&lt;1; [.F1862]*95; IF([.F1862]&gt;1; 95/[.F1862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2</text:p>
          </table:table-cell>
          <table:table-cell office:value-type="float" office:value="614" calcext:value-type="float">
            <text:p>614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863]=1; 50; IF([.F1863]&lt;1; 0; 110));&quot;, 80%, &quot;; TEXT(IF([.F1863]&lt;1; [.F1863]*95; IF([.F1863]&gt;1; 95/[.F1863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3</text:p>
          </table:table-cell>
          <table:table-cell office:value-type="float" office:value="73" calcext:value-type="float">
            <text:p>73</text:p>
          </table:table-cell>
          <table:table-cell office:value-type="float" office:value="2.2" calcext:value-type="float">
            <text:p>2.2</text:p>
          </table:table-cell>
          <table:table-cell table:formula="of:=CONCATENATE(&quot;hsla(&quot;; IF([.F1864]=1; 50; IF([.F1864]&lt;1; 0; 110));&quot;, 80%, &quot;; TEXT(IF([.F1864]&lt;1; [.F1864]*95; IF([.F1864]&gt;1; 95/[.F1864];70));&quot;###.##&quot;);&quot;%, 1.0)&quot;)" office:value-type="string" office:string-value="hsla(110, 80%, 43.18%, 1.0)" calcext:value-type="string">
            <text:p>hsla(110, 80%, 43.1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4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865]=1; 50; IF([.F1865]&lt;1; 0; 110));&quot;, 80%, &quot;; TEXT(IF([.F1865]&lt;1; [.F1865]*95; IF([.F1865]&gt;1; 95/[.F186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5</text:p>
          </table:table-cell>
          <table:table-cell office:value-type="float" office:value="3" calcext:value-type="float">
            <text:p>3</text:p>
          </table:table-cell>
          <table:table-cell office:value-type="float" office:value="1.57692307692308" calcext:value-type="float">
            <text:p>1.58</text:p>
          </table:table-cell>
          <table:table-cell table:formula="of:=CONCATENATE(&quot;hsla(&quot;; IF([.F1866]=1; 50; IF([.F1866]&lt;1; 0; 110));&quot;, 80%, &quot;; TEXT(IF([.F1866]&lt;1; [.F1866]*95; IF([.F1866]&gt;1; 95/[.F1866];70));&quot;###.##&quot;);&quot;%, 1.0)&quot;)" office:value-type="string" office:string-value="hsla(110, 80%, 60.24%, 1.0)" calcext:value-type="string">
            <text:p>hsla(110, 80%, 60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6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67]=1; 50; IF([.F1867]&lt;1; 0; 110));&quot;, 80%, &quot;; TEXT(IF([.F1867]&lt;1; [.F1867]*95; IF([.F1867]&gt;1; 95/[.F186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nvironmental adaptation</text:p>
          </table:table-cell>
          <table:table-cell office:value-type="string" calcext:value-type="string">
            <text:p>Thermogenesis</text:p>
          </table:table-cell>
          <table:table-cell table:style-name="ce1" office:value-type="string" calcext:value-type="string">
            <text:p>Gene1867</text:p>
          </table:table-cell>
          <table:table-cell office:value-type="float" office:value="59" calcext:value-type="float">
            <text:p>59</text:p>
          </table:table-cell>
          <table:table-cell office:value-type="float" office:value="0.571428571428571" calcext:value-type="float">
            <text:p>0.57</text:p>
          </table:table-cell>
          <table:table-cell table:formula="of:=CONCATENATE(&quot;hsla(&quot;; IF([.F1868]=1; 50; IF([.F1868]&lt;1; 0; 110));&quot;, 80%, &quot;; TEXT(IF([.F1868]&lt;1; [.F1868]*95; IF([.F1868]&gt;1; 95/[.F1868];70));&quot;###.##&quot;);&quot;%, 1.0)&quot;)" office:value-type="string" office:string-value="hsla(0, 80%, 54.29%, 1.0)" calcext:value-type="string">
            <text:p>hsla(0, 80%, 54.2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Aldosterone-regulated sodium reabsorption</text:p>
          </table:table-cell>
          <table:table-cell table:style-name="ce1" office:value-type="string" calcext:value-type="string">
            <text:p>Gene18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69]=1; 50; IF([.F1869]&lt;1; 0; 110));&quot;, 80%, &quot;; TEXT(IF([.F1869]&lt;1; [.F1869]*95; IF([.F1869]&gt;1; 95/[.F1869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Collecting duct acid secretion</text:p>
          </table:table-cell>
          <table:table-cell table:style-name="ce1" office:value-type="string" calcext:value-type="string">
            <text:p>Gene1869</text:p>
          </table:table-cell>
          <table:table-cell office:value-type="float" office:value="34" calcext:value-type="float">
            <text:p>34</text:p>
          </table:table-cell>
          <table:table-cell office:value-type="float" office:value="0.947368421052632" calcext:value-type="float">
            <text:p>0.95</text:p>
          </table:table-cell>
          <table:table-cell table:formula="of:=CONCATENATE(&quot;hsla(&quot;; IF([.F1870]=1; 50; IF([.F1870]&lt;1; 0; 110));&quot;, 80%, &quot;; TEXT(IF([.F1870]&lt;1; [.F1870]*95; IF([.F1870]&gt;1; 95/[.F1870];70));&quot;###.##&quot;);&quot;%, 1.0)&quot;)" office:value-type="string" office:string-value="hsla(0, 80%, 90%, 1.0)" calcext:value-type="string">
            <text:p>hsla(0, 80%, 9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Collecting duct acid secretion</text:p>
          </table:table-cell>
          <table:table-cell table:style-name="ce1" office:value-type="string" calcext:value-type="string">
            <text:p>Gene187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871]=1; 50; IF([.F1871]&lt;1; 0; 110));&quot;, 80%, &quot;; TEXT(IF([.F1871]&lt;1; [.F1871]*95; IF([.F1871]&gt;1; 95/[.F1871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Proximal tubule bicarbonate reclamation</text:p>
          </table:table-cell>
          <table:table-cell table:style-name="ce1" office:value-type="string" calcext:value-type="string">
            <text:p>Gene1871</text:p>
          </table:table-cell>
          <table:table-cell office:value-type="float" office:value="73" calcext:value-type="float">
            <text:p>73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872]=1; 50; IF([.F1872]&lt;1; 0; 110));&quot;, 80%, &quot;; TEXT(IF([.F1872]&lt;1; [.F1872]*95; IF([.F1872]&gt;1; 95/[.F1872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2</text:p>
          </table:table-cell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873]=1; 50; IF([.F1873]&lt;1; 0; 110));&quot;, 80%, &quot;; TEXT(IF([.F1873]&lt;1; [.F1873]*95; IF([.F1873]&gt;1; 95/[.F1873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3</text:p>
          </table:table-cell>
          <table:table-cell office:value-type="float" office:value="29" calcext:value-type="float">
            <text:p>29</text:p>
          </table:table-cell>
          <table:table-cell office:value-type="float" office:value="0.941176470588235" calcext:value-type="float">
            <text:p>0.94</text:p>
          </table:table-cell>
          <table:table-cell table:formula="of:=CONCATENATE(&quot;hsla(&quot;; IF([.F1874]=1; 50; IF([.F1874]&lt;1; 0; 110));&quot;, 80%, &quot;; TEXT(IF([.F1874]&lt;1; [.F1874]*95; IF([.F1874]&gt;1; 95/[.F1874];70));&quot;###.##&quot;);&quot;%, 1.0)&quot;)" office:value-type="string" office:string-value="hsla(0, 80%, 89.41%, 1.0)" calcext:value-type="string">
            <text:p>hsla(0, 80%, 89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4</text:p>
          </table:table-cell>
          <table:table-cell office:value-type="float" office:value="41" calcext:value-type="float">
            <text:p>41</text:p>
          </table:table-cell>
          <table:table-cell office:value-type="float" office:value="1.53448275862069" calcext:value-type="float">
            <text:p>1.53</text:p>
          </table:table-cell>
          <table:table-cell table:formula="of:=CONCATENATE(&quot;hsla(&quot;; IF([.F1875]=1; 50; IF([.F1875]&lt;1; 0; 110));&quot;, 80%, &quot;; TEXT(IF([.F1875]&lt;1; [.F1875]*95; IF([.F1875]&gt;1; 95/[.F1875];70));&quot;###.##&quot;);&quot;%, 1.0)&quot;)" office:value-type="string" office:string-value="hsla(110, 80%, 61.91%, 1.0)" calcext:value-type="string">
            <text:p>hsla(110, 80%, 61.9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5</text:p>
          </table:table-cell>
          <table:table-cell office:value-type="float" office:value="150" calcext:value-type="float">
            <text:p>150</text:p>
          </table:table-cell>
          <table:table-cell office:value-type="float" office:value="0.939393939393939" calcext:value-type="float">
            <text:p>0.94</text:p>
          </table:table-cell>
          <table:table-cell table:formula="of:=CONCATENATE(&quot;hsla(&quot;; IF([.F1876]=1; 50; IF([.F1876]&lt;1; 0; 110));&quot;, 80%, &quot;; TEXT(IF([.F1876]&lt;1; [.F1876]*95; IF([.F1876]&gt;1; 95/[.F1876];70));&quot;###.##&quot;);&quot;%, 1.0)&quot;)" office:value-type="string" office:string-value="hsla(0, 80%, 89.24%, 1.0)" calcext:value-type="string">
            <text:p>hsla(0, 80%, 89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6</text:p>
          </table:table-cell>
          <table:table-cell office:value-type="float" office:value="62" calcext:value-type="float">
            <text:p>62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877]=1; 50; IF([.F1877]&lt;1; 0; 110));&quot;, 80%, &quot;; TEXT(IF([.F1877]&lt;1; [.F1877]*95; IF([.F1877]&gt;1; 95/[.F1877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7</text:p>
          </table:table-cell>
          <table:table-cell office:value-type="float" office:value="21" calcext:value-type="float">
            <text:p>21</text:p>
          </table:table-cell>
          <table:table-cell office:value-type="float" office:value="1.36571428571429" calcext:value-type="float">
            <text:p>1.37</text:p>
          </table:table-cell>
          <table:table-cell table:formula="of:=CONCATENATE(&quot;hsla(&quot;; IF([.F1878]=1; 50; IF([.F1878]&lt;1; 0; 110));&quot;, 80%, &quot;; TEXT(IF([.F1878]&lt;1; [.F1878]*95; IF([.F1878]&gt;1; 95/[.F1878];70));&quot;###.##&quot;);&quot;%, 1.0)&quot;)" office:value-type="string" office:string-value="hsla(110, 80%, 69.56%, 1.0)" calcext:value-type="string">
            <text:p>hsla(110, 80%, 69.5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8</text:p>
          </table:table-cell>
          <table:table-cell office:value-type="float" office:value="64" calcext:value-type="float">
            <text:p>64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879]=1; 50; IF([.F1879]&lt;1; 0; 110));&quot;, 80%, &quot;; TEXT(IF([.F1879]&lt;1; [.F1879]*95; IF([.F1879]&gt;1; 95/[.F1879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Excretory system</text:p>
          </table:table-cell>
          <table:table-cell office:value-type="string" calcext:value-type="string">
            <text:p>Vasopressin-regulated water reabsorption</text:p>
          </table:table-cell>
          <table:table-cell table:style-name="ce1" office:value-type="string" calcext:value-type="string">
            <text:p>Gene1879</text:p>
          </table:table-cell>
          <table:table-cell office:value-type="float" office:value="51" calcext:value-type="float">
            <text:p>51</text:p>
          </table:table-cell>
          <table:table-cell office:value-type="float" office:value="1.0625" calcext:value-type="float">
            <text:p>1.06</text:p>
          </table:table-cell>
          <table:table-cell table:formula="of:=CONCATENATE(&quot;hsla(&quot;; IF([.F1880]=1; 50; IF([.F1880]&lt;1; 0; 110));&quot;, 80%, &quot;; TEXT(IF([.F1880]&lt;1; [.F1880]*95; IF([.F1880]&gt;1; 95/[.F1880];70));&quot;###.##&quot;);&quot;%, 1.0)&quot;)" office:value-type="string" office:string-value="hsla(110, 80%, 89.41%, 1.0)" calcext:value-type="string">
            <text:p>hsla(110, 80%, 89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Antigen processing and presentation</text:p>
          </table:table-cell>
          <table:table-cell table:style-name="ce1" office:value-type="string" calcext:value-type="string">
            <text:p>Gene1880</text:p>
          </table:table-cell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881]=1; 50; IF([.F1881]&lt;1; 0; 110));&quot;, 80%, &quot;; TEXT(IF([.F1881]&lt;1; [.F1881]*95; IF([.F1881]&gt;1; 95/[.F188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Antigen processing and presentation</text:p>
          </table:table-cell>
          <table:table-cell table:style-name="ce1" office:value-type="string" calcext:value-type="string">
            <text:p>Gene1881</text:p>
          </table:table-cell>
          <table:table-cell office:value-type="float" office:value="614" calcext:value-type="float">
            <text:p>614</text:p>
          </table:table-cell>
          <table:table-cell office:value-type="float" office:value="0.818181818181818" calcext:value-type="float">
            <text:p>0.82</text:p>
          </table:table-cell>
          <table:table-cell table:formula="of:=CONCATENATE(&quot;hsla(&quot;; IF([.F1882]=1; 50; IF([.F1882]&lt;1; 0; 110));&quot;, 80%, &quot;; TEXT(IF([.F1882]&lt;1; [.F1882]*95; IF([.F1882]&gt;1; 95/[.F1882];70));&quot;###.##&quot;);&quot;%, 1.0)&quot;)" office:value-type="string" office:string-value="hsla(0, 80%, 77.73%, 1.0)" calcext:value-type="string">
            <text:p>hsla(0, 80%, 77.7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B cell receptor signaling pathway</text:p>
          </table:table-cell>
          <table:table-cell table:style-name="ce1" office:value-type="string" calcext:value-type="string">
            <text:p>Gene1882</text:p>
          </table:table-cell>
          <table:table-cell office:value-type="float" office:value="268" calcext:value-type="float">
            <text:p>268</text:p>
          </table:table-cell>
          <table:table-cell office:value-type="float" office:value="0.517241379310345" calcext:value-type="float">
            <text:p>0.52</text:p>
          </table:table-cell>
          <table:table-cell table:formula="of:=CONCATENATE(&quot;hsla(&quot;; IF([.F1883]=1; 50; IF([.F1883]&lt;1; 0; 110));&quot;, 80%, &quot;; TEXT(IF([.F1883]&lt;1; [.F1883]*95; IF([.F1883]&gt;1; 95/[.F1883];70));&quot;###.##&quot;);&quot;%, 1.0)&quot;)" office:value-type="string" office:string-value="hsla(0, 80%, 49.14%, 1.0)" calcext:value-type="string">
            <text:p>hsla(0, 80%, 49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-type lectin receptor signaling pathway</text:p>
          </table:table-cell>
          <table:table-cell table:style-name="ce1" office:value-type="string" calcext:value-type="string">
            <text:p>Gene188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formula="of:=CONCATENATE(&quot;hsla(&quot;; IF([.F1884]=1; 50; IF([.F1884]&lt;1; 0; 110));&quot;, 80%, &quot;; TEXT(IF([.F1884]&lt;1; [.F1884]*95; IF([.F1884]&gt;1; 95/[.F1884];70));&quot;###.##&quot;);&quot;%, 1.0)&quot;)" office:value-type="string" office:string-value="hsla(0, 80%, 38%, 1.0)" calcext:value-type="string">
            <text:p>hsla(0, 80%, 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hemokine signaling pathway</text:p>
          </table:table-cell>
          <table:table-cell table:style-name="ce1" office:value-type="string" calcext:value-type="string">
            <text:p>Gene1884</text:p>
          </table:table-cell>
          <table:table-cell office:value-type="float" office:value="3" calcext:value-type="float">
            <text:p>3</text:p>
          </table:table-cell>
          <table:table-cell office:value-type="float" office:value="1.18181818181818" calcext:value-type="float">
            <text:p>1.18</text:p>
          </table:table-cell>
          <table:table-cell table:formula="of:=CONCATENATE(&quot;hsla(&quot;; IF([.F1885]=1; 50; IF([.F1885]&lt;1; 0; 110));&quot;, 80%, &quot;; TEXT(IF([.F1885]&lt;1; [.F1885]*95; IF([.F1885]&gt;1; 95/[.F1885];70));&quot;###.##&quot;);&quot;%, 1.0)&quot;)" office:value-type="string" office:string-value="hsla(110, 80%, 80.38%, 1.0)" calcext:value-type="string">
            <text:p>hsla(110, 80%, 80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hemokine signaling pathway</text:p>
          </table:table-cell>
          <table:table-cell table:style-name="ce1" office:value-type="string" calcext:value-type="string">
            <text:p>Gene188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86]=1; 50; IF([.F1886]&lt;1; 0; 110));&quot;, 80%, &quot;; TEXT(IF([.F1886]&lt;1; [.F1886]*95; IF([.F1886]&gt;1; 95/[.F1886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6</text:p>
          </table:table-cell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887]=1; 50; IF([.F1887]&lt;1; 0; 110));&quot;, 80%, &quot;; TEXT(IF([.F1887]&lt;1; [.F1887]*95; IF([.F1887]&gt;1; 95/[.F1887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7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formula="of:=CONCATENATE(&quot;hsla(&quot;; IF([.F1888]=1; 50; IF([.F1888]&lt;1; 0; 110));&quot;, 80%, &quot;; TEXT(IF([.F1888]&lt;1; [.F1888]*95; IF([.F1888]&gt;1; 95/[.F1888];70));&quot;###.##&quot;);&quot;%, 1.0)&quot;)" office:value-type="string" office:string-value="hsla(110, 80%, 50%, 1.0)" calcext:value-type="string">
            <text:p>hsla(110, 80%, 5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&quot;hsla(&quot;; IF([.F1889]=1; 50; IF([.F1889]&lt;1; 0; 110));&quot;, 80%, &quot;; TEXT(IF([.F1889]&lt;1; [.F1889]*95; IF([.F1889]&gt;1; 95/[.F1889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89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table:formula="of:=CONCATENATE(&quot;hsla(&quot;; IF([.F1890]=1; 50; IF([.F1890]&lt;1; 0; 110));&quot;, 80%, &quot;; TEXT(IF([.F1890]&lt;1; [.F1890]*95; IF([.F1890]&gt;1; 95/[.F1890];70));&quot;###.##&quot;);&quot;%, 1.0)&quot;)" office:value-type="string" office:string-value="hsla(110, 80%, 47.5%, 1.0)" calcext:value-type="string">
            <text:p>hsla(11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0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1891]=1; 50; IF([.F1891]&lt;1; 0; 110));&quot;, 80%, &quot;; TEXT(IF([.F1891]&lt;1; [.F1891]*95; IF([.F1891]&gt;1; 95/[.F1891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1</text:p>
          </table:table-cell>
          <table:table-cell office:value-type="float" office:value="35" calcext:value-type="float">
            <text:p>35</text:p>
          </table:table-cell>
          <table:table-cell office:value-type="float" office:value="0.694444444444444" calcext:value-type="float">
            <text:p>0.69</text:p>
          </table:table-cell>
          <table:table-cell table:formula="of:=CONCATENATE(&quot;hsla(&quot;; IF([.F1892]=1; 50; IF([.F1892]&lt;1; 0; 110));&quot;, 80%, &quot;; TEXT(IF([.F1892]&lt;1; [.F1892]*95; IF([.F1892]&gt;1; 95/[.F1892];70));&quot;###.##&quot;);&quot;%, 1.0)&quot;)" office:value-type="string" office:string-value="hsla(0, 80%, 65.97%, 1.0)" calcext:value-type="string">
            <text:p>hsla(0, 80%, 65.9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2</text:p>
          </table:table-cell>
          <table:table-cell office:value-type="float" office:value="4" calcext:value-type="float">
            <text:p>4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893]=1; 50; IF([.F1893]&lt;1; 0; 110));&quot;, 80%, &quot;; TEXT(IF([.F1893]&lt;1; [.F1893]*95; IF([.F1893]&gt;1; 95/[.F1893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3</text:p>
          </table:table-cell>
          <table:table-cell office:value-type="float" office:value="21" calcext:value-type="float">
            <text:p>21</text:p>
          </table:table-cell>
          <table:table-cell office:value-type="float" office:value="1.07954545454545" calcext:value-type="float">
            <text:p>1.08</text:p>
          </table:table-cell>
          <table:table-cell table:formula="of:=CONCATENATE(&quot;hsla(&quot;; IF([.F1894]=1; 50; IF([.F1894]&lt;1; 0; 110));&quot;, 80%, &quot;; TEXT(IF([.F1894]&lt;1; [.F1894]*95; IF([.F1894]&gt;1; 95/[.F1894];70));&quot;###.##&quot;);&quot;%, 1.0)&quot;)" office:value-type="string" office:string-value="hsla(110, 80%, 88%, 1.0)" calcext:value-type="string">
            <text:p>hsla(110, 80%, 8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4</text:p>
          </table:table-cell>
          <table:table-cell office:value-type="float" office:value="25" calcext:value-type="float">
            <text:p>25</text:p>
          </table:table-cell>
          <table:table-cell office:value-type="float" office:value="1.02439024390244" calcext:value-type="float">
            <text:p>1.02</text:p>
          </table:table-cell>
          <table:table-cell table:formula="of:=CONCATENATE(&quot;hsla(&quot;; IF([.F1895]=1; 50; IF([.F1895]&lt;1; 0; 110));&quot;, 80%, &quot;; TEXT(IF([.F1895]&lt;1; [.F1895]*95; IF([.F1895]&gt;1; 95/[.F1895];70));&quot;###.##&quot;);&quot;%, 1.0)&quot;)" office:value-type="string" office:string-value="hsla(110, 80%, 92.74%, 1.0)" calcext:value-type="string">
            <text:p>hsla(110, 80%, 92.7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5</text:p>
          </table:table-cell>
          <table:table-cell office:value-type="float" office:value="8" calcext:value-type="float">
            <text:p>8</text:p>
          </table:table-cell>
          <table:table-cell office:value-type="float" office:value="1.04477611940299" calcext:value-type="float">
            <text:p>1.04</text:p>
          </table:table-cell>
          <table:table-cell table:formula="of:=CONCATENATE(&quot;hsla(&quot;; IF([.F1896]=1; 50; IF([.F1896]&lt;1; 0; 110));&quot;, 80%, &quot;; TEXT(IF([.F1896]&lt;1; [.F1896]*95; IF([.F1896]&gt;1; 95/[.F1896];70));&quot;###.##&quot;);&quot;%, 1.0)&quot;)" office:value-type="string" office:string-value="hsla(110, 80%, 90.93%, 1.0)" calcext:value-type="string">
            <text:p>hsla(110, 80%, 90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897]=1; 50; IF([.F1897]&lt;1; 0; 110));&quot;, 80%, &quot;; TEXT(IF([.F1897]&lt;1; [.F1897]*95; IF([.F1897]&gt;1; 95/[.F189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7</text:p>
          </table:table-cell>
          <table:table-cell office:value-type="float" office:value="13" calcext:value-type="float">
            <text:p>13</text:p>
          </table:table-cell>
          <table:table-cell office:value-type="float" office:value="0.578947368421053" calcext:value-type="float">
            <text:p>0.58</text:p>
          </table:table-cell>
          <table:table-cell table:formula="of:=CONCATENATE(&quot;hsla(&quot;; IF([.F1898]=1; 50; IF([.F1898]&lt;1; 0; 110));&quot;, 80%, &quot;; TEXT(IF([.F1898]&lt;1; [.F1898]*95; IF([.F1898]&gt;1; 95/[.F1898];70));&quot;###.##&quot;);&quot;%, 1.0)&quot;)" office:value-type="string" office:string-value="hsla(0, 80%, 55%, 1.0)" calcext:value-type="string">
            <text:p>hsla(0, 80%, 5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8</text:p>
          </table:table-cell>
          <table:table-cell office:value-type="float" office:value="8" calcext:value-type="float">
            <text:p>8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899]=1; 50; IF([.F1899]&lt;1; 0; 110));&quot;, 80%, &quot;; TEXT(IF([.F1899]&lt;1; [.F1899]*95; IF([.F1899]&gt;1; 95/[.F1899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89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900]=1; 50; IF([.F1900]&lt;1; 0; 110));&quot;, 80%, &quot;; TEXT(IF([.F1900]&lt;1; [.F1900]*95; IF([.F1900]&gt;1; 95/[.F1900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0</text:p>
          </table:table-cell>
          <table:table-cell office:value-type="float" office:value="6" calcext:value-type="float">
            <text:p>6</text:p>
          </table:table-cell>
          <table:table-cell office:value-type="float" office:value="0.909090909090909" calcext:value-type="float">
            <text:p>0.91</text:p>
          </table:table-cell>
          <table:table-cell table:formula="of:=CONCATENATE(&quot;hsla(&quot;; IF([.F1901]=1; 50; IF([.F1901]&lt;1; 0; 110));&quot;, 80%, &quot;; TEXT(IF([.F1901]&lt;1; [.F1901]*95; IF([.F1901]&gt;1; 95/[.F1901];70));&quot;###.##&quot;);&quot;%, 1.0)&quot;)" office:value-type="string" office:string-value="hsla(0, 80%, 86.36%, 1.0)" calcext:value-type="string">
            <text:p>hsla(0, 80%, 86.3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1</text:p>
          </table:table-cell>
          <table:table-cell office:value-type="float" office:value="42" calcext:value-type="float">
            <text:p>42</text:p>
          </table:table-cell>
          <table:table-cell office:value-type="float" office:value="2.25" calcext:value-type="float">
            <text:p>2.25</text:p>
          </table:table-cell>
          <table:table-cell table:formula="of:=CONCATENATE(&quot;hsla(&quot;; IF([.F1902]=1; 50; IF([.F1902]&lt;1; 0; 110));&quot;, 80%, &quot;; TEXT(IF([.F1902]&lt;1; [.F1902]*95; IF([.F1902]&gt;1; 95/[.F1902];70));&quot;###.##&quot;);&quot;%, 1.0)&quot;)" office:value-type="string" office:string-value="hsla(110, 80%, 42.22%, 1.0)" calcext:value-type="string">
            <text:p>hsla(110, 80%, 42.2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2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1903]=1; 50; IF([.F1903]&lt;1; 0; 110));&quot;, 80%, &quot;; TEXT(IF([.F1903]&lt;1; [.F1903]*95; IF([.F1903]&gt;1; 95/[.F1903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3</text:p>
          </table:table-cell>
          <table:table-cell office:value-type="float" office:value="66" calcext:value-type="float">
            <text:p>66</text:p>
          </table:table-cell>
          <table:table-cell office:value-type="float" office:value="0.785714285714286" calcext:value-type="float">
            <text:p>0.79</text:p>
          </table:table-cell>
          <table:table-cell table:formula="of:=CONCATENATE(&quot;hsla(&quot;; IF([.F1904]=1; 50; IF([.F1904]&lt;1; 0; 110));&quot;, 80%, &quot;; TEXT(IF([.F1904]&lt;1; [.F1904]*95; IF([.F1904]&gt;1; 95/[.F1904];70));&quot;###.##&quot;);&quot;%, 1.0)&quot;)" office:value-type="string" office:string-value="hsla(0, 80%, 74.64%, 1.0)" calcext:value-type="string">
            <text:p>hsla(0, 80%, 74.6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4</text:p>
          </table:table-cell>
          <table:table-cell office:value-type="float" office:value="158" calcext:value-type="float">
            <text:p>158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1905]=1; 50; IF([.F1905]&lt;1; 0; 110));&quot;, 80%, &quot;; TEXT(IF([.F1905]&lt;1; [.F1905]*95; IF([.F1905]&gt;1; 95/[.F1905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5</text:p>
          </table:table-cell>
          <table:table-cell office:value-type="float" office:value="10" calcext:value-type="float">
            <text:p>10</text:p>
          </table:table-cell>
          <table:table-cell office:value-type="float" office:value="0.590909090909091" calcext:value-type="float">
            <text:p>0.59</text:p>
          </table:table-cell>
          <table:table-cell table:formula="of:=CONCATENATE(&quot;hsla(&quot;; IF([.F1906]=1; 50; IF([.F1906]&lt;1; 0; 110));&quot;, 80%, &quot;; TEXT(IF([.F1906]&lt;1; [.F1906]*95; IF([.F1906]&gt;1; 95/[.F1906];70));&quot;###.##&quot;);&quot;%, 1.0)&quot;)" office:value-type="string" office:string-value="hsla(0, 80%, 56.14%, 1.0)" calcext:value-type="string">
            <text:p>hsla(0, 80%, 56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6</text:p>
          </table:table-cell>
          <table:table-cell office:value-type="float" office:value="258" calcext:value-type="float">
            <text:p>258</text:p>
          </table:table-cell>
          <table:table-cell office:value-type="float" office:value="0.846153846153846" calcext:value-type="float">
            <text:p>0.85</text:p>
          </table:table-cell>
          <table:table-cell table:formula="of:=CONCATENATE(&quot;hsla(&quot;; IF([.F1907]=1; 50; IF([.F1907]&lt;1; 0; 110));&quot;, 80%, &quot;; TEXT(IF([.F1907]&lt;1; [.F1907]*95; IF([.F1907]&gt;1; 95/[.F1907];70));&quot;###.##&quot;);&quot;%, 1.0)&quot;)" office:value-type="string" office:string-value="hsla(0, 80%, 80.38%, 1.0)" calcext:value-type="string">
            <text:p>hsla(0, 80%, 80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7</text:p>
          </table:table-cell>
          <table:table-cell office:value-type="float" office:value="71" calcext:value-type="float">
            <text:p>71</text:p>
          </table:table-cell>
          <table:table-cell office:value-type="float" office:value="3.5" calcext:value-type="float">
            <text:p>3.5</text:p>
          </table:table-cell>
          <table:table-cell table:formula="of:=CONCATENATE(&quot;hsla(&quot;; IF([.F1908]=1; 50; IF([.F1908]&lt;1; 0; 110));&quot;, 80%, &quot;; TEXT(IF([.F1908]&lt;1; [.F1908]*95; IF([.F1908]&gt;1; 95/[.F1908];70));&quot;###.##&quot;);&quot;%, 1.0)&quot;)" office:value-type="string" office:string-value="hsla(110, 80%, 27.14%, 1.0)" calcext:value-type="string">
            <text:p>hsla(110, 80%, 27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8</text:p>
          </table:table-cell>
          <table:table-cell office:value-type="float" office:value="32" calcext:value-type="float">
            <text:p>32</text:p>
          </table:table-cell>
          <table:table-cell office:value-type="float" office:value="0.814814814814815" calcext:value-type="float">
            <text:p>0.81</text:p>
          </table:table-cell>
          <table:table-cell table:formula="of:=CONCATENATE(&quot;hsla(&quot;; IF([.F1909]=1; 50; IF([.F1909]&lt;1; 0; 110));&quot;, 80%, &quot;; TEXT(IF([.F1909]&lt;1; [.F1909]*95; IF([.F1909]&gt;1; 95/[.F1909];70));&quot;###.##&quot;);&quot;%, 1.0)&quot;)" office:value-type="string" office:string-value="hsla(0, 80%, 77.41%, 1.0)" calcext:value-type="string">
            <text:p>hsla(0, 80%, 77.4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09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910]=1; 50; IF([.F1910]&lt;1; 0; 110));&quot;, 80%, &quot;; TEXT(IF([.F1910]&lt;1; [.F1910]*95; IF([.F1910]&gt;1; 95/[.F1910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0</text:p>
          </table:table-cell>
          <table:table-cell office:value-type="float" office:value="15" calcext:value-type="float">
            <text:p>15</text:p>
          </table:table-cell>
          <table:table-cell office:value-type="float" office:value="0.885714285714286" calcext:value-type="float">
            <text:p>0.89</text:p>
          </table:table-cell>
          <table:table-cell table:formula="of:=CONCATENATE(&quot;hsla(&quot;; IF([.F1911]=1; 50; IF([.F1911]&lt;1; 0; 110));&quot;, 80%, &quot;; TEXT(IF([.F1911]&lt;1; [.F1911]*95; IF([.F1911]&gt;1; 95/[.F1911];70));&quot;###.##&quot;);&quot;%, 1.0)&quot;)" office:value-type="string" office:string-value="hsla(0, 80%, 84.14%, 1.0)" calcext:value-type="string">
            <text:p>hsla(0, 80%, 84.1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1</text:p>
          </table:table-cell>
          <table:table-cell office:value-type="float" office:value="1288" calcext:value-type="float">
            <text:p>1288</text:p>
          </table:table-cell>
          <table:table-cell office:value-type="float" office:value="0.857142857142857" calcext:value-type="float">
            <text:p>0.86</text:p>
          </table:table-cell>
          <table:table-cell table:formula="of:=CONCATENATE(&quot;hsla(&quot;; IF([.F1912]=1; 50; IF([.F1912]&lt;1; 0; 110));&quot;, 80%, &quot;; TEXT(IF([.F1912]&lt;1; [.F1912]*95; IF([.F1912]&gt;1; 95/[.F1912];70));&quot;###.##&quot;);&quot;%, 1.0)&quot;)" office:value-type="string" office:string-value="hsla(0, 80%, 81.43%, 1.0)" calcext:value-type="string">
            <text:p>hsla(0, 80%, 81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2</text:p>
          </table:table-cell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913]=1; 50; IF([.F1913]&lt;1; 0; 110));&quot;, 80%, &quot;; TEXT(IF([.F1913]&lt;1; [.F1913]*95; IF([.F1913]&gt;1; 95/[.F1913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omplement and coagulation cascades</text:p>
          </table:table-cell>
          <table:table-cell table:style-name="ce1" office:value-type="string" calcext:value-type="string">
            <text:p>Gene1913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0909" calcext:value-type="float">
            <text:p>1.09</text:p>
          </table:table-cell>
          <table:table-cell table:formula="of:=CONCATENATE(&quot;hsla(&quot;; IF([.F1914]=1; 50; IF([.F1914]&lt;1; 0; 110));&quot;, 80%, &quot;; TEXT(IF([.F1914]&lt;1; [.F1914]*95; IF([.F1914]&gt;1; 95/[.F1914];70));&quot;###.##&quot;);&quot;%, 1.0)&quot;)" office:value-type="string" office:string-value="hsla(110, 80%, 87.08%, 1.0)" calcext:value-type="string">
            <text:p>hsla(110, 80%, 87.0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Cytosolic DNA-sensing pathway</text:p>
          </table:table-cell>
          <table:table-cell table:style-name="ce1" office:value-type="string" calcext:value-type="string">
            <text:p>Gene191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915]=1; 50; IF([.F1915]&lt;1; 0; 110));&quot;, 80%, &quot;; TEXT(IF([.F1915]&lt;1; [.F1915]*95; IF([.F1915]&gt;1; 95/[.F1915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Fc gamma R-mediated phagocytosis</text:p>
          </table:table-cell>
          <table:table-cell table:style-name="ce1" office:value-type="string" calcext:value-type="string">
            <text:p>Gene1915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table:formula="of:=CONCATENATE(&quot;hsla(&quot;; IF([.F1916]=1; 50; IF([.F1916]&lt;1; 0; 110));&quot;, 80%, &quot;; TEXT(IF([.F1916]&lt;1; [.F1916]*95; IF([.F1916]&gt;1; 95/[.F1916];70));&quot;###.##&quot;);&quot;%, 1.0)&quot;)" office:value-type="string" office:string-value="hsla(110, 80%, 63.33%, 1.0)" calcext:value-type="string">
            <text:p>hsla(11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Fc gamma R-mediated phagocytosis</text:p>
          </table:table-cell>
          <table:table-cell table:style-name="ce1" office:value-type="string" calcext:value-type="string">
            <text:p>Gene1916</text:p>
          </table:table-cell>
          <table:table-cell office:value-type="float" office:value="111" calcext:value-type="float">
            <text:p>111</text:p>
          </table:table-cell>
          <table:table-cell office:value-type="float" office:value="0.962962962962963" calcext:value-type="float">
            <text:p>0.96</text:p>
          </table:table-cell>
          <table:table-cell table:formula="of:=CONCATENATE(&quot;hsla(&quot;; IF([.F1917]=1; 50; IF([.F1917]&lt;1; 0; 110));&quot;, 80%, &quot;; TEXT(IF([.F1917]&lt;1; [.F1917]*95; IF([.F1917]&gt;1; 95/[.F1917];70));&quot;###.##&quot;);&quot;%, 1.0)&quot;)" office:value-type="string" office:string-value="hsla(0, 80%, 91.48%, 1.0)" calcext:value-type="string">
            <text:p>hsla(0, 80%, 91.4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17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.8</text:p>
          </table:table-cell>
          <table:table-cell table:formula="of:=CONCATENATE(&quot;hsla(&quot;; IF([.F1918]=1; 50; IF([.F1918]&lt;1; 0; 110));&quot;, 80%, &quot;; TEXT(IF([.F1918]&lt;1; [.F1918]*95; IF([.F1918]&gt;1; 95/[.F1918];70));&quot;###.##&quot;);&quot;%, 1.0)&quot;)" office:value-type="string" office:string-value="hsla(110, 80%, 33.93%, 1.0)" calcext:value-type="string">
            <text:p>hsla(110, 80%, 33.9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18</text:p>
          </table:table-cell>
          <table:table-cell office:value-type="float" office:value="497" calcext:value-type="float">
            <text:p>497</text:p>
          </table:table-cell>
          <table:table-cell office:value-type="float" office:value="0.2" calcext:value-type="float">
            <text:p>0.2</text:p>
          </table:table-cell>
          <table:table-cell table:formula="of:=CONCATENATE(&quot;hsla(&quot;; IF([.F1919]=1; 50; IF([.F1919]&lt;1; 0; 110));&quot;, 80%, &quot;; TEXT(IF([.F1919]&lt;1; [.F1919]*95; IF([.F1919]&gt;1; 95/[.F1919];70));&quot;###.##&quot;);&quot;%, 1.0)&quot;)" office:value-type="string" office:string-value="hsla(0, 80%, 19%, 1.0)" calcext:value-type="string">
            <text:p>hsla(0, 80%, 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1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20]=1; 50; IF([.F1920]&lt;1; 0; 110));&quot;, 80%, &quot;; TEXT(IF([.F1920]&lt;1; [.F1920]*95; IF([.F1920]&gt;1; 95/[.F1920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20</text:p>
          </table:table-cell>
          <table:table-cell office:value-type="float" office:value="5" calcext:value-type="float">
            <text:p>5</text:p>
          </table:table-cell>
          <table:table-cell office:value-type="float" office:value="0.823529411764706" calcext:value-type="float">
            <text:p>0.82</text:p>
          </table:table-cell>
          <table:table-cell table:formula="of:=CONCATENATE(&quot;hsla(&quot;; IF([.F1921]=1; 50; IF([.F1921]&lt;1; 0; 110));&quot;, 80%, &quot;; TEXT(IF([.F1921]&lt;1; [.F1921]*95; IF([.F1921]&gt;1; 95/[.F1921];70));&quot;###.##&quot;);&quot;%, 1.0)&quot;)" office:value-type="string" office:string-value="hsla(0, 80%, 78.24%, 1.0)" calcext:value-type="string">
            <text:p>hsla(0, 80%, 78.2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Hematopoietic cell lineage</text:p>
          </table:table-cell>
          <table:table-cell table:style-name="ce1" office:value-type="string" calcext:value-type="string">
            <text:p>Gene1921</text:p>
          </table:table-cell>
          <table:table-cell office:value-type="float" office:value="10" calcext:value-type="float">
            <text:p>10</text:p>
          </table:table-cell>
          <table:table-cell office:value-type="float" office:value="0.816091954022988" calcext:value-type="float">
            <text:p>0.82</text:p>
          </table:table-cell>
          <table:table-cell table:formula="of:=CONCATENATE(&quot;hsla(&quot;; IF([.F1922]=1; 50; IF([.F1922]&lt;1; 0; 110));&quot;, 80%, &quot;; TEXT(IF([.F1922]&lt;1; [.F1922]*95; IF([.F1922]&gt;1; 95/[.F1922];70));&quot;###.##&quot;);&quot;%, 1.0)&quot;)" office:value-type="string" office:string-value="hsla(0, 80%, 77.53%, 1.0)" calcext:value-type="string">
            <text:p>hsla(0, 80%, 77.5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IL- signaling pathway</text:p>
          </table:table-cell>
          <table:table-cell table:style-name="ce1" office:value-type="string" calcext:value-type="string">
            <text:p>Gene1922</text:p>
          </table:table-cell>
          <table:table-cell office:value-type="float" office:value="3" calcext:value-type="float">
            <text:p>3</text:p>
          </table:table-cell>
          <table:table-cell office:value-type="float" office:value="0.974522292993631" calcext:value-type="float">
            <text:p>0.97</text:p>
          </table:table-cell>
          <table:table-cell table:formula="of:=CONCATENATE(&quot;hsla(&quot;; IF([.F1923]=1; 50; IF([.F1923]&lt;1; 0; 110));&quot;, 80%, &quot;; TEXT(IF([.F1923]&lt;1; [.F1923]*95; IF([.F1923]&gt;1; 95/[.F1923];70));&quot;###.##&quot;);&quot;%, 1.0)&quot;)" office:value-type="string" office:string-value="hsla(0, 80%, 92.58%, 1.0)" calcext:value-type="string">
            <text:p>hsla(0, 80%, 92.5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IL- signaling pathway</text:p>
          </table:table-cell>
          <table:table-cell table:style-name="ce1" office:value-type="string" calcext:value-type="string">
            <text:p>Gene19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24]=1; 50; IF([.F1924]&lt;1; 0; 110));&quot;, 80%, &quot;; TEXT(IF([.F1924]&lt;1; [.F1924]*95; IF([.F1924]&gt;1; 95/[.F1924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Leukocyte transendothelial migration</text:p>
          </table:table-cell>
          <table:table-cell table:style-name="ce1" office:value-type="string" calcext:value-type="string">
            <text:p>Gene1924</text:p>
          </table:table-cell>
          <table:table-cell office:value-type="float" office:value="26" calcext:value-type="float">
            <text:p>26</text:p>
          </table:table-cell>
          <table:table-cell office:value-type="float" office:value="0.833333333333333" calcext:value-type="float">
            <text:p>0.83</text:p>
          </table:table-cell>
          <table:table-cell table:formula="of:=CONCATENATE(&quot;hsla(&quot;; IF([.F1925]=1; 50; IF([.F1925]&lt;1; 0; 110));&quot;, 80%, &quot;; TEXT(IF([.F1925]&lt;1; [.F1925]*95; IF([.F1925]&gt;1; 95/[.F1925];70));&quot;###.##&quot;);&quot;%, 1.0)&quot;)" office:value-type="string" office:string-value="hsla(0, 80%, 79.17%, 1.0)" calcext:value-type="string">
            <text:p>hsla(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Leukocyte transendothelial migration</text:p>
          </table:table-cell>
          <table:table-cell table:style-name="ce1" office:value-type="string" calcext:value-type="string">
            <text:p>Gene19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CONCATENATE(&quot;hsla(&quot;; IF([.F1926]=1; 50; IF([.F1926]&lt;1; 0; 110));&quot;, 80%, &quot;; TEXT(IF([.F1926]&lt;1; [.F1926]*95; IF([.F1926]&gt;1; 95/[.F1926];70));&quot;###.##&quot;);&quot;%, 1.0)&quot;)" office:value-type="string" office:string-value="hsla(110, 80%, 31.67%, 1.0)" calcext:value-type="string">
            <text:p>hsla(11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Neurotrophin signaling pathway</text:p>
          </table:table-cell>
          <table:table-cell table:style-name="ce1" office:value-type="string" calcext:value-type="string">
            <text:p>Gene19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27]=1; 50; IF([.F1927]&lt;1; 0; 110));&quot;, 80%, &quot;; TEXT(IF([.F1927]&lt;1; [.F1927]*95; IF([.F1927]&gt;1; 95/[.F192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28]=1; 50; IF([.F1928]&lt;1; 0; 110));&quot;, 80%, &quot;; TEXT(IF([.F1928]&lt;1; [.F1928]*95; IF([.F1928]&gt;1; 95/[.F1928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28</text:p>
          </table:table-cell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table:formula="of:=CONCATENATE(&quot;hsla(&quot;; IF([.F1929]=1; 50; IF([.F1929]&lt;1; 0; 110));&quot;, 80%, &quot;; TEXT(IF([.F1929]&lt;1; [.F1929]*95; IF([.F1929]&gt;1; 95/[.F1929];70));&quot;###.##&quot;);&quot;%, 1.0)&quot;)" office:value-type="string" office:string-value="hsla(0, 80%, 71.25%, 1.0)" calcext:value-type="string">
            <text:p>hsla(0, 80%, 71.2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29</text:p>
          </table:table-cell>
          <table:table-cell office:value-type="float" office:value="66" calcext:value-type="float">
            <text:p>66</text:p>
          </table:table-cell>
          <table:table-cell office:value-type="float" office:value="0.25" calcext:value-type="float">
            <text:p>0.25</text:p>
          </table:table-cell>
          <table:table-cell table:formula="of:=CONCATENATE(&quot;hsla(&quot;; IF([.F1930]=1; 50; IF([.F1930]&lt;1; 0; 110));&quot;, 80%, &quot;; TEXT(IF([.F1930]&lt;1; [.F1930]*95; IF([.F1930]&gt;1; 95/[.F1930];70));&quot;###.##&quot;);&quot;%, 1.0)&quot;)" office:value-type="string" office:string-value="hsla(0, 80%, 23.75%, 1.0)" calcext:value-type="string">
            <text:p>hsla(0, 80%, 23.7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931]=1; 50; IF([.F1931]&lt;1; 0; 110));&quot;, 80%, &quot;; TEXT(IF([.F1931]&lt;1; [.F1931]*95; IF([.F1931]&gt;1; 95/[.F1931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1</text:p>
          </table:table-cell>
          <table:table-cell office:value-type="float" office:value="18" calcext:value-type="float">
            <text:p>18</text:p>
          </table:table-cell>
          <table:table-cell office:value-type="float" office:value="0.705882352941176" calcext:value-type="float">
            <text:p>0.71</text:p>
          </table:table-cell>
          <table:table-cell table:formula="of:=CONCATENATE(&quot;hsla(&quot;; IF([.F1932]=1; 50; IF([.F1932]&lt;1; 0; 110));&quot;, 80%, &quot;; TEXT(IF([.F1932]&lt;1; [.F1932]*95; IF([.F1932]&gt;1; 95/[.F1932];70));&quot;###.##&quot;);&quot;%, 1.0)&quot;)" office:value-type="string" office:string-value="hsla(0, 80%, 67.06%, 1.0)" calcext:value-type="string">
            <text:p>hsla(0, 80%, 67.0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2</text:p>
          </table:table-cell>
          <table:table-cell office:value-type="float" office:value="22" calcext:value-type="float">
            <text:p>22</text:p>
          </table:table-cell>
          <table:table-cell office:value-type="float" office:value="0.846153846153846" calcext:value-type="float">
            <text:p>0.85</text:p>
          </table:table-cell>
          <table:table-cell table:formula="of:=CONCATENATE(&quot;hsla(&quot;; IF([.F1933]=1; 50; IF([.F1933]&lt;1; 0; 110));&quot;, 80%, &quot;; TEXT(IF([.F1933]&lt;1; [.F1933]*95; IF([.F1933]&gt;1; 95/[.F1933];70));&quot;###.##&quot;);&quot;%, 1.0)&quot;)" office:value-type="string" office:string-value="hsla(0, 80%, 80.38%, 1.0)" calcext:value-type="string">
            <text:p>hsla(0, 80%, 80.38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3</text:p>
          </table:table-cell>
          <table:table-cell office:value-type="float" office:value="98" calcext:value-type="float">
            <text:p>98</text:p>
          </table:table-cell>
          <table:table-cell office:value-type="float" office:value="0.333333333333333" calcext:value-type="float">
            <text:p>0.33</text:p>
          </table:table-cell>
          <table:table-cell table:formula="of:=CONCATENATE(&quot;hsla(&quot;; IF([.F1934]=1; 50; IF([.F1934]&lt;1; 0; 110));&quot;, 80%, &quot;; TEXT(IF([.F1934]&lt;1; [.F1934]*95; IF([.F1934]&gt;1; 95/[.F1934];70));&quot;###.##&quot;);&quot;%, 1.0)&quot;)" office:value-type="string" office:string-value="hsla(0, 80%, 31.67%, 1.0)" calcext:value-type="string">
            <text:p>hsla(0, 80%, 31.6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4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935]=1; 50; IF([.F1935]&lt;1; 0; 110));&quot;, 80%, &quot;; TEXT(IF([.F1935]&lt;1; [.F1935]*95; IF([.F1935]&gt;1; 95/[.F1935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5</text:p>
          </table:table-cell>
          <table:table-cell office:value-type="float" office:value="58" calcext:value-type="float">
            <text:p>58</text:p>
          </table:table-cell>
          <table:table-cell office:value-type="float" office:value="0.828571428571429" calcext:value-type="float">
            <text:p>0.83</text:p>
          </table:table-cell>
          <table:table-cell table:formula="of:=CONCATENATE(&quot;hsla(&quot;; IF([.F1936]=1; 50; IF([.F1936]&lt;1; 0; 110));&quot;, 80%, &quot;; TEXT(IF([.F1936]&lt;1; [.F1936]*95; IF([.F1936]&gt;1; 95/[.F1936];70));&quot;###.##&quot;);&quot;%, 1.0)&quot;)" office:value-type="string" office:string-value="hsla(0, 80%, 78.71%, 1.0)" calcext:value-type="string">
            <text:p>hsla(0, 80%, 78.71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hsla(&quot;; IF([.F1937]=1; 50; IF([.F1937]&lt;1; 0; 110));&quot;, 80%, &quot;; TEXT(IF([.F1937]&lt;1; [.F1937]*95; IF([.F1937]&gt;1; 95/[.F1937];70));&quot;###.##&quot;);&quot;%, 1.0)&quot;)" office:value-type="string" office:string-value="hsla(50, 80%, 70%, 1.0)" calcext:value-type="string">
            <text:p>hsla(50, 80%, 70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938]=1; 50; IF([.F1938]&lt;1; 0; 110));&quot;, 80%, &quot;; TEXT(IF([.F1938]&lt;1; [.F1938]*95; IF([.F1938]&gt;1; 95/[.F193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8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formula="of:=CONCATENATE(&quot;hsla(&quot;; IF([.F1939]=1; 50; IF([.F1939]&lt;1; 0; 110));&quot;, 80%, &quot;; TEXT(IF([.F1939]&lt;1; [.F1939]*95; IF([.F1939]&gt;1; 95/[.F1939];70));&quot;###.##&quot;);&quot;%, 1.0)&quot;)" office:value-type="string" office:string-value="hsla(110, 80%, 79.17%, 1.0)" calcext:value-type="string">
            <text:p>hsla(110, 80%, 79.1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39</text:p>
          </table:table-cell>
          <table:table-cell office:value-type="float" office:value="22" calcext:value-type="float">
            <text:p>22</text:p>
          </table:table-cell>
          <table:table-cell office:value-type="float" office:value="0.888888888888889" calcext:value-type="float">
            <text:p>0.89</text:p>
          </table:table-cell>
          <table:table-cell table:formula="of:=CONCATENATE(&quot;hsla(&quot;; IF([.F1940]=1; 50; IF([.F1940]&lt;1; 0; 110));&quot;, 80%, &quot;; TEXT(IF([.F1940]&lt;1; [.F1940]*95; IF([.F1940]&gt;1; 95/[.F1940];70));&quot;###.##&quot;);&quot;%, 1.0)&quot;)" office:value-type="string" office:string-value="hsla(0, 80%, 84.44%, 1.0)" calcext:value-type="string">
            <text:p>hsla(0, 80%, 84.44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40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formula="of:=CONCATENATE(&quot;hsla(&quot;; IF([.F1941]=1; 50; IF([.F1941]&lt;1; 0; 110));&quot;, 80%, &quot;; TEXT(IF([.F1941]&lt;1; [.F1941]*95; IF([.F1941]&gt;1; 95/[.F1941];70));&quot;###.##&quot;);&quot;%, 1.0)&quot;)" office:value-type="string" office:string-value="hsla(0, 80%, 63.33%, 1.0)" calcext:value-type="string">
            <text:p>hsla(0, 80%, 63.3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NOD-like receptor signaling pathway</text:p>
          </table:table-cell>
          <table:table-cell table:style-name="ce1" office:value-type="string" calcext:value-type="string">
            <text:p>Gene1941</text:p>
          </table:table-cell>
          <table:table-cell office:value-type="float" office:value="29" calcext:value-type="float">
            <text:p>29</text:p>
          </table:table-cell>
          <table:table-cell office:value-type="float" office:value="0.714285714285714" calcext:value-type="float">
            <text:p>0.71</text:p>
          </table:table-cell>
          <table:table-cell table:formula="of:=CONCATENATE(&quot;hsla(&quot;; IF([.F1942]=1; 50; IF([.F1942]&lt;1; 0; 110));&quot;, 80%, &quot;; TEXT(IF([.F1942]&lt;1; [.F1942]*95; IF([.F1942]&gt;1; 95/[.F1942];70));&quot;###.##&quot;);&quot;%, 1.0)&quot;)" office:value-type="string" office:string-value="hsla(0, 80%, 67.86%, 1.0)" calcext:value-type="string">
            <text:p>hsla(0, 80%, 67.86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RIG-I-like receptor signaling pathway</text:p>
          </table:table-cell>
          <table:table-cell table:style-name="ce1" office:value-type="string" calcext:value-type="string">
            <text:p>Gene1942</text:p>
          </table:table-cell>
          <table:table-cell office:value-type="float" office:value="58" calcext:value-type="float">
            <text:p>58</text:p>
          </table:table-cell>
          <table:table-cell office:value-type="float" office:value="2.1875" calcext:value-type="float">
            <text:p>2.19</text:p>
          </table:table-cell>
          <table:table-cell table:formula="of:=CONCATENATE(&quot;hsla(&quot;; IF([.F1943]=1; 50; IF([.F1943]&lt;1; 0; 110));&quot;, 80%, &quot;; TEXT(IF([.F1943]&lt;1; [.F1943]*95; IF([.F1943]&gt;1; 95/[.F1943];70));&quot;###.##&quot;);&quot;%, 1.0)&quot;)" office:value-type="string" office:string-value="hsla(110, 80%, 43.43%, 1.0)" calcext:value-type="string">
            <text:p>hsla(110, 80%, 43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RIG-I-like receptor signaling pathway</text:p>
          </table:table-cell>
          <table:table-cell table:style-name="ce1" office:value-type="string" calcext:value-type="string">
            <text:p>Gene1943</text:p>
          </table:table-cell>
          <table:table-cell office:value-type="float" office:value="20" calcext:value-type="float">
            <text:p>20</text:p>
          </table:table-cell>
          <table:table-cell office:value-type="float" office:value="0.583333333333333" calcext:value-type="float">
            <text:p>0.58</text:p>
          </table:table-cell>
          <table:table-cell table:formula="of:=CONCATENATE(&quot;hsla(&quot;; IF([.F1944]=1; 50; IF([.F1944]&lt;1; 0; 110));&quot;, 80%, &quot;; TEXT(IF([.F1944]&lt;1; [.F1944]*95; IF([.F1944]&gt;1; 95/[.F1944];70));&quot;###.##&quot;);&quot;%, 1.0)&quot;)" office:value-type="string" office:string-value="hsla(0, 80%, 55.42%, 1.0)" calcext:value-type="string">
            <text:p>hsla(0, 80%, 55.42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RIG-I-like receptor signaling pathway</text:p>
          </table:table-cell>
          <table:table-cell table:style-name="ce1" office:value-type="string" calcext:value-type="string">
            <text:p>Gene1944</text:p>
          </table:table-cell>
          <table:table-cell office:value-type="float" office:value="15" calcext:value-type="float">
            <text:p>15</text:p>
          </table:table-cell>
          <table:table-cell office:value-type="float" office:value="0.380952380952381" calcext:value-type="float">
            <text:p>0.38</text:p>
          </table:table-cell>
          <table:table-cell table:formula="of:=CONCATENATE(&quot;hsla(&quot;; IF([.F1945]=1; 50; IF([.F1945]&lt;1; 0; 110));&quot;, 80%, &quot;; TEXT(IF([.F1945]&lt;1; [.F1945]*95; IF([.F1945]&gt;1; 95/[.F1945];70));&quot;###.##&quot;);&quot;%, 1.0)&quot;)" office:value-type="string" office:string-value="hsla(0, 80%, 36.19%, 1.0)" calcext:value-type="string">
            <text:p>hsla(0, 80%, 36.19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h cell differentiation</text:p>
          </table:table-cell>
          <table:table-cell table:style-name="ce1" office:value-type="string" calcext:value-type="string">
            <text:p>Gene194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946]=1; 50; IF([.F1946]&lt;1; 0; 110));&quot;, 80%, &quot;; TEXT(IF([.F1946]&lt;1; [.F1946]*95; IF([.F1946]&gt;1; 95/[.F1946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h cell differentiation</text:p>
          </table:table-cell>
          <table:table-cell table:style-name="ce1" office:value-type="string" calcext:value-type="string">
            <text:p>Gene1946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  <table:table-cell table:formula="of:=CONCATENATE(&quot;hsla(&quot;; IF([.F1947]=1; 50; IF([.F1947]&lt;1; 0; 110));&quot;, 80%, &quot;; TEXT(IF([.F1947]&lt;1; [.F1947]*95; IF([.F1947]&gt;1; 95/[.F1947];70));&quot;###.##&quot;);&quot;%, 1.0)&quot;)" office:value-type="string" office:string-value="hsla(0, 80%, 57%, 1.0)" calcext:value-type="string">
            <text:p>hsla(0, 80%, 57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oll and Imd signaling pathway</text:p>
          </table:table-cell>
          <table:table-cell table:style-name="ce1" office:value-type="string" calcext:value-type="string">
            <text:p>Gene1947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formula="of:=CONCATENATE(&quot;hsla(&quot;; IF([.F1948]=1; 50; IF([.F1948]&lt;1; 0; 110));&quot;, 80%, &quot;; TEXT(IF([.F1948]&lt;1; [.F1948]*95; IF([.F1948]&gt;1; 95/[.F1948];70));&quot;###.##&quot;);&quot;%, 1.0)&quot;)" office:value-type="string" office:string-value="hsla(0, 80%, 47.5%, 1.0)" calcext:value-type="string">
            <text:p>hsla(0, 80%, 47.5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Organismal Systems</text:p>
          </table:table-cell>
          <table:table-cell office:value-type="string" calcext:value-type="string">
            <text:p>Immune system</text:p>
          </table:table-cell>
          <table:table-cell office:value-type="string" calcext:value-type="string">
            <text:p>Toll and Imd signaling pathway</text:p>
          </table:table-cell>
          <table:table-cell table:style-name="ce1" office:value-type="string" calcext:value-type="string">
            <text:p>Gene1948</text:p>
          </table:table-cell>
          <table:table-cell office:value-type="float" office:value="25" calcext:value-type="float">
            <text:p>25</text:p>
          </table:table-cell>
          <table:table-cell office:value-type="float" office:value="0.457142857142857" calcext:value-type="float">
            <text:p>0.46</text:p>
          </table:table-cell>
          <table:table-cell table:formula="of:=CONCATENATE(&quot;hsla(&quot;; IF([.F1949]=1; 50; IF([.F1949]&lt;1; 0; 110));&quot;, 80%, &quot;; TEXT(IF([.F1949]&lt;1; [.F1949]*95; IF([.F1949]&gt;1; 95/[.F1949];70));&quot;###.##&quot;);&quot;%, 1.0)&quot;)" office:value-type="string" office:string-value="hsla(0, 80%, 43.43%, 1.0)" calcext:value-type="string">
            <text:p>hsla(0, 80%, 43.43%, 1.0)</text:p>
          </table:table-cell>
          <table:table-cell table:number-columns-repeated="5"/>
          <table:table-cell table:style-name="ce1"/>
          <table:table-cell table:number-columns-repeated="1009"/>
        </table:table-row>
        <table:table-row table:style-name="ro1" table:number-rows-repeated="10466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6:50:17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4M55S</meta:editing-duration>
    <meta:editing-cycles>91</meta:editing-cycles>
    <meta:generator>LibreOffice/6.2.0.3$Windows_X86_64 LibreOffice_project/98c6a8a1c6c7b144ce3cc729e34964b47ce25d62</meta:generator>
    <dc:date>2020-04-20T17:01:48.424000000</dc:date>
    <meta:document-statistic meta:table-count="1" meta:cell-count="13401" meta:object-count="0"/>
    <meta:user-defined meta:name="Info 1"/>
    <meta:user-defined meta:name="Info 2"/>
    <meta:user-defined meta:name="Info 3"/>
    <meta:user-defined meta:name="Info 4"/>
  </office:meta>
</office:document-meta>
</file>